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RAZ.xml" manifest:media-type="text/xml"/>
  <manifest:file-entry manifest:full-path="Basic/Standard/script-lb.xml" manifest:media-type="text/xml"/>
  <manifest:file-entry manifest:full-path="Basic/script-lc.xml" manifest:media-type="text/xml"/>
  <manifest:file-entry manifest:full-path="Pictures/100000000000032000000042A3A9FA7389CE261A.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157cm"/>
    </style:style>
    <style:style style:name="co3" style:family="table-column">
      <style:table-column-properties fo:break-before="auto" style:column-width="2.637cm"/>
    </style:style>
    <style:style style:name="co4" style:family="table-column">
      <style:table-column-properties fo:break-before="auto" style:column-width="1.436cm"/>
    </style:style>
    <style:style style:name="co5" style:family="table-column">
      <style:table-column-properties fo:break-before="auto" style:column-width="2.903cm"/>
    </style:style>
    <style:style style:name="co6" style:family="table-column">
      <style:table-column-properties fo:break-before="auto" style:column-width="2.094cm"/>
    </style:style>
    <style:style style:name="co7" style:family="table-column">
      <style:table-column-properties fo:break-before="auto" style:column-width="2.822cm"/>
    </style:style>
    <style:style style:name="co8" style:family="table-column">
      <style:table-column-properties fo:break-before="auto" style:column-width="3.448cm"/>
    </style:style>
    <style:style style:name="co9" style:family="table-column">
      <style:table-column-properties fo:break-before="auto" style:column-width="3.494cm"/>
    </style:style>
    <style:style style:name="co10" style:family="table-column">
      <style:table-column-properties fo:break-before="auto" style:column-width="3.119cm"/>
    </style:style>
    <style:style style:name="co11" style:family="table-column">
      <style:table-column-properties fo:break-before="auto" style:column-width="2.97cm"/>
    </style:style>
    <style:style style:name="co12" style:family="table-column">
      <style:table-column-properties fo:break-before="auto" style:column-width="2.722cm"/>
    </style:style>
    <style:style style:name="co13" style:family="table-column">
      <style:table-column-properties fo:break-before="auto" style:column-width="1.633cm"/>
    </style:style>
    <style:style style:name="co14" style:family="table-column">
      <style:table-column-properties fo:break-before="auto" style:column-width="2.387cm"/>
    </style:style>
    <style:style style:name="co15" style:family="table-column">
      <style:table-column-properties fo:break-before="auto" style:column-width="3.099cm"/>
    </style:style>
    <style:style style:name="co16" style:family="table-column">
      <style:table-column-properties fo:break-before="auto" style:column-width="3.184cm"/>
    </style:style>
    <style:style style:name="co17" style:family="table-column">
      <style:table-column-properties fo:break-before="auto" style:column-width="2.346cm"/>
    </style:style>
    <style:style style:name="co18" style:family="table-column">
      <style:table-column-properties fo:break-before="auto" style:column-width="2.133cm"/>
    </style:style>
    <style:style style:name="co19" style:family="table-column">
      <style:table-column-properties fo:break-before="auto" style:column-width="2.223cm"/>
    </style:style>
    <style:style style:name="co20" style:family="table-column">
      <style:table-column-properties fo:break-before="auto" style:column-width="2.371cm"/>
    </style:style>
    <style:style style:name="co21" style:family="table-column">
      <style:table-column-properties fo:break-before="auto" style:column-width="0.773cm"/>
    </style:style>
    <style:style style:name="co22" style:family="table-column">
      <style:table-column-properties fo:break-before="auto" style:column-width="1.088cm"/>
    </style:style>
    <style:style style:name="co23" style:family="table-column">
      <style:table-column-properties fo:break-before="auto" style:column-width="0.974cm"/>
    </style:style>
    <style:style style:name="co24" style:family="table-column">
      <style:table-column-properties fo:break-before="auto" style:column-width="2.051cm"/>
    </style:style>
    <style:style style:name="co25" style:family="table-column">
      <style:table-column-properties fo:break-before="auto" style:column-width="1.256cm"/>
    </style:style>
    <style:style style:name="co26" style:family="table-column">
      <style:table-column-properties fo:break-before="auto" style:column-width="0.982cm"/>
    </style:style>
    <style:style style:name="co27" style:family="table-column">
      <style:table-column-properties fo:break-before="auto" style:column-width="1.746cm"/>
    </style:style>
    <style:style style:name="co28" style:family="table-column">
      <style:table-column-properties fo:break-before="auto" style:column-width="1.185cm"/>
    </style:style>
    <style:style style:name="co29" style:family="table-column">
      <style:table-column-properties fo:break-before="auto" style:column-width="1.214cm"/>
    </style:style>
    <style:style style:name="co30" style:family="table-column">
      <style:table-column-properties fo:break-before="auto" style:column-width="1.254cm"/>
    </style:style>
    <style:style style:name="co31" style:family="table-column">
      <style:table-column-properties fo:break-before="auto" style:column-width="1.404cm"/>
    </style:style>
    <style:style style:name="co32" style:family="table-column">
      <style:table-column-properties fo:break-before="auto" style:column-width="1.603cm"/>
    </style:style>
    <style:style style:name="co33" style:family="table-column">
      <style:table-column-properties fo:break-before="auto" style:column-width="1.157cm"/>
    </style:style>
    <style:style style:name="co34" style:family="table-column">
      <style:table-column-properties fo:break-before="auto" style:column-width="2.173cm"/>
    </style:style>
    <style:style style:name="co35" style:family="table-column">
      <style:table-column-properties fo:break-before="auto" style:column-width="1.452cm"/>
    </style:style>
    <style:style style:name="co36" style:family="table-column">
      <style:table-column-properties fo:break-before="auto" style:column-width="0.797cm"/>
    </style:style>
    <style:style style:name="co37" style:family="table-column">
      <style:table-column-properties fo:break-before="auto" style:column-width="2.159cm"/>
    </style:style>
    <style:style style:name="co38" style:family="table-column">
      <style:table-column-properties fo:break-before="auto" style:column-width="0.843cm"/>
    </style:style>
    <style:style style:name="co39" style:family="table-column">
      <style:table-column-properties fo:break-before="auto" style:column-width="0.907cm"/>
    </style:style>
    <style:style style:name="co40" style:family="table-column">
      <style:table-column-properties fo:break-before="auto" style:column-width="2.462cm"/>
    </style:style>
    <style:style style:name="co41" style:family="table-column">
      <style:table-column-properties fo:break-before="auto" style:column-width="0.859cm"/>
    </style:style>
    <style:style style:name="co42" style:family="table-column">
      <style:table-column-properties fo:break-before="auto" style:column-width="3.265cm"/>
    </style:style>
    <style:style style:name="co43" style:family="table-column">
      <style:table-column-properties fo:break-before="auto" style:column-width="2.205cm"/>
    </style:style>
    <style:style style:name="co44" style:family="table-column">
      <style:table-column-properties fo:break-before="auto" style:column-width="0.887cm"/>
    </style:style>
    <style:style style:name="co45" style:family="table-column">
      <style:table-column-properties fo:break-before="auto" style:column-width="1.489cm"/>
    </style:style>
    <style:style style:name="co46" style:family="table-column">
      <style:table-column-properties fo:break-before="auto" style:column-width="2.348cm"/>
    </style:style>
    <style:style style:name="co47" style:family="table-column">
      <style:table-column-properties fo:break-before="auto" style:column-width="2.492cm"/>
    </style:style>
    <style:style style:name="co48" style:family="table-column">
      <style:table-column-properties fo:break-before="auto" style:column-width="1.513cm"/>
    </style:style>
    <style:style style:name="co49" style:family="table-column">
      <style:table-column-properties fo:break-before="auto" style:column-width="6.653cm"/>
    </style:style>
    <style:style style:name="co50" style:family="table-column">
      <style:table-column-properties fo:break-before="auto" style:column-width="4.203cm"/>
    </style:style>
    <style:style style:name="co51" style:family="table-column">
      <style:table-column-properties fo:break-before="auto" style:column-width="2.752cm"/>
    </style:style>
    <style:style style:name="co52" style:family="table-column">
      <style:table-column-properties fo:break-before="auto" style:column-width="3.318cm"/>
    </style:style>
    <style:style style:name="co53" style:family="table-column">
      <style:table-column-properties fo:break-before="auto" style:column-width="0.697cm"/>
    </style:style>
    <style:style style:name="co54" style:family="table-column">
      <style:table-column-properties fo:break-before="auto" style:column-width="2.596cm"/>
    </style:style>
    <style:style style:name="ro1" style:family="table-row">
      <style:table-row-properties style:row-height="0.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76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658cm" fo:break-before="auto" style:use-optimal-row-height="true"/>
    </style:style>
    <style:style style:name="ro6" style:family="table-row">
      <style:table-row-properties style:row-height="1.628cm" fo:break-before="auto" style:use-optimal-row-height="false"/>
    </style:style>
    <style:style style:name="ro7" style:family="table-row">
      <style:table-row-properties style:row-height="0.452cm" fo:break-before="auto" style:use-optimal-row-height="false"/>
    </style:style>
    <style:style style:name="ro8" style:family="table-row">
      <style:table-row-properties style:row-height="1.49cm" fo:break-before="auto" style:use-optimal-row-height="false"/>
    </style:style>
    <style:style style:name="ro9" style:family="table-row">
      <style:table-row-properties style:row-height="0.559cm" fo:break-before="auto" style:use-optimal-row-height="false"/>
    </style:style>
    <style:style style:name="ro10" style:family="table-row">
      <style:table-row-properties style:row-height="0.947cm" fo:break-before="auto" style:use-optimal-row-height="true"/>
    </style:style>
    <style:style style:name="ro11" style:family="table-row">
      <style:table-row-properties style:row-height="0.566cm" fo:break-before="auto" style:use-optimal-row-height="false"/>
    </style:style>
    <style:style style:name="ro12" style:family="table-row">
      <style:table-row-properties style:row-height="0.605cm" fo:break-before="auto" style:use-optimal-row-height="true"/>
    </style:style>
    <style:style style:name="ro13" style:family="table-row">
      <style:table-row-properties style:row-height="0.778cm" fo:break-before="auto" style:use-optimal-row-height="true"/>
    </style:style>
    <style:style style:name="ro14" style:family="table-row">
      <style:table-row-properties style:row-height="0.452cm" fo:break-before="auto" style:use-optimal-row-height="true"/>
    </style:style>
    <style:style style:name="ta1" style:family="table" style:master-page-name="Default">
      <style:table-properties table:display="true" style:writing-mode="lr-tb" table:tab-color="#ffff00"/>
    </style:style>
    <style:style style:name="ta2" style:family="table" style:master-page-name="Default">
      <style:table-properties table:display="true" style:writing-mode="lr-tb" table:tab-color="#ff0000"/>
    </style:style>
    <style:style style:name="ta3" style:family="table" style:master-page-name="Default">
      <style:table-properties table:display="true" style:writing-mode="lr-tb" table:tab-color="#000000"/>
    </style:style>
    <style:style style:name="ta4" style:family="table" style:master-page-name="Default">
      <style:table-properties table:display="true" style:writing-mode="lr-tb" table:tab-color="#5983b0"/>
    </style:style>
    <style:style style:name="ta5" style:family="table" style:master-page-name="Default">
      <style:table-properties table:display="true" style:writing-mode="lr-tb" table:tab-color="#3465a4"/>
    </style:style>
    <style:style style:name="ta6" style:family="table" style:master-page-name="Default">
      <style:table-properties table:display="true" style:writing-mode="lr-tb" table:tab-color="#ff860d"/>
    </style:style>
    <style:style style:name="ta7" style:family="table" style:master-page-name="Default">
      <style:table-properties table:display="true" style:writing-mode="lr-tb" table:tab-color="#ea7500"/>
    </style:style>
    <style:style style:name="ta8" style:family="table" style:master-page-name="Default">
      <style:table-properties table:display="true" style:writing-mode="lr-tb" table:tab-color="#3faf46"/>
    </style:style>
    <style:style style:name="ta9" style:family="table" style:master-page-name="Default">
      <style:table-properties table:display="true" style:writing-mode="lr-tb" table:tab-color="#069a2e"/>
    </style:style>
    <style:style style:name="ta10" style:family="table" style:master-page-name="Default">
      <style:table-properties table:display="false" style:writing-mode="lr-tb"/>
    </style:style>
    <number:number-style style:name="N3">
      <number:number number:decimal-places="0" number:min-decimal-places="0" number:min-integer-digits="1" number:grouping="true"/>
    </number:number-style>
    <number:boolean-style style:name="N99">
      <number:boolean/>
    </number:boolean-style>
    <number:text-style style:name="N100">
      <number:text-content/>
    </number:text-style>
    <number:number-style style:name="N10000" number:language="fr" number:country="FR">
      <number:number number:min-integer-digits="1"/>
    </number:number-style>
    <number:boolean-style style:name="N10099" number:language="fr" number:country="FR">
      <number:boolean/>
    </number:boolean-style>
    <style:style style:name="ce1"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8pt" fo:font-weight="bold" style:font-size-asian="18pt" style:font-weight-asian="bold" style:font-size-complex="18pt" style:font-weight-complex="bold"/>
    </style:style>
    <style:style style:name="ce2"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fo:font-weight="bold" style:font-size-asian="14pt" style:font-weight-asian="bold" style:font-size-complex="14pt" style:font-weight-complex="bold"/>
    </style:style>
    <style:style style:name="ce5" style:family="table-cell" style:parent-style-name="Default">
      <style:table-cell-properties fo:background-color="#000000" style:cell-protect="protected formula-hidden" style:print-content="true" style:text-align-source="fix" style:repeat-content="false" style:vertical-align="middle"/>
      <style:paragraph-properties fo:text-align="center"/>
      <style:text-properties fo:color="#ffffff" style:font-name="Comic Sans MS" fo:font-size="14pt" fo:font-weight="bold" style:font-size-asian="14pt" style:font-weight-asian="bold" style:font-size-complex="14pt" style:font-weight-complex="bold"/>
    </style:style>
    <style:style style:name="ce6" style:family="table-cell" style:parent-style-name="Default">
      <style:table-cell-properties fo:background-color="#ffff66" style:cell-protect="protected formula-hidden" style:print-content="true" fo:border="0.06pt solid #000000"/>
      <style:text-properties fo:color="#ffffff" style:font-name="Comic Sans MS" fo:font-size="12pt" style:font-size-asian="12pt" style:font-size-complex="12pt"/>
    </style:style>
    <style:style style:name="ce11"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fo:color="#ffffff" style:font-name="Comic Sans MS" fo:font-size="12pt" fo:font-weight="bold" style:font-size-asian="12pt" style:font-weight-asian="bold" style:font-size-complex="12pt" style:font-weight-complex="bold"/>
    </style:style>
    <style:style style:name="ce8" style:family="table-cell" style:parent-style-name="Default">
      <style:table-cell-properties fo:background-color="#ffff66" style:cell-protect="protected formula-hidden" style:print-content="true" fo:border="0.06pt solid #000000"/>
      <style:text-properties fo:color="#ffffff"/>
    </style:style>
    <style:style style:name="ce9" style:family="table-cell" style:parent-style-name="Default">
      <style:table-cell-properties style:cell-protect="protected formula-hidden" style:print-content="true" fo:background-color="transparent" fo:border="none"/>
      <style:text-properties fo:color="#ffffff"/>
    </style:style>
    <style:style style:name="ce13" style:family="table-cell" style:parent-style-name="Default">
      <style:table-cell-properties style:cell-protect="protected formula-hidden" style:print-content="true"/>
      <style:text-properties style:font-name="Comic Sans MS" fo:font-size="12pt" style:font-size-asian="12pt" style:font-size-complex="12pt"/>
    </style:style>
    <style:style style:name="ce14" style:family="table-cell" style:parent-style-name="Default">
      <style:table-cell-properties style:cell-protect="protected formula-hidden" style:print-content="true"/>
    </style:style>
    <style:style style:name="ce15" style:family="table-cell" style:parent-style-name="Default">
      <style:table-cell-properties style:cell-protect="protected formula-hidden" style:print-content="true"/>
      <style:text-properties style:font-name="Comic Sans MS"/>
    </style:style>
    <style:style style:name="ce16" style:family="table-cell" style:parent-style-name="Default">
      <style:table-cell-properties style:cell-protect="protected formula-hidden" style:print-content="true" style:text-align-source="fix" style:repeat-content="false"/>
      <style:paragraph-properties fo:text-align="start" fo:margin-left="0cm"/>
      <style:text-properties style:font-name="Comic Sans MS" fo:font-size="12pt" style:font-size-asian="12pt" style:font-size-complex="12pt"/>
    </style:style>
    <style:style style:name="ce17" style:family="table-cell" style:parent-style-name="Default">
      <style:table-cell-properties fo:background-color="#ffff66"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18"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style:text-properties style:font-name="Comic Sans MS" fo:font-size="12pt" fo:font-weight="bold" style:font-size-asian="12pt" style:font-weight-asian="bold" style:font-size-complex="12pt" style:font-weight-complex="bold"/>
    </style:style>
    <style:style style:name="ce30" style:family="table-cell" style:parent-style-name="Default">
      <style:table-cell-properties fo:background-color="#000000" style:cell-protect="protected formula-hidden" style:print-content="true"/>
      <style:text-properties fo:color="#ffffff" style:font-name="Comic Sans MS" fo:font-size="14pt" style:font-size-asian="14pt" style:font-size-complex="14pt"/>
    </style:style>
    <style:style style:name="ce32" style:family="table-cell" style:parent-style-name="Default">
      <style:table-cell-properties fo:background-color="#000000" style:cell-protect="protected formula-hidden" style:print-content="true"/>
      <style:text-properties fo:color="#ffffff" style:font-name="Comic Sans MS" fo:font-size="14pt" fo:font-weight="bold" style:font-size-asian="14pt" style:font-weight-asian="bold" style:font-size-complex="14pt" style:font-weight-complex="bold"/>
    </style:style>
    <style:style style:name="ce23"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1" fo:font-size="14pt" fo:font-weight="bold" style:font-name-asian="Comic Sans MS1" style:font-size-asian="14pt" style:font-weight-asian="bold" style:font-name-complex="Comic Sans MS1" style:font-size-complex="14pt" style:font-weight-complex="bold"/>
    </style:style>
    <style:style style:name="ce29" style:family="table-cell" style:parent-style-name="Default">
      <style:table-cell-properties fo:background-color="#000000" style:cell-protect="protected formula-hidden" style:print-content="true" style:text-align-source="fix" style:repeat-content="false" style:vertical-align="middle"/>
      <style:paragraph-properties fo:text-align="start" fo:margin-left="0cm"/>
      <style:text-properties fo:color="#ffffff" style:font-name="Comic Sans MS" fo:font-size="14pt" fo:font-weight="bold" style:font-size-asian="14pt" style:font-weight-asian="bold" style:font-size-complex="14pt" style:font-weight-complex="bold"/>
    </style:style>
    <style:style style:name="ce35" style:family="table-cell" style:parent-style-name="Default">
      <style:table-cell-properties style:cell-protect="protected formula-hidden" style:print-content="true" fo:background-color="transparent" fo:border="none"/>
      <style:text-properties fo:color="#ffffff" style:font-name="Comic Sans MS" fo:font-size="12pt" style:font-size-asian="12pt" style:font-size-complex="12pt"/>
    </style:style>
    <style:style style:name="ce31" style:family="table-cell" style:parent-style-name="Default">
      <style:table-cell-properties style:cell-protect="protected formula-hidden" style:print-content="true" fo:border="0.06pt solid #000000"/>
      <style:text-properties style:font-name="Comic Sans MS" fo:font-size="12pt" fo:font-weight="bold" style:font-size-asian="12pt" style:font-weight-asian="bold" style:font-size-complex="12pt" style:font-weight-complex="bold"/>
    </style:style>
    <style:style style:name="ce38"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Comic Sans MS" fo:font-size="14pt" style:font-size-asian="14pt" style:font-size-complex="14pt"/>
    </style:style>
    <style:style style:name="ce39"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fo:color="#ffffff" style:font-name="Comic Sans MS" fo:font-size="14pt" style:font-size-asian="14pt" style:font-size-complex="14pt"/>
    </style:style>
    <style:style style:name="ce24" style:family="table-cell" style:parent-style-name="Default">
      <style:table-cell-properties style:cell-protect="protected formula-hidden" style:print-content="true" style:text-align-source="fix" style:repeat-content="false"/>
      <style:paragraph-properties fo:text-align="center" fo:margin-left="0cm"/>
      <style:text-properties style:font-name="Comic Sans MS" fo:font-size="12pt" style:font-size-asian="12pt" style:font-size-complex="12pt"/>
    </style:style>
    <style:style style:name="ce25" style:family="table-cell" style:parent-style-name="Default" style:data-style-name="N10099">
      <style:table-cell-properties style:cell-protect="protected formula-hidden" style:print-content="true" style:text-align-source="fix" style:repeat-content="false"/>
      <style:paragraph-properties fo:text-align="center" fo:margin-left="0cm"/>
      <style:text-properties style:font-name="Comic Sans MS" fo:font-size="14pt" style:font-size-asian="14pt" style:font-size-complex="14pt"/>
    </style:style>
    <style:style style:name="ce26" style:family="table-cell" style:parent-style-name="Default">
      <style:table-cell-properties style:cell-protect="protected formula-hidden" style:print-content="true"/>
      <style:text-properties style:font-name="Comic Sans MS" fo:font-size="14pt" fo:font-weight="bold" style:font-size-asian="14pt" style:font-weight-asian="bold" style:font-size-complex="14pt" style:font-weight-complex="bold"/>
    </style:style>
    <style:style style:name="ce2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Comic Sans MS" fo:font-size="14pt" style:font-size-asian="14pt" style:font-size-complex="14pt"/>
    </style:style>
    <style:style style:name="ce46" style:family="table-cell" style:parent-style-name="Default">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9" style:family="table-cell" style:parent-style-name="Default">
      <style:table-cell-properties fo:background-color="#000000" style:cell-protect="protected"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56"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4" style:family="table-cell" style:parent-style-name="Default">
      <style:table-cell-properties fo:border-bottom="none" fo:background-color="#ffff00" style:cell-protect="protected" style:print-content="true" style:text-align-source="fix" style:repeat-content="false" fo:border-left="4pt solid #000000" fo:border-right="none" fo:border-top="4pt solid #000000" style:vertical-align="middle"/>
      <style:paragraph-properties fo:text-align="center" fo:margin-left="0cm"/>
      <style:text-properties style:font-name="Times New Roman" fo:font-size="28pt" style:font-size-asian="28pt" style:font-size-complex="28pt"/>
    </style:style>
    <style:style style:name="ce64"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0pt" fo:font-style="italic" style:font-size-asian="20pt" style:font-style-asian="italic" style:font-size-complex="20pt" style:font-style-complex="italic"/>
    </style:style>
    <style:style style:name="ce72" style:family="table-cell" style:parent-style-name="Default" style:data-style-name="N10099">
      <style:table-cell-properties fo:border-bottom="4pt solid #000000" fo:background-color="#000000" style:cell-protect="protected" style:print-content="true" style:text-align-source="fix" style:repeat-content="false" fo:wrap-option="wrap" fo:border-left="4pt solid #000000" fo:border-right="none" fo:border-top="none" style:vertical-align="middle"/>
      <style:paragraph-properties fo:text-align="center" fo:margin-left="0cm"/>
      <style:text-properties style:use-window-font-color="true" style:font-name="Times New Roman" fo:font-size="28pt" style:font-size-asian="28pt" style:font-size-complex="28pt"/>
    </style:style>
    <style:style style:name="ce73"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75" style:family="table-cell" style:parent-style-name="Default">
      <style:table-cell-properties fo:border-bottom="4pt solid #000000" style:cell-protect="protected" style:print-content="true" fo:border-left="4pt solid #000000" fo:border-right="none" fo:border-top="none"/>
    </style:style>
    <style:style style:name="ce76" style:family="table-cell" style:parent-style-name="Default">
      <style:table-cell-properties fo:border-bottom="none" fo:background-color="#ffff00"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78" style:family="table-cell" style:parent-style-name="Default">
      <style:table-cell-properties fo:border-bottom="none" fo:background-color="#ffff00" style:cell-protect="protected" style:print-content="true" fo:border-left="4pt solid #000000" fo:border-right="none" fo:border-top="none"/>
    </style:style>
    <style:style style:name="ce80" style:family="table-cell" style:parent-style-name="Default">
      <style:table-cell-properties fo:border-bottom="none" fo:background-color="#b2b2b2" style:cell-protect="protected" style:print-content="true" style:text-align-source="fix" style:repeat-content="false" fo:border-left="4pt solid #000000" fo:border-right="none" fo:border-top="none" style:vertical-align="middle"/>
      <style:paragraph-properties fo:text-align="center" fo:margin-left="0cm"/>
      <style:text-properties style:font-name="Times New Roman" fo:font-size="28pt" style:font-size-asian="28pt" style:font-size-complex="28pt"/>
    </style:style>
    <style:style style:name="ce198" style:family="table-cell" style:parent-style-name="Default">
      <style:table-cell-properties style:cell-protect="protected" style:print-content="true"/>
    </style:style>
    <style:style style:name="ce435"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212"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94" style:family="table-cell" style:parent-style-name="Default">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97"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95" style:family="table-cell" style:parent-style-name="Default">
      <style:table-cell-properties fo:background-color="#b2b2b2" style:cell-protect="protected" style:print-content="true" fo:border="none"/>
      <style:text-properties style:font-name="Times New Roman" fo:font-size="28pt" style:font-size-asian="28pt" style:font-size-complex="28pt"/>
    </style:style>
    <style:style style:name="ce98" style:family="table-cell" style:parent-style-name="Default">
      <style:table-cell-properties fo:border-bottom="4pt solid #000000" style:cell-protect="protected" style:print-content="true" fo:border-left="none" fo:border-right="none" fo:border-top="none" style:vertical-align="middle"/>
      <style:text-properties style:font-name="Times New Roman" fo:font-size="28pt" style:font-size-asian="28pt" style:font-size-complex="28pt"/>
    </style:style>
    <style:style style:name="ce103" style:family="table-cell" style:parent-style-name="Default">
      <style:table-cell-properties fo:background-color="#b2b2b2" style:cell-protect="protected" style:print-content="true" fo:border="none"/>
      <style:text-properties style:font-name="Times New Roman" fo:font-size="28pt" fo:font-style="normal" style:font-size-asian="28pt" style:font-style-asian="normal" style:font-size-complex="28pt" style:font-style-complex="normal"/>
    </style:style>
    <style:style style:name="ce105" style:family="table-cell" style:parent-style-name="Default">
      <style:table-cell-properties fo:background-color="#b2b2b2" style:cell-protect="protected" style:print-content="true" fo:border="none"/>
      <style:text-properties fo:font-style="normal" style:font-style-asian="normal" style:font-style-complex="normal"/>
    </style:style>
    <style:style style:name="ce117" style:family="table-cell" style:parent-style-name="Default">
      <style:table-cell-properties style:cell-protect="protected" style:print-content="true" fo:border="none" style:vertical-align="middle"/>
      <style:text-properties style:font-name="Times New Roman" fo:font-size="28pt" style:font-size-asian="28pt" style:font-size-complex="28pt"/>
    </style:style>
    <style:style style:name="ce121" style:family="table-cell" style:parent-style-name="Default">
      <style:table-cell-properties fo:border-bottom="4pt solid #000000" style:cell-protect="protected" style:print-content="true" fo:border-left="none" fo:border-right="none" fo:border-top="none"/>
    </style:style>
    <style:style style:name="ce138" style:family="table-cell" style:parent-style-name="Default">
      <style:table-cell-properties fo:background-color="#ffff00"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40" style:family="table-cell" style:parent-style-name="Default">
      <style:table-cell-properties fo:background-color="#ffff00" style:cell-protect="protected" style:print-content="true"/>
    </style:style>
    <style:style style:name="ce92" style:family="table-cell" style:parent-style-name="Default">
      <style:table-cell-properties style:cell-protect="protected" style:print-content="true" fo:border="none"/>
      <style:text-properties style:font-name="Times New Roman" fo:font-size="28pt" style:font-size-asian="28pt" style:font-size-complex="28pt"/>
    </style:style>
    <style:style style:name="ce12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15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128"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34" style:family="table-cell" style:parent-style-name="Default">
      <style:table-cell-properties fo:border-bottom="4pt solid #000000" style:cell-protect="protected" style:print-content="true" fo:border-left="none" fo:border-right="none" fo:border-top="none"/>
      <style:text-properties style:font-name="Times New Roman" fo:font-size="28pt" style:font-size-asian="28pt" style:font-size-complex="28pt"/>
    </style:style>
    <style:style style:name="ce137" style:family="table-cell" style:parent-style-name="Default">
      <style:table-cell-properties fo:background-color="#b2b2b2" style:cell-protect="protected" style:print-content="true" style:text-align-source="fix" style:repeat-content="false" fo:border="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62"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71" style:family="table-cell" style:parent-style-name="Default" style:data-style-name="N10099">
      <style:table-cell-properties fo:background-color="#000000" style:cell-protect="protected"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45"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47"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5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52" style:family="table-cell" style:parent-style-name="Default">
      <style:table-cell-properties fo:background-color="#b2b2b2" style:cell-protect="none" style:print-content="true" style:text-align-source="fix" style:repeat-content="false"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483" style:family="table-cell" style:parent-style-name="Default">
      <style:table-cell-properties style:cell-protect="protected" style:print-content="true" style:text-align-source="fix" style:repeat-content="false" fo:background-color="transparent"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6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57"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159"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61" style:family="table-cell" style:parent-style-name="Default">
      <style:table-cell-properties fo:background-color="#ffff00" style:cell-protect="protected" style:print-content="true" style:text-align-source="fix" style:repeat-content="false" fo:border="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25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63"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65"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6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end" fo:margin-left="0cm"/>
      <style:text-properties fo:color="#000000" style:font-name="Times New Roman" fo:font-size="28pt" fo:font-weight="bold" style:font-size-asian="28pt" style:font-weight-asian="bold" style:font-size-complex="28pt" style:font-weight-complex="bold"/>
    </style:style>
    <style:style style:name="ce51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75" style:family="table-cell" style:parent-style-name="Default">
      <style:table-cell-properties style:cell-protect="protected" style:print-content="true" fo:border="none"/>
    </style:style>
    <style:style style:name="ce17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177"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80" style:family="table-cell" style:parent-style-name="Default">
      <style:table-cell-properties fo:background-color="#ffff00" style:cell-protect="protected" style:print-content="true" fo:border="none"/>
    </style:style>
    <style:style style:name="ce356" style:family="table-cell" style:parent-style-name="Default" style:data-style-name="N0">
      <style:table-cell-properties fo:background-color="#b2b2b2" style:cell-protect="none" style:print-content="true" style:text-align-source="fix" style:repeat-content="false" fo:border="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18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90"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6" style:family="table-cell" style:parent-style-name="Default" style:data-style-name="N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4" style:family="table-cell" style:parent-style-name="Default">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65"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196"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97"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00"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03" style:family="table-cell" style:parent-style-name="Default">
      <style:table-cell-properties fo:background-color="#ffff00" style:cell-protect="protected" style:print-content="true" style:text-align-source="fix" style:repeat-content="false"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257" style:family="table-cell" style:parent-style-name="Default" style:data-style-name="N10099">
      <style:table-cell-properties fo:background-color="#0000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220"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style:font-size-asian="28pt" style:font-size-complex="28pt"/>
    </style:style>
    <style:style style:name="ce221"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2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31" style:family="table-cell" style:parent-style-name="Default">
      <style:table-cell-properties fo:border-bottom="none" style:cell-protect="protected" style:print-content="true" fo:border-left="none" fo:border-right="4pt solid #000000" fo:border-top="none"/>
    </style:style>
    <style:style style:name="ce233" style:family="table-cell" style:parent-style-name="Default" style:data-style-name="N0">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34" style:family="table-cell" style:parent-style-name="Default">
      <style:table-cell-properties fo:border-bottom="4pt solid #000000" style:cell-protect="protected" style:print-content="true" fo:background-color="transparent" fo:border-left="none" fo:border-right="4pt solid #000000" fo:border-top="none"/>
    </style:style>
    <style:style style:name="ce238"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39" style:family="table-cell" style:parent-style-name="Default">
      <style:table-cell-properties fo:border-bottom="none"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42"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45" style:family="table-cell" style:parent-style-name="Default">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51"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Inéquation-intervalle'.J5"/>
      <style:map style:condition="cell-content()=1" style:apply-style-name="Good" style:base-cell-address="'Inéquation-intervalle'.J5"/>
    </style:style>
    <style:style style:name="ce333" style:family="table-cell" style:parent-style-name="Default">
      <style:table-cell-properties style:cell-protect="protected" style:print-content="true" fo:background-color="transparent"/>
    </style:style>
    <style:style style:name="ce267"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style>
    <style:style style:name="ce268" style:family="table-cell" style:parent-style-name="Default">
      <style:table-cell-properties style:cell-protect="protected" style:print-content="true" fo:background-color="transparent" fo:border="none" style:vertical-align="middle"/>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274" style:family="table-cell" style:parent-style-name="Default" style:data-style-name="N0">
      <style:table-cell-properties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270"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277" style:family="table-cell" style:parent-style-name="Default">
      <style:table-cell-properties fo:border-bottom="none" fo:background-color="#fff200" style:cell-protect="protected" style:print-content="true" style:text-align-source="fix" style:repeat-content="false" fo:border-left="4pt solid #000000" fo:border-right="none" fo:border-top="4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283" style:family="table-cell" style:parent-style-name="Default">
      <style:table-cell-properties fo:border-bottom="none" fo:background-color="#fff200" style:cell-protect="protected" style:print-content="true" fo:border-left="none" fo:border-right="none" fo:border-top="4pt solid #000000"/>
      <style:text-properties style:font-name="Times New Roman" fo:font-size="28pt" style:font-size-asian="28pt" style:font-size-complex="28pt"/>
    </style:style>
    <style:style style:name="ce288"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style:font-size-asian="28pt" style:font-size-complex="28pt"/>
    </style:style>
    <style:style style:name="ce331" style:family="table-cell" style:parent-style-name="Default">
      <style:table-cell-properties fo:background-color="#000000" style:cell-protect="protected" style:print-content="true"/>
    </style:style>
    <style:style style:name="ce291"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3" style:family="table-cell" style:parent-style-name="Default">
      <style:table-cell-properties style:cell-protect="protected" style:print-content="true" style:text-align-source="fix" style:repeat-content="false" fo:background-color="transparent" fo:border="none"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294" style:family="table-cell" style:parent-style-name="Default">
      <style:table-cell-properties fo:background-color="#ffff00" style:cell-protect="protected" style:print-content="true" style:text-align-source="fix" style:repeat-content="false" fo:border="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6"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298" style:family="table-cell" style:parent-style-name="Default">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111" style:family="table-cell" style:parent-style-name="Default" style:data-style-name="N146">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06" style:family="table-cell" style:parent-style-name="Default" style:data-style-name="N99">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10" style:family="table-cell" style:parent-style-name="Default" style:data-style-name="N0">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28" style:family="table-cell" style:parent-style-name="Default" style:data-style-name="N0">
      <style:table-cell-properties fo:border-bottom="none" fo:background-color="#ffff00" style:cell-protect="protected" style:print-content="true" style:text-align-source="fix" style:repeat-content="false" fo:border-left="none" fo:border-right="none"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34"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112"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336"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337" style:family="table-cell" style:parent-style-name="Default">
      <style:table-cell-properties fo:border-bottom="none" fo:background-color="#fff2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338" style:family="table-cell" style:parent-style-name="Default" style:data-style-name="N99">
      <style:table-cell-properties fo:border-bottom="none" fo:background-color="#ffff00" style:cell-protect="protected" style:print-content="true" style:text-align-source="fix" style:repeat-content="false" fo:border-left="none" fo:border-right="4pt solid #000000" fo:border-top="4pt solid #000000" style:vertical-align="middle"/>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339"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1" style:family="table-cell" style:parent-style-name="Default" style:data-style-name="N0">
      <style:table-cell-properties fo:border-bottom="4pt solid #000000" style:cell-protect="protected" style:print-content="true" style:text-align-source="fix" style:repeat-content="false" fo:background-color="transparent" fo:border-left="none" fo:border-right="none" fo:border-top="none" style:vertical-align="middle"/>
      <style:paragraph-properties fo:text-align="center" fo:margin-left="0cm"/>
      <style:text-properties style:font-name="Symbol" fo:font-size="28pt" fo:font-weight="bold" style:font-size-asian="28pt" style:font-weight-asian="bold" style:font-size-complex="28pt" style:font-weight-complex="bold"/>
    </style:style>
    <style:style style:name="ce342" style:family="table-cell" style:parent-style-name="Default">
      <style:table-cell-properties fo:border-bottom="none" fo:background-color="#fff200" style:cell-protect="protected" style:print-content="true" style:text-align-source="fix" style:repeat-content="false" fo:border-left="none" fo:border-right="none" fo:border-top="4pt solid #000000" style:vertical-align="middle"/>
      <style:paragraph-properties fo:text-align="center" fo:margin-left="0cm"/>
      <style:text-properties style:font-name="Symbol" fo:font-size="28pt" fo:font-style="normal" fo:font-weight="bold" style:font-size-asian="28pt" style:font-style-asian="normal" style:font-weight-asian="bold" style:font-size-complex="28pt" style:font-style-complex="normal" style:font-weight-complex="bold"/>
    </style:style>
    <style:style style:name="ce227"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6" style:family="table-cell" style:parent-style-name="Default">
      <style:table-cell-properties fo:border-bottom="4pt solid #000000" style:cell-protect="protected" style:print-content="true" fo:background-color="transparent" fo:border-left="none" fo:border-right="none" fo:border-top="none" style:vertical-align="top"/>
    </style:style>
    <style:style style:name="ce350" style:family="table-cell" style:parent-style-name="Default">
      <style:table-cell-properties fo:background-color="#ffff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352" style:family="table-cell" style:parent-style-name="Default">
      <style:table-cell-properties fo:border-bottom="4pt solid #000000" style:cell-protect="protected" style:print-content="true" style:text-align-source="fix" style:repeat-content="false"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53" style:family="table-cell" style:parent-style-name="Default">
      <style:table-cell-properties fo:border-bottom="none" fo:background-color="#ffff00" fo:border-left="none" fo:border-right="none" fo:border-top="4pt solid #000000"/>
    </style:style>
    <style:style style:name="ce477" style:family="table-cell" style:parent-style-name="Default">
      <style:table-cell-properties style:cell-protect="protected" style:print-content="true" style:text-align-source="fix" style:repeat-content="false" fo:background-color="transparent"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376" style:family="table-cell" style:parent-style-name="Default">
      <style:table-cell-properties style:cell-protect="protected" style:print-content="true" style:vertical-align="middle"/>
      <style:text-properties style:font-name="Times New Roman" fo:font-size="28pt" fo:font-weight="bold" style:font-size-asian="28pt" style:font-weight-asian="bold" style:font-size-complex="28pt" style:font-weight-complex="bold"/>
    </style:style>
    <style:style style:name="ce379" style:family="table-cell" style:parent-style-name="Default">
      <style:table-cell-properties style:cell-protect="protected" style:print-content="true" style:vertical-align="middle"/>
      <style:text-properties fo:color="#000000" style:text-outline="false" style:text-line-through-style="none" style:text-line-through-type="none" style:font-name="Times New Roman" fo:font-size="28pt" fo:language="fr" fo:country="FR" fo:font-style="normal" fo:text-shadow="none" style:text-underline-style="none" fo:font-weight="bold" style:text-underline-mode="continuous" style:text-overline-mode="continuous" style:text-line-through-mode="continuous" style:font-name-asian="Segoe UI" style:font-size-asian="5.09999990463257pt" style:language-asian="zh" style:country-asian="CN" style:font-style-asian="normal" style:font-weight-asian="bold" style:font-name-complex="Segoe UI" style:font-size-complex="5.09999990463257pt" style:language-complex="hi" style:country-complex="IN" style:font-style-complex="normal" style:font-weight-complex="bold" style:text-emphasize="none" style:font-relief="none" style:text-overline-style="none" style:text-overline-color="font-color"/>
    </style:style>
    <style:style style:name="ce38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502"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80" style:family="table-cell" style:parent-style-name="Default">
      <style:table-cell-properties style:cell-protect="protected" style:print-content="true" fo:background-color="transparent" style:vertical-align="middle"/>
      <style:text-properties style:font-name="Times New Roman" fo:font-size="28pt" style:font-size-asian="28pt" style:font-size-complex="28pt"/>
    </style:style>
    <style:style style:name="ce370" style:family="table-cell" style:parent-style-name="Default">
      <style:table-cell-properties fo:border-bottom="none" fo:background-color="#ffff00" fo:border-left="none" fo:border-right="4pt solid #000000" fo:border-top="4pt solid #000000"/>
    </style:style>
    <style:style style:name="ce372" style:family="table-cell" style:parent-style-name="Default">
      <style:table-cell-properties fo:border-bottom="none" fo:background-color="#ffff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3" style:family="table-cell" style:parent-style-name="Default" style:data-style-name="N0">
      <style:table-cell-properties fo:border-bottom="none" fo:background-color="#b2b2b2" style:cell-protect="none"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74" style:family="table-cell" style:parent-style-name="Default">
      <style:table-cell-properties fo:border-bottom="none"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75" style:family="table-cell" style:parent-style-name="Default">
      <style:table-cell-properties fo:border-bottom="4pt solid #000000" style:cell-protect="protected" style:print-content="true" style:text-align-source="fix" style:repeat-content="false" fo:border-left="none" fo:border-right="4pt solid #000000" fo:border-top="none" style:vertical-align="middle"/>
      <style:paragraph-properties fo:text-align="center" fo:margin-left="0cm"/>
      <style:text-properties style:font-name="Times New Roman" fo:font-size="28pt" style:font-size-asian="28pt" style:font-size-complex="28pt"/>
    </style:style>
    <style:style style:name="ce399"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REF!=1))" style:apply-style-name="FAUX" style:base-cell-address="'Inéquation-intervalle'.D4"/>
      <style:map style:condition="is-true-formula(IF(#REF!=0))" style:apply-style-name="VRAI" style:base-cell-address="'Inéquation-intervalle'.D4"/>
    </style:style>
    <style:style style:name="ce53" style:family="table-cell" style:parent-style-name="Default" style:data-style-name="N99">
      <style:table-cell-properties style:cell-protect="protected"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55" style:family="table-cell" style:parent-style-name="Default">
      <style:table-cell-properties style:cell-protect="protected" style:print-content="true"/>
      <style:text-properties style:font-name="Times New Roman" fo:font-size="28pt" style:font-size-asian="28pt" style:font-size-complex="28pt"/>
    </style:style>
    <style:style style:name="ce401"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style>
    <style:style style:name="ce402" style:family="table-cell" style:parent-style-name="Default">
      <style:table-cell-properties style:cell-protect="protected" style:print-content="true" style:text-align-source="fix" style:repeat-content="false"/>
      <style:paragraph-properties fo:text-align="center" fo:margin-left="0cm"/>
      <style:text-properties fo:color="#000000" style:font-name="Times New Roman" fo:font-size="28pt" style:font-size-asian="28pt" style:font-size-complex="28pt"/>
      <style:map style:condition="is-true-formula(IF(#REF!=1))" style:apply-style-name="FAUX" style:base-cell-address="'Inéquation-intervalle'.D4"/>
      <style:map style:condition="is-true-formula(IF(#REF!=0))" style:apply-style-name="VRAI" style:base-cell-address="'Inéquation-intervalle'.D4"/>
    </style:style>
    <style:style style:name="ce135" style:family="table-cell" style:parent-style-name="Default">
      <style:table-cell-properties style:cell-protect="protected" style:print-content="true"/>
      <style:text-properties style:font-name="Times New Roman" fo:font-size="28pt" style:font-size-asian="28pt" style:font-size-complex="28pt"/>
    </style:style>
    <style:style style:name="ce21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cm"/>
      <style:text-properties style:use-window-font-color="true" style:font-name="Times New Roman" fo:font-size="28pt" style:font-size-asian="28pt" style:font-size-complex="28pt"/>
    </style:style>
    <style:style style:name="ce226" style:family="table-cell" style:parent-style-name="Default">
      <style:table-cell-properties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240" style:family="table-cell" style:parent-style-name="Default" style:data-style-name="N0">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1"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244" style:family="table-cell" style:parent-style-name="Default" style:data-style-name="N99">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16" style:family="table-cell" style:parent-style-name="Default">
      <style:table-cell-properties fo:background-color="#000000" style:cell-protect="protected" style:print-content="true"/>
      <style:text-properties style:font-name="Times New Roman" fo:font-size="28pt" style:font-size-asian="28pt" style:font-size-complex="28pt"/>
    </style:style>
    <style:style style:name="ce252"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418"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style:font-size-asian="28pt" style:font-size-complex="28pt"/>
    </style:style>
    <style:style style:name="ce254" style:family="table-cell" style:parent-style-name="Default">
      <style:table-cell-properties style:cell-protect="protected" style:print-content="true" style:text-align-source="fix" style:repeat-content="false" fo:border="0.06pt solid #000000" style:vertical-align="middle"/>
      <style:paragraph-properties fo:text-align="end" fo:margin-left="0cm"/>
      <style:text-properties style:font-name="Times New Roman" fo:font-size="28pt" fo:font-style="italic" style:font-size-asian="28pt" style:font-style-asian="italic" style:font-size-complex="28pt" style:font-style-complex="italic"/>
    </style:style>
    <style:style style:name="ce445"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fo:font-weight="normal" style:font-size-asian="28pt" style:font-style-asian="normal" style:font-weight-asian="normal" style:font-size-complex="28pt" style:font-style-complex="normal" style:font-weight-complex="normal"/>
    </style:style>
    <style:style style:name="ce65" style:family="table-cell" style:parent-style-name="Default">
      <style:table-cell-properties fo:border-bottom="0.06pt solid #000000" fo:background-color="#b2b2b2" style:cell-protect="protected"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61" style:family="table-cell" style:parent-style-name="Default" style:data-style-name="N10099">
      <style:table-cell-properties fo:border-bottom="0.06pt solid #000000" fo:background-color="#000000" style:cell-protect="protected" style:print-content="true" style:text-align-source="fix" style:repeat-content="false" fo:wrap-option="wrap" fo:border-left="0.06pt solid #000000" fo:border-right="none" fo:border-top="0.06pt solid #000000" style:vertical-align="middle"/>
      <style:paragraph-properties fo:text-align="center" fo:margin-left="0cm"/>
      <style:text-properties style:use-window-font-color="true" style:font-name="Times New Roman" fo:font-size="28pt" style:font-size-asian="28pt" style:font-size-complex="28pt"/>
    </style:style>
    <style:style style:name="ce423" style:family="table-cell" style:parent-style-name="Default">
      <style:table-cell-properties style:cell-protect="protected" style:print-content="true" fo:background-color="transparent"/>
      <style:text-properties style:font-name="Times New Roman" fo:font-size="28pt" style:font-size-asian="28pt" style:font-size-complex="28pt"/>
    </style:style>
    <style:style style:name="ce62" style:family="table-cell" style:parent-style-name="Default">
      <style:table-cell-properties fo:border-bottom="none" fo:background-color="#b2b2b2"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263"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fo:color="#ffffff" style:font-name="Times New Roman" fo:font-size="28pt" style:font-size-asian="28pt" style:font-size-complex="28pt"/>
    </style:style>
    <style:style style:name="ce264" style:family="table-cell" style:parent-style-name="Default">
      <style:table-cell-properties fo:border-bottom="0.06pt solid #000000" fo:background-color="#fff2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269" style:family="table-cell" style:parent-style-name="Default">
      <style:table-cell-properties style:cell-protect="protected" style:print-content="true" style:vertical-align="middle"/>
      <style:text-properties style:font-name="Times New Roman" fo:font-size="28pt" style:font-size-asian="28pt" style:font-size-complex="28pt"/>
    </style:style>
    <style:style style:name="ce27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84" style:family="table-cell" style:parent-style-name="Default">
      <style:table-cell-properties fo:border-bottom="none" fo:background-color="#b2b2b2" style:cell-protect="protected" style:print-content="true" fo:border-left="none" fo:border-right="none" fo:border-top="0.06pt solid #000000"/>
      <style:text-properties style:font-name="Times New Roman" fo:font-size="28pt" fo:font-style="normal" style:font-size-asian="28pt" style:font-style-asian="normal" style:font-size-complex="28pt" style:font-style-complex="normal"/>
    </style:style>
    <style:style style:name="ce90" style:family="table-cell" style:parent-style-name="Default">
      <style:table-cell-properties fo:border-bottom="0.06pt solid #000000" fo:background-color="#b2b2b2" style:cell-protect="protected" style:print-content="true" fo:border-left="none" fo:border-right="none" fo:border-top="none"/>
      <style:text-properties fo:font-style="normal" style:font-style-asian="normal" style:font-style-complex="normal"/>
    </style:style>
    <style:style style:name="ce69" style:family="table-cell" style:parent-style-name="Default">
      <style:table-cell-properties fo:border-bottom="0.06pt solid #000000" style:cell-protect="protected" style:print-content="true" fo:border-left="none" fo:border-right="none" fo:border-top="0.06pt solid #000000" style:vertical-align="middle"/>
      <style:text-properties style:font-name="Times New Roman" fo:font-size="28pt" style:font-size-asian="28pt" style:font-size-complex="28pt"/>
    </style:style>
    <style:style style:name="ce451" style:family="table-cell" style:parent-style-name="Default">
      <style:table-cell-properties fo:background-color="transparent"/>
    </style:style>
    <style:style style:name="ce275" style:family="table-cell" style:parent-style-name="Default" style:data-style-name="N10099">
      <style:table-cell-properties style:cell-protect="protected" style:print-content="true" style:text-align-source="fix" style:repeat-content="false" fo:background-color="transparent" fo:wrap-option="wrap" style:vertical-align="middle"/>
      <style:paragraph-properties fo:text-align="center" fo:margin-left="0cm"/>
      <style:text-properties style:use-window-font-color="true" style:font-name="Times New Roman" fo:font-size="28pt" style:font-size-asian="28pt" style:font-size-complex="28pt"/>
    </style:style>
    <style:style style:name="ce108" style:family="table-cell" style:parent-style-name="Default">
      <style:table-cell-properties fo:border-bottom="none" fo:background-color="#b2b2b2"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style="normal" style:font-size-asian="28pt" style:font-style-asian="normal" style:font-size-complex="28pt" style:font-style-complex="normal"/>
    </style:style>
    <style:style style:name="ce109" style:family="table-cell" style:parent-style-name="Default">
      <style:table-cell-properties fo:border-bottom="0.06pt solid #000000" fo:background-color="#b2b2b2" style:cell-protect="protected" style:print-content="true" fo:border-left="none" fo:border-right="0.06pt solid #000000" fo:border-top="none"/>
      <style:text-properties fo:font-style="normal" style:font-style-asian="normal" style:font-style-complex="normal"/>
    </style:style>
    <style:style style:name="ce68" style:family="table-cell" style:parent-style-name="Default">
      <style:table-cell-properties fo:border-bottom="0.06pt solid #000000" style:cell-protect="protected" style:print-content="true" fo:border-left="none" fo:border-right="none" fo:border-top="0.06pt solid #000000"/>
      <style:text-properties style:font-name="Times New Roman" fo:font-size="28pt" style:font-size-asian="28pt" style:font-size-complex="28pt"/>
    </style:style>
    <style:style style:name="ce276" style:family="table-cell" style:parent-style-name="Default">
      <style:table-cell-properties fo:border-bottom="0.06pt solid #000000" fo:background-color="#fff200" style:cell-protect="protected" style:print-content="true" fo:border-left="none" fo:border-right="none" fo:border-top="0.06pt solid #000000"/>
    </style:style>
    <style:style style:name="ce22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3" fo:font-size="28pt" fo:font-weight="bold" style:font-size-asian="28pt" style:font-weight-asian="bold" style:font-size-complex="28pt" style:font-weight-complex="bold"/>
    </style:style>
    <style:style style:name="ce279" style:family="table-cell" style:parent-style-name="FAUX"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0" style:family="table-cell" style:parent-style-name="FAUX"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82"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paragraph-properties fo:text-align="center" fo:margin-left="0cm"/>
    </style:style>
    <style:style style:name="ce223"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85" style:family="table-cell" style:parent-style-name="Default" style:data-style-name="N99">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286" style:family="table-cell" style:parent-style-name="Default" style:data-style-name="N0">
      <style:table-cell-properties fo:border-bottom="0.06pt solid #000000" style:cell-protect="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57" style:family="table-cell" style:parent-style-name="Default">
      <style:table-cell-properties fo:border-bottom="none" style:cell-protect="protected" style:print-content="true" fo:border-left="0.06pt solid #000000" fo:border-right="none" fo:border-top="0.06pt solid #000000"/>
      <style:text-properties style:font-name="Times New Roman" fo:font-size="28pt" style:font-size-asian="28pt" style:font-size-complex="28pt"/>
    </style:style>
    <style:style style:name="ce458" style:family="table-cell" style:parent-style-name="Default">
      <style:table-cell-properties fo:border-bottom="none" fo:background-color="#b2b2b2" style:cell-protect="none" style:print-content="true" style:text-align-source="fix" style:repeat-content="false" fo:border-left="0.06pt solid #000000" fo:border-right="none" fo:border-top="none" style:vertical-align="middle"/>
      <style:paragraph-properties fo:text-align="center" fo:margin-left="0cm"/>
      <style:text-properties style:font-name="Times New Roman" fo:font-size="28pt" style:font-size-asian="28pt" style:font-size-complex="28pt"/>
    </style:style>
    <style:style style:name="ce96" style:family="table-cell" style:parent-style-name="Default">
      <style:table-cell-properties fo:border-bottom="0.06pt solid #000000" style:cell-protect="protected" style:print-content="true" style:text-align-source="fix" style:repeat-content="false" fo:background-color="transparent"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459"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82" style:family="table-cell" style:parent-style-name="Default" style:data-style-name="N0">
      <style:table-cell-properties fo:border-bottom="none" fo:background-color="#fff200" style:cell-protect="protected" style:print-content="true" style:text-align-source="fix" style:repeat-content="false" fo:border-left="0.06pt solid #000000" fo:border-right="none" fo:border-top="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07" style:family="table-cell" style:parent-style-name="Default">
      <style:table-cell-properties fo:border-bottom="0.06pt solid #000000" fo:background-color="#fff200" style:cell-protect="protected" style:print-content="true" style:text-align-source="fix" style:repeat-content="false" fo:border-left="0.06pt solid #000000" fo:border-right="none" fo:border-top="none" style:vertical-align="top"/>
      <style:paragraph-properties fo:text-align="start" fo:margin-left="0cm"/>
      <style:text-properties style:font-name="Times New Roman" fo:font-size="28pt" fo:font-weight="bold" style:font-size-asian="28pt" style:font-weight-asian="bold" style:font-size-complex="28pt" style:font-weight-complex="bold"/>
    </style:style>
    <style:style style:name="ce305"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style="italic" style:font-size-asian="28pt" style:font-style-asian="italic" style:font-size-complex="28pt" style:font-style-complex="italic"/>
    </style:style>
    <style:style style:name="ce229" style:family="table-cell" style:parent-style-name="Default">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18" style:family="table-cell" style:parent-style-name="FAUX"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0" style:family="table-cell" style:parent-style-name="FAUX"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236"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22" style:family="table-cell" style:parent-style-name="Default" style:data-style-name="N99">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23" style:family="table-cell" style:parent-style-name="Default" style:data-style-name="N3">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68"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weight="bold" style:font-size-asian="28pt" style:font-weight-asian="bold" style:font-size-complex="28pt" style:font-weight-complex="bold"/>
    </style:style>
    <style:style style:name="ce183" style:family="table-cell" style:parent-style-name="Default" style:data-style-name="N0">
      <style:table-cell-properties fo:border-bottom="0.06pt solid #000000" fo:background-color="#b2b2b2" style:cell-protect="none" style:print-content="true" style:text-align-source="fix" style:repeat-content="false" fo:border-left="none" fo:border-right="none" fo:border-top="none" style:vertical-align="top"/>
      <style:paragraph-properties fo:text-align="center" fo:margin-left="0cm"/>
      <style:text-properties style:font-name="Times New Roman" fo:font-size="28pt" fo:font-weight="bold" style:font-size-asian="28pt" style:font-weight-asian="bold" style:font-size-complex="28pt" style:font-weight-complex="bold"/>
    </style:style>
    <style:style style:name="ce469"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map style:condition="is-true-formula(IF(#REF!=1))" style:apply-style-name="FAUX" style:base-cell-address="'|x|'.E7"/>
      <style:map style:condition="is-true-formula(IF(#REF!=0))" style:apply-style-name="VRAI" style:base-cell-address="'|x|'.E7"/>
    </style:style>
    <style:style style:name="ce48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489" style:family="table-cell" style:parent-style-name="Default" style:data-style-name="N3">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24"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347"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48" style:family="table-cell" style:parent-style-name="FAUX"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476" style:family="table-cell" style:parent-style-name="Default">
      <style:table-cell-properties fo:border-bottom="none" style:cell-protect="protected" style:print-content="true" fo:border-left="none" fo:border-right="none" fo:border-top="0.06pt solid #000000" style:vertical-align="bottom"/>
      <style:text-properties style:font-name="Times New Roman" fo:font-size="28pt" style:font-size-asian="28pt" style:font-size-complex="28pt"/>
    </style:style>
    <style:style style:name="ce478" style:family="table-cell" style:parent-style-name="Default">
      <style:table-cell-properties fo:background-color="#b2b2b2" style:cell-protect="none"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484" style:family="table-cell" style:parent-style-name="Default">
      <style:table-cell-properties fo:border-bottom="0.06pt solid #000000" style:cell-protect="protected" style:print-content="true" fo:border-left="none" fo:border-right="none" fo:border-top="none"/>
      <style:text-properties style:font-name="Times New Roman" fo:font-size="28pt" style:font-size-asian="28pt" style:font-size-complex="28pt"/>
    </style:style>
    <style:style style:name="ce491" style:family="table-cell" style:parent-style-name="Default" style:data-style-name="N3">
      <style:table-cell-properties fo:border-bottom="none" fo:background-color="#fff200" style:cell-protect="protected" style:print-content="true" style:text-align-source="fix" style:repeat-content="false" fo:border-left="none" fo:border-right="none" fo:border-top="0.06pt solid #000000" style:vertical-align="top"/>
      <style:paragraph-properties fo:text-align="center" fo:margin-left="0cm"/>
      <style:text-properties fo:color="#0000ff"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497"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04" style:family="table-cell" style:parent-style-name="Default" style:data-style-name="N100">
      <style:table-cell-properties fo:background-color="#000000" style:cell-protect="protected" style:print-content="true" style:text-align-source="fix" style:repeat-content="false" fo:border="0.06pt solid #000000" style:vertical-align="middle"/>
      <style:paragraph-properties fo:text-align="end" fo:margin-left="0cm"/>
      <style:text-properties style:use-window-font-color="true" style:font-name="Times New Roman" fo:font-size="28pt" style:font-size-asian="28pt" style:font-size-complex="28pt"/>
    </style:style>
    <style:style style:name="ce357" style:family="table-cell" style:parent-style-name="Default" style:data-style-name="N100">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479"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00" style:family="table-cell" style:parent-style-name="Default" style:data-style-name="N0">
      <style:table-cell-properties fo:border-bottom="none" fo:background-color="#b2b2b2" style:cell-protect="none"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360"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28pt" style:font-size-asian="28pt" style:font-size-complex="28pt"/>
    </style:style>
    <style:style style:name="ce258" style:family="table-cell" style:parent-style-name="Default">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362" style:family="table-cell" style:parent-style-name="FAUX"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63" style:family="table-cell" style:parent-style-name="FAUX"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71"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style:font-size-asian="28pt" style:font-size-complex="28pt"/>
    </style:style>
    <style:style style:name="ce507" style:family="table-cell" style:parent-style-name="Default" style:data-style-name="N10099">
      <style:table-cell-properties fo:background-color="#0000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365" style:family="table-cell" style:parent-style-name="Default" style:data-style-name="N10099">
      <style:table-cell-properties style:cell-protect="protected" style:print-content="true" style:text-align-source="fix" style:repeat-content="false" fo:background-color="transparent"/>
      <style:paragraph-properties fo:text-align="center" fo:margin-left="0cm"/>
      <style:text-properties style:font-name="Times New Roman" fo:font-size="28pt" style:font-size-asian="28pt" style:font-size-complex="28pt"/>
    </style:style>
    <style:style style:name="ce366" style:family="table-cell" style:parent-style-name="Default" style:data-style-name="N0">
      <style:table-cell-properties fo:border-bottom="0.06pt solid #000000" style:cell-protect="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25" style:family="table-cell" style:parent-style-name="Default" style:data-style-name="N0">
      <style:table-cell-properties fo:border-bottom="none" fo:background-color="#ffffff" style:cell-protect="protected" style:print-content="true" style:text-align-source="fix" style:repeat-content="false" fo:border-left="none" fo:border-right="none" fo:border-top="0.06pt solid #000000" style:vertical-align="bottom"/>
      <style:paragraph-properties fo:text-align="center" fo:margin-left="0cm"/>
      <style:text-properties style:font-name="Times New Roman" fo:font-size="28pt" fo:font-style="normal" fo:font-weight="bold" style:font-size-asian="28pt" style:font-style-asian="normal" style:font-weight-asian="bold" style:font-size-complex="28pt" style:font-style-complex="normal" style:font-weight-complex="bold"/>
    </style:style>
    <style:style style:name="ce452" style:family="table-cell" style:parent-style-name="Default">
      <style:table-cell-properties fo:background-color="transparent"/>
    </style:style>
    <style:style style:name="ce526" style:family="table-cell" style:parent-style-name="Default">
      <style:table-cell-properties fo:border-bottom="none" style:cell-protect="protected" style:print-content="true" fo:border-left="none" fo:border-right="none" fo:border-top="0.06pt solid #000000"/>
      <style:text-properties style:font-name="Times New Roman" fo:font-size="28pt" style:font-size-asian="28pt" style:font-size-complex="28pt"/>
    </style:style>
    <style:style style:name="ce527" style:family="table-cell" style:parent-style-name="Default" style:data-style-name="N0">
      <style:table-cell-properties fo:border-bottom="none" fo:background-color="#fff200" style:cell-protect="protected" style:print-content="true" style:text-align-source="fix" style:repeat-content="false" fo:border-left="none" fo:border-right="none"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28" style:family="table-cell" style:parent-style-name="Default" style:data-style-name="N0">
      <style:table-cell-properties fo:background-color="#fff200" style:cell-protect="protected" style:print-content="true" style:text-align-source="fix" style:repeat-content="false" fo:border="non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1" style:family="table-cell" style:parent-style-name="Default" style:data-style-name="N0">
      <style:table-cell-properties fo:border-bottom="0.06pt solid #000000" fo:background-color="#fff200" style:cell-protect="protected" style:print-content="true" style:text-align-source="fix" style:repeat-content="false" fo:border-left="none" fo:border-right="none"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3"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28pt" fo:font-weight="bold" style:font-size-asian="28pt" style:font-weight-asian="bold" style:font-size-complex="28pt" style:font-weight-complex="bold"/>
    </style:style>
    <style:style style:name="ce533" style:family="table-cell" style:parent-style-name="Default">
      <style:table-cell-properties fo:border-bottom="none" style:cell-protect="protected" style:print-content="true" fo:border-left="none" fo:border-right="0.06pt solid #000000" fo:border-top="0.06pt solid #000000"/>
      <style:text-properties fo:color="#000000" style:font-name="Times New Roman" fo:font-size="28pt" style:font-size-asian="28pt" style:font-size-complex="28pt"/>
    </style:style>
    <style:style style:name="ce534" style:family="table-cell" style:parent-style-name="Default">
      <style:table-cell-properties fo:border-bottom="none" style:cell-protect="protected"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535"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 fo:font-size="28pt" fo:font-weight="bold" style:font-name-asian="Times New Roman1" style:font-size-asian="28pt" style:font-weight-asian="bold" style:font-name-complex="Times New Roman1" style:font-size-complex="28pt" style:font-weight-complex="bold"/>
    </style:style>
    <style:style style:name="ce536"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0.06pt solid #000000"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7"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bottom"/>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38" style:family="table-cell" style:parent-style-name="Default">
      <style:table-cell-properties fo:border-bottom="0.06pt solid #000000" fo:background-color="#fff200" style:cell-protect="protected" style:print-content="true" style:text-align-source="fix" style:repeat-content="false"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39" style:family="table-cell" style:parent-style-name="Default">
      <style:table-cell-properties fo:background-color="#000000" style:cell-protect="protected" style:print-content="true"/>
      <style:text-properties style:font-name="Times New Roman" fo:font-size="48pt" style:font-size-asian="48pt" style:font-size-complex="48pt"/>
    </style:style>
    <style:style style:name="ce540" style:family="table-cell" style:parent-style-name="Default">
      <style:table-cell-properties fo:border-bottom="none" style:cell-protect="protected" style:print-content="true" fo:border-left="0.06pt solid #000000" fo:border-right="none" fo:border-top="0.06pt solid #000000"/>
    </style:style>
    <style:style style:name="ce541" style:family="table-cell" style:parent-style-name="Default">
      <style:table-cell-properties fo:border-bottom="none" style:cell-protect="protected" style:print-content="true" fo:border-left="0.06pt solid #000000" fo:border-right="none" fo:border-top="none"/>
    </style:style>
    <style:style style:name="ce281"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59" style:family="table-cell" style:parent-style-name="Default">
      <style:table-cell-properties style:cell-protect="protected" style:print-content="true"/>
      <style:text-properties fo:color="#000000" style:font-name="Times New Roman" fo:font-size="28pt" style:font-size-asian="28pt" style:font-size-complex="28pt"/>
    </style:style>
    <style:style style:name="ce490" style:family="table-cell" style:parent-style-name="Default" style:data-style-name="N0">
      <style:table-cell-properties style:cell-protect="protected" style:print-content="true" style:text-align-source="fix" style:repeat-content="false" fo:background-color="transparent" fo:border="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386" style:family="table-cell" style:parent-style-name="Default">
      <style:table-cell-properties fo:border-bottom="0.06pt solid #000000" fo:background-color="#fff200" style:cell-protect="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28pt" fo:font-weight="bold" style:font-size-asian="28pt" style:font-weight-asian="bold" style:font-size-complex="28pt" style:font-weight-complex="bold"/>
    </style:style>
    <style:style style:name="ce547" style:family="table-cell" style:parent-style-name="Default">
      <style:table-cell-properties fo:border-bottom="none" style:cell-protect="protected" style:print-content="true" fo:border-left="none" fo:border-right="none" fo:border-top="0.06pt solid #000000" style:vertical-align="bottom"/>
    </style:style>
    <style:style style:name="ce508" style:family="table-cell" style:parent-style-name="Default">
      <style:table-cell-properties style:cell-protect="protected" style:print-content="true" fo:background-color="transparent" fo:border="none"/>
    </style:style>
    <style:style style:name="ce495" style:family="table-cell" style:parent-style-name="Default">
      <style:table-cell-properties fo:border-bottom="0.06pt solid #000000" fo:border-left="none" fo:border-right="none" fo:border-top="none"/>
    </style:style>
    <style:style style:name="ce387" style:family="table-cell" style:parent-style-name="Default">
      <style:table-cell-properties fo:border-bottom="0.06pt solid #000000" fo:background-color="#fff200" style:cell-protect="protected" style:print-content="true" fo:border-left="none" fo:border-right="0.06pt solid #000000" fo:border-top="0.06pt solid #000000" style:vertical-align="middle"/>
      <style:text-properties style:font-name="Times New Roman" fo:font-size="28pt" style:font-size-asian="28pt" style:font-size-complex="28pt"/>
    </style:style>
    <style:style style:name="ce199" style:family="table-cell" style:parent-style-name="Default" style:data-style-name="N0">
      <style:table-cell-properties fo:border-bottom="0.06pt solid #000000" fo:background-color="#b2b2b2" style:cell-protect="none"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89" style:family="table-cell" style:parent-style-name="Default" style:data-style-name="N99">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6"/>
      <style:map style:condition="is-true-formula(IF([.E6]=0))" style:apply-style-name="VRAI" style:base-cell-address="'|x|'.E6"/>
    </style:style>
    <style:style style:name="ce390" style:family="table-cell" style:parent-style-name="Default" style:data-style-name="N0">
      <style:table-cell-properties fo:border-bottom="0.06pt solid #000000" style:cell-protect="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1" style:family="table-cell" style:parent-style-name="Default">
      <style:table-cell-properties style:cell-protect="protected" style:print-content="true" style:text-align-source="fix" style:repeat-content="false" fo:background-color="transparent"/>
      <style:paragraph-properties fo:text-align="center" fo:margin-left="0cm"/>
      <style:text-properties style:font-name="Times New Roman" fo:font-size="28pt" fo:font-style="italic" style:font-size-asian="28pt" style:font-style-asian="italic" style:font-size-complex="28pt" style:font-style-complex="italic"/>
    </style:style>
    <style:style style:name="ce554" style:family="table-cell" style:parent-style-name="Default">
      <style:table-cell-properties style:cell-protect="protected" style:print-content="true" style:text-align-source="fix" style:repeat-content="false" fo:background-color="transparent" fo:border="none" style:vertical-align="middle"/>
      <style:paragraph-properties fo:text-align="center" fo:margin-left="0cm"/>
      <style:text-properties style:font-name="Times New Roman" fo:font-size="28pt" fo:font-weight="bold" style:font-size-asian="28pt" style:font-weight-asian="bold" style:font-size-complex="28pt" style:font-weight-complex="bold"/>
      <style:map style:condition="is-true-formula(IF([.E6]=1))" style:apply-style-name="FAUX" style:base-cell-address="'|x|'.E7"/>
      <style:map style:condition="is-true-formula(IF([.E6]=0))" style:apply-style-name="VRAI" style:base-cell-address="'|x|'.E7"/>
    </style:style>
    <style:style style:name="ce506" style:family="table-cell" style:parent-style-name="Default">
      <style:table-cell-properties style:cell-protect="protected" style:print-content="true" style:text-align-source="fix" style:repeat-content="false" fo:background-color="transparent" fo:border="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map style:condition="is-true-formula(IF(#REF!=1))" style:apply-style-name="FAUX" style:base-cell-address="'|x|'.E7"/>
      <style:map style:condition="is-true-formula(IF(#REF!=0))" style:apply-style-name="VRAI" style:base-cell-address="'|x|'.E7"/>
    </style:style>
    <style:style style:name="ce556" style:family="table-cell" style:parent-style-name="Default">
      <style:table-cell-properties style:text-align-source="fix" style:repeat-content="false" style:vertical-align="middle"/>
      <style:paragraph-properties fo:text-align="center"/>
      <style:text-properties fo:color="#ce181e" style:font-name="Times New Roman" fo:font-size="54pt" fo:font-weight="bold" style:font-size-asian="54pt" style:font-weight-asian="bold" style:font-size-complex="54pt" style:font-weight-complex="bold"/>
    </style:style>
    <style:style style:name="ce557" style:family="table-cell" style:parent-style-name="Default">
      <style:text-properties fo:color="#ce181e" style:font-name="Times New Roman" fo:font-size="54pt" fo:font-weight="bold" style:font-size-asian="54pt" style:font-weight-asian="bold" style:font-size-complex="54pt" style:font-weight-complex="bold"/>
    </style:style>
    <style:style style:name="ce558" style:family="table-cell" style:parent-style-name="Default">
      <style:table-cell-properties fo:border-bottom="none" style:cell-protect="protected" style:print-content="true" fo:border-left="none" fo:border-right="0.06pt solid #000000" fo:border-top="0.06pt solid #000000"/>
    </style:style>
    <style:style style:name="ce559" style:family="table-cell" style:parent-style-name="Default">
      <style:table-cell-properties fo:border-bottom="none" style:cell-protect="protected" style:print-content="true" fo:border-left="none" fo:border-right="0.06pt solid #000000" fo:border-top="none"/>
    </style:style>
    <style:style style:name="ce511" style:family="table-cell" style:parent-style-name="Default">
      <style:table-cell-properties fo:border-bottom="0.06pt solid #000000" style:cell-protect="protected" style:print-content="true" style:text-align-source="fix" style:repeat-content="false" fo:background-color="transparent" fo:border-left="none" fo:border-right="0.06pt solid #000000" fo:border-top="none" style:vertical-align="top"/>
      <style:paragraph-properties fo:text-align="end" fo:margin-left="0cm"/>
      <style:text-properties style:font-name="Times New Roman1" fo:font-size="28pt" fo:font-weight="bold" style:font-name-asian="Times New Roman1" style:font-size-asian="28pt" style:font-weight-asian="bold" style:font-name-complex="Times New Roman1" style:font-size-complex="28pt" style:font-weight-complex="bold"/>
    </style:style>
    <style:style style:name="ce513" style:family="table-cell" style:parent-style-name="Default" style:data-style-name="N0">
      <style:table-cell-properties fo:border-bottom="none" fo:background-color="#fff200" style:cell-protect="protected" style:print-content="true" style:text-align-source="fix" style:repeat-content="false" fo:border-left="none" fo:border-right="0.06pt solid #000000" fo:border-top="none" style:vertical-align="top"/>
      <style:paragraph-properties fo:text-align="center" fo:margin-left="0cm"/>
      <style:text-properties fo:color="#000000" style:font-name="Times New Roman" fo:font-size="28pt" fo:font-weight="bold" style:font-size-asian="28pt" style:font-weight-asian="bold" style:font-size-complex="28pt" style:font-weight-complex="bold"/>
      <style:map style:condition="is-true-formula(IF(#REF!=1))" style:apply-style-name="FAUX" style:base-cell-address="'|x|'.E7"/>
      <style:map style:condition="is-true-formula(IF(#REF!=0))" style:apply-style-name="VRAI" style:base-cell-address="'|x|'.E7"/>
    </style:style>
    <style:style style:name="ce517" style:family="table-cell" style:parent-style-name="Default">
      <style:table-cell-properties style:cell-protect="protected" style:print-content="true" style:text-align-source="fix" style:repeat-content="false"/>
      <style:paragraph-properties fo:text-align="center" fo:margin-left="0cm"/>
      <style:text-properties fo:color="#ffffff" style:font-name="Times New Roman" fo:font-size="28pt" style:font-size-asian="28pt" style:font-size-complex="28pt"/>
    </style:style>
    <style:style style:name="ce287"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391" style:family="table-cell" style:parent-style-name="Default" style:data-style-name="N99">
      <style:table-cell-properties style:cell-protect="protected" style:print-content="true"/>
      <style:text-properties fo:color="#ffffff" style:font-name="Times New Roman" fo:font-size="28pt" style:font-size-asian="28pt" style:font-size-complex="28pt"/>
    </style:style>
    <style:style style:name="ce573"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41"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31" style:family="table-cell" style:parent-style-name="Default">
      <style:table-cell-properties style:cell-protect="protected"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78"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9"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50" style:family="table-cell" style:parent-style-name="Default">
      <style:table-cell-properties fo:background-color="#fff200" style:cell-protect="protected" style:print-content="true"/>
      <style:text-properties style:font-name="Times New Roman" fo:font-size="28pt" style:font-size-asian="28pt" style:font-size-complex="28pt"/>
    </style:style>
    <style:style style:name="ce57" style:family="table-cell" style:parent-style-name="Default">
      <style:table-cell-properties fo:background-color="#fff200" style:cell-protect="protected" style:print-content="true" style:text-align-source="fix" style:repeat-content="false"/>
      <style:paragraph-properties fo:text-align="center" fo:margin-left="0cm"/>
      <style:text-properties style:font-name="Times New Roman" fo:font-size="28pt" style:font-size-asian="28pt" style:font-size-complex="28pt"/>
    </style:style>
    <style:style style:name="ce52" style:family="table-cell" style:parent-style-name="Default">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44"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0" style:family="table-cell" style:parent-style-name="Default">
      <style:table-cell-properties fo:background-color="#000000"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58" style:family="table-cell" style:parent-style-name="Default">
      <style:table-cell-properties style:cell-protect="protected"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66"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7" style:family="table-cell" style:parent-style-name="Default" style:data-style-name="N0">
      <style:table-cell-properties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70" style:family="table-cell" style:parent-style-name="Default">
      <style:table-cell-properties style:cell-protect="protected" style:print-content="true"/>
      <style:text-properties style:font-name="Times New Roman" fo:font-size="28pt" fo:font-weight="bold" style:font-size-asian="28pt" style:font-weight-asian="bold" style:font-size-complex="28pt" style:font-weight-complex="bold"/>
    </style:style>
    <style:style style:name="ce86" style:family="table-cell" style:parent-style-name="Default">
      <style:table-cell-properties fo:background-color="#fff200"/>
    </style:style>
    <style:style style:name="ce88" style:family="table-cell" style:parent-style-name="Default">
      <style:table-cell-properties fo:background-color="#fff200" style:text-align-source="fix" style:repeat-content="false"/>
      <style:paragraph-properties fo:text-align="center" fo:margin-left="0cm"/>
    </style:style>
    <style:style style:name="ce273"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590" style:family="table-cell" style:parent-style-name="Default">
      <style:table-cell-properties fo:background-color="#fff2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74"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2nd ° Seconde N1'.O7"/>
      <style:map style:condition="cell-content()=1" style:apply-style-name="Good" style:base-cell-address="'2nd ° Seconde N1'.O7"/>
    </style:style>
    <style:style style:name="ce101" style:family="table-cell" style:parent-style-name="Default" style:data-style-name="N99">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106"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16"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4" style:family="table-cell" style:parent-style-name="Default">
      <style:table-cell-properties style:cell-protect="protected formula-hidden"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99"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23" style:family="table-cell" style:parent-style-name="Default">
      <style:table-cell-properties style:cell-protect="protected formula-hidden" style:print-content="true"/>
      <style:text-properties style:font-name="Times New Roman" fo:font-size="28pt" fo:font-weight="bold" style:font-size-asian="28pt" style:font-weight-asian="bold" style:font-size-complex="28pt" style:font-weight-complex="bold"/>
    </style:style>
    <style:style style:name="ce129" style:family="table-cell" style:parent-style-name="Default">
      <style:table-cell-properties fo:background-color="#fff200"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00"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cell-protect="protected" style:print-content="true"/>
      <style:text-properties fo:font-weight="bold" style:font-weight-asian="bold" style:font-weight-complex="bold"/>
    </style:style>
    <style:style style:name="ce93" style:family="table-cell" style:parent-style-name="Default" style:data-style-name="N0">
      <style:table-cell-properties fo:background-color="#b2b2b2" style:cell-protect="none"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36"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Symbol" fo:font-size="28pt" fo:font-weight="bold" style:font-name-asian="Symbol1" style:font-size-asian="28pt" style:font-weight-asian="bold" style:font-name-complex="Symbol1" style:font-size-complex="28pt" style:font-weight-complex="bold"/>
    </style:style>
    <style:style style:name="ce118"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style="italic" fo:font-weight="bold" style:font-size-asian="28pt" style:font-style-asian="italic" style:font-weight-asian="bold" style:font-size-complex="28pt" style:font-style-complex="italic" style:font-weight-complex="bold"/>
    </style:style>
    <style:style style:name="ce132" style:family="table-cell" style:parent-style-name="Default" style:data-style-name="N0">
      <style:table-cell-properties style:cell-protect="protected"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49" style:family="table-cell" style:parent-style-name="Default">
      <style:table-cell-properties fo:background-color="#fff200" style:cell-protect="protected" style:print-content="true"/>
    </style:style>
    <style:style style:name="ce153"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style:font-size-asian="28pt" style:font-size-complex="28pt"/>
      <style:map style:condition="cell-content()=1" style:apply-style-name="Good" style:base-cell-address="'2nd ° Seconde N2'.O8"/>
      <style:map style:condition="cell-content()=0" style:apply-style-name="Bad" style:base-cell-address="'2nd ° Seconde N2'.O8"/>
    </style:style>
    <style:style style:name="ce154"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130" style:family="table-cell" style:parent-style-name="Default" style:data-style-name="N0">
      <style:table-cell-properties fo:background-color="#ffff66" style:cell-protect="protected"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66" style:family="table-cell" style:parent-style-name="Default">
      <style:table-cell-properties fo:background-color="#ffff66" style:cell-protect="protected"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51" style:family="table-cell" style:parent-style-name="Default">
      <style:text-properties fo:font-weight="bold" style:font-weight-asian="bold" style:font-weight-complex="bold"/>
    </style:style>
    <style:style style:name="ce613" style:family="table-cell" style:parent-style-name="Default">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22" style:family="table-cell" style:parent-style-name="Default">
      <style:table-cell-properties fo:background-color="#000000" style:cell-protect="protected formula-hidden" style:print-content="true" style:text-align-source="fix" style:repeat-content="false" fo:wrap-option="no-wrap" style:vertical-align="middle"/>
      <style:paragraph-properties fo:text-align="center" fo:margin-left="0cm"/>
      <style:text-properties style:use-window-font-color="true" style:font-name="Times New Roman" fo:font-size="28pt" fo:font-weight="bold" style:font-size-asian="28pt" style:font-weight-asian="bold" style:font-size-complex="28pt" style:font-weight-complex="bold"/>
    </style:style>
    <style:style style:name="ce615"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28pt" style:font-size-asian="28pt" style:font-size-complex="28pt"/>
    </style:style>
    <style:style style:name="ce87"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617" style:family="table-cell" style:parent-style-name="Default">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69" style:family="table-cell" style:parent-style-name="Default">
      <style:table-cell-properties style:cell-protect="protected formula-hidden" style:print-content="true"/>
      <style:text-properties style:font-name="Times New Roman" fo:font-size="28pt" style:font-size-asian="28pt" style:font-size-complex="28pt"/>
    </style:style>
    <style:style style:name="ce168" style:family="table-cell" style:parent-style-name="Default">
      <style:table-cell-properties style:cell-protect="protected formula-hidden" style:print-content="true"/>
      <style:text-properties fo:font-weight="bold" style:font-weight-asian="bold" style:font-weight-complex="bold"/>
    </style:style>
    <style:style style:name="ce206"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style="italic" fo:font-weight="bold" style:font-name-asian="Symbol1" style:font-size-asian="28pt" style:font-style-asian="italic" style:font-weight-asian="bold" style:font-name-complex="Symbol1" style:font-size-complex="28pt" style:font-style-complex="italic" style:font-weight-complex="bold"/>
    </style:style>
    <style:style style:name="ce621"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28pt" style:font-size-asian="28pt" style:font-size-complex="28pt"/>
    </style:style>
    <style:style style:name="ce623" style:family="table-cell" style:parent-style-name="Default" style:data-style-name="N10099">
      <style:table-cell-properties fo:background-color="#000000" style:cell-protect="protected formula-hidden" style:print-content="true" style:text-align-source="fix" style:repeat-content="false" fo:wrap-option="wrap" style:vertical-align="middle"/>
      <style:paragraph-properties fo:text-align="center" fo:margin-left="0cm"/>
      <style:text-properties style:use-window-font-color="true" style:font-name="Times New Roman" fo:font-size="28pt" style:font-size-asian="28pt" style:font-size-complex="28pt"/>
    </style:style>
    <style:style style:name="ce16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fo:font-style="italic" fo:font-weight="bold" style:font-size-asian="28pt" style:font-style-asian="italic" style:font-weight-asian="bold" style:font-size-complex="28pt" style:font-style-complex="italic" style:font-weight-complex="bold"/>
    </style:style>
    <style:style style:name="ce173" style:family="table-cell" style:parent-style-name="Default">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634" style:family="table-cell" style:parent-style-name="Default" style:data-style-name="N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35"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28pt" style:font-size-asian="28pt" style:font-size-complex="28pt"/>
    </style:style>
    <style:style style:name="ce629" style:family="table-cell" style:parent-style-name="Default" style:data-style-name="N10099">
      <style:table-cell-properties fo:background-color="#000000"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78" style:family="table-cell" style:parent-style-name="Default" style:data-style-name="N0">
      <style:table-cell-properties fo:background-color="#ffffff"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631"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style:font-size-asian="32pt" style:font-size-complex="32pt"/>
    </style:style>
    <style:style style:name="ce185"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39" style:family="table-cell" style:parent-style-name="Default" style:data-style-name="N146">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4" style:family="table-cell" style:parent-style-name="Default">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2"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186"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4"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ce114"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42" style:family="table-cell" style:parent-style-name="Default" style:data-style-name="N100">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style:use-window-font-color="true" style:font-name="Times New Roman" fo:font-size="48pt" style:font-size-asian="48pt" style:font-size-complex="48pt"/>
    </style:style>
    <style:style style:name="ce188" style:family="table-cell" style:parent-style-name="Default" style:data-style-name="N0">
      <style:table-cell-properties style:cell-protect="protected formula-hidden" style:print-content="true" style:text-align-source="fix" style:repeat-content="false" fo:border="none" style:vertical-align="middle"/>
      <style:paragraph-properties fo:text-align="center" fo:margin-left="0cm"/>
      <style:text-properties style:font-name="Times New Roman" fo:font-size="32pt" fo:font-weight="bold" style:font-size-asian="32pt" style:font-weight-asian="bold" style:font-size-complex="32pt" style:font-weight-complex="bold"/>
    </style:style>
    <style:style style:name="ce643"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Homographique N1'.O9"/>
      <style:map style:condition="cell-content()=1" style:apply-style-name="Good" style:base-cell-address="'Homographique N1'.O9"/>
    </style:style>
    <style:style style:name="ce133" style:family="table-cell" style:parent-style-name="Default" style:data-style-name="N99">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style:font-size-asian="28pt" style:font-size-complex="28pt"/>
    </style:style>
    <style:style style:name="ce120" style:family="table-cell" style:parent-style-name="Default" style:data-style-name="N0">
      <style:table-cell-properties style:cell-protect="protected formula-hidden" style:print-content="true" style:text-align-source="fix" style:repeat-content="false" style:vertical-align="middle"/>
      <style:paragraph-properties fo:text-align="center" fo:margin-left="0cm"/>
      <style:text-properties style:font-name="Times New Roman" fo:font-size="28pt" style:font-size-asian="28pt" style:font-size-complex="28pt"/>
    </style:style>
    <style:style style:name="ce144" style:family="table-cell" style:parent-style-name="Default">
      <style:table-cell-properties style:cell-protect="protected formula-hidden" style:print-content="true" fo:background-color="transparent"/>
    </style:style>
    <style:style style:name="ce215" style:family="table-cell" style:parent-style-name="Default" style:data-style-name="N0">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16" style:family="table-cell" style:parent-style-name="Default">
      <style:table-cell-properties fo:background-color="#ffff66" style:cell-protect="protected formula-hidden" style:print-content="true" style:text-align-source="fix" style:repeat-content="fals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143" style:family="table-cell" style:parent-style-name="Default" style:data-style-name="N99">
      <style:table-cell-properties style:cell-protect="protected formula-hidden" style:print-content="true" style:text-align-source="fix" style:repeat-content="false" style:vertical-align="middle"/>
      <style:paragraph-properties fo:text-align="center" fo:margin-left="0cm"/>
      <style:text-properties fo:color="#ffffff" style:font-name="Times New Roman" fo:font-size="28pt" style:font-size-asian="28pt" style:font-size-complex="28pt"/>
    </style:style>
    <style:style style:name="ce204" style:family="table-cell" style:parent-style-name="Default">
      <style:table-cell-properties style:cell-protect="protected formula-hidden" style:print-content="true" style:text-align-source="fix" style:repeat-content="false" style:vertical-align="middle"/>
      <style:paragraph-properties fo:text-align="center" fo:margin-left="0cm"/>
    </style:style>
    <style:style style:name="ce205"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style>
    <style:style style:name="ce207" style:family="table-cell" style:parent-style-name="Default">
      <style:table-cell-properties style:cell-protect="protected formula-hidden" style:print-content="true" style:text-align-source="fix" style:repeat-content="false" style:vertical-align="middle"/>
      <style:paragraph-properties fo:text-align="center" fo:margin-left="0cm"/>
      <style:text-properties fo:font-weight="bold" style:font-weight-asian="bold" style:font-weight-complex="bold"/>
    </style:style>
    <style:style style:name="ce208" style:family="table-cell" style:parent-style-name="Default" style:data-style-name="N0">
      <style:table-cell-properties style:cell-protect="protected formula-hidden" style:print-content="true" style:text-align-source="fix" style:repeat-content="false" fo:background-color="transparent"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209" style:family="table-cell" style:parent-style-name="Default">
      <style:table-cell-properties style:cell-protect="protected formula-hidden" style:print-content="true"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656"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Homographique N2'.O11"/>
      <style:map style:condition="cell-content()=1" style:apply-style-name="Good" style:base-cell-address="'Homographique N2'.O11"/>
    </style:style>
    <style:style style:name="ce303" style:family="table-cell" style:parent-style-name="Default">
      <style:table-cell-properties fo:border-bottom="none" fo:background-color="#fff200" style:cell-protect="protected" style:print-content="true" style:text-align-source="fix" style:repeat-content="false" fo:border-left="0.06pt solid #000000"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07" style:family="table-cell" style:parent-style-name="Default">
      <style:table-cell-properties fo:border-bottom="0.06pt solid #000000" fo:background-color="#fff200" style:cell-protect="protected formula-hidden" style:print-content="true" style:text-align-source="fix" style:repeat-content="false" fo:wrap-option="wrap" fo:border-left="0.06pt solid #000000" fo:border-right="0.06pt solid #000000" fo:border-top="none" style:vertical-align="middle"/>
      <style:paragraph-properties fo:text-align="center" fo:margin-left="0cm"/>
      <style:text-properties style:font-name="Times New Roman" fo:font-size="28pt" fo:font-weight="bold" style:font-size-asian="28pt" style:font-weight-asian="bold" style:font-size-complex="28pt" style:font-weight-complex="bold"/>
    </style:style>
    <style:style style:name="ce308" style:family="table-cell" style:parent-style-name="Default">
      <style:table-cell-properties fo:border-bottom="none" fo:background-color="#fff200" style:cell-protect="protected" style:print-content="true" fo:border-left="none" fo:border-right="none" fo:border-top="0.06pt solid #000000"/>
      <style:text-properties style:font-name="Times New Roman" fo:font-size="28pt" style:font-size-asian="28pt" style:font-size-complex="28pt"/>
    </style:style>
    <style:style style:name="ce309" style:family="table-cell" style:parent-style-name="Default">
      <style:table-cell-properties fo:border-bottom="0.06pt solid #000000" fo:background-color="#fff200" style:cell-protect="protected" style:print-content="true" fo:wrap-option="wrap" fo:border-left="none" fo:border-right="none" fo:border-top="none"/>
      <style:text-properties style:font-name="Times New Roman" fo:font-size="28pt" style:font-size-asian="28pt" style:font-size-complex="28pt"/>
    </style:style>
    <style:style style:name="ce300"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start" fo:margin-left="0cm"/>
      <style:text-properties style:use-window-font-color="true" style:font-name="Times New Roman" fo:font-size="28pt" fo:font-weight="bold" style:font-name-asian="Symbol1" style:font-size-asian="28pt" style:font-weight-asian="bold" style:font-name-complex="Symbol1" style:font-size-complex="28pt" style:font-weight-complex="bold"/>
    </style:style>
    <style:style style:name="ce311" style:family="table-cell" style:parent-style-name="Default">
      <style:table-cell-properties fo:border-bottom="none" fo:background-color="#fff200" style:cell-protect="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2" style:family="table-cell" style:parent-style-name="Default">
      <style:table-cell-properties fo:border-bottom="0.06pt solid #000000" fo:background-color="#fff200" style:cell-protect="protected"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313" style:family="table-cell" style:parent-style-name="Default">
      <style:table-cell-properties fo:border-bottom="none" fo:background-color="#fff200" fo:border-left="none" fo:border-right="none" fo:border-top="0.06pt solid #000000"/>
    </style:style>
    <style:style style:name="ce314" style:family="table-cell" style:parent-style-name="Default">
      <style:table-cell-properties fo:border-bottom="0.06pt solid #000000" fo:background-color="#fff200" fo:wrap-option="wrap" fo:border-left="none" fo:border-right="none" fo:border-top="none"/>
    </style:style>
    <style:style style:name="ce315" style:family="table-cell" style:parent-style-name="Default">
      <style:table-cell-properties fo:border-bottom="none" fo:background-color="#fff200" style:cell-protect="protected formula-hidden" style:print-content="true" style:text-align-source="fix" style:repeat-content="false" fo:border-left="none" fo:border-right="none" fo:border-top="0.06pt solid #000000" style:vertical-align="middle"/>
      <style:paragraph-properties fo:text-align="center" fo:margin-left="0cm"/>
      <style:text-properties style:font-name="Times New Roman" fo:font-size="28pt" style:font-size-asian="28pt" style:font-size-complex="28pt"/>
    </style:style>
    <style:style style:name="ce316" style:family="table-cell" style:parent-style-name="Default">
      <style:table-cell-properties fo:border-bottom="0.06pt solid #000000" fo:background-color="#fff200" style:cell-protect="protected formula-hidden" style:print-content="true" style:text-align-source="fix" style:repeat-content="false" fo:wrap-option="wrap" fo:border-left="none" fo:border-right="none" fo:border-top="none" style:vertical-align="middle"/>
      <style:paragraph-properties fo:text-align="center" fo:margin-left="0cm"/>
      <style:text-properties style:font-name="Times New Roman" fo:font-size="28pt" style:font-size-asian="28pt" style:font-size-complex="28pt"/>
    </style:style>
    <style:style style:name="ce668" style:family="table-cell" style:parent-style-name="Default" style:data-style-name="N99">
      <style:table-cell-properties style:cell-protect="protected formula-hidden" style:print-content="true" style:text-align-source="fix" style:repeat-content="false" fo:border="0.06pt solid #000000" style:vertical-align="middle"/>
      <style:paragraph-properties fo:text-align="center" fo:margin-left="0cm"/>
      <style:text-properties style:font-name="Times New Roman2" fo:font-size="28pt" fo:font-weight="bold" style:font-size-asian="28pt" style:font-size-complex="28pt"/>
      <style:map style:condition="cell-content()=0" style:apply-style-name="Bad" style:base-cell-address="'2nd ° Première G N1'.S7"/>
      <style:map style:condition="cell-content()=1" style:apply-style-name="Good" style:base-cell-address="'2nd ° Première G N1'.S7"/>
    </style:style>
    <style:style style:name="ce319" style:family="table-cell" style:parent-style-name="Default">
      <style:table-cell-properties fo:border-bottom="none" fo:background-color="#fff200" style:cell-protect="protected formula-hidden"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28pt" style:font-size-asian="28pt" style:font-size-complex="28pt"/>
    </style:style>
    <style:style style:name="ce321" style:family="table-cell" style:parent-style-name="Default">
      <style:table-cell-properties fo:border-bottom="0.06pt solid #000000" fo:background-color="#fff200" style:cell-protect="protected formula-hidden" style:print-content="true" style:text-align-source="fix" style:repeat-content="false" fo:border-left="none" fo:border-right="0.06pt solid #000000" fo:border-top="none" style:vertical-align="middle"/>
      <style:paragraph-properties fo:text-align="center" fo:margin-left="0cm"/>
      <style:text-properties style:font-name="Times New Roman" fo:font-size="28pt" style:font-size-asian="28pt" style:font-size-complex="28pt"/>
    </style:style>
    <style:style style:name="ce302" style:family="table-cell" style:parent-style-name="Default" style:data-style-name="N99">
      <style:table-cell-properties fo:background-color="#ffff66" style:cell-protect="protected formula-hidden" style:print-content="true" style:text-align-source="fix" style:repeat-content="false" style:vertical-align="middle"/>
      <style:paragraph-properties fo:text-align="center" fo:margin-left="0cm"/>
      <style:text-properties fo:color="#000000" style:font-name="Times New Roman" fo:font-size="28pt" fo:font-weight="bold" style:font-size-asian="28pt" style:font-weight-asian="bold" style:font-size-complex="28pt" style:font-weight-complex="bold"/>
    </style:style>
    <style:style style:name="ce113" style:family="table-cell" style:parent-style-name="Default">
      <style:table-cell-properties style:cell-protect="protected" style:print-content="true"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Times New Roman" fo:font-size="14pt" fo:language="fr" fo:country="FR" fo:font-style="normal" fo:text-shadow="none" style:text-underline-style="none" fo:font-weight="bold" style:text-underline-mode="continuous" style:text-overline-mode="continuous" style:text-line-through-mode="continuous" style:font-name-asian="Microsoft YaHei" style:font-size-asian="14pt" style:language-asian="zh" style:country-asian="CN" style:font-style-asian="normal" style:font-weight-asian="bold" style:font-name-complex="Mangal" style:font-size-complex="14pt" style:language-complex="hi" style:country-complex="IN" style:font-style-complex="normal" style:font-weight-complex="bold" style:text-emphasize="none" style:font-relief="none" style:text-overline-style="none" style:text-overline-color="font-color"/>
    </style:style>
    <style:style style:name="ce304"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fo:font-weight="bold" style:font-size-asian="28pt" style:font-weight-asian="bold" style:font-size-complex="28pt" style:font-weight-complex="bold"/>
    </style:style>
    <style:style style:name="ce725" style:family="table-cell" style:parent-style-name="Default">
      <style:table-cell-properties style:cell-protect="protected" style:print-content="true" style:text-align-source="fix" style:repeat-content="false" style:vertical-align="middle"/>
      <style:paragraph-properties fo:text-align="center" fo:margin-left="0cm"/>
      <style:text-properties fo:color="#ce181e" style:font-name="Times New Roman" fo:font-size="28pt" style:font-size-asian="28pt" style:font-size-complex="28pt"/>
    </style:style>
    <style:style style:name="ce689" style:family="table-cell" style:parent-style-name="Good" style:data-style-name="N99">
      <style:table-cell-properties style:cell-protect="protected" style:print-content="true" style:text-align-source="fix" style:repeat-content="false" fo:border="0.06pt solid #000000" style:vertical-align="middle"/>
      <style:paragraph-properties fo:text-align="center" fo:margin-left="0cm"/>
      <style:text-properties style:font-name="Times New Roman2" style:font-size-asian="28pt" style:font-size-complex="28pt"/>
      <style:map style:condition="cell-content()=1" style:apply-style-name="Good" style:base-cell-address="'2nd ° Première G N2'.O6"/>
      <style:map style:condition="cell-content()=0" style:apply-style-name="Bad" style:base-cell-address="'2nd ° Première G N2'.O6"/>
    </style:style>
    <style:style style:name="ce141" style:family="table-cell" style:parent-style-name="Default">
      <style:table-cell-properties style:cell-protect="protected" style:print-content="true" style:text-align-source="fix" style:repeat-content="false" style:vertical-align="middle"/>
      <style:paragraph-properties fo:text-align="start" fo:margin-left="0cm"/>
      <style:text-properties style:font-name="Times New Roman" fo:font-size="28pt" fo:font-weight="bold" style:font-size-asian="28pt" style:font-weight-asian="bold" style:font-size-complex="28pt" style:font-weight-complex="bold"/>
    </style:style>
    <style:style style:name="ce694" style:family="table-cell" style:parent-style-name="Default">
      <style:table-cell-properties fo:background-color="#ff3333" style:cell-protect="hidden-and-protected" style:print-content="true" style:text-align-source="fix" style:repeat-content="false" style:vertical-align="middle"/>
      <style:paragraph-properties fo:text-align="center"/>
      <style:text-properties fo:color="#000000" style:font-name="Times New Roman" fo:font-size="12pt" style:font-size-asian="12pt" style:font-size-complex="12pt"/>
    </style:style>
    <style:style style:name="ce671" style:family="table-cell" style:parent-style-name="Default">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72"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673"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74" style:family="table-cell" style:parent-style-name="Default">
      <style:table-cell-properties fo:background-color="#dddddd"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7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677" style:family="table-cell" style:parent-style-name="Default">
      <style:table-cell-properties style:cell-protect="hidden-and-protected" style:print-content="true"/>
      <style:text-properties style:font-name="Times New Roman" fo:font-size="12pt" style:font-size-asian="12pt" style:font-size-complex="12pt"/>
    </style:style>
    <style:style style:name="ce678" style:family="table-cell" style:parent-style-name="Default" style:data-style-name="N0">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33" style:family="table-cell" style:parent-style-name="Default">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68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font-name="Times New Roman" fo:font-size="12pt" style:font-size-asian="12pt" style:font-size-complex="12pt"/>
    </style:style>
    <style:style style:name="ce68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682"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name-asian="Symbol1" style:font-size-asian="12pt" style:font-style-asian="italic" style:font-weight-asian="bold" style:font-name-complex="Symbol1" style:font-size-complex="12pt" style:font-style-complex="italic" style:font-weight-complex="bold"/>
    </style:style>
    <style:style style:name="ce683" style:family="table-cell" style:parent-style-name="Default">
      <style:table-cell-properties fo:background-color="#00a933"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52"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85" style:family="table-cell" style:parent-style-name="Default">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6" style:family="table-cell" style:parent-style-name="Default">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87" style:family="table-cell" style:parent-style-name="Default">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58"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759" style:family="table-cell" style:parent-style-name="Default" style:data-style-name="N10099">
      <style:table-cell-properties fo:background-color="#000000" style:cell-protect="hidden-and-protected" style:print-content="true" style:text-align-source="fix" style:repeat-content="false" fo:wrap-option="wrap" style:vertical-align="middle"/>
      <style:paragraph-properties fo:text-align="center" fo:margin-left="0cm"/>
      <style:text-properties style:use-window-font-color="true" style:font-name="Times New Roman" fo:font-size="12pt" style:font-size-asian="12pt" style:font-size-complex="12pt"/>
    </style:style>
    <style:style style:name="ce76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691"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692" style:family="table-cell" style:parent-style-name="Default" style:data-style-name="N0">
      <style:table-cell-properties fo:border-bottom="0.06pt solid #000000" fo:background-color="#cccccc"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style:font-name="Times New Roman" fo:font-size="12pt" style:font-size-asian="12pt" style:font-size-complex="12pt"/>
    </style:style>
    <style:style style:name="ce693" style:family="table-cell" style:parent-style-name="Default" style:data-style-name="N0">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70" style:family="table-cell" style:parent-style-name="Default">
      <style:table-cell-properties fo:background-color="#000000" style:cell-protect="hidden-and-protected" style:print-content="true"/>
      <style:text-properties style:font-name="Times New Roman" fo:font-size="12pt" style:font-size-asian="12pt" style:font-size-complex="12pt"/>
    </style:style>
    <style:style style:name="ce695"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773" style:family="table-cell" style:parent-style-name="Default">
      <style:table-cell-properties style:cell-protect="hidden-and-protected" style:print-content="true"/>
    </style:style>
    <style:style style:name="ce697"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normal" fo:font-weight="bold" style:font-size-asian="12pt" style:font-style-asian="normal" style:font-weight-asian="bold" style:font-size-complex="12pt" style:font-style-complex="normal" style:font-weight-complex="bold"/>
    </style:style>
    <style:style style:name="ce698" style:family="table-cell" style:parent-style-name="Default">
      <style:table-cell-properties fo:background-color="#33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699" style:family="table-cell" style:parent-style-name="Default" style:data-style-name="N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0" style:family="table-cell" style:parent-style-name="Default" style:data-style-name="N0">
      <style:table-cell-properties fo:background-color="#ff950e"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01" style:family="table-cell" style:parent-style-name="Default">
      <style:table-cell-properties fo:background-color="#00cc33"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2" style:family="table-cell" style:parent-style-name="Default">
      <style:table-cell-properties fo:background-color="#cc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3"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font-relief="none" style:text-overline-style="none" style:text-overline-color="font-color"/>
    </style:style>
    <style:style style:name="ce704" style:family="table-cell" style:parent-style-name="Default">
      <style:table-cell-properties fo:background-color="#ff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5"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6"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7" style:family="table-cell" style:parent-style-name="Default">
      <style:table-cell-properties fo:background-color="#99ff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08"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709" style:family="table-cell" style:parent-style-name="Default">
      <style:table-cell-properties style:cell-protect="hidden-and-protected" style:print-content="true" fo:background-color="transparent"/>
      <style:text-properties fo:font-size="12pt" style:font-size-asian="12pt" style:font-size-complex="12pt"/>
    </style:style>
    <style:style style:name="ce71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1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style:font-name="Times New Roman" fo:font-size="12pt" style:font-size-asian="12pt" style:font-size-complex="12pt"/>
    </style:style>
    <style:style style:name="ce793" style:family="table-cell" style:parent-style-name="Default">
      <style:table-cell-properties style:cell-protect="hidden-and-protected" style:print-content="true" style:vertical-align="middle"/>
      <style:text-properties style:font-name="Times New Roman" fo:font-size="12pt" style:font-size-asian="12pt" style:font-size-complex="12pt"/>
    </style:style>
    <style:style style:name="ce71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714" style:family="table-cell" style:parent-style-name="Default">
      <style:table-cell-properties fo:background-color="#99cc66"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79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fo:color="#ffffff" style:font-name="Times New Roman" fo:font-size="12pt" style:font-size-asian="12pt" style:font-size-complex="12pt"/>
    </style:style>
    <style:style style:name="ce716" style:family="table-cell" style:parent-style-name="Default">
      <style:table-cell-properties fo:background-color="#fff200"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7" style:family="table-cell" style:parent-style-name="Default">
      <style:table-cell-properties fo:background-color="#33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89" style:family="table-cell" style:parent-style-name="Default">
      <style:table-cell-properties style:cell-protect="hidden-and-protected" style:print-content="true"/>
    </style:style>
    <style:style style:name="ce718" style:family="table-cell" style:parent-style-name="Default">
      <style:table-cell-properties fo:background-color="#00cc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19" style:family="table-cell" style:parent-style-name="Default">
      <style:table-cell-properties fo:background-color="#ff66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20" style:family="table-cell" style:parent-style-name="Default">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721" style:family="table-cell" style:parent-style-name="Default">
      <style:table-cell-properties fo:background-color="#00cc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0" style:family="table-cell" style:parent-style-name="Default" style:data-style-name="N10000">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3" style:family="table-cell" style:parent-style-name="Default">
      <style:table-cell-properties style:cell-protect="hidden-and-protected" style:print-content="true" style:text-align-source="fix" style:repeat-content="false" style:vertical-align="middle"/>
      <style:paragraph-properties fo:text-align="center" fo:margin-left="0cm"/>
    </style:style>
    <style:style style:name="ce811" style:family="table-cell" style:parent-style-name="Default">
      <style:table-cell-properties style:cell-protect="hidden-and-protected" style:print-content="true" style:vertical-align="middle"/>
      <style:text-properties fo:font-size="12pt" style:font-size-asian="12pt" style:font-size-complex="12pt"/>
    </style:style>
    <style:style style:name="ce816" style:family="table-cell" style:parent-style-name="Default">
      <style:table-cell-properties style:cell-protect="hidden-and-protected" style:print-content="true" style:text-align-source="fix" style:repeat-content="false" fo:background-color="transparent" style:vertical-align="middle"/>
      <style:paragraph-properties fo:text-align="start" fo:margin-left="0cm"/>
      <style:text-properties style:font-name="Times New Roman" fo:font-size="12pt" style:font-size-asian="12pt" style:font-size-complex="12pt"/>
    </style:style>
    <style:style style:name="ce817" style:family="table-cell" style:parent-style-name="Default" style:data-style-name="N10099">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728" style:family="table-cell" style:parent-style-name="Default">
      <style:table-cell-properties fo:background-color="#fff200"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29" style:family="table-cell" style:parent-style-name="Default">
      <style:table-cell-properties fo:background-color="#3399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0" style:family="table-cell" style:parent-style-name="Default">
      <style:table-cell-properties fo:background-color="#ff950e"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1" style:family="table-cell" style:parent-style-name="Default">
      <style:table-cell-properties fo:background-color="#00cc33"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4" style:family="table-cell" style:parent-style-name="Default" style:data-style-name="N0">
      <style:table-cell-properties fo:background-color="#cc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5" style:family="table-cell" style:parent-style-name="Default">
      <style:table-cell-properties fo:background-color="#ff66ff"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36" style:family="table-cell" style:parent-style-name="Default" style:data-style-name="N0">
      <style:table-cell-properties fo:background-color="#ff99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7" style:family="table-cell" style:parent-style-name="Default" style:data-style-name="N0">
      <style:table-cell-properties fo:background-color="#00ccff"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8" style:family="table-cell" style:parent-style-name="Default" style:data-style-name="N0">
      <style:table-cell-properties fo:background-color="#99ff33"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39" style:family="table-cell" style:parent-style-name="Default">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740"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1" style:family="table-cell" style:parent-style-name="Default">
      <style:table-cell-properties fo:border-bottom="0.06pt solid #000000" fo:background-color="#fff200" style:cell-protect="hidden-and-protected" style:print-content="true" fo:border-left="none" fo:border-right="none" fo:border-top="0.06pt solid #000000" style:vertical-align="middle"/>
      <style:text-properties fo:font-size="12pt" style:font-size-asian="12pt" style:font-size-complex="12pt"/>
    </style:style>
    <style:style style:name="ce742" style:family="table-cell" style:parent-style-name="FAUX">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43" style:family="table-cell" style:parent-style-name="Default">
      <style:table-cell-properties fo:border-bottom="0.06pt solid #000000" fo:background-color="#fff2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font-size="12pt" style:font-size-asian="12pt" style:font-size-complex="12pt"/>
    </style:style>
    <style:style style:name="ce744" style:family="table-cell" style:parent-style-name="Default" style:data-style-name="N0">
      <style:table-cell-properties fo:border-bottom="0.06pt solid #000000" style:cell-protect="hidden-and-protected" style:print-content="true" style:text-align-source="fix" style:repeat-content="false" fo:border-left="0.06pt solid #000000"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45"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fo:font-size="12pt" style:font-size-asian="12pt" style:font-size-complex="12pt"/>
    </style:style>
    <style:style style:name="ce746"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49" style:family="table-cell" style:parent-style-name="Default">
      <style:table-cell-properties fo:background-color="#ffffcc"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4" style:family="table-cell" style:parent-style-name="Default">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757"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22" style:family="table-cell" style:parent-style-name="Default" style:data-style-name="N10099">
      <style:table-cell-properties fo:background-color="#99ff33"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760" style:family="table-cell" style:parent-style-name="Default" style:data-style-name="N147">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761"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weight="bold" style:font-name-asian="Symbol1" style:font-size-asian="12pt" style:font-weight-asian="bold" style:font-name-complex="Symbol1" style:font-size-complex="12pt" style:font-weight-complex="bold"/>
    </style:style>
    <style:style style:name="ce7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style="italic" style:font-size-asian="12pt" style:font-style-asian="italic" style:font-size-complex="12pt" style:font-style-complex="italic"/>
    </style:style>
    <style:style style:name="ce768" style:family="table-cell" style:parent-style-name="FAUX"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769" style:family="table-cell" style:parent-style-name="Default" style:data-style-name="N3">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6"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778"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788" style:family="table-cell" style:parent-style-name="Default" style:data-style-name="N10000">
      <style:table-cell-properties fo:background-color="#fff200"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794" style:family="table-cell" style:parent-style-name="Default">
      <style:table-cell-properties fo:background-color="#ffffcc" style:cell-protect="hidden-and-protected" style:print-content="true" style:text-align-source="fix" style:repeat-content="false" fo:border="none" style:vertical-align="middle"/>
      <style:paragraph-properties fo:text-align="center" fo:margin-left="0cm"/>
      <style:text-properties fo:color="#000000" style:font-name="Times New Roman" fo:font-size="12pt" style:font-size-asian="12pt" style:font-size-complex="12pt"/>
    </style:style>
    <style:style style:name="ce796" style:family="table-cell" style:parent-style-name="Default">
      <style:table-cell-properties fo:background-color="#cccc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797"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08"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1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12" style:family="table-cell" style:parent-style-name="FAUX">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26" style:family="table-cell" style:parent-style-name="Default">
      <style:table-cell-properties fo:border-bottom="0.06pt solid #000000" style:cell-protect="hidden-and-protected" style:print-content="true" fo:border-left="none" fo:border-right="none" fo:border-top="0.06pt solid #000000" style:vertical-align="middle"/>
      <style:text-properties fo:font-size="12pt" style:font-size-asian="12pt" style:font-size-complex="12pt"/>
    </style:style>
    <style:style style:name="ce853" style:family="table-cell" style:parent-style-name="Default" style:data-style-name="N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851" style:family="table-cell" style:parent-style-name="Default" style:data-style-name="N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868" style:family="table-cell" style:parent-style-name="Default">
      <style:table-cell-properties fo:background-color="#33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869" style:family="table-cell" style:parent-style-name="Default" style:data-style-name="N10000">
      <style:table-cell-properties fo:background-color="#33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865" style:family="table-cell" style:parent-style-name="Default" style:data-style-name="N10000">
      <style:table-cell-properties style:cell-protect="hidden-and-protected" style:print-content="true" style:text-align-source="fix" style:repeat-content="false" fo:background-color="transparent" fo:wrap-option="wrap" style:vertical-align="middle"/>
      <style:paragraph-properties fo:text-align="center" fo:margin-left="0cm"/>
      <style:text-properties fo:color="#000000" style:font-name="Times New Roman" fo:font-size="12pt" style:font-size-asian="12pt" style:font-size-complex="12pt"/>
    </style:style>
    <style:style style:name="ce881" style:family="table-cell" style:parent-style-name="Default" style:data-style-name="N100">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864"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866"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861"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end" fo:margin-left="0cm"/>
      <style:text-properties style:use-window-font-color="true" style:font-name="Times New Roman" fo:font-size="12pt" style:font-size-asian="12pt" style:font-size-complex="12pt"/>
    </style:style>
    <style:style style:name="ce939" style:family="table-cell" style:parent-style-name="Default" style:data-style-name="N100">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950" style:family="table-cell" style:parent-style-name="Default">
      <style:table-cell-properties fo:background-color="#ff66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951" style:family="table-cell" style:parent-style-name="Default" style:data-style-name="N10000">
      <style:table-cell-properties fo:background-color="#ff66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952" style:family="table-cell" style:parent-style-name="Default" style:data-style-name="N10000">
      <style:table-cell-properties fo:background-color="#cc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960" style:family="table-cell" style:parent-style-name="Default">
      <style:table-cell-properties fo:border-bottom="0.06pt solid #000000" fo:background-color="#fff200" style:cell-protect="hidden-and-protected" style:print-content="true" style:text-align-source="fix" style:repeat-content="false" fo:border-left="none" fo:border-right="0.06pt solid #000000" fo:border-top="0.06pt solid #000000" style:vertical-align="middle"/>
      <style:paragraph-properties fo:text-align="center"/>
      <style:text-properties style:font-name="Times New Roman" fo:font-size="12pt" style:font-size-asian="12pt" style:font-size-complex="12pt"/>
    </style:style>
    <style:style style:name="ce961" style:family="table-cell" style:parent-style-name="FAUX"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871" style:family="table-cell" style:parent-style-name="Default" style:data-style-name="N10099">
      <style:table-cell-properties fo:background-color="#000000"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970" style:family="table-cell" style:parent-style-name="Default" style:data-style-name="N100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971" style:family="table-cell" style:parent-style-name="Default">
      <style:table-cell-properties fo:background-color="#579d1c"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77"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99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7" style:family="table-cell" style:parent-style-name="Default" style:data-style-name="N3">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98" style:family="table-cell" style:parent-style-name="Default" style:data-style-name="N0">
      <style:table-cell-properties fo:border-bottom="0.06pt solid #000000" style:cell-protect="hidden-and-protected" style:print-content="true" style:text-align-source="fix" style:repeat-content="false" fo:border-left="none" fo:border-right="none" fo:border-top="0.06pt solid #000000" style:vertical-align="middle"/>
      <style:paragraph-properties fo:text-align="center" fo:margin-left="0cm"/>
      <style:text-properties fo:color="#000000" style:font-name="Symbol"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99" style:family="table-cell" style:parent-style-name="Default">
      <style:table-cell-properties fo:background-color="#00cc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0" style:family="table-cell" style:parent-style-name="Default" style:data-style-name="N10000">
      <style:table-cell-properties fo:background-color="#00cc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1"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02" style:family="table-cell" style:parent-style-name="Default">
      <style:table-cell-properties style:cell-protect="hidden-and-protected" style:print-content="true" style:vertical-align="top"/>
    </style:style>
    <style:style style:name="ce1003"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end" fo:margin-left="0cm"/>
      <style:text-properties style:font-name="Times New Roman" fo:font-size="12pt" fo:font-weight="bold" style:font-size-asian="12pt" style:font-weight-asian="bold" style:font-size-complex="12pt" style:font-weight-complex="bold"/>
    </style:style>
    <style:style style:name="ce884"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04" style:family="table-cell" style:parent-style-name="Default">
      <style:table-cell-properties fo:background-color="#cc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05" style:family="table-cell" style:parent-style-name="Default" style:data-style-name="N10000">
      <style:table-cell-properties fo:background-color="#cc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06"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ce1007"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08" style:family="table-cell" style:parent-style-name="Default">
      <style:table-cell-properties fo:background-color="#ff66ff" style:cell-protect="hidden-and-protected" style:print-content="true" style:text-align-source="fix" style:repeat-content="false" fo:wrap-option="wrap"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italic"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italic" style:font-weight-asian="normal" style:font-name-complex="Lucida Sans" style:font-size-complex="12pt" style:language-complex="hi" style:country-complex="IN" style:font-style-complex="italic" style:font-weight-complex="normal" style:text-emphasize="none" style:font-relief="none" style:text-overline-style="none" style:text-overline-color="font-color"/>
    </style:style>
    <style:style style:name="ce1009" style:family="table-cell" style:parent-style-name="Default" style:data-style-name="N10099">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style="italic" style:font-size-asian="12pt" style:font-style-asian="italic" style:font-size-complex="12pt" style:font-style-complex="italic"/>
    </style:style>
    <style:style style:name="ce1011"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2"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893"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14" style:family="table-cell" style:parent-style-name="Default">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15" style:family="table-cell" style:parent-style-name="Default" style:data-style-name="N10099">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16" style:family="table-cell" style:parent-style-name="Default" style:data-style-name="N0">
      <style:table-cell-properties fo:background-color="#ff950e" style:cell-protect="hidden-and-protected" style:print-content="true" style:text-align-source="fix" style:repeat-content="false" style:vertical-align="middle"/>
      <style:paragraph-properties fo:text-align="center" fo:margin-left="0cm"/>
      <style:text-properties fo:color="#000000" style:font-name="Times New Roman" fo:font-size="12pt" style:font-size-asian="12pt" style:font-size-complex="12pt"/>
    </style:style>
    <style:style style:name="ce1017"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18" style:family="table-cell" style:parent-style-name="Default" style:data-style-name="N3">
      <style:table-cell-properties fo:background-color="#cc00cc"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size-asian="12pt" style:font-size-complex="12pt"/>
    </style:style>
    <style:style style:name="ce1019" style:family="table-cell" style:parent-style-name="Default">
      <style:table-cell-properties fo:border-bottom="0.06pt solid #000000" fo:background-color="#fff200" style:cell-protect="hidden-and-protected" style:print-content="true" style:text-align-source="fix" style:repeat-content="false" fo:border-left="none" fo:border-right="none" fo:border-top="0.06pt solid #000000" style:vertical-align="middle"/>
      <style:paragraph-properties fo:text-align="start" fo:margin-left="0cm"/>
      <style:text-properties fo:color="#000000" style:font-name="Times New Roman" fo:font-size="12pt" fo:font-weight="bold" style:font-size-asian="12pt" style:font-weight-asian="bold" style:font-size-complex="12pt" style:font-weight-complex="bold"/>
    </style:style>
    <style:style style:name="ce908" style:family="table-cell" style:parent-style-name="Default">
      <style:table-cell-properties fo:background-color="#ff8000"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1" style:family="table-cell" style:parent-style-name="Default">
      <style:table-cell-properties fo:background-color="#ffffc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22" style:family="table-cell" style:parent-style-name="Default" style:data-style-name="N10000">
      <style:table-cell-properties fo:background-color="#ffffc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23" style:family="table-cell" style:parent-style-name="Default" style:data-style-name="N10000">
      <style:table-cell-properties fo:background-color="#ffffcc"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24"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25"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fo:color="#000000" style:font-name="Times New Roman" fo:font-size="12pt" fo:font-weight="normal" style:font-size-asian="12pt" style:font-weight-asian="normal" style:font-size-complex="12pt" style:font-weight-complex="normal"/>
    </style:style>
    <style:style style:name="ce1026" style:family="table-cell" style:parent-style-name="Default">
      <style:table-cell-properties fo:border-bottom="0.06pt solid #000000" style:cell-protect="hidden-and-protected" style:print-content="true" style:text-align-source="fix" style:repeat-content="false" fo:border-left="0.06pt solid #000000" fo:border-right="0.06pt solid #000000" fo:border-top="none" style:vertical-align="middle"/>
      <style:paragraph-properties fo:text-align="center"/>
      <style:text-properties style:font-name="Times New Roman" fo:font-size="12pt" style:font-size-asian="12pt" style:font-size-complex="12pt"/>
    </style:style>
    <style:style style:name="ce1027" style:family="table-cell" style:parent-style-name="Default">
      <style:table-cell-properties fo:border-bottom="0.06pt solid #000000" fo:background-color="#fff200" style:cell-protect="hidden-and-protected" style:print-content="true" fo:border-left="none" fo:border-right="0.06pt solid #000000" fo:border-top="0.06pt solid #000000" style:vertical-align="middle"/>
      <style:text-properties style:font-name="Times New Roman" fo:font-size="12pt" style:font-size-asian="12pt" style:font-size-complex="12pt"/>
    </style:style>
    <style:style style:name="ce1028" style:family="table-cell" style:parent-style-name="Default" style:data-style-name="N0">
      <style:table-cell-properties fo:border-bottom="0.06pt solid #000000" style:cell-protect="hidden-and-protected" style:print-content="true" style:text-align-source="fix" style:repeat-content="false" fo:border-left="none" fo:border-right="0.06pt solid #000000" fo:border-top="0.06pt solid #000000"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map style:condition="is-true-formula(IF(#REF!=1))" style:apply-style-name="FAUX" style:base-cell-address="Données.D146"/>
      <style:map style:condition="is-true-formula(IF(#REF!=0))" style:apply-style-name="VRAI" style:base-cell-address="Données.D146"/>
    </style:style>
    <style:style style:name="ce932" style:family="table-cell" style:parent-style-name="Default" style:data-style-name="N146">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31" style:family="table-cell" style:parent-style-name="Default" style:data-style-name="N146">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Times New Roman" fo:font-size="12pt" style:font-size-asian="12pt" style:font-size-complex="12pt"/>
    </style:style>
    <style:style style:name="ce1032" style:family="table-cell" style:parent-style-name="Default" style:data-style-name="N0">
      <style:table-cell-properties fo:background-color="#fff200"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fo:font-weight="bold" style:font-size-asian="12pt" style:font-weight-asian="bold" style:font-size-complex="12pt" style:font-weight-complex="bold"/>
    </style:style>
    <style:style style:name="ce1033" style:family="table-cell" style:parent-style-name="Default" style:data-style-name="N10000">
      <style:table-cell-properties fo:background-color="#ff99ff" style:cell-protect="hidden-and-protected" style:print-content="true" style:text-align-source="fix" style:repeat-content="false" fo:wrap-option="wrap" style:vertical-align="middle"/>
      <style:paragraph-properties fo:text-align="center" fo:margin-left="0cm"/>
      <style:text-properties fo:color="#000000" style:font-name="Times New Roman" fo:font-size="12pt" style:font-size-asian="12pt" style:font-size-complex="12pt"/>
    </style:style>
    <style:style style:name="ce1034" style:family="table-cell" style:parent-style-name="Default">
      <style:table-cell-properties fo:border-bottom="none" style:cell-protect="hidden-and-protected" style:print-content="true" style:text-align-source="fix" style:repeat-content="false" fo:background-color="transparent" fo:border-left="none" fo:border-right="none" fo:border-top="0.06pt solid #000000" style:vertical-align="middle"/>
      <style:paragraph-properties fo:text-align="center" fo:margin-left="0cm"/>
      <style:text-properties style:font-name="Times New Roman" fo:font-size="12pt" style:font-size-asian="12pt" style:font-size-complex="12pt"/>
    </style:style>
    <style:style style:name="ce1035" style:family="table-cell" style:parent-style-name="Default">
      <style:table-cell-properties fo:border-bottom="0.06pt solid #000000" style:cell-protect="hidden-and-protected" style:print-content="true" fo:border-left="none" fo:border-right="none" fo:border-top="none" style:vertical-align="middle"/>
      <style:text-properties style:font-name="Times New Roman" fo:font-size="12pt" style:font-size-asian="12pt" style:font-size-complex="12pt"/>
    </style:style>
    <style:style style:name="ce1036"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1037"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style:style>
    <style:style style:name="ce1039" style:family="table-cell" style:parent-style-name="Default">
      <style:table-cell-properties fo:background-color="#ff950e"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40" style:family="table-cell" style:parent-style-name="Default" style:data-style-name="N10000">
      <style:table-cell-properties fo:background-color="#ff950e"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41" style:family="table-cell" style:parent-style-name="Default">
      <style:table-cell-properties fo:border-bottom="none" style:cell-protect="hidden-and-protected" style:print-content="true" style:text-align-source="fix" style:repeat-content="false" fo:background-color="transparent" fo:border-left="none" fo:border-right="0.06pt solid #000000" fo:border-top="0.06pt solid #000000" style:vertical-align="middle"/>
      <style:paragraph-properties fo:text-align="center" fo:margin-left="0cm"/>
      <style:text-properties style:font-name="Times New Roman" fo:font-size="12pt" style:font-size-asian="12pt" style:font-size-complex="12pt"/>
    </style:style>
    <style:style style:name="ce1042" style:family="table-cell" style:parent-style-name="Default">
      <style:table-cell-properties fo:border-bottom="0.06pt solid #000000" style:cell-protect="hidden-and-protected" style:print-content="true" fo:border-left="none" fo:border-right="0.06pt solid #000000" fo:border-top="none" style:vertical-align="middle"/>
      <style:text-properties style:font-name="Times New Roman" fo:font-size="12pt" style:font-size-asian="12pt" style:font-size-complex="12pt"/>
    </style:style>
    <style:style style:name="ce1043" style:family="table-cell" style:parent-style-name="Default" style:data-style-name="N3">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style:style>
    <style:style style:name="ce948" style:family="table-cell" style:parent-style-name="Default" style:data-style-name="N100">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934"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6"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style:font-size-asian="12pt" style:font-style-asian="italic" style:font-size-complex="12pt" style:font-style-complex="italic"/>
    </style:style>
    <style:style style:name="ce1047" style:family="table-cell" style:parent-style-name="Default">
      <style:table-cell-properties style:cell-protect="hidden-and-protected" style:print-content="true" style:text-align-source="fix" style:repeat-content="false" fo:border="none" style:vertical-align="middle"/>
      <style:paragraph-properties fo:text-align="center" fo:margin-left="0cm"/>
      <style:text-properties style:font-name="Times New Roman" fo:font-size="12pt" style:font-size-asian="12pt" style:font-size-complex="12pt"/>
    </style:style>
    <style:style style:name="ce937"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Symbol" fo:font-size="12pt" style:font-name-asian="Symbol1" style:font-size-asian="12pt" style:font-name-complex="Symbol1" style:font-size-complex="12pt"/>
    </style:style>
    <style:style style:name="ce1049" style:family="table-cell" style:parent-style-name="Default" style:data-style-name="N177">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0"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Times New Roman3" fo:font-size="12pt" style:font-name-asian="Times New Roman3" style:font-size-asian="12pt" style:font-name-complex="Times New Roman3" style:font-size-complex="12pt"/>
    </style:style>
    <style:style style:name="ce1051" style:family="table-cell" style:parent-style-name="Default">
      <style:table-cell-properties fo:background-color="#99ff33"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52" style:family="table-cell" style:parent-style-name="Default" style:data-style-name="N10000">
      <style:table-cell-properties fo:background-color="#99ff33"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53" style:family="table-cell" style:parent-style-name="Default" style:data-style-name="N3">
      <style:table-cell-properties fo:background-color="#caff7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54"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tyle="italic" style:font-style-asian="italic" style:font-style-complex="italic"/>
    </style:style>
    <style:style style:name="ce1055" style:family="table-cell" style:parent-style-name="Default">
      <style:table-cell-properties style:cell-protect="hidden-and-protected" style:print-content="true" fo:border="0.06pt solid #000000"/>
    </style:style>
    <style:style style:name="ce1056"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57"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058"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Symbol"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59" style:family="table-cell" style:parent-style-name="Default">
      <style:table-cell-properties fo:background-color="#000000" style:cell-protect="hidden-and-protected" style:print-content="true" style:text-align-source="fix" style:repeat-content="false" style:vertical-align="middle"/>
      <style:paragraph-properties fo:text-align="center" fo:margin-left="0cm"/>
      <style:text-properties fo:color="#ffffff" style:font-name="Times New Roman" fo:font-size="12pt" style:font-size-asian="12pt" style:font-size-complex="12pt"/>
    </style:style>
    <style:style style:name="ce1060" style:family="table-cell" style:parent-style-name="Default">
      <style:table-cell-properties style:cell-protect="hidden-and-protected" style:print-content="true" style:text-align-source="fix" style:repeat-content="false" fo:background-color="transparent" style:vertical-align="middle"/>
      <style:paragraph-properties fo:text-align="center" fo:margin-left="0cm"/>
      <style:text-properties style:use-window-font-color="true" style:font-name="Liberation Serif" fo:font-size="6.80000019073486pt" fo:language="none" fo:country="none" style:font-name-asian="Segoe UI" style:font-size-asian="6.80000019073486pt" style:language-asian="none" style:country-asian="none" style:font-name-complex="Tahoma" style:font-size-complex="6.80000019073486pt" style:language-complex="none" style:country-complex="none"/>
    </style:style>
    <style:style style:name="ce95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2" style:family="table-cell" style:parent-style-name="Default" style:data-style-name="N0">
      <style:table-cell-properties style:cell-protect="hidden-and-protected" style:print-content="true" style:text-align-source="fix" style:repeat-content="false"/>
      <style:paragraph-properties fo:text-align="center" fo:margin-left="0cm"/>
      <style:text-properties style:font-name="Times New Roman" fo:font-size="12pt" style:font-size-asian="12pt" style:font-size-complex="12pt"/>
    </style:style>
    <style:style style:name="ce1063" style:family="table-cell" style:parent-style-name="Default">
      <style:table-cell-properties fo:background-color="#66ff66" style:cell-protect="hidden-and-protected" style:print-content="true" style:text-align-source="fix" style:repeat-content="false" fo:border="0.06pt solid #000000" style:vertical-align="middle"/>
      <style:paragraph-properties fo:text-align="center" fo:margin-left="0cm"/>
      <style:text-properties style:font-name="Times New Roman" fo:font-style="italic" style:font-style-asian="italic" style:font-style-complex="italic"/>
    </style:style>
    <style:style style:name="ce1077" style:family="table-cell" style:parent-style-name="Default">
      <style:table-cell-properties style:cell-protect="hidden-and-protected" style:print-content="true" style:text-align-source="fix" style:repeat-content="false" fo:background-color="transparent" fo:border="0.06pt solid #000000" style:vertical-align="middle"/>
      <style:paragraph-properties fo:text-align="center" fo:margin-left="0cm"/>
      <style:text-properties style:font-name="Times New Roman" fo:font-size="12pt" style:font-size-asian="12pt" style:font-size-complex="12pt"/>
    </style:style>
    <style:style style:name="ce1064"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name-asian="Symbol1" style:font-size-asian="12pt" style:font-name-complex="Symbol1" style:font-size-complex="12pt"/>
    </style:style>
    <style:style style:name="ce1065" style:family="table-cell" style:parent-style-name="Default">
      <style:table-cell-properties fo:background-color="#ff99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66" style:family="table-cell" style:parent-style-name="Default" style:data-style-name="N10000">
      <style:table-cell-properties fo:background-color="#ff99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67" style:family="table-cell" style:parent-style-name="Default" style:data-style-name="N3">
      <style:table-cell-properties fo:background-color="#00eeee"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size-asian="12pt" style:font-size-complex="12pt"/>
    </style:style>
    <style:style style:name="ce1068" style:family="table-cell" style:parent-style-name="Default">
      <style:table-cell-properties fo:background-color="#b2b2b2"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1069" style:family="table-cell" style:parent-style-name="Default">
      <style:table-cell-properties style:cell-protect="hidden-and-protected" style:print-content="tru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967"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1" style:family="table-cell" style:parent-style-name="Default">
      <style:table-cell-properties fo:background-color="#b2b2b2"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70"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2" style:family="table-cell" style:parent-style-name="Default" style:data-style-name="N2">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73" style:family="table-cell" style:parent-style-name="Default">
      <style:table-cell-properties fo:background-color="#00ccff"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74" style:family="table-cell" style:parent-style-name="Default" style:data-style-name="N10000">
      <style:table-cell-properties fo:background-color="#00ccff"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75"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style:font-size-asian="12pt" style:font-style-asian="normal" style:font-size-complex="12pt" style:font-style-complex="normal"/>
    </style:style>
    <style:style style:name="ce1076"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fo:color="#000000" style:font-name="Symbol" fo:font-size="12pt" style:font-name-asian="Symbol1" style:font-size-asian="12pt" style:font-name-complex="Symbol1" style:font-size-complex="12pt"/>
    </style:style>
    <style:style style:name="ce1078" style:family="table-cell" style:parent-style-name="Default" style:data-style-name="N0">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993" style:family="table-cell" style:parent-style-name="Default" style:data-style-name="N99">
      <style:table-cell-properties style:cell-protect="hidden-and-protected" style:print-content="true"/>
      <style:text-properties fo:color="#ffffff" style:font-name="Times New Roman" fo:font-size="12pt" style:font-size-asian="12pt" style:font-size-complex="12pt"/>
    </style:style>
    <style:style style:name="ce1080" style:family="table-cell" style:parent-style-name="Default" style:data-style-name="N99">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1" style:family="table-cell" style:parent-style-name="Default" style:data-style-name="N0">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2" style:family="table-cell" style:parent-style-name="Default">
      <style:table-cell-properties fo:background-color="#579d1c" style:cell-protect="hidden-and-protected" style:print-content="true" style:text-align-source="fix" style:repeat-content="false" fo:border="0.06pt solid #000000" style:vertical-align="middle"/>
      <style:paragraph-properties fo:text-align="center" fo:margin-left="0cm"/>
      <style:text-properties fo:color="#000000" style:font-name="Times New Roman" fo:font-size="12pt" style:font-size-asian="12pt" style:font-size-complex="12pt"/>
    </style:style>
    <style:style style:name="ce1083" style:family="table-cell" style:parent-style-name="Default" style:data-style-name="N10000">
      <style:table-cell-properties fo:background-color="#579d1c" style:cell-protect="hidden-and-protected" style:print-content="true" style:text-align-source="fix" style:repeat-content="false" fo:wrap-option="wrap" fo:border="0.06pt solid #000000" style:vertical-align="middle"/>
      <style:paragraph-properties fo:text-align="center" fo:margin-left="0cm"/>
      <style:text-properties fo:color="#000000" style:font-name="Times New Roman" fo:font-size="12pt" style:font-size-asian="12pt" style:font-size-complex="12pt"/>
    </style:style>
    <style:style style:name="ce1084" style:family="table-cell" style:parent-style-name="Default" style:data-style-name="N0">
      <style:table-cell-properties style:cell-protect="hidden-and-protected" style:print-content="true" style:text-align-source="fix" style:repeat-content="false" fo:background-color="transparent" style:vertical-align="middle"/>
      <style:paragraph-properties fo:text-align="center" fo:margin-left="0cm"/>
      <style:text-properties fo:color="#000000" style:font-name="Times New Roman" fo:font-size="12pt" style:font-size-asian="12pt" style:font-size-complex="12pt"/>
    </style:style>
    <style:style style:name="ce1085" style:family="table-cell" style:parent-style-name="Default" style:data-style-name="N178">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86" style:family="table-cell" style:parent-style-name="Default" style:data-style-name="N99">
      <style:table-cell-properties style:cell-protect="hidden-and-protected" style:print-content="true" style:text-align-source="fix" style:repeat-content="false" style:vertical-align="middle"/>
      <style:paragraph-properties fo:text-align="center" fo:margin-left="0cm"/>
      <style:text-properties style:font-name="Times New Roman" fo:font-size="12pt" style:font-size-asian="12pt" style:font-size-complex="12pt"/>
    </style:style>
    <style:style style:name="ce1087" style:family="table-cell" style:parent-style-name="Default">
      <style:table-cell-properties fo:background-color="#fff200" style:cell-protect="hidden-and-protected" style:print-content="true" style:text-align-source="fix" style:repeat-content="false" fo:border="0.06pt solid #000000" style:vertical-align="middle"/>
      <style:paragraph-properties fo:text-align="center" fo:margin-left="0cm"/>
      <style:text-properties style:font-name="Symbol" fo:font-size="12pt" style:font-name-asian="Symbol1" style:font-size-asian="12pt" style:font-name-complex="Symbol1" style:font-size-complex="12pt"/>
    </style:style>
    <style:style style:name="ce1088" style:family="table-cell" style:parent-style-name="Default">
      <style:table-cell-properties fo:background-color="#0000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style:font-size-asian="12pt" style:font-size-complex="12pt"/>
    </style:style>
    <style:style style:name="ce108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ce1091" style:family="table-cell" style:parent-style-name="Default">
      <style:table-cell-properties fo:background-color="#00ccff" style:cell-protect="hidden-and-protected" style:print-content="true" style:text-align-source="fix" style:repeat-content="false" fo:border="none" style:vertical-align="middle"/>
      <style:paragraph-properties fo:text-align="center" fo:margin-left="0cm"/>
      <style:text-properties fo:color="#000000" style:text-outline="false" style:text-line-through-style="none" style:text-line-through-type="none" style:font-name="Times New Roman"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Lucida Sans" style:font-size-complex="12pt" style:language-complex="hi" style:country-complex="IN" style:font-style-complex="normal" style:font-weight-complex="bold" style:text-emphasize="none" style:font-relief="none" style:text-overline-style="none" style:text-overline-color="font-color"/>
    </style:style>
    <style:style style:name="ce1092"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3" style:family="table-cell" style:parent-style-name="Default">
      <style:table-cell-properties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94"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5"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use-window-font-color="true" style:font-name="Times New Roman" fo:font-size="12pt" fo:font-style="italic" fo:font-weight="bold" style:font-size-asian="12pt" style:font-style-asian="italic" style:font-weight-asian="bold" style:font-size-complex="12pt" style:font-style-complex="italic" style:font-weight-complex="bold"/>
    </style:style>
    <style:style style:name="ce1096"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7" style:family="table-cell" style:parent-style-name="Default" style:data-style-name="N107">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8" style:family="table-cell" style:parent-style-name="Default" style:data-style-name="N107">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style:font-size-asian="12pt" style:font-size-complex="12pt"/>
    </style:style>
    <style:style style:name="ce1099" style:family="table-cell" style:parent-style-name="Default">
      <style:table-cell-properties fo:background-color="#ffff00" style:cell-protect="hidden-and-protected" style:print-content="true" style:text-align-source="fix" style:repeat-content="false" fo:border="0.06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0" style:family="table-cell" style:parent-style-name="Default">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101" style:family="table-cell" style:parent-style-name="Default">
      <style:table-cell-properties fo:background-color="#b2b2b2"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2" style:family="table-cell" style:parent-style-name="Default">
      <style:table-cell-properties fo:background-color="#ffffff" style:cell-protect="hidden-and-protected" style:print-content="true" style:text-align-source="fix" style:repeat-content="false" fo:border="0.06pt solid #000000" style:vertical-align="middle"/>
      <style:paragraph-properties fo:text-align="center" fo:margin-left="0cm"/>
      <style:text-properties fo:color="#ce181e" style:font-name="Times New Roman" fo:font-size="12pt" fo:font-weight="bold" style:font-size-asian="12pt" style:font-weight-asian="bold" style:font-size-complex="12pt" style:font-weight-complex="bold"/>
    </style:style>
    <style:style style:name="ce1103" style:family="table-cell" style:parent-style-name="Default" style:data-style-name="N107">
      <style:table-cell-properties style:cell-protect="hidden-and-protected" style:print-content="true" style:text-align-source="fix" style:repeat-content="false" fo:background-color="transparent" fo:border="none" style:vertical-align="middle"/>
      <style:paragraph-properties fo:text-align="center" fo:margin-left="0cm"/>
      <style:text-properties style:font-name="Times New Roman" fo:font-size="12pt" style:font-size-asian="12pt" style:font-size-complex="12pt"/>
    </style:style>
    <style:style style:name="ce1135" style:family="table-cell" style:parent-style-name="Default">
      <style:table-cell-properties fo:background-color="#000000" style:cell-protect="protected formula-hidden" style:print-content="true" style:text-align-source="fix" style:repeat-content="false" fo:border="0.06pt solid #000000" style:vertical-align="middle"/>
      <style:paragraph-properties fo:text-align="center" fo:margin-left="0cm"/>
      <style:text-properties fo:color="#ffffff" style:font-name="Times New Roman" fo:font-size="18pt" style:font-size-asian="18pt" style:font-size-complex="18pt"/>
    </style:style>
    <style:style style:name="ce1136" style:family="table-cell" style:parent-style-name="Default">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37" style:family="table-cell" style:parent-style-name="Default">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38" style:family="table-cell" style:parent-style-name="Default">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07" style:family="table-cell" style:parent-style-name="Default">
      <style:table-cell-properties style:cell-protect="protected formula-hidden" style:print-content="true"/>
      <style:text-properties style:font-name="Times New Roman"/>
    </style:style>
    <style:style style:name="ce1140" style:family="table-cell" style:parent-style-name="Default">
      <style:table-cell-properties fo:background-color="#ffff00" style:cell-protect="none" style:print-content="true" style:text-align-source="fix" style:repeat-content="false" style:vertical-align="middle"/>
      <style:paragraph-properties fo:text-align="center"/>
      <style:text-properties fo:color="#ffff00" style:font-name="Times New Roman" fo:font-size="12pt" fo:font-weight="bold" style:font-size-asian="12pt" style:font-weight-asian="bold" style:font-size-complex="12pt" style:font-weight-complex="bold"/>
    </style:style>
    <style:style style:name="ce1141" style:family="table-cell" style:parent-style-name="Default">
      <style:table-cell-properties style:cell-protect="protected formula-hidden" style:print-content="true" style:text-align-source="fix" style:repeat-content="false"/>
      <style:paragraph-properties fo:text-align="center" fo:margin-left="0cm"/>
      <style:text-properties fo:color="#ffffff" style:font-name="Times New Roman"/>
    </style:style>
    <style:style style:name="ce1110" style:family="table-cell" style:parent-style-name="Default">
      <style:table-cell-properties fo:background-color="#000000" style:cell-protect="protected" style:print-content="true" style:text-align-source="fix" style:repeat-content="false" fo:border="0.06pt solid #000000"/>
      <style:paragraph-properties fo:text-align="center" fo:margin-left="0cm"/>
      <style:text-properties fo:color="#ffffff" style:font-name="Times New Roman" fo:font-size="18pt" style:font-size-asian="18pt" style:font-size-complex="18pt"/>
    </style:style>
    <style:style style:name="ce1147" style:family="table-cell" style:parent-style-name="Default" style:data-style-name="N2">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50" style:family="table-cell" style:parent-style-name="Default" style:data-style-name="N2">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56" style:family="table-cell" style:parent-style-name="Default" style:data-style-name="N2">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57" style:family="table-cell" style:parent-style-name="Default" style:data-style-name="N2">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58" style:family="table-cell" style:parent-style-name="Default">
      <style:table-cell-properties style:cell-protect="protected formula-hidden" style:print-content="true"/>
      <style:text-properties style:font-name="Times New Roman" fo:font-size="6pt" style:font-size-asian="6pt" style:font-size-complex="6pt"/>
    </style:style>
    <style:style style:name="ce1160" style:family="table-cell" style:parent-style-name="Default" style:data-style-name="N0">
      <style:table-cell-properties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61" style:family="table-cell" style:parent-style-name="Default" style:data-style-name="N0">
      <style:table-cell-properties fo:background-color="#cccccc" style:cell-protect="protected formula-hidden"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63" style:family="table-cell" style:parent-style-name="Default" style:data-style-name="N0">
      <style:table-cell-properties style:cell-protect="protected formula-hidden" style:print-content="true" style:text-align-source="fix" style:repeat-content="false" fo:background-color="transparent" fo:border="none"/>
      <style:paragraph-properties fo:text-align="center" fo:margin-left="0cm"/>
      <style:text-properties style:font-name="Times New Roman" fo:font-size="18pt" style:font-size-asian="18pt" style:font-size-complex="18pt"/>
    </style:style>
    <style:style style:name="ce1164" style:family="table-cell" style:parent-style-name="Default">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1165" style:family="table-cell" style:parent-style-name="Default" style:data-style-name="N99">
      <style:table-cell-properties style:cell-protect="protected formula-hidden" style:print-content="true" style:text-align-source="fix" style:repeat-content="false"/>
      <style:paragraph-properties fo:text-align="center" fo:margin-left="0cm"/>
      <style:text-properties style:font-name="Times New Roman" fo:font-size="18pt" style:font-size-asian="18pt" style:font-size-complex="18pt"/>
    </style:style>
    <style:style style:name="ce1166" style:family="table-cell" style:parent-style-name="Default" style:data-style-name="N99">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67" style:family="table-cell" style:parent-style-name="Default">
      <style:table-cell-properties style:cell-protect="protected formula-hidden" style:print-content="true" style:text-align-source="fix" style:repeat-content="false" fo:background-color="transparent"/>
      <style:paragraph-properties fo:text-align="center" fo:margin-left="0cm"/>
      <style:text-properties style:font-name="Times New Roman" fo:font-size="18pt" style:font-size-asian="18pt" style:font-size-complex="18pt"/>
    </style:style>
    <style:style style:name="ce1169" style:family="table-cell" style:parent-style-name="Default">
      <style:table-cell-properties style:cell-protect="protected formula-hidden" style:print-content="true" fo:background-color="transparent"/>
      <style:text-properties style:font-name="Times New Roman"/>
    </style:style>
    <style:style style:name="ce1170" style:family="table-cell" style:parent-style-name="Default" style:data-style-name="N0">
      <style:table-cell-properties style:cell-protect="protected formula-hidden" style:print-content="true" style:text-align-source="fix" style:repeat-content="false" fo:background-color="transparent"/>
      <style:paragraph-properties fo:text-align="center" fo:margin-left="0cm"/>
      <style:text-properties fo:color="#ffffff" style:font-name="Times New Roman" fo:font-size="18pt" style:font-size-asian="18pt" style:font-size-complex="18pt"/>
    </style:style>
    <style:style style:name="ce1125" style:family="table-cell" style:parent-style-name="Default">
      <style:table-cell-properties fo:background-color="#000000" style:cell-protect="protected" style:print-content="true" style:text-align-source="fix" style:repeat-content="false" fo:border="0.06pt solid #000000" style:vertical-align="middle"/>
      <style:paragraph-properties fo:text-align="center" fo:margin-left="0cm"/>
      <style:text-properties fo:color="#ffffff" style:font-name="Times New Roman" fo:font-size="36pt" style:font-size-asian="36pt" style:font-size-complex="36pt"/>
    </style:style>
    <style:style style:name="ce1172" style:family="table-cell" style:parent-style-name="Default" style:data-style-name="N141">
      <style:table-cell-properties fo:background-color="#000000" style:cell-protect="protected" style:print-content="true" style:text-align-source="fix" style:repeat-content="false" fo:border="0.06pt solid #000000" style:vertical-align="middle"/>
      <style:paragraph-properties fo:text-align="center" fo:margin-left="0cm"/>
      <style:text-properties style:use-window-font-color="true" style:font-name="Times New Roman" fo:font-size="36pt" style:font-size-asian="36pt" style:font-size-complex="36pt"/>
    </style:style>
    <style:style style:name="ce1173" style:family="table-cell" style:parent-style-name="Default">
      <style:table-cell-properties style:cell-protect="hidden-and-protected" style:print-content="true"/>
      <style:text-properties style:font-name="Times New Roman"/>
    </style:style>
    <style:style style:name="ce1174" style:family="table-cell" style:parent-style-name="Default" style:data-style-name="N0">
      <style:table-cell-properties style:cell-protect="protected" style:print-content="true" style:text-align-source="fix" style:repeat-content="false" fo:border="0.06pt solid #000000"/>
      <style:paragraph-properties fo:text-align="center" fo:margin-left="0cm"/>
      <style:text-properties style:font-name="Times New Roman" fo:font-size="18pt" style:font-size-asian="18pt" style:font-size-complex="18pt"/>
    </style:style>
    <style:style style:name="ce1175" style:family="table-cell" style:parent-style-name="Default">
      <style:table-cell-properties style:cell-protect="protected formula-hidden" style:print-content="true" style:text-align-source="fix" style:repeat-content="false"/>
      <style:paragraph-properties fo:text-align="start" fo:margin-left="0cm"/>
      <style:text-properties style:font-name="Times New Roman" fo:font-size="18pt" style:font-size-asian="18pt" style:font-size-complex="18pt"/>
    </style:style>
    <style:style style:name="gr1" style:family="graphic">
      <style:graphic-properties fo:background-color="#ff000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vg:stroke-color="#000000" draw:marker-start="Rounded_20_short_20_Arrow" draw:marker-start-width="0.2cm" draw:marker-end="Circle" draw:marker-end-width="0.2cm" svg:stroke-linecap="round" draw:textarea-horizontal-align="center" draw:textarea-vertical-align="middle"/>
    </style:style>
    <style:style style:name="gr4" style:family="graphic">
      <style:graphic-properties draw:textarea-vertical-align="middle" fo:background-color="#ff0000"/>
    </style:style>
    <style:style style:name="gr5" style:family="graphic">
      <style:graphic-properties svg:stroke-width="0.03cm" svg:stroke-color="#000000" draw:marker-start-width="0.3cm" draw:marker-end-width="0.3cm" draw:textarea-horizontal-align="center" draw:textarea-vertical-align="middle" fo:padding-top="0.015cm" fo:padding-bottom="0.015cm" fo:padding-left="0.015cm" fo:padding-right="0.015cm"/>
    </style:style>
    <style:style style:name="gr6" style:family="graphic">
      <style:graphic-properties svg:stroke-width="0.03cm" svg:stroke-color="#000000" draw:marker-start-width="0.295cm" draw:marker-end-width="0.295cm" draw:textarea-horizontal-align="center" draw:textarea-vertical-align="middle" fo:padding-top="0.015cm" fo:padding-bottom="0.015cm" fo:padding-left="0.015cm" fo:padding-right="0.015cm"/>
    </style:style>
    <style:style style:name="gr7" style:family="graphic">
      <style:graphic-properties svg:stroke-width="0.1cm" svg:stroke-color="#000000" draw:marker-start-width="0.35cm" draw:marker-end="Rounded_20_large_20_Arrow" draw:marker-end-width="0.65cm" draw:textarea-horizontal-align="center" draw:textarea-vertical-align="middle" fo:padding-top="0.05cm" fo:padding-bottom="0.05cm" fo:padding-left="0.05cm" fo:padding-right="0.05cm"/>
    </style:style>
    <style:style style:name="gr8" style:family="graphic">
      <style:graphic-properties svg:stroke-color="#3465a4" draw:marker-start="" draw:marker-end="" draw:stroke-linejoin="round" draw:textarea-horizontal-align="justify" draw:textarea-vertical-align="middle" draw:auto-grow-height="false" fo:min-height="6.054cm" fo:min-width="0.224cm" text:animation="none"/>
    </style:style>
    <style:style style:name="gr9" style:family="graphic">
      <style:graphic-properties draw:textarea-horizontal-align="justify" draw:textarea-vertical-align="middle" draw:auto-grow-height="false" fo:min-height="6.054cm" fo:min-width="0.224cm"/>
    </style:style>
    <style:style style:name="gr10" style:family="graphic">
      <style:graphic-properties svg:stroke-color="#3465a4" draw:marker-start="" draw:marker-end="" draw:stroke-linejoin="round" draw:textarea-horizontal-align="justify" draw:textarea-vertical-align="middle" draw:auto-grow-height="false" fo:min-height="5.559cm" fo:min-width="0.224cm" text:animation="none"/>
    </style:style>
    <style:style style:name="gr11" style:family="graphic">
      <style:graphic-properties draw:textarea-horizontal-align="justify" draw:textarea-vertical-align="middle" draw:auto-grow-height="false" fo:min-height="5.559cm" fo:min-width="0.224cm"/>
    </style:style>
    <style:style style:name="gr12" style:family="graphic">
      <style:graphic-properties draw:marker-end="Arrow" draw:marker-end-width="0.2cm" draw:textarea-horizontal-align="center" draw:textarea-vertical-align="middle"/>
    </style:style>
    <style:style style:name="P1" style:family="paragraph">
      <style:paragraph-properties fo:text-align="center"/>
      <style:text-properties fo:font-family="'Comic Sans MS'" style:font-style-name="Gras" style:font-family-generic="script" fo:font-size="24pt" fo:font-weight="bold"/>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18pt"/>
    </style:style>
    <style:style style:name="P5" style:family="paragraph">
      <style:paragraph-properties fo:text-align="center"/>
      <style:text-properties fo:font-family="'Comic Sans MS'" style:font-style-name="Gras" style:font-family-generic="script" fo:font-size="24pt" fo:font-style="normal" fo:font-weight="bold"/>
    </style:style>
    <style:style style:name="T1" style:family="text">
      <style:text-properties fo:color="#006600" fo:font-weight="bold" style:text-underline-style="solid" style:text-underline-width="auto" style:text-underline-color="font-color" style:font-weight-asian="bold" style:font-weight-complex="bold"/>
    </style:style>
    <style:style style:name="T2" style:family="text">
      <style:text-properties fo:color="#006600" fo:font-weight="bold" style:font-weight-asian="bold" style:font-weight-complex="bold"/>
    </style:style>
    <style:style style:name="T3" style:family="text">
      <style:text-properties fo:color="#006600" fo:font-weight="bold" style:font-weight-asian="bold" style:font-weight-complex="bold" style:text-underline-style="solid" style:text-underline-width="auto" style:text-underline-color="font-color"/>
    </style:style>
    <style:style style:name="T4" style:family="text">
      <style:text-properties fo:color="#000000" fo:font-weight="normal" style:font-weight-asian="normal" style:font-weight-complex="normal"/>
    </style:style>
    <style:style style:name="T5" style:family="text">
      <style:text-properties style:font-name="Comic Sans MS" style:font-name-asian="Comic Sans MS" style:font-name-complex="Comic Sans MS"/>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style:font-name="Times New Roman" style:font-name-asian="Times New Roman" style:font-name-complex="Times New Roman"/>
    </style:style>
    <style:style style:name="T9" style:family="text">
      <style:text-properties fo:color="#ff3300"/>
    </style:style>
    <style:style style:name="T10" style:family="text">
      <style:text-properties fo:color="#ff3300" style:font-name="Times New Roman" style:font-name-asian="Times New Roman" style:font-name-complex="Times New Roman"/>
    </style:style>
    <style:style style:name="T11" style:family="text">
      <style:text-properties fo:color="#ce181e" fo:font-weight="bold" style:font-weight-asian="bold" style:font-weight-complex="bold"/>
    </style:style>
    <style:style style:name="T12" style:family="text">
      <style:text-properties fo:color="#ce181e" style:font-name="Symbol" fo:font-weight="bold" style:font-weight-asian="bold" style:font-weight-complex="bold"/>
    </style:style>
    <style:style style:name="T13" style:family="text">
      <style:text-properties fo:color="#000000"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weight-asian="bold" style:font-weight-complex="bold"/>
    </style:style>
    <style:style style:name="T1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font-weight-asian="normal" style:font-weight-complex="normal"/>
    </style:style>
    <style:style style:name="T1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font-name="Symbol" style:font-weight-asian="bold" style:font-weight-complex="bold"/>
    </style:style>
    <style:style style:name="T1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weight-asian="normal" style:font-weight-complex="normal" style:font-style-asian="normal" style:font-style-complex="normal" style:text-emphasize="none" style:font-relief="none" style:text-overline-style="none" style:text-overline-color="font-color" fo:color="#ce181e"/>
    </style:style>
    <style:style style:name="T1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style>
    <style:style style:name="T19"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size-asian="5.09999990463257pt" style:font-size-complex="5.09999990463257pt" style:font-style-asian="normal" style:font-style-complex="normal" style:text-emphasize="none" style:font-relief="none" style:text-overline-style="none" style:text-overline-color="font-color" style:font-weight-asian="normal" style:font-weight-complex="normal" fo:color="#ce181e" style:font-name="Times New Roman" style:font-name-asian="Times New Roman" style:font-name-complex="Times New Roman"/>
    </style:style>
    <style:style style:name="T20" style:family="text">
      <style:text-properties fo:color="#ff0000"/>
    </style:style>
    <style:style style:name="T21" style:family="text">
      <style:text-properties fo:color="#ff0000" style:font-name="Times New Roman" style:font-name-asian="Times New Roman" style:font-name-complex="Times New Roman"/>
    </style:style>
    <style:style style:name="T22" style:family="text">
      <style:text-properties fo:color="#ff0000" fo:font-weight="bold" style:font-weight-asian="bold" style:font-weight-complex="bold"/>
    </style:style>
    <style:style style:name="T23"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weight-asian="bold" style:font-weight-complex="bold"/>
    </style:style>
    <style:style style:name="T24"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font-name="Symbol" style:font-weight-asian="bold" style:font-weight-complex="bold"/>
    </style:style>
    <style:style style:name="T25"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style:style>
    <style:style style:name="T26"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ff0000"/>
    </style:style>
    <style:style style:name="T27"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ce181e"/>
    </style:style>
    <style:style style:name="T28" style:family="text">
      <style:text-properties style:text-scale="100%"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Segoe UI" style:font-name-complex="Segoe UI" style:font-size-asian="5.09999990463257pt" style:font-size-complex="5.09999990463257pt" style:font-style-asian="normal" style:font-style-complex="normal" style:text-emphasize="none" style:font-relief="none" style:text-overline-style="none" style:text-overline-color="font-color" fo:color="#000000"/>
    </style:style>
    <style:style style:name="T29" style:family="text">
      <style:text-properties fo:color="#000000"/>
    </style:style>
    <style:style style:name="T30" style:family="text">
      <style:text-properties fo:font-style="normal" style:font-style-asian="normal" style:font-style-complex="normal"/>
    </style:style>
    <style:style style:name="T31" style:family="text">
      <style:text-properties style:font-name="Times New Roman" fo:font-style="italic" style:font-style-asian="italic" style:font-style-complex="italic"/>
    </style:style>
    <style:style style:name="T32" style:family="text">
      <style:text-properties style:font-name="Times New Roman"/>
    </style:style>
    <style:style style:name="T33" style:family="text">
      <style:text-properties style:text-position="-33% 58%"/>
    </style:style>
    <style:style style:name="T3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0000ff"/>
    </style:style>
    <style:style style:name="T36"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2pt" style:font-size-complex="12pt" style:font-weight-asian="normal" style:font-weight-complex="normal" style:font-style-asian="normal" style:font-style-complex="normal" style:text-emphasize="none" style:font-relief="none" style:text-overline-style="none" style:text-overline-color="font-color" fo:color="#ff0000"/>
    </style:style>
  </office:automatic-styles>
  <office:body>
    <office:spreadsheet>
      <table:calculation-settings table:automatic-find-labels="false" table:use-regular-expressions="false" table:use-wildcards="true"/>
      <table:table table:name="Aide" table:style-name="ta1" table:protected="true" table:protection-key="/CqIXhHcKjLpFzQpCojLofXzk5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button form:name="Bouton 1" form:control-implementation="ooo:com.sun.star.form.component.CommandButton" xml:id="control1" form:id="control1" form:label="Effacer tous les niveaux"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Niveaux?language=Basic&amp;location=document" xlink:type="simple"/>
              </office:event-listeners>
            </form:button>
            <form:button form:name="Bouton 1" form:control-implementation="ooo:com.sun.star.form.component.CommandButton" xml:id="control2" form:id="control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Résultat" form:control-implementation="ooo:com.sun.star.form.component.CheckBox" xml:id="control3" form:id="control3" form:label="Résul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ponses" form:control-implementation="ooo:com.sun.star.form.component.CheckBox" xml:id="control4" form:id="control4" form:label="Réponses"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1" draw:text-style-name="P1" svg:width="11.496cm" svg:height="1.5cm" svg:x="20.022cm" svg:y="1.1cm" draw:control="control1"/>
          <draw:control draw:z-index="1" draw:style-name="gr1" draw:text-style-name="P1" svg:width="11.496cm" svg:height="1.5cm" svg:x="20cm" svg:y="3.512cm" draw:control="control2"/>
          <draw:g draw:z-index="4">
            <draw:frame draw:name="Image 4" draw:style-name="gr2" draw:text-style-name="P2" svg:width="21.249cm" svg:height="1.762cm" svg:x="0cm" svg:y="17.458cm">
              <draw:image xlink:href="Pictures/100000000000032000000042A3A9FA7389CE261A.png" xlink:type="simple" xlink:show="embed" xlink:actuate="onLoad" draw:mime-type="image/png">
                <text:p/>
              </draw:image>
            </draw:frame>
            <draw:line draw:style-name="gr3" draw:text-style-name="P3" svg:x1="9.695cm" svg:y1="18.845cm" svg:x2="9cm" svg:y2="19.677cm">
              <text:p/>
            </draw:line>
            <draw:line draw:style-name="gr3" draw:text-style-name="P3" svg:x1="20.619cm" svg:y1="17.854cm" svg:x2="15.5cm" svg:y2="19.773cm">
              <text:p/>
            </draw:line>
          </draw:g>
        </table:shapes>
        <table:table-column table:style-name="co1" table:number-columns-repeated="64" table:default-cell-style-name="ce13"/>
        <table:table-row table:style-name="ro1">
          <table:table-cell table:style-name="ce1" office:value-type="string" calcext:value-type="string" table:number-columns-spanned="8" table:number-rows-spanned="1">
            <text:p>KELLER Stéphane - Lycée agricole Louis Pasteur</text:p>
          </table:table-cell>
          <table:covered-table-cell table:style-name="ce30"/>
          <table:covered-table-cell table:style-name="ce38"/>
          <table:covered-table-cell table:number-columns-repeated="5" table:style-name="ce39"/>
          <table:table-cell table:style-name="ce25"/>
          <table:table-cell table:style-name="ce27" table:number-columns-repeated="55"/>
        </table:table-row>
        <table:table-row table:style-name="ro2">
          <table:table-cell table:style-name="ce2"/>
          <table:table-cell table:style-name="ce30"/>
          <table:table-cell table:style-name="ce38"/>
          <table:table-cell table:style-name="ce39" table:number-columns-repeated="5"/>
          <table:table-cell table:style-name="ce25"/>
          <table:table-cell table:style-name="ce27" table:number-columns-repeated="55"/>
        </table:table-row>
        <table:table-row table:style-name="ro2">
          <table:table-cell table:style-name="ce5" office:value-type="string" calcext:value-type="string" table:number-columns-spanned="8" table:number-rows-spanned="1">
            <text:p>Ce fichier est libre de diffusion et d’utilisation.</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Toute autre utilisation : </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1">
            <text:p>modification ; commerciale ; … <text:s/>est interdite.</text:p>
          </table:table-cell>
          <table:covered-table-cell table:number-columns-repeated="7" table:style-name="ce32"/>
          <table:table-cell table:style-name="ce26" table:number-columns-repeated="56"/>
        </table:table-row>
        <table:table-row table:style-name="ro2">
          <table:table-cell table:style-name="ce5" office:value-type="string" calcext:value-type="string" table:number-columns-spanned="8" table:number-rows-spanned="2">
            <text:p>POUR LE BON FONCTIONNEMENT DU FICHIER :</text:p>
          </table:table-cell>
          <table:covered-table-cell table:number-columns-repeated="7" table:style-name="ce32"/>
          <table:table-cell table:style-name="ce26" table:number-columns-repeated="56"/>
        </table:table-row>
        <table:table-row table:style-name="ro2">
          <table:covered-table-cell table:style-name="ce5"/>
          <table:covered-table-cell table:number-columns-repeated="7" table:style-name="ce32"/>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TOUJOURS UTILISER LA DERNIÈRE</text:p>
          </table:table-cell>
          <table:table-cell table:style-name="ce32" table:number-columns-repeated="6"/>
          <table:table-cell table:style-name="ce26" table:number-columns-repeated="56"/>
        </table:table-row>
        <table:table-row table:style-name="ro2">
          <table:table-cell table:style-name="ce5"/>
          <table:table-cell table:style-name="ce29" office:value-type="string" calcext:value-type="string">
            <text:p>VERSION DE LIBREOFFICE</text:p>
          </table:table-cell>
          <table:table-cell table:style-name="ce32" table:number-columns-repeated="6"/>
          <table:table-cell table:style-name="ce26" table:number-columns-repeated="56"/>
        </table:table-row>
        <table:table-row table:style-name="ro2">
          <table:table-cell table:style-name="ce5"/>
          <table:table-cell table:style-name="ce23" office:value-type="string" calcext:value-type="string">
            <text:p>Ne pas utiliser la version pour un passionné de technologie </text:p>
          </table:table-cell>
          <table:table-cell table:style-name="ce32" table:number-columns-repeated="6"/>
          <table:table-cell table:style-name="ce26" table:number-columns-repeated="56"/>
        </table:table-row>
        <table:table-row table:style-name="ro2">
          <table:table-cell table:style-name="ce5"/>
          <table:table-cell table:style-name="ce32" table:number-columns-repeated="7"/>
          <table:table-cell table:style-name="ce26" table:number-columns-repeated="56"/>
        </table:table-row>
        <table:table-row table:style-name="ro3">
          <table:table-cell table:style-name="ce5"/>
          <table:table-cell table:style-name="ce23" office:value-type="string" calcext:value-type="string">
            <text:p><text:span text:style-name="T5">◊</text:span> ACTIVER LES MACROS :</text:p>
          </table:table-cell>
          <table:table-cell table:style-name="ce32" table:number-columns-repeated="6"/>
          <table:table-cell table:style-name="ce26" table:number-columns-repeated="56"/>
        </table:table-row>
        <table:table-row table:style-name="ro3">
          <table:table-cell table:style-name="ce5"/>
          <table:table-cell table:style-name="ce29" office:value-type="string" calcext:value-type="string">
            <text:p>Menu <text:span text:style-name="T6">O</text:span>utils ; <text:span text:style-name="T6">O</text:span>ption ; Sécurité ;</text:p>
          </table:table-cell>
          <table:table-cell table:style-name="ce32" table:number-columns-repeated="6"/>
          <table:table-cell table:style-name="ce26" table:number-columns-repeated="56"/>
        </table:table-row>
        <table:table-row table:style-name="ro3">
          <table:table-cell table:style-name="ce5"/>
          <table:table-cell table:style-name="ce32" office:value-type="string" calcext:value-type="string">
            <text:p><text:span text:style-name="T6">S</text:span>écurité des macros ; <text:span text:style-name="T6">M</text:span>oye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Après la première activation :</text:p>
          </table:table-cell>
          <table:table-cell table:style-name="ce32" table:number-columns-repeated="6"/>
          <table:table-cell table:style-name="ce26" table:number-columns-repeated="56"/>
        </table:table-row>
        <table:table-row table:style-name="ro2">
          <table:table-cell table:style-name="ce5"/>
          <table:table-cell table:style-name="ce32" office:value-type="string" calcext:value-type="string">
            <text:p>fermer le fichier puis le rouvrir.</text:p>
          </table:table-cell>
          <table:table-cell table:style-name="ce32" table:number-columns-repeated="6"/>
          <table:table-cell table:style-name="ce26" table:number-columns-repeated="2"/>
          <table:table-cell table:number-columns-repeated="54"/>
        </table:table-row>
        <table:table-row table:style-name="ro2">
          <table:table-cell table:style-name="ce5"/>
          <table:table-cell table:style-name="ce32" table:number-columns-repeated="7"/>
          <table:table-cell table:style-name="ce26" table:number-columns-repeated="2"/>
          <table:table-cell table:number-columns-repeated="54"/>
        </table:table-row>
        <table:table-row table:style-name="ro4">
          <table:table-cell table:style-name="ce6" table:number-columns-repeated="8"/>
          <table:table-cell table:number-columns-repeated="56"/>
        </table:table-row>
        <table:table-row table:style-name="ro4">
          <table:table-cell table:style-name="ce11" office:value-type="string" calcext:value-type="string" table:number-columns-spanned="8" table:number-rows-spanned="2">
            <text:p><text:a xlink:href="https://github.com/KELLERStephane/KELLER-Stephane-Tests2maths" xlink:type="simple">https://github.com/KELLERStephane/KELLER-Stephane-Tests2maths</text:a></text:p>
          </table:table-cell>
          <table:covered-table-cell table:number-columns-repeated="7" table:style-name="ce6"/>
          <table:table-cell table:number-columns-repeated="56"/>
        </table:table-row>
        <table:table-row table:style-name="ro4">
          <table:covered-table-cell table:style-name="ce8"/>
          <table:covered-table-cell table:number-columns-repeated="7" table:style-name="ce6"/>
          <table:table-cell table:number-columns-repeated="56"/>
        </table:table-row>
        <table:table-row table:style-name="ro4">
          <table:table-cell table:style-name="ce8"/>
          <table:table-cell table:style-name="ce6" table:number-columns-repeated="7"/>
          <table:table-cell table:number-columns-repeated="56"/>
        </table:table-row>
        <table:table-row table:style-name="ro4">
          <table:table-cell table:style-name="ce9"/>
          <table:table-cell table:style-name="ce35" table:number-columns-repeated="7"/>
          <table:table-cell table:number-columns-repeated="56"/>
        </table:table-row>
        <table:table-row table:style-name="ro4">
          <table:table-cell/>
          <table:table-cell>
            <draw:control table:end-cell-address="Aide.C26" table:end-x="2.255cm" table:end-y="0.04cm" draw:z-index="2" draw:style-name="gr4" draw:text-style-name="P4" svg:width="3.389cm" svg:height="0.971cm" svg:x="1.124cm" svg:y="0.128cm" draw:control="control3"/>
          </table:table-cell>
          <table:table-cell table:number-columns-repeated="2"/>
          <table:table-cell>
            <draw:control table:end-cell-address="Aide.F25" table:end-x="1.407cm" table:end-y="0.507cm" draw:z-index="3" draw:style-name="gr4" draw:text-style-name="P4" svg:width="3.495cm" svg:height="0.915cm" svg:x="0.169cm" svg:y="0.122cm" draw:control="control4"/>
          </table:table-cell>
          <table:table-cell table:number-columns-repeated="59"/>
        </table:table-row>
        <table:table-row table:style-name="ro4">
          <table:table-cell office:value-type="string" calcext:value-type="string">
            <text:p>Si <text:s/>les boutons</text:p>
          </table:table-cell>
          <table:table-cell table:number-columns-repeated="2"/>
          <table:table-cell table:style-name="ce24" office:value-type="string" calcext:value-type="string">
            <text:p>et/ou</text:p>
          </table:table-cell>
          <table:table-cell table:number-columns-repeated="2"/>
          <table:table-cell office:value-type="string" calcext:value-type="string">
            <text:p>ne fonctionnent pas.</text:p>
          </table:table-cell>
          <table:table-cell table:number-columns-repeated="57"/>
        </table:table-row>
        <table:table-row table:style-name="ro4">
          <table:table-cell table:style-name="ce14"/>
          <table:table-cell table:number-columns-repeated="63"/>
        </table:table-row>
        <table:table-row table:style-name="ro4">
          <table:table-cell table:style-name="ce15"/>
          <table:table-cell table:number-columns-repeated="63"/>
        </table:table-row>
        <table:table-row table:style-name="ro5">
          <table:table-cell office:value-type="string" calcext:value-type="string">
            <text:p>Sélectionner <text:span text:style-name="T1">A</text:span><text:span text:style-name="T2">ffichage </text:span>;<text:span text:style-name="T2"> Barre d’ou</text:span><text:span text:style-name="T3">t</text:span><text:span text:style-name="T2">ils</text:span><text:span text:style-name="T4"> puis </text:span><text:span text:style-name="T2">Ébauche de formulaire</text:span></text:p>
          </table:table-cell>
          <table:table-cell table:number-columns-repeated="63"/>
        </table:table-row>
        <table:table-row table:style-name="ro4" table:number-rows-repeated="3">
          <table:table-cell table:number-columns-repeated="64"/>
        </table:table-row>
        <table:table-row table:style-name="ro4">
          <table:table-cell table:style-name="ce14"/>
          <table:table-cell table:number-columns-repeated="63"/>
        </table:table-row>
        <table:table-row table:style-name="ro4">
          <table:table-cell table:style-name="ce16"/>
          <table:table-cell table:number-columns-repeated="63"/>
        </table:table-row>
        <table:table-row table:style-name="ro5">
          <table:table-cell table:style-name="Default"/>
          <table:table-cell/>
          <table:table-cell office:value-type="string" calcext:value-type="string">
            <text:p>Cliquer sur <text:span text:style-name="T2">Mode conception </text:span><text:span text:style-name="T4">puis fermer cette barre d’outils</text:span></text:p>
          </table:table-cell>
          <table:table-cell table:number-columns-repeated="61"/>
        </table:table-row>
        <table:table-row table:style-name="ro4">
          <table:table-cell table:number-columns-repeated="64"/>
        </table:table-row>
        <table:table-row table:style-name="ro4">
          <table:table-cell table:style-name="ce17" office:value-type="string" calcext:value-type="string" table:number-columns-spanned="6" table:number-rows-spanned="1">
            <text:p>Barème</text:p>
          </table:table-cell>
          <table:covered-table-cell table:number-columns-repeated="5" table:style-name="ce31"/>
          <table:table-cell table:number-columns-repeated="58"/>
        </table:table-row>
        <table:table-row table:style-name="ro4">
          <table:table-cell table:style-name="ce18" office:value-type="string" calcext:value-type="string" table:number-columns-spanned="2" table:number-rows-spanned="1">
            <text:p>Bonne réponse</text:p>
          </table:table-cell>
          <table:covered-table-cell table:style-name="ce31"/>
          <table:table-cell table:style-name="ce18" office:value-type="string" calcext:value-type="string" table:number-columns-spanned="2" table:number-rows-spanned="1">
            <text:p>Mauvaise réponse</text:p>
          </table:table-cell>
          <table:covered-table-cell table:style-name="ce31"/>
          <table:table-cell table:style-name="ce18" office:value-type="string" calcext:value-type="string" table:number-columns-spanned="2" table:number-rows-spanned="1">
            <text:p>Absence de réponse</text:p>
          </table:table-cell>
          <table:covered-table-cell table:style-name="ce31"/>
          <table:table-cell table:number-columns-repeated="58"/>
        </table:table-row>
        <table:table-row table:style-name="ro4">
          <table:table-cell table:style-name="ce18" office:value-type="string" calcext:value-type="string" table:number-columns-spanned="2" table:number-rows-spanned="1">
            <text:p>+ 1 point</text:p>
          </table:table-cell>
          <table:covered-table-cell table:style-name="ce31"/>
          <table:table-cell table:style-name="ce18" office:value-type="string" calcext:value-type="string" table:number-columns-spanned="2" table:number-rows-spanned="1">
            <text:p>- 0,5 point</text:p>
          </table:table-cell>
          <table:covered-table-cell table:style-name="ce31"/>
          <table:table-cell table:style-name="ce18" office:value-type="string" calcext:value-type="string" table:number-columns-spanned="2" table:number-rows-spanned="1">
            <text:p>0 point</text:p>
          </table:table-cell>
          <table:covered-table-cell table:style-name="ce31"/>
          <table:table-cell table:number-columns-repeated="58"/>
        </table:table-row>
        <table:table-row table:style-name="ro4" table:number-rows-repeated="1048537">
          <table:table-cell table:number-columns-repeated="64"/>
        </table:table-row>
        <table:table-row table:style-name="ro4">
          <table:table-cell table:number-columns-repeated="64"/>
        </table:table-row>
      </table:table>
      <table:table table:name="Inéquation-intervalle" table:style-name="ta2" table:protected="true" table:protection-key="/CqIXhHcKjLpFzQpCojLofXzk5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5" form:id="control5" form:label="Réponses" form:input-required="false" form:linked-cell="'Inéquation-intervalle'.AA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6" form:id="control6" form:label="Résultat" form:input-required="false" form:linked-cell="'Inéquation-intervalle'.AA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7" form:id="control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8" form:id="control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52cm" svg:x="22.904cm" svg:y="42.401cm" draw:control="control5"/>
          <draw:control draw:z-index="3" draw:style-name="gr4" draw:text-style-name="P5" svg:width="5.384cm" svg:height="1.477cm" svg:x="17.029cm" svg:y="42.401cm" draw:control="control6"/>
          <draw:line draw:z-index="4" draw:style-name="gr7" draw:text-style-name="P3" svg:x1="9.404cm" svg:y1="36.662cm" svg:x2="27.253cm" svg:y2="36.662cm">
            <text:p/>
          </draw:line>
          <draw:control draw:z-index="5" draw:style-name="gr1" draw:text-style-name="P1" svg:width="4.247cm" svg:height="1.5cm" svg:x="0.278cm" svg:y="42.409cm" draw:control="control7"/>
          <draw:control draw:z-index="6" draw:style-name="gr1" draw:text-style-name="P1" svg:width="11.496cm" svg:height="1.5cm" svg:x="4.975cm" svg:y="42.438cm" draw:control="control8"/>
          <draw:line draw:z-index="7" draw:style-name="gr7" draw:text-style-name="P3" svg:x1="9.459cm" svg:y1="33.361cm" svg:x2="27.308cm" svg:y2="33.361cm">
            <text:p/>
          </draw:line>
          <draw:line draw:z-index="8" draw:style-name="gr7" draw:text-style-name="P3" svg:x1="9.398cm" svg:y1="25.235cm" svg:x2="27.247cm" svg:y2="25.235cm">
            <text:p/>
          </draw:line>
          <draw:line draw:z-index="9" draw:style-name="gr7" draw:text-style-name="P3" svg:x1="9.499cm" svg:y1="18.769cm" svg:x2="27.348cm" svg:y2="18.769cm">
            <text:p/>
          </draw:line>
          <draw:line draw:z-index="10" draw:style-name="gr7" draw:text-style-name="P3" svg:x1="9.454cm" svg:y1="15.474cm" svg:x2="27.303cm" svg:y2="15.474cm">
            <text:p/>
          </draw:line>
          <draw:line draw:z-index="11" draw:style-name="gr7" draw:text-style-name="P3" svg:x1="9.398cm" svg:y1="12.21cm" svg:x2="27.247cm" svg:y2="12.21cm">
            <text:p/>
          </draw:line>
          <draw:line draw:z-index="12" draw:style-name="gr7" draw:text-style-name="P3" svg:x1="40.908cm" svg:y1="15.52cm" svg:x2="58.757cm" svg:y2="15.52cm">
            <text:p/>
          </draw:line>
          <draw:line draw:z-index="13" draw:style-name="gr7" draw:text-style-name="P3" svg:x1="40.853cm" svg:y1="21.978cm" svg:x2="58.702cm" svg:y2="21.978cm">
            <text:p/>
          </draw:line>
          <draw:line draw:z-index="14" draw:style-name="gr7" draw:text-style-name="P3" svg:x1="40.962cm" svg:y1="30.173cm" svg:x2="58.811cm" svg:y2="30.173cm">
            <text:p/>
          </draw:line>
          <draw:line draw:z-index="15" draw:style-name="gr7" draw:text-style-name="P3" svg:x1="40.962cm" svg:y1="33.374cm" svg:x2="58.811cm" svg:y2="33.374cm">
            <text:p/>
          </draw:line>
          <draw:line draw:z-index="16" draw:style-name="gr7" draw:text-style-name="P3" svg:x1="40.907cm" svg:y1="36.631cm" svg:x2="58.756cm" svg:y2="36.631cm">
            <text:p/>
          </draw:line>
        </table:shapes>
        <table:table-column table:style-name="co2" table:number-columns-repeated="23" table:default-cell-style-name="ce212"/>
        <table:table-column table:style-name="co1" table:default-cell-style-name="ce212"/>
        <table:table-column table:style-name="co2" table:default-cell-style-name="ce212"/>
        <table:table-column table:style-name="co1" table:number-columns-repeated="15" table:default-cell-style-name="ce212"/>
        <table:table-column table:style-name="co3" table:default-cell-style-name="ce212"/>
        <table:table-column table:style-name="co1" table:number-columns-repeated="23" table:default-cell-style-name="ce212"/>
        <table:table-row table:style-name="ro6">
          <table:table-cell table:style-name="ce46" office:value-type="string" calcext:value-type="string" table:number-columns-spanned="15"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4" table:style-name="ce94"/>
          <table:covered-table-cell table:number-columns-repeated="2" table:style-name="ce331"/>
          <table:table-cell table:style-name="ce111" table:formula="of:=IF(AND([$Synthèse.$G$1];[.$AA$1]);[$Données.BB6];&quot;&quot;)" table:number-columns-spanned="2" table:number-rows-spanned="2">
            <text:p/>
          </table:table-cell>
          <table:covered-table-cell table:style-name="ce331"/>
          <table:table-cell table:style-name="ce112" office:value-type="string" calcext:value-type="string" table:number-columns-spanned="2" table:number-rows-spanned="2">
            <text:p>/20</text:p>
          </table:table-cell>
          <table:covered-table-cell table:style-name="ce331"/>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4" table:style-name="ce94"/>
          <table:covered-table-cell table:number-columns-repeated="6" table:style-name="ce331"/>
          <table:table-cell table:style-name="ce333" table:number-columns-repeated="2"/>
          <table:table-cell table:number-columns-repeated="5"/>
          <table:table-cell table:style-name="ce53" office:value-type="boolean" office:boolean-value="false" calcext:value-type="boolean">
            <text:p>FAUX</text:p>
          </table:table-cell>
          <table:table-cell table:number-columns-repeated="13"/>
          <table:table-cell table:style-name="Default"/>
          <table:table-cell table:number-columns-repeated="23"/>
        </table:table-row>
        <table:table-row table:style-name="ro6">
          <table:table-cell table:style-name="ce56" table:number-columns-repeated="13"/>
          <table:table-cell/>
          <table:table-cell table:style-name="ce56" table:number-columns-repeated="7"/>
          <table:table-cell table:number-columns-repeated="43"/>
        </table:table-row>
        <table:table-row table:style-name="ro6">
          <table:table-cell table:style-name="ce54" table:number-columns-spanned="3" table:number-rows-spanned="1"/>
          <table:covered-table-cell table:number-columns-repeated="2" table:style-name="ce97"/>
          <table:table-cell table:style-name="ce145" table:formula="of:=[$Données.B7]" office:value-type="string" office:string-value="x" calcext:value-type="string">
            <text:p>x</text:p>
          </table:table-cell>
          <table:table-cell table:style-name="ce159" table:formula="of:=[$Données.C7]" office:value-type="string" office:string-value="≥" calcext:value-type="string">
            <text:p>≥</text:p>
          </table:table-cell>
          <table:table-cell table:style-name="ce159" table:formula="of:=[$Données.D7]" office:value-type="float" office:value="-8" calcext:value-type="float">
            <text:p>-8</text:p>
          </table:table-cell>
          <table:table-cell table:style-name="ce194"/>
          <table:table-cell table:style-name="ce97"/>
          <table:table-cell table:style-name="ce220"/>
          <table:table-cell table:style-name="ce198"/>
          <table:table-cell table:style-name="ce277" office:value-type="string" calcext:value-type="string" table:number-columns-spanned="2" table:number-rows-spanned="1">
            <text:p>S</text:p>
          </table:table-cell>
          <table:covered-table-cell table:style-name="ce283"/>
          <table:table-cell table:style-name="ce288" office:value-type="string" calcext:value-type="string">
            <text:p>=</text:p>
          </table:table-cell>
          <table:table-cell table:style-name="ce291" table:formula="of:=[$Données.D12]" office:value-type="string" office:string-value="]" calcext:value-type="string">
            <text:p>]</text:p>
          </table:table-cell>
          <table:table-cell table:style-name="ce291" table:formula="of:=[$Données.E12]" office:value-type="float" office:value="5" calcext:value-type="float">
            <text:p>5</text:p>
          </table:table-cell>
          <table:table-cell table:style-name="ce291" table:formula="of:=[$Données.F12]" office:value-type="string" office:string-value=";" calcext:value-type="string">
            <text:p>;</text:p>
          </table:table-cell>
          <table:table-cell table:style-name="ce291" table:formula="of:=[$Données.G12]" office:value-type="float" office:value="7" calcext:value-type="float">
            <text:p>7</text:p>
          </table:table-cell>
          <table:table-cell table:style-name="ce291" table:formula="of:=[$Données.H12]" office:value-type="string" office:string-value="[" calcext:value-type="string">
            <text:p>[</text:p>
          </table:table-cell>
          <table:table-cell table:style-name="ce337"/>
          <table:table-cell table:style-name="ce198"/>
          <table:table-cell table:style-name="Default"/>
          <table:table-cell/>
          <table:table-cell table:style-name="ce388" table:number-columns-repeated="4"/>
          <table:table-cell table:number-columns-repeated="2"/>
          <table:table-cell table:style-name="ce198" table:number-columns-repeated="2"/>
          <table:table-cell table:number-columns-repeated="34"/>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21"/>
          <table:table-cell table:style-name="ce251" table:formula="of:=IF(AND([$Synthèse.$G$1];[.$AA$1]);IF([$Données.AY7]=[$Données.AZ7];1;0);&quot;&quot;)">
            <text:p/>
          </table:table-cell>
          <table:table-cell table:style-name="ce80" office:value-type="string" calcext:value-type="string" table:number-columns-spanned="3" table:number-rows-spanned="1">
            <text:p>Encadrement</text:p>
          </table:table-cell>
          <table:covered-table-cell table:number-columns-repeated="2" table:style-name="ce333"/>
          <table:table-cell table:style-name="ce255" table:number-columns-repeated="2"/>
          <table:table-cell table:style-name="ce165"/>
          <table:table-cell table:style-name="ce255" table:number-columns-repeated="2"/>
          <table:table-cell table:style-name="ce239"/>
          <table:table-cell table:style-name="ce251" table:formula="of:=IF(AND([$Synthèse.$G$1];[.$AA$1]);IF([$Données.AY12]=[$Données.AZ12];1;0);&quot;&quot;)">
            <text:p/>
          </table:table-cell>
          <table:table-cell table:style-name="ce198"/>
          <table:table-cell table:style-name="ce477" office:value-type="string" calcext:value-type="string" table:number-columns-spanned="8" table:number-rows-spanned="1">
            <text:p>Saisir <text:span text:style-name="T9">infini</text:span> pour le symbole <text:span text:style-name="T10">∞</text:span></text:p>
          </table:table-cell>
          <table:covered-table-cell table:number-columns-repeated="4" table:style-name="ce502"/>
          <table:covered-table-cell table:number-columns-repeated="2" table:style-name="ce55"/>
          <table:covered-table-cell/>
          <table:table-cell table:style-name="ce198"/>
          <table:table-cell table:number-columns-repeated="34"/>
        </table:table-row>
        <table:table-row table:style-name="ro6">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51" table:formula="of:=IF(AND([.$AA$1];[.$AA$2];[$Synthèse.$G$1]);[$Données.N7];&quot;&quot;)">
            <text:p/>
          </table:table-cell>
          <table:table-cell table:style-name="ce151" table:formula="of:=IF(AND([.$AA$1];[.$AA$2];[$Synthèse.$G$1]);[$Données.O7];&quot;&quot;)">
            <text:p/>
          </table:table-cell>
          <table:table-cell table:style-name="ce151" table:formula="of:=IF(AND([.$AA$1];[.$AA$2];[$Synthèse.$G$1]);[$Données.P7];&quot;&quot;)">
            <text:p/>
          </table:table-cell>
          <table:table-cell table:style-name="ce151" table:formula="of:=IF(AND([.$AA$1];[.$AA$2];[$Synthèse.$G$1]);[$Données.Q7];&quot;&quot;)">
            <text:p/>
          </table:table-cell>
          <table:table-cell table:style-name="ce151" table:formula="of:=IF(AND([.$AA$1];[.$AA$2];[$Synthèse.$G$1]);[$Données.R7];&quot;&quot;)">
            <text:p/>
          </table:table-cell>
          <table:table-cell table:style-name="ce224"/>
          <table:table-cell table:style-name="ce198"/>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L12];&quot;&quot;)">
            <text:p/>
          </table:table-cell>
          <table:table-cell table:style-name="ce163" table:formula="of:=IF(AND([.$AA$1];[.$AA$2];[$Synthèse.$G$1]);[$Données.M12];&quot;&quot;)">
            <text:p/>
          </table:table-cell>
          <table:table-cell table:style-name="ce167" table:formula="of:=IF(AND([.$AA$1];[.$AA$2];[$Synthèse.$G$1]);[$Données.N12];&quot;&quot;)">
            <text:p/>
          </table:table-cell>
          <table:table-cell table:style-name="ce163" table:formula="of:=IF(AND([.$AA$1];[.$AA$2];[$Synthèse.$G$1]);[$Données.O12];&quot;&quot;)">
            <text:p/>
          </table:table-cell>
          <table:table-cell table:style-name="ce163" table:formula="of:=IF(AND([.$AA$1];[.$AA$2];[$Synthèse.$G$1]);[$Données.P12];&quot;&quot;)">
            <text:p/>
          </table:table-cell>
          <table:table-cell table:style-name="ce242"/>
          <table:table-cell table:style-name="ce198"/>
          <table:table-cell table:style-name="Default"/>
          <table:table-cell table:style-name="ce376" office:value-type="string" calcext:value-type="string">
            <text:p>Saisir <text:span text:style-name="T11">ou</text:span> pour le symbole <text:span text:style-name="T12"></text:span> (union).</text:p>
          </table:table-cell>
          <table:table-cell table:style-name="ce380"/>
          <table:table-cell table:style-name="ce227" table:number-columns-repeated="4"/>
          <table:table-cell table:style-name="ce401"/>
          <table:table-cell/>
          <table:table-cell table:style-name="ce198"/>
          <table:table-cell table:number-columns-repeated="34"/>
        </table:table-row>
        <table:table-row table:style-name="ro6">
          <table:table-cell table:style-name="ce54"/>
          <table:table-cell table:style-name="ce97" table:number-columns-repeated="2"/>
          <table:table-cell table:style-name="ce145" table:formula="of:=[Données.$B$8]" office:value-type="string" office:string-value="x" calcext:value-type="string">
            <text:p>x</text:p>
          </table:table-cell>
          <table:table-cell table:style-name="ce159" table:formula="of:=[Données.$C$8]" office:value-type="string" office:string-value="&gt;" calcext:value-type="string">
            <text:p>&gt;</text:p>
          </table:table-cell>
          <table:table-cell table:style-name="ce159" table:formula="of:=[Données.$D$8]" office:value-type="float" office:value="15" calcext:value-type="float">
            <text:p>15</text:p>
          </table:table-cell>
          <table:table-cell table:style-name="ce194"/>
          <table:table-cell table:style-name="ce97"/>
          <table:table-cell table:style-name="ce220"/>
          <table:table-cell table:style-name="ce198"/>
          <table:table-cell table:style-name="ce54" office:value-type="string" calcext:value-type="string" table:number-columns-spanned="3" table:number-rows-spanned="1">
            <text:p>Ensemble solution</text:p>
          </table:table-cell>
          <table:covered-table-cell table:number-columns-repeated="2" table:style-name="ce97"/>
          <table:table-cell table:style-name="ce159" table:formula="of:=[$Données.B13]" office:value-type="float" office:value="8" calcext:value-type="float">
            <text:p>8</text:p>
          </table:table-cell>
          <table:table-cell table:style-name="ce159" table:formula="of:=[$Données.C13]" office:value-type="string" office:string-value="&lt;" calcext:value-type="string">
            <text:p>&lt;</text:p>
          </table:table-cell>
          <table:table-cell table:style-name="ce145" table:formula="of:=[$Données.D13]" office:value-type="string" office:string-value="x" calcext:value-type="string">
            <text:p>x</text:p>
          </table:table-cell>
          <table:table-cell table:style-name="ce159" table:formula="of:=[$Données.E13]" office:value-type="string" office:string-value="&lt;" calcext:value-type="string">
            <text:p>&lt;</text:p>
          </table:table-cell>
          <table:table-cell table:style-name="ce159" table:formula="of:=[$Données.F13]" office:value-type="float" office:value="11" calcext:value-type="float">
            <text:p>11</text:p>
          </table:table-cell>
          <table:table-cell table:style-name="ce338"/>
          <table:table-cell table:style-name="ce198"/>
          <table:table-cell table:style-name="Default"/>
          <table:table-cell table:style-name="ce379" office:value-type="string" calcext:value-type="string">
            <text:p><text:span text:style-name="T13">Saisir </text:span><text:span text:style-name="T14">et</text:span><text:span text:style-name="T15"> pour le symbole </text:span><text:span text:style-name="T16"></text:span><text:span text:style-name="T15"> (intersection).</text:span></text:p>
          </table:table-cell>
          <table:table-cell table:style-name="ce380"/>
          <table:table-cell table:style-name="ce227"/>
          <table:table-cell table:style-name="ce399" table:number-columns-repeated="3"/>
          <table:table-cell table:style-name="ce40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516" table:formula="of:=IF(ISBLANK([.D8]);&quot;&quot;;&quot;/////////&quot;)">
            <text:p/>
          </table:table-cell>
          <table:table-cell table:style-name="ce255"/>
          <table:table-cell table:style-name="ce516" table:formula="of:=IF(ISBLANK([.H8]);&quot;&quot;;&quot;/////////&quot;)">
            <text:p/>
          </table:table-cell>
          <table:table-cell table:style-name="ce196"/>
          <table:table-cell table:style-name="ce221"/>
          <table:table-cell table:style-name="ce251" table:formula="of:=IF(AND([$Synthèse.$G$1];[.$AA$1]);IF([$Données.AY8]=[$Données.AZ8];1;0);&quot;&quot;)">
            <text:p/>
          </table:table-cell>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147"/>
          <table:table-cell table:style-name="ce255" table:number-columns-repeated="4"/>
          <table:table-cell table:style-name="ce239"/>
          <table:table-cell table:style-name="ce251" table:formula="of:=IF(AND([$Synthèse.$G$1];[.$AA$1]);IF([$Données.AY13]=[$Données.AZ13];1;0);&quot;&quot;)">
            <text:p/>
          </table:table-cell>
          <table:table-cell table:style-name="Default"/>
          <table:table-cell table:style-name="ce198"/>
          <table:table-cell table:number-columns-repeated="42"/>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175"/>
          <table:table-cell table:style-name="ce356"/>
          <table:table-cell table:style-name="ce175"/>
          <table:table-cell table:style-name="ce197" office:value-type="string" calcext:value-type="string">
            <text:p>+∞</text:p>
          </table:table-cell>
          <table:table-cell table:style-name="ce231"/>
          <table:table-cell table:style-name="ce333"/>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N13];&quot;&quot;)">
            <text:p/>
          </table:table-cell>
          <table:table-cell table:style-name="ce163" table:formula="of:=IF(AND([.$AA$1];[.$AA$2];[$Synthèse.$G$1]);[$Données.O13];&quot;&quot;)">
            <text:p/>
          </table:table-cell>
          <table:table-cell table:style-name="ce163" table:formula="of:=IF(AND([.$AA$1];[.$AA$2];[$Synthèse.$G$1]);[$Données.P13];&quot;&quot;)">
            <text:p/>
          </table:table-cell>
          <table:table-cell table:style-name="ce163" table:formula="of:=IF(AND([.$AA$1];[.$AA$2];[$Synthèse.$G$1]);[$Données.Q13];&quot;&quot;)">
            <text:p/>
          </table:table-cell>
          <table:table-cell table:style-name="ce163" table:formula="of:=IF(AND([.$AA$1];[.$AA$2];[$Synthèse.$G$1]);[$Données.R13];&quot;&quot;)">
            <text:p/>
          </table:table-cell>
          <table:table-cell table:style-name="ce339"/>
          <table:table-cell table:style-name="ce198"/>
          <table:table-cell table:style-name="Default"/>
          <table:table-cell table:style-name="ce379" office:value-type="string" calcext:value-type="string">
            <text:p><text:span text:style-name="T13">Saisir </text:span><text:span text:style-name="T17">&lt;</text:span><text:span text:style-name="T14"> puis =</text:span><text:span text:style-name="T15"> pour le symbole</text:span><text:span text:style-name="T18"> </text:span><text:span text:style-name="T19">≤</text:span></text:p>
          </table:table-cell>
          <table:table-cell table:style-name="Default" table:number-columns-repeated="6"/>
          <table:table-cell table:number-columns-repeated="36"/>
        </table:table-row>
        <table:table-row table:style-name="ro6">
          <table:table-cell table:style-name="ce72" office:value-type="string" calcext:value-type="string" table:number-columns-spanned="3" table:number-rows-spanned="2">
            <text:p>Réponse</text:p>
          </table:table-cell>
          <table:covered-table-cell table:style-name="ce117"/>
          <table:covered-table-cell table:style-name="ce92"/>
          <table:table-cell table:style-name="ce266" table:formula="of:=IF(AND([.$AA$1];[.$AA$2];[$Synthèse.$G$1]);[$Données.T8];&quot;&quot;)">
            <text:p/>
          </table:table-cell>
          <table:table-cell table:style-name="ce176" table:formula="of:=IF(AND([.$AA$1];[.$AA$2];[$Synthèse.$G$1]);[$Données.T8];&quot;&quot;)">
            <text:p/>
          </table:table-cell>
          <table:table-cell table:style-name="ce176" table:formula="of:=IF(AND([.$AA$1];[.$AA$2];[$Synthèse.$G$1]);[$Données.V8];&quot;&quot;)">
            <text:p/>
          </table:table-cell>
          <table:table-cell table:style-name="ce176" table:formula="of:=IF(AND([.$AA$1];[.$AA$2];[$Synthèse.$G$1]);[$Données.W8];&quot;&quot;)">
            <text:p/>
          </table:table-cell>
          <table:table-cell table:style-name="ce176" table:formula="of:=IF(AND([.$AA$1];[.$AA$2];[$Synthèse.$G$1]);[$Données.W8];&quot;&quot;)">
            <text:p/>
          </table:table-cell>
          <table:table-cell table:style-name="ce233"/>
          <table:table-cell table:style-name="ce266"/>
          <table:table-cell table:style-name="ce54"/>
          <table:table-cell table:style-name="ce97" table:number-columns-repeated="2"/>
          <table:table-cell table:style-name="ce159" table:formula="of:=[$Données.C14]" office:value-type="string" office:string-value="//////////" calcext:value-type="string">
            <text:p>//////////</text:p>
          </table:table-cell>
          <table:table-cell table:style-name="ce159" table:formula="of:=[$Données.D14]" office:value-type="string" office:string-value="]" calcext:value-type="string">
            <text:p>]</text:p>
          </table:table-cell>
          <table:table-cell table:style-name="ce306"/>
          <table:table-cell table:style-name="ce159" table:formula="of:=[$Données.F14]" office:value-type="string" office:string-value="]" calcext:value-type="string">
            <text:p>]</text:p>
          </table:table-cell>
          <table:table-cell table:style-name="ce159" table:formula="of:=[$Données.G14]" office:value-type="string" office:string-value="//////////" calcext:value-type="string">
            <text:p>//////////</text:p>
          </table:table-cell>
          <table:table-cell table:style-name="ce220"/>
          <table:table-cell table:style-name="ce198"/>
          <table:table-cell table:style-name="Default"/>
          <table:table-cell table:style-name="ce379" office:value-type="string" calcext:value-type="string">
            <text:p><text:span text:style-name="T13">Saisir </text:span><text:span text:style-name="T14">&gt; puis =</text:span><text:span text:style-name="T15"> pour le symbole</text:span><text:span text:style-name="T18"> </text:span><text:span text:style-name="T19">≥</text:span></text:p>
          </table:table-cell>
          <table:table-cell table:style-name="Default" table:number-columns-repeated="6"/>
          <table:table-cell table:number-columns-repeated="36"/>
        </table:table-row>
        <table:table-row table:style-name="ro6">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77"/>
          <table:table-cell table:style-name="ce177" table:formula="of:=IF(AND([.$AA$1];[.$AA$2];[$Synthèse.$G$1]);[$Données.Y8];&quot;&quot;)">
            <text:p/>
          </table:table-cell>
          <table:table-cell table:style-name="ce177"/>
          <table:table-cell table:style-name="ce200" office:value-type="string" calcext:value-type="string">
            <text:p>+∞</text:p>
          </table:table-cell>
          <table:table-cell table:style-name="ce234"/>
          <table:table-cell table:style-name="ce198"/>
          <table:table-cell table:style-name="ce76" office:value-type="string" calcext:value-type="string" table:number-columns-spanned="3" table:number-rows-spanned="1">
            <text:p>Ensemble solution</text:p>
          </table:table-cell>
          <table:covered-table-cell table:number-columns-repeated="2" table:style-name="ce140"/>
          <table:table-cell table:style-name="ce161" office:value-type="string" calcext:value-type="string">
            <text:p>-<text:span text:style-name="T8">∞</text:span></text:p>
          </table:table-cell>
          <table:table-cell table:style-name="ce294" table:formula="of:=[$Données.B14]" office:value-type="float" office:value="-8" calcext:value-type="float">
            <text:p>-8</text:p>
          </table:table-cell>
          <table:table-cell table:style-name="ce294"/>
          <table:table-cell table:style-name="ce294" table:formula="of:=[$Données.H14]" office:value-type="float" office:value="3" calcext:value-type="float">
            <text:p>3</text:p>
          </table:table-cell>
          <table:table-cell table:style-name="ce203" office:value-type="string" calcext:value-type="string">
            <text:p>+∞</text:p>
          </table:table-cell>
          <table:table-cell table:style-name="ce238"/>
          <table:table-cell table:style-name="ce198"/>
          <table:table-cell table:style-name="Default" table:number-columns-repeated="8"/>
          <table:table-cell table:style-name="ce135"/>
          <table:table-cell table:number-columns-repeated="35"/>
        </table:table-row>
        <table:table-row table:style-name="ro6">
          <table:table-cell table:style-name="ce54"/>
          <table:table-cell table:style-name="ce97" table:number-columns-repeated="2"/>
          <table:table-cell table:style-name="ce159" table:formula="of:=[$Données.B9]">
            <text:p/>
          </table:table-cell>
          <table:table-cell table:style-name="ce159" table:formula="of:=[.D12]">
            <text:p/>
          </table:table-cell>
          <table:table-cell table:style-name="ce159" table:formula="of:=[$Données.E9]" office:value-type="string" office:string-value="]" calcext:value-type="string">
            <text:p>]</text:p>
          </table:table-cell>
          <table:table-cell table:style-name="ce194" table:formula="of:=[$Données.F9]" office:value-type="string" office:string-value="//////////" calcext:value-type="string">
            <text:p>//////////</text:p>
          </table:table-cell>
          <table:table-cell table:style-name="ce97" table:formula="of:=[.G12]"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2"/>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2"/>
          <table:table-cell table:style-name="ce221"/>
          <table:table-cell table:style-name="ce251" table:formula="of:=IF(AND([$Synthèse.$G$1];[.$AA$1]);IF([$Données.AY14]=[$Données.AZ14];1;0);&quot;&quot;)">
            <text:p/>
          </table:table-cell>
          <table:table-cell table:style-name="Default"/>
          <table:table-cell table:style-name="ce379" office:value-type="string" calcext:value-type="string">
            <text:p><text:span text:style-name="T13">Saisir un </text:span><text:span text:style-name="T14">/</text:span><text:span text:style-name="T15"> (ou plusieurs) pour hachurer un domaine à enlever</text:span></text:p>
          </table:table-cell>
          <table:table-cell table:style-name="Default" table:number-columns-repeated="6"/>
          <table:table-cell table:style-name="ce401"/>
          <table:table-cell table:number-columns-repeated="35"/>
        </table:table-row>
        <table:table-row table:style-name="ro6">
          <table:table-cell table:style-name="ce76" table:number-columns-spanned="3" table:number-rows-spanned="1"/>
          <table:covered-table-cell table:number-columns-repeated="2" table:style-name="ce138"/>
          <table:table-cell table:style-name="ce161" office:value-type="string" calcext:value-type="string">
            <text:p>-<text:span text:style-name="T8">∞</text:span></text:p>
          </table:table-cell>
          <table:table-cell table:style-name="ce180"/>
          <table:table-cell table:style-name="ce190" table:formula="of:=[$Données.H9]" office:value-type="float" office:value="3" calcext:value-type="float">
            <text:p>3</text:p>
          </table:table-cell>
          <table:table-cell table:style-name="ce180"/>
          <table:table-cell table:style-name="ce203" office:value-type="string" calcext:value-type="string">
            <text:p>+∞</text:p>
          </table:table-cell>
          <table:table-cell table:style-name="ce238"/>
          <table:table-cell table:style-name="ce268"/>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N14];&quot;&quot;)">
            <text:p/>
          </table:table-cell>
          <table:table-cell table:style-name="ce163" table:formula="of:=IF(AND([.$AA$1];[.$AA$2];[$Synthèse.$G$1]);[$Données.O14];&quot;&quot;)">
            <text:p/>
          </table:table-cell>
          <table:table-cell table:style-name="ce163" table:formula="of:=IF(AND([.$AA$1];[.$AA$2];[$Synthèse.$G$1]);[$Données.P14];&quot;&quot;)">
            <text:p/>
          </table:table-cell>
          <table:table-cell table:style-name="ce163" table:formula="of:=IF(AND([.$AA$1];[.$AA$2];[$Synthèse.$G$1]);[$Données.Q14];&quot;&quot;)">
            <text:p/>
          </table:table-cell>
          <table:table-cell table:style-name="ce163" table:formula="of:=IF(AND([.$AA$1];[.$AA$2];[$Synthèse.$G$1]);[$Données.R14];&quot;&quot;)">
            <text:p/>
          </table:table-cell>
          <table:table-cell table:style-name="ce339"/>
          <table:table-cell/>
          <table:table-cell table:style-name="Default" table:number-columns-repeated="8"/>
          <table:table-cell table:number-columns-repeated="36"/>
        </table:table-row>
        <table:table-row table:style-name="ro6">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5"/>
          <table:table-cell table:style-name="ce239"/>
          <table:table-cell table:style-name="ce251" table:formula="of:=IF(AND([$Synthèse.$G$1];[.$AA$1]);IF([$Données.AY9]=[$Données.AZ9];1;0);&quot;&quot;)">
            <text:p/>
          </table:table-cell>
          <table:table-cell table:style-name="ce54"/>
          <table:table-cell table:style-name="ce97" table:number-columns-repeated="2"/>
          <table:table-cell table:style-name="ce159"/>
          <table:table-cell table:style-name="ce159" table:formula="of:=[$Données.D15]" office:value-type="string" office:string-value="[" calcext:value-type="string">
            <text:p>[</text:p>
          </table:table-cell>
          <table:table-cell table:style-name="ce328" table:formula="of:=[$Données.$E15]" office:value-type="string" office:string-value="//////////" calcext:value-type="string">
            <text:p>//////////</text:p>
          </table:table-cell>
          <table:table-cell table:style-name="ce159" table:formula="of:=[$Données.F15]" office:value-type="string" office:string-value="]" calcext:value-type="string">
            <text:p>]</text:p>
          </table:table-cell>
          <table:table-cell table:style-name="ce159"/>
          <table:table-cell table:style-name="ce97" table:number-columns-repeated="2"/>
          <table:table-cell table:style-name="ce353" table:number-columns-repeated="3"/>
          <table:table-cell table:style-name="ce370"/>
          <table:table-cell table:style-name="Default" table:number-columns-repeated="3"/>
          <table:table-cell table:style-name="ce401"/>
          <table:table-cell table:number-columns-repeated="36"/>
        </table:table-row>
        <table:table-row table:style-name="ro6">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N9];&quot;&quot;)">
            <text:p/>
          </table:table-cell>
          <table:table-cell table:style-name="ce163" table:formula="of:=IF(AND([.$AA$1];[.$AA$2];[$Synthèse.$G$1]);[$Données.O9];&quot;&quot;)">
            <text:p/>
          </table:table-cell>
          <table:table-cell table:style-name="ce163" table:formula="of:=IF(AND([.$AA$1];[.$AA$2];[$Synthèse.$G$1]);[$Données.P9];&quot;&quot;)">
            <text:p/>
          </table:table-cell>
          <table:table-cell table:style-name="ce163" table:formula="of:=IF(AND([.$AA$1];[.$AA$2];[$Synthèse.$G$1]);[$Données.Q9];&quot;&quot;)">
            <text:p/>
          </table:table-cell>
          <table:table-cell table:style-name="ce163" table:formula="of:=IF(AND([.$AA$1];[.$AA$2];[$Synthèse.$G$1]);[$Données.R9];&quot;&quot;)">
            <text:p/>
          </table:table-cell>
          <table:table-cell table:style-name="ce242"/>
          <table:table-cell table:style-name="ce274"/>
          <table:table-cell table:style-name="ce76" office:value-type="string" calcext:value-type="string" table:number-columns-spanned="3" table:number-rows-spanned="1">
            <text:p>Ensemble solution</text:p>
          </table:table-cell>
          <table:covered-table-cell table:number-columns-repeated="2" table:style-name="ce138"/>
          <table:table-cell table:style-name="ce161" office:value-type="string" calcext:value-type="string">
            <text:p>-<text:span text:style-name="T8">∞</text:span></text:p>
          </table:table-cell>
          <table:table-cell table:style-name="ce294" table:formula="of:=[$Données.B15]" office:value-type="float" office:value="7" calcext:value-type="float">
            <text:p>7</text:p>
          </table:table-cell>
          <table:table-cell table:style-name="ce294"/>
          <table:table-cell table:style-name="ce294" table:formula="of:=[$Données.H15]" office:value-type="float" office:value="16" calcext:value-type="float">
            <text:p>16</text:p>
          </table:table-cell>
          <table:table-cell table:style-name="ce203" office:value-type="string" calcext:value-type="string">
            <text:p>+∞</text:p>
          </table:table-cell>
          <table:table-cell table:style-name="ce138"/>
          <table:table-cell table:style-name="ce350" table:number-columns-repeated="4"/>
          <table:table-cell table:style-name="ce372"/>
          <table:table-cell table:number-columns-repeated="40"/>
        </table:table-row>
        <table:table-row table:style-name="ro6">
          <table:table-cell table:style-name="ce54"/>
          <table:table-cell table:style-name="ce97" table:number-columns-repeated="2"/>
          <table:table-cell table:style-name="ce159" table:formula="of:=[$Données.B10]">
            <text:p/>
          </table:table-cell>
          <table:table-cell table:style-name="ce159" table:formula="of:=[.D16]">
            <text:p/>
          </table:table-cell>
          <table:table-cell table:style-name="ce159" table:formula="of:=[$Données.E10]" office:value-type="string" office:string-value="]" calcext:value-type="string">
            <text:p>]</text:p>
          </table:table-cell>
          <table:table-cell table:style-name="ce194" table:formula="of:=[$Données.F10]" office:value-type="string" office:string-value="//////////" calcext:value-type="string">
            <text:p>//////////</text:p>
          </table:table-cell>
          <table:table-cell table:style-name="ce97" table:formula="of:=[.G16]" office:value-type="string" office:string-value="//////////" calcext:value-type="string">
            <text:p>//////////</text:p>
          </table:table-cell>
          <table:table-cell table:style-name="ce220"/>
          <table:table-cell table:style-name="ce267"/>
          <table:table-cell table:style-name="ce64" office:value-type="string" calcext:value-type="string" table:number-columns-spanned="2" table:number-rows-spanned="1">
            <text:p>Ensemble solution</text:p>
          </table:table-cell>
          <table:covered-table-cell table:style-name="ce95"/>
          <table:table-cell table:style-name="ce128" office:value-type="string" calcext:value-type="string">
            <text:p><text:span text:style-name="T7">S</text:span> =</text:p>
          </table:table-cell>
          <table:table-cell table:style-name="ce255" table:number-columns-repeated="2"/>
          <table:table-cell table:style-name="ce310"/>
          <table:table-cell table:style-name="ce255" table:number-columns-repeated="7"/>
          <table:table-cell table:style-name="ce373"/>
          <table:table-cell table:style-name="ce251" table:formula="of:=IF(AND([$Synthèse.$G$1];[.$AA$1]);IF([$Données.AY15]=[$Données.AZ15];1;0);&quot;&quot;)">
            <text:p/>
          </table:table-cell>
          <table:table-cell table:number-columns-repeated="39"/>
        </table:table-row>
        <table:table-row table:style-name="ro6">
          <table:table-cell table:style-name="ce78"/>
          <table:table-cell table:style-name="ce140" table:number-columns-repeated="2"/>
          <table:table-cell table:style-name="ce161" office:value-type="string" calcext:value-type="string">
            <text:p>-<text:span text:style-name="T8">∞</text:span></text:p>
          </table:table-cell>
          <table:table-cell table:style-name="ce180"/>
          <table:table-cell table:style-name="ce190" table:formula="of:=[$Données.H10]" office:value-type="float" office:value="4" calcext:value-type="float">
            <text:p>4</text:p>
          </table:table-cell>
          <table:table-cell table:style-name="ce180"/>
          <table:table-cell table:style-name="ce203" office:value-type="string" calcext:value-type="string">
            <text:p>+∞</text:p>
          </table:table-cell>
          <table:table-cell table:style-name="ce238"/>
          <table:table-cell table:style-name="ce268"/>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N15];&quot;&quot;)">
            <text:p/>
          </table:table-cell>
          <table:table-cell table:style-name="ce163" table:formula="of:=IF(AND([.$AA$1];[.$AA$2];[$Synthèse.$G$1]);[$Données.O15];&quot;&quot;)">
            <text:p/>
          </table:table-cell>
          <table:table-cell table:style-name="ce163" table:formula="of:=IF(AND([.$AA$1];[.$AA$2];[$Synthèse.$G$1]);[$Données.P15];&quot;&quot;)">
            <text:p/>
          </table:table-cell>
          <table:table-cell table:style-name="ce163" table:formula="of:=IF(AND([.$AA$1];[.$AA$2];[$Synthèse.$G$1]);[$Données.Q15];&quot;&quot;)">
            <text:p/>
          </table:table-cell>
          <table:table-cell table:style-name="ce163" table:formula="of:=IF(AND([.$AA$1];[.$AA$2];[$Synthèse.$G$1]);[$Données.R15];&quot;&quot;)">
            <text:p/>
          </table:table-cell>
          <table:table-cell table:style-name="ce341" table:formula="of:=IF(AND([.$AA$1];[.$AA$2];[$Synthèse.$G$1]);[$Données.S15];&quot;&quot;)">
            <text:p/>
          </table:table-cell>
          <table:table-cell table:style-name="ce163" table:formula="of:=IF(AND([.$AA$1];[.$AA$2];[$Synthèse.$G$1]);[$Données.T15];&quot;&quot;)">
            <text:p/>
          </table:table-cell>
          <table:table-cell table:style-name="ce163" table:formula="of:=IF(AND([.$AA$1];[.$AA$2];[$Synthèse.$G$1]);[$Données.U15];&quot;&quot;)">
            <text:p/>
          </table:table-cell>
          <table:table-cell table:style-name="ce163" table:formula="of:=IF(AND([.$AA$1];[.$AA$2];[$Synthèse.$G$1]);[$Données.V15];&quot;&quot;)">
            <text:p/>
          </table:table-cell>
          <table:table-cell table:style-name="ce163" table:formula="of:=IF(AND([.$AA$1];[.$AA$2];[$Synthèse.$G$1]);[$Données.W15];&quot;&quot;)">
            <text:p/>
          </table:table-cell>
          <table:table-cell table:style-name="ce339" table:formula="of:=IF(AND([.$AA$1];[.$AA$2];[$Synthèse.$G$1]);[$Données.X15];&quot;&quot;)">
            <text:p/>
          </table:table-cell>
          <table:table-cell table:number-columns-repeated="40"/>
        </table:table-row>
        <table:table-row table:style-name="ro6">
          <table:table-cell table:style-name="ce80" office:value-type="string" calcext:value-type="string" table:number-columns-spanned="3" table:number-rows-spanned="1">
            <text:p>Inéquation</text:p>
          </table:table-cell>
          <table:covered-table-cell table:style-name="ce92"/>
          <table:covered-table-cell table:style-name="ce162"/>
          <table:table-cell table:style-name="ce165"/>
          <table:table-cell table:style-name="ce255" table:number-columns-repeated="2"/>
          <table:table-cell table:style-name="ce516" table:number-columns-repeated="2"/>
          <table:table-cell table:style-name="ce239"/>
          <table:table-cell table:style-name="ce251" table:formula="of:=IF(AND([$Synthèse.$G$1];[.$AA$1]);IF([$Données.AY10]=[$Données.AZ10];1;0);&quot;&quot;)">
            <text:p/>
          </table:table-cell>
          <table:table-cell table:style-name="ce277" table:number-columns-spanned="2" table:number-rows-spanned="1"/>
          <table:covered-table-cell table:style-name="ce283"/>
          <table:table-cell table:style-name="ce288" office:value-type="string" calcext:value-type="string">
            <text:p><text:span text:style-name="T7">S</text:span> =</text:p>
          </table:table-cell>
          <table:table-cell table:style-name="ce291" table:formula="of:=[$Données.D16]" office:value-type="string" office:string-value="]" calcext:value-type="string">
            <text:p>]</text:p>
          </table:table-cell>
          <table:table-cell table:style-name="ce291" table:formula="of:=[$Données.E16]" office:value-type="string" office:string-value="-∞" calcext:value-type="string">
            <text:p>-∞</text:p>
          </table:table-cell>
          <table:table-cell table:style-name="ce291" table:formula="of:=[$Données.F16]" office:value-type="string" office:string-value=";" calcext:value-type="string">
            <text:p>;</text:p>
          </table:table-cell>
          <table:table-cell table:style-name="ce291" table:formula="of:=[$Données.G16]" office:value-type="float" office:value="-4" calcext:value-type="float">
            <text:p>-4</text:p>
          </table:table-cell>
          <table:table-cell table:style-name="ce291" table:formula="of:=[$Données.H16]" office:value-type="string" office:string-value="]" calcext:value-type="string">
            <text:p>]</text:p>
          </table:table-cell>
          <table:table-cell table:style-name="ce342" table:formula="of:=[$Données.I16]" office:value-type="string" office:string-value="" calcext:value-type="string">
            <text:p></text:p>
          </table:table-cell>
          <table:table-cell table:style-name="ce291" table:formula="of:=[$Données.J16]" office:value-type="string" office:string-value="[" calcext:value-type="string">
            <text:p>[</text:p>
          </table:table-cell>
          <table:table-cell table:style-name="ce291" table:formula="of:=[$Données.K16]" office:value-type="float" office:value="8" calcext:value-type="float">
            <text:p>8</text:p>
          </table:table-cell>
          <table:table-cell table:style-name="ce291" table:formula="of:=[$Données.L16]" office:value-type="string" office:string-value=";" calcext:value-type="string">
            <text:p>;</text:p>
          </table:table-cell>
          <table:table-cell table:style-name="ce291" table:formula="of:=[$Données.M16]" office:value-type="string" office:string-value="+∞" calcext:value-type="string">
            <text:p>+∞</text:p>
          </table:table-cell>
          <table:table-cell table:style-name="ce337" table:formula="of:=[$Données.N16]" office:value-type="string" office:string-value="[" calcext:value-type="string">
            <text:p>[</text:p>
          </table:table-cell>
          <table:table-cell table:number-columns-repeated="40"/>
        </table:table-row>
        <table:table-row table:style-name="ro6">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7" table:formula="of:=IF(AND([.$AA$1];[.$AA$2];[$Synthèse.$G$1]);[$Données.L10];&quot;&quot;)">
            <text:p/>
          </table:table-cell>
          <table:table-cell table:style-name="ce163" table:formula="of:=IF(AND([.$AA$1];[.$AA$2];[$Synthèse.$G$1]);[$Données.M10];&quot;&quot;)">
            <text:p/>
          </table:table-cell>
          <table:table-cell table:style-name="ce163" table:formula="of:=IF(AND([.$AA$1];[.$AA$2];[$Synthèse.$G$1]);[$Données.N10];&quot;&quot;)">
            <text:p/>
          </table:table-cell>
          <table:table-cell table:style-name="ce163" table:number-columns-repeated="2"/>
          <table:table-cell table:style-name="ce242"/>
          <table:table-cell table:style-name="ce274"/>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356"/>
          <table:table-cell table:style-name="ce147"/>
          <table:table-cell table:style-name="ce152"/>
          <table:table-cell table:style-name="ce147"/>
          <table:table-cell table:style-name="ce356"/>
          <table:table-cell table:style-name="ce227"/>
          <table:table-cell table:style-name="Default"/>
          <table:table-cell table:number-columns-repeated="3"/>
          <table:table-cell table:style-name="ce374"/>
          <table:table-cell table:style-name="ce251" table:formula="of:=IF(AND([$Synthèse.$G$1];[.$AA$1]);IF([$Données.AY16]=[$Données.AZ16];1;0);&quot;&quot;)">
            <text:p/>
          </table:table-cell>
          <table:table-cell table:number-columns-repeated="39"/>
        </table:table-row>
        <table:table-row table:style-name="ro6">
          <table:table-cell table:style-name="ce54"/>
          <table:table-cell table:style-name="ce97" table:number-columns-repeated="2"/>
          <table:table-cell table:style-name="ce159" table:formula="of:=[$Données.B11]" office:value-type="float" office:value="13" calcext:value-type="float">
            <text:p>13</text:p>
          </table:table-cell>
          <table:table-cell table:style-name="ce159" table:formula="of:=[$Données.C11]" office:value-type="string" office:string-value="≤" calcext:value-type="string">
            <text:p>≤</text:p>
          </table:table-cell>
          <table:table-cell table:style-name="ce145" table:formula="of:=[$Données.D11]" office:value-type="string" office:string-value="x" calcext:value-type="string">
            <text:p>x</text:p>
          </table:table-cell>
          <table:table-cell table:style-name="ce159" table:formula="of:=[$Données.E11]" office:value-type="string" office:string-value="&lt;" calcext:value-type="string">
            <text:p>&lt;</text:p>
          </table:table-cell>
          <table:table-cell table:style-name="ce159" table:formula="of:=[$Données.F11]" office:value-type="float" office:value="25" calcext:value-type="float">
            <text:p>25</text:p>
          </table:table-cell>
          <table:table-cell table:style-name="ce245"/>
          <table:table-cell table:style-name="ce270"/>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75"/>
          <table:table-cell table:style-name="ce356"/>
          <table:table-cell table:style-name="ce197" office:value-type="string" calcext:value-type="string">
            <text:p>+∞</text:p>
          </table:table-cell>
          <table:table-cell table:style-name="ce175"/>
          <table:table-cell table:number-columns-repeated="4"/>
          <table:table-cell table:style-name="ce374"/>
          <table:table-cell table:number-columns-repeated="3"/>
          <table:table-cell table:style-name="ce162"/>
          <table:table-cell table:number-columns-repeated="36"/>
        </table:table-row>
        <table:table-row table:style-name="ro6">
          <table:table-cell table:style-name="ce73" office:value-type="string" calcext:value-type="string" table:number-columns-spanned="3" table:number-rows-spanned="1">
            <text:p>Graphique</text:p>
          </table:table-cell>
          <table:covered-table-cell table:style-name="ce103"/>
          <table:covered-table-cell table:style-name="ce137"/>
          <table:table-cell table:style-name="ce152"/>
          <table:table-cell table:style-name="ce255" table:number-columns-repeated="3"/>
          <table:table-cell table:style-name="ce196"/>
          <table:table-cell table:style-name="ce221"/>
          <table:table-cell table:style-name="ce251" table:formula="of:=IF(AND([$Synthèse.$G$1];[.$AA$1]);IF([$Données.AY11]=[$Données.AZ11];1;0);&quot;&quot;)">
            <text:p/>
          </table:table-cell>
          <table:table-cell table:style-name="ce72" office:value-type="string" calcext:value-type="string" table:number-columns-spanned="3" table:number-rows-spanned="2">
            <text:p>Réponse</text:p>
          </table:table-cell>
          <table:covered-table-cell table:number-columns-repeated="2" table:style-name="ce198"/>
          <table:table-cell table:style-name="ce293"/>
          <table:table-cell table:style-name="ce296" table:formula="of:=IF(AND([.$AA$1];[.$AA$2];[$Synthèse.$G$1]);[$Données.R16];&quot;&quot;)">
            <text:p/>
          </table:table-cell>
          <table:table-cell table:style-name="ce296" table:formula="of:=IF(AND([.$AA$1];[.$AA$2];[$Synthèse.$G$1]);[$Données.S16];&quot;&quot;)">
            <text:p/>
          </table:table-cell>
          <table:table-cell table:style-name="ce296" table:formula="of:=IF(AND([.$AA$1];[.$AA$2];[$Synthèse.$G$1]);[$Données.T16];&quot;&quot;)">
            <text:p/>
          </table:table-cell>
          <table:table-cell table:style-name="ce336"/>
          <table:table-cell table:style-name="ce227"/>
          <table:table-cell table:number-columns-repeated="4"/>
          <table:table-cell table:style-name="ce374"/>
          <table:table-cell table:number-columns-repeated="40"/>
        </table:table-row>
        <table:table-row table:style-name="ro6">
          <table:table-cell table:style-name="ce73" office:value-type="string" calcext:value-type="string" table:number-columns-spanned="3" table:number-rows-spanned="1">
            <text:p>à compléter</text:p>
          </table:table-cell>
          <table:covered-table-cell table:number-columns-repeated="2" table:style-name="ce105"/>
          <table:table-cell table:style-name="ce483" office:value-type="string" calcext:value-type="string">
            <text:p>-<text:span text:style-name="T8">∞</text:span></text:p>
          </table:table-cell>
          <table:table-cell table:style-name="ce356"/>
          <table:table-cell table:style-name="ce198"/>
          <table:table-cell table:style-name="ce356"/>
          <table:table-cell table:style-name="ce197" office:value-type="string" calcext:value-type="string">
            <text:p>+∞</text:p>
          </table:table-cell>
          <table:table-cell table:style-name="ce231"/>
          <table:table-cell table:style-name="ce198"/>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298" table:formula="of:=IF(AND([.$AA$1];[.$AA$2];[$Synthèse.$G$1]);[$Données.P16];&quot;&quot;)">
            <text:p/>
          </table:table-cell>
          <table:table-cell table:style-name="ce334"/>
          <table:table-cell table:style-name="ce298" table:formula="of:=IF(AND([.$AA$1];[.$AA$2];[$Synthèse.$G$1]);[$Données.V16];&quot;&quot;)">
            <text:p/>
          </table:table-cell>
          <table:table-cell table:style-name="ce200" office:value-type="string" calcext:value-type="string">
            <text:p>+∞</text:p>
          </table:table-cell>
          <table:table-cell table:style-name="ce346"/>
          <table:table-cell table:style-name="ce352" table:number-columns-repeated="4"/>
          <table:table-cell table:style-name="ce375"/>
          <table:table-cell table:number-columns-repeated="40"/>
        </table:table-row>
        <table:table-row table:style-name="ro6">
          <table:table-cell table:style-name="ce72" office:value-type="string" calcext:value-type="string" table:number-columns-spanned="3" table:number-rows-spanned="2">
            <text:p>Réponse</text:p>
          </table:table-cell>
          <table:covered-table-cell table:number-columns-repeated="2" table:style-name="ce126"/>
          <table:table-cell table:style-name="ce170" table:formula="of:=IF(AND([.$AA$1];[.$AA$2];[$Synthèse.$G$1]);[$Données.M11];&quot;&quot;)">
            <text:p/>
          </table:table-cell>
          <table:table-cell table:style-name="ce266" table:formula="of:=IF(AND([.$AA$1];[.$AA$2];[$Synthèse.$G$1]);[$Données.N11];&quot;&quot;)">
            <text:p/>
          </table:table-cell>
          <table:table-cell table:style-name="ce266"/>
          <table:table-cell table:style-name="ce266" table:formula="of:=IF(AND([.$AA$1];[.$AA$2];[$Synthèse.$G$1]);[$Données.P11];&quot;&quot;)">
            <text:p/>
          </table:table-cell>
          <table:table-cell table:style-name="ce266" table:formula="of:=IF(AND([.$AA$1];[.$AA$2];[$Synthèse.$G$1]);[$Données.Q11];&quot;&quot;)">
            <text:p/>
          </table:table-cell>
          <table:table-cell table:style-name="ce233"/>
          <table:table-cell table:style-name="ce198"/>
          <table:table-cell table:style-name="ce54"/>
          <table:table-cell table:style-name="ce97" table:number-columns-repeated="2"/>
          <table:table-cell table:style-name="ce159" table:formula="of:=[$Données.C17]" office:value-type="string" office:string-value="//////////" calcext:value-type="string">
            <text:p>//////////</text:p>
          </table:table-cell>
          <table:table-cell table:style-name="ce159" table:formula="of:=[$Données.D17]" office:value-type="string" office:string-value="]" calcext:value-type="string">
            <text:p>]</text:p>
          </table:table-cell>
          <table:table-cell table:style-name="ce306"/>
          <table:table-cell table:style-name="ce159" table:formula="of:=[$Données.F17]" office:value-type="string" office:string-value="]" calcext:value-type="string">
            <text:p>]</text:p>
          </table:table-cell>
          <table:table-cell table:style-name="ce159" table:formula="of:=[$Données.G17]" office:value-type="string" office:string-value="//////////" calcext:value-type="string">
            <text:p>//////////</text:p>
          </table:table-cell>
          <table:table-cell table:style-name="ce220"/>
          <table:table-cell table:style-name="ce198" table:number-columns-repeated="9"/>
          <table:table-cell table:number-columns-repeated="36"/>
        </table:table-row>
        <table:table-row table:style-name="ro6">
          <table:covered-table-cell table:style-name="ce75"/>
          <table:covered-table-cell table:number-columns-repeated="2" table:style-name="ce121"/>
          <table:table-cell table:style-name="ce157" office:value-type="string" calcext:value-type="string">
            <text:p>-<text:span text:style-name="T8">∞</text:span></text:p>
          </table:table-cell>
          <table:table-cell table:style-name="ce189" table:formula="of:=IF(AND([.$AA$1];[.$AA$2];[$Synthèse.$G$1]);[$Données.L11];&quot;&quot;)">
            <text:p/>
          </table:table-cell>
          <table:table-cell table:style-name="ce177"/>
          <table:table-cell table:style-name="ce189" table:formula="of:=IF(AND([.$AA$1];[.$AA$2];[$Synthèse.$G$1]);[$Données.R11];&quot;&quot;)">
            <text:p/>
          </table:table-cell>
          <table:table-cell table:style-name="ce200" office:value-type="string" calcext:value-type="string">
            <text:p>+∞</text:p>
          </table:table-cell>
          <table:table-cell table:style-name="ce234"/>
          <table:table-cell table:style-name="ce198"/>
          <table:table-cell table:style-name="ce78"/>
          <table:table-cell table:style-name="ce140" table:number-columns-repeated="2"/>
          <table:table-cell table:style-name="ce161" office:value-type="string" calcext:value-type="string">
            <text:p>-<text:span text:style-name="T8">∞</text:span></text:p>
          </table:table-cell>
          <table:table-cell table:style-name="ce294" table:formula="of:=[$Données.B17]" office:value-type="float" office:value="-12" calcext:value-type="float">
            <text:p>-12</text:p>
          </table:table-cell>
          <table:table-cell table:style-name="ce294"/>
          <table:table-cell table:style-name="ce294" table:formula="of:=[$Données.H17]" office:value-type="float" office:value="-11" calcext:value-type="float">
            <text:p>-11</text:p>
          </table:table-cell>
          <table:table-cell table:style-name="ce203" office:value-type="string" calcext:value-type="string">
            <text:p>+∞</text:p>
          </table:table-cell>
          <table:table-cell table:style-name="ce238"/>
          <table:table-cell table:style-name="ce198" table:number-columns-repeated="9"/>
          <table:table-cell table:number-columns-repeated="36"/>
        </table:table-row>
        <table:table-row table:style-name="ro6">
          <table:table-cell table:style-name="ce198" table:number-columns-repeated="10"/>
          <table:table-cell table:style-name="ce80" office:value-type="string" calcext:value-type="string" table:number-columns-spanned="3" table:number-rows-spanned="1">
            <text:p>Encadrement</text:p>
          </table:table-cell>
          <table:covered-table-cell table:style-name="ce92"/>
          <table:covered-table-cell table:style-name="ce162"/>
          <table:table-cell table:style-name="ce255" table:number-columns-repeated="2"/>
          <table:table-cell table:style-name="ce165"/>
          <table:table-cell table:style-name="ce255" table:number-columns-repeated="2"/>
          <table:table-cell table:style-name="ce239"/>
          <table:table-cell table:style-name="ce251" table:formula="of:=IF(AND([$Synthèse.$G$1];[.$AA$1]);IF([$Données.AY17]=[$Données.AZ17];1;0);&quot;&quot;)">
            <text:p/>
          </table:table-cell>
          <table:table-cell table:style-name="ce198" table:number-columns-repeated="8"/>
          <table:table-cell table:number-columns-repeated="36"/>
        </table:table-row>
        <table:table-row table:style-name="ro6">
          <table:table-cell table:style-name="ce198" table:number-columns-repeated="9"/>
          <table:table-cell/>
          <table:table-cell table:style-name="ce72" office:value-type="string" calcext:value-type="string" table:number-columns-spanned="3" table:number-rows-spanned="1">
            <text:p>Réponse</text:p>
          </table:table-cell>
          <table:covered-table-cell table:style-name="ce98"/>
          <table:covered-table-cell table:style-name="ce134"/>
          <table:table-cell table:style-name="ce163" table:formula="of:=IF(AND([.$AA$1];[.$AA$2];[$Synthèse.$G$1]);[$Données.L17];&quot;&quot;)">
            <text:p/>
          </table:table-cell>
          <table:table-cell table:style-name="ce163" table:formula="of:=IF(AND([.$AA$1];[.$AA$2];[$Synthèse.$G$1]);[$Données.M17];&quot;&quot;)">
            <text:p/>
          </table:table-cell>
          <table:table-cell table:style-name="ce167" table:formula="of:=IF(AND([.$AA$1];[.$AA$2];[$Synthèse.$G$1]);[$Données.N17];&quot;&quot;)">
            <text:p/>
          </table:table-cell>
          <table:table-cell table:style-name="ce163" table:formula="of:=IF(AND([.$AA$1];[.$AA$2];[$Synthèse.$G$1]);[$Données.O17];&quot;&quot;)">
            <text:p/>
          </table:table-cell>
          <table:table-cell table:style-name="ce163" table:formula="of:=IF(AND([.$AA$1];[.$AA$2];[$Synthèse.$G$1]);[$Données.P17];&quot;&quot;)">
            <text:p/>
          </table:table-cell>
          <table:table-cell table:style-name="ce242"/>
          <table:table-cell table:style-name="ce198" table:number-columns-repeated="9"/>
          <table:table-cell table:number-columns-repeated="36"/>
        </table:table-row>
        <table:table-row table:style-name="ro6">
          <table:table-cell table:style-name="ce198" table:number-columns-repeated="9"/>
          <table:table-cell table:number-columns-repeated="55"/>
        </table:table-row>
        <table:table-row table:style-name="ro6">
          <table:table-cell table:style-name="ce435" office:value-type="string" calcext:value-type="string" table:number-columns-spanned="9" table:number-rows-spanned="1">
            <text:p><text:a xlink:href="https://github.com/KELLERStephane/KELLER-Stephane-Tests2maths" xlink:type="simple">https://github.com/KELLERStephane/KELLER-Stephane-Tests2maths</text:a></text:p>
          </table:table-cell>
          <table:covered-table-cell table:number-columns-repeated="8" table:style-name="ce198"/>
          <table:table-cell table:number-columns-repeated="55"/>
        </table:table-row>
        <table:table-row table:style-name="ro6" table:number-rows-repeated="1048510">
          <table:table-cell table:number-columns-repeated="64"/>
        </table:table-row>
        <table:table-row table:style-name="ro7" table:number-rows-repeated="37">
          <table:table-cell table:number-columns-repeated="64"/>
        </table:table-row>
        <table:table-row table:style-name="ro7">
          <table:table-cell table:number-columns-repeated="64"/>
        </table:table-row>
        <calcext:conditional-formats>
          <calcext:conditional-format calcext:target-range-address="'Inéquation-intervalle'.E10:'Inéquation-intervalle'.H10 'Inéquation-intervalle'.I14:'Inéquation-intervalle'.I14 'Inéquation-intervalle'.I20:'Inéquation-intervalle'.J20 'Inéquation-intervalle'.I13:'Inéquation-intervalle'.J13 'Inéquation-intervalle'.F13:'Inéquation-intervalle'.F13 'Inéquation-intervalle'.I18:'Inéquation-intervalle'.I18 'Inéquation-intervalle'.F17:'Inéquation-intervalle'.F17 'Inéquation-intervalle'.I17:'Inéquation-intervalle'.J17 'Inéquation-intervalle'.S7:'Inéquation-intervalle'.S8 'Inéquation-intervalle'.S24:'Inéquation-intervalle'.S25 'Inéquation-intervalle'.S5:'Inéquation-intervalle'.S5 'Inéquation-intervalle'.W4:'Inéquation-intervalle'.Z4 'Inéquation-intervalle'.Y7:'Inéquation-intervalle'.AB7 'Inéquation-intervalle'.D6:'Inéquation-intervalle'.I6 'Inéquation-intervalle'.S11:'Inéquation-intervalle'.S11">
            <calcext:condition calcext:apply-style-name="FAUX" calcext:value="formula-is(IF(#REF!=1))" calcext:base-cell-address="'Inéquation-intervalle'.D4"/>
            <calcext:condition calcext:apply-style-name="VRAI" calcext:value="formula-is(IF(#REF!=0))" calcext:base-cell-address="'Inéquation-intervalle'.D4"/>
          </calcext:conditional-format>
          <calcext:conditional-format calcext:target-range-address="'Inéquation-intervalle'.W4:'Inéquation-intervalle'.Z4 'Inéquation-intervalle'.Y7:'Inéquation-intervalle'.AB7">
            <calcext:condition calcext:apply-style-name="VRAI" calcext:value="formula-is(IF(#REF!=0))" calcext:base-cell-address="'Inéquation-intervalle'.W4"/>
            <calcext:condition calcext:apply-style-name="FAUX" calcext:value="formula-is(IF(#REF!=1))" calcext:base-cell-address="'Inéquation-intervalle'.W4"/>
          </calcext:conditional-format>
          <calcext:conditional-format calcext:target-range-address="'Inéquation-intervalle'.J5:'Inéquation-intervalle'.J5 'Inéquation-intervalle'.J8:'Inéquation-intervalle'.J8 'Inéquation-intervalle'.J14:'Inéquation-intervalle'.J14 'Inéquation-intervalle'.J18:'Inéquation-intervalle'.J18 'Inéquation-intervalle'.J21:'Inéquation-intervalle'.J21 'Inéquation-intervalle'.T5:'Inéquation-intervalle'.T5 'Inéquation-intervalle'.T8:'Inéquation-intervalle'.T8 'Inéquation-intervalle'.T12:'Inéquation-intervalle'.T12 'Inéquation-intervalle'.Y16:'Inéquation-intervalle'.Y16 'Inéquation-intervalle'.T25:'Inéquation-intervalle'.T25 'Inéquation-intervalle'.Y19:'Inéquation-intervalle'.Y19">
            <calcext:condition calcext:apply-style-name="Bad" calcext:value="=0" calcext:base-cell-address="'Inéquation-intervalle'.J5"/>
            <calcext:condition calcext:apply-style-name="Good" calcext:value="=1" calcext:base-cell-address="'Inéquation-intervalle'.J5"/>
          </calcext:conditional-format>
        </calcext:conditional-formats>
      </table:table>
      <table:table table:name="|x|" table:style-name="ta3" table:protected="true" table:protection-key="/CqIXhHcKjLpFzQpCojLofXzk5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9" form:id="control9" form:label="Réponses" form:input-required="false" form:linked-cell="'|x|'.AA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0" form:id="control10" form:label="Résultat" form:input-required="false" form:linked-cell="'|x|'.AA1"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1" form:id="control1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Abs_x?language=Basic&amp;location=document" xlink:type="simple"/>
              </office:event-listeners>
            </form:button>
            <form:button form:name="Bouton 1" form:control-implementation="ooo:com.sun.star.form.component.CommandButton" xml:id="control12" form:id="control1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6cm" svg:y1="0.495cm" svg:x2="6cm" svg:y2="2.109cm">
            <text:p/>
          </draw:line>
          <draw:line draw:z-index="1" draw:style-name="gr6" draw:text-style-name="P3" svg:x1="8.537cm" svg:y1="0.529cm" svg:x2="8.537cm" svg:y2="2.143cm">
            <text:p/>
          </draw:line>
          <draw:control draw:z-index="2" draw:style-name="gr4" draw:text-style-name="P5" svg:width="4.688cm" svg:height="1.494cm" svg:x="32.06cm" svg:y="47.615cm" draw:control="control9"/>
          <draw:control draw:z-index="3" draw:style-name="gr4" draw:text-style-name="P5" svg:width="4.698cm" svg:height="1.528cm" svg:x="26.772cm" svg:y="47.605cm" draw:control="control10"/>
          <draw:line draw:z-index="4" draw:style-name="gr7" draw:text-style-name="P3" svg:x1="36.871cm" svg:y1="6.795cm" svg:x2="61.139cm" svg:y2="6.795cm">
            <text:p/>
          </draw:line>
          <draw:line draw:z-index="5" draw:style-name="gr7" draw:text-style-name="P3" svg:x1="36.876cm" svg:y1="11.233cm" svg:x2="61.093cm" svg:y2="11.233cm">
            <text:p/>
          </draw:line>
          <draw:custom-shape draw:z-index="6" draw:style-name="gr8" draw:text-style-name="P3" svg:width="0.336cm" svg:height="6.053cm" draw:transform="rotate (-1.5707963267949) translate (48.631cm 10.394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7" draw:style-name="gr9" draw:text-style-name="P3" svg:width="0.336cm" svg:height="6.053cm" draw:transform="rotate (-1.5707963267949) translate (55.457cm 10.36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8" draw:style-name="gr7" draw:text-style-name="P3" svg:x1="9.279cm" svg:y1="23.19cm" svg:x2="36.564cm" svg:y2="23.19cm">
            <text:p/>
          </draw:line>
          <draw:line draw:z-index="9" draw:style-name="gr7" draw:text-style-name="P3" svg:x1="9.225cm" svg:y1="27.528cm" svg:x2="36.61cm" svg:y2="27.528cm">
            <text:p/>
          </draw:line>
          <draw:custom-shape draw:z-index="10" draw:style-name="gr10" draw:text-style-name="P3" svg:width="0.336cm" svg:height="5.558cm" draw:transform="rotate (-1.5707963267949) translate (20.519cm 26.68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1" draw:style-name="gr11" draw:text-style-name="P3" svg:width="0.336cm" svg:height="5.558cm" draw:transform="rotate (-1.5707963267949) translate (27.429cm 26.719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line draw:z-index="12" draw:style-name="gr7" draw:text-style-name="P3" svg:x1="9.279cm" svg:y1="39.586cm" svg:x2="36.564cm" svg:y2="39.586cm">
            <text:p/>
          </draw:line>
          <draw:line draw:z-index="13" draw:style-name="gr7" draw:text-style-name="P3" svg:x1="9.225cm" svg:y1="43.924cm" svg:x2="36.61cm" svg:y2="43.924cm">
            <text:p/>
          </draw:line>
          <draw:custom-shape draw:z-index="14" draw:style-name="gr10" draw:text-style-name="P3" svg:width="0.336cm" svg:height="5.558cm" draw:transform="rotate (-1.5707963267949) translate (20.519cm 43.08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ustom-shape draw:z-index="15" draw:style-name="gr11" draw:text-style-name="P3" svg:width="0.336cm" svg:height="5.558cm" draw:transform="rotate (-1.5707963267949) translate (27.429cm 43.115cm)">
            <text:p/>
            <draw:enhanced-geometry svg:viewBox="0 0 21600 21600" draw:mirror-horizontal="false" draw:mirror-vertical="false" draw:glue-points="10800 0 0 10800 10800 21600 18000 10800" draw:text-areas="3600 0 18000 21600" draw:type="flowchart-stored-data" draw:enhanced-path="M 3600 21600 X 0 10800 3600 0 L 21600 0 X 18000 10800 21600 21600 Z N"/>
          </draw:custom-shape>
          <draw:control draw:z-index="16" draw:style-name="gr1" draw:text-style-name="P1" svg:width="4.247cm" svg:height="1.587cm" svg:x="0.67cm" svg:y="47.56cm" draw:control="control11"/>
          <draw:control draw:z-index="17" draw:style-name="gr1" draw:text-style-name="P1" svg:width="11.496cm" svg:height="1.5cm" svg:x="5.742cm" svg:y="47.631cm" draw:control="control12"/>
        </table:shapes>
        <table:table-column table:style-name="co4" table:default-cell-style-name="ce226"/>
        <table:table-column table:style-name="co5" table:default-cell-style-name="ce226"/>
        <table:table-column table:style-name="co6" table:default-cell-style-name="ce226"/>
        <table:table-column table:style-name="co7" table:default-cell-style-name="ce226"/>
        <table:table-column table:style-name="co8" table:number-columns-repeated="8" table:default-cell-style-name="ce226"/>
        <table:table-column table:style-name="co9" table:number-columns-repeated="7" table:default-cell-style-name="ce226"/>
        <table:table-column table:style-name="co10" table:number-columns-repeated="2" table:default-cell-style-name="ce226"/>
        <table:table-column table:style-name="co11" table:default-cell-style-name="ce226"/>
        <table:table-column table:style-name="co12" table:default-cell-style-name="ce226"/>
        <table:table-column table:style-name="co13" table:number-columns-repeated="41" table:default-cell-style-name="ce226"/>
        <table:table-row table:style-name="ro8">
          <table:table-cell table:style-name="ce46" office:value-type="string" calcext:value-type="string" table:number-columns-spanned="12" table:number-rows-spanned="2">
            <text:p>KELLER Stéphane - Lycée agricole Louis Pasteur</text:p>
          </table:table-cell>
          <table:covered-table-cell table:style-name="ce416"/>
          <table:covered-table-cell table:style-name="ce155"/>
          <table:covered-table-cell table:number-columns-repeated="3" table:style-name="ce171"/>
          <table:covered-table-cell table:style-name="ce256"/>
          <table:covered-table-cell table:number-columns-repeated="2" table:style-name="ce504"/>
          <table:covered-table-cell table:number-columns-repeated="3" table:style-name="ce507"/>
          <table:table-cell table:style-name="ce111" table:formula="of:=IF(AND([$Synthèse.$G$1];[.$AA$1]);[$Données.V152];&quot;&quot;)" office:value-type="float" office:value="0" calcext:value-type="float" table:number-columns-spanned="2" table:number-rows-spanned="2">
            <text:p>0</text:p>
          </table:table-cell>
          <table:covered-table-cell table:style-name="ce539"/>
          <table:table-cell table:style-name="ce112" office:value-type="string" calcext:value-type="string" table:number-columns-spanned="1" table:number-rows-spanned="2">
            <text:p>/20</text:p>
          </table:table-cell>
          <table:table-cell table:style-name="ce55" table:number-columns-repeated="5"/>
          <table:table-cell table:style-name="ce212"/>
          <table:table-cell table:style-name="Default"/>
          <table:table-cell table:style-name="ce517" office:value-type="string" calcext:value-type="string">
            <text:p>M₁</text:p>
          </table:table-cell>
          <table:table-cell table:style-name="ce212" table:number-columns-repeated="3"/>
          <table:table-cell table:style-name="ce391" office:value-type="boolean" office:boolean-value="true" calcext:value-type="boolean">
            <text:p>VRAI</text:p>
          </table:table-cell>
          <table:table-cell table:style-name="ce212" table:number-columns-repeated="37"/>
        </table:table-row>
        <table:table-row table:style-name="ro8">
          <table:covered-table-cell table:style-name="ce59"/>
          <table:covered-table-cell table:style-name="ce46"/>
          <table:covered-table-cell table:style-name="ce155"/>
          <table:covered-table-cell table:number-columns-repeated="3" table:style-name="ce171"/>
          <table:covered-table-cell table:number-columns-repeated="3" table:style-name="ce416"/>
          <table:covered-table-cell table:number-columns-repeated="3" table:style-name="ce507"/>
          <table:covered-table-cell table:number-columns-repeated="3" table:style-name="ce539"/>
          <table:table-cell table:style-name="ce55" table:number-columns-repeated="5"/>
          <table:table-cell table:style-name="ce212"/>
          <table:table-cell table:style-name="Default"/>
          <table:table-cell table:style-name="ce517" office:value-type="string" calcext:value-type="string">
            <text:p>M₂</text:p>
          </table:table-cell>
          <table:table-cell table:style-name="ce212" table:number-columns-repeated="3"/>
          <table:table-cell table:style-name="ce391" office:value-type="boolean" office:boolean-value="true" calcext:value-type="boolean">
            <text:p>VRAI</text:p>
          </table:table-cell>
          <table:table-cell table:style-name="ce212" table:number-columns-repeated="37"/>
        </table:table-row>
        <table:table-row table:style-name="ro8">
          <table:table-cell table:style-name="ce211"/>
          <table:table-cell table:style-name="ce252"/>
          <table:table-cell table:style-name="ce263"/>
          <table:table-cell table:style-name="ce275" table:number-columns-repeated="3"/>
          <table:table-cell table:style-name="ce423" table:number-columns-repeated="3"/>
          <table:table-cell table:style-name="ce365" table:number-columns-repeated="3"/>
          <table:table-cell table:style-name="ce423" table:number-columns-repeated="3"/>
          <table:table-cell table:style-name="ce501"/>
          <table:table-cell table:style-name="ce423" table:number-columns-repeated="7"/>
          <table:table-cell table:style-name="ce287" table:number-columns-repeated="41"/>
        </table:table-row>
        <table:table-row table:style-name="ro8">
          <table:table-cell/>
          <table:table-cell table:style-name="ce418" office:value-type="string" calcext:value-type="string" table:number-columns-spanned="5" table:number-rows-spanned="1">
            <text:p>Ensemble solution de l’équation :</text:p>
          </table:table-cell>
          <table:covered-table-cell table:style-name="ce264"/>
          <table:covered-table-cell table:style-name="ce271"/>
          <table:covered-table-cell table:style-name="ce276"/>
          <table:covered-table-cell table:style-name="ce305"/>
          <table:table-cell table:style-name="ce347" table:formula="of:=[$Données.F142]" office:value-type="string" office:string-value="|x| = -9" calcext:value-type="string" table:number-columns-spanned="3" table:number-rows-spanned="1">
            <text:p>|x| = -9</text:p>
          </table:table-cell>
          <table:covered-table-cell table:style-name="ce357"/>
          <table:covered-table-cell table:style-name="ce360"/>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540"/>
          <table:table-cell table:style-name="ce468" office:value-type="string" calcext:value-type="string">
            <text:p><text:span text:style-name="T7">M</text:span>₁</text:p>
          </table:table-cell>
          <table:table-cell table:style-name="ce547"/>
          <table:table-cell table:style-name="ce500"/>
          <table:table-cell table:style-name="ce547"/>
          <table:table-cell table:style-name="ce525" office:value-type="string" calcext:value-type="string">
            <text:p><text:span text:style-name="T7">M</text:span>₂</text:p>
          </table:table-cell>
          <table:table-cell table:style-name="ce558"/>
          <table:table-cell table:number-columns-repeated="45"/>
        </table:table-row>
        <table:table-row table:style-name="ro8">
          <table:table-cell/>
          <table:table-cell table:style-name="ce254" office:value-type="string" calcext:value-type="string" table:number-columns-spanned="3" table:number-rows-spanned="1">
            <text:p>S =</text:p>
          </table:table-cell>
          <table:covered-table-cell table:number-columns-repeated="2" table:style-name="ce198"/>
          <table:table-cell table:style-name="ce222"/>
          <table:table-cell table:style-name="ce229" table:number-columns-repeated="3"/>
          <table:table-cell table:style-name="ce258"/>
          <table:covered-table-cell table:style-name="ce65"/>
          <table:covered-table-cell table:style-name="ce90"/>
          <table:covered-table-cell table:style-name="ce109"/>
          <table:table-cell table:style-name="ce541"/>
          <table:table-cell table:style-name="ce227" office:value-type="string" calcext:value-type="string">
            <text:p>|</text:p>
          </table:table-cell>
          <table:table-cell table:style-name="ce508"/>
          <table:table-cell table:style-name="ce516" office:value-type="string" calcext:value-type="string">
            <text:p>|</text:p>
          </table:table-cell>
          <table:table-cell table:style-name="ce508"/>
          <table:table-cell table:style-name="ce227" office:value-type="string" calcext:value-type="string">
            <text:p>|</text:p>
          </table:table-cell>
          <table:table-cell table:style-name="ce559"/>
          <table:table-cell table:number-columns-repeated="45"/>
        </table:table-row>
        <table:table-row table:style-name="ro8">
          <table:table-cell/>
          <table:table-cell table:style-name="ce171" office:value-type="string" calcext:value-type="string" table:number-columns-spanned="3" table:number-rows-spanned="1">
            <text:p>Vrai ou Faux</text:p>
          </table:table-cell>
          <table:covered-table-cell table:style-name="ce269"/>
          <table:covered-table-cell table:style-name="ce198"/>
          <table:table-cell table:style-name="ce279" table:formula="of:=IF(ISBLANK([.E5]);&quot;&quot;;IF(AND([.$AA$1];[$Synthèse.$G$1]);IF([.E5]=[$Données.D143];1;0);&quot;&quot;))">
            <text:p/>
          </table:table-cell>
          <table:table-cell table:style-name="ce318" table:formula="of:=IF(ISBLANK([.F5]);&quot;&quot;;IF(AND([.$AA$1];[$Synthèse.$G$1]);IF([.F5]=[$Données.E143];1;0);&quot;&quot;))">
            <text:p/>
          </table:table-cell>
          <table:table-cell table:style-name="ce318" table:formula="of:=IF(ISBLANK([.G5]);&quot;&quot;;IF(AND([.$AA$1];[$Synthèse.$G$1]);IF([.G5]=[$Données.F143];1;0);&quot;&quot;))">
            <text:p/>
          </table:table-cell>
          <table:table-cell table:style-name="ce318" table:formula="of:=IF(ISBLANK([.H5]);&quot;&quot;;IF(AND([.$AA$1];[$Synthèse.$G$1]);IF([.H5]=[$Données.G143];1;0);&quot;&quot;))">
            <text:p/>
          </table:table-cell>
          <table:table-cell table:style-name="ce362" table:formula="of:=IF(ISBLANK([.I5]);&quot;&quot;;IF(AND([.$AA$1];[$Synthèse.$G$1]);IF([.I5]=[$Données.H143];1;0);&quot;&quot;))">
            <text:p/>
          </table:table-cell>
          <table:covered-table-cell table:style-name="Default"/>
          <table:covered-table-cell table:style-name="ce69"/>
          <table:covered-table-cell table:style-name="ce68"/>
          <table:table-cell table:style-name="ce96"/>
          <table:table-cell table:style-name="ce183"/>
          <table:table-cell table:style-name="ce495"/>
          <table:table-cell table:style-name="ce183"/>
          <table:table-cell table:style-name="ce495"/>
          <table:table-cell table:style-name="ce183"/>
          <table:table-cell table:style-name="ce511" office:value-type="string" calcext:value-type="string">
            <text:p>+∞</text:p>
          </table:table-cell>
          <table:table-cell table:number-columns-repeated="45"/>
        </table:table-row>
        <table:table-row table:style-name="ro8">
          <table:table-cell table:style-name="ce227"/>
          <table:table-cell table:style-name="ce171" office:value-type="string" calcext:value-type="string" table:number-columns-spanned="3" table:number-rows-spanned="1">
            <text:p>Réponse</text:p>
          </table:table-cell>
          <table:covered-table-cell table:style-name="ce269"/>
          <table:covered-table-cell table:style-name="ce198"/>
          <table:table-cell table:style-name="ce280" table:formula="of:=IF(AND([.$AA$1];[.$AA$2];[$Synthèse.$G$1]);[$Données.D143];&quot;&quot;)" office:value-type="string" office:string-value="Ø" calcext:value-type="string">
            <text:p>Ø</text:p>
          </table:table-cell>
          <table:table-cell table:style-name="ce320" table:formula="of:=IF(AND([.$AA$1];[.$AA$2];[$Synthèse.$G$1]);[$Données.E143];&quot;&quot;)">
            <text:p/>
          </table:table-cell>
          <table:table-cell table:style-name="ce348" table:formula="of:=IF(AND([.$AA$1];[.$AA$2];[$Synthèse.$G$1]);[$Données.F143];&quot;&quot;)">
            <text:p/>
          </table:table-cell>
          <table:table-cell table:style-name="ce320" table:formula="of:=IF(AND([.$AA$1];[.$AA$2];[$Synthèse.$G$1]);[$Données.G143];&quot;&quot;)">
            <text:p/>
          </table:table-cell>
          <table:table-cell table:style-name="ce363" table:formula="of:=IF(AND([.$AA$1];[.$AA$2];[$Synthèse.$G$1]);[$Données.H143];&quot;&quot;)">
            <text:p/>
          </table:table-cell>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G$1]);[$Données.L143];&quot;&quot;)">
            <text:p/>
          </table:table-cell>
          <table:table-cell table:style-name="ce469" table:formula="of:=IF(AND([.$AA$1];[.$AA$2];[$Synthèse.$G$1]);[$Données.J142];&quot;&quot;)" office:value-type="string" office:string-value="O" calcext:value-type="string">
            <text:p>O</text:p>
          </table:table-cell>
          <table:table-cell table:style-name="ce491" table:formula="of:=IF(AND([.$AA$1];[.$AA$2];[$Synthèse.$G$1]);[$Données.L143];&quot;&quot;)">
            <text:p/>
          </table:table-cell>
          <table:table-cell table:style-name="ce469" office:value-type="string" calcext:value-type="string">
            <text:p><text:span text:style-name="T7">M</text:span>₂</text:p>
          </table:table-cell>
          <table:table-cell table:style-name="ce536"/>
          <table:table-cell table:number-columns-repeated="45"/>
        </table:table-row>
        <table:table-row table:style-name="ro8">
          <table:table-cell table:style-name="ce240"/>
          <table:table-cell table:style-name="ce502" table:number-columns-repeated="8"/>
          <table:covered-table-cell table:style-name="ce55"/>
          <table:covered-table-cell table:number-columns-repeated="2" table:style-name="Default"/>
          <table:table-cell table:style-name="ce482"/>
          <table:table-cell table:style-name="ce488" office:value-type="string" calcext:value-type="string">
            <text:p>|</text:p>
          </table:table-cell>
          <table:table-cell table:style-name="ce488"/>
          <table:table-cell table:style-name="ce488" office:value-type="string" calcext:value-type="string">
            <text:p>|</text:p>
          </table:table-cell>
          <table:table-cell table:style-name="ce488"/>
          <table:table-cell table:style-name="ce488" office:value-type="string" calcext:value-type="string">
            <text:p>|</text:p>
          </table:table-cell>
          <table:table-cell table:style-name="ce513"/>
          <table:table-cell table:number-columns-repeated="45"/>
        </table:table-row>
        <table:table-row table:style-name="ro8">
          <table:table-cell table:style-name="Default"/>
          <table:table-cell table:style-name="ce502" table:number-columns-repeated="8"/>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AA$1];[.$AA$2];[$Synthèse.$G$1]);[$Données.E143];&quot;&quot;)">
            <text:p/>
          </table:table-cell>
          <table:table-cell table:style-name="ce497"/>
          <table:table-cell table:style-name="ce489" table:formula="of:=IF(AND([.$AA$1];[.$AA$2];[$Synthèse.$G$1]);[$Données.J143];&quot;&quot;)" office:value-type="float" office:value="0" calcext:value-type="float">
            <text:p>0</text:p>
          </table:table-cell>
          <table:table-cell table:style-name="ce497"/>
          <table:table-cell table:style-name="ce489" table:formula="of:=IF(AND([.$AA$1];[.$AA$2];[$Synthèse.$G$1]);[$Données.G143];&quot;&quot;)">
            <text:p/>
          </table:table-cell>
          <table:table-cell table:style-name="ce538" office:value-type="string" calcext:value-type="string">
            <text:p>+∞</text:p>
          </table:table-cell>
          <table:table-cell table:style-name="ce502" table:number-columns-repeated="45"/>
        </table:table-row>
        <table:table-row table:style-name="ro8">
          <table:table-cell table:style-name="ce240"/>
          <table:table-cell table:style-name="ce502" table:number-columns-repeated="8"/>
          <table:table-cell table:style-name="ce423"/>
          <table:table-cell table:style-name="ce452" table:number-columns-repeated="2"/>
          <table:table-cell table:style-name="ce483"/>
          <table:table-cell table:style-name="ce490" table:number-columns-repeated="3"/>
          <table:table-cell table:style-name="ce506"/>
          <table:table-cell table:style-name="ce508"/>
          <table:table-cell table:style-name="ce502" table:number-columns-repeated="46"/>
        </table:table-row>
        <table:table-row table:style-name="ro8">
          <table:table-cell table:style-name="ce241"/>
          <table:table-cell table:style-name="ce41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5]" office:value-type="string" office:string-value="|x| ≥ 3" calcext:value-type="string" table:number-columns-spanned="4" table:number-rows-spanned="1">
            <text:p>|x| ≥ 3</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table-cell table:style-name="ce556" table:number-columns-spanned="4" table:number-rows-spanned="2"/>
          <table:covered-table-cell table:number-columns-repeated="3" table:style-name="Default"/>
          <table:table-cell table:style-name="Default"/>
          <table:table-cell table:number-columns-repeated="43"/>
        </table:table-row>
        <table:table-row table:style-name="ro8">
          <table:table-cell table:style-name="ce244"/>
          <table:table-cell table:style-name="ce254" office:value-type="string" calcext:value-type="string" table:number-columns-spanned="3" table:number-rows-spanned="1">
            <text:p>S =</text:p>
          </table:table-cell>
          <table:covered-table-cell table:number-columns-repeated="2" table:style-name="ce198"/>
          <table:table-cell table:style-name="ce223"/>
          <table:table-cell table:style-name="ce236" table:number-columns-repeated="4"/>
          <table:table-cell table:style-name="ce223" table:number-columns-repeated="2"/>
          <table:table-cell table:style-name="ce236" table:number-columns-repeated="3"/>
          <table:table-cell table:style-name="ce199"/>
          <table:table-cell/>
          <table:covered-table-cell table:style-name="ce557"/>
          <table:covered-table-cell table:number-columns-repeated="3" table:style-name="Default"/>
          <table:table-cell table:style-name="Default"/>
          <table:table-cell table:number-columns-repeated="43"/>
        </table:table-row>
        <table:table-row table:style-name="ro8">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98"/>
          <table:table-cell table:style-name="ce285" table:formula="of:=IF(ISBLANK([.E12]);&quot;&quot;;IF([.$AA$1];IF([.E12]=[$Données.D147];1;0);&quot;&quot;))">
            <text:p/>
          </table:table-cell>
          <table:table-cell table:style-name="ce322" table:formula="of:=IF(ISBLANK([.F12]);&quot;&quot;;IF([.$AA$1];IF([.F12]=[$Données.E147];1;0);&quot;&quot;))">
            <text:p/>
          </table:table-cell>
          <table:table-cell table:style-name="ce322" table:formula="of:=IF(ISBLANK([.G12]);&quot;&quot;;IF([.$AA$1];IF([.G12]=[$Données.F147];1;0);&quot;&quot;))">
            <text:p/>
          </table:table-cell>
          <table:table-cell table:style-name="ce322" table:formula="of:=IF(ISBLANK([.H12]);&quot;&quot;;IF([.$AA$1];IF([.H12]=[$Données.G147];1;0);&quot;&quot;))">
            <text:p/>
          </table:table-cell>
          <table:table-cell table:style-name="ce322" table:formula="of:=IF(ISBLANK([.I12]);&quot;&quot;;IF([.$AA$1];IF([.I12]=[$Données.H147];1;0);&quot;&quot;))">
            <text:p/>
          </table:table-cell>
          <table:table-cell table:style-name="ce322" table:formula="of:=IF(ISBLANK([.J12]);&quot;&quot;;IF([.$AA$1];IF([.J12]=[$Données.I147];1;0);&quot;&quot;))">
            <text:p/>
          </table:table-cell>
          <table:table-cell table:style-name="ce322" table:formula="of:=IF(ISBLANK([.K12]);&quot;&quot;;IF([.$AA$1];IF([.K12]=[$Données.J147];1;0);&quot;&quot;))">
            <text:p/>
          </table:table-cell>
          <table:table-cell table:style-name="ce322" table:formula="of:=IF(ISBLANK([.L12]);&quot;&quot;;IF([.$AA$1];IF([.L12]=[$Données.K147];1;0);&quot;&quot;))">
            <text:p/>
          </table:table-cell>
          <table:table-cell table:style-name="ce322" table:formula="of:=IF(ISBLANK([.M12]);&quot;&quot;;IF([.$AA$1];IF([.M12]=[$Données.L147];1;0);&quot;&quot;))">
            <text:p/>
          </table:table-cell>
          <table:table-cell table:style-name="ce322" table:formula="of:=IF(ISBLANK([.N12]);&quot;&quot;;IF([.$AA$1];IF([.N12]=[$Données.M147];1;0);&quot;&quot;))">
            <text:p/>
          </table:table-cell>
          <table:table-cell table:style-name="ce389" table:formula="of:=IF(ISBLANK([.O12]);&quot;&quot;;IF([.$AA$1];IF([.O12]=[$Données.N147];1;0);&quot;&quot;))">
            <text:p/>
          </table:table-cell>
          <table:table-cell/>
          <table:table-cell table:style-name="Default" table:number-columns-repeated="5"/>
          <table:table-cell table:number-columns-repeated="43"/>
        </table:table-row>
        <table:table-row table:style-name="ro8">
          <table:table-cell/>
          <table:table-cell table:style-name="ce171"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6];&quot;&quot;)" office:value-type="string" office:string-value="]" calcext:value-type="string">
            <text:p>]</text:p>
          </table:table-cell>
          <table:table-cell table:style-name="ce323" table:formula="of:=IF(AND([.$AA$1];[.$AA$2]);[$Données.E146];&quot;&quot;)" office:value-type="string" office:string-value="-∞" calcext:value-type="string">
            <text:p>-∞</text:p>
          </table:table-cell>
          <table:table-cell table:style-name="ce324" table:formula="of:=IF(AND([.$AA$1];[.$AA$2]);[$Données.F146];&quot;&quot;)" office:value-type="string" office:string-value=";" calcext:value-type="string">
            <text:p>;</text:p>
          </table:table-cell>
          <table:table-cell table:style-name="ce323" table:formula="of:=IF(AND([.$AA$1];[.$AA$2]);[$Données.G146];&quot;&quot;)" office:value-type="float" office:value="-3" calcext:value-type="float">
            <text:p>-3</text:p>
          </table:table-cell>
          <table:table-cell table:style-name="ce324" table:formula="of:=IF(AND([.$AA$1];[.$AA$2]);[$Données.H146];&quot;&quot;)" office:value-type="string" office:string-value="]" calcext:value-type="string">
            <text:p>]</text:p>
          </table:table-cell>
          <table:table-cell table:style-name="ce366" table:formula="of:=IF(AND([.$AA$1];[.$AA$2]);[$Données.I146];&quot;&quot;)" office:value-type="string" office:string-value="" calcext:value-type="string">
            <text:p></text:p>
          </table:table-cell>
          <table:table-cell table:style-name="ce324" table:formula="of:=IF(AND([.$AA$1];[.$AA$2]);[$Données.J146];&quot;&quot;)" office:value-type="string" office:string-value="[" calcext:value-type="string">
            <text:p>[</text:p>
          </table:table-cell>
          <table:table-cell table:style-name="ce324" table:formula="of:=IF(AND([.$AA$1];[.$AA$2]);[$Données.K146];&quot;&quot;)" office:value-type="float" office:value="3" calcext:value-type="float">
            <text:p>3</text:p>
          </table:table-cell>
          <table:table-cell table:style-name="ce324" table:formula="of:=IF(AND([.$AA$1];[.$AA$2]);[$Données.L146];&quot;&quot;)" office:value-type="string" office:string-value=";" calcext:value-type="string">
            <text:p>;</text:p>
          </table:table-cell>
          <table:table-cell table:style-name="ce324" table:formula="of:=IF(AND([.$AA$1];[.$AA$2]);[$Données.M146];&quot;&quot;)" office:value-type="string" office:string-value="+∞" calcext:value-type="string">
            <text:p>+∞</text:p>
          </table:table-cell>
          <table:table-cell table:style-name="ce390" table:formula="of:=IF(AND([.$AA$1];[.$AA$2]);[$Données.N146];&quot;&quot;)" office:value-type="string" office:string-value="[" calcext:value-type="string">
            <text:p>[</text:p>
          </table:table-cell>
          <table:table-cell/>
          <table:table-cell table:style-name="Default" table:number-columns-repeated="5"/>
          <table:table-cell table:number-columns-repeated="2"/>
          <table:table-cell table:style-name="Default"/>
          <table:table-cell table:number-columns-repeated="40"/>
        </table:table-row>
        <table:table-row table:style-name="ro8">
          <table:table-cell table:style-name="ce401"/>
          <table:table-cell table:style-name="ce445"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359" table:number-columns-repeated="3"/>
          <table:table-cell table:style-name="ce401"/>
          <table:table-cell table:style-name="Default" table:number-columns-repeated="5"/>
          <table:table-cell table:style-name="ce401" table:number-columns-repeated="2"/>
          <table:table-cell table:style-name="Default"/>
          <table:table-cell table:style-name="ce401" table:number-columns-repeated="40"/>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16];1;1)=&quot;/&quot;;&quot;/////////&quot;;&quot;&quot;)">
            <text:p/>
          </table:table-cell>
          <table:table-cell table:style-name="ce227" office:value-type="string" calcext:value-type="string">
            <text:p>|</text:p>
          </table:table-cell>
          <table:table-cell table:style-name="ce478"/>
          <table:table-cell table:style-name="ce534"/>
          <table:table-cell table:style-name="Default"/>
          <table:table-cell table:style-name="ce477" office:value-type="string" calcext:value-type="string" table:number-columns-spanned="5" table:number-rows-spanned="1">
            <text:p>Saisir <text:span text:style-name="T20">infini</text:span> pour le symbole <text:span text:style-name="T21">∞</text:span></text:p>
          </table:table-cell>
          <table:covered-table-cell table:number-columns-repeated="4" table:style-name="ce502"/>
          <table:table-cell table:style-name="ce401" table:number-columns-repeated="46"/>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Default"/>
          <table:table-cell table:style-name="ce376" office:value-type="string" calcext:value-type="string">
            <text:p>Saisir <text:span text:style-name="T22">ou</text:span> pour le symbole <text:span text:style-name="T12"></text:span> (union).</text:p>
          </table:table-cell>
          <table:table-cell table:style-name="ce380"/>
          <table:table-cell table:style-name="ce554" table:number-columns-repeated="3"/>
          <table:table-cell table:style-name="ce401" table:number-columns-repeated="46"/>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G$1]);[$Données.V146];&quot;&quot;)" office:value-type="float" office:value="3" calcext:value-type="float">
            <text:p>3</text:p>
          </table:table-cell>
          <table:table-cell table:style-name="ce469" table:formula="of:=IF(AND([.$AA$1];[.$AA$2];[$Synthèse.$G$1]);[$Données.R145];&quot;&quot;)" office:value-type="string" office:string-value="O" calcext:value-type="string">
            <text:p>O</text:p>
          </table:table-cell>
          <table:table-cell table:style-name="ce491" table:formula="of:=IF(AND([.$AA$1];[.$AA$2];[$Synthèse.$G$1]);[$Données.V146];&quot;&quot;)" office:value-type="float" office:value="3" calcext:value-type="float">
            <text:p>3</text:p>
          </table:table-cell>
          <table:table-cell table:style-name="ce469" office:value-type="string" calcext:value-type="string">
            <text:p><text:span text:style-name="T7">M</text:span>₂</text:p>
          </table:table-cell>
          <table:table-cell table:style-name="ce527"/>
          <table:table-cell table:style-name="ce536"/>
          <table:table-cell table:style-name="Default"/>
          <table:table-cell table:style-name="ce379" office:value-type="string" calcext:value-type="string">
            <text:p><text:span text:style-name="T13">Saisir </text:span><text:span text:style-name="T23">et</text:span><text:span text:style-name="T15"> pour le symbole </text:span><text:span text:style-name="T24"></text:span><text:span text:style-name="T15"> (intersection).</text:span></text:p>
          </table:table-cell>
          <table:table-cell table:style-name="ce380"/>
          <table:table-cell table:style-name="ce554" table:number-columns-repeated="3"/>
          <table:table-cell table:style-name="ce401" table:number-columns-repeated="46"/>
        </table:table-row>
        <table:table-row table:style-name="ro8">
          <table:table-cell table:style-name="ce401"/>
          <table:covered-table-cell table:style-name="ce55"/>
          <table:covered-table-cell table:number-columns-repeated="2" table:style-name="Default"/>
          <table:table-cell table:style-name="ce482" table:formula="of:=IF(AND([.$AA$1];[.$AA$2];[$Synthèse.$G$1]);[$Données.O146];&quot;&quot;)">
            <text:p/>
          </table:table-cell>
          <table:table-cell table:style-name="ce488" office:value-type="string" calcext:value-type="string">
            <text:p>|</text:p>
          </table:table-cell>
          <table:table-cell table:style-name="ce488" table:formula="of:=IF(AND([.$AA$1];[.$AA$2];[$Synthèse.$G$1]);[$Données.Q146];&quot;&quot;)" office:value-type="string" office:string-value="///////////" calcext:value-type="string">
            <text:p>///////////</text:p>
          </table:table-cell>
          <table:table-cell table:style-name="ce488" office:value-type="string" calcext:value-type="string">
            <text:p>|</text:p>
          </table:table-cell>
          <table:table-cell table:style-name="ce488" table:formula="of:=IF(AND([.$AA$1];[.$AA$2];[$Synthèse.$G$1]);[$Données.S146];&quot;&quot;)" office:value-type="string" office:string-value="///////////" calcext:value-type="string">
            <text:p>///////////</text:p>
          </table:table-cell>
          <table:table-cell table:style-name="ce488" office:value-type="string" calcext:value-type="string">
            <text:p>|</text:p>
          </table:table-cell>
          <table:table-cell table:style-name="ce528" table:formula="of:=IF(AND([.$AA$1];[.$AA$2];[$Synthèse.$G$1]);[$Données.U146];&quot;&quot;)">
            <text:p/>
          </table:table-cell>
          <table:table-cell table:style-name="ce537"/>
          <table:table-cell table:style-name="Default"/>
          <table:table-cell table:style-name="ce379" office:value-type="string" calcext:value-type="string">
            <text:p><text:span text:style-name="T25">Taper </text:span><text:span text:style-name="T26">Alt</text:span><text:span text:style-name="T27"> </text:span><text:span text:style-name="T28">+</text:span><text:span text:style-name="T27"> </text:span><text:span text:style-name="T26">0216</text:span><text:span text:style-name="T25"> pour </text:span><text:span text:style-name="T26">Ø</text:span><text:span text:style-name="T28"> (</text:span><text:span text:style-name="T26">Ctrl</text:span><text:span text:style-name="T28"> + </text:span><text:span text:style-name="T26">Shif</text:span><text:span text:style-name="T28"> + </text:span><text:span text:style-name="T26">u</text:span><text:span text:style-name="T28"> + </text:span><text:span text:style-name="T26">B8</text:span><text:span text:style-name="T28"> sur linux)</text:span></text:p>
          </table:table-cell>
          <table:table-cell table:style-name="ce198" table:number-columns-repeated="4"/>
          <table:table-cell table:style-name="ce401" table:number-columns-repeated="46"/>
        </table:table-row>
        <table:table-row table:style-name="ro8">
          <table:table-cell table:style-name="ce401"/>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AA$1];[.$AA$2];[$Synthèse.$G$1]);[$Données.P146];&quot;&quot;)" office:value-type="float" office:value="-3" calcext:value-type="float">
            <text:p>-3</text:p>
          </table:table-cell>
          <table:table-cell table:style-name="ce497"/>
          <table:table-cell table:style-name="ce489" table:formula="of:=IF(AND([.$AA$1];[.$AA$2];[$Synthèse.$G$1]);[$Données.R146];&quot;&quot;)" office:value-type="float" office:value="0" calcext:value-type="float">
            <text:p>0</text:p>
          </table:table-cell>
          <table:table-cell table:style-name="ce497"/>
          <table:table-cell table:style-name="ce489" table:formula="of:=IF(AND([.$AA$1];[.$AA$2];[$Synthèse.$G$1]);[$Données.T146];&quot;&quot;)" office:value-type="float" office:value="3" calcext:value-type="float">
            <text:p>3</text:p>
          </table:table-cell>
          <table:table-cell table:style-name="ce531"/>
          <table:table-cell table:style-name="ce538" office:value-type="string" calcext:value-type="string">
            <text:p>+∞</text:p>
          </table:table-cell>
          <table:table-cell table:style-name="ce359"/>
          <table:table-cell table:style-name="ce477" office:value-type="string" calcext:value-type="string">
            <text:p>Saisir <text:span text:style-name="T20">I</text:span><text:span text:style-name="T9"> </text:span><text:span text:style-name="T29">puis</text:span><text:span text:style-name="T9"> </text:span><text:span text:style-name="T20">R</text:span> pour l'ensemble des nombres réels (IR)</text:p>
          </table:table-cell>
          <table:table-cell table:style-name="ce55" table:number-columns-repeated="4"/>
          <table:table-cell table:style-name="ce401" table:number-columns-repeated="46"/>
        </table:table-row>
        <table:table-row table:style-name="ro8">
          <table:table-cell table:style-name="Default"/>
          <table:table-cell table:style-name="ce55"/>
          <table:table-cell table:style-name="ce212" table:number-columns-repeated="8"/>
          <table:table-cell table:style-name="Default" table:number-columns-repeated="5"/>
          <table:table-cell table:style-name="ce401" table:number-columns-repeated="6"/>
          <table:table-cell table:style-name="ce359"/>
          <table:table-cell table:style-name="ce401" table:number-columns-repeated="42"/>
        </table:table-row>
        <table:table-row table:style-name="ro8">
          <table:table-cell table:style-name="ce401"/>
          <table:table-cell table:style-name="ce418" office:value-type="string" calcext:value-type="string" table:number-columns-spanned="6" table:number-rows-spanned="1">
            <text:p>Ensemble solution de l’inéquation :</text:p>
          </table:table-cell>
          <table:covered-table-cell table:number-columns-repeated="2" table:style-name="ce271"/>
          <table:covered-table-cell table:style-name="ce282"/>
          <table:covered-table-cell table:style-name="ce305"/>
          <table:covered-table-cell table:style-name="ce198"/>
          <table:table-cell table:style-name="ce479" table:formula="of:=[$Données.G148]" office:value-type="string" office:string-value="|x + 15| ≥ -10" calcext:value-type="string" table:number-columns-spanned="4" table:number-rows-spanned="1">
            <text:p>|x + 15| ≥ -10</text:p>
          </table:table-cell>
          <table:covered-table-cell table:number-columns-repeated="2" table:style-name="ce282"/>
          <table:covered-table-cell table:style-name="ce276"/>
          <table:table-cell table:style-name="ce383"/>
          <table:table-cell table:style-name="ce281"/>
          <table:table-cell table:style-name="ce386"/>
          <table:table-cell table:style-name="ce387"/>
          <table:table-cell table:style-name="ce401" table:number-columns-repeated="6"/>
          <table:table-cell table:style-name="ce359"/>
          <table:table-cell table:style-name="ce401" table:number-columns-repeated="42"/>
        </table:table-row>
        <table:table-row table:style-name="ro8">
          <table:table-cell table:style-name="ce401"/>
          <table:table-cell table:style-name="ce254" office:value-type="string" calcext:value-type="string" table:number-columns-spanned="3" table:number-rows-spanned="1">
            <text:p>S =</text:p>
          </table:table-cell>
          <table:covered-table-cell table:number-columns-repeated="2" table:style-name="ce198"/>
          <table:table-cell table:style-name="ce222"/>
          <table:table-cell table:style-name="ce236" table:number-columns-repeated="4"/>
          <table:table-cell table:style-name="ce223" table:number-columns-repeated="2"/>
          <table:table-cell table:style-name="ce236" table:number-columns-repeated="3"/>
          <table:table-cell table:style-name="ce199"/>
          <table:table-cell table:style-name="ce401" table:number-columns-repeated="6"/>
          <table:table-cell table:style-name="ce359"/>
          <table:table-cell table:style-name="ce401" table:number-columns-repeated="42"/>
        </table:table-row>
        <table:table-row table:style-name="ro8">
          <table:table-cell table:style-name="ce401"/>
          <table:table-cell table:style-name="ce171" office:value-type="string" calcext:value-type="string" table:number-columns-spanned="3" table:number-rows-spanned="1">
            <text:p>Vrai ou Faux</text:p>
          </table:table-cell>
          <table:covered-table-cell table:style-name="ce269"/>
          <table:covered-table-cell table:style-name="ce198"/>
          <table:table-cell table:style-name="ce285" table:formula="of:=IF(ISBLANK([.E23]);&quot;&quot;;IF([.$AA$1];IF([.E23]=[$Données.D150];1;0);&quot;&quot;))">
            <text:p/>
          </table:table-cell>
          <table:table-cell table:style-name="ce322" table:formula="of:=IF(ISBLANK([.F23]);&quot;&quot;;IF([.$AA$1];IF([.F23]=[$Données.E150];1;0);&quot;&quot;))">
            <text:p/>
          </table:table-cell>
          <table:table-cell table:style-name="ce322" table:formula="of:=IF(ISBLANK([.G23]);&quot;&quot;;IF([.$AA$1];IF([.G23]=[$Données.F150];1;0);&quot;&quot;))">
            <text:p/>
          </table:table-cell>
          <table:table-cell table:style-name="ce322" table:formula="of:=IF(ISBLANK([.H23]);&quot;&quot;;IF([.$AA$1];IF([.H23]=[$Données.G150];1;0);&quot;&quot;))">
            <text:p/>
          </table:table-cell>
          <table:table-cell table:style-name="ce322" table:formula="of:=IF(ISBLANK([.I23]);&quot;&quot;;IF([.$AA$1];IF([.I23]=[$Données.H150];1;0);&quot;&quot;))">
            <text:p/>
          </table:table-cell>
          <table:table-cell table:style-name="ce322" table:formula="of:=IF(ISBLANK([.J23]);&quot;&quot;;IF([.$AA$1];IF([.J23]=[$Données.I150];1;0);&quot;&quot;))">
            <text:p/>
          </table:table-cell>
          <table:table-cell table:style-name="ce322" table:formula="of:=IF(ISBLANK([.K23]);&quot;&quot;;IF([.$AA$1];IF([.K23]=[$Données.J150];1;0);&quot;&quot;))">
            <text:p/>
          </table:table-cell>
          <table:table-cell table:style-name="ce322" table:formula="of:=IF(ISBLANK([.L23]);&quot;&quot;;IF([.$AA$1];IF([.L23]=[$Données.K150];1;0);&quot;&quot;))">
            <text:p/>
          </table:table-cell>
          <table:table-cell table:style-name="ce322" table:formula="of:=IF(ISBLANK([.M23]);&quot;&quot;;IF([.$AA$1];IF([.M23]=[$Données.L150];1;0);&quot;&quot;))">
            <text:p/>
          </table:table-cell>
          <table:table-cell table:style-name="ce322" table:formula="of:=IF(ISBLANK([.N23]);&quot;&quot;;IF([.$AA$1];IF([.N23]=[$Données.M150];1;0);&quot;&quot;))">
            <text:p/>
          </table:table-cell>
          <table:table-cell table:style-name="ce389" table:formula="of:=IF(ISBLANK([.O23]);&quot;&quot;;IF([.$AA$1];IF([.O23]=[$Données.N150];1;0);&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171" office:value-type="string" calcext:value-type="string" table:number-columns-spanned="3" table:number-rows-spanned="1">
            <text:p>Réponse</text:p>
          </table:table-cell>
          <table:covered-table-cell table:style-name="ce269"/>
          <table:covered-table-cell table:style-name="ce198"/>
          <table:table-cell table:style-name="ce286" table:formula="of:=IF(AND([.$AA$1];[.$AA$2]);[$Données.D149];&quot;&quot;)" office:value-type="string" office:string-value="IR" calcext:value-type="string">
            <text:p>IR</text:p>
          </table:table-cell>
          <table:table-cell table:style-name="ce324" table:formula="of:=IF(AND([.$AA$1];[.$AA$2]);[$Données.E149];&quot;&quot;)">
            <text:p/>
          </table:table-cell>
          <table:table-cell table:style-name="ce324" table:formula="of:=IF(AND([.$AA$1];[.$AA$2]);[$Données.F149];&quot;&quot;)">
            <text:p/>
          </table:table-cell>
          <table:table-cell table:style-name="ce323" table:formula="of:=IF(AND([.$AA$1];[.$AA$2]);[$Données.G149];&quot;&quot;)">
            <text:p/>
          </table:table-cell>
          <table:table-cell table:style-name="ce324" table:formula="of:=IF(AND([.$AA$1];[.$AA$2]);[$Données.H149];&quot;&quot;)">
            <text:p/>
          </table:table-cell>
          <table:table-cell table:style-name="ce366" table:formula="of:=IF(AND([.$AA$1];[.$AA$2]);[$Données.I149];&quot;&quot;)">
            <text:p/>
          </table:table-cell>
          <table:table-cell table:style-name="ce324" table:formula="of:=IF(AND([.$AA$1];[.$AA$2]);[$Données.J149];&quot;&quot;)">
            <text:p/>
          </table:table-cell>
          <table:table-cell table:style-name="ce323" table:formula="of:=IF(AND([.$AA$1];[.$AA$2]);[$Données.K149];&quot;&quot;)">
            <text:p/>
          </table:table-cell>
          <table:table-cell table:style-name="ce324" table:formula="of:=IF(AND([.$AA$1];[.$AA$2]);[$Données.L149];&quot;&quot;)">
            <text:p/>
          </table:table-cell>
          <table:table-cell table:style-name="ce324" table:formula="of:=IF(AND([.$AA$1];[.$AA$2]);[$Données.M149];&quot;&quot;)">
            <text:p/>
          </table:table-cell>
          <table:table-cell table:style-name="ce390" table:formula="of:=IF(AND([.$AA$1];[.$AA$2]);[$Données.N149];&quot;&quot;)">
            <text:p/>
          </table:table-cell>
          <table:table-cell table:style-name="ce401" table:number-columns-repeated="6"/>
          <table:table-cell table:style-name="ce359"/>
          <table:table-cell table:style-name="ce401" table:number-columns-repeated="42"/>
        </table:table-row>
        <table:table-row table:style-name="ro8">
          <table:table-cell table:style-name="ce401"/>
          <table:table-cell table:style-name="ce62" office:value-type="string" calcext:value-type="string" table:number-columns-spanned="3" table:number-rows-spanned="3">
            <text:p>Graphique </text:p>
            <text:p>à compléter</text:p>
          </table:table-cell>
          <table:covered-table-cell table:style-name="ce84"/>
          <table:covered-table-cell table:style-name="ce108"/>
          <table:table-cell table:style-name="ce457"/>
          <table:table-cell table:style-name="ce468" office:value-type="string" calcext:value-type="string">
            <text:p><text:span text:style-name="T7">M</text:span>₁</text:p>
          </table:table-cell>
          <table:table-cell table:style-name="ce476"/>
          <table:table-cell table:style-name="ce500"/>
          <table:table-cell table:style-name="ce476"/>
          <table:table-cell table:style-name="ce525" office:value-type="string" calcext:value-type="string">
            <text:p><text:span text:style-name="T7">M</text:span>₂</text:p>
          </table:table-cell>
          <table:table-cell table:style-name="ce526"/>
          <table:table-cell table:style-name="ce533"/>
          <table:table-cell table:style-name="ce401" table:number-columns-repeated="9"/>
          <table:table-cell table:style-name="ce359"/>
          <table:table-cell table:style-name="ce401" table:number-columns-repeated="42"/>
        </table:table-row>
        <table:table-row table:style-name="ro8">
          <table:table-cell table:style-name="ce401"/>
          <table:covered-table-cell table:style-name="ce65"/>
          <table:covered-table-cell table:style-name="ce90"/>
          <table:covered-table-cell table:style-name="ce109"/>
          <table:table-cell table:style-name="ce458"/>
          <table:table-cell table:style-name="ce227" office:value-type="string" calcext:value-type="string">
            <text:p>|</text:p>
          </table:table-cell>
          <table:table-cell table:style-name="ce478"/>
          <table:table-cell table:style-name="ce516" office:value-type="string" calcext:value-type="string">
            <text:p>|</text:p>
          </table:table-cell>
          <table:table-cell table:style-name="ce71" table:formula="of:=IF(MID([.G27];1;1)=&quot;/&quot;;&quot;/////////&quot;;&quot;&quot;)">
            <text:p/>
          </table:table-cell>
          <table:table-cell table:style-name="ce227" office:value-type="string" calcext:value-type="string">
            <text:p>|</text:p>
          </table:table-cell>
          <table:table-cell table:style-name="ce478"/>
          <table:table-cell table:style-name="ce534"/>
          <table:table-cell table:style-name="ce401" table:number-columns-repeated="52"/>
        </table:table-row>
        <table:table-row table:style-name="ro8">
          <table:table-cell table:style-name="ce401"/>
          <table:covered-table-cell table:style-name="Default"/>
          <table:covered-table-cell table:style-name="ce69"/>
          <table:covered-table-cell table:style-name="ce68"/>
          <table:table-cell table:style-name="ce96" office:value-type="string" calcext:value-type="string">
            <text:p>-<text:span text:style-name="T8">∞</text:span></text:p>
          </table:table-cell>
          <table:table-cell table:style-name="ce183"/>
          <table:table-cell table:style-name="ce484"/>
          <table:table-cell table:style-name="ce183"/>
          <table:table-cell table:style-name="ce484"/>
          <table:table-cell table:style-name="ce183"/>
          <table:table-cell table:style-name="ce484"/>
          <table:table-cell table:style-name="ce535" office:value-type="string" calcext:value-type="string">
            <text:p>+∞</text:p>
          </table:table-cell>
          <table:table-cell table:style-name="ce401" table:number-columns-repeated="52"/>
        </table:table-row>
        <table:table-row table:style-name="ro8">
          <table:table-cell table:style-name="ce401"/>
          <table:table-cell table:style-name="ce61" office:value-type="string" calcext:value-type="string" table:number-columns-spanned="3" table:number-rows-spanned="3">
            <text:p>Réponse</text:p>
          </table:table-cell>
          <table:covered-table-cell table:number-columns-repeated="2" table:style-name="ce198"/>
          <table:table-cell table:style-name="ce459"/>
          <table:table-cell table:style-name="ce469" office:value-type="string" calcext:value-type="string">
            <text:p><text:span text:style-name="T7">M</text:span>₁</text:p>
          </table:table-cell>
          <table:table-cell table:style-name="ce491" table:formula="of:=IF(AND([.$AA$1];[.$AA$2];[$Synthèse.$G$1]);[$Données.V149];&quot;&quot;)">
            <text:p/>
          </table:table-cell>
          <table:table-cell table:style-name="ce469" table:formula="of:=IF(AND([.$AA$1];[.$AA$2];[$Synthèse.$G$1]);[$Données.R148];&quot;&quot;)" office:value-type="string" office:string-value="A" calcext:value-type="string">
            <text:p>A</text:p>
          </table:table-cell>
          <table:table-cell table:style-name="ce491" table:formula="of:=IF(AND([.$AA$1];[.$AA$2];[$Synthèse.$G$1]);[$Données.V149];&quot;&quot;)">
            <text:p/>
          </table:table-cell>
          <table:table-cell table:style-name="ce469" office:value-type="string" calcext:value-type="string">
            <text:p><text:span text:style-name="T7">M</text:span>₂</text:p>
          </table:table-cell>
          <table:table-cell table:style-name="ce527"/>
          <table:table-cell table:style-name="ce536"/>
          <table:table-cell table:style-name="ce401" table:number-columns-repeated="52"/>
        </table:table-row>
        <table:table-row table:style-name="ro8">
          <table:table-cell table:style-name="ce401"/>
          <table:covered-table-cell table:style-name="ce55"/>
          <table:covered-table-cell table:number-columns-repeated="2" table:style-name="Default"/>
          <table:table-cell table:style-name="ce482" table:formula="of:=IF(AND([.$AA$1];[.$AA$2];[$Synthèse.$G$1]);[$Données.O149];&quot;&quot;)">
            <text:p/>
          </table:table-cell>
          <table:table-cell table:style-name="ce488" office:value-type="string" calcext:value-type="string">
            <text:p>|</text:p>
          </table:table-cell>
          <table:table-cell table:style-name="ce488" table:formula="of:=IF(AND([.$AA$1];[.$AA$2];[$Synthèse.$G$1]);[$Données.Q149];&quot;&quot;)">
            <text:p/>
          </table:table-cell>
          <table:table-cell table:style-name="ce488" office:value-type="string" calcext:value-type="string">
            <text:p>|</text:p>
          </table:table-cell>
          <table:table-cell table:style-name="ce488" table:formula="of:=IF(AND([.$AA$1];[.$AA$2];[$Synthèse.$G$1]);[$Données.S149];&quot;&quot;)">
            <text:p/>
          </table:table-cell>
          <table:table-cell table:style-name="ce488" office:value-type="string" calcext:value-type="string">
            <text:p>|</text:p>
          </table:table-cell>
          <table:table-cell table:style-name="ce528" table:formula="of:=IF(AND([.$AA$1];[.$AA$2];[$Synthèse.$G$1]);[$Données.U149];&quot;&quot;)">
            <text:p/>
          </table:table-cell>
          <table:table-cell table:style-name="ce537"/>
          <table:table-cell table:style-name="ce401" table:number-columns-repeated="52"/>
        </table:table-row>
        <table:table-row table:style-name="ro8">
          <table:table-cell table:style-name="ce401"/>
          <table:covered-table-cell table:style-name="ce423"/>
          <table:covered-table-cell table:number-columns-repeated="2" table:style-name="ce451"/>
          <table:table-cell table:style-name="ce107" office:value-type="string" calcext:value-type="string">
            <text:p>-<text:span text:style-name="T8">∞</text:span></text:p>
          </table:table-cell>
          <table:table-cell table:style-name="ce489" table:formula="of:=IF(AND([.$AA$1];[.$AA$2];[$Synthèse.$G$1]);[$Données.P149];&quot;&quot;)">
            <text:p/>
          </table:table-cell>
          <table:table-cell table:style-name="ce497"/>
          <table:table-cell table:style-name="ce489" table:formula="of:=IF(AND([.$AA$1];[.$AA$2];[$Synthèse.$G$1]);[$Données.R149];&quot;&quot;)" office:value-type="float" office:value="-15" calcext:value-type="float">
            <text:p>-15</text:p>
          </table:table-cell>
          <table:table-cell table:style-name="ce497"/>
          <table:table-cell table:style-name="ce489" table:formula="of:=IF(AND([.$AA$1];[.$AA$2];[$Synthèse.$G$1]);[$Données.T149];&quot;&quot;)">
            <text:p/>
          </table:table-cell>
          <table:table-cell table:style-name="ce531"/>
          <table:table-cell table:style-name="ce538" office:value-type="string" calcext:value-type="string">
            <text:p>+∞</text:p>
          </table:table-cell>
          <table:table-cell table:style-name="ce401" table:number-columns-repeated="52"/>
        </table:table-row>
        <table:table-row table:style-name="ro8" table:number-rows-repeated="2">
          <table:table-cell table:style-name="ce401" table:number-columns-repeated="64"/>
        </table:table-row>
        <table:table-row table:style-name="ro8">
          <table:table-cell table:style-name="ce435" office:value-type="string" calcext:value-type="string" table:number-columns-spanned="12" table:number-rows-spanned="1">
            <text:p><text:a xlink:href="https://github.com/KELLERStephane/KELLER-Stephane-Tests2maths" xlink:type="simple">https://github.com/KELLERStephane/KELLER-Stephane-Tests2maths</text:a></text:p>
          </table:table-cell>
          <table:covered-table-cell table:number-columns-repeated="11" table:style-name="ce401"/>
          <table:table-cell table:style-name="ce401" table:number-columns-repeated="52"/>
        </table:table-row>
        <table:table-row table:style-name="ro8" table:number-rows-repeated="15">
          <table:table-cell table:style-name="ce401" table:number-columns-repeated="64"/>
        </table:table-row>
        <table:table-row table:style-name="ro8" table:number-rows-repeated="2">
          <table:table-cell table:number-columns-repeated="12"/>
          <table:table-cell table:style-name="ce401" table:number-columns-repeated="52"/>
        </table:table-row>
        <table:table-row table:style-name="ro8" table:number-rows-repeated="1048520">
          <table:table-cell table:number-columns-repeated="64"/>
        </table:table-row>
        <table:table-row table:style-name="ro7" table:number-rows-repeated="4">
          <table:table-cell table:number-columns-repeated="64"/>
        </table:table-row>
        <table:table-row table:style-name="ro7">
          <table:table-cell table:number-columns-repeated="64"/>
        </table:table-row>
        <calcext:conditional-formats>
          <calcext:conditional-format calcext:target-range-address="'|x|'.E13:'|x|'.O13 '|x|'.E6:'|x|'.I6 '|x|'.E24:'|x|'.O24">
            <calcext:condition calcext:apply-style-name="FAUX" calcext:value="formula-is(IF([.E6]=1))" calcext:base-cell-address="'|x|'.E6"/>
            <calcext:condition calcext:apply-style-name="VRAI" calcext:value="formula-is(IF([.E6]=0))" calcext:base-cell-address="'|x|'.E6"/>
          </calcext:conditional-format>
          <calcext:conditional-format calcext:target-range-address="'|x|'.E7:'|x|'.I7 '|x|'.E14:'|x|'.O14 '|x|'.E25:'|x|'.O25 '|x|'.P17:'|x|'.R18">
            <calcext:condition calcext:apply-style-name="FAUX" calcext:value="formula-is(IF([.E6]=1))" calcext:base-cell-address="'|x|'.E7"/>
            <calcext:condition calcext:apply-style-name="VRAI" calcext:value="formula-is(IF([.E6]=0))" calcext:base-cell-address="'|x|'.E7"/>
          </calcext:conditional-format>
          <calcext:conditional-format calcext:target-range-address="'|x|'.N10:'|x|'.Q10 '|x|'.S8:'|x|'.S9 '|x|'.Q9:'|x|'.R9 '|x|'.N9:'|x|'.P10 '|x|'.M7:'|x|'.S7 '|x|'.K19:'|x|'.L19 '|x|'.E18:'|x|'.L18 '|x|'.F20:'|x|'.L20 '|x|'.K30:'|x|'.L30 '|x|'.E29:'|x|'.L29 '|x|'.F31:'|x|'.L31">
            <calcext:condition calcext:apply-style-name="FAUX" calcext:value="formula-is(IF(#REF!=1))" calcext:base-cell-address="'|x|'.E7"/>
            <calcext:condition calcext:apply-style-name="VRAI" calcext:value="formula-is(IF(#REF!=0))" calcext:base-cell-address="'|x|'.E7"/>
          </calcext:conditional-format>
          <calcext:conditional-format calcext:target-range-address="'|x|'.P17:'|x|'.R18">
            <calcext:condition calcext:apply-style-name="VRAI" calcext:value="formula-is(IF([.P16]=0))" calcext:base-cell-address="'|x|'.P17"/>
            <calcext:condition calcext:apply-style-name="FAUX" calcext:value="formula-is(IF([.P16]=1))" calcext:base-cell-address="'|x|'.P17"/>
          </calcext:conditional-format>
        </calcext:conditional-formats>
      </table:table>
      <table:table table:name="2nd ° Seconde N1" table:style-name="ta4" table:protected="true" table:protection-key="/CqIXhHcKjLpFzQpCojLofXzk5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3" form:id="control13" form:label="Réponses" form:input-required="false" form:linked-cell="'2nd ° Seconde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4" form:id="control14" form:label="Résultat" form:input-required="false" form:linked-cell="'2nd ° Seconde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5" form:id="control1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1?language=Basic&amp;location=document" xlink:type="simple"/>
              </office:event-listeners>
            </form:button>
            <form:button form:name="Bouton 1" form:control-implementation="ooo:com.sun.star.form.component.CommandButton" xml:id="control16" form:id="control1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536cm" svg:x="25.535cm" svg:y="26.049cm" draw:control="control13"/>
          <draw:control draw:z-index="3" draw:style-name="gr4" draw:text-style-name="P5" svg:width="5.384cm" svg:height="1.614cm" svg:x="19.466cm" svg:y="26.049cm" draw:control="control14"/>
          <draw:control draw:z-index="4" draw:style-name="gr1" draw:text-style-name="P1" svg:width="4.247cm" svg:height="1.5cm" svg:x="0.33cm" svg:y="26.109cm" draw:control="control15"/>
          <draw:control draw:z-index="5" draw:style-name="gr1" draw:text-style-name="P1" svg:width="11.496cm" svg:height="1.5cm" svg:x="5.288cm" svg:y="26.049cm" draw:control="control16"/>
        </table:shapes>
        <table:table-column table:style-name="co14" table:number-columns-repeated="13"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2" table:default-cell-style-name="ce212"/>
        <table:table-row table:style-name="ro6">
          <table:table-cell table:style-name="ce46" office:value-type="string" calcext:value-type="string" table:number-columns-spanned="12"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3" table:style-name="ce94"/>
          <table:table-cell table:style-name="ce111" table:formula="of:=IF(OR([.$AX$1];[.$AX$2]);[$Données.AE30];&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451" table:number-columns-repeated="10"/>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3" table:style-name="ce94"/>
          <table:covered-table-cell table:number-columns-repeated="4" table:style-name="Default"/>
          <table:table-cell table:style-name="ce451" table:number-columns-repeated="9"/>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13"/>
          <table:table-cell table:style-name="ce273" table:number-columns-repeated="19"/>
          <table:table-cell table:number-columns-repeated="32"/>
        </table:table-row>
        <table:table-row table:style-name="ro6">
          <table:table-cell table:style-name="ce573" office:value-type="string" calcext:value-type="string" table:number-columns-spanned="16" table:number-rows-spanned="1">
            <text:p>Compléter afin d’obtenir la forme canonique du polynôme du second degré suivant :</text:p>
          </table:table-cell>
          <table:covered-table-cell table:style-name="ce50"/>
          <table:covered-table-cell table:number-columns-repeated="10" table:style-name="ce573"/>
          <table:covered-table-cell table:style-name="ce86"/>
          <table:covered-table-cell table:number-columns-repeated="3" table:style-name="ce590"/>
          <table:table-cell table:style-name="Default"/>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41" table:formula="of:=[$Données.W22]" office:value-type="string" office:string-value="-2 x² + 8 x + 2" calcext:value-type="string" table:number-columns-spanned="13" table:number-rows-spanned="1">
            <text:p>-2 x² + 8 x + 2</text:p>
          </table:table-cell>
          <table:covered-table-cell table:style-name="ce57"/>
          <table:covered-table-cell table:number-columns-repeated="10" table:style-name="ce573"/>
          <table:covered-table-cell table:style-name="ce88"/>
          <table:table-cell table:style-name="ce590" table:number-columns-repeated="3"/>
          <table:table-cell table:style-name="ce104"/>
          <table:table-cell table:style-name="ce273" table:number-columns-repeated="4"/>
          <table:table-cell table:style-name="Default"/>
          <table:table-cell table:style-name="ce273" table:number-columns-repeated="10"/>
          <table:table-cell table:number-columns-repeated="32"/>
        </table:table-row>
        <table:table-row table:style-name="ro6">
          <table:table-cell table:style-name="ce131"/>
          <table:table-cell table:style-name="ce56" table:number-columns-repeated="12"/>
          <table:table-cell table:style-name="ce273"/>
          <table:table-cell table:style-name="ce278"/>
          <table:table-cell table:style-name="ce116"/>
          <table:table-cell table:style-name="ce278" table:number-columns-repeated="13"/>
          <table:table-cell table:style-name="ce273" table:number-columns-repeated="3"/>
          <table:table-cell table:number-columns-repeated="32"/>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6" office:value-type="string" calcext:value-type="string">
            <text:p>)</text:p>
          </table:table-cell>
          <table:table-cell table:style-name="ce52" table:number-columns-repeated="2"/>
          <table:table-cell table:style-name="ce56" table:number-columns-repeated="3"/>
          <table:table-cell table:style-name="ce278"/>
          <table:table-cell table:style-name="ce74" table:formula="of:=IF(OR([.$AX$1];[.$AX$2]);IF([$Données.AD24]=[$Données.AE24];1;0);&quot;&quot;)">
            <text:p/>
          </table:table-cell>
          <table:table-cell table:style-name="ce273"/>
          <table:table-cell table:style-name="ce278" office:value-type="string" calcext:value-type="string">
            <text:p>=</text:p>
          </table:table-cell>
          <table:table-cell table:style-name="ce115" table:formula="of:=IF(AND([.$AX$1];[.$AX$2]);[$Données.A24];&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24];&quot;&quot;)">
            <text:p/>
          </table:table-cell>
          <table:table-cell table:style-name="ce115" table:formula="of:=IF(AND([.$AX$1];[.$AX$2]);[$Données.E24];&quot;&quot;)">
            <text:p/>
          </table:table-cell>
          <table:table-cell table:style-name="ce58" table:formula="of:=&quot;x&quot;" office:value-type="string" office:string-value="x" calcext:value-type="string">
            <text:p>x</text:p>
          </table:table-cell>
          <table:table-cell table:style-name="ce278" office:value-type="string" calcext:value-type="string">
            <text:p>)</text:p>
          </table:table-cell>
          <table:table-cell table:style-name="ce115" table:formula="of:=IF(AND([.$AX$1];[.$AX$2]);[$Données.H24];&quot;&quot;)">
            <text:p/>
          </table:table-cell>
          <table:table-cell table:style-name="ce115" table:formula="of:=IF(AND([.$AX$1];[.$AX$2]);[$Données.I24];&quot;&quot;)">
            <text:p/>
          </table:table-cell>
          <table:table-cell table:style-name="ce278" table:number-columns-repeated="5"/>
          <table:table-cell table:style-name="ce273" table:number-columns-repeated="4"/>
          <table:table-cell table:number-columns-repeated="29"/>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2"/>
          <table:table-cell table:style-name="ce56" office:value-type="string" calcext:value-type="string">
            <text:p>]</text:p>
          </table:table-cell>
          <table:table-cell table:style-name="ce52" table:number-columns-repeated="2"/>
          <table:table-cell table:style-name="ce278"/>
          <table:table-cell table:style-name="ce74" table:formula="of:=IF(OR([.$AX$1];[.$AX$2]);IF([$Données.AD25]=[$Données.AE25];1;0);&quot;&quot;)">
            <text:p/>
          </table:table-cell>
          <table:table-cell table:style-name="ce273"/>
          <table:table-cell table:style-name="ce278" office:value-type="string" calcext:value-type="string">
            <text:p>=</text:p>
          </table:table-cell>
          <table:table-cell table:style-name="ce115" table:formula="of:=IF(AND([.$AX$1];[.$AX$2]);[$Données.A2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25];&quot;&quot;)">
            <text:p/>
          </table:table-cell>
          <table:table-cell table:style-name="ce115" table:formula="of:=IF(AND([.$AX$1];[.$AX$2]);[$Données.F25];&quot;&quot;)">
            <text:p/>
          </table:table-cell>
          <table:table-cell table:style-name="ce278" office:value-type="string" calcext:value-type="string">
            <text:p>)²</text:p>
          </table:table-cell>
          <table:table-cell table:style-name="ce115" table:formula="of:=IF(AND([.$AX$1];[.$AX$2]);[$Données.H25];&quot;&quot;)">
            <text:p/>
          </table:table-cell>
          <table:table-cell table:style-name="ce115" table:formula="of:=IF(AND([.$AX$1];[.$AX$2]);[$Données.I25];&quot;&quot;)">
            <text:p/>
          </table:table-cell>
          <table:table-cell table:style-name="ce278" office:value-type="string" calcext:value-type="string">
            <text:p>]</text:p>
          </table:table-cell>
          <table:table-cell table:style-name="ce115" table:formula="of:=IF(AND([.$AX$1];[.$AX$2]);[$Données.K25];&quot;&quot;)">
            <text:p/>
          </table:table-cell>
          <table:table-cell table:style-name="ce115" table:formula="of:=IF(AND([.$AX$1];[.$AX$2]);[$Données.L25];&quot;&quot;)">
            <text:p/>
          </table:table-cell>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11"/>
          <table:table-cell table:style-name="ce278"/>
          <table:table-cell table:style-name="ce101"/>
          <table:table-cell table:style-name="ce273"/>
          <table:table-cell table:style-name="Default"/>
          <table:table-cell table:style-name="ce116"/>
          <table:table-cell table:style-name="ce278" table:number-columns-repeated="13"/>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number-columns-repeated="3"/>
          <table:table-cell table:style-name="ce56" table:number-columns-repeated="2"/>
          <table:table-cell table:style-name="ce278"/>
          <table:table-cell table:style-name="ce74" table:formula="of:=IF(OR([.$AX$1];[.$AX$2]);IF([$Données.AD26]=[$Données.AE26];1;0);&quot;&quot;)">
            <text:p/>
          </table:table-cell>
          <table:table-cell table:style-name="ce273"/>
          <table:table-cell table:style-name="ce278" office:value-type="string" calcext:value-type="string">
            <text:p>=</text:p>
          </table:table-cell>
          <table:table-cell table:style-name="ce115" table:formula="of:=IF(AND([.$AX$1];[.$AX$2]);[$Données.A26];&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6];&quot;&quot;)">
            <text:p/>
          </table:table-cell>
          <table:table-cell table:style-name="ce115" table:formula="of:=IF(AND([.$AX$1];[.$AX$2]);[$Données.E26];&quot;&quot;)">
            <text:p/>
          </table:table-cell>
          <table:table-cell table:style-name="ce278" office:value-type="string" calcext:value-type="string">
            <text:p>)²</text:p>
          </table:table-cell>
          <table:table-cell table:style-name="ce115" table:formula="of:=IF(AND([.$AX$1];[.$AX$2]);[$Données.G26];&quot;&quot;)">
            <text:p/>
          </table:table-cell>
          <table:table-cell table:style-name="ce115" table:formula="of:=IF(AND([.$AX$1];[.$AX$2]);[$Données.H26];&quot;&quot;)">
            <text:p/>
          </table:table-cell>
          <table:table-cell table:style-name="ce115" table:formula="of:=IF(AND([.$AX$1];[.$AX$2]);[$Données.I26];&quot;&quot;)">
            <text:p/>
          </table:table-cell>
          <table:table-cell table:style-name="ce115" table:formula="of:=IF(AND([.$AX$1];[.$AX$2]);[$Données.J26];&quot;&quot;)">
            <text:p/>
          </table:table-cell>
          <table:table-cell table:style-name="ce278" table:number-columns-repeated="4"/>
          <table:table-cell table:style-name="ce273" table:number-columns-repeated="3"/>
          <table:table-cell table:number-columns-repeated="30"/>
        </table:table-row>
        <table:table-row table:style-name="ro6">
          <table:table-cell table:style-name="Default"/>
          <table:table-cell table:style-name="ce131"/>
          <table:table-cell table:style-name="ce56" table:number-columns-repeated="5"/>
          <table:table-cell table:style-name="ce67"/>
          <table:table-cell table:style-name="ce56" table:number-columns-repeated="5"/>
          <table:table-cell table:style-name="ce278"/>
          <table:table-cell table:style-name="ce101"/>
          <table:table-cell table:style-name="ce273"/>
          <table:table-cell table:style-name="Default"/>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30"/>
        </table:table-row>
        <table:table-row table:style-name="ro6">
          <table:table-cell table:style-name="ce278" office:value-type="string" calcext:value-type="string">
            <text:p>=</text:p>
          </table:table-cell>
          <table:table-cell table:style-name="ce52"/>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66"/>
          <table:table-cell table:style-name="ce52"/>
          <table:table-cell table:style-name="ce56" table:number-columns-repeated="2"/>
          <table:table-cell table:style-name="ce70" table:number-columns-repeated="2"/>
          <table:table-cell table:style-name="ce278"/>
          <table:table-cell table:style-name="ce74" table:formula="of:=IF(OR([.$AX$1];[.$AX$2]);IF([$Données.AD27]=[$Données.AE27];1;0);&quot;&quot;)">
            <text:p/>
          </table:table-cell>
          <table:table-cell table:style-name="ce273"/>
          <table:table-cell table:style-name="ce278" office:value-type="string" calcext:value-type="string">
            <text:p>=</text:p>
          </table:table-cell>
          <table:table-cell table:style-name="ce115" table:formula="of:=IF(AND([.$AX$1];[.$AX$2]);[$Données.A27];&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27];&quot;&quot;)">
            <text:p/>
          </table:table-cell>
          <table:table-cell table:style-name="ce115" table:formula="of:=IF(AND([.$AX$1];[.$AX$2]);[$Données.E27];&quot;&quot;)">
            <text:p/>
          </table:table-cell>
          <table:table-cell table:style-name="ce278" office:value-type="string" calcext:value-type="string">
            <text:p>)²</text:p>
          </table:table-cell>
          <table:table-cell table:style-name="ce115" table:formula="of:=IF(AND([.$AX$1];[.$AX$2]);[$Données.G27];&quot;&quot;)">
            <text:p/>
          </table:table-cell>
          <table:table-cell table:style-name="ce115" table:formula="of:=IF(AND([.$AX$1];[.$AX$2]);[$Données.H27];&quot;&quot;)">
            <text:p/>
          </table:table-cell>
          <table:table-cell table:style-name="ce278" table:number-columns-repeated="2"/>
          <table:table-cell table:style-name="ce123" table:number-columns-repeated="2"/>
          <table:table-cell table:style-name="ce278" table:number-columns-repeated="2"/>
          <table:table-cell table:style-name="ce273" table:number-columns-repeated="3"/>
          <table:table-cell table:number-columns-repeated="30"/>
        </table:table-row>
        <table:table-row table:style-name="ro6">
          <table:table-cell table:style-name="Default"/>
          <table:table-cell table:style-name="ce56" table:number-columns-repeated="12"/>
          <table:table-cell table:style-name="ce278"/>
          <table:table-cell table:style-name="ce106"/>
          <table:table-cell table:style-name="ce273"/>
          <table:table-cell table:style-name="ce278" table:number-columns-repeated="15"/>
          <table:table-cell table:style-name="ce273" table:number-columns-repeated="3"/>
          <table:table-cell table:number-columns-repeated="30"/>
        </table:table-row>
        <table:table-row table:style-name="ro6">
          <table:table-cell table:style-name="Default"/>
          <table:table-cell table:style-name="ce56"/>
          <table:table-cell table:style-name="ce60" office:value-type="string" calcext:value-type="string">
            <text:p><text:span text:style-name="T7"></text:span> =</text:p>
          </table:table-cell>
          <table:table-cell table:style-name="ce52"/>
          <table:table-cell table:style-name="ce56"/>
          <table:table-cell table:style-name="ce60" office:value-type="string" calcext:value-type="string">
            <text:p><text:span text:style-name="T7"></text:span> =</text:p>
          </table:table-cell>
          <table:table-cell table:style-name="ce52"/>
          <table:table-cell table:style-name="ce56" table:number-columns-repeated="6"/>
          <table:table-cell table:style-name="ce278"/>
          <table:table-cell table:style-name="ce74" table:formula="of:=IF(OR([.$AX$1];[.$AX$2]);IF([$Données.AD29]=[$Données.AE29];1;0);&quot;&quot;)">
            <text:p/>
          </table:table-cell>
          <table:table-cell table:style-name="ce273"/>
          <table:table-cell table:style-name="ce278" table:number-columns-repeated="2"/>
          <table:table-cell table:style-name="ce99" office:value-type="string" calcext:value-type="string">
            <text:p><text:span text:style-name="T7"></text:span> =</text:p>
          </table:table-cell>
          <table:table-cell table:style-name="ce115" table:formula="of:=IF(AND([.$AX$1];[.$AX$2]);[$Données.T23];&quot;&quot;)">
            <text:p/>
          </table:table-cell>
          <table:table-cell table:style-name="ce278"/>
          <table:table-cell table:style-name="ce99" office:value-type="string" calcext:value-type="string">
            <text:p><text:span text:style-name="T7"></text:span> =</text:p>
          </table:table-cell>
          <table:table-cell table:style-name="ce115" table:formula="of:=IF(AND([.$AX$1];[.$AX$2]);[$Données.U23];&quot;&quot;)">
            <text:p/>
          </table:table-cell>
          <table:table-cell table:style-name="ce278" table:number-columns-repeated="8"/>
          <table:table-cell table:style-name="ce273" table:number-columns-repeated="3"/>
          <table:table-cell table:number-columns-repeated="30"/>
        </table:table-row>
        <table:table-row table:style-name="ro6">
          <table:table-cell table:style-name="ce56" table:number-columns-repeated="13"/>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Default"/>
          <table:table-cell table:style-name="ce56" table:number-columns-repeated="12"/>
          <table:table-cell table:style-name="ce273"/>
          <table:table-cell table:style-name="ce278"/>
          <table:table-cell table:style-name="ce273"/>
          <table:table-cell table:style-name="ce278" table:number-columns-repeated="13"/>
          <table:table-cell table:style-name="ce273" table:number-columns-repeated="3"/>
          <table:table-cell table:number-columns-repeated="32"/>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44"/>
          <table:table-cell table:style-name="ce273"/>
          <table:table-cell table:style-name="ce278" table:number-columns-repeated="15"/>
          <table:table-cell table:style-name="ce273" table:number-columns-repeated="3"/>
          <table:table-cell table:number-columns-repeated="32"/>
        </table:table-row>
        <table:table-row table:style-name="ro6">
          <table:table-cell table:number-columns-repeated="13"/>
          <table:table-cell table:style-name="ce273" table:number-columns-repeated="19"/>
          <table:table-cell table:number-columns-repeated="32"/>
        </table:table-row>
        <table:table-row table:style-name="ro6" table:number-rows-repeated="104855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2nd ° Seconde N1'.O7:'2nd ° Seconde N1'.O7 '2nd ° Seconde N1'.O9:'2nd ° Seconde N1'.O9 '2nd ° Seconde N1'.O11:'2nd ° Seconde N1'.O11 '2nd ° Seconde N1'.O13:'2nd ° Seconde N1'.O13 '2nd ° Seconde N1'.O15:'2nd ° Seconde N1'.O15">
            <calcext:condition calcext:apply-style-name="Bad" calcext:value="=0" calcext:base-cell-address="'2nd ° Seconde N1'.O7"/>
            <calcext:condition calcext:apply-style-name="Good" calcext:value="=1" calcext:base-cell-address="'2nd ° Seconde N1'.O7"/>
          </calcext:conditional-format>
        </calcext:conditional-formats>
      </table:table>
      <table:table table:name="2nd ° Seconde N2" table:style-name="ta5" table:protected="true" table:protection-key="/CqIXhHcKjLpFzQpCojLofXzk5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17" form:id="control17" form:label="Réponses" form:input-required="false" form:linked-cell="'2nd ° Seconde N2'.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18" form:id="control18" form:label="Résultat" form:input-required="false" form:linked-cell="'2nd ° Seconde N2'.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19" form:id="control19"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Seconde_N2?language=Basic&amp;location=document" xlink:type="simple"/>
              </office:event-listeners>
            </form:button>
            <form:button form:name="Bouton 1" form:control-implementation="ooo:com.sun.star.form.component.CommandButton" xml:id="control20" form:id="control20"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457cm" svg:x="25.633cm" svg:y="42.426cm" draw:control="control17"/>
          <draw:control draw:z-index="1" draw:style-name="gr4" draw:text-style-name="P5" svg:width="5.384cm" svg:height="1.511cm" svg:x="19.572cm" svg:y="42.426cm" draw:control="control18"/>
          <draw:control draw:z-index="2" draw:style-name="gr1" draw:text-style-name="P1" svg:width="4.247cm" svg:height="1.5cm" svg:x="0.584cm" svg:y="42.378cm" draw:control="control19"/>
          <draw:control draw:z-index="3" draw:style-name="gr1" draw:text-style-name="P1" svg:width="11.496cm" svg:height="1.5cm" svg:x="5.902cm" svg:y="42.331cm" draw:control="control20"/>
        </table:shapes>
        <table:table-column table:style-name="co14" table:number-columns-repeated="13" table:default-cell-style-name="ce212"/>
        <table:table-column table:style-name="co15" table:number-columns-repeated="2" table:default-cell-style-name="ce212"/>
        <table:table-column table:style-name="co16" table:number-columns-repeated="2"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3"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4" table:style-name="ce94"/>
          <table:table-cell table:style-name="ce111" table:formula="of:=IF(OR([.$AX$1];[.$A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8"/>
          <table:table-cell table:style-name="ce451"/>
          <table:table-cell table:style-name="ce287"/>
          <table:table-cell table:style-name="ce451"/>
          <table:table-cell table:number-columns-repeated="21"/>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4" table:style-name="ce94"/>
          <table:covered-table-cell table:number-columns-repeated="4" table:style-name="Default"/>
          <table:table-cell table:style-name="ce333" table:number-columns-repeated="8"/>
          <table:table-cell table:style-name="ce287" table:number-columns-repeated="3"/>
          <table:table-cell table:number-columns-repeated="21"/>
          <table:table-cell table:style-name="ce53" office:value-type="boolean" office:boolean-value="false" calcext:value-type="boolean">
            <text:p>FAUX</text:p>
          </table:table-cell>
          <table:table-cell table:number-columns-repeated="14"/>
        </table:table-row>
        <table:table-row table:style-name="ro6">
          <table:table-cell table:number-columns-repeated="64"/>
        </table:table-row>
        <table:table-row table:style-name="ro6">
          <table:table-cell table:style-name="ce573" office:value-type="string" calcext:value-type="string" table:number-columns-spanned="17" table:number-rows-spanned="1">
            <text:p>Compléter afin d’obtenir la forme canonique du polynôme du second degré suivant :</text:p>
          </table:table-cell>
          <table:covered-table-cell table:style-name="ce50"/>
          <table:covered-table-cell table:number-columns-repeated="10" table:style-name="ce573"/>
          <table:covered-table-cell table:style-name="ce149"/>
          <table:covered-table-cell table:number-columns-repeated="4" table:style-name="ce573"/>
          <table:table-cell table:style-name="Default"/>
          <table:table-cell table:number-columns-repeated="4"/>
          <table:table-cell table:style-name="Default"/>
          <table:table-cell table:number-columns-repeated="41"/>
        </table:table-row>
        <table:table-row table:style-name="ro6">
          <table:table-cell table:style-name="ce129" table:formula="of:=[$Données.W34]" office:value-type="string" office:string-value="-4 x² +  x + 1" calcext:value-type="string" table:number-columns-spanned="17" table:number-rows-spanned="1">
            <text:p>-4 x² + <text:s/>x + 1</text:p>
          </table:table-cell>
          <table:covered-table-cell table:style-name="ce50"/>
          <table:covered-table-cell table:number-columns-repeated="10" table:style-name="ce573"/>
          <table:covered-table-cell table:style-name="ce149"/>
          <table:covered-table-cell table:number-columns-repeated="4" table:style-name="ce573"/>
          <table:table-cell table:style-name="ce154"/>
          <table:table-cell table:number-columns-repeated="4"/>
          <table:table-cell table:style-name="Default"/>
          <table:table-cell table:number-columns-repeated="41"/>
        </table:table-row>
        <table:table-row table:style-name="ro6">
          <table:table-cell/>
          <table:table-cell table:style-name="ce55"/>
          <table:table-cell table:number-columns-repeated="10"/>
          <table:table-cell table:style-name="ce198"/>
          <table:table-cell table:number-columns-repeated="4"/>
          <table:table-cell table:style-name="ce154"/>
          <table:table-cell table:number-columns-repeated="4"/>
          <table:table-cell table:style-name="Default"/>
          <table:table-cell table:number-columns-repeated="41"/>
        </table:table-row>
        <table:table-row table:style-name="ro6">
          <table:table-cell table:style-name="Default"/>
          <table:table-cell table:style-name="ce146" table:number-columns-repeated="5"/>
          <table:table-cell table:style-name="ce52"/>
          <table:table-cell table:style-name="ce146" table:number-columns-repeated="7"/>
          <table:table-cell table:number-columns-repeated="2"/>
          <table:table-cell table:style-name="ce56"/>
          <table:table-cell table:style-name="ce146" table:number-columns-repeated="5"/>
          <table:table-cell table:style-name="ce166" table:formula="of:=IF(AND([.$AX$1];[.$AX$2]);[$Données.E37];&quot;&quot;)">
            <text:p/>
          </table:table-cell>
          <table:table-cell table:style-name="ce131"/>
          <table:table-cell table:style-name="ce146" table:number-columns-repeated="8"/>
          <table:table-cell table:number-columns-repeated="32"/>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table-cell table:style-name="ce146"/>
          <table:table-cell table:style-name="ce153" table:formula="of:=IF(OR([.$AX$1];[.$AX$2]);IF(AND([$Données.AD36]=[$Données.AE36];[$Données.AD37]=[$Données.AE37];[$Données.AD38]=[$Données.AE38]);1;0);&quot;&quot;)">
            <text:p/>
          </table:table-cell>
          <table:table-cell table:style-name="ce146"/>
          <table:table-cell table:style-name="ce56" table:formula="of:=&quot;=&quot;" office:value-type="string" office:string-value="=" calcext:value-type="string">
            <text:p>=</text:p>
          </table:table-cell>
          <table:table-cell table:style-name="ce130" table:formula="of:=IF(AND([.$AX$1];[.$A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AX$1];[.$A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AX$1];[.$AX$2]);[$Données.H38];&quot;&quot;)">
            <text:p/>
          </table:table-cell>
          <table:table-cell table:style-name="ce130" table:formula="of:=IF(AND([.$AX$1];[.$AX$2]);[$Données.I38];&quot;&quot;)">
            <text:p/>
          </table:table-cell>
          <table:table-cell table:style-name="ce56" office:value-type="string" calcext:value-type="string">
            <text:p>]</text:p>
          </table:table-cell>
          <table:table-cell table:style-name="ce56" table:number-columns-repeated="2"/>
          <table:table-cell table:style-name="ce146" table:number-columns-repeated="2"/>
          <table:table-cell table:number-columns-repeated="32"/>
        </table:table-row>
        <table:table-row table:style-name="ro6">
          <table:table-cell table:style-name="Default"/>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AX$1];[.$AX$2]);[$Données.E39];&quot;&quot;)">
            <text:p/>
          </table:table-cell>
          <table:table-cell table:style-name="ce131"/>
          <table:table-cell table:style-name="ce56" table:number-columns-repeated="8"/>
          <table:table-cell table:number-columns-repeated="32"/>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5"/>
          <table:table-cell table:style-name="ce52"/>
          <table:table-cell table:style-name="ce146" table:number-columns-repeated="2"/>
          <table:table-cell table:style-name="ce93"/>
          <table:table-cell table:style-name="ce146" table:number-columns-repeated="4"/>
          <table:table-cell table:style-name="ce56"/>
          <table:table-cell/>
          <table:table-cell table:style-name="ce146" table:number-columns-repeated="6"/>
          <table:table-cell table:style-name="ce166" table:formula="of:=IF(AND([.$AX$1];[.$AX$2]);[$Données.F40];&quot;&quot;)">
            <text:p/>
          </table:table-cell>
          <table:table-cell table:style-name="ce146" table:number-columns-repeated="2"/>
          <table:table-cell table:style-name="ce130" table:formula="of:=IF(AND([.$AX$1];[.$AX$2]);[$Données.I40];&quot;&quot;)">
            <text:p/>
          </table:table-cell>
          <table:table-cell table:style-name="ce146" table:number-columns-repeated="5"/>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table-cell table:style-name="ce153" table:formula="of:=IF(OR([.$AX$1];[.$AX$2]);IF(AND([$Données.AD39]=[$Données.AE39];[$Données.AD40]=[$Données.AE40];[$Données.AD41]=[$Données.AE41]);1;0);&quot;&quot;)">
            <text:p/>
          </table:table-cell>
          <table:table-cell/>
          <table:table-cell table:style-name="ce56" table:formula="of:=&quot;=&quot;" office:value-type="string" office:string-value="=" calcext:value-type="string">
            <text:p>=</text:p>
          </table:table-cell>
          <table:table-cell table:style-name="ce130" table:formula="of:=IF(AND([.$AX$1];[.$A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AX$1];[.$AX$2]);[$Données.K41];&quot;&quot;)">
            <text:p/>
          </table:table-cell>
          <table:table-cell table:style-name="ce130" table:formula="of:=IF(AND([.$AX$1];[.$AX$2]);[$Données.L41];&quot;&quot;)">
            <text:p/>
          </table:table-cell>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5"/>
          <table:table-cell/>
          <table:table-cell table:style-name="ce56"/>
          <table:table-cell table:style-name="ce131"/>
          <table:table-cell table:style-name="ce56" table:number-columns-repeated="4"/>
          <table:table-cell table:style-name="ce166" table:formula="of:=IF(AND([.$AX$1];[.$AX$2]);[$Données.F42];&quot;&quot;)">
            <text:p/>
          </table:table-cell>
          <table:table-cell table:style-name="ce56" table:number-columns-repeated="2"/>
          <table:table-cell table:style-name="ce130" table:formula="of:=IF(AND([.$AX$1];[.$AX$2]);[$Données.I42];&quot;&quot;)">
            <text:p/>
          </table:table-cell>
          <table:table-cell table:style-name="ce56" table:number-columns-repeated="5"/>
          <table:table-cell table:number-columns-repeated="33"/>
        </table:table-row>
        <table:table-row table:style-name="ro6">
          <table:table-cell table:style-name="Default"/>
          <table:table-cell table:style-name="ce131" table:number-columns-repeated="8"/>
          <table:table-cell table:style-name="ce132"/>
          <table:table-cell table:style-name="ce131" table:number-columns-repeated="4"/>
          <table:table-cell table:style-name="ce56"/>
          <table:table-cell/>
          <table:table-cell table:style-name="ce131" table:number-columns-repeated="9"/>
          <table:table-cell table:style-name="ce132"/>
          <table:table-cell table:style-name="ce131" table:number-columns-repeated="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4];&quot;&quot;)">
            <text:p/>
          </table:table-cell>
          <table:table-cell table:style-name="ce146" table:number-columns-repeated="2"/>
          <table:table-cell table:style-name="ce130" table:formula="of:=IF(AND([.$AX$1];[.$AX$2]);[$Données.H44];&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number-columns-repeated="3"/>
          <table:table-cell table:style-name="ce153" table:formula="of:=IF(OR([.$AX$1];[.$AX$2]);IF(AND([$Données.AD42]=[$Données.AE42];[$Données.AD43]=[$Données.AE43];[$Données.AD44]=[$Données.AE44]);1;0);&quot;&quot;)">
            <text:p/>
          </table:table-cell>
          <table:table-cell/>
          <table:table-cell table:style-name="ce56" table:formula="of:=&quot;=&quot;" office:value-type="string" office:string-value="=" calcext:value-type="string">
            <text:p>=</text:p>
          </table:table-cell>
          <table:table-cell table:style-name="ce130" table:formula="of:=IF(AND([.$AX$1];[.$A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5];&quot;&quot;)">
            <text:p/>
          </table:table-cell>
          <table:table-cell table:style-name="ce132" table:formula="of:=&quot;------&quot;" office:value-type="string" office:string-value="------" calcext:value-type="string">
            <text:p>------</text:p>
          </table:table-cell>
          <table:table-cell table:style-name="ce130" table:formula="of:=IF(AND([.$AX$1];[.$AX$2]);[$Données.I45];&quot;&quot;)">
            <text:p/>
          </table:table-cell>
          <table:table-cell table:style-name="ce130" table:formula="of:=IF(AND([.$AX$1];[.$AX$2]);[$Données.J45];&quot;&quot;)">
            <text:p/>
          </table:table-cell>
          <table:table-cell table:style-name="ce56" table:number-columns-repeated="4"/>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46];&quot;&quot;)">
            <text:p/>
          </table:table-cell>
          <table:table-cell table:style-name="ce56"/>
          <table:table-cell table:style-name="ce67"/>
          <table:table-cell table:style-name="ce130" table:formula="of:=IF(AND([.$AX$1];[.$AX$2]);[$Données.H46];&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table-cell table:style-name="ce146" table:number-columns-repeated="15"/>
          <table:table-cell table:number-columns-repeated="33"/>
        </table:table-row>
        <table:table-row table:style-name="ro6">
          <table:table-cell table:style-name="Default"/>
          <table:table-cell table:style-name="ce146" table:number-columns-repeated="4"/>
          <table:table-cell table:style-name="ce93"/>
          <table:table-cell table:style-name="ce146" table:number-columns-repeated="2"/>
          <table:table-cell table:style-name="ce93"/>
          <table:table-cell table:style-name="ce146" table:number-columns-repeated="5"/>
          <table:table-cell table:style-name="ce56"/>
          <table:table-cell/>
          <table:table-cell table:style-name="ce146" table:number-columns-repeated="5"/>
          <table:table-cell table:style-name="ce130" table:formula="of:=IF(AND([.$AX$1];[.$AX$2]);[$Données.E48];&quot;&quot;)">
            <text:p/>
          </table:table-cell>
          <table:table-cell table:style-name="ce146" table:number-columns-repeated="2"/>
          <table:table-cell table:style-name="ce130" table:formula="of:=IF(AND([.$AX$1];[.$AX$2]);[$Données.H48];&quot;&quot;)">
            <text:p/>
          </table:table-cell>
          <table:table-cell table:style-name="ce146" table:number-columns-repeated="6"/>
          <table:table-cell table:number-columns-repeated="33"/>
        </table:table-row>
        <table:table-row table:style-name="ro6">
          <table:table-cell table:style-name="ce56" table:formula="of:=&quot;=&quot;" office:value-type="string" office:string-value="=" calcext:value-type="string">
            <text:p>=</text:p>
          </table:table-cell>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5]=[$Données.AE45];[$Données.AD46]=[$Données.AE46];[$Données.AD47]=[$Données.AE47]);1;0);&quot;&quot;)">
            <text:p/>
          </table:table-cell>
          <table:table-cell/>
          <table:table-cell table:style-name="ce56" table:formula="of:=&quot;=&quot;" office:value-type="string" office:string-value="=" calcext:value-type="string">
            <text:p>=</text:p>
          </table:table-cell>
          <table:table-cell table:style-name="ce130" table:formula="of:=IF(AND([.$AX$1];[.$A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AX$1];[.$A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AX$1];[.$AX$2]);[$Données.G49];&quot;&quot;)">
            <text:p/>
          </table:table-cell>
          <table:table-cell table:style-name="ce132" table:formula="of:=&quot;------&quot;" office:value-type="string" office:string-value="------" calcext:value-type="string">
            <text:p>------</text:p>
          </table:table-cell>
          <table:table-cell table:style-name="ce56" table:number-columns-repeated="2"/>
          <table:table-cell table:style-name="ce51" table:number-columns-repeated="2"/>
          <table:table-cell table:style-name="ce56" table:number-columns-repeated="2"/>
          <table:table-cell table:number-columns-repeated="33"/>
        </table:table-row>
        <table:table-row table:style-name="ro6">
          <table:table-cell table:style-name="Default"/>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6"/>
          <table:table-cell/>
          <table:table-cell table:style-name="ce56"/>
          <table:table-cell table:style-name="ce131"/>
          <table:table-cell table:style-name="ce56" table:number-columns-repeated="3"/>
          <table:table-cell table:style-name="ce130" table:formula="of:=IF(AND([.$AX$1];[.$AX$2]);[$Données.E50];&quot;&quot;)">
            <text:p/>
          </table:table-cell>
          <table:table-cell table:style-name="ce56"/>
          <table:table-cell table:style-name="ce67"/>
          <table:table-cell table:style-name="ce130" table:formula="of:=IF(AND([.$AX$1];[.$AX$2]);[$Données.H50];&quot;&quot;)">
            <text:p/>
          </table:table-cell>
          <table:table-cell table:style-name="ce56" table:number-columns-repeated="6"/>
          <table:table-cell table:number-columns-repeated="33"/>
        </table:table-row>
        <table:table-row table:style-name="ro6">
          <table:table-cell table:style-name="Default"/>
          <table:table-cell table:style-name="ce146" table:number-columns-repeated="13"/>
          <table:table-cell table:style-name="ce56"/>
          <table:table-cell table:style-name="ce198"/>
          <table:table-cell table:style-name="ce146" table:number-columns-repeated="15"/>
          <table:table-cell table:style-name="ce198"/>
          <table:table-cell table:number-columns-repeated="32"/>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2];&quot;&quot;)">
            <text:p/>
          </table:table-cell>
          <table:table-cell table:style-name="ce146"/>
          <table:table-cell table:style-name="ce56"/>
          <table:table-cell table:style-name="ce146"/>
          <table:table-cell table:style-name="ce130" table:formula="of:=IF(AND([.$AX$1];[.$AX$2]);[$Données.H52];&quot;&quot;)">
            <text:p/>
          </table:table-cell>
          <table:table-cell table:style-name="ce56" table:number-columns-repeated="6"/>
          <table:table-cell table:number-columns-repeated="33"/>
        </table:table-row>
        <table:table-row table:style-name="ro6">
          <table:table-cell table:style-name="Default"/>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5"/>
          <table:table-cell table:style-name="ce153" table:formula="of:=IF(OR([.$AX$1];[.$AX$2]);IF(AND([$Données.AD48]=[$Données.AE48];[$Données.AD49]=[$Données.AE49];[$Données.AD50]=[$Données.AE50]);1;0);&quot;&quot;)">
            <text:p/>
          </table:table-cell>
          <table:table-cell/>
          <table:table-cell table:style-name="ce56" table:number-columns-repeated="2"/>
          <table:table-cell table:style-name="ce136" office:value-type="string" calcext:value-type="string">
            <text:p><text:span text:style-name="T7"></text:span> =</text:p>
          </table:table-cell>
          <table:table-cell table:style-name="ce130" table:formula="of:=IF(AND([.$AX$1];[.$AX$2]);[$Données.C53];&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AND([.$AX$1];[.$AX$2]);[$Données.G53];&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3"/>
        </table:table-row>
        <table:table-row table:style-name="ro6">
          <table:table-cell table:style-name="Default"/>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6"/>
          <table:table-cell/>
          <table:table-cell table:style-name="ce56" table:number-columns-repeated="3"/>
          <table:table-cell table:style-name="ce146"/>
          <table:table-cell table:style-name="ce130" table:formula="of:=IF(AND([.$AX$1];[.$AX$2]);[$Données.D54];&quot;&quot;)">
            <text:p/>
          </table:table-cell>
          <table:table-cell table:style-name="ce146"/>
          <table:table-cell table:style-name="ce56"/>
          <table:table-cell table:style-name="ce146"/>
          <table:table-cell table:style-name="ce130" table:formula="of:=IF(AND([.$AX$1];[.$AX$2]);[$Données.H54];&quot;&quot;)">
            <text:p/>
          </table:table-cell>
          <table:table-cell table:style-name="ce56" table:number-columns-repeated="6"/>
          <table:table-cell table:number-columns-repeated="33"/>
        </table:table-row>
        <table:table-row table:style-name="ro6" table:number-rows-repeated="2">
          <table:table-cell table:style-name="Default"/>
          <table:table-cell table:style-name="ce56" table:number-columns-repeated="13"/>
          <table:table-cell table:number-columns-repeated="2"/>
          <table:table-cell table:style-name="ce56" table:number-columns-repeated="15"/>
          <table:table-cell table:number-columns-repeated="33"/>
        </table:table-row>
        <table:table-row table:style-name="ro6">
          <table:table-cell table:style-name="ce100"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56"/>
          <table:table-cell/>
          <table:table-cell table:style-name="ce56" table:number-columns-repeated="16"/>
          <table:table-cell table:number-columns-repeated="34"/>
        </table:table-row>
        <table:table-row table:style-name="ro6">
          <table:table-cell table:number-columns-repeated="14"/>
          <table:table-cell table:style-name="ce56" table:number-columns-repeated="16"/>
          <table:table-cell table:number-columns-repeated="34"/>
        </table:table-row>
        <table:table-row table:style-name="ro6" table:number-rows-repeated="1048545">
          <table:table-cell table:number-columns-repeated="64"/>
        </table:table-row>
        <table:table-row table:style-name="ro7">
          <table:table-cell table:number-columns-repeated="64"/>
        </table:table-row>
        <table:table-row table:style-name="ro7">
          <table:table-cell table:number-columns-repeated="64"/>
        </table:table-row>
        <calcext:conditional-formats>
          <calcext:conditional-format calcext:target-range-address="'2nd ° Seconde N2'.O8:'2nd ° Seconde N2'.O8 '2nd ° Seconde N2'.O12:'2nd ° Seconde N2'.O12 '2nd ° Seconde N2'.O16:'2nd ° Seconde N2'.O16 '2nd ° Seconde N2'.O20:'2nd ° Seconde N2'.O20 '2nd ° Seconde N2'.O24:'2nd ° Seconde N2'.O24">
            <calcext:condition calcext:apply-style-name="Good" calcext:value="=1" calcext:base-cell-address="'2nd ° Seconde N2'.O8"/>
            <calcext:condition calcext:apply-style-name="Bad" calcext:value="=0" calcext:base-cell-address="'2nd ° Seconde N2'.O8"/>
          </calcext:conditional-format>
        </calcext:conditional-formats>
      </table:table>
      <table:table table:name="Homographique N1" table:style-name="ta6" table:protected="true" table:protection-key="/CqIXhHcKjLpFzQpCojLofXzk5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1" form:id="control21" form:label="Réponses" form:input-required="false" form:linked-cell="'Homographique N1'.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2" form:id="control22" form:label="Résultat" form:input-required="false" form:linked-cell="'Homographique N1'.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3" form:id="control23"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1?language=Basic&amp;location=document" xlink:type="simple"/>
              </office:event-listeners>
            </form:button>
            <form:button form:name="Bouton 1" form:control-implementation="ooo:com.sun.star.form.component.CommandButton" xml:id="control24" form:id="control24"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91cm" svg:x="25.478cm" svg:y="40.846cm" draw:control="control21"/>
          <draw:control draw:z-index="3" draw:style-name="gr4" draw:text-style-name="P5" svg:width="5.384cm" svg:height="1.556cm" svg:x="19.601cm" svg:y="40.79cm" draw:control="control22"/>
          <draw:control draw:z-index="4" draw:style-name="gr1" draw:text-style-name="P1" svg:width="4.247cm" svg:height="1.5cm" svg:x="0.425cm" svg:y="40.763cm" draw:control="control23"/>
          <draw:control draw:z-index="5" draw:style-name="gr1" draw:text-style-name="P1" svg:width="11.496cm" svg:height="1.5cm" svg:x="5.137cm" svg:y="40.741cm" draw:control="control24"/>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13" office:value-type="string" calcext:value-type="string" table:number-columns-spanned="12" table:number-rows-spanned="2">
            <text:p>KELLER Stéphane - Lycée agricole Louis Pasteur</text:p>
          </table:table-cell>
          <table:covered-table-cell table:style-name="ce617"/>
          <table:covered-table-cell table:style-name="ce621"/>
          <table:covered-table-cell table:number-columns-repeated="3" table:style-name="ce623"/>
          <table:covered-table-cell table:style-name="ce634"/>
          <table:covered-table-cell table:style-name="ce635"/>
          <table:covered-table-cell table:style-name="ce629"/>
          <table:covered-table-cell table:number-columns-repeated="3" table:style-name="ce617"/>
          <table:table-cell table:style-name="ce139" table:formula="of:=IF(OR([.$X$1];[.$X$2]);[$Données.AE77];&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style-name="ce11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13"/>
          <table:covered-table-cell table:style-name="ce621"/>
          <table:covered-table-cell table:number-columns-repeated="3" table:style-name="ce623"/>
          <table:covered-table-cell table:number-columns-repeated="2" table:style-name="ce617"/>
          <table:covered-table-cell table:style-name="ce629"/>
          <table:covered-table-cell table:number-columns-repeated="3" table:style-name="ce617"/>
          <table:covered-table-cell table:number-columns-repeated="4" table:style-name="Default"/>
          <table:table-cell table:style-name="ce144"/>
          <table:table-cell table:style-name="ce114" table:number-columns-repeated="4"/>
          <table:table-cell/>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15" table:number-columns-repeated="4"/>
          <table:table-cell table:number-columns-repeated="7"/>
          <table:table-cell table:style-name="ce631"/>
          <table:table-cell table:style-name="ce184" table:formula="of:=[$Données.A59]" office:value-type="string" office:string-value="-" calcext:value-type="string">
            <text:p>-</text:p>
          </table:table-cell>
          <table:table-cell table:style-name="ce644" office:value-type="string" calcext:value-type="string">
            <text:p>x</text:p>
          </table:table-cell>
          <table:table-cell table:style-name="ce188" table:formula="of:=[$Données.C59]" office:value-type="string" office:string-value=" - " calcext:value-type="string">
            <text:p><text:s/>- </text:p>
          </table:table-cell>
          <table:table-cell table:style-name="ce184" table:formula="of:=[$Données.D59]" office:value-type="float" office:value="2" calcext:value-type="float">
            <text:p>2</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15"/>
          <table:covered-table-cell table:number-columns-repeated="7"/>
          <table:covered-table-cell table:style-name="ce631"/>
          <table:table-cell table:style-name="ce182"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5"/>
          <table:table-cell table:style-name="ce185"/>
          <table:table-cell table:style-name="ce186" table:formula="of:=[$Données.A61]">
            <text:p/>
          </table:table-cell>
          <table:table-cell table:style-name="ce644" office:value-type="string" calcext:value-type="string">
            <text:p>x</text:p>
          </table:table-cell>
          <table:table-cell table:style-name="ce186" table:formula="of:=[$Données.C61]" office:value-type="string" office:string-value="-" calcext:value-type="string">
            <text:p>-</text:p>
          </table:table-cell>
          <table:table-cell table:style-name="ce185" table:formula="of:=[$Données.D61]" office:value-type="float" office:value="2" calcext:value-type="float">
            <text:p>2</text:p>
          </table:table-cell>
          <table:table-cell/>
          <table:table-cell table:style-name="ce114"/>
          <table:table-cell table:number-columns-repeated="46"/>
        </table:table-row>
        <table:table-row table:style-name="ro6">
          <table:table-cell table:style-name="ce110"/>
          <table:table-cell table:style-name="ce278" table:number-columns-repeated="4"/>
          <table:table-cell table:style-name="ce116"/>
          <table:table-cell table:style-name="ce278" table:number-columns-repeated="7"/>
          <table:table-cell table:number-columns-repeated="2"/>
          <table:table-cell table:style-name="ce120"/>
          <table:table-cell table:style-name="ce278" table:number-columns-repeated="4"/>
          <table:table-cell table:style-name="ce116"/>
          <table:table-cell table:style-name="ce278" table:number-columns-repeated="9"/>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4"/>
          <table:table-cell table:style-name="ce278" table:number-columns-repeated="2"/>
          <table:table-cell table:number-columns-repeated="3"/>
          <table:table-cell table:style-name="ce278"/>
          <table:table-cell table:style-name="ce215" table:formula="of:=IF(AND([.$X$1];[.$X$2]);[$Données.B63];&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3];&quot;&quot;)">
            <text:p/>
          </table:table-cell>
          <table:table-cell table:style-name="ce215" table:formula="of:=IF(AND([.$X$1];[.$X$2]);[$Données.F63];&quot;&quot;)">
            <text:p/>
          </table:table-cell>
          <table:table-cell table:style-name="ce278" office:value-type="string" calcext:value-type="string">
            <text:p>)</text:p>
          </table:table-cell>
          <table:table-cell table:style-name="ce216" table:formula="of:=IF(AND([.$X$1];[.$X$2]);[$Données.H63];&quot;&quot;)">
            <text:p/>
          </table:table-cell>
          <table:table-cell table:style-name="ce215" table:formula="of:=IF(AND([.$X$1];[.$X$2]);[$Données.I63];&quot;&quot;)">
            <text:p/>
          </table:table-cell>
          <table:table-cell table:style-name="ce216" table:formula="of:=IF(AND([.$X$1];[.$X$2]);[$Données.J63];&quot;&quot;)">
            <text:p/>
          </table:table-cell>
          <table:table-cell table:style-name="ce215" table:formula="of:=IF(AND([.$X$1];[.$X$2]);[$Données.K63];&quot;&quot;)">
            <text:p/>
          </table:table-cell>
          <table:table-cell table:style-name="ce278"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table-cell table:style-name="ce114"/>
          <table:table-cell table:style-name="ce643" table:formula="of:=IF(OR([.$X$1];[.$X$2]);IF(AND([$Données.AD66]=[$Données.AE66];[$Données.AD67]=[$Données.AE67]);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10" table:number-rows-spanned="1">
            <text:p>--------------------------------------------------------------------</text:p>
          </table:table-cell>
          <table:covered-table-cell table:number-columns-repeated="8" table:style-name="ce278"/>
          <table:covered-table-cell table:style-name="ce123"/>
          <table:table-cell table:style-name="ce116"/>
          <table:table-cell table:style-name="ce278"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table-cell table:style-name="ce114"/>
          <table:table-cell table:number-columns-repeated="2"/>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5];&quot;&quot;)">
            <text:p/>
          </table:table-cell>
          <table:table-cell table:style-name="ce215" table:formula="of:=IF(AND([.$X$1];[.$X$2]);[$Données.G65];&quot;&quot;)">
            <text:p/>
          </table:table-cell>
          <table:table-cell table:style-name="ce278" office:value-type="string" calcext:value-type="string">
            <text:p>)</text:p>
          </table:table-cell>
          <table:table-cell table:style-name="ce278" table:number-columns-repeated="2"/>
          <table:table-cell table:style-name="ce123"/>
          <table:table-cell table:style-name="ce116"/>
          <table:table-cell table:style-name="ce278" table:number-columns-repeated="2"/>
          <table:table-cell table:number-columns-repeated="34"/>
        </table:table-row>
        <table:table-row table:style-name="ro6">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5"/>
          <table:table-cell table:style-name="ce114"/>
          <table:table-cell table:number-columns-repeated="2"/>
          <table:table-cell table:style-name="ce87"/>
          <table:table-cell table:style-name="ce116" table:number-columns-repeated="2"/>
          <table:table-cell table:style-name="ce87" table:number-columns-repeated="2"/>
          <table:table-cell table:style-name="ce116"/>
          <table:table-cell table:style-name="ce87" table:number-columns-repeated="2"/>
          <table:table-cell table:style-name="ce116" table:number-columns-repeated="6"/>
          <table:table-cell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52" table:number-columns-repeated="2"/>
          <table:table-cell table:style-name="ce116" table:number-columns-repeated="4"/>
          <table:table-cell/>
          <table:table-cell table:style-name="ce101"/>
          <table:table-cell/>
          <table:table-cell table:style-name="ce278"/>
          <table:table-cell table:style-name="ce215" table:formula="of:=IF(AND([.$X$1];[.$X$2]);[$Données.B67];&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67];&quot;&quot;)">
            <text:p/>
          </table:table-cell>
          <table:table-cell table:style-name="ce215" table:formula="of:=IF(AND([.$X$1];[.$X$2]);[$Données.F67];&quot;&quot;)">
            <text:p/>
          </table:table-cell>
          <table:table-cell table:style-name="ce278" office:value-type="string" calcext:value-type="string">
            <text:p>)</text:p>
          </table:table-cell>
          <table:table-cell table:style-name="ce216" table:formula="of:=IF(AND([.$X$1];[.$X$2]);[$Données.H67];&quot;&quot;)">
            <text:p/>
          </table:table-cell>
          <table:table-cell table:style-name="ce215" table:formula="of:=IF(AND([.$X$1];[.$X$2]);[$Données.I67];&quot;&quot;)">
            <text:p/>
          </table:table-cell>
          <table:table-cell table:style-name="ce116" table:number-columns-repeated="5"/>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table-cell/>
          <table:table-cell table:style-name="ce643" table:formula="of:=IF(OR([.$X$1];[.$X$2]);IF(AND([$Données.AD68]=[$Données.AE68];[$Données.AD69]=[$Données.AE69]);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8" table:number-rows-spanned="1">
            <text:p>------------------------------------------------------</text:p>
          </table:table-cell>
          <table:covered-table-cell table:number-columns-repeated="7" table:style-name="ce278"/>
          <table:table-cell table:style-name="ce278"/>
          <table:table-cell table:style-name="ce123"/>
          <table:table-cell table:style-name="ce87"/>
          <table:table-cell table:style-name="ce116" table:number-columns-repeated="2"/>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278" table:number-columns-repeated="2"/>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69];&quot;&quot;)">
            <text:p/>
          </table:table-cell>
          <table:table-cell table:style-name="ce215" table:formula="of:=IF(AND([.$X$1];[.$X$2]);[$Données.G69];&quot;&quot;)">
            <text:p/>
          </table:table-cell>
          <table:table-cell table:style-name="ce278" office:value-type="string" calcext:value-type="string">
            <text:p>)</text:p>
          </table:table-cell>
          <table:table-cell table:style-name="ce278" table:number-columns-repeated="2"/>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table-cell table:style-name="ce114"/>
          <table:table-cell table:style-name="ce133"/>
          <table:table-cell table:style-name="ce114"/>
          <table:table-cell table:style-name="ce278" table:number-columns-repeated="3"/>
          <table:table-cell table:style-name="ce110"/>
          <table:table-cell table:style-name="ce278"/>
          <table:table-cell table:style-name="ce116" table:number-columns-repeated="2"/>
          <table:table-cell table:style-name="ce278" table:number-columns-repeated="3"/>
          <table:table-cell table:style-name="ce123"/>
          <table:table-cell table:style-name="ce87"/>
          <table:table-cell table:style-name="ce116" table:number-columns-repeated="2"/>
          <table:table-cell table:style-name="ce114" table:number-columns-repeated="34"/>
        </table:table-row>
        <table:table-row table:style-name="ro6">
          <table:table-cell table:style-name="ce278"/>
          <table:table-cell table:style-name="ce66"/>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table-cell table:style-name="ce173" table:number-columns-repeated="2"/>
          <table:table-cell table:style-name="ce52"/>
          <table:table-cell table:style-name="ce116" table:number-columns-repeated="2"/>
          <table:table-cell/>
          <table:table-cell table:style-name="ce101"/>
          <table:table-cell/>
          <table:table-cell table:style-name="ce278"/>
          <table:table-cell table:style-name="ce215" table:formula="of:=IF(AND([.$X$1];[.$X$2]);[$Données.B71];&quot;&quot;)">
            <text:p/>
          </table:table-cell>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1];&quot;&quot;)">
            <text:p/>
          </table:table-cell>
          <table:table-cell table:style-name="ce215" table:formula="of:=IF(AND([.$X$1];[.$X$2]);[$Données.F71];&quot;&quot;)">
            <text:p/>
          </table:table-cell>
          <table:table-cell table:style-name="ce278" office:value-type="string" calcext:value-type="string">
            <text:p>)</text:p>
          </table:table-cell>
          <table:table-cell table:style-name="ce116"/>
          <table:table-cell table:style-name="ce173" table:number-columns-repeated="2"/>
          <table:table-cell table:style-name="ce215" table:formula="of:=IF(AND([.$X$1];[.$X$2]);[$Données.J71];&quot;&quot;)">
            <text:p/>
          </table:table-cell>
          <table:table-cell table:style-name="ce116" table:number-columns-repeated="3"/>
          <table:table-cell table:number-columns-repeated="34"/>
        </table:table-row>
        <table:table-row table:style-name="ro6">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table-cell table:style-name="ce643" table:formula="of:=IF(OR([.$X$1];[.$X$2]);IF(AND([$Données.AD70]=[$Données.AE70];[$Données.AD71]=[$Données.AE71];[$Données.AD72]=[$Données.AE72]);1;0);&quot;&quot;)">
            <text:p/>
          </table:table-cell>
          <table:table-cell/>
          <table:table-cell table:style-name="ce278" office:value-type="string" calcext:value-type="string">
            <text:p>=</text:p>
          </table:table-cell>
          <table:table-cell table:style-name="ce278" table:formula="of:=&quot;-----------------------------------------&quot;" office:value-type="string" office:string-value="-----------------------------------------" calcext:value-type="string" table:number-columns-spanned="6" table:number-rows-spanned="1">
            <text:p>-----------------------------------------</text:p>
          </table:table-cell>
          <table:covered-table-cell table:number-columns-repeated="5" table:style-name="ce278"/>
          <table:table-cell table:style-name="ce216" table:formula="of:=IF(AND([.$X$1];[.$X$2]);[$Données.I72];&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number-columns-repeated="34"/>
        </table:table-row>
        <table:table-row table:style-name="ro6">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52" table:number-columns-repeated="2"/>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4"/>
          <table:table-cell table:style-name="ce133"/>
          <table:table-cell table:style-name="ce114"/>
          <table:table-cell table:style-name="ce278" table:number-columns-repeated="2"/>
          <table:table-cell table:style-name="ce278" office:value-type="string" calcext:value-type="string">
            <text:p>(</text:p>
          </table:table-cell>
          <table:table-cell table:style-name="ce164" office:value-type="string" calcext:value-type="string">
            <text:p>x</text:p>
          </table:table-cell>
          <table:table-cell table:style-name="ce216" table:formula="of:=IF(AND([.$X$1];[.$X$2]);[$Données.E73];&quot;&quot;)">
            <text:p/>
          </table:table-cell>
          <table:table-cell table:style-name="ce215" table:formula="of:=IF(AND([.$X$1];[.$X$2]);[$Données.F73];&quot;&quot;)">
            <text:p/>
          </table:table-cell>
          <table:table-cell table:style-name="ce116" office:value-type="string" calcext:value-type="string">
            <text:p>)</text:p>
          </table:table-cell>
          <table:table-cell table:style-name="ce278"/>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M73];&quot;&quot;)">
            <text:p/>
          </table:table-cell>
          <table:table-cell table:style-name="ce215" table:formula="of:=IF(AND([.$X$1];[.$X$2]);[$Données.N73];&quot;&quot;)">
            <text:p/>
          </table:table-cell>
          <table:table-cell table:style-name="ce278" office:value-type="string" calcext:value-type="string">
            <text:p>)</text:p>
          </table:table-cell>
          <table:table-cell table:style-name="ce116"/>
          <table:table-cell table:style-name="ce114" table:number-columns-repeated="34"/>
        </table:table-row>
        <table:table-row table:style-name="ro6">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4"/>
          <table:table-cell table:style-name="ce133"/>
          <table:table-cell table:style-name="ce114"/>
          <table:table-cell table:style-name="ce278" table:number-columns-repeated="3"/>
          <table:table-cell table:style-name="ce110"/>
          <table:table-cell table:style-name="ce173" table:number-columns-repeated="4"/>
          <table:table-cell table:style-name="ce178"/>
          <table:table-cell table:style-name="ce173" table:number-columns-repeated="3"/>
          <table:table-cell table:style-name="ce278"/>
          <table:table-cell table:style-name="ce116"/>
          <table:table-cell table:style-name="ce114" table:number-columns-repeated="34"/>
        </table:table-row>
        <table:table-row table:style-name="ro6">
          <table:table-cell table:style-name="ce278"/>
          <table:table-cell table:style-name="ce168"/>
          <table:table-cell table:style-name="ce116"/>
          <table:table-cell table:style-name="ce173" table:number-columns-repeated="2"/>
          <table:table-cell table:style-name="ce52"/>
          <table:table-cell table:style-name="ce116" table:number-columns-repeated="3"/>
          <table:table-cell table:style-name="ce278" table:number-columns-repeated="4"/>
          <table:table-cell/>
          <table:table-cell table:style-name="ce101"/>
          <table:table-cell/>
          <table:table-cell table:style-name="ce278"/>
          <table:table-cell table:style-name="ce168"/>
          <table:table-cell table:style-name="ce116"/>
          <table:table-cell table:style-name="ce173" table:number-columns-repeated="2"/>
          <table:table-cell table:style-name="ce215" table:formula="of:=IF(AND([.$X$1];[.$X$2]);[$Données.D75];&quot;&quot;)">
            <text:p/>
          </table:table-cell>
          <table:table-cell table:style-name="ce116" table:number-columns-repeated="3"/>
          <table:table-cell table:style-name="ce278" table:number-columns-repeated="5"/>
          <table:table-cell table:number-columns-repeated="34"/>
        </table:table-row>
        <table:table-row table:style-name="ro6">
          <table:table-cell table:style-name="ce278" office:value-type="string" calcext:value-type="string">
            <text:p>=</text:p>
          </table:table-cell>
          <table:table-cell table:style-name="ce66"/>
          <table:table-cell table:style-name="ce52"/>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4"/>
          <table:table-cell/>
          <table:table-cell table:style-name="ce643" table:formula="of:=IF(OR([.$X$1];[.$X$2]);IF(AND([$Données.AD73]=[$Données.AE73];[$Données.AD74]=[$Données.AE74];[$Données.AD75]=[$Données.AE75]);1;0);&quot;&quot;)">
            <text:p/>
          </table:table-cell>
          <table:table-cell/>
          <table:table-cell table:style-name="ce278" office:value-type="string" calcext:value-type="string">
            <text:p>=</text:p>
          </table:table-cell>
          <table:table-cell table:style-name="ce215" table:formula="of:=IF(AND([.$X$1];[.$X$2]);[$Données.B76];&quot;&quot;)">
            <text:p/>
          </table:table-cell>
          <table:table-cell table:style-name="ce216" table:formula="of:=IF(AND([.$X$1];[.$X$2]);[$Données.C76];&quot;&quot;)">
            <text:p/>
          </table:table-cell>
          <table:table-cell table:style-name="ce278" table:formula="of:=&quot;-------------------------------&quot;" office:value-type="string" office:string-value="-------------------------------" calcext:value-type="string" table:number-columns-spanned="5" table:number-rows-spanned="1">
            <text:p>-------------------------------</text:p>
          </table:table-cell>
          <table:covered-table-cell table:style-name="ce278"/>
          <table:covered-table-cell table:style-name="ce123"/>
          <table:covered-table-cell table:number-columns-repeated="2" table:style-name="ce116"/>
          <table:table-cell table:style-name="ce116"/>
          <table:table-cell table:style-name="ce278" table:number-columns-repeated="5"/>
          <table:table-cell table:number-columns-repeated="34"/>
        </table:table-row>
        <table:table-row table:style-name="ro6">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52" table:number-columns-repeated="2"/>
          <table:table-cell table:style-name="ce278" office:value-type="string" calcext:value-type="string">
            <text:p>)</text:p>
          </table:table-cell>
          <table:table-cell table:style-name="ce116" table:number-columns-repeated="5"/>
          <table:table-cell table:style-name="ce114" table:number-columns-repeated="3"/>
          <table:table-cell table:style-name="ce278" table:number-columns-repeated="3"/>
          <table:table-cell table:style-name="ce110" office:value-type="string" calcext:value-type="string">
            <text:p>(</text:p>
          </table:table-cell>
          <table:table-cell table:style-name="ce164" office:value-type="string" calcext:value-type="string">
            <text:p>x</text:p>
          </table:table-cell>
          <table:table-cell table:style-name="ce216" table:formula="of:=IF(AND([.$X$1];[.$X$2]);[$Données.F77];&quot;&quot;)">
            <text:p/>
          </table:table-cell>
          <table:table-cell table:style-name="ce215" table:formula="of:=IF(AND([.$X$1];[.$X$2]);[$Données.G77];&quot;&quot;)">
            <text:p/>
          </table:table-cell>
          <table:table-cell table:style-name="ce278" office:value-type="string" calcext:value-type="string">
            <text:p>)</text:p>
          </table:table-cell>
          <table:table-cell table:style-name="ce116" table:number-columns-repeated="6"/>
          <table:table-cell table:style-name="ce114" table:number-columns-repeated="34"/>
        </table:table-row>
        <table:table-row table:style-name="ro6">
          <table:table-cell table:style-name="ce116" table:number-columns-repeated="13"/>
          <table:table-cell/>
          <table:table-cell table:style-name="ce106"/>
          <table:table-cell/>
          <table:table-cell table:style-name="ce116" table:number-columns-repeated="14"/>
          <table:table-cell table:number-columns-repeated="34"/>
        </table:table-row>
        <table:table-row table:style-name="ro6">
          <table:table-cell table:style-name="ce278"/>
          <table:table-cell table:style-name="ce206" office:value-type="string" calcext:value-type="string">
            <text:p>A =</text:p>
          </table:table-cell>
          <table:table-cell table:style-name="ce93"/>
          <table:table-cell table:style-name="ce278"/>
          <table:table-cell table:style-name="ce210" office:value-type="string" calcext:value-type="string">
            <text:p><text:span text:style-name="T31">B</text:span><text:span text:style-name="T32"> =</text:span></text:p>
          </table:table-cell>
          <table:table-cell table:style-name="ce93"/>
          <table:table-cell table:style-name="ce278" table:number-columns-repeated="7"/>
          <table:table-cell/>
          <table:table-cell table:style-name="ce643" table:formula="of:=IF(OR([.$X$1];[.$X$2]);IF([$Données.AD76]=[$Données.AE76];1;0);&quot;&quot;)">
            <text:p/>
          </table:table-cell>
          <table:table-cell/>
          <table:table-cell table:style-name="ce278"/>
          <table:table-cell table:style-name="ce206" office:value-type="string" calcext:value-type="string">
            <text:p>A =</text:p>
          </table:table-cell>
          <table:table-cell table:style-name="ce115" table:formula="of:=IF(AND([.$X$1];[.$X$2]);[$Données.Y63];&quot;&quot;)">
            <text:p/>
          </table:table-cell>
          <table:table-cell table:style-name="ce278"/>
          <table:table-cell table:style-name="ce210" office:value-type="string" calcext:value-type="string">
            <text:p><text:span text:style-name="T31">B</text:span><text:span text:style-name="T32"> =</text:span></text:p>
          </table:table-cell>
          <table:table-cell table:style-name="ce115" table:formula="of:=IF(AND([.$X$1];[.$X$2]);[$Données.Z63];&quot;&quot;)">
            <text:p/>
          </table:table-cell>
          <table:table-cell table:style-name="ce278" table:number-columns-repeated="8"/>
          <table:table-cell table:number-columns-repeated="34"/>
        </table:table-row>
        <table:table-row table:style-name="ro6">
          <table:table-cell table:style-name="ce278" table:number-columns-repeated="13"/>
          <table:table-cell table:number-columns-repeated="3"/>
          <table:table-cell table:style-name="ce278" table:number-columns-repeated="14"/>
          <table:table-cell table:number-columns-repeated="34"/>
        </table:table-row>
        <table:table-row table:style-name="ro6">
          <table:table-cell table:style-name="ce51"/>
          <table:table-cell table:style-name="ce278" table:number-columns-repeated="12"/>
          <table:table-cell table:number-columns-repeated="51"/>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style-name="ce278"/>
          <table:table-cell table:number-columns-repeated="51"/>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Homographique N1'.O9:'Homographique N1'.O9 'Homographique N1'.O13:'Homographique N1'.O13 'Homographique N1'.O17:'Homographique N1'.O17 'Homographique N1'.O21:'Homographique N1'.O21 'Homographique N1'.O24:'Homographique N1'.O24">
            <calcext:condition calcext:apply-style-name="Bad" calcext:value="=0" calcext:base-cell-address="'Homographique N1'.O9"/>
            <calcext:condition calcext:apply-style-name="Good" calcext:value="=1" calcext:base-cell-address="'Homographique N1'.O9"/>
          </calcext:conditional-format>
        </calcext:conditional-formats>
      </table:table>
      <table:table table:name="Homographique N2" table:style-name="ta7" table:protected="true" table:protection-key="/CqIXhHcKjLpFzQpCojLofXzk5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5" form:id="control25" form:label="Réponses" form:input-required="false" form:linked-cell="'Homographique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26" form:id="control26" form:label="Résultat" form:input-required="false" form:linked-cell="'Homographique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27" form:id="control27"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Homographique_N2?language=Basic&amp;location=document" xlink:type="simple"/>
              </office:event-listeners>
            </form:button>
            <form:button form:name="Bouton 1" form:control-implementation="ooo:com.sun.star.form.component.CommandButton" xml:id="control28" form:id="control28"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486cm" svg:x="25.57cm" svg:y="44.079cm" draw:control="control25"/>
          <draw:control draw:z-index="3" draw:style-name="gr4" draw:text-style-name="P5" svg:width="5.384cm" svg:height="1.481cm" svg:x="19.571cm" svg:y="44.079cm" draw:control="control26"/>
          <draw:control draw:z-index="4" draw:style-name="gr1" draw:text-style-name="P1" svg:width="4.247cm" svg:height="1.5cm" svg:x="0.313cm" svg:y="43.947cm" draw:control="control27"/>
          <draw:control draw:z-index="5" draw:style-name="gr1" draw:text-style-name="P1" svg:width="11.496cm" svg:height="1.5cm" svg:x="5.126cm" svg:y="43.987cm" draw:control="control28"/>
        </table:shapes>
        <table:table-column table:style-name="co14" table:number-columns-repeated="14" table:default-cell-style-name="ce273"/>
        <table:table-column table:style-name="co15" table:number-columns-repeated="2" table:default-cell-style-name="ce273"/>
        <table:table-column table:style-name="co16" table:default-cell-style-name="ce273"/>
        <table:table-column table:style-name="co14" table:number-columns-repeated="10" table:default-cell-style-name="ce273"/>
        <table:table-column table:style-name="co1" table:number-columns-repeated="37" table:default-cell-style-name="ce273"/>
        <table:table-row table:style-name="ro6">
          <table:table-cell table:style-name="ce613" office:value-type="string" calcext:value-type="string" table:number-columns-spanned="12" table:number-rows-spanned="2">
            <text:p>KELLER Stéphane - Lycée agricole Louis Pasteur</text:p>
          </table:table-cell>
          <table:covered-table-cell table:style-name="ce617"/>
          <table:covered-table-cell table:style-name="ce621"/>
          <table:covered-table-cell table:number-columns-repeated="3" table:style-name="ce623"/>
          <table:covered-table-cell table:style-name="ce634"/>
          <table:covered-table-cell table:style-name="ce635"/>
          <table:covered-table-cell table:style-name="ce629"/>
          <table:covered-table-cell table:number-columns-repeated="3" table:style-name="ce617"/>
          <table:table-cell table:style-name="ce139" table:formula="of:=IF(OR([.$X$1];[.$X$2]);[$Données.AE103];&quot;&quot;)" table:number-columns-spanned="2" table:number-rows-spanned="2">
            <text:p/>
          </table:table-cell>
          <table:covered-table-cell table:style-name="Default"/>
          <table:table-cell table:style-name="ce142" office:value-type="string" calcext:value-type="string" table:number-columns-spanned="2" table:number-rows-spanned="2">
            <text:p>/20</text:p>
          </table:table-cell>
          <table:covered-table-cell table:style-name="Default"/>
          <table:table-cell table:style-name="ce144"/>
          <table:table-cell table:style-name="ce451"/>
          <table:table-cell table:style-name="ce114"/>
          <table:table-cell table:style-name="ce451"/>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covered-table-cell table:style-name="ce622"/>
          <table:covered-table-cell table:style-name="ce613"/>
          <table:covered-table-cell table:style-name="ce621"/>
          <table:covered-table-cell table:number-columns-repeated="3" table:style-name="ce623"/>
          <table:covered-table-cell table:number-columns-repeated="2" table:style-name="ce617"/>
          <table:covered-table-cell table:style-name="ce629"/>
          <table:covered-table-cell table:number-columns-repeated="3" table:style-name="ce617"/>
          <table:covered-table-cell table:number-columns-repeated="4" table:style-name="Default"/>
          <table:table-cell table:style-name="ce144"/>
          <table:table-cell table:style-name="ce114" table:number-columns-repeated="3"/>
          <table:table-cell table:number-columns-repeated="2"/>
          <table:table-cell table:style-name="ce14"/>
          <table:table-cell table:style-name="ce143" office:value-type="boolean" office:boolean-value="false" calcext:value-type="boolean">
            <text:p>FAUX</text:p>
          </table:table-cell>
          <table:table-cell table:number-columns-repeated="40"/>
        </table:table-row>
        <table:table-row table:style-name="ro6">
          <table:table-cell/>
          <table:table-cell table:style-name="ce169"/>
          <table:table-cell table:number-columns-repeated="62"/>
        </table:table-row>
        <table:table-row table:style-name="ro6">
          <table:table-cell table:style-name="ce615" table:number-columns-repeated="4"/>
          <table:table-cell table:number-columns-repeated="8"/>
          <table:table-cell table:style-name="ce184" table:formula="of:=[$Données.A82]" office:value-type="float" office:value="7" calcext:value-type="float">
            <text:p>7</text:p>
          </table:table-cell>
          <table:table-cell table:style-name="ce164" office:value-type="string" calcext:value-type="string">
            <text:p>x</text:p>
          </table:table-cell>
          <table:table-cell table:style-name="ce188" table:formula="of:=[$Données.C82]" office:value-type="string" office:string-value=" - " calcext:value-type="string">
            <text:p><text:s/>- </text:p>
          </table:table-cell>
          <table:table-cell table:style-name="ce184" table:formula="of:=[$Données.D82]" office:value-type="float" office:value="7" calcext:value-type="float">
            <text:p>7</text:p>
          </table:table-cell>
          <table:table-cell table:number-columns-repeated="48"/>
        </table:table-row>
        <table:table-row table:style-name="ro6">
          <table:table-cell office:value-type="string" calcext:value-type="string" table:number-columns-spanned="12" table:number-rows-spanned="1">
            <text:p>Transformer la fonction homographique suivante :</text:p>
          </table:table-cell>
          <table:covered-table-cell table:number-columns-repeated="3" table:style-name="ce615"/>
          <table:covered-table-cell table:number-columns-repeated="8"/>
          <table:table-cell table:style-name="ce185" table:formula="of:=&quot;---------------------------&quot;" office:value-type="string" office:string-value="---------------------------" calcext:value-type="string" table:number-columns-spanned="4" table:number-rows-spanned="1">
            <text:p>---------------------------</text:p>
          </table:table-cell>
          <table:covered-table-cell table:number-columns-repeated="3" table:style-name="ce184"/>
          <table:table-cell/>
          <table:table-cell table:style-name="Default"/>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formula="of:=[$Données.A84]" office:value-type="float" office:value="3" calcext:value-type="float">
            <text:p>3</text:p>
          </table:table-cell>
          <table:table-cell table:style-name="ce164" office:value-type="string" calcext:value-type="string">
            <text:p>x</text:p>
          </table:table-cell>
          <table:table-cell table:style-name="ce186" table:formula="of:=[$Données.C84]" office:value-type="string" office:string-value="+" calcext:value-type="string">
            <text:p>+</text:p>
          </table:table-cell>
          <table:table-cell table:style-name="ce185" table:formula="of:=[$Données.D84]" office:value-type="float" office:value="5" calcext:value-type="float">
            <text:p>5</text:p>
          </table:table-cell>
          <table:table-cell/>
          <table:table-cell table:style-name="ce114"/>
          <table:table-cell table:number-columns-repeated="46"/>
        </table:table-row>
        <table:table-row table:style-name="ro6">
          <table:table-cell table:style-name="ce120"/>
          <table:table-cell table:number-columns-repeated="4"/>
          <table:table-cell table:style-name="ce114"/>
          <table:table-cell table:number-columns-repeated="6"/>
          <table:table-cell table:style-name="ce186"/>
          <table:table-cell table:style-name="ce164"/>
          <table:table-cell table:style-name="ce186"/>
          <table:table-cell table:style-name="ce185"/>
          <table:table-cell/>
          <table:table-cell table:style-name="ce114"/>
          <table:table-cell table:number-columns-repeated="46"/>
        </table:table-row>
        <table:table-row table:style-name="ro6">
          <table:table-cell/>
          <table:table-cell table:style-name="ce66"/>
          <table:table-cell table:style-name="ce278" table:number-columns-repeated="7"/>
          <table:table-cell table:style-name="ce66"/>
          <table:table-cell table:style-name="ce278" table:number-columns-repeated="3"/>
          <table:table-cell table:style-name="ce185"/>
          <table:table-cell table:style-name="ce186"/>
          <table:table-cell table:style-name="ce185"/>
          <table:table-cell/>
          <table:table-cell table:style-name="ce215" table:formula="of:=IF(AND([.$X$1];[.$X$2]);[$Données.B86];&quot;&quot;)">
            <text:p/>
          </table:table-cell>
          <table:table-cell table:style-name="ce278" table:number-columns-repeated="7"/>
          <table:table-cell table:style-name="ce215" table:formula="of:=IF(AND([.$X$1];[.$X$2]);[$Données.J86];&quot;&quot;)">
            <text:p/>
          </table:table-cell>
          <table:table-cell table:style-name="ce278" table:number-columns-repeated="3"/>
          <table:table-cell table:number-columns-repeated="35"/>
        </table:table-row>
        <table:table-row table:style-name="ro6">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52"/>
          <table:table-cell table:style-name="ce66"/>
          <table:table-cell table:style-name="ce278"/>
          <table:table-cell table:number-columns-repeated="2"/>
          <table:table-cell table:style-name="ce120"/>
          <table:table-cell/>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87];&quot;&quot;)">
            <text:p/>
          </table:table-cell>
          <table:table-cell table:style-name="ce164" office:value-type="string" calcext:value-type="string">
            <text:p>x</text:p>
          </table:table-cell>
          <table:table-cell table:style-name="ce216" table:formula="of:=IF(AND([.$X$1];[.$X$2]);[$Données.F87];&quot;&quot;)">
            <text:p/>
          </table:table-cell>
          <table:table-cell table:style-name="ce215" table:formula="of:=IF(AND([.$X$1];[.$X$2]);[$Données.G87];&quot;&quot;)">
            <text:p/>
          </table:table-cell>
          <table:table-cell table:style-name="ce278" office:value-type="string" calcext:value-type="string">
            <text:p>)</text:p>
          </table:table-cell>
          <table:table-cell table:style-name="ce216" table:formula="of:=IF(AND([.$X$1];[.$X$2]);[$Données.I87];&quot;&quot;)">
            <text:p/>
          </table:table-cell>
          <table:table-cell table:style-name="ce278" table:formula="of:=&quot;----&quot;" office:value-type="string" office:string-value="----" calcext:value-type="string">
            <text:p>----</text:p>
          </table:table-cell>
          <table:table-cell table:style-name="ce216" table:formula="of:=IF(AND([.$X$1];[.$X$2]);[$Données.K87];&quot;&quot;)">
            <text:p/>
          </table:table-cell>
          <table:table-cell table:style-name="ce215" table:formula="of:=IF(AND([.$X$1];[.$X$2]);[$Données.L87];&quot;&quot;)">
            <text:p/>
          </table:table-cell>
          <table:table-cell table:style-name="ce278"/>
          <table:table-cell table:number-columns-repeated="35"/>
        </table:table-row>
        <table:table-row table:style-name="ro6">
          <table:table-cell/>
          <table:table-cell table:style-name="ce66"/>
          <table:table-cell table:style-name="ce207" table:number-columns-repeated="7"/>
          <table:table-cell table:style-name="ce66"/>
          <table:table-cell table:style-name="ce207"/>
          <table:table-cell table:style-name="ce278" table:number-columns-repeated="2"/>
          <table:table-cell table:number-columns-repeated="4"/>
          <table:table-cell table:style-name="ce215" table:formula="of:=IF(AND([.$X$1];[.$X$2]);[$Données.B88];&quot;&quot;)">
            <text:p/>
          </table:table-cell>
          <table:table-cell table:style-name="ce207" table:number-columns-repeated="7"/>
          <table:table-cell table:style-name="ce215" table:formula="of:=IF(AND([.$X$1];[.$X$2]);[$Données.J88];&quot;&quot;)">
            <text:p/>
          </table:table-cell>
          <table:table-cell table:style-name="ce207"/>
          <table:table-cell table:style-name="ce278" table:number-columns-repeated="2"/>
          <table:table-cell table:number-columns-repeated="35"/>
        </table:table-row>
        <table:table-row table:style-name="ro6">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style-name="ce114"/>
          <table:table-cell table:style-name="ce656" table:formula="of:=IF(OR([.$X$1];[.$X$2]);IF(AND([$Données.AD89]=[$Données.AE89];[$Données.AD90]=[$Données.AE90];[$Données.AD91]=[$Données.AE91];[$Données.AD92]=[$Données.AE92]);1;0);&quot;&quot;)">
            <text:p/>
          </table:table-cell>
          <table:table-cell/>
          <table:table-cell office:value-type="string" calcext:value-type="string">
            <text:p>=</text:p>
          </table:table-cell>
          <table:table-cell table:style-name="ce278" table:formula="of:=&quot;------------------------------------------------------------------------------&quot;" office:value-type="string" office:string-value="------------------------------------------------------------------------------" calcext:value-type="string" table:number-columns-spanned="11" table:number-rows-spanned="1">
            <text:p>------------------------------------------------------------------------------</text:p>
          </table:table-cell>
          <table:covered-table-cell table:number-columns-repeated="9" table:style-name="ce278"/>
          <table:covered-table-cell table:style-name="ce116"/>
          <table:table-cell table:style-name="ce278"/>
          <table:table-cell table:number-columns-repeated="35"/>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116"/>
          <table:table-cell table:style-name="ce278"/>
          <table:table-cell table:style-name="ce114"/>
          <table:table-cell table:number-columns-repeated="3"/>
          <table:table-cell table:style-name="ce278" table:number-columns-repeated="2"/>
          <table:table-cell table:style-name="ce110" office:value-type="string" calcext:value-type="string">
            <text:p>(</text:p>
          </table:table-cell>
          <table:table-cell table:style-name="ce216" table:formula="of:=IF(AND([.$X$1];[.$X$2]);[$Données.E90];&quot;&quot;)">
            <text:p/>
          </table:table-cell>
          <table:table-cell table:style-name="ce164" office:value-type="string" calcext:value-type="string">
            <text:p>x</text:p>
          </table:table-cell>
          <table:table-cell table:style-name="ce216" table:formula="of:=IF(AND([.$X$1];[.$X$2]);[$Données.G90];&quot;&quot;)">
            <text:p/>
          </table:table-cell>
          <table:table-cell table:style-name="ce215" table:formula="of:=IF(AND([.$X$1];[.$X$2]);[$Données.H90];&quot;&quot;)">
            <text:p/>
          </table:table-cell>
          <table:table-cell table:style-name="ce278" office:value-type="string" calcext:value-type="string">
            <text:p>)</text:p>
          </table:table-cell>
          <table:table-cell table:style-name="ce278" table:number-columns-repeated="2"/>
          <table:table-cell table:style-name="ce116"/>
          <table:table-cell table:style-name="ce278"/>
          <table:table-cell table:number-columns-repeated="35"/>
        </table:table-row>
        <table:table-row table:style-name="ro6">
          <table:table-cell table:style-name="ce11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4"/>
          <table:table-cell table:style-name="ce116" table:number-columns-repeated="2"/>
          <table:table-cell table:style-name="ce208"/>
          <table:table-cell table:style-name="ce116" table:number-columns-repeated="2"/>
          <table:table-cell table:style-name="ce208"/>
          <table:table-cell table:style-name="ce116" table:number-columns-repeated="6"/>
          <table:table-cell table:style-name="ce114" table:number-columns-repeated="35"/>
        </table:table-row>
        <table:table-row table:style-name="ro6">
          <table:table-cell table:style-name="ce114"/>
          <table:table-cell table:style-name="ce66"/>
          <table:table-cell table:style-name="ce278" table:number-columns-repeated="7"/>
          <table:table-cell table:style-name="ce66"/>
          <table:table-cell table:style-name="ce278" table:number-columns-repeated="2"/>
          <table:table-cell table:style-name="ce116"/>
          <table:table-cell table:style-name="ce114" table:number-columns-repeated="4"/>
          <table:table-cell table:style-name="ce215" table:formula="of:=IF(AND([.$X$1];[.$X$2]);[$Données.B92];&quot;&quot;)">
            <text:p/>
          </table:table-cell>
          <table:table-cell table:style-name="ce278" table:number-columns-repeated="7"/>
          <table:table-cell table:style-name="ce215" table:formula="of:=IF(AND([.$X$1];[.$X$2]);[$Données.J92];&quot;&quot;)">
            <text:p/>
          </table:table-cell>
          <table:table-cell table:style-name="ce278" table:number-columns-repeated="2"/>
          <table:table-cell table:style-name="ce116"/>
          <table:table-cell table:style-name="ce114" table:number-columns-repeated="35"/>
        </table:table-row>
        <table:table-row table:style-name="ro6">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52"/>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2"/>
          <table:table-cell table:style-name="ce87"/>
          <table:table-cell table:style-name="ce278" table:formula="of:=&quot;----&quot;" office:value-type="string" office:string-value="----" calcext:value-type="string">
            <text:p>----</text:p>
          </table:table-cell>
          <table:table-cell table:style-name="ce278" office:value-type="string" calcext:value-type="string">
            <text:p>(</text:p>
          </table:table-cell>
          <table:table-cell table:style-name="ce216" table:formula="of:=IF(AND([.$X$1];[.$X$2]);[$Données.D93];&quot;&quot;)">
            <text:p/>
          </table:table-cell>
          <table:table-cell table:style-name="ce164" office:value-type="string" calcext:value-type="string">
            <text:p>x</text:p>
          </table:table-cell>
          <table:table-cell table:style-name="ce216" table:formula="of:=IF(AND([.$X$1];[.$X$2]);[$Données.F93];&quot;&quot;)">
            <text:p/>
          </table:table-cell>
          <table:table-cell table:style-name="ce215" table:formula="of:=IF(AND([.$X$1];[.$X$2]);[$Données.G93];&quot;&quot;)">
            <text:p/>
          </table:table-cell>
          <table:table-cell table:style-name="ce278" office:value-type="string" calcext:value-type="string">
            <text:p>)</text:p>
          </table:table-cell>
          <table:table-cell table:style-name="ce216" table:formula="of:=IF(AND([.$X$1];[.$X$2]);[$Données.I93];&quot;&quot;)">
            <text:p/>
          </table:table-cell>
          <table:table-cell table:style-name="ce278" table:formula="of:=&quot;----&quot;" office:value-type="string" office:string-value="----" calcext:value-type="string">
            <text:p>----</text:p>
          </table:table-cell>
          <table:table-cell table:style-name="ce116"/>
          <table:table-cell table:style-name="ce208"/>
          <table:table-cell table:style-name="ce116"/>
          <table:table-cell table:style-name="ce114"/>
          <table:table-cell table:number-columns-repeated="34"/>
        </table:table-row>
        <table:table-row table:style-name="ro6">
          <table:table-cell/>
          <table:table-cell table:style-name="ce66"/>
          <table:table-cell table:style-name="ce207" table:number-columns-repeated="7"/>
          <table:table-cell table:style-name="ce66"/>
          <table:table-cell table:style-name="ce207"/>
          <table:table-cell table:style-name="ce278"/>
          <table:table-cell table:style-name="ce116"/>
          <table:table-cell/>
          <table:table-cell table:style-name="ce101"/>
          <table:table-cell table:number-columns-repeated="2"/>
          <table:table-cell table:style-name="ce215" table:formula="of:=IF(AND([.$X$1];[.$X$2]);[$Données.B94];&quot;&quot;)">
            <text:p/>
          </table:table-cell>
          <table:table-cell table:style-name="ce207" table:number-columns-repeated="7"/>
          <table:table-cell table:style-name="ce215" table:formula="of:=IF(AND([.$X$1];[.$X$2]);[$Données.J94];&quot;&quot;)">
            <text:p/>
          </table:table-cell>
          <table:table-cell table:style-name="ce207"/>
          <table:table-cell table:style-name="ce278"/>
          <table:table-cell table:style-name="ce116"/>
          <table:table-cell table:style-name="ce114"/>
          <table:table-cell table:number-columns-repeated="34"/>
        </table:table-row>
        <table:table-row table:style-name="ro6">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table-cell table:style-name="ce656" table:formula="of:=IF(OR([.$X$1];[.$X$2]);IF(AND([$Données.AD93]=[$Données.AE93];[$Données.AD94]=[$Données.AE94];[$Données.AD95]=[$Données.AE95];[$Données.AD96]=[$Données.AE96]);1;0);&quot;&quot;)">
            <text:p/>
          </table:table-cell>
          <table:table-cell/>
          <table:table-cell office:value-type="string" calcext:value-type="string">
            <text:p>=</text:p>
          </table:table-cell>
          <table:table-cell table:style-name="ce278" table:formula="of:=&quot;----------------------------------------------------------------&quot;" office:value-type="string" office:string-value="----------------------------------------------------------------" calcext:value-type="string" table:number-columns-spanned="9" table:number-rows-spanned="1">
            <text:p>----------------------------------------------------------------</text:p>
          </table:table-cell>
          <table:covered-table-cell table:number-columns-repeated="8" table:style-name="ce278"/>
          <table:table-cell table:style-name="ce278"/>
          <table:table-cell table:style-name="ce87"/>
          <table:table-cell table:style-name="ce116"/>
          <table:table-cell table:style-name="ce114"/>
          <table:table-cell table:number-columns-repeated="34"/>
        </table:table-row>
        <table:table-row table:style-name="ro6">
          <table:table-cell/>
          <table:table-cell table:style-name="ce278" table:number-columns-repeated="2"/>
          <table:table-cell table:style-name="ce110" office:value-type="string" calcext:value-type="string">
            <text:p>(</text:p>
          </table:table-cell>
          <table:table-cell table:style-name="ce52"/>
          <table:table-cell table:style-name="ce164" office:value-type="string" calcext:value-type="string">
            <text:p>x</text:p>
          </table:table-cell>
          <table:table-cell table:style-name="ce52"/>
          <table:table-cell table:style-name="ce66"/>
          <table:table-cell table:style-name="ce278" office:value-type="string" calcext:value-type="string">
            <text:p>)</text:p>
          </table:table-cell>
          <table:table-cell table:style-name="ce278" table:number-columns-repeated="2"/>
          <table:table-cell table:style-name="ce87"/>
          <table:table-cell table:style-name="ce116"/>
          <table:table-cell table:style-name="ce114"/>
          <table:table-cell table:style-name="ce133"/>
          <table:table-cell table:style-name="ce114"/>
          <table:table-cell/>
          <table:table-cell table:style-name="ce278" table:number-columns-repeated="2"/>
          <table:table-cell table:style-name="ce110" office:value-type="string" calcext:value-type="string">
            <text:p>(</text:p>
          </table:table-cell>
          <table:table-cell table:style-name="ce216" table:formula="of:=IF(AND([.$X$1];[.$X$2]);[$Données.E96];&quot;&quot;)">
            <text:p/>
          </table:table-cell>
          <table:table-cell table:style-name="ce164" office:value-type="string" calcext:value-type="string">
            <text:p>x</text:p>
          </table:table-cell>
          <table:table-cell table:style-name="ce216" table:formula="of:=IF(AND([.$X$1];[.$X$2]);[$Données.G96];&quot;&quot;)">
            <text:p/>
          </table:table-cell>
          <table:table-cell table:style-name="ce215" table:formula="of:=IF(AND([.$X$1];[.$X$2]);[$Données.H96];&quot;&quot;)">
            <text:p/>
          </table:table-cell>
          <table:table-cell table:style-name="ce278" office:value-type="string" calcext:value-type="string">
            <text:p>)</text:p>
          </table:table-cell>
          <table:table-cell table:style-name="ce278" table:number-columns-repeated="2"/>
          <table:table-cell table:style-name="ce87"/>
          <table:table-cell table:style-name="ce116"/>
          <table:table-cell table:style-name="ce114" table:number-columns-repeated="35"/>
        </table:table-row>
        <table:table-row table:style-name="ro6">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table-cell table:style-name="ce101"/>
          <table:table-cell/>
          <table:table-cell table:style-name="ce87"/>
          <table:table-cell table:style-name="ce204" table:number-columns-repeated="3"/>
          <table:table-cell table:style-name="ce116" table:number-columns-repeated="4"/>
          <table:table-cell table:style-name="ce208"/>
          <table:table-cell table:style-name="ce116" table:number-columns-repeated="3"/>
          <table:table-cell table:style-name="ce208"/>
          <table:table-cell table:style-name="ce116"/>
          <table:table-cell table:number-columns-repeated="34"/>
        </table:table-row>
        <table:table-row table:style-name="ro6">
          <table:table-cell table:style-name="ce278"/>
          <table:table-cell table:style-name="ce204"/>
          <table:table-cell table:style-name="ce66"/>
          <table:table-cell table:style-name="ce204"/>
          <table:table-cell table:style-name="ce209" table:number-columns-repeated="3"/>
          <table:table-cell table:style-name="ce66"/>
          <table:table-cell table:style-name="ce209" table:number-columns-repeated="3"/>
          <table:table-cell table:style-name="ce208"/>
          <table:table-cell table:style-name="ce116"/>
          <table:table-cell/>
          <table:table-cell table:style-name="ce14"/>
          <table:table-cell/>
          <table:table-cell table:style-name="ce278"/>
          <table:table-cell table:style-name="ce204"/>
          <table:table-cell table:style-name="ce215" table:formula="of:=IF(AND([.$X$1];[.$X$2]);[$Données.C98];&quot;&quot;)">
            <text:p/>
          </table:table-cell>
          <table:table-cell table:style-name="ce204"/>
          <table:table-cell table:style-name="ce209" table:number-columns-repeated="3"/>
          <table:table-cell table:style-name="ce215" table:formula="of:=IF(AND([.$X$1];[.$X$2]);[$Données.H98];&quot;&quot;)">
            <text:p/>
          </table:table-cell>
          <table:table-cell table:style-name="ce209" table:number-columns-repeated="3"/>
          <table:table-cell table:style-name="ce208"/>
          <table:table-cell table:style-name="ce116" table:number-columns-repeated="2"/>
          <table:table-cell table:number-columns-repeated="34"/>
        </table:table-row>
        <table:table-row table:style-name="ro6">
          <table:table-cell table:style-name="ce278" office:value-type="string" calcext:value-type="string">
            <text:p>=</text:p>
          </table:table-cell>
          <table:table-cell table:style-name="ce66"/>
          <table:table-cell table:style-name="ce278" table:formula="of:=&quot;----&quot;" office:value-type="string" office:string-value="----" calcext:value-type="string">
            <text:p>----</text:p>
          </table:table-cell>
          <table:table-cell table:style-name="ce66"/>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4"/>
          <table:table-cell table:style-name="ce656" table:formula="of:=IF(OR([.$X$1];[.$X$2]);IF(AND([$Données.AD97]=[$Données.AE97];[$Données.AD98]=[$Données.AE98];[$Données.AD99]=[$Données.AE99]);1;0);&quot;&quot;)">
            <text:p/>
          </table:table-cell>
          <table:table-cell table:style-name="ce114"/>
          <table:table-cell table:style-name="ce278" office:value-type="string" calcext:value-type="string">
            <text:p>=</text:p>
          </table:table-cell>
          <table:table-cell table:style-name="ce215" table:formula="of:=IF(AND([.$X$1];[.$X$2]);[$Données.B99];&quot;&quot;)">
            <text:p/>
          </table:table-cell>
          <table:table-cell table:style-name="ce278" table:formula="of:=&quot;----&quot;" office:value-type="string" office:string-value="----" calcext:value-type="string">
            <text:p>----</text:p>
          </table:table-cell>
          <table:table-cell table:style-name="ce215" table:formula="of:=IF(AND([.$X$1];[.$X$2]);[$Données.D99];&quot;&quot;)">
            <text:p/>
          </table:table-cell>
          <table:table-cell table:formula="of:=&quot;-------------------------------------------------&quot;" office:value-type="string" office:string-value="-------------------------------------------------" calcext:value-type="string" table:number-columns-spanned="7" table:number-rows-spanned="1">
            <text:p>-------------------------------------------------</text:p>
          </table:table-cell>
          <table:covered-table-cell table:number-columns-repeated="6" table:style-name="ce278"/>
          <table:table-cell table:style-name="ce278"/>
          <table:table-cell table:style-name="ce87"/>
          <table:table-cell table:style-name="ce116"/>
          <table:table-cell table:style-name="ce114" table:number-columns-repeated="34"/>
        </table:table-row>
        <table:table-row table:style-name="ro6">
          <table:table-cell table:style-name="ce278"/>
          <table:table-cell table:style-name="ce204"/>
          <table:table-cell table:style-name="ce66"/>
          <table:table-cell table:style-name="ce278"/>
          <table:table-cell table:style-name="ce66"/>
          <table:table-cell table:style-name="ce110" office:value-type="string" calcext:value-type="string">
            <text:p>(</text:p>
          </table:table-cell>
          <table:table-cell table:style-name="ce66"/>
          <table:table-cell table:style-name="ce164" office:value-type="string" calcext:value-type="string">
            <text:p>x</text:p>
          </table:table-cell>
          <table:table-cell table:style-name="ce66" table:number-columns-repeated="2"/>
          <table:table-cell table:style-name="ce278" office:value-type="string" calcext:value-type="string">
            <text:p>)</text:p>
          </table:table-cell>
          <table:table-cell table:style-name="ce278"/>
          <table:table-cell table:style-name="ce87"/>
          <table:table-cell table:style-name="ce114"/>
          <table:table-cell table:style-name="ce133"/>
          <table:table-cell table:style-name="ce114"/>
          <table:table-cell table:style-name="ce278"/>
          <table:table-cell table:style-name="ce204"/>
          <table:table-cell table:style-name="ce215" table:formula="of:=IF(AND([.$X$1];[.$X$2]);[$Données.C100];&quot;&quot;)">
            <text:p/>
          </table:table-cell>
          <table:table-cell table:style-name="ce278"/>
          <table:table-cell table:style-name="ce215" table:formula="of:=IF(AND([.$X$1];[.$X$2]);[$Données.E100];&quot;&quot;)">
            <text:p/>
          </table:table-cell>
          <table:table-cell table:style-name="ce110" office:value-type="string" calcext:value-type="string">
            <text:p>(</text:p>
          </table:table-cell>
          <table:table-cell table:style-name="ce215" table:formula="of:=IF(AND([.$X$1];[.$X$2]);[$Données.G100];&quot;&quot;)">
            <text:p/>
          </table:table-cell>
          <table:table-cell table:style-name="ce164" office:value-type="string" calcext:value-type="string">
            <text:p>x</text:p>
          </table:table-cell>
          <table:table-cell table:style-name="ce215" table:formula="of:=IF(AND([.$X$1];[.$X$2]);[$Données.I100];&quot;&quot;)">
            <text:p/>
          </table:table-cell>
          <table:table-cell table:style-name="ce215" table:formula="of:=IF(AND([.$X$1];[.$X$2]);[$Données.J100];&quot;&quot;)">
            <text:p/>
          </table:table-cell>
          <table:table-cell table:style-name="ce278" office:value-type="string" calcext:value-type="string">
            <text:p>)</text:p>
          </table:table-cell>
          <table:table-cell table:style-name="ce278"/>
          <table:table-cell table:style-name="ce87"/>
          <table:table-cell table:style-name="ce116"/>
          <table:table-cell table:style-name="ce114" table:number-columns-repeated="34"/>
        </table:table-row>
        <table:table-row table:style-name="ro6">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4"/>
          <table:table-cell table:style-name="ce133"/>
          <table:table-cell table:style-name="ce114"/>
          <table:table-cell table:style-name="ce116"/>
          <table:table-cell table:style-name="ce205"/>
          <table:table-cell table:style-name="ce208"/>
          <table:table-cell table:style-name="ce116"/>
          <table:table-cell table:style-name="ce208" table:number-columns-repeated="3"/>
          <table:table-cell table:style-name="ce116"/>
          <table:table-cell table:style-name="ce208" table:number-columns-repeated="2"/>
          <table:table-cell table:style-name="ce116" table:number-columns-repeated="2"/>
          <table:table-cell table:style-name="ce87"/>
          <table:table-cell table:style-name="ce116"/>
          <table:table-cell table:style-name="ce114" table:number-columns-repeated="34"/>
        </table:table-row>
        <table:table-row table:style-name="ro6">
          <table:table-cell table:style-name="ce114"/>
          <table:table-cell table:style-name="ce116"/>
          <table:table-cell table:style-name="ce278"/>
          <table:table-cell table:style-name="ce66"/>
          <table:table-cell table:style-name="ce207"/>
          <table:table-cell table:style-name="ce116"/>
          <table:table-cell table:style-name="ce278"/>
          <table:table-cell table:style-name="ce66"/>
          <table:table-cell table:style-name="ce116" table:number-columns-repeated="5"/>
          <table:table-cell/>
          <table:table-cell table:style-name="ce106"/>
          <table:table-cell/>
          <table:table-cell table:style-name="ce114"/>
          <table:table-cell table:style-name="ce116"/>
          <table:table-cell table:style-name="ce278"/>
          <table:table-cell table:style-name="ce215" table:formula="of:=IF(AND([.$X$1];[.$X$2]);[$Données.C102];&quot;&quot;)">
            <text:p/>
          </table:table-cell>
          <table:table-cell table:style-name="ce207"/>
          <table:table-cell table:style-name="ce116"/>
          <table:table-cell table:style-name="ce278"/>
          <table:table-cell table:style-name="ce215" table:formula="of:=IF(AND([.$X$1];[.$X$2]);[$Données.G102];&quot;&quot;)">
            <text:p/>
          </table:table-cell>
          <table:table-cell table:style-name="ce116" table:number-columns-repeated="5"/>
          <table:table-cell table:style-name="ce114"/>
          <table:table-cell table:number-columns-repeated="34"/>
        </table:table-row>
        <table:table-row table:style-name="ro6">
          <table:table-cell/>
          <table:table-cell table:style-name="ce206" office:value-type="string" calcext:value-type="string">
            <text:p>A =</text:p>
          </table:table-cell>
          <table:table-cell table:style-name="ce66"/>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66"/>
          <table:table-cell table:style-name="ce278" table:formula="of:=&quot;----&quot;" office:value-type="string" office:string-value="----" calcext:value-type="string">
            <text:p>----</text:p>
          </table:table-cell>
          <table:table-cell table:style-name="ce278" table:number-columns-repeated="5"/>
          <table:table-cell/>
          <table:table-cell table:style-name="ce656" table:formula="of:=IF(OR([.$X$1];[.$X$2]);IF(AND([$Données.AD100]=[$Données.AE100];[$Données.AD101]=[$Données.AE101];[$Données.AD102]=[$Données.AE102]);1;0);&quot;&quot;)">
            <text:p/>
          </table:table-cell>
          <table:table-cell table:number-columns-repeated="2"/>
          <table:table-cell table:style-name="ce206" office:value-type="string" calcext:value-type="string">
            <text:p>A =</text:p>
          </table:table-cell>
          <table:table-cell table:style-name="ce215" table:formula="of:=IF(AND([.$X$1];[.$X$2]);[$Données.B103];&quot;&quot;)">
            <text:p/>
          </table:table-cell>
          <table:table-cell table:style-name="ce278" table:formula="of:=&quot;----&quot;" office:value-type="string" office:string-value="----" calcext:value-type="string">
            <text:p>----</text:p>
          </table:table-cell>
          <table:table-cell table:style-name="ce207"/>
          <table:table-cell table:style-name="ce210" office:value-type="string" calcext:value-type="string">
            <text:p><text:span text:style-name="T31">B</text:span><text:span text:style-name="T32"> =</text:span></text:p>
          </table:table-cell>
          <table:table-cell table:style-name="ce215" table:formula="of:=IF(AND([.$X$1];[.$X$2]);[$Données.F103];&quot;&quot;)">
            <text:p/>
          </table:table-cell>
          <table:table-cell table:style-name="ce278" table:formula="of:=&quot;----&quot;" office:value-type="string" office:string-value="----" calcext:value-type="string">
            <text:p>----</text:p>
          </table:table-cell>
          <table:table-cell table:style-name="ce278" table:number-columns-repeated="5"/>
          <table:table-cell table:number-columns-repeated="35"/>
        </table:table-row>
        <table:table-row table:style-name="ro6">
          <table:table-cell/>
          <table:table-cell table:style-name="ce278" table:number-columns-repeated="2"/>
          <table:table-cell table:style-name="ce66"/>
          <table:table-cell table:style-name="ce207"/>
          <table:table-cell table:style-name="ce278" table:number-columns-repeated="2"/>
          <table:table-cell table:style-name="ce66"/>
          <table:table-cell table:number-columns-repeated="9"/>
          <table:table-cell table:style-name="ce278" table:number-columns-repeated="2"/>
          <table:table-cell table:style-name="ce215" table:formula="of:=IF(AND([.$X$1];[.$X$2]);[$Données.C104];&quot;&quot;)">
            <text:p/>
          </table:table-cell>
          <table:table-cell table:style-name="ce207"/>
          <table:table-cell table:style-name="ce278" table:number-columns-repeated="2"/>
          <table:table-cell table:style-name="ce215" table:formula="of:=IF(AND([.$X$1];[.$X$2]);[$Données.G104];&quot;&quot;)">
            <text:p/>
          </table:table-cell>
          <table:table-cell table:number-columns-repeated="40"/>
        </table:table-row>
        <table:table-row table:style-name="ro6">
          <table:table-cell table:style-name="ce14"/>
          <table:table-cell table:number-columns-repeated="63"/>
        </table:table-row>
        <table:table-row table:style-name="ro6">
          <table:table-cell table:number-columns-repeated="64"/>
        </table:table-row>
        <table:table-row table:style-name="ro6">
          <table:table-cell table:style-name="ce49" office:value-type="string" calcext:value-type="string" table:number-columns-spanned="13" table:number-rows-spanned="1">
            <text:p><text:a xlink:href="https://github.com/KELLERStephane/KELLER-Stephane-Tests2maths" xlink:type="simple">https://github.com/KELLERStephane/KELLER-Stephane-Tests2maths</text:a></text:p>
          </table:table-cell>
          <table:covered-table-cell table:number-columns-repeated="12"/>
          <table:table-cell table:number-columns-repeated="51"/>
        </table:table-row>
        <table:table-row table:style-name="ro6" table:number-rows-repeated="1048544">
          <table:table-cell table:number-columns-repeated="64"/>
        </table:table-row>
        <table:table-row table:style-name="ro7" table:number-rows-repeated="2">
          <table:table-cell table:number-columns-repeated="64"/>
        </table:table-row>
        <table:table-row table:style-name="ro7">
          <table:table-cell table:number-columns-repeated="64"/>
        </table:table-row>
        <calcext:conditional-formats>
          <calcext:conditional-format calcext:target-range-address="'Homographique N2'.O11:'Homographique N2'.O11 'Homographique N2'.O17:'Homographique N2'.O17 'Homographique N2'.O25:'Homographique N2'.O25 'Homographique N2'.O21:'Homographique N2'.O21">
            <calcext:condition calcext:apply-style-name="Bad" calcext:value="=0" calcext:base-cell-address="'Homographique N2'.O11"/>
            <calcext:condition calcext:apply-style-name="Good" calcext:value="=1" calcext:base-cell-address="'Homographique N2'.O11"/>
          </calcext:conditional-format>
        </calcext:conditional-formats>
      </table:table>
      <table:table table:name="2nd ° Première G N1" table:style-name="ta8" table:protected="true" table:protection-key="/CqIXhHcKjLpFzQpCojLofXzk5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29" form:id="control29" form:label="Réponses" form:input-required="false" form:linked-cell="'2nd ° Première G N1'.A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0" form:id="control30" form:label="Résultat" form:input-required="false" form:linked-cell="'2nd ° Première G N1'.A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1" form:id="control31"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2nd_Premiere_G_N1?language=Basic&amp;location=document" xlink:type="simple"/>
              </office:event-listeners>
            </form:button>
            <form:button form:name="Bouton 1" form:control-implementation="ooo:com.sun.star.form.component.CommandButton" xml:id="control32" form:id="control32"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line draw:z-index="0" draw:style-name="gr5" draw:text-style-name="P3" svg:x1="8.096cm" svg:y1="0.495cm" svg:x2="8.096cm" svg:y2="2.109cm">
            <text:p/>
          </draw:line>
          <draw:line draw:z-index="1" draw:style-name="gr6" draw:text-style-name="P3" svg:x1="11.519cm" svg:y1="0.529cm" svg:x2="11.519cm" svg:y2="2.143cm">
            <text:p/>
          </draw:line>
          <draw:control draw:z-index="2" draw:style-name="gr4" draw:text-style-name="P5" svg:width="5.423cm" svg:height="1.645cm" svg:x="31.842cm" svg:y="32.44cm" draw:control="control29"/>
          <draw:control draw:z-index="3" draw:style-name="gr4" draw:text-style-name="P5" svg:width="5.384cm" svg:height="1.657cm" svg:x="25.814cm" svg:y="32.44cm" draw:control="control30"/>
          <draw:control draw:z-index="4" draw:style-name="gr1" draw:text-style-name="P1" svg:width="4.247cm" svg:height="1.5cm" svg:x="0.328cm" svg:y="32.561cm" draw:control="control31"/>
          <draw:control draw:z-index="5" draw:style-name="gr1" draw:text-style-name="P1" svg:width="11.496cm" svg:height="1.5cm" svg:x="5.175cm" svg:y="32.621cm" draw:control="control32"/>
        </table:shapes>
        <table:table-column table:style-name="co18" table:number-columns-repeated="13" table:default-cell-style-name="ce212"/>
        <table:table-column table:style-name="co14" table:number-columns-repeated="5" table:default-cell-style-name="ce212"/>
        <table:table-column table:style-name="co15" table:number-columns-repeated="2" table:default-cell-style-name="ce212"/>
        <table:table-column table:style-name="co19" table:number-columns-repeated="15" table:default-cell-style-name="ce212"/>
        <table:table-column table:style-name="co1" table:number-columns-repeated="29" table:default-cell-style-name="ce212"/>
        <table:table-row table:style-name="ro6">
          <table:table-cell table:style-name="ce46" office:value-type="string" calcext:value-type="string" table:number-columns-spanned="16"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7" table:style-name="ce94"/>
          <table:table-cell table:style-name="ce111" table:formula="of:=IF(OR([.$AX$1];[.$AX$2]);[$Données.AG167];&quot;&quot;)" table:number-columns-spanned="2" table:number-rows-spanned="2">
            <text:p/>
          </table:table-cell>
          <table:covered-table-cell/>
          <table:table-cell table:style-name="ce112" office:value-type="string" calcext:value-type="string" table:number-columns-spanned="2" table:number-rows-spanned="2">
            <text:p>/20</text:p>
          </table:table-cell>
          <table:covered-table-cell table:style-name="Default"/>
          <table:table-cell table:style-name="ce451" table:number-columns-repeated="15"/>
          <table:table-cell table:number-columns-repeated="14"/>
          <table:table-cell table:style-name="ce53" office:value-type="boolean" office:boolean-value="false" calcext:value-type="boolean">
            <text:p>FAUX</text:p>
          </table:table-cell>
          <table:table-cell table:number-columns-repeated="14"/>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8" table:style-name="ce94"/>
          <table:covered-table-cell/>
          <table:covered-table-cell table:number-columns-repeated="2" table:style-name="Default"/>
          <table:table-cell table:style-name="ce451" table:number-columns-repeated="14"/>
          <table:table-cell table:style-name="ce287"/>
          <table:table-cell table:number-columns-repeated="14"/>
          <table:table-cell table:style-name="ce53" office:value-type="boolean" office:boolean-value="false" calcext:value-type="boolean">
            <text:p>FAUX</text:p>
          </table:table-cell>
          <table:table-cell table:number-columns-repeated="14"/>
        </table:table-row>
        <table:table-row table:style-name="ro6">
          <table:table-cell table:number-columns-repeated="17"/>
          <table:table-cell table:style-name="ce273" table:number-columns-repeated="20"/>
          <table:table-cell table:number-columns-repeated="27"/>
        </table:table-row>
        <table:table-row table:style-name="ro6">
          <table:table-cell table:style-name="ce303" office:value-type="string" calcext:value-type="string" table:number-columns-spanned="20" table:number-rows-spanned="1">
            <text:p>Utiliser la forme canonique du polynôme du second degré pour résoudre l'équation suivante :</text:p>
          </table:table-cell>
          <table:covered-table-cell table:style-name="ce308"/>
          <table:covered-table-cell table:number-columns-repeated="10" table:style-name="ce311"/>
          <table:covered-table-cell table:number-columns-repeated="5" table:style-name="ce313"/>
          <table:covered-table-cell table:number-columns-repeated="2" table:style-name="ce315"/>
          <table:covered-table-cell table:style-name="ce319"/>
          <table:table-cell table:style-name="ce273"/>
          <table:table-cell table:style-name="Default"/>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307" table:formula="of:=[$Données.W158]" office:value-type="string" office:string-value="-5 x² - 50 x + 120 = 0" calcext:value-type="string" table:number-columns-spanned="20" table:number-rows-spanned="1">
            <text:p>-5 x² - 50 x + 120 = 0</text:p>
          </table:table-cell>
          <table:covered-table-cell table:style-name="ce309"/>
          <table:covered-table-cell table:number-columns-repeated="10" table:style-name="ce312"/>
          <table:covered-table-cell table:number-columns-repeated="5" table:style-name="ce314"/>
          <table:covered-table-cell table:number-columns-repeated="2" table:style-name="ce316"/>
          <table:covered-table-cell table:style-name="ce321"/>
          <table:table-cell table:style-name="ce273"/>
          <table:table-cell table:style-name="ce104"/>
          <table:table-cell table:style-name="ce273" table:number-columns-repeated="4"/>
          <table:table-cell table:style-name="Default"/>
          <table:table-cell table:style-name="ce273" table:number-columns-repeated="10"/>
          <table:table-cell table:number-columns-repeated="27"/>
        </table:table-row>
        <table:table-row table:style-name="ro6">
          <table:table-cell table:style-name="ce131"/>
          <table:table-cell table:style-name="ce56" table:number-columns-repeated="16"/>
          <table:table-cell table:style-name="ce278"/>
          <table:table-cell table:style-name="ce273"/>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8" office:value-type="string" calcext:value-type="string">
            <text:p>x<text:span text:style-name="T30">²</text:span></text:p>
          </table:table-cell>
          <table:table-cell table:style-name="ce52" table:number-columns-repeated="2"/>
          <table:table-cell table:style-name="ce131" office:value-type="string" calcext:value-type="string">
            <text:p>x</text:p>
          </table:table-cell>
          <table:table-cell table:style-name="ce52" table:number-columns-repeated="2"/>
          <table:table-cell table:style-name="ce278"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6"/>
          <table:table-cell table:style-name="ce278"/>
          <table:table-cell table:style-name="ce668" table:formula="of:=IF(OR([.$AX$1];[.$AX$2]);IF([$Données.AF160]=[$Données.AG160];1;0);&quot;&quot;)">
            <text:p/>
          </table:table-cell>
          <table:table-cell table:style-name="ce278"/>
          <table:table-cell table:style-name="ce115" table:formula="of:=IF(AND([.$AX$1];[.$AX$2]);[$Données.A160];&quot;&quot;)">
            <text:p/>
          </table:table-cell>
          <table:table-cell table:style-name="ce278" office:value-type="string" calcext:value-type="string">
            <text:p>(</text:p>
          </table:table-cell>
          <table:table-cell table:style-name="ce58" office:value-type="string" calcext:value-type="string">
            <text:p>x<text:span text:style-name="T30">²</text:span></text:p>
          </table:table-cell>
          <table:table-cell table:style-name="ce115" table:formula="of:=IF(AND([.$AX$1];[.$AX$2]);[$Données.D160];&quot;&quot;)">
            <text:p/>
          </table:table-cell>
          <table:table-cell table:style-name="ce115" table:formula="of:=IF(AND([.$AX$1];[.$AX$2]);[$Données.E160];&quot;&quot;)">
            <text:p/>
          </table:table-cell>
          <table:table-cell table:style-name="ce58" table:formula="of:=&quot;x&quot;" office:value-type="string" office:string-value="x" calcext:value-type="string">
            <text:p>x</text:p>
          </table:table-cell>
          <table:table-cell table:style-name="ce302" table:formula="of:=IF(AND([.$AX$1];[.$AX$2]);[$Données.G160];&quot;&quot;)">
            <text:p/>
          </table:table-cell>
          <table:table-cell table:style-name="ce115" table:formula="of:=IF(AND([.$AX$1];[.$AX$2]);[$Données.H160];&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number-columns-repeated="2"/>
          <table:table-cell table:style-name="ce273" table:number-columns-repeated="4"/>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56" office:value-type="string" calcext:value-type="string">
            <text:p>)²</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3"/>
          <table:table-cell table:style-name="ce278"/>
          <table:table-cell table:style-name="ce668" table:formula="of:=IF(OR([.$AX$1];[.$AX$2]);IF([$Données.AF161]=[$Données.AG161];1;0);&quot;&quot;)">
            <text:p/>
          </table:table-cell>
          <table:table-cell table:style-name="ce278"/>
          <table:table-cell table:style-name="ce115" table:formula="of:=IF(AND([.$AX$1];[.$AX$2]);[$Données.A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1];&quot;&quot;)">
            <text:p/>
          </table:table-cell>
          <table:table-cell table:style-name="ce115" table:formula="of:=IF(AND([.$AX$1];[.$AX$2]);[$Données.F161];&quot;&quot;)">
            <text:p/>
          </table:table-cell>
          <table:table-cell table:style-name="ce278" office:value-type="string" calcext:value-type="string">
            <text:p>)²</text:p>
          </table:table-cell>
          <table:table-cell table:style-name="ce115" table:formula="of:=IF(AND([.$AX$1];[.$AX$2]);[$Données.H161];&quot;&quot;)">
            <text:p/>
          </table:table-cell>
          <table:table-cell table:style-name="ce115" table:formula="of:=IF(AND([.$AX$1];[.$AX$2]);[$Données.I161];&quot;&quot;)">
            <text:p/>
          </table:table-cell>
          <table:table-cell table:style-name="ce115" table:formula="of:=IF(AND([.$AX$1];[.$AX$2]);[$Données.J161];&quot;&quot;)">
            <text:p/>
          </table:table-cell>
          <table:table-cell table:style-name="ce115" table:formula="of:=IF(AND([.$AX$1];[.$AX$2]);[$Données.K161];&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table-cell table:style-name="ce273" table:number-columns-repeated="2"/>
          <table:table-cell table:number-columns-repeated="27"/>
        </table:table-row>
        <table:table-row table:style-name="ro6">
          <table:table-cell table:style-name="ce131"/>
          <table:table-cell table:style-name="ce56" table:number-columns-repeated="16"/>
          <table:table-cell table:style-name="ce278"/>
          <table:table-cell table:style-name="ce101"/>
          <table:table-cell table:style-name="ce278"/>
          <table:table-cell table:style-name="ce116"/>
          <table:table-cell table:style-name="ce278" table:number-columns-repeated="13"/>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Default" table:number-columns-repeated="2"/>
          <table:table-cell table:style-name="ce131" table:number-columns-repeated="3"/>
          <table:table-cell table:style-name="ce278"/>
          <table:table-cell table:style-name="ce668" table:formula="of:=IF(OR([.$AX$1];[.$AX$2]);IF([$Données.AF162]=[$Données.AG162];1;0);&quot;&quot;)">
            <text:p/>
          </table:table-cell>
          <table:table-cell table:style-name="ce278"/>
          <table:table-cell table:style-name="ce115" table:formula="of:=IF(AND([.$AX$1];[.$AX$2]);[$Données.A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2];&quot;&quot;)">
            <text:p/>
          </table:table-cell>
          <table:table-cell table:style-name="ce115" table:formula="of:=IF(AND([.$AX$1];[.$AX$2]);[$Données.F162];&quot;&quot;)">
            <text:p/>
          </table:table-cell>
          <table:table-cell table:style-name="ce278" office:value-type="string" calcext:value-type="string">
            <text:p>)²</text:p>
          </table:table-cell>
          <table:table-cell table:style-name="ce115" table:formula="of:=IF(AND([.$AX$1];[.$AX$2]);[$Données.H162];&quot;&quot;)">
            <text:p/>
          </table:table-cell>
          <table:table-cell table:style-name="ce115" table:formula="of:=IF(AND([.$AX$1];[.$AX$2]);[$Données.I162];&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3"/>
          <table:table-cell table:style-name="Default" table:number-columns-repeated="2"/>
          <table:table-cell table:number-columns-repeated="3"/>
          <table:table-cell table:style-name="ce273" table:number-columns-repeated="2"/>
          <table:table-cell table:style-name="Default" table:number-columns-repeated="2"/>
          <table:table-cell table:number-columns-repeated="22"/>
        </table:table-row>
        <table:table-row table:style-name="ro6">
          <table:table-cell table:style-name="ce131"/>
          <table:table-cell table:style-name="ce56" table:number-columns-repeated="5"/>
          <table:table-cell table:style-name="ce67"/>
          <table:table-cell table:style-name="ce56" table:number-columns-repeated="10"/>
          <table:table-cell table:style-name="ce278"/>
          <table:table-cell table:style-name="ce101"/>
          <table:table-cell table:style-name="ce278"/>
          <table:table-cell table:style-name="ce116"/>
          <table:table-cell table:style-name="ce278" table:number-columns-repeated="5"/>
          <table:table-cell table:style-name="ce110"/>
          <table:table-cell table:style-name="ce278" table:number-columns-repeated="7"/>
          <table:table-cell table:style-name="ce273" table:number-columns-repeated="3"/>
          <table:table-cell table:number-columns-repeated="27"/>
        </table:table-row>
        <table:table-row table:style-name="ro6">
          <table:table-cell table:style-name="ce5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²</text:p>
          </table:table-cell>
          <table:table-cell table:style-name="ce52" table:number-columns-repeated="2"/>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68" table:formula="of:=IF(OR([.$AX$1];[.$AX$2]);IF([$Données.AF163]=[$Données.AG163];1;0);&quot;&quot;)">
            <text:p/>
          </table:table-cell>
          <table:table-cell table:style-name="ce278"/>
          <table:table-cell table:style-name="ce115" table:formula="of:=IF(AND([.$AX$1];[.$AX$2]);[$Données.A163];&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E163];&quot;&quot;)">
            <text:p/>
          </table:table-cell>
          <table:table-cell table:style-name="ce115" table:formula="of:=IF(AND([.$AX$1];[.$AX$2]);[$Données.F163];&quot;&quot;)">
            <text:p/>
          </table:table-cell>
          <table:table-cell table:style-name="ce278" office:value-type="string" calcext:value-type="string">
            <text:p>)²</text:p>
          </table:table-cell>
          <table:table-cell table:style-name="ce115" table:formula="of:=IF(AND([.$AX$1];[.$AX$2]);[$Données.H163];&quot;&quot;)">
            <text:p/>
          </table:table-cell>
          <table:table-cell table:style-name="ce115" table:formula="of:=IF(AND([.$AX$1];[.$AX$2]);[$Données.I163];&quot;&quot;)">
            <text:p/>
          </table:table-cell>
          <table:table-cell table:style-name="ce87" office:value-type="string" calcext:value-type="string">
            <text:p>²</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123"/>
          <table:table-cell table:style-name="ce278" table:number-columns-repeated="2"/>
          <table:table-cell table:style-name="ce273" table:number-columns-repeated="3"/>
          <table:table-cell table:number-columns-repeated="24"/>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4"/>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668" table:formula="of:=IF(OR([.$AX$1];[.$AX$2]);IF([$Données.AF164]=[$Données.AG164];1;0);&quot;&quot;)">
            <text:p/>
          </table:table-cell>
          <table:table-cell table:style-name="ce278"/>
          <table:table-cell table:style-name="ce115" table:formula="of:=IF(AND([.$AX$1];[.$AX$2]);[$Données.A164];&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4];&quot;&quot;)">
            <text:p/>
          </table:table-cell>
          <table:table-cell table:style-name="ce115" table:formula="of:=IF(AND([.$AX$1];[.$AX$2]);[$Données.E164];&quot;&quot;)">
            <text:p/>
          </table:table-cell>
          <table:table-cell table:style-name="ce115" table:formula="of:=IF(AND([.$AX$1];[.$AX$2]);[$Données.F164];&quot;&quot;)">
            <text:p/>
          </table:table-cell>
          <table:table-cell table:style-name="ce115" table:formula="of:=IF(AND([.$AX$1];[.$AX$2]);[$Données.G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K164];&quot;&quot;)">
            <text:p/>
          </table:table-cell>
          <table:table-cell table:style-name="ce115" table:formula="of:=IF(AND([.$AX$1];[.$AX$2]);[$Données.L164];&quot;&quot;)">
            <text:p/>
          </table:table-cell>
          <table:table-cell table:style-name="ce115" table:formula="of:=IF(AND([.$AX$1];[.$AX$2]);[$Données.M164];&quot;&quot;)">
            <text:p/>
          </table:table-cell>
          <table:table-cell table:style-name="ce115" table:formula="of:=IF(AND([.$AX$1];[.$AX$2]);[$Données.N164];&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2"/>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52" table:number-columns-repeated="2"/>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56" table:number-columns-repeated="4"/>
          <table:table-cell table:style-name="ce278"/>
          <table:table-cell table:style-name="ce668" table:formula="of:=IF(OR([.$AX$1];[.$AX$2]);IF([$Données.AF166]=[$Données.AG166];1;0);&quot;&quot;)">
            <text:p/>
          </table:table-cell>
          <table:table-cell table:style-name="ce278"/>
          <table:table-cell table:style-name="ce115" table:formula="of:=IF(AND([.$AX$1];[.$AX$2]);[$Données.A165];&quot;&quot;)">
            <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D165];&quot;&quot;)">
            <text:p/>
          </table:table-cell>
          <table:table-cell table:style-name="ce115" table:formula="of:=IF(AND([.$AX$1];[.$AX$2]);[$Données.E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58" table:formula="of:=&quot;x&quot;" office:value-type="string" office:string-value="x" calcext:value-type="string">
            <text:p>x</text:p>
          </table:table-cell>
          <table:table-cell table:style-name="ce115" table:formula="of:=IF(AND([.$AX$1];[.$AX$2]);[$Données.I165];&quot;&quot;)">
            <text:p/>
          </table:table-cell>
          <table:table-cell table:style-name="ce115" table:formula="of:=IF(AND([.$AX$1];[.$AX$2]);[$Données.J165];&quot;&quot;)">
            <text:p/>
          </table:table-cell>
          <table:table-cell table:style-name="ce278" office:value-type="string" calcext:value-type="string">
            <text:p>)</text:p>
          </table:table-cell>
          <table:table-cell table:style-name="ce278" table:formula="of:=&quot;=&quot;" office:value-type="string" office:string-value="=" calcext:value-type="string">
            <text:p>=</text:p>
          </table:table-cell>
          <table:table-cell table:style-name="ce278" office:value-type="float" office:value="0" calcext:value-type="float">
            <text:p>0</text:p>
          </table:table-cell>
          <table:table-cell table:style-name="ce27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106"/>
          <table:table-cell table:style-name="ce278" table:number-columns-repeated="15"/>
          <table:table-cell table:style-name="ce273" table:number-columns-repeated="3"/>
          <table:table-cell table:number-columns-repeated="27"/>
        </table:table-row>
        <table:table-row table:style-name="ro6">
          <table:table-cell table:style-name="ce56"/>
          <table:table-cell table:style-name="ce300" office:value-type="string" calcext:value-type="string">
            <text:p>x<text:span text:style-name="T33">1</text:span> =</text:p>
          </table:table-cell>
          <table:table-cell table:style-name="ce52"/>
          <table:table-cell table:style-name="ce56"/>
          <table:table-cell table:style-name="ce300" office:value-type="string" calcext:value-type="string">
            <text:p>x<text:span text:style-name="T33">2</text:span> =</text:p>
          </table:table-cell>
          <table:table-cell table:style-name="ce52"/>
          <table:table-cell table:style-name="ce56" table:number-columns-repeated="11"/>
          <table:table-cell table:style-name="ce278"/>
          <table:table-cell table:style-name="ce668" table:formula="of:=IF(OR([.$AX$1];[.$AX$2]);IF([$Données.AF166]=[$Données.AG166];1;0);&quot;&quot;)">
            <text:p/>
          </table:table-cell>
          <table:table-cell table:style-name="ce278"/>
          <table:table-cell table:style-name="ce87"/>
          <table:table-cell table:style-name="ce300" office:value-type="string" calcext:value-type="string">
            <text:p>x<text:span text:style-name="T33">1</text:span> =</text:p>
          </table:table-cell>
          <table:table-cell table:style-name="ce115" table:formula="of:=IF(AND([.$AX$1];[.$AX$2]);[$Données.C166];&quot;&quot;)">
            <text:p/>
          </table:table-cell>
          <table:table-cell table:style-name="ce278"/>
          <table:table-cell table:style-name="ce300" office:value-type="string" calcext:value-type="string">
            <text:p>x<text:span text:style-name="T33">2</text:span> =</text:p>
          </table:table-cell>
          <table:table-cell table:style-name="ce115" table:formula="of:=IF(AND([.$AX$1];[.$AX$2]);[$Données.G166];&quot;&quot;)">
            <text:p/>
          </table:table-cell>
          <table:table-cell table:style-name="ce278" table:number-columns-repeated="8"/>
          <table:table-cell table:style-name="ce273" table:number-columns-repeated="3"/>
          <table:table-cell table:number-columns-repeated="27"/>
        </table:table-row>
        <table:table-row table:style-name="ro6">
          <table:table-cell table:style-name="ce56" table:number-columns-repeated="17"/>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Default"/>
          <table:table-cell table:style-name="ce56" table:number-columns-repeated="1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style-name="ce49" office:value-type="string" calcext:value-type="string" table:number-columns-spanned="17" table:number-rows-spanned="1">
            <text:p><text:a xlink:href="https://github.com/KELLERStephane/KELLER-Stephane-Tests2maths" xlink:type="simple">https://github.com/KELLERStephane/KELLER-Stephane-Tests2maths</text:a></text:p>
          </table:table-cell>
          <table:covered-table-cell table:number-columns-repeated="16" table:style-name="ce56"/>
          <table:table-cell table:style-name="ce278"/>
          <table:table-cell table:style-name="ce273"/>
          <table:table-cell table:style-name="ce278" table:number-columns-repeated="15"/>
          <table:table-cell table:style-name="ce273" table:number-columns-repeated="3"/>
          <table:table-cell table:number-columns-repeated="27"/>
        </table:table-row>
        <table:table-row table:style-name="ro6">
          <table:table-cell table:number-columns-repeated="17"/>
          <table:table-cell table:style-name="ce273" table:number-columns-repeated="20"/>
          <table:table-cell table:number-columns-repeated="27"/>
        </table:table-row>
        <table:table-row table:style-name="ro6" table:number-rows-repeated="1048552">
          <table:table-cell table:number-columns-repeated="64"/>
        </table:table-row>
        <table:table-row table:style-name="ro6">
          <table:table-cell table:number-columns-repeated="64"/>
        </table:table-row>
        <calcext:conditional-formats>
          <calcext:conditional-format calcext:target-range-address="'2nd ° Première G N1'.S7:'2nd ° Première G N1'.S7 '2nd ° Première G N1'.S9:'2nd ° Première G N1'.S9 '2nd ° Première G N1'.S11:'2nd ° Première G N1'.S11 '2nd ° Première G N1'.S13:'2nd ° Première G N1'.S13 '2nd ° Première G N1'.S19:'2nd ° Première G N1'.S19 '2nd ° Première G N1'.S15:'2nd ° Première G N1'.S15 '2nd ° Première G N1'.S17:'2nd ° Première G N1'.S17">
            <calcext:condition calcext:apply-style-name="Bad" calcext:value="=0" calcext:base-cell-address="'2nd ° Première G N1'.S7"/>
            <calcext:condition calcext:apply-style-name="Good" calcext:value="=1" calcext:base-cell-address="'2nd ° Première G N1'.S7"/>
          </calcext:conditional-format>
        </calcext:conditional-formats>
      </table:table>
      <table:table table:name="2nd ° Première G N2" table:style-name="ta9" table:protected="true" table:protection-key="/CqIXhHcKjLpFzQpCojLofXzk58=" table:protection-key-digest-algorithm="http://www.w3.org/2000/09/xmldsig#sha1">
        <loext:table-protection loext:select-unprotected-cells="true"/>
        <office:forms form:automatic-focus="false" form:apply-design-mode="false">
          <form:form form:name="Formulaire" form:datasource="J3"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y form:property-name="URL" office:value-type="string" office:string-value=""/>
            </form:properties>
            <form:checkbox form:name="Réponses" form:control-implementation="ooo:com.sun.star.form.component.CheckBox" xml:id="control33" form:id="control33" form:label="Réponses" form:input-required="false" form:linked-cell="'2nd ° Première G N2'.X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Résultat" form:control-implementation="ooo:com.sun.star.form.component.CheckBox" xml:id="control34" form:id="control34" form:label="Résultat" form:input-required="false" form:linked-cell="'2nd ° Première G N2'.X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Bouton 1" form:control-implementation="ooo:com.sun.star.form.component.CommandButton" xml:id="control35" form:id="control35" form:label="Effac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RAZ_Inequation_intervalle?language=Basic&amp;location=document" xlink:type="simple"/>
              </office:event-listeners>
            </form:button>
            <form:button form:name="Bouton 1" form:control-implementation="ooo:com.sun.star.form.component.CommandButton" xml:id="control36" form:id="control36" form:label="Nouveaux tes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RAZ.Zone_Alea_All?language=Basic&amp;location=document" xlink:type="simple"/>
              </office:event-listeners>
            </form:button>
          </form:form>
        </office:forms>
        <table:shapes>
          <draw:control draw:z-index="0" draw:style-name="gr4" draw:text-style-name="P5" svg:width="5.423cm" svg:height="1.567cm" svg:x="27.903cm" svg:y="39.074cm" draw:control="control33"/>
          <draw:control draw:z-index="1" draw:style-name="gr4" draw:text-style-name="P5" svg:width="5.384cm" svg:height="1.539cm" svg:x="21.954cm" svg:y="39.074cm" draw:control="control34"/>
          <draw:control draw:z-index="2" draw:style-name="gr1" draw:text-style-name="P1" svg:width="4.247cm" svg:height="1.5cm" svg:x="0.444cm" svg:y="39.128cm" draw:control="control35"/>
          <draw:control draw:z-index="3" draw:style-name="gr1" draw:text-style-name="P1" svg:width="11.496cm" svg:height="1.5cm" svg:x="5.195cm" svg:y="39.128cm" draw:control="control36"/>
        </table:shapes>
        <table:table-column table:style-name="co14" table:number-columns-repeated="14" table:default-cell-style-name="ce212"/>
        <table:table-column table:style-name="co15" table:number-columns-repeated="2" table:default-cell-style-name="ce212"/>
        <table:table-column table:style-name="co16" table:default-cell-style-name="ce212"/>
        <table:table-column table:style-name="co1" table:number-columns-repeated="5" table:default-cell-style-name="ce212"/>
        <table:table-column table:style-name="co17" table:default-cell-style-name="ce212"/>
        <table:table-column table:style-name="co1" table:number-columns-repeated="41" table:default-cell-style-name="ce212"/>
        <table:table-row table:style-name="ro6">
          <table:table-cell table:style-name="ce46" office:value-type="string" calcext:value-type="string" table:number-columns-spanned="11" table:number-rows-spanned="2">
            <text:p>KELLER Stéphane - Lycée agricole Louis Pasteur</text:p>
          </table:table-cell>
          <table:covered-table-cell table:style-name="ce94"/>
          <table:covered-table-cell table:style-name="ce155"/>
          <table:covered-table-cell table:number-columns-repeated="3" table:style-name="ce171"/>
          <table:covered-table-cell table:style-name="ce256"/>
          <table:covered-table-cell table:style-name="ce265"/>
          <table:covered-table-cell table:style-name="ce257"/>
          <table:covered-table-cell table:number-columns-repeated="2" table:style-name="ce94"/>
          <table:table-cell table:style-name="ce111" table:formula="of:=IF(OR([.$X$1];[.$X$2]);[$Données.AE52];&quot;&quot;)" table:number-columns-spanned="2" table:number-rows-spanned="2">
            <text:p/>
          </table:table-cell>
          <table:covered-table-cell table:style-name="Default"/>
          <table:table-cell table:style-name="ce112" office:value-type="string" calcext:value-type="string" table:number-columns-spanned="2" table:number-rows-spanned="2">
            <text:p>/20</text:p>
          </table:table-cell>
          <table:covered-table-cell table:style-name="Default"/>
          <table:table-cell table:style-name="ce333" table:number-columns-repeated="2"/>
          <table:table-cell table:style-name="ce451"/>
          <table:table-cell table:style-name="ce287"/>
          <table:table-cell table:style-name="ce451"/>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covered-table-cell table:style-name="ce59"/>
          <table:covered-table-cell table:style-name="ce46"/>
          <table:covered-table-cell table:style-name="ce155"/>
          <table:covered-table-cell table:number-columns-repeated="3" table:style-name="ce171"/>
          <table:covered-table-cell table:number-columns-repeated="2" table:style-name="ce94"/>
          <table:covered-table-cell table:style-name="ce257"/>
          <table:covered-table-cell table:number-columns-repeated="2" table:style-name="ce94"/>
          <table:covered-table-cell table:number-columns-repeated="4" table:style-name="Default"/>
          <table:table-cell table:style-name="ce333" table:number-columns-repeated="2"/>
          <table:table-cell table:style-name="ce287" table:number-columns-repeated="3"/>
          <table:table-cell table:number-columns-repeated="2"/>
          <table:table-cell table:style-name="ce198"/>
          <table:table-cell table:style-name="ce53" office:value-type="boolean" office:boolean-value="false" calcext:value-type="boolean">
            <text:p>FAUX</text:p>
          </table:table-cell>
          <table:table-cell table:number-columns-repeated="40"/>
        </table:table-row>
        <table:table-row table:style-name="ro6">
          <table:table-cell table:number-columns-repeated="64"/>
        </table:table-row>
        <table:table-row table:style-name="ro6">
          <table:table-cell office:value-type="string" calcext:value-type="string" table:number-columns-spanned="20" table:number-rows-spanned="1">
            <text:p>Utiliser la forme canonique du polynôme du second degré pour résoudre l'équation suivante :</text:p>
          </table:table-cell>
          <table:covered-table-cell table:style-name="ce55"/>
          <table:covered-table-cell table:number-columns-repeated="10"/>
          <table:covered-table-cell table:style-name="ce198"/>
          <table:covered-table-cell table:number-columns-repeated="4"/>
          <table:covered-table-cell table:style-name="Default"/>
          <table:covered-table-cell table:number-columns-repeated="2"/>
          <table:table-cell table:number-columns-repeated="2"/>
          <table:table-cell table:style-name="Default"/>
          <table:table-cell table:style-name="ce141" table:formula="of:=[$Données.W34]" office:value-type="string" office:string-value="-4 x² +  x + 1" calcext:value-type="string" table:number-columns-spanned="13" table:number-rows-spanned="1">
            <text:p>-4 x² + <text:s/>x + 1</text:p>
          </table:table-cell>
          <table:covered-table-cell table:number-columns-repeated="12"/>
          <table:table-cell table:number-columns-repeated="28"/>
        </table:table-row>
        <table:table-row table:style-name="ro6">
          <table:table-cell table:style-name="ce146" table:number-columns-repeated="5"/>
          <table:table-cell table:style-name="ce52"/>
          <table:table-cell table:style-name="ce146" table:number-columns-repeated="8"/>
          <table:table-cell/>
          <table:table-cell table:style-name="ce56"/>
          <table:table-cell table:style-name="ce146" table:number-columns-repeated="5"/>
          <table:table-cell table:style-name="ce166" table:formula="of:=IF(AND([.$X$1];[.$X$2]);[$Données.E37];&quot;&quot;)">
            <text:p/>
          </table:table-cell>
          <table:table-cell table:style-name="ce131"/>
          <table:table-cell table:style-name="ce146" table:number-columns-repeated="8"/>
          <table:table-cell table:number-columns-repeated="33"/>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93"/>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93" table:number-columns-repeated="2"/>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table-cell table:style-name="ce689" table:formula="of:=IF(OR([.$X$1];[.$X$2]);IF(AND([$Données.AD36]=[$Données.AE36];[$Données.AD37]=[$Données.AE37];[$Données.AD38]=[$Données.AE38]);1;0);&quot;&quot;)">
            <text:p/>
          </table:table-cell>
          <table:table-cell table:style-name="ce56"/>
          <table:table-cell table:style-name="ce130" table:formula="of:=IF(AND([.$X$1];[.$X$2]);[$Données.A35];&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8" office:value-type="string" calcext:value-type="string">
            <text:p>x<text:span text:style-name="T30">²</text:span></text:p>
          </table:table-cell>
          <table:table-cell table:style-name="ce130" table:formula="of:=IF(AND([.$X$1];[.$X$2]);[$Données.D38];&quot;&quot;)">
            <text:p/>
          </table:table-cell>
          <table:table-cell table:style-name="ce132" table:formula="of:=&quot;------&quot;" office:value-type="string" office:string-value="------" calcext:value-type="string">
            <text:p>------</text:p>
          </table:table-cell>
          <table:table-cell table:style-name="ce118" office:value-type="string" calcext:value-type="string">
            <text:p>x</text:p>
          </table:table-cell>
          <table:table-cell table:style-name="ce56" office:value-type="string" calcext:value-type="string">
            <text:p>)</text:p>
          </table:table-cell>
          <table:table-cell table:style-name="ce130" table:formula="of:=IF(AND([.$X$1];[.$X$2]);[$Données.H38];&quot;&quot;)">
            <text:p/>
          </table:table-cell>
          <table:table-cell table:style-name="ce130" table:formula="of:=IF(AND([.$X$1];[.$X$2]);[$Données.I38];&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146" table:number-columns-repeated="2"/>
          <table:table-cell table:number-columns-repeated="33"/>
        </table:table-row>
        <table:table-row table:style-name="ro6">
          <table:table-cell table:style-name="ce131"/>
          <table:table-cell table:style-name="ce56" table:number-columns-repeated="4"/>
          <table:table-cell table:style-name="ce52"/>
          <table:table-cell table:style-name="ce56" table:number-columns-repeated="10"/>
          <table:table-cell table:style-name="ce131"/>
          <table:table-cell table:style-name="ce56" table:number-columns-repeated="4"/>
          <table:table-cell table:style-name="ce166" table:formula="of:=IF(AND([.$X$1];[.$X$2]);[$Données.E39];&quot;&quot;)">
            <text:p/>
          </table:table-cell>
          <table:table-cell table:style-name="ce131"/>
          <table:table-cell table:style-name="ce56" table:number-columns-repeated="8"/>
          <table:table-cell table:number-columns-repeated="33"/>
        </table:table-row>
        <table:table-row table:style-name="ro6">
          <table:table-cell table:style-name="ce146" table:number-columns-repeated="12"/>
          <table:table-cell table:style-name="ce304" office:value-type="string" calcext:value-type="string">
            <text:p>En cours de construction</text:p>
          </table:table-cell>
          <table:table-cell table:style-name="ce146"/>
          <table:table-cell table:style-name="ce56"/>
          <table:table-cell table:style-name="ce146" table:number-columns-repeated="15"/>
          <table:table-cell table:number-columns-repeated="34"/>
        </table:table-row>
        <table:table-row table:style-name="ro6">
          <table:table-cell table:style-name="ce146" table:number-columns-repeated="5"/>
          <table:table-cell table:style-name="ce52"/>
          <table:table-cell table:style-name="ce146" table:number-columns-repeated="2"/>
          <table:table-cell table:style-name="ce93"/>
          <table:table-cell table:style-name="ce146" table:number-columns-repeated="5"/>
          <table:table-cell table:style-name="ce56"/>
          <table:table-cell table:style-name="ce146" table:number-columns-repeated="6"/>
          <table:table-cell table:style-name="ce166" table:formula="of:=IF(AND([.$X$1];[.$X$2]);[$Données.F40];&quot;&quot;)">
            <text:p/>
          </table:table-cell>
          <table:table-cell table:style-name="ce146" table:number-columns-repeated="2"/>
          <table:table-cell table:style-name="ce130" table:formula="of:=IF(AND([.$X$1];[.$X$2]);[$Données.I40];&quot;&quot;)">
            <text:p/>
          </table:table-cell>
          <table:table-cell table:style-name="ce146" table:number-columns-repeated="5"/>
          <table:table-cell table:number-columns-repeated="34"/>
        </table:table-row>
        <table:table-row table:style-name="ro6">
          <table:table-cell table:style-name="ce93"/>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689" table:formula="of:=IF(OR([.$X$1];[.$X$2]);IF(AND([$Données.AD39]=[$Données.AE39];[$Données.AD40]=[$Données.AE40];[$Données.AD41]=[$Données.AE41]);1;0);&quot;&quot;)">
            <text:p/>
          </table:table-cell>
          <table:table-cell table:style-name="ce56"/>
          <table:table-cell table:style-name="ce130" table:formula="of:=IF(AND([.$X$1];[.$X$2]);[$Données.A41];&quot;&quot;)">
            <text:p/>
          </table:table-cell>
          <table:table-cell table:style-name="ce56" office:value-type="string" calcext:value-type="string">
            <text:p>[</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E41];&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H41];&quot;&quot;)">
            <text:p/>
          </table:table-cell>
          <table:table-cell table:style-name="ce132" table:formula="of:=&quot;------&quot;" office:value-type="string" office:string-value="------" calcext:value-type="string">
            <text:p>------</text:p>
          </table:table-cell>
          <table:table-cell table:style-name="ce56" office:value-type="string" calcext:value-type="string">
            <text:p>]</text:p>
          </table:table-cell>
          <table:table-cell table:style-name="ce130" table:formula="of:=IF(AND([.$X$1];[.$X$2]);[$Données.K41];&quot;&quot;)">
            <text:p/>
          </table:table-cell>
          <table:table-cell table:style-name="ce130" table:formula="of:=IF(AND([.$X$1];[.$X$2]);[$Données.L41];&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number-columns-repeated="34"/>
        </table:table-row>
        <table:table-row table:style-name="ro6">
          <table:table-cell table:style-name="ce131"/>
          <table:table-cell table:style-name="ce56" table:number-columns-repeated="4"/>
          <table:table-cell table:style-name="ce52"/>
          <table:table-cell table:style-name="ce56" table:number-columns-repeated="2"/>
          <table:table-cell table:style-name="ce93"/>
          <table:table-cell table:style-name="ce56" table:number-columns-repeated="7"/>
          <table:table-cell table:style-name="ce131"/>
          <table:table-cell table:style-name="ce56" table:number-columns-repeated="4"/>
          <table:table-cell table:style-name="ce166" table:formula="of:=IF(AND([.$X$1];[.$X$2]);[$Données.F42];&quot;&quot;)">
            <text:p/>
          </table:table-cell>
          <table:table-cell table:style-name="ce56" table:number-columns-repeated="2"/>
          <table:table-cell table:style-name="ce130" table:formula="of:=IF(AND([.$X$1];[.$X$2]);[$Données.I42];&quot;&quot;)">
            <text:p/>
          </table:table-cell>
          <table:table-cell table:style-name="ce56" table:number-columns-repeated="5"/>
          <table:table-cell table:number-columns-repeated="34"/>
        </table:table-row>
        <table:table-row table:style-name="ro6">
          <table:table-cell table:style-name="ce131" table:number-columns-repeated="8"/>
          <table:table-cell table:style-name="ce132"/>
          <table:table-cell table:style-name="ce131" table:number-columns-repeated="5"/>
          <table:table-cell table:style-name="ce56"/>
          <table:table-cell table:style-name="ce131" table:number-columns-repeated="9"/>
          <table:table-cell table:style-name="ce132"/>
          <table:table-cell table:style-name="ce131" table:number-columns-repeated="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4];&quot;&quot;)">
            <text:p/>
          </table:table-cell>
          <table:table-cell table:style-name="ce146" table:number-columns-repeated="2"/>
          <table:table-cell table:style-name="ce130" table:formula="of:=IF(AND([.$X$1];[.$X$2]);[$Données.H44];&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table:table-cell table:style-name="ce132" table:formula="of:=&quot;------&quot;" office:value-type="string" office:string-value="------" calcext:value-type="string">
            <text:p>------</text:p>
          </table:table-cell>
          <table:table-cell table:style-name="ce93" table:number-columns-repeated="2"/>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style-name="ce689" table:formula="of:=IF(OR([.$X$1];[.$X$2]);IF(AND([$Données.AD42]=[$Données.AE42];[$Données.AD43]=[$Données.AE43];[$Données.AD44]=[$Données.AE44]);1;0);&quot;&quot;)">
            <text:p/>
          </table:table-cell>
          <table:table-cell table:style-name="ce56"/>
          <table:table-cell table:style-name="ce130" table:formula="of:=IF(AND([.$X$1];[.$X$2]);[$Données.A45];&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5];&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5];&quot;&quot;)">
            <text:p/>
          </table:table-cell>
          <table:table-cell table:style-name="ce132" table:formula="of:=&quot;------&quot;" office:value-type="string" office:string-value="------" calcext:value-type="string">
            <text:p>------</text:p>
          </table:table-cell>
          <table:table-cell table:style-name="ce130" table:formula="of:=IF(AND([.$X$1];[.$X$2]);[$Données.I45];&quot;&quot;)">
            <text:p/>
          </table:table-cell>
          <table:table-cell table:style-name="ce130" table:formula="of:=IF(AND([.$X$1];[.$X$2]);[$Données.J45];&quot;&quot;)">
            <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46];&quot;&quot;)">
            <text:p/>
          </table:table-cell>
          <table:table-cell table:style-name="ce56"/>
          <table:table-cell table:style-name="ce67"/>
          <table:table-cell table:style-name="ce130" table:formula="of:=IF(AND([.$X$1];[.$X$2]);[$Données.H46];&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number-columns-repeated="34"/>
        </table:table-row>
        <table:table-row table:style-name="ro6">
          <table:table-cell table:style-name="ce146" table:number-columns-repeated="4"/>
          <table:table-cell table:style-name="ce93"/>
          <table:table-cell table:style-name="ce146" table:number-columns-repeated="2"/>
          <table:table-cell table:style-name="ce93"/>
          <table:table-cell table:style-name="ce146" table:number-columns-repeated="6"/>
          <table:table-cell table:style-name="ce56"/>
          <table:table-cell table:style-name="ce146" table:number-columns-repeated="5"/>
          <table:table-cell table:style-name="ce130" table:formula="of:=IF(AND([.$X$1];[.$X$2]);[$Données.E48];&quot;&quot;)">
            <text:p/>
          </table:table-cell>
          <table:table-cell table:style-name="ce146" table:number-columns-repeated="2"/>
          <table:table-cell table:style-name="ce130" table:formula="of:=IF(AND([.$X$1];[.$X$2]);[$Données.H48];&quot;&quot;)">
            <text:p/>
          </table:table-cell>
          <table:table-cell table:style-name="ce146" table:number-columns-repeated="6"/>
          <table:table-cell table:number-columns-repeated="34"/>
        </table:table-row>
        <table:table-row table:style-name="ro6">
          <table:table-cell table:style-name="ce93"/>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93"/>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93" office:value-type="string" calcext:value-type="string">
            <text:p>+</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6" table:number-columns-repeated="4"/>
          <table:table-cell table:style-name="ce689" table:formula="of:=IF(OR([.$X$1];[.$X$2]);IF(AND([$Données.AD45]=[$Données.AE45];[$Données.AD46]=[$Données.AE46];[$Données.AD47]=[$Données.AE47]);1;0);&quot;&quot;)">
            <text:p/>
          </table:table-cell>
          <table:table-cell table:style-name="ce56"/>
          <table:table-cell table:style-name="ce130" table:formula="of:=IF(AND([.$X$1];[.$X$2]);[$Données.A49];&quot;&quot;)">
            <text:p/>
          </table:table-cell>
          <table:table-cell table:style-name="ce56" table:formula="of:=&quot;(&quot;" office:value-type="string" office:string-value="(" calcext:value-type="string">
            <text:p>(</text:p>
          </table:table-cell>
          <table:table-cell table:style-name="ce118" office:value-type="string" calcext:value-type="string">
            <text:p>x</text:p>
          </table:table-cell>
          <table:table-cell table:style-name="ce130" table:formula="of:=IF(AND([.$X$1];[.$X$2]);[$Données.D49];&quot;&quot;)">
            <text:p/>
          </table:table-cell>
          <table:table-cell table:style-name="ce132" table:formula="of:=&quot;------&quot;" office:value-type="string" office:string-value="------" calcext:value-type="string">
            <text:p>------</text:p>
          </table:table-cell>
          <table:table-cell table:style-name="ce56" office:value-type="string" calcext:value-type="string">
            <text:p>)²</text:p>
          </table:table-cell>
          <table:table-cell table:style-name="ce130" table:formula="of:=IF(AND([.$X$1];[.$X$2]);[$Données.G49];&quot;&quot;)">
            <text:p/>
          </table:table-cell>
          <table:table-cell table:style-name="ce132" table:formula="of:=&quot;------&quot;" office:value-type="string" office:string-value="------" calcext:value-type="string">
            <text:p>------</text:p>
          </table:table-cell>
          <table:table-cell table:style-name="ce56" table:formula="of:=&quot;=&quot;" office:value-type="string" office:string-value="=" calcext:value-type="string">
            <text:p>=</text:p>
          </table:table-cell>
          <table:table-cell table:style-name="ce56" office:value-type="float" office:value="0" calcext:value-type="float">
            <text:p>0</text:p>
          </table:table-cell>
          <table:table-cell table:style-name="ce51" table:number-columns-repeated="2"/>
          <table:table-cell table:style-name="ce56" table:number-columns-repeated="2"/>
          <table:table-cell table:number-columns-repeated="34"/>
        </table:table-row>
        <table:table-row table:style-name="ro6">
          <table:table-cell table:style-name="ce131"/>
          <table:table-cell table:style-name="ce56" table:number-columns-repeated="3"/>
          <table:table-cell table:style-name="ce93"/>
          <table:table-cell table:style-name="ce56"/>
          <table:table-cell table:style-name="ce67"/>
          <table:table-cell table:style-name="ce93"/>
          <table:table-cell table:style-name="ce56" table:number-columns-repeated="8"/>
          <table:table-cell table:style-name="ce131"/>
          <table:table-cell table:style-name="ce56" table:number-columns-repeated="3"/>
          <table:table-cell table:style-name="ce130" table:formula="of:=IF(AND([.$X$1];[.$X$2]);[$Données.E50];&quot;&quot;)">
            <text:p/>
          </table:table-cell>
          <table:table-cell table:style-name="ce56"/>
          <table:table-cell table:style-name="ce67"/>
          <table:table-cell table:style-name="ce130" table:formula="of:=IF(AND([.$X$1];[.$X$2]);[$Données.H50];&quot;&quot;)">
            <text:p/>
          </table:table-cell>
          <table:table-cell table:style-name="ce56" table:number-columns-repeated="6"/>
          <table:table-cell table:number-columns-repeated="34"/>
        </table:table-row>
        <table:table-row table:style-name="ro6">
          <table:table-cell table:style-name="ce146" table:number-columns-repeated="14"/>
          <table:table-cell table:style-name="ce56"/>
          <table:table-cell table:style-name="ce146" table:number-columns-repeated="15"/>
          <table:table-cell table:style-name="ce198"/>
          <table:table-cell table:number-columns-repeated="33"/>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7]">
            <text:p/>
          </table:table-cell>
          <table:table-cell table:style-name="ce146"/>
          <table:table-cell table:style-name="ce56"/>
          <table:table-cell table:style-name="ce146"/>
          <table:table-cell table:style-name="ce130" table:formula="of:=[.X17]">
            <text:p/>
          </table:table-cell>
          <table:table-cell table:style-name="ce56" table:number-columns-repeated="6"/>
          <table:table-cell table:number-columns-repeated="34"/>
        </table:table-row>
        <table:table-row table:style-name="ro6">
          <table:table-cell table:style-name="ce5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93"/>
          <table:table-cell table:style-name="ce132" table:formula="of:=&quot;------&quot;" office:value-type="string" office:string-value="------" calcext:value-type="string">
            <text:p>------</text:p>
          </table:table-cell>
          <table:table-cell table:style-name="ce56" table:number-columns-repeated="6"/>
          <table:table-cell table:style-name="ce689" table:formula="of:=IF(OR([.$X$1];[.$X$2]);IF(AND([$Données.AD48]=[$Données.AE48];[$Données.AD49]=[$Données.AE49];[$Données.AD50]=[$Données.AE50]);1;0);&quot;&quot;)">
            <text:p/>
          </table:table-cell>
          <table:table-cell table:style-name="ce56" table:number-columns-repeated="2"/>
          <table:table-cell table:style-name="ce136" office:value-type="string" calcext:value-type="string">
            <text:p><text:span text:style-name="T7"></text:span> =</text:p>
          </table:table-cell>
          <table:table-cell table:style-name="ce130" table:formula="of:=IF([.T18]=&quot;-&quot;;&quot;-&quot;;&quot;&quot;)">
            <text:p/>
          </table:table-cell>
          <table:table-cell table:style-name="ce132" table:formula="of:=&quot;------&quot;" office:value-type="string" office:string-value="------" calcext:value-type="string">
            <text:p>------</text:p>
          </table:table-cell>
          <table:table-cell table:style-name="ce146"/>
          <table:table-cell table:style-name="ce136" office:value-type="string" calcext:value-type="string">
            <text:p><text:span text:style-name="T7"></text:span> =</text:p>
          </table:table-cell>
          <table:table-cell table:style-name="ce130" table:formula="of:=IF([.W18]=&quot;-&quot;;&quot;-&quot;;&quot;&quot;)">
            <text:p/>
          </table:table-cell>
          <table:table-cell table:style-name="ce132" table:formula="of:=&quot;------&quot;" office:value-type="string" office:string-value="------" calcext:value-type="string">
            <text:p>------</text:p>
          </table:table-cell>
          <table:table-cell table:style-name="ce56" table:number-columns-repeated="6"/>
          <table:table-cell table:number-columns-repeated="34"/>
        </table:table-row>
        <table:table-row table:style-name="ro6">
          <table:table-cell table:style-name="ce56" table:number-columns-repeated="2"/>
          <table:table-cell table:style-name="ce146"/>
          <table:table-cell table:style-name="ce93"/>
          <table:table-cell table:style-name="ce146"/>
          <table:table-cell table:style-name="ce56"/>
          <table:table-cell table:style-name="ce146"/>
          <table:table-cell table:style-name="ce93"/>
          <table:table-cell table:style-name="ce56" table:number-columns-repeated="10"/>
          <table:table-cell table:style-name="ce146"/>
          <table:table-cell table:style-name="ce130" table:formula="of:=[.U19]">
            <text:p/>
          </table:table-cell>
          <table:table-cell table:style-name="ce146"/>
          <table:table-cell table:style-name="ce56"/>
          <table:table-cell table:style-name="ce146"/>
          <table:table-cell table:style-name="ce130" table:formula="of:=[.X19]">
            <text:p/>
          </table:table-cell>
          <table:table-cell table:style-name="ce56" table:number-columns-repeated="6"/>
          <table:table-cell table:number-columns-repeated="34"/>
        </table:table-row>
        <table:table-row table:style-name="ro6" table:number-rows-repeated="2">
          <table:table-cell table:style-name="ce56" table:number-columns-repeated="14"/>
          <table:table-cell/>
          <table:table-cell table:style-name="ce56" table:number-columns-repeated="15"/>
          <table:table-cell table:number-columns-repeated="34"/>
        </table:table-row>
        <table:table-row table:style-name="ro6">
          <table:table-cell table:style-name="ce113" office:value-type="string" calcext:value-type="string" table:number-columns-spanned="14" table:number-rows-spanned="1">
            <text:p><text:a xlink:href="https://github.com/KELLERStephane/KELLER-Stephane-Tests2maths" xlink:type="simple">https://github.com/KELLERStephane/KELLER-Stephane-Tests2maths</text:a></text:p>
          </table:table-cell>
          <table:covered-table-cell table:number-columns-repeated="13" table:style-name="ce56"/>
          <table:table-cell/>
          <table:table-cell table:style-name="ce56" table:number-columns-repeated="15"/>
          <table:table-cell table:number-columns-repeated="34"/>
        </table:table-row>
        <table:table-row table:style-name="ro6">
          <table:table-cell table:number-columns-repeated="12"/>
          <table:table-cell table:style-name="ce725"/>
          <table:table-cell/>
          <table:table-cell table:style-name="Default"/>
          <table:table-cell table:style-name="ce56" table:number-columns-repeated="15"/>
          <table:table-cell table:number-columns-repeated="34"/>
        </table:table-row>
        <table:table-row table:style-name="ro6" table:number-rows-repeated="1048545">
          <table:table-cell table:number-columns-repeated="64"/>
        </table:table-row>
        <table:table-row table:style-name="ro7" table:number-rows-repeated="3">
          <table:table-cell table:number-columns-repeated="64"/>
        </table:table-row>
        <table:table-row table:style-name="ro7">
          <table:table-cell table:number-columns-repeated="64"/>
        </table:table-row>
        <calcext:conditional-formats>
          <calcext:conditional-format calcext:target-range-address="'2nd ° Première G N2'.O6:'2nd ° Première G N2'.O6 '2nd ° Première G N2'.O10:'2nd ° Première G N2'.O10 '2nd ° Première G N2'.O14:'2nd ° Première G N2'.O14 '2nd ° Première G N2'.O18:'2nd ° Première G N2'.O18 '2nd ° Première G N2'.O22:'2nd ° Première G N2'.O22">
            <calcext:condition calcext:apply-style-name="Good" calcext:value="=1" calcext:base-cell-address="'2nd ° Première G N2'.O6"/>
            <calcext:condition calcext:apply-style-name="Bad" calcext:value="=0" calcext:base-cell-address="'2nd ° Première G N2'.O6"/>
          </calcext:conditional-format>
        </calcext:conditional-formats>
      </table:table>
      <table:table table:name="Données" table:style-name="ta10" table:protected="true" table:protection-key="/CqIXhHcKjLpFzQpCojLofXzk58=" table:protection-key-digest-algorithm="http://www.w3.org/2000/09/xmldsig#sha1" table:print="false">
        <loext:table-protection loext:select-unprotected-cells="true"/>
        <office:forms form:automatic-focus="false" form:apply-design-mode="false"/>
        <table:shapes>
          <draw:line draw:z-index="0" draw:style-name="gr12" draw:text-style-name="P3" svg:x1="1.691cm" svg:y1="4.604cm" svg:x2="8.348cm" svg:y2="4.604cm">
            <text:p/>
          </draw:line>
          <draw:line draw:z-index="1" draw:style-name="gr12" draw:text-style-name="P3" svg:x1="1.653cm" svg:y1="5.134cm" svg:x2="8.269cm" svg:y2="5.134cm">
            <text:p/>
          </draw:line>
          <draw:line draw:z-index="2" draw:style-name="gr12" draw:text-style-name="P3" svg:x1="12.691cm" svg:y1="4.053cm" svg:x2="17.584cm" svg:y2="4.053cm">
            <text:p/>
          </draw:line>
          <draw:line draw:z-index="3" draw:style-name="gr12" draw:text-style-name="P3" svg:x1="22.536cm" svg:y1="3.95cm" svg:x2="26.989cm" svg:y2="3.95cm">
            <text:p/>
          </draw:line>
          <draw:line draw:z-index="4" draw:style-name="gr12" draw:text-style-name="P3" svg:x1="2.372cm" svg:y1="8.193cm" svg:x2="8.184cm" svg:y2="8.193cm">
            <text:p/>
          </draw:line>
          <draw:line draw:z-index="5" draw:style-name="gr12" draw:text-style-name="P3" svg:x1="2.343cm" svg:y1="9.495cm" svg:x2="8.155cm" svg:y2="9.495cm">
            <text:p/>
          </draw:line>
          <draw:line draw:z-index="6" draw:style-name="gr12" draw:text-style-name="P3" svg:x1="12.685cm" svg:y1="5.665cm" svg:x2="19.301cm" svg:y2="5.665cm">
            <text:p/>
          </draw:line>
          <draw:line draw:z-index="7" draw:style-name="gr12" draw:text-style-name="P3" svg:x1="17.161cm" svg:y1="8.755cm" svg:x2="23.777cm" svg:y2="8.755cm">
            <text:p/>
          </draw:line>
        </table:shapes>
        <table:table-column table:style-name="co20" table:default-cell-style-name="ce733"/>
        <table:table-column table:style-name="co21" table:number-columns-repeated="3" table:default-cell-style-name="ce733"/>
        <table:table-column table:style-name="co1" table:default-cell-style-name="ce733"/>
        <table:table-column table:style-name="co21" table:default-cell-style-name="ce733"/>
        <table:table-column table:style-name="co22" table:default-cell-style-name="ce733"/>
        <table:table-column table:style-name="co23" table:default-cell-style-name="ce733"/>
        <table:table-column table:style-name="co21" table:number-columns-repeated="4" table:default-cell-style-name="ce733"/>
        <table:table-column table:style-name="co24" table:default-cell-style-name="ce733"/>
        <table:table-column table:style-name="co25" table:default-cell-style-name="ce733"/>
        <table:table-column table:style-name="co26" table:number-columns-repeated="2" table:default-cell-style-name="ce733"/>
        <table:table-column table:style-name="co27" table:default-cell-style-name="ce733"/>
        <table:table-column table:style-name="co26" table:default-cell-style-name="ce733"/>
        <table:table-column table:style-name="co28" table:default-cell-style-name="ce733"/>
        <table:table-column table:style-name="co29" table:default-cell-style-name="ce733"/>
        <table:table-column table:style-name="co26" table:number-columns-repeated="2" table:default-cell-style-name="ce733"/>
        <table:table-column table:style-name="co30" table:number-columns-repeated="2" table:default-cell-style-name="ce733"/>
        <table:table-column table:style-name="co31" table:default-cell-style-name="ce733"/>
        <table:table-column table:style-name="co32" table:default-cell-style-name="ce733"/>
        <table:table-column table:style-name="co30" table:number-columns-repeated="5" table:default-cell-style-name="ce733"/>
        <table:table-column table:style-name="co26" table:default-cell-style-name="ce733"/>
        <table:table-column table:style-name="co33" table:default-cell-style-name="ce733"/>
        <table:table-column table:style-name="co34" table:default-cell-style-name="ce733"/>
        <table:table-column table:style-name="co26" table:number-columns-repeated="2" table:default-cell-style-name="ce733"/>
        <table:table-column table:style-name="co35" table:default-cell-style-name="ce733"/>
        <table:table-column table:style-name="co1" table:number-columns-repeated="2" table:default-cell-style-name="ce733"/>
        <table:table-column table:style-name="co26" table:default-cell-style-name="ce733"/>
        <table:table-column table:style-name="co36" table:default-cell-style-name="ce733"/>
        <table:table-column table:style-name="co37" table:default-cell-style-name="ce733"/>
        <table:table-column table:style-name="co38" table:number-columns-repeated="3" table:default-cell-style-name="ce733"/>
        <table:table-column table:style-name="co39" table:default-cell-style-name="ce733"/>
        <table:table-column table:style-name="co40" table:default-cell-style-name="ce733"/>
        <table:table-column table:style-name="co1" table:number-columns-repeated="2" table:default-cell-style-name="ce733"/>
        <table:table-column table:style-name="co41" table:default-cell-style-name="ce733"/>
        <table:table-column table:style-name="co42" table:default-cell-style-name="ce733"/>
        <table:table-column table:style-name="co1" table:number-columns-repeated="2" table:default-cell-style-name="ce733"/>
        <table:table-column table:style-name="co26" table:number-columns-repeated="2" table:default-cell-style-name="ce733"/>
        <table:table-column table:style-name="co43" table:default-cell-style-name="ce733"/>
        <table:table-column table:style-name="co44" table:default-cell-style-name="ce733"/>
        <table:table-column table:style-name="co26" table:number-columns-repeated="2" table:default-cell-style-name="ce733"/>
        <table:table-column table:style-name="co45" table:number-columns-repeated="3" table:default-cell-style-name="ce733"/>
        <table:table-column table:style-name="co46" table:default-cell-style-name="ce733"/>
        <table:table-column table:style-name="co47" table:default-cell-style-name="ce733"/>
        <table:table-row table:style-name="ro4">
          <table:table-cell table:style-name="ce694" office:value-type="string" calcext:value-type="string" table:number-columns-spanned="31" table:number-rows-spanned="1">
            <text:p>Inéquation-intervalle</text:p>
          </table:table-cell>
          <table:covered-table-cell table:style-name="ce770"/>
          <table:covered-table-cell table:style-name="ce798"/>
          <table:covered-table-cell table:number-columns-repeated="3" table:style-name="ce759"/>
          <table:covered-table-cell table:style-name="ce853"/>
          <table:covered-table-cell table:style-name="ce861"/>
          <table:covered-table-cell table:style-name="ce871"/>
          <table:covered-table-cell table:number-columns-repeated="3" table:style-name="ce770"/>
          <table:covered-table-cell table:style-name="ce893"/>
          <table:covered-table-cell table:style-name="ce770"/>
          <table:covered-table-cell table:style-name="ce932"/>
          <table:covered-table-cell table:style-name="ce677"/>
          <table:covered-table-cell table:style-name="ce948"/>
          <table:covered-table-cell table:number-columns-repeated="5" table:style-name="ce677"/>
          <table:covered-table-cell/>
          <table:covered-table-cell table:style-name="ce993"/>
          <table:covered-table-cell table:number-columns-repeated="7"/>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PGCD</text:p>
          </table:table-cell>
          <table:table-cell table:style-name="ce1094" office:value-type="string" calcext:value-type="string">
            <text:p>- b / <text:span text:style-name="T30">(2 * </text:span>a<text:span text:style-name="T30">)</text:span></text:p>
          </table:table-cell>
          <table:table-cell table:style-name="ce1099" office:value-type="string" calcext:value-type="string">
            <text:p>choix</text:p>
          </table:table-cell>
          <table:table-cell/>
          <table:table-cell table:style-name="ce1089" office:value-type="string" calcext:value-type="string">
            <text:p>N°</text:p>
          </table:table-cell>
          <table:table-cell table:style-name="ce1089" office:value-type="string" calcext:value-type="string">
            <text:p>Rang aléa</text:p>
          </table:table-cell>
          <table:table-cell table:style-name="ce1094" office:value-type="string" calcext:value-type="string">
            <text:p>a</text:p>
          </table:table-cell>
          <table:table-cell table:style-name="ce1094" office:value-type="string" calcext:value-type="string">
            <text:p>b</text:p>
          </table:table-cell>
          <table:table-cell table:style-name="ce1094" office:value-type="string" calcext:value-type="string">
            <text:p>c</text:p>
          </table:table-cell>
          <table:table-cell table:style-name="ce1094" office:value-type="string" calcext:value-type="string">
            <text:p>d</text:p>
          </table:table-cell>
          <table:table-cell table:style-name="ce1094" office:value-type="string" calcext:value-type="string">
            <text:p>PGCD(a ;c)</text:p>
          </table:table-cell>
          <table:table-cell table:style-name="ce1094" office:value-type="string" calcext:value-type="string">
            <text:p>a <text:span text:style-name="T30">/</text:span> c</text:p>
          </table:table-cell>
          <table:table-cell table:style-name="ce1094" office:value-type="string" calcext:value-type="string">
            <text:p>bc-ad</text:p>
          </table:table-cell>
          <table:table-cell table:style-name="ce1094" office:value-type="string" calcext:value-type="string">
            <text:p>c</text:p>
          </table:table-cell>
          <table:table-cell table:style-name="ce1094" office:value-type="string" calcext:value-type="string">
            <text:p>PGCD(bc-ad ;c)</text:p>
          </table:table-cell>
          <table:table-cell table:style-name="ce1094" office:value-type="string" calcext:value-type="string">
            <text:p>(bc-ad)/c</text:p>
          </table:table-cell>
          <table:table-cell table:style-name="ce1099" office:value-type="string" calcext:value-type="string">
            <text:p>choix</text:p>
          </table:table-cell>
          <table:table-cell/>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17"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2" table:number-columns-repeated="4"/>
          <table:table-cell table:style-name="ce746" office:value-type="string" calcext:value-type="string">
            <text:p>Choix</text:p>
          </table:table-cell>
          <table:table-cell table:style-name="ce778" office:value-type="float" office:value="4" calcext:value-type="float">
            <text:p>4</text:p>
          </table:table-cell>
          <table:table-cell table:style-name="ce868" office:value-type="float" office:value="3" calcext:value-type="float">
            <text:p>3</text:p>
          </table:table-cell>
          <table:table-cell table:number-columns-repeated="2" table:style-name="ce950" office:value-type="float" office:value="1" calcext:value-type="float">
            <text:p>1</text:p>
          </table:table-cell>
          <table:table-cell table:style-name="ce999" office:value-type="float" office:value="2" calcext:value-type="float">
            <text:p>2</text:p>
          </table:table-cell>
          <table:table-cell table:style-name="ce999" office:value-type="float" office:value="1" calcext:value-type="float">
            <text:p>1</text:p>
          </table:table-cell>
          <table:table-cell table:style-name="ce1004" office:value-type="float" office:value="2" calcext:value-type="float">
            <text:p>2</text:p>
          </table:table-cell>
          <table:table-cell table:style-name="ce1004" office:value-type="float" office:value="1" calcext:value-type="float">
            <text:p>1</text:p>
          </table:table-cell>
          <table:table-cell table:style-name="ce1021" office:value-type="float" office:value="2" calcext:value-type="float">
            <text:p>2</text:p>
          </table:table-cell>
          <table:table-cell table:style-name="ce1021" office:value-type="float" office:value="1" calcext:value-type="float">
            <text:p>1</text:p>
          </table:table-cell>
          <table:table-cell table:style-name="ce1039" office:value-type="float" office:value="2" calcext:value-type="float">
            <text:p>2</text:p>
          </table:table-cell>
          <table:table-cell table:style-name="ce1039" office:value-type="float" office:value="1" calcext:value-type="float">
            <text:p>1</text:p>
          </table:table-cell>
          <table:table-cell table:number-columns-repeated="2" table:style-name="ce1051" office:value-type="float" office:value="2" calcext:value-type="float">
            <text:p>2</text:p>
          </table:table-cell>
          <table:table-cell table:style-name="ce1051" office:value-type="float" office:value="1" calcext:value-type="float">
            <text:p>1</text:p>
          </table:table-cell>
          <table:table-cell table:number-columns-repeated="2" table:style-name="ce1065" office:value-type="float" office:value="2" calcext:value-type="float">
            <text:p>2</text:p>
          </table:table-cell>
          <table:table-cell table:style-name="ce1073" office:value-type="float" office:value="1" calcext:value-type="float">
            <text:p>1</text:p>
          </table:table-cell>
          <table:table-cell table:style-name="ce1073" office:value-type="float" office:value="2" calcext:value-type="float">
            <text:p>2</text:p>
          </table:table-cell>
          <table:table-cell table:style-name="ce1082" office:value-type="float" office:value="2" calcext:value-type="float">
            <text:p>2</text:p>
          </table:table-cell>
          <table:table-cell table:style-name="ce1082" office:value-type="float" office:value="1" calcext:value-type="float">
            <text:p>1</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17"/>
          <table:table-cell table:style-name="ce746" office:value-type="string" calcext:value-type="string">
            <text:p>Inéquation</text:p>
          </table:table-cell>
          <table:table-cell table:style-name="ce788" table:formula="of:=IF([.F3]=1;&quot;&lt;&quot;;IF([.F3]=2;&quot;≤&quot;;IF([.F3]=3;&quot;&gt;&quot;;&quot;≥&quot;)))" office:value-type="string" office:string-value="≥" calcext:value-type="string">
            <text:p>≥</text:p>
          </table:table-cell>
          <table:table-cell table:style-name="ce869" table:formula="of:=IF([.G3]=1;&quot;&lt;&quot;;IF([.G3]=2;&quot;≤&quot;;IF([.G3]=3;&quot;&gt;&quot;;&quot;≥&quot;)))" office:value-type="string" office:string-value="&gt;" calcext:value-type="string">
            <text:p>&gt;</text:p>
          </table:table-cell>
          <table:table-cell table:style-name="ce951" table:formula="of:=IF([.H3]=1;&quot;&lt;&quot;;&quot;≤&quot;)" office:value-type="string" office:string-value="&lt;" calcext:value-type="string">
            <text:p>&lt;</text:p>
          </table:table-cell>
          <table:table-cell table:style-name="ce951" table:formula="of:=IF([.I3]=1;&quot;&lt;&quot;;&quot;≤&quot;)" office:value-type="string" office:string-value="&lt;" calcext:value-type="string">
            <text:p>&lt;</text:p>
          </table:table-cell>
          <table:table-cell table:style-name="ce1000" table:formula="of:=IF([.J3]=1;&quot;&lt;&quot;;&quot;≤&quot;)" office:value-type="string" office:string-value="≤" calcext:value-type="string">
            <text:p>≤</text:p>
          </table:table-cell>
          <table:table-cell table:style-name="ce1000" table:formula="of:=IF([.K3]=1;&quot;&lt;&quot;;&quot;≤&quot;)" office:value-type="string" office:string-value="&lt;" calcext:value-type="string">
            <text:p>&lt;</text:p>
          </table:table-cell>
          <table:table-cell table:style-name="ce1005" table:formula="of:=IF([.L3]=1;&quot;[&quot;;&quot;]&quot;)" office:value-type="string" office:string-value="]" calcext:value-type="string">
            <text:p>]</text:p>
          </table:table-cell>
          <table:table-cell table:style-name="ce1005" table:formula="of:=IF([.M3]=1;&quot;[&quot;;&quot;]&quot;)" office:value-type="string" office:string-value="[" calcext:value-type="string">
            <text:p>[</text:p>
          </table:table-cell>
          <table:table-cell table:style-name="ce1022" table:formula="of:=IF([.N3]=1;&quot;[&quot;;&quot;]&quot;)" office:value-type="string" office:string-value="]" calcext:value-type="string">
            <text:p>]</text:p>
          </table:table-cell>
          <table:table-cell table:style-name="ce1022" table:formula="of:=IF([.O3]=1;&quot;G&quot;;&quot;D&quot;)" office:value-type="string" office:string-value="G" calcext:value-type="string">
            <text:p>G</text:p>
          </table:table-cell>
          <table:table-cell table:style-name="ce1040" table:formula="of:=IF([.P3]=1;&quot;[&quot;;&quot;]&quot;)" office:value-type="string" office:string-value="]" calcext:value-type="string">
            <text:p>]</text:p>
          </table:table-cell>
          <table:table-cell table:style-name="ce1040" table:formula="of:=IF([.Q3]=1;&quot;G&quot;;&quot;D&quot;)" office:value-type="string" office:string-value="G" calcext:value-type="string">
            <text:p>G</text:p>
          </table:table-cell>
          <table:table-cell table:style-name="ce1052" table:formula="of:=IF([.R3]=1;&quot;[&quot;;&quot;]&quot;)" office:value-type="string" office:string-value="]" calcext:value-type="string">
            <text:p>]</text:p>
          </table:table-cell>
          <table:table-cell table:style-name="ce1052" table:formula="of:=IF([.S3]=1;&quot;[&quot;;&quot;]&quot;)" office:value-type="string" office:string-value="]" calcext:value-type="string">
            <text:p>]</text:p>
          </table:table-cell>
          <table:table-cell table:style-name="ce1052" table:formula="of:=IF([.T3]=1;&quot;I&quot;;&quot;E&quot;)" office:value-type="string" office:string-value="I" calcext:value-type="string">
            <text:p>I</text:p>
          </table:table-cell>
          <table:table-cell table:style-name="ce1066" table:formula="of:=IF([.U3]=1;&quot;[&quot;;&quot;]&quot;)" office:value-type="string" office:string-value="]" calcext:value-type="string">
            <text:p>]</text:p>
          </table:table-cell>
          <table:table-cell table:style-name="ce1066" table:formula="of:=IF([.V3]=1;&quot;[&quot;;&quot;]&quot;)" office:value-type="string" office:string-value="]" calcext:value-type="string">
            <text:p>]</text:p>
          </table:table-cell>
          <table:table-cell table:style-name="ce1074" table:formula="of:=IF([.W3]=1;&quot;[&quot;;&quot;]&quot;)" office:value-type="string" office:string-value="[" calcext:value-type="string">
            <text:p>[</text:p>
          </table:table-cell>
          <table:table-cell table:style-name="ce1074" table:formula="of:=IF([.X3]=1;&quot;[&quot;;&quot;]&quot;)" office:value-type="string" office:string-value="]" calcext:value-type="string">
            <text:p>]</text:p>
          </table:table-cell>
          <table:table-cell table:style-name="ce1083" table:formula="of:=IF([.Y3]=1;&quot;[&quot;;&quot;]&quot;)" office:value-type="string" office:string-value="]" calcext:value-type="string">
            <text:p>]</text:p>
          </table:table-cell>
          <table:table-cell table:style-name="ce1083" table:formula="of:=IF([.Z3]=1;&quot;[&quot;;&quot;]&quot;)" office:value-type="string" office:string-value="[" calcext:value-type="string">
            <text:p>[</text:p>
          </table:table-cell>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6"/>
        </table:table-row>
        <table:table-row table:style-name="ro4">
          <table:table-cell table:style-name="ce672" table:number-columns-repeated="2"/>
          <table:table-cell table:style-name="ce708"/>
          <table:table-cell table:style-name="ce817"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9">
          <table:table-cell table:style-name="ce673" office:value-type="string" calcext:value-type="string">
            <text:p>N°</text:p>
          </table:table-cell>
          <table:table-cell table:style-name="ce773"/>
          <table:table-cell table:style-name="ce672" table:number-columns-repeated="2"/>
          <table:table-cell table:style-name="ce708"/>
          <table:table-cell table:style-name="ce817"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table-cell table:style-name="ce773" table:number-columns-repeated="11"/>
          <table:table-cell table:style-name="ce673" office:value-type="string" calcext:value-type="string">
            <text:p>N°</text:p>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75" office:value-type="float" office:value="10" calcext:value-type="float">
            <text:p>10</text:p>
          </table:table-cell>
          <table:table-cell table:style-name="ce1075" office:value-type="float" office:value="11" calcext:value-type="float">
            <text:p>11</text:p>
          </table:table-cell>
          <table:table-cell table:style-name="ce1087" office:value-type="string" calcext:value-type="string">
            <text:p></text:p>
          </table:table-cell>
          <table:table-cell table:style-name="ce1056" office:value-type="string" calcext:value-type="string">
            <text:p>Total</text:p>
          </table:table-cell>
          <table:table-cell table:style-name="ce1088" office:value-type="string" calcext:value-type="string">
            <text:p>Note</text:p>
          </table:table-cell>
          <table:table-cell table:style-name="ce1088" table:formula="of:=IF(20*SUM([.AY7:.AY17])/SUM([.AZ7:.AZ17])&lt;0;0;20*SUM([.AY7:.AY17])/SUM([.AZ7:.AZ17]))" office:value-type="float" office:value="0" calcext:value-type="float">
            <text:p>0</text:p>
          </table:table-cell>
          <table:table-cell table:style-name="ce1100"/>
          <table:table-cell table:style-name="ce680"/>
          <table:table-cell table:style-name="ce1090" table:number-columns-repeated="2"/>
          <table:table-cell table:style-name="ce1095" table:number-columns-repeated="6"/>
        </table:table-row>
        <table:table-row table:style-name="ro9">
          <table:table-cell table:style-name="ce674" office:value-type="float" office:value="1" calcext:value-type="float">
            <text:p>1</text:p>
          </table:table-cell>
          <table:table-cell table:style-name="ce697" office:value-type="string" calcext:value-type="string">
            <text:p>x</text:p>
          </table:table-cell>
          <table:table-cell table:style-name="ce716" table:formula="of:=[.F4]" office:value-type="string" office:string-value="≥" calcext:value-type="string">
            <text:p>≥</text:p>
          </table:table-cell>
          <table:table-cell table:style-name="ce728" office:value-type="float" office:value="-8" calcext:value-type="float">
            <text:p>-8</text:p>
          </table:table-cell>
          <table:table-cell table:style-name="ce817" table:number-columns-repeated="3"/>
          <table:table-cell table:style-name="ce851"/>
          <table:table-cell table:style-name="ce939"/>
          <table:table-cell table:style-name="ce970"/>
          <table:table-cell table:style-name="ce695"/>
          <table:table-cell table:style-name="ce1006" office:value-type="string" calcext:value-type="string">
            <text:p>S </text:p>
          </table:table-cell>
          <table:table-cell table:style-name="ce1014" office:value-type="string" calcext:value-type="string">
            <text:p>=</text:p>
          </table:table-cell>
          <table:table-cell table:style-name="ce1014" table:formula="of:=IF([.F3]&lt;3;&quot;]&quot;;IF([.F3]=3;&quot;]&quot;;&quot;[&quot;))" office:value-type="string" office:string-value="[" calcext:value-type="string">
            <text:p>[</text:p>
          </table:table-cell>
          <table:table-cell table:style-name="ce1032" table:formula="of:=IF([.F3]&lt;3;&quot;-∞&quot;;[.D7])" office:value-type="float" office:value="-8" calcext:value-type="float">
            <text:p>-8</text:p>
          </table:table-cell>
          <table:table-cell table:style-name="ce1014" office:value-type="string" calcext:value-type="string">
            <text:p>;</text:p>
          </table:table-cell>
          <table:table-cell table:style-name="ce1014" table:formula="of:=IF([.F3]&lt;3;[.D7];&quot;+∞&quot;)" office:value-type="string" office:string-value="+∞" calcext:value-type="string">
            <text:p>+∞</text:p>
          </table:table-cell>
          <table:table-cell table:style-name="ce1014" table:formula="of:=IF([.F3]&lt;3;IF([.F3]=1;&quot;[&quot;;&quot;]&quot;);&quot;[&quot;)" office:value-type="string" office:string-value="[" calcext:value-type="string">
            <text:p>[</text:p>
          </table:table-cell>
          <table:table-cell table:style-name="ce695"/>
          <table:table-cell table:style-name="ce1014" office:value-type="string" calcext:value-type="string">
            <text:p>S </text:p>
          </table:table-cell>
          <table:table-cell table:style-name="ce1014" office:value-type="string" calcext:value-type="string">
            <text:p>=</text:p>
          </table:table-cell>
          <table:table-cell table:style-name="ce1014" table:formula="of:=[.N7]" office:value-type="string" office:string-value="[" calcext:value-type="string">
            <text:p>[</text:p>
          </table:table-cell>
          <table:table-cell table:style-name="ce1032" table:formula="of:=IF([.F3]&lt;3;&quot;-infini&quot;;[.D7])" office:value-type="float" office:value="-8" calcext:value-type="float">
            <text:p>-8</text:p>
          </table:table-cell>
          <table:table-cell table:style-name="ce1014" office:value-type="string" calcext:value-type="string">
            <text:p>;</text:p>
          </table:table-cell>
          <table:table-cell table:style-name="ce1032" table:formula="of:=IF([.F3]&lt;3;[.D7];&quot;+infini&quot;)" office:value-type="string" office:string-value="+infini" calcext:value-type="string">
            <text:p>+infini</text:p>
          </table:table-cell>
          <table:table-cell table:style-name="ce1014" table:formula="of:=[.R7]" office:value-type="string" office:string-value="[" calcext:value-type="string">
            <text:p>[</text:p>
          </table:table-cell>
          <table:table-cell table:style-name="ce695"/>
          <table:table-cell table:style-name="ce773" table:number-columns-repeated="11"/>
          <table:table-cell table:style-name="ce674" office:value-type="float" office:value="1" calcext:value-type="float">
            <text:p>1</text:p>
          </table:table-cell>
          <table:table-cell table:style-name="ce884" table:formula="of:=IF(ISBLANK([$'Inéquation-intervalle'.D5]);0;IF([$'Inéquation-intervalle'.D5]=[.V7];1;-0.5))" office:value-type="float" office:value="0" calcext:value-type="float">
            <text:p>0</text:p>
          </table:table-cell>
          <table:table-cell table:style-name="ce884" table:formula="of:=IF(ISBLANK([$'Inéquation-intervalle'.E5]);0;IF([$'Inéquation-intervalle'.E5]=[.W7];1;-0.5))" office:value-type="float" office:value="0" calcext:value-type="float">
            <text:p>0</text:p>
          </table:table-cell>
          <table:table-cell table:style-name="ce884" table:formula="of:=IF(ISBLANK([$'Inéquation-intervalle'.F5]);0;IF([$'Inéquation-intervalle'.F5]=[.X7];1;-0.5))" office:value-type="float" office:value="0" calcext:value-type="float">
            <text:p>0</text:p>
          </table:table-cell>
          <table:table-cell table:style-name="ce884" table:formula="of:=IF(ISBLANK([$'Inéquation-intervalle'.G5]);0;IF([$'Inéquation-intervalle'.G5]=[.Y7];1;-0.5))" office:value-type="float" office:value="0" calcext:value-type="float">
            <text:p>0</text:p>
          </table:table-cell>
          <table:table-cell table:style-name="ce884" table:formula="of:=IF(ISBLANK([$'Inéquation-intervalle'.H5]);0;IF([$'Inéquation-intervalle'.H5]=[.Z7];1;-0.5))" office:value-type="float" office:value="0" calcext:value-type="float">
            <text:p>0</text:p>
          </table:table-cell>
          <table:table-cell table:style-name="ce884" table:number-columns-repeated="6"/>
          <table:table-cell table:style-name="ce884" table:formula="of:=SUM([.AN7:.AX7])"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9">
          <table:table-cell table:style-name="ce674" office:value-type="float" office:value="2" calcext:value-type="float">
            <text:p>2</text:p>
          </table:table-cell>
          <table:table-cell table:style-name="ce698" office:value-type="string" calcext:value-type="string">
            <text:p>x</text:p>
          </table:table-cell>
          <table:table-cell table:style-name="ce717" table:formula="of:=[.G4]" office:value-type="string" office:string-value="&gt;" calcext:value-type="string">
            <text:p>&gt;</text:p>
          </table:table-cell>
          <table:table-cell table:style-name="ce729" office:value-type="float" office:value="15" calcext:value-type="float">
            <text:p>15</text:p>
          </table:table-cell>
          <table:table-cell table:style-name="ce817" table:number-columns-repeated="3"/>
          <table:table-cell table:style-name="ce851"/>
          <table:table-cell table:style-name="ce939"/>
          <table:table-cell table:style-name="ce970"/>
          <table:table-cell table:style-name="ce695"/>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5" calcext:value-type="float">
            <text:p>15</text:p>
          </table:table-cell>
          <table:table-cell table:style-name="ce695" table:number-columns-repeated="2"/>
          <table:table-cell table:style-name="ce717" table:formula="of:=IF([.G3]&lt;3;&quot;&quot;;&quot;/////////&quot;)" office:value-type="string" office:string-value="/////////" calcext:value-type="string" table:number-columns-spanned="2" table:number-rows-spanned="1">
            <text:p>/////////</text:p>
          </table:table-cell>
          <table:covered-table-cell table:style-name="ce717"/>
          <table:table-cell table:style-name="ce717" table:formula="of:=IF([.G3]&lt;3;IF([.G3]=2;&quot;]&quot;;&quot;[&quot;);IF([.G3]=4;&quot;[&quot;;&quot;]&quot;))" office:value-type="string" office:string-value="]" calcext:value-type="string">
            <text:p>]</text:p>
          </table:table-cell>
          <table:table-cell table:style-name="ce717" table:formula="of:=IF([.G3]&lt;3;&quot;/////////&quot;;&quot;&quot;)">
            <text:p/>
          </table:table-cell>
          <table:table-cell table:style-name="ce717"/>
          <table:table-cell table:style-name="ce717" table:formula="of:=[.D8]" office:value-type="float" office:value="15" calcext:value-type="float">
            <text:p>15</text:p>
          </table:table-cell>
          <table:table-cell table:style-name="ce695" table:number-columns-repeated="2"/>
          <table:table-cell table:style-name="ce773" table:number-columns-repeated="11"/>
          <table:table-cell table:style-name="ce674" office:value-type="float" office:value="2" calcext:value-type="float">
            <text:p>2</text:p>
          </table:table-cell>
          <table:table-cell table:style-name="ce884" table:formula="of:=IF(ISBLANK([$'Inéquation-intervalle'.D8]);0;IF([$'Inéquation-intervalle'.E8]=[.T8];1;-0.5))" office:value-type="float" office:value="0" calcext:value-type="float">
            <text:p>0</text:p>
          </table:table-cell>
          <table:table-cell table:style-name="ce884" table:formula="of:=IF(ISBLANK([$'Inéquation-intervalle'.F8]);0;IF([$'Inéquation-intervalle'.F8]=[.V8];1;-0.5))" office:value-type="float" office:value="0" calcext:value-type="float">
            <text:p>0</text:p>
          </table:table-cell>
          <table:table-cell table:style-name="ce884" table:formula="of:=IF(ISBLANK([$'Inéquation-intervalle'.H8]);0;IF([$'Inéquation-intervalle'.G8]=[.W8];1;-0.5))" office:value-type="float" office:value="0" calcext:value-type="float">
            <text:p>0</text:p>
          </table:table-cell>
          <table:table-cell table:style-name="ce884" table:formula="of:=IF(ISBLANK([$'Inéquation-intervalle'.F9]);0;IF([$'Inéquation-intervalle'.F9]=[.Y8];1;-0.5))" office:value-type="float" office:value="0" calcext:value-type="float">
            <text:p>0</text:p>
          </table:table-cell>
          <table:table-cell table:style-name="ce884" table:number-columns-repeated="7"/>
          <table:table-cell table:style-name="ce884" table:formula="of:=SUM([.AN8:.AX8])"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3" calcext:value-type="float">
            <text:p>3</text:p>
          </table:table-cell>
          <table:table-cell table:style-name="ce699" table:formula="of:=IF([.O4]=&quot;G&quot;;&quot;&quot;;&quot;/////////&quot;)" table:number-columns-spanned="3" table:number-rows-spanned="1">
            <text:p/>
          </table:table-cell>
          <table:covered-table-cell table:style-name="ce789" office:value-type="float" office:value="1" calcext:value-type="float">
            <text:p>1</text:p>
          </table:covered-table-cell>
          <table:covered-table-cell table:style-name="ce789"/>
          <table:table-cell table:style-name="ce749" table:formula="of:=[.N4]" office:value-type="string" office:string-value="]" calcext:value-type="string">
            <text:p>]</text:p>
          </table:table-cell>
          <table:table-cell table:style-name="ce794" table:formula="of:=IF([.O4]=&quot;D&quot;;&quot;&quot;;&quot;//////////&quot;)" office:value-type="string" office:string-value="//////////" calcext:value-type="string" table:number-columns-spanned="2" table:number-rows-spanned="1">
            <text:p>//////////</text:p>
          </table:table-cell>
          <table:covered-table-cell table:style-name="ce817"/>
          <table:table-cell table:style-name="ce794" office:value-type="float" office:value="3" calcext:value-type="float">
            <text:p>3</text:p>
          </table:table-cell>
          <table:table-cell table:style-name="ce939"/>
          <table:table-cell table:style-name="ce970"/>
          <table:table-cell table:style-name="ce695"/>
          <table:table-cell table:style-name="ce1007" office:value-type="string" calcext:value-type="string">
            <text:p>S </text:p>
          </table:table-cell>
          <table:table-cell table:style-name="ce1015" office:value-type="string" calcext:value-type="string">
            <text:p>=</text:p>
          </table:table-cell>
          <table:table-cell table:style-name="ce1023" table:formula="of:=IF([.O4]=&quot;D&quot;;[.N4];&quot;]&quot;)" office:value-type="string" office:string-value="]" calcext:value-type="string">
            <text:p>]</text:p>
          </table:table-cell>
          <table:table-cell table:style-name="ce1023" table:formula="of:=IF([.O4]=&quot;D&quot;;[.H9];&quot;-∞&quot;)" office:value-type="string" office:string-value="-∞" calcext:value-type="string">
            <text:p>-∞</text:p>
          </table:table-cell>
          <table:table-cell table:style-name="ce1015" office:value-type="string" calcext:value-type="string">
            <text:p>;</text:p>
          </table:table-cell>
          <table:table-cell table:style-name="ce1023" table:formula="of:=IF([.O4]=&quot;D&quot;;&quot;+∞&quot;;[.H9])" office:value-type="float" office:value="3" calcext:value-type="float">
            <text:p>3</text:p>
          </table:table-cell>
          <table:table-cell table:style-name="ce1023" table:formula="of:=IF([.O4]=&quot;D&quot;;&quot;[&quot;;[.N4])" office:value-type="string" office:string-value="]" calcext:value-type="string">
            <text:p>]</text:p>
          </table:table-cell>
          <table:table-cell table:style-name="ce695"/>
          <table:table-cell table:style-name="ce1015" office:value-type="string" calcext:value-type="string">
            <text:p>S </text:p>
          </table:table-cell>
          <table:table-cell table:style-name="ce1015" office:value-type="string" calcext:value-type="string">
            <text:p>=</text:p>
          </table:table-cell>
          <table:table-cell table:style-name="ce1015" table:formula="of:=[.N9]" office:value-type="string" office:string-value="]" calcext:value-type="string">
            <text:p>]</text:p>
          </table:table-cell>
          <table:table-cell table:style-name="ce1023" table:formula="of:=IF([.O4]=&quot;D&quot;;[.H9];&quot;-infini&quot;)" office:value-type="string" office:string-value="-infini" calcext:value-type="string">
            <text:p>-infini</text:p>
          </table:table-cell>
          <table:table-cell table:style-name="ce1015" office:value-type="string" calcext:value-type="string">
            <text:p>;</text:p>
          </table:table-cell>
          <table:table-cell table:style-name="ce1023" table:formula="of:=IF([.O4]=&quot;D&quot;;&quot;+infini&quot;;[.H9])" office:value-type="float" office:value="3" calcext:value-type="float">
            <text:p>3</text:p>
          </table:table-cell>
          <table:table-cell table:style-name="ce1015" table:formula="of:=[.R9]" office:value-type="string" office:string-value="]" calcext:value-type="string">
            <text:p>]</text:p>
          </table:table-cell>
          <table:table-cell table:style-name="ce695"/>
          <table:table-cell table:style-name="ce773" table:number-columns-repeated="11"/>
          <table:table-cell table:style-name="ce674" office:value-type="float" office:value="3" calcext:value-type="float">
            <text:p>3</text:p>
          </table:table-cell>
          <table:table-cell table:style-name="ce884" table:formula="of:=IF(ISBLANK([$'Inéquation-intervalle'.D14]);0;IF([$'Inéquation-intervalle'.D14]=[.V9];1;-0.5))" office:value-type="float" office:value="0" calcext:value-type="float">
            <text:p>0</text:p>
          </table:table-cell>
          <table:table-cell table:style-name="ce884" table:formula="of:=IF(ISBLANK([$'Inéquation-intervalle'.E14]);0;IF([$'Inéquation-intervalle'.E14]=[.W9];1;-0.5))" office:value-type="float" office:value="0" calcext:value-type="float">
            <text:p>0</text:p>
          </table:table-cell>
          <table:table-cell table:style-name="ce884" table:formula="of:=IF(ISBLANK([$'Inéquation-intervalle'.F14]);0;IF([$'Inéquation-intervalle'.F14]=[.X9];1;-0.5))" office:value-type="float" office:value="0" calcext:value-type="float">
            <text:p>0</text:p>
          </table:table-cell>
          <table:table-cell table:style-name="ce884" table:formula="of:=IF(ISBLANK([$'Inéquation-intervalle'.G14]);0;IF([$'Inéquation-intervalle'.G14]=[.Y9];1;-0.5))" office:value-type="float" office:value="0" calcext:value-type="float">
            <text:p>0</text:p>
          </table:table-cell>
          <table:table-cell table:style-name="ce884" table:formula="of:=IF(ISBLANK([$'Inéquation-intervalle'.H14]);0;IF([$'Inéquation-intervalle'.H14]=[.Z9];1;-0.5))" office:value-type="float" office:value="0" calcext:value-type="float">
            <text:p>0</text:p>
          </table:table-cell>
          <table:table-cell table:style-name="ce884" table:number-columns-repeated="6"/>
          <table:table-cell table:style-name="ce884" table:formula="of:=SUM([.AN9:.AX9])"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4" calcext:value-type="float">
            <text:p>4</text:p>
          </table:table-cell>
          <table:table-cell table:style-name="ce700" table:formula="of:=IF([.Q4]=&quot;G&quot;;&quot;&quot;;&quot;//////////&quot;)" table:number-columns-spanned="2" table:number-rows-spanned="1">
            <text:p/>
          </table:table-cell>
          <table:covered-table-cell table:style-name="ce789" office:value-type="float" office:value="2" calcext:value-type="float">
            <text:p>2</text:p>
          </table:covered-table-cell>
          <table:table-cell table:style-name="ce730"/>
          <table:table-cell table:style-name="ce754" table:formula="of:=[.P4]" office:value-type="string" office:string-value="]" calcext:value-type="string">
            <text:p>]</text:p>
          </table:table-cell>
          <table:table-cell table:style-name="ce730" table:formula="of:=IF([.Q4]=&quot;D&quot;;&quot;&quot;;&quot;//////////&quot;)" office:value-type="string" office:string-value="//////////" calcext:value-type="string" table:number-columns-spanned="2" table:number-rows-spanned="1">
            <text:p>//////////</text:p>
          </table:table-cell>
          <table:covered-table-cell table:style-name="ce817"/>
          <table:table-cell table:style-name="ce730" office:value-type="float" office:value="4" calcext:value-type="float">
            <text:p>4</text:p>
          </table:table-cell>
          <table:table-cell table:style-name="ce939"/>
          <table:table-cell table:style-name="ce970"/>
          <table:table-cell table:style-name="ce695"/>
          <table:table-cell table:style-name="ce754" office:value-type="string" calcext:value-type="string">
            <text:p>x</text:p>
          </table:table-cell>
          <table:table-cell table:style-name="ce1016" table:formula="of:=IF(AND([.Q4]=&quot;G&quot;;[.P4]=&quot;]&quot;);&quot;≤&quot;;IF(AND([.Q4]=&quot;G&quot;;[.P4]=&quot;[&quot;);&quot;&lt;&quot;;IF(AND([.Q4]=&quot;D&quot;;[.P4]=&quot;]&quot;);&quot;&gt;&quot;;&quot;≥&quot;)))" office:value-type="string" office:string-value="≤" calcext:value-type="string">
            <text:p>≤</text:p>
          </table:table-cell>
          <table:table-cell table:style-name="ce754" table:formula="of:=[.H10]" office:value-type="float" office:value="4" calcext:value-type="float">
            <text:p>4</text:p>
          </table:table-cell>
          <table:table-cell table:style-name="ce695"/>
          <table:table-cell table:style-name="ce1031"/>
          <table:table-cell table:style-name="ce695"/>
          <table:table-cell table:style-name="ce939"/>
          <table:table-cell table:style-name="ce695" table:number-columns-repeated="6"/>
          <table:table-cell table:style-name="ce1080"/>
          <table:table-cell table:style-name="ce695" table:number-columns-repeated="2"/>
          <table:table-cell table:style-name="ce773" table:number-columns-repeated="11"/>
          <table:table-cell table:style-name="ce674" office:value-type="float" office:value="4" calcext:value-type="float">
            <text:p>4</text:p>
          </table:table-cell>
          <table:table-cell table:style-name="ce884" table:formula="of:=IF(ISBLANK([$'Inéquation-intervalle'.D18]);0;IF([$'Inéquation-intervalle'.D18]=[.L10];1;-0.5))" office:value-type="float" office:value="0" calcext:value-type="float">
            <text:p>0</text:p>
          </table:table-cell>
          <table:table-cell table:style-name="ce884" table:formula="of:=IF(ISBLANK([$'Inéquation-intervalle'.E18]);0;IF([$'Inéquation-intervalle'.E18]=[.M10];1;-0.5))" office:value-type="float" office:value="0" calcext:value-type="float">
            <text:p>0</text:p>
          </table:table-cell>
          <table:table-cell table:style-name="ce884" table:formula="of:=IF(ISBLANK([$'Inéquation-intervalle'.F18]);0;IF([$'Inéquation-intervalle'.F18]=[.N10];1;-0.5))" office:value-type="float" office:value="0" calcext:value-type="float">
            <text:p>0</text:p>
          </table:table-cell>
          <table:table-cell table:style-name="ce884" table:number-columns-repeated="8"/>
          <table:table-cell table:style-name="ce884" table:formula="of:=SUM([.AN10:.AX10])" office:value-type="float" office:value="0" calcext:value-type="float">
            <text:p>0</text:p>
          </table:table-cell>
          <table:table-cell table:style-name="ce884" office:value-type="float" office:value="3" calcext:value-type="float">
            <text:p>3</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5" calcext:value-type="float">
            <text:p>5</text:p>
          </table:table-cell>
          <table:table-cell table:style-name="ce701" office:value-type="float" office:value="13" calcext:value-type="float">
            <text:p>13</text:p>
          </table:table-cell>
          <table:table-cell table:style-name="ce718" table:formula="of:=[.J4]" office:value-type="string" office:string-value="≤" calcext:value-type="string">
            <text:p>≤</text:p>
          </table:table-cell>
          <table:table-cell table:style-name="ce731" office:value-type="string" calcext:value-type="string">
            <text:p>x</text:p>
          </table:table-cell>
          <table:table-cell table:style-name="ce718" table:formula="of:=[.K4]" office:value-type="string" office:string-value="&lt;" calcext:value-type="string">
            <text:p>&lt;</text:p>
          </table:table-cell>
          <table:table-cell table:style-name="ce701" office:value-type="float" office:value="25" calcext:value-type="float">
            <text:p>25</text:p>
          </table:table-cell>
          <table:table-cell table:style-name="ce865"/>
          <table:table-cell table:style-name="ce851"/>
          <table:table-cell table:style-name="ce939"/>
          <table:table-cell table:style-name="ce970"/>
          <table:table-cell table:style-name="ce695"/>
          <table:table-cell table:style-name="ce701" table:formula="of:=[.B11]" office:value-type="float" office:value="13" calcext:value-type="float">
            <text:p>13</text:p>
          </table:table-cell>
          <table:table-cell table:style-name="ce701" table:formula="of:=&quot;/////////&quot;" office:value-type="string" office:string-value="/////////" calcext:value-type="string">
            <text:p>/////////</text:p>
          </table:table-cell>
          <table:table-cell table:style-name="ce701" table:formula="of:=IF([.J3]=1;&quot;]&quot;;&quot;[&quot;)" office:value-type="string" office:string-value="[" calcext:value-type="string">
            <text:p>[</text:p>
          </table:table-cell>
          <table:table-cell table:style-name="ce701"/>
          <table:table-cell table:style-name="ce701" table:formula="of:=IF([.K3]=1;&quot;[&quot;;&quot;]&quot;)" office:value-type="string" office:string-value="[" calcext:value-type="string">
            <text:p>[</text:p>
          </table:table-cell>
          <table:table-cell table:style-name="ce701" table:formula="of:=&quot;/////////&quot;" office:value-type="string" office:string-value="/////////" calcext:value-type="string">
            <text:p>/////////</text:p>
          </table:table-cell>
          <table:table-cell table:style-name="ce701" table:formula="of:=[.F11]" office:value-type="float" office:value="25" calcext:value-type="float">
            <text:p>25</text:p>
          </table:table-cell>
          <table:table-cell table:style-name="ce695"/>
          <table:table-cell table:style-name="ce1060"/>
          <table:table-cell table:style-name="ce695" table:number-columns-repeated="4"/>
          <table:table-cell table:style-name="ce1080"/>
          <table:table-cell table:style-name="ce695" table:number-columns-repeated="2"/>
          <table:table-cell table:style-name="ce773" table:number-columns-repeated="11"/>
          <table:table-cell table:style-name="ce674" office:value-type="float" office:value="5" calcext:value-type="float">
            <text:p>5</text:p>
          </table:table-cell>
          <table:table-cell table:style-name="ce884" table:formula="of:=IF(ISBLANK([$'Inéquation-intervalle'.D21]);0;IF(MID([$'Inéquation-intervalle'.D21];1;1)=&quot;/&quot;;1;-0.5))" office:value-type="float" office:value="0" calcext:value-type="float">
            <text:p>0</text:p>
          </table:table-cell>
          <table:table-cell table:style-name="ce884" table:formula="of:=IF(ISBLANK([$'Inéquation-intervalle'.E21]);0;IF([$'Inéquation-intervalle'.E21]=[.N11];1;-0.5))" office:value-type="float" office:value="0" calcext:value-type="float">
            <text:p>0</text:p>
          </table:table-cell>
          <table:table-cell table:style-name="ce884" table:formula="of:=IF(ISBLANK([$'Inéquation-intervalle'.F21]);0;IF([$'Inéquation-intervalle'.F21]=[.O11];1;-0.5))" office:value-type="float" office:value="0" calcext:value-type="float">
            <text:p>0</text:p>
          </table:table-cell>
          <table:table-cell table:style-name="ce884" table:formula="of:=IF(ISBLANK([$'Inéquation-intervalle'.G21]);0;IF([$'Inéquation-intervalle'.G2]=[.P11112];1;-0.5))" office:value-type="float" office:value="0" calcext:value-type="float">
            <text:p>0</text:p>
          </table:table-cell>
          <table:table-cell table:style-name="ce884" table:formula="of:=IF(ISBLANK([$'Inéquation-intervalle'.H21]);0;IF(MID([$'Inéquation-intervalle'.H21];1;1)=&quot;/&quot;;1;-0.5))" office:value-type="float" office:value="0" calcext:value-type="float">
            <text:p>0</text:p>
          </table:table-cell>
          <table:table-cell table:style-name="ce884" table:formula="of:=IF(ISBLANK([$'Inéquation-intervalle'.E22]);0;IF([$'Inéquation-intervalle'.E22]=[.L11];1;-0.5))" office:value-type="float" office:value="0" calcext:value-type="float">
            <text:p>0</text:p>
          </table:table-cell>
          <table:table-cell table:style-name="ce884" table:formula="of:=IF(ISBLANK([$'Inéquation-intervalle'.G22]);0;IF([$'Inéquation-intervalle'.G22]=[.R11];1;-0.5))" office:value-type="float" office:value="0" calcext:value-type="float">
            <text:p>0</text:p>
          </table:table-cell>
          <table:table-cell table:style-name="ce884" table:number-columns-repeated="4"/>
          <table:table-cell table:style-name="ce884" table:formula="of:=SUM([.AN11:.AX11])" office:value-type="float" office:value="0" calcext:value-type="float">
            <text:p>0</text:p>
          </table:table-cell>
          <table:table-cell table:style-name="ce884" office:value-type="float" office:value="6" calcext:value-type="float">
            <text:p>6</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6" calcext:value-type="float">
            <text:p>6</text:p>
          </table:table-cell>
          <table:table-cell table:style-name="ce702" office:value-type="string" calcext:value-type="string">
            <text:p>S </text:p>
          </table:table-cell>
          <table:table-cell table:style-name="ce702" office:value-type="string" calcext:value-type="string">
            <text:p>=</text:p>
          </table:table-cell>
          <table:table-cell table:style-name="ce734" table:formula="of:=[.L4]" office:value-type="string" office:string-value="]" calcext:value-type="string">
            <text:p>]</text:p>
          </table:table-cell>
          <table:table-cell table:style-name="ce702" office:value-type="float" office:value="5" calcext:value-type="float">
            <text:p>5</text:p>
          </table:table-cell>
          <table:table-cell table:style-name="ce702" office:value-type="string" calcext:value-type="string">
            <text:p>;</text:p>
          </table:table-cell>
          <table:table-cell table:style-name="ce702" office:value-type="float" office:value="7" calcext:value-type="float">
            <text:p>7</text:p>
          </table:table-cell>
          <table:table-cell table:style-name="ce952" table:formula="of:=[.M4]" office:value-type="string" office:string-value="[" calcext:value-type="string">
            <text:p>[</text:p>
          </table:table-cell>
          <table:table-cell table:style-name="ce939"/>
          <table:table-cell table:style-name="ce970"/>
          <table:table-cell table:style-name="ce695"/>
          <table:table-cell table:style-name="ce952" table:formula="of:=[.E12]" office:value-type="float" office:value="5" calcext:value-type="float">
            <text:p>5</text:p>
          </table:table-cell>
          <table:table-cell table:style-name="ce952" table:formula="of:=IF([.L4]=&quot;[&quot;;&quot;≤&quot;;&quot;&lt;&quot;)" office:value-type="string" office:string-value="&lt;" calcext:value-type="string">
            <text:p>&lt;</text:p>
          </table:table-cell>
          <table:table-cell table:style-name="ce952" office:value-type="string" calcext:value-type="string">
            <text:p>x</text:p>
          </table:table-cell>
          <table:table-cell table:style-name="ce952" table:formula="of:=IF([.M4]=&quot;]&quot;;&quot;≤&quot;;&quot;&lt;&quot;)" office:value-type="string" office:string-value="&lt;" calcext:value-type="string">
            <text:p>&lt;</text:p>
          </table:table-cell>
          <table:table-cell table:style-name="ce952" table:formula="of:=[.G12]" office:value-type="float" office:value="7" calcext:value-type="float">
            <text:p>7</text:p>
          </table:table-cell>
          <table:table-cell table:style-name="ce952" table:number-columns-repeated="2"/>
          <table:table-cell table:style-name="ce695" table:number-columns-repeated="6"/>
          <table:table-cell table:style-name="ce1080"/>
          <table:table-cell table:style-name="ce695" table:number-columns-repeated="2"/>
          <table:table-cell table:style-name="ce773" table:number-columns-repeated="11"/>
          <table:table-cell table:style-name="ce674" office:value-type="float" office:value="6" calcext:value-type="float">
            <text:p>6</text:p>
          </table:table-cell>
          <table:table-cell table:style-name="ce884" table:formula="of:=IF(ISBLANK([$'Inéquation-intervalle'.N5]);0;IF([$'Inéquation-intervalle'.N5]=[.L12];1;-0.5))" office:value-type="float" office:value="0" calcext:value-type="float">
            <text:p>0</text:p>
          </table:table-cell>
          <table:table-cell table:style-name="ce884" table:formula="of:=IF(ISBLANK([$'Inéquation-intervalle'.O5]);0;IF([$'Inéquation-intervalle'.O5]=[.M12];1;-0.5))" office:value-type="float" office:value="0" calcext:value-type="float">
            <text:p>0</text:p>
          </table:table-cell>
          <table:table-cell table:style-name="ce884" table:formula="of:=IF(ISBLANK([$'Inéquation-intervalle'.P5]);0;IF([$'Inéquation-intervalle'.P5]=[.N12];1;-0.5))" office:value-type="float" office:value="0" calcext:value-type="float">
            <text:p>0</text:p>
          </table:table-cell>
          <table:table-cell table:style-name="ce884" table:formula="of:=IF(ISBLANK([$'Inéquation-intervalle'.Q5]);0;IF([$'Inéquation-intervalle'.Q5]=[.O12];1;-0.5))" office:value-type="float" office:value="0" calcext:value-type="float">
            <text:p>0</text:p>
          </table:table-cell>
          <table:table-cell table:style-name="ce884" table:formula="of:=IF(ISBLANK([$'Inéquation-intervalle'.R5]);0;IF([$'Inéquation-intervalle'.R5]=[.P12];1;-0.5))" office:value-type="float" office:value="0" calcext:value-type="float">
            <text:p>0</text:p>
          </table:table-cell>
          <table:table-cell table:style-name="ce884" table:number-columns-repeated="6"/>
          <table:table-cell table:style-name="ce884" table:formula="of:=SUM([.AN12:.AX12])"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7" calcext:value-type="float">
            <text:p>7</text:p>
          </table:table-cell>
          <table:table-cell table:style-name="ce703" office:value-type="float" office:value="8" calcext:value-type="float">
            <text:p>8</text:p>
          </table:table-cell>
          <table:table-cell table:style-name="ce719" table:formula="of:=[.H4]" office:value-type="string" office:string-value="&lt;" calcext:value-type="string">
            <text:p>&lt;</text:p>
          </table:table-cell>
          <table:table-cell table:style-name="ce735" office:value-type="string" calcext:value-type="string">
            <text:p>x</text:p>
          </table:table-cell>
          <table:table-cell table:style-name="ce719" table:formula="of:=[.I4]" office:value-type="string" office:string-value="&lt;" calcext:value-type="string">
            <text:p>&lt;</text:p>
          </table:table-cell>
          <table:table-cell table:style-name="ce703" office:value-type="float" office:value="11" calcext:value-type="float">
            <text:p>11</text:p>
          </table:table-cell>
          <table:table-cell table:style-name="ce817"/>
          <table:table-cell table:style-name="ce851"/>
          <table:table-cell table:style-name="ce939"/>
          <table:table-cell table:style-name="ce970"/>
          <table:table-cell table:style-name="ce695"/>
          <table:table-cell table:style-name="ce1008" office:value-type="string" calcext:value-type="string">
            <text:p>S </text:p>
          </table:table-cell>
          <table:table-cell table:style-name="ce703" office:value-type="string" calcext:value-type="string">
            <text:p>=</text:p>
          </table:table-cell>
          <table:table-cell table:style-name="ce703" table:formula="of:=IF([.H3]=1;&quot;]&quot;;&quot;[&quot;)" office:value-type="string" office:string-value="]" calcext:value-type="string">
            <text:p>]</text:p>
          </table:table-cell>
          <table:table-cell table:style-name="ce703" table:formula="of:=[.B13]" office:value-type="float" office:value="8" calcext:value-type="float">
            <text:p>8</text:p>
          </table:table-cell>
          <table:table-cell table:style-name="ce703" office:value-type="string" calcext:value-type="string">
            <text:p>;</text:p>
          </table:table-cell>
          <table:table-cell table:style-name="ce703" table:formula="of:=[.F13]" office:value-type="float" office:value="11" calcext:value-type="float">
            <text:p>11</text:p>
          </table:table-cell>
          <table:table-cell table:style-name="ce703" table:formula="of:=IF([.I3]=1;&quot;[&quot;;&quot;]&quot;)" office:value-type="string" office:string-value="[" calcext:value-type="string">
            <text:p>[</text:p>
          </table:table-cell>
          <table:table-cell table:style-name="ce695" table:number-columns-repeated="6"/>
          <table:table-cell table:style-name="ce1084"/>
          <table:table-cell table:style-name="ce695" table:number-columns-repeated="2"/>
          <table:table-cell table:style-name="ce773" table:number-columns-repeated="11"/>
          <table:table-cell table:style-name="ce674" office:value-type="float" office:value="7" calcext:value-type="float">
            <text:p>7</text:p>
          </table:table-cell>
          <table:table-cell table:style-name="ce884" table:formula="of:=IF(ISBLANK([$'Inéquation-intervalle'.N8]);0;IF([$'Inéquation-intervalle'.N8]=[.N13];1;-0.5))" office:value-type="float" office:value="0" calcext:value-type="float">
            <text:p>0</text:p>
          </table:table-cell>
          <table:table-cell table:style-name="ce884" table:formula="of:=IF(ISBLANK([$'Inéquation-intervalle'.O8]);0;IF([$'Inéquation-intervalle'.O8]=[.O13];1;-0.5))" office:value-type="float" office:value="0" calcext:value-type="float">
            <text:p>0</text:p>
          </table:table-cell>
          <table:table-cell table:style-name="ce884" table:formula="of:=IF(ISBLANK([$'Inéquation-intervalle'.P8]);0;IF([$'Inéquation-intervalle'.P8]=[.P13];1;-0.5))" office:value-type="float" office:value="0" calcext:value-type="float">
            <text:p>0</text:p>
          </table:table-cell>
          <table:table-cell table:style-name="ce884" table:formula="of:=IF(ISBLANK([$'Inéquation-intervalle'.Q8]);0;IF([$'Inéquation-intervalle'.Q8]=[.Q13];1;-0.5))" office:value-type="float" office:value="0" calcext:value-type="float">
            <text:p>0</text:p>
          </table:table-cell>
          <table:table-cell table:style-name="ce884" table:formula="of:=IF(ISBLANK([$'Inéquation-intervalle'.R8]);0;IF([$'Inéquation-intervalle'.R8]=[.R13];1;-0.5))" office:value-type="float" office:value="0" calcext:value-type="float">
            <text:p>0</text:p>
          </table:table-cell>
          <table:table-cell table:style-name="ce884" table:number-columns-repeated="6"/>
          <table:table-cell table:style-name="ce884" table:formula="of:=SUM([.AN13:.AX13])"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10">
          <table:table-cell table:style-name="ce674" office:value-type="float" office:value="8" calcext:value-type="float">
            <text:p>8</text:p>
          </table:table-cell>
          <table:table-cell table:style-name="ce704" office:value-type="float" office:value="-8" calcext:value-type="float">
            <text:p>-8</text:p>
          </table:table-cell>
          <table:table-cell table:style-name="ce720" table:formula="of:=&quot;//////////&quot;" office:value-type="string" office:string-value="//////////" calcext:value-type="string">
            <text:p>//////////</text:p>
          </table:table-cell>
          <table:table-cell table:style-name="ce736" table:formula="of:=[.U4]" office:value-type="string" office:string-value="]" calcext:value-type="string">
            <text:p>]</text:p>
          </table:table-cell>
          <table:table-cell table:style-name="ce757"/>
          <table:table-cell table:style-name="ce736" table:formula="of:=[.V4]" office:value-type="string" office:string-value="]" calcext:value-type="string">
            <text:p>]</text:p>
          </table:table-cell>
          <table:table-cell table:style-name="ce720" table:formula="of:=&quot;//////////&quot;" office:value-type="string" office:string-value="//////////" calcext:value-type="string">
            <text:p>//////////</text:p>
          </table:table-cell>
          <table:table-cell table:style-name="ce704" office:value-type="float" office:value="3" calcext:value-type="float">
            <text:p>3</text:p>
          </table:table-cell>
          <table:table-cell table:style-name="ce939"/>
          <table:table-cell table:style-name="ce970"/>
          <table:table-cell table:style-name="ce695"/>
          <table:table-cell table:style-name="ce1009" office:value-type="string" calcext:value-type="string">
            <text:p>S </text:p>
          </table:table-cell>
          <table:table-cell table:style-name="ce757" office:value-type="string" calcext:value-type="string">
            <text:p>=</text:p>
          </table:table-cell>
          <table:table-cell table:style-name="ce757" table:formula="of:=[.D14]" office:value-type="string" office:string-value="]" calcext:value-type="string">
            <text:p>]</text:p>
          </table:table-cell>
          <table:table-cell table:style-name="ce1033" table:formula="of:=[.B14]" office:value-type="float" office:value="-8" calcext:value-type="float">
            <text:p>-8</text:p>
          </table:table-cell>
          <table:table-cell table:style-name="ce757" office:value-type="string" calcext:value-type="string">
            <text:p>;</text:p>
          </table:table-cell>
          <table:table-cell table:style-name="ce1033" table:formula="of:=[.H$14]" office:value-type="float" office:value="3" calcext:value-type="float">
            <text:p>3</text:p>
          </table:table-cell>
          <table:table-cell table:style-name="ce757" table:formula="of:=[.F14]" office:value-type="string" office:string-value="]" calcext:value-type="string">
            <text:p>]</text:p>
          </table:table-cell>
          <table:table-cell table:style-name="ce695" table:number-columns-repeated="6"/>
          <table:table-cell table:style-name="ce1080"/>
          <table:table-cell table:style-name="ce695" table:number-columns-repeated="2"/>
          <table:table-cell table:style-name="ce773" table:number-columns-repeated="11"/>
          <table:table-cell table:style-name="ce674" office:value-type="float" office:value="8" calcext:value-type="float">
            <text:p>8</text:p>
          </table:table-cell>
          <table:table-cell table:style-name="ce884" table:formula="of:=IF(ISBLANK([$'Inéquation-intervalle'.N12]);0;IF([$'Inéquation-intervalle'.N12]=[.N14];1;-0.5))" office:value-type="float" office:value="0" calcext:value-type="float">
            <text:p>0</text:p>
          </table:table-cell>
          <table:table-cell table:style-name="ce884" table:formula="of:=IF(ISBLANK([$'Inéquation-intervalle'.O12]);0;IF([$'Inéquation-intervalle'.O12]=[.O14];1;-0.5))" office:value-type="float" office:value="0" calcext:value-type="float">
            <text:p>0</text:p>
          </table:table-cell>
          <table:table-cell table:style-name="ce884" table:formula="of:=IF(ISBLANK([$'Inéquation-intervalle'.P12]);0;IF([$'Inéquation-intervalle'.P12]=[.P14];1;-0.5))" office:value-type="float" office:value="0" calcext:value-type="float">
            <text:p>0</text:p>
          </table:table-cell>
          <table:table-cell table:style-name="ce884" table:formula="of:=IF(ISBLANK([$'Inéquation-intervalle'.Q12]);0;IF([$'Inéquation-intervalle'.Q12]=[.Q14];1;-0.5))" office:value-type="float" office:value="0" calcext:value-type="float">
            <text:p>0</text:p>
          </table:table-cell>
          <table:table-cell table:style-name="ce884" table:formula="of:=IF(ISBLANK([$'Inéquation-intervalle'.R12]);0;IF([$'Inéquation-intervalle'.R12]=[.R14];1;-0.5))" office:value-type="float" office:value="0" calcext:value-type="float">
            <text:p>0</text:p>
          </table:table-cell>
          <table:table-cell table:style-name="ce884" table:number-columns-repeated="6"/>
          <table:table-cell table:style-name="ce884" table:formula="of:=SUM([.AN14:.AX14])" office:value-type="float" office:value="0" calcext:value-type="float">
            <text:p>0</text:p>
          </table:table-cell>
          <table:table-cell table:style-name="ce884" office:value-type="float" office:value="5" calcext:value-type="float">
            <text:p>5</text:p>
          </table:table-cell>
          <table:table-cell table:style-name="ce1095" table:number-columns-repeated="2"/>
          <table:table-cell table:style-name="ce680"/>
          <table:table-cell table:style-name="ce1090" table:number-columns-repeated="2"/>
          <table:table-cell table:style-name="ce1095" table:number-columns-repeated="7"/>
        </table:table-row>
        <table:table-row table:style-name="ro4">
          <table:table-cell table:style-name="ce674" office:value-type="float" office:value="9" calcext:value-type="float">
            <text:p>9</text:p>
          </table:table-cell>
          <table:table-cell table:style-name="ce705" office:value-type="float" office:value="7" calcext:value-type="float">
            <text:p>7</text:p>
          </table:table-cell>
          <table:table-cell table:style-name="ce721"/>
          <table:table-cell table:style-name="ce737" table:formula="of:=[.W4]" office:value-type="string" office:string-value="[" calcext:value-type="string">
            <text:p>[</text:p>
          </table:table-cell>
          <table:table-cell table:style-name="ce721" table:formula="of:=&quot;//////////&quot;" office:value-type="string" office:string-value="//////////" calcext:value-type="string">
            <text:p>//////////</text:p>
          </table:table-cell>
          <table:table-cell table:style-name="ce737" table:formula="of:=[.X4]" office:value-type="string" office:string-value="]" calcext:value-type="string">
            <text:p>]</text:p>
          </table:table-cell>
          <table:table-cell table:style-name="ce721"/>
          <table:table-cell table:style-name="ce705" office:value-type="float" office:value="16" calcext:value-type="float">
            <text:p>16</text:p>
          </table:table-cell>
          <table:table-cell table:style-name="ce970"/>
          <table:table-cell table:style-name="ce695" table:number-columns-repeated="2"/>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705" table:formula="of:=[.B15]" office:value-type="float" office:value="7" calcext:value-type="float">
            <text:p>7</text:p>
          </table:table-cell>
          <table:table-cell table:style-name="ce705" table:formula="of:=[.D15]" office:value-type="string" office:string-value="[" calcext:value-type="string">
            <text:p>[</text:p>
          </table:table-cell>
          <table:table-cell table:style-name="ce1058" office:value-type="string" calcext:value-type="string">
            <text:p></text:p>
          </table:table-cell>
          <table:table-cell table:style-name="ce705" table:formula="of:=[.X4]" office:value-type="string" office:string-value="]" calcext:value-type="string">
            <text:p>]</text:p>
          </table:table-cell>
          <table:table-cell table:style-name="ce705" table:formula="of:=[.H15]" office:value-type="float" office:value="16" calcext:value-type="float">
            <text:p>16</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text:p>
          </table:table-cell>
          <table:table-cell table:style-name="ce695"/>
          <table:table-cell table:style-name="ce705" office:value-type="string" calcext:value-type="string">
            <text:p>S </text:p>
          </table:table-cell>
          <table:table-cell table:style-name="ce705" office:value-type="string" calcext:value-type="string">
            <text:p>=</text:p>
          </table:table-cell>
          <table:table-cell table:style-name="ce705" office:value-type="string"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705" table:formula="of:=[.Q15]" office:value-type="float" office:value="7" calcext:value-type="float">
            <text:p>7</text:p>
          </table:table-cell>
          <table:table-cell table:style-name="ce705" table:formula="of:=[.R15]" office:value-type="string" office:string-value="[" calcext:value-type="string">
            <text:p>[</text:p>
          </table:table-cell>
          <table:table-cell table:style-name="ce1091" office:value-type="string" calcext:value-type="string">
            <text:p>ou</text:p>
          </table:table-cell>
          <table:table-cell table:style-name="ce705" table:formula="of:=[.T15]" office:value-type="string" office:string-value="]" calcext:value-type="string">
            <text:p>]</text:p>
          </table:table-cell>
          <table:table-cell table:style-name="ce705" table:formula="of:=[.U15]" office:value-type="float" office:value="16" calcext:value-type="float">
            <text:p>16</text:p>
          </table:table-cell>
          <table:table-cell table:style-name="ce705" table:formula="of:=[.V15]" office:value-type="string" office:string-value=";" calcext:value-type="string">
            <text:p>;</text:p>
          </table:table-cell>
          <table:table-cell table:style-name="ce705" office:value-type="string" calcext:value-type="string">
            <text:p>+infini</text:p>
          </table:table-cell>
          <table:table-cell table:style-name="ce705" office:value-type="string" calcext:value-type="string">
            <text:p>[</text:p>
          </table:table-cell>
          <table:table-cell table:style-name="ce674" office:value-type="float" office:value="9" calcext:value-type="float">
            <text:p>9</text:p>
          </table:table-cell>
          <table:table-cell table:style-name="ce884" table:formula="of:=IF(ISBLANK([$'Inéquation-intervalle'.N16]);0;IF([$'Inéquation-intervalle'.N16]=[.AB15];1;-0.5))" office:value-type="float" office:value="0" calcext:value-type="float">
            <text:p>0</text:p>
          </table:table-cell>
          <table:table-cell table:style-name="ce884" table:formula="of:=IF(ISBLANK([$'Inéquation-intervalle'.O16]);0;IF([$'Inéquation-intervalle'.O16]=[.AC15];1;-0.5))" office:value-type="float" office:value="0" calcext:value-type="float">
            <text:p>0</text:p>
          </table:table-cell>
          <table:table-cell table:style-name="ce884" table:formula="of:=IF(ISBLANK([$'Inéquation-intervalle'.P16]);0;IF([$'Inéquation-intervalle'.P16]=[.AD15];1;-0.5))" office:value-type="float" office:value="0" calcext:value-type="float">
            <text:p>0</text:p>
          </table:table-cell>
          <table:table-cell table:style-name="ce884" table:formula="of:=IF(ISBLANK([$'Inéquation-intervalle'.Q16]);0;IF([$'Inéquation-intervalle'.Q16]=[.AE15];1;-0.5))" office:value-type="float" office:value="0" calcext:value-type="float">
            <text:p>0</text:p>
          </table:table-cell>
          <table:table-cell table:style-name="ce884" table:formula="of:=IF(ISBLANK([$'Inéquation-intervalle'.R16]);0;IF([$'Inéquation-intervalle'.R16]=[.AF15];1;-0.5))" office:value-type="float" office:value="0" calcext:value-type="float">
            <text:p>0</text:p>
          </table:table-cell>
          <table:table-cell table:style-name="ce884" table:formula="of:=IF(ISBLANK([$'Inéquation-intervalle'.S16]);0;IF([$'Inéquation-intervalle'.S16]=[.AG15];1;-0.5))" office:value-type="float" office:value="0" calcext:value-type="float">
            <text:p>0</text:p>
          </table:table-cell>
          <table:table-cell table:style-name="ce884" table:formula="of:=IF(ISBLANK([$'Inéquation-intervalle'.T16]);0;IF([$'Inéquation-intervalle'.T16]=[.AH15];1;-0.5))" office:value-type="float" office:value="0" calcext:value-type="float">
            <text:p>0</text:p>
          </table:table-cell>
          <table:table-cell table:style-name="ce884" table:formula="of:=IF(ISBLANK([$'Inéquation-intervalle'.U16]);0;IF([$'Inéquation-intervalle'.U16]=[.AI15];1;-0.5))" office:value-type="float" office:value="0" calcext:value-type="float">
            <text:p>0</text:p>
          </table:table-cell>
          <table:table-cell table:style-name="ce884" table:formula="of:=IF(ISBLANK([$'Inéquation-intervalle'.V16]);0;IF([$'Inéquation-intervalle'.V16]=[.AJ15];1;-0.5))" office:value-type="float" office:value="0" calcext:value-type="float">
            <text:p>0</text:p>
          </table:table-cell>
          <table:table-cell table:style-name="ce884" table:formula="of:=IF(ISBLANK([$'Inéquation-intervalle'.W16]);0;IF([$'Inéquation-intervalle'.W16]=[.AK15];1;-0.5))" office:value-type="float" office:value="0" calcext:value-type="float">
            <text:p>0</text:p>
          </table:table-cell>
          <table:table-cell table:style-name="ce884" table:formula="of:=IF(ISBLANK([$'Inéquation-intervalle'.X16]);0;IF([$'Inéquation-intervalle'.X16]=[.AL15];1;-0.5))" office:value-type="float" office:value="0" calcext:value-type="float">
            <text:p>0</text:p>
          </table:table-cell>
          <table:table-cell table:style-name="ce884" table:formula="of:=SUM([.AN15:.AX15])" office:value-type="float" office:value="0" calcext:value-type="float">
            <text:p>0</text:p>
          </table:table-cell>
          <table:table-cell table:style-name="ce884" office:value-type="float" office:value="11" calcext:value-type="float">
            <text:p>11</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4" office:value-type="float" office:value="10" calcext:value-type="float">
            <text:p>10</text:p>
          </table:table-cell>
          <table:table-cell table:style-name="ce706" office:value-type="string" calcext:value-type="string">
            <text:p>S </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float" office:value="-4" calcext:value-type="float">
            <text:p>-4</text:p>
          </table:table-cell>
          <table:table-cell table:style-name="ce706" table:formula="of:=[.Y4]" office:value-type="string" office:string-value="]" calcext:value-type="string">
            <text:p>]</text:p>
          </table:table-cell>
          <table:table-cell table:style-name="ce971" office:value-type="string" calcext:value-type="string">
            <text:p></text:p>
          </table:table-cell>
          <table:table-cell table:style-name="ce706" table:formula="of:=[.Z4]" office:value-type="string" office:string-value="[" calcext:value-type="string">
            <text:p>[</text:p>
          </table:table-cell>
          <table:table-cell table:style-name="ce706" office:value-type="float" office:value="8" calcext:value-type="float">
            <text:p>8</text:p>
          </table:table-cell>
          <table:table-cell table:style-name="ce706" office:value-type="string" calcext:value-type="string">
            <text:p>;</text:p>
          </table:table-cell>
          <table:table-cell table:style-name="ce706" office:value-type="string" calcext:value-type="string">
            <text:p>+∞</text:p>
          </table:table-cell>
          <table:table-cell table:style-name="ce706" office:value-type="string" calcext:value-type="string">
            <text:p>[</text:p>
          </table:table-cell>
          <table:table-cell table:style-name="ce1031"/>
          <table:table-cell table:style-name="ce706" table:formula="of:=[.G16]" office:value-type="float" office:value="-4" calcext:value-type="float">
            <text:p>-4</text:p>
          </table:table-cell>
          <table:table-cell table:style-name="ce706"/>
          <table:table-cell table:style-name="ce706" table:formula="of:=[.Y4]" office:value-type="string" office:string-value="]" calcext:value-type="string">
            <text:p>]</text:p>
          </table:table-cell>
          <table:table-cell table:style-name="ce706" table:formula="of:=&quot;//////////&quot;" office:value-type="string" office:string-value="//////////" calcext:value-type="string">
            <text:p>//////////</text:p>
          </table:table-cell>
          <table:table-cell table:style-name="ce706" table:formula="of:=[.Z4]" office:value-type="string" office:string-value="[" calcext:value-type="string">
            <text:p>[</text:p>
          </table:table-cell>
          <table:table-cell table:style-name="ce706"/>
          <table:table-cell table:style-name="ce706" table:formula="of:=[.K16]" office:value-type="float" office:value="8" calcext:value-type="float">
            <text:p>8</text:p>
          </table:table-cell>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674" office:value-type="float" office:value="10" calcext:value-type="float">
            <text:p>10</text:p>
          </table:table-cell>
          <table:table-cell table:style-name="ce884" table:formula="of:=IF(ISBLANK([$'Inéquation-intervalle'.N19]);0;IF([$'Inéquation-intervalle'.N19]=[.Q16];1;-0.5))" office:value-type="float" office:value="0" calcext:value-type="float">
            <text:p>0</text:p>
          </table:table-cell>
          <table:table-cell table:style-name="ce1081" table:formula="of:=IF(ISBLANK([$'Inéquation-intervalle'.O19]);0;IF([$'Inéquation-intervalle'.O19]=[.R16];1;-0.5))" office:value-type="float" office:value="0" calcext:value-type="float">
            <text:p>0</text:p>
          </table:table-cell>
          <table:table-cell table:style-name="ce884" table:formula="of:=IF(ISBLANK([$'Inéquation-intervalle'.P19]);0;IF(MID([$'Inéquation-intervalle'.P19];1;1)=&quot;/&quot;;1;-0.5))" office:value-type="float" office:value="0" calcext:value-type="float">
            <text:p>0</text:p>
          </table:table-cell>
          <table:table-cell table:style-name="ce884" table:formula="of:=IF(ISBLANK([$'Inéquation-intervalle'.Q19]);0;IF([$'Inéquation-intervalle'.Q19]=[.T16];1;-0.5))" office:value-type="float" office:value="0" calcext:value-type="float">
            <text:p>0</text:p>
          </table:table-cell>
          <table:table-cell table:style-name="ce884" table:formula="of:=IF(ISBLANK([$'Inéquation-intervalle'.O20]);0;IF([$'Inéquation-intervalle'.O20]=[.P16];1;-0.5))" office:value-type="float" office:value="0" calcext:value-type="float">
            <text:p>0</text:p>
          </table:table-cell>
          <table:table-cell table:style-name="ce884" table:formula="of:=IF(ISBLANK([$'Inéquation-intervalle'.Q20]);0;IF([$'Inéquation-intervalle'.Q20]=[.V16];1;-0.5))" office:value-type="float" office:value="0" calcext:value-type="float">
            <text:p>0</text:p>
          </table:table-cell>
          <table:table-cell table:style-name="ce884" table:formula="of:=IF(ISBLANK([$'Inéquation-intervalle'.R19]);0;IF([$'Inéquation-intervalle'.R19]=[.U16];1;-0.5))" office:value-type="float" office:value="0" calcext:value-type="float">
            <text:p>0</text:p>
          </table:table-cell>
          <table:table-cell table:style-name="ce884" table:number-columns-repeated="4"/>
          <table:table-cell table:style-name="ce884" table:formula="of:=SUM([.AN16:.AX16])" office:value-type="float" office:value="0" calcext:value-type="float">
            <text:p>0</text:p>
          </table:table-cell>
          <table:table-cell table:style-name="ce884" office:value-type="float" office:value="5" calcext:value-type="float">
            <text:p>5</text:p>
          </table:table-cell>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10">
          <table:table-cell table:style-name="ce674" office:value-type="float" office:value="11" calcext:value-type="float">
            <text:p>11</text:p>
          </table:table-cell>
          <table:table-cell table:style-name="ce707" office:value-type="float" office:value="-12" calcext:value-type="float">
            <text:p>-12</text:p>
          </table:table-cell>
          <table:table-cell table:style-name="ce1010" table:formula="of:=&quot;//////////&quot;" office:value-type="string" office:string-value="//////////" calcext:value-type="string">
            <text:p>//////////</text:p>
          </table:table-cell>
          <table:table-cell table:style-name="ce738" table:formula="of:=[.R4]" office:value-type="string" office:string-value="]" calcext:value-type="string">
            <text:p>]</text:p>
          </table:table-cell>
          <table:table-cell table:style-name="ce722"/>
          <table:table-cell table:style-name="ce738" table:formula="of:=[.S4]" office:value-type="string" office:string-value="]" calcext:value-type="string">
            <text:p>]</text:p>
          </table:table-cell>
          <table:table-cell table:style-name="ce722" table:formula="of:=&quot;//////////&quot;" office:value-type="string" office:string-value="//////////" calcext:value-type="string">
            <text:p>//////////</text:p>
          </table:table-cell>
          <table:table-cell table:style-name="ce707" office:value-type="float" office:value="-11" calcext:value-type="float">
            <text:p>-11</text:p>
          </table:table-cell>
          <table:table-cell table:style-name="ce939"/>
          <table:table-cell table:style-name="ce970"/>
          <table:table-cell table:style-name="ce695"/>
          <table:table-cell table:style-name="ce1010" table:formula="of:=[.B17]" office:value-type="float" office:value="-12" calcext:value-type="float">
            <text:p>-12</text:p>
          </table:table-cell>
          <table:table-cell table:style-name="ce1010" table:formula="of:=IF([.R4]=&quot;[&quot;;&quot;≤&quot;;&quot;&lt;&quot;)" office:value-type="string" office:string-value="&lt;" calcext:value-type="string">
            <text:p>&lt;</text:p>
          </table:table-cell>
          <table:table-cell table:style-name="ce1010" office:value-type="string" calcext:value-type="string">
            <text:p>x</text:p>
          </table:table-cell>
          <table:table-cell table:style-name="ce1010" table:formula="of:=IF([.S4]=&quot;]&quot;;&quot;≤&quot;;&quot;&lt;&quot;)" office:value-type="string" office:string-value="≤" calcext:value-type="string">
            <text:p>≤</text:p>
          </table:table-cell>
          <table:table-cell table:style-name="ce1010" table:formula="of:=[.H17]" office:value-type="float" office:value="-11" calcext:value-type="float">
            <text:p>-11</text:p>
          </table:table-cell>
          <table:table-cell table:style-name="ce1010" table:number-columns-repeated="2"/>
          <table:table-cell table:style-name="ce695" table:number-columns-repeated="4"/>
          <table:table-cell table:style-name="ce695" table:formula="of:=MID([$'Inéquation-intervalle'.D21];1;1)">
            <text:p/>
          </table:table-cell>
          <table:table-cell table:style-name="ce1080" table:number-columns-repeated="2"/>
          <table:table-cell table:style-name="ce695" table:number-columns-repeated="2"/>
          <table:table-cell table:style-name="ce773" table:number-columns-repeated="9"/>
          <table:table-cell table:style-name="ce1095" table:number-columns-repeated="2"/>
          <table:table-cell table:style-name="ce674" office:value-type="float" office:value="11" calcext:value-type="float">
            <text:p>11</text:p>
          </table:table-cell>
          <table:table-cell table:style-name="ce884" table:formula="of:=IF(ISBLANK([$'Inéquation-intervalle'.N25]);0;IF([$'Inéquation-intervalle'.N25]=[.L17];1;-0.5))" office:value-type="float" office:value="0" calcext:value-type="float">
            <text:p>0</text:p>
          </table:table-cell>
          <table:table-cell table:style-name="ce884" table:formula="of:=IF(ISBLANK([$'Inéquation-intervalle'.O25]);0;IF([$'Inéquation-intervalle'.O25]=[.M17];1;-0.5))" office:value-type="float" office:value="0" calcext:value-type="float">
            <text:p>0</text:p>
          </table:table-cell>
          <table:table-cell table:style-name="ce884" table:formula="of:=IF(ISBLANK([$'Inéquation-intervalle'.P25]);0;IF([$'Inéquation-intervalle'.P25]=[.N17];1;-0.5))" office:value-type="float" office:value="0" calcext:value-type="float">
            <text:p>0</text:p>
          </table:table-cell>
          <table:table-cell table:style-name="ce884" table:formula="of:=IF(ISBLANK([$'Inéquation-intervalle'.Q25]);0;IF([$'Inéquation-intervalle'.Q25]=[.O17];1;-0.5))" office:value-type="float" office:value="0" calcext:value-type="float">
            <text:p>0</text:p>
          </table:table-cell>
          <table:table-cell table:style-name="ce884" table:formula="of:=IF(ISBLANK([$'Inéquation-intervalle'.R25]);0;IF([$'Inéquation-intervalle'.R25]=[.P17];1;-0.5))" office:value-type="float" office:value="0" calcext:value-type="float">
            <text:p>0</text:p>
          </table:table-cell>
          <table:table-cell table:style-name="ce884" table:number-columns-repeated="6"/>
          <table:table-cell table:style-name="ce884" table:formula="of:=SUM([.AN17:.AX17])" office:value-type="float" office:value="0" calcext:value-type="float">
            <text:p>0</text:p>
          </table:table-cell>
          <table:table-cell table:style-name="ce884" office:value-type="float" office:value="5" calcext:value-type="float">
            <text:p>5</text:p>
          </table:table-cell>
          <table:table-cell table:style-name="ce1095"/>
          <table:table-cell table:style-name="ce1100"/>
          <table:table-cell table:style-name="ce680"/>
          <table:table-cell table:style-name="ce1090" table:number-columns-repeated="2"/>
          <table:table-cell table:style-name="ce1095" table:number-columns-repeated="7"/>
        </table:table-row>
        <table:table-row table:style-name="ro4">
          <table:table-cell table:style-name="ce675"/>
          <table:table-cell table:style-name="ce708" table:number-columns-repeated="7"/>
          <table:table-cell table:style-name="ce977"/>
          <table:table-cell table:style-name="ce708" table:number-columns-repeated="5"/>
          <table:table-cell table:style-name="ce1031"/>
          <table:table-cell table:style-name="ce708" table:number-columns-repeated="7"/>
          <table:table-cell table:style-name="ce695"/>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71"/>
          <table:table-cell table:style-name="ce695"/>
          <table:table-cell table:style-name="ce708"/>
          <table:table-cell table:style-name="ce817" table:number-columns-repeated="3"/>
          <table:table-cell table:style-name="ce851"/>
          <table:table-cell table:style-name="ce939"/>
          <table:table-cell table:style-name="ce970"/>
          <table:table-cell table:style-name="ce695" table:number-columns-repeated="5"/>
          <table:table-cell table:style-name="ce1031"/>
          <table:table-cell table:style-name="ce695"/>
          <table:table-cell table:style-name="ce939"/>
          <table:table-cell table:style-name="ce695" table:number-columns-repeated="6"/>
          <table:table-cell table:style-name="ce1080"/>
          <table:table-cell table:style-name="ce695" table:number-columns-repeated="7"/>
          <table:table-cell table:style-name="ce680"/>
          <table:table-cell table:style-name="ce1090" table:number-columns-repeated="2"/>
          <table:table-cell table:style-name="ce1095" table:number-columns-repeated="4"/>
          <table:table-cell table:style-name="ce1100"/>
          <table:table-cell table:style-name="ce680"/>
          <table:table-cell table:style-name="ce1090" table:number-columns-repeated="2"/>
          <table:table-cell table:style-name="ce1095" table:number-columns-repeated="10"/>
          <table:table-cell table:style-name="ce1100"/>
          <table:table-cell table:style-name="ce680"/>
          <table:table-cell table:style-name="ce1090" table:number-columns-repeated="2"/>
          <table:table-cell table:style-name="ce1095" table:number-columns-repeated="7"/>
          <table:table-cell table:style-name="ce1100"/>
        </table:table-row>
        <table:table-row table:style-name="ro4">
          <table:table-cell table:style-name="ce694" office:value-type="string" calcext:value-type="string" table:number-columns-spanned="31" table:number-rows-spanned="1">
            <text:p>Fonction polynôme du second degré niveau 1 Seconde</text:p>
          </table:table-cell>
          <table:covered-table-cell/>
          <table:covered-table-cell office:value-type="float" office:value="1" calcext:value-type="float">
            <text:p>1</text:p>
          </table:covered-table-cell>
          <table:covered-table-cell table:number-columns-repeated="13"/>
          <table:covered-table-cell table:number-columns-repeated="3" table:style-name="ce934"/>
          <table:covered-table-cell table:number-columns-repeated="2" table:style-name="ce955"/>
          <table:covered-table-cell table:number-columns-repeated="10"/>
          <table:table-cell/>
          <table:table-cell table:style-name="ce1092" office:value-type="float" office:value="2" calcext:value-type="float">
            <text:p>2</text:p>
          </table:table-cell>
          <table:table-cell table:style-name="ce1070" office:value-type="float" office:value="0.946627182125609" calcext:value-type="float">
            <text:p>0,946627182125609</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20]);ABS([.AJ20]))" office:value-type="float" office:value="1" calcext:value-type="float">
            <text:p>1</text:p>
          </table:table-cell>
          <table:table-cell table:style-name="ce1097" table:formula="of:=-[.AJ20]/[.AI20]" office:value-type="float" office:value="0.833333333333333" calcext:value-type="float">
            <text:p><text:s/>5/6 </text:p>
          </table:table-cell>
          <table:table-cell table:style-name="ce1070" table:formula="of:=RANK([.AH20];[.$AH$20:.$AH$43];0)" office:value-type="float" office:value="3" calcext:value-type="float">
            <text:p>3</text:p>
          </table:table-cell>
          <table:table-cell/>
          <table:table-cell table:style-name="ce1092" office:value-type="float" office:value="2" calcext:value-type="float">
            <text:p>2</text:p>
          </table:table-cell>
          <table:table-cell table:style-name="ce1070" office:value-type="float" office:value="0.540362798578076" calcext:value-type="float">
            <text:p>0,540362798578076</text:p>
          </table:table-cell>
          <table:table-cell table:style-name="ce1070" office:value-type="float" office:value="-6" calcext:value-type="float">
            <text:p>-6</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2" calcext:value-type="float">
            <text:p>2</text:p>
          </table:table-cell>
          <table:table-cell table:style-name="ce1101" table:formula="of:=GCD(ABS(2*[.AQ20]);ABS([.AS20]))" office:value-type="float" office:value="1" calcext:value-type="float">
            <text:p>1</text:p>
          </table:table-cell>
          <table:table-cell table:style-name="ce1097" table:formula="of:=-[.AS20]/[.AQ20]" office:value-type="float" office:value="0.833333333333333" calcext:value-type="float">
            <text:p><text:s/>5/6 </text:p>
          </table:table-cell>
          <table:table-cell table:style-name="ce1070" table:formula="of:=[.AR20]*[.AS20]-[.AQ20]*[.AT20]" office:value-type="float" office:value="22" calcext:value-type="float">
            <text:p>22</text:p>
          </table:table-cell>
          <table:table-cell table:style-name="ce1070" table:formula="of:=[.AS20]" office:value-type="float" office:value="5" calcext:value-type="float">
            <text:p>5</text:p>
          </table:table-cell>
          <table:table-cell table:style-name="ce1101" table:formula="of:=GCD(ABS([.AW20]);ABS([.AS20]))" office:value-type="float" office:value="1" calcext:value-type="float">
            <text:p>1</text:p>
          </table:table-cell>
          <table:table-cell table:style-name="ce1097" table:formula="of:=([.AR20]*[.AS20]-[.AQ20]*[.AT20])/[.AS20]" office:value-type="float" office:value="4.4" calcext:value-type="float">
            <text:p>22/5 </text:p>
          </table:table-cell>
          <table:table-cell table:style-name="ce1070" table:formula="of:=RANK([.AP20];[.$AP$20:.$AP$43];0)" office:value-type="float" office:value="11" calcext:value-type="float">
            <text:p>1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34" table:number-columns-repeated="3"/>
          <table:table-cell table:style-name="ce955" table:number-columns-repeated="2"/>
          <table:table-cell table:number-columns-repeated="11"/>
          <table:table-cell table:style-name="ce1093" office:value-type="float" office:value="3" calcext:value-type="float">
            <text:p>3</text:p>
          </table:table-cell>
          <table:table-cell table:style-name="ce884" office:value-type="float" office:value="0.935311859733364" calcext:value-type="float">
            <text:p>0,93531185973336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table:formula="of:=GCD(ABS(2*[.AI21]);ABS([.AJ21]))" office:value-type="float" office:value="1" calcext:value-type="float">
            <text:p>1</text:p>
          </table:table-cell>
          <table:table-cell table:style-name="ce1098" table:formula="of:=-[.AJ21]/[.AI21]" office:value-type="float" office:value="0.6" calcext:value-type="float">
            <text:p><text:s/>3/5 </text:p>
          </table:table-cell>
          <table:table-cell table:style-name="ce1096" table:formula="of:=RANK([.AH21];[.$AH$20:.$AH$43];0)" office:value-type="float" office:value="4" calcext:value-type="float">
            <text:p>4</text:p>
          </table:table-cell>
          <table:table-cell/>
          <table:table-cell table:style-name="ce1093" office:value-type="float" office:value="3" calcext:value-type="float">
            <text:p>3</text:p>
          </table:table-cell>
          <table:table-cell table:style-name="ce884" office:value-type="float" office:value="0.439866939150037" calcext:value-type="float">
            <text:p>0,439866939150037</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21]);ABS([.AS21]))" office:value-type="float" office:value="1" calcext:value-type="float">
            <text:p>1</text:p>
          </table:table-cell>
          <table:table-cell table:style-name="ce1098" table:formula="of:=-[.AS21]/[.AQ21]" office:value-type="float" office:value="0.6" calcext:value-type="float">
            <text:p><text:s/>3/5 </text:p>
          </table:table-cell>
          <table:table-cell table:style-name="ce1096" table:formula="of:=[.AR21]*[.AS21]-[.AQ21]*[.AT21]" office:value-type="float" office:value="-4" calcext:value-type="float">
            <text:p>-4</text:p>
          </table:table-cell>
          <table:table-cell table:style-name="ce1096" table:formula="of:=[.AS21]" office:value-type="float" office:value="3" calcext:value-type="float">
            <text:p>3</text:p>
          </table:table-cell>
          <table:table-cell table:style-name="ce1102" table:formula="of:=GCD(ABS([.AW21]);ABS([.AS21]))" office:value-type="float" office:value="1" calcext:value-type="float">
            <text:p>1</text:p>
          </table:table-cell>
          <table:table-cell table:style-name="ce1098" table:formula="of:=([.AR21]*[.AS21]-[.AQ21]*[.AT21])/[.AS21]" office:value-type="float" office:value="-1.33333333333333" calcext:value-type="float">
            <text:p>- 4/3 </text:p>
          </table:table-cell>
          <table:table-cell table:style-name="ce1096" table:formula="of:=RANK([.AP21];[.$AP$20:.$AP$43];0)" office:value-type="float" office:value="14" calcext:value-type="float">
            <text:p>1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937" office:value-type="string" calcext:value-type="string">
            <text:p></text:p>
          </table:table-cell>
          <table:table-cell table:style-name="ce937" office:value-type="string" calcext:value-type="string">
            <text:p></text:p>
          </table:table-cell>
          <table:table-cell/>
          <table:table-cell table:formula="of:=COM.MICROSOFT.CONCAT(IF([.Q23]=1;&quot;&quot;;IF([.Q23]=-1;&quot;- &quot;;[.Q23]));&quot; x²&quot;;IF([.R23]&lt;0;&quot; - &quot;;&quot; + &quot;);ABS([.R23]);&quot; x&quot;;IF([.S23]&lt;0;&quot; - &quot;;&quot; + &quot;);ABS([.S23]))" office:value-type="string" office:string-value="-2 x² + 8 x + 2" calcext:value-type="string" table:number-columns-spanned="5" table:number-rows-spanned="1">
            <text:p>-2 x² + 8 x + 2</text:p>
          </table:table-cell>
          <table:covered-table-cell table:number-columns-repeated="4"/>
          <table:table-cell table:number-columns-repeated="5"/>
          <table:table-cell table:style-name="ce1092" office:value-type="float" office:value="4" calcext:value-type="float">
            <text:p>4</text:p>
          </table:table-cell>
          <table:table-cell table:style-name="ce1070" office:value-type="float" office:value="0.0128490706510242" calcext:value-type="float">
            <text:p>0,012849070651024</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22]);ABS([.AJ22]))" office:value-type="float" office:value="1" calcext:value-type="float">
            <text:p>1</text:p>
          </table:table-cell>
          <table:table-cell table:style-name="ce1097" table:formula="of:=-[.AJ22]/[.AI22]" office:value-type="float" office:value="0.75" calcext:value-type="float">
            <text:p><text:s/>3/4 </text:p>
          </table:table-cell>
          <table:table-cell table:style-name="ce1070" table:formula="of:=RANK([.AH22];[.$AH$20:.$AH$43];0)" office:value-type="float" office:value="24" calcext:value-type="float">
            <text:p>24</text:p>
          </table:table-cell>
          <table:table-cell/>
          <table:table-cell table:style-name="ce1092" office:value-type="float" office:value="4" calcext:value-type="float">
            <text:p>4</text:p>
          </table:table-cell>
          <table:table-cell table:style-name="ce1070" office:value-type="float" office:value="0.833930408971512" calcext:value-type="float">
            <text:p>0,833930408971512</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101" table:formula="of:=GCD(ABS(2*[.AQ22]);ABS([.AS22]))" office:value-type="float" office:value="1" calcext:value-type="float">
            <text:p>1</text:p>
          </table:table-cell>
          <table:table-cell table:style-name="ce1097" table:formula="of:=-[.AS22]/[.AQ22]" office:value-type="float" office:value="0.75" calcext:value-type="float">
            <text:p><text:s/>3/4 </text:p>
          </table:table-cell>
          <table:table-cell table:style-name="ce1070" table:formula="of:=[.AR22]*[.AS22]-[.AQ22]*[.AT22]" office:value-type="float" office:value="49" calcext:value-type="float">
            <text:p>49</text:p>
          </table:table-cell>
          <table:table-cell table:style-name="ce1070" table:formula="of:=[.AS22]" office:value-type="float" office:value="3" calcext:value-type="float">
            <text:p>3</text:p>
          </table:table-cell>
          <table:table-cell table:style-name="ce1101" table:formula="of:=GCD(ABS([.AW22]);ABS([.AS22]))" office:value-type="float" office:value="1" calcext:value-type="float">
            <text:p>1</text:p>
          </table:table-cell>
          <table:table-cell table:style-name="ce1097" table:formula="of:=([.AR22]*[.AS22]-[.AQ22]*[.AT22])/[.AS22]" office:value-type="float" office:value="16.3333333333333" calcext:value-type="float">
            <text:p>49/3 </text:p>
          </table:table-cell>
          <table:table-cell table:style-name="ce1070" table:formula="of:=RANK([.AP22];[.$AP$20:.$AP$43];0)" office:value-type="float" office:value="4" calcext:value-type="float">
            <text:p>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2" calcext:value-type="float">
            <text:p>-2</text:p>
          </table:table-cell>
          <table:table-cell table:formula="of:=&quot;x²&quot;" office:value-type="string" office:string-value="x²" calcext:value-type="string">
            <text:p>x²</text:p>
          </table:table-cell>
          <table:table-cell table:formula="of:=IF([.R23]&lt;0;&quot;-&quot;;&quot;+&quot;)" office:value-type="string" office:string-value="+" calcext:value-type="string">
            <text:p>+</text:p>
          </table:table-cell>
          <table:table-cell table:formula="of:=ABS([.R23])" office:value-type="float" office:value="8" calcext:value-type="float">
            <text:p>8</text:p>
          </table:table-cell>
          <table:table-cell office:value-type="string" calcext:value-type="string">
            <text:p>x</text:p>
          </table:table-cell>
          <table:table-cell table:formula="of:=IF([.S23]&lt;0;&quot;-&quot;;&quot;+&quot;)" office:value-type="string" office:string-value="+" calcext:value-type="string">
            <text:p>+</text:p>
          </table:table-cell>
          <table:table-cell table:formula="of:=ABS([.S23])" office:value-type="float" office:value="2" calcext:value-type="float">
            <text:p>2</text:p>
          </table:table-cell>
          <table:table-cell table:number-columns-repeated="9"/>
          <table:table-cell table:style-name="ce884" office:value-type="float" office:value="-2" calcext:value-type="float">
            <text:p>-2</text:p>
          </table:table-cell>
          <table:table-cell table:style-name="ce884" table:formula="of:=-2*[.Q23]*[.T23]" office:value-type="float" office:value="8" calcext:value-type="float">
            <text:p>8</text:p>
          </table:table-cell>
          <table:table-cell table:number-columns-repeated="2" table:style-name="ce884" office:value-type="float" office:value="2" calcext:value-type="float">
            <text:p>2</text:p>
          </table:table-cell>
          <table:table-cell table:style-name="ce884" table:formula="of:=[.Q23]*[.T23]^2+[.R23]*[.T23]+[.S23]" office:value-type="float" office:value="10" calcext:value-type="float">
            <text:p>10</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5" calcext:value-type="float">
            <text:p>5</text:p>
          </table:table-cell>
          <table:table-cell table:style-name="ce884" office:value-type="float" office:value="0.82297951547267" calcext:value-type="float">
            <text:p>0,82297951547267</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table:formula="of:=GCD(ABS(2*[.AI23]);ABS([.AJ23]))" office:value-type="float" office:value="1" calcext:value-type="float">
            <text:p>1</text:p>
          </table:table-cell>
          <table:table-cell table:style-name="ce1098" table:formula="of:=-[.AJ23]/[.AI23]" office:value-type="float" office:value="1.66666666666667" calcext:value-type="float">
            <text:p><text:s/>5/3 </text:p>
          </table:table-cell>
          <table:table-cell table:style-name="ce1096" table:formula="of:=RANK([.AH23];[.$AH$20:.$AH$43];0)" office:value-type="float" office:value="7" calcext:value-type="float">
            <text:p>7</text:p>
          </table:table-cell>
          <table:table-cell/>
          <table:table-cell table:style-name="ce1093" office:value-type="float" office:value="5" calcext:value-type="float">
            <text:p>5</text:p>
          </table:table-cell>
          <table:table-cell table:style-name="ce884" office:value-type="float" office:value="0.152985709887021" calcext:value-type="float">
            <text:p>0,152985709887021</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23]);ABS([.AS23]))" office:value-type="float" office:value="1" calcext:value-type="float">
            <text:p>1</text:p>
          </table:table-cell>
          <table:table-cell table:style-name="ce1098" table:formula="of:=-[.AS23]/[.AQ23]" office:value-type="float" office:value="1.66666666666667" calcext:value-type="float">
            <text:p><text:s/>5/3 </text:p>
          </table:table-cell>
          <table:table-cell table:style-name="ce1096" table:formula="of:=[.AR23]*[.AS23]-[.AQ23]*[.AT23]" office:value-type="float" office:value="31" calcext:value-type="float">
            <text:p>31</text:p>
          </table:table-cell>
          <table:table-cell table:style-name="ce1096" table:formula="of:=[.AS23]" office:value-type="float" office:value="5" calcext:value-type="float">
            <text:p>5</text:p>
          </table:table-cell>
          <table:table-cell table:style-name="ce1102" table:formula="of:=GCD(ABS([.AW23]);ABS([.AS23]))" office:value-type="float" office:value="1" calcext:value-type="float">
            <text:p>1</text:p>
          </table:table-cell>
          <table:table-cell table:style-name="ce1098" table:formula="of:=([.AR23]*[.AS23]-[.AQ23]*[.AT23])/[.AS23]" office:value-type="float" office:value="6.2" calcext:value-type="float">
            <text:p>31/5 </text:p>
          </table:table-cell>
          <table:table-cell table:style-name="ce1096" table:formula="of:=RANK([.AP23];[.$AP$20:.$AP$43];0)" office:value-type="float" office:value="21" calcext:value-type="float">
            <text:p>2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2" calcext:value-type="float">
            <text:p>-2</text:p>
          </table:table-cell>
          <table:table-cell office:value-type="string" calcext:value-type="string">
            <text:p>(</text:p>
          </table:table-cell>
          <table:table-cell table:formula="of:=&quot;x²&quot;" office:value-type="string" office:string-value="x²" calcext:value-type="string">
            <text:p>x²</text:p>
          </table:table-cell>
          <table:table-cell table:formula="of:=IF([.$R$23]*-[.$Q$23]&lt;0;&quot;+&quot;;&quot;-&quot;)" office:value-type="string" office:string-value="-" calcext:value-type="string">
            <text:p>-</text:p>
          </table:table-cell>
          <table:table-cell table:formula="of:=ABS([.$R$23]/[.$Q$23])" office:value-type="float" office:value="4" calcext:value-type="float">
            <text:p>4</text:p>
          </table:table-cell>
          <table:table-cell office:value-type="string" calcext:value-type="string">
            <text:p>x</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2" calcext:value-type="float">
            <text:p>2</text:p>
          </table:table-cell>
          <table:table-cell table:number-columns-repeated="13"/>
          <table:table-cell table:style-name="ce884" table:formula="of:=IF(ISBLANK([$'2nd ° Seconde N1'.B7]);0;IF([$'2nd ° Seconde N1'.B7]=[.A24];1;-0.5))" office:value-type="float" office:value="0" calcext:value-type="float">
            <text:p>0</text:p>
          </table:table-cell>
          <table:table-cell table:style-name="ce884" table:formula="of:=IF(ISBLANK([$'2nd ° Seconde N1'.E7]);0;IF([$'2nd ° Seconde N1'.E7]=[.D24];1;-0.5))" office:value-type="float" office:value="0" calcext:value-type="float">
            <text:p>0</text:p>
          </table:table-cell>
          <table:table-cell table:style-name="ce884" table:formula="of:=IF(ISBLANK([$'2nd ° Seconde N1'.F7]);0;IF([$'2nd ° Seconde N1'.F7]=[.E24];1;-0.5))" office:value-type="float" office:value="0" calcext:value-type="float">
            <text:p>0</text:p>
          </table:table-cell>
          <table:table-cell table:style-name="ce884" table:formula="of:=IF(ISBLANK([$'2nd ° Seconde N1'.I7]);0;IF([$'2nd ° Seconde N1'.I7]=[.H24];1;-0.5))" office:value-type="float" office:value="0" calcext:value-type="float">
            <text:p>0</text:p>
          </table:table-cell>
          <table:table-cell table:style-name="ce884" table:formula="of:=IF(ISBLANK([$'2nd ° Seconde N1'.J7]);0;IF([$'2nd ° Seconde N1'.J7]=[.I24];1;-0.5))" office:value-type="float" office:value="0" calcext:value-type="float">
            <text:p>0</text:p>
          </table:table-cell>
          <table:table-cell table:style-name="ce1047" table:number-columns-repeated="2"/>
          <table:table-cell table:style-name="ce884" table:formula="of:=SUM([.W24:.AC24])"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6" calcext:value-type="float">
            <text:p>6</text:p>
          </table:table-cell>
          <table:table-cell table:style-name="ce1070" office:value-type="float" office:value="0.194043364382887" calcext:value-type="float">
            <text:p>0,194043364382887</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24]);ABS([.AJ24]))" office:value-type="float" office:value="1" calcext:value-type="float">
            <text:p>1</text:p>
          </table:table-cell>
          <table:table-cell table:style-name="ce1097" table:formula="of:=-[.AJ24]/[.AI24]" office:value-type="float" office:value="0.5" calcext:value-type="float">
            <text:p><text:s/>1/2 </text:p>
          </table:table-cell>
          <table:table-cell table:style-name="ce1070" table:formula="of:=RANK([.AH24];[.$AH$20:.$AH$43];0)" office:value-type="float" office:value="21" calcext:value-type="float">
            <text:p>21</text:p>
          </table:table-cell>
          <table:table-cell/>
          <table:table-cell table:style-name="ce1092" office:value-type="float" office:value="6" calcext:value-type="float">
            <text:p>6</text:p>
          </table:table-cell>
          <table:table-cell table:style-name="ce1070" office:value-type="float" office:value="0.690642400474715" calcext:value-type="float">
            <text:p>0,690642400474715</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101" table:formula="of:=GCD(ABS(2*[.AQ24]);ABS([.AS24]))" office:value-type="float" office:value="1" calcext:value-type="float">
            <text:p>1</text:p>
          </table:table-cell>
          <table:table-cell table:style-name="ce1097" table:formula="of:=-[.AS24]/[.AQ24]" office:value-type="float" office:value="3.5" calcext:value-type="float">
            <text:p><text:s/>7/2 </text:p>
          </table:table-cell>
          <table:table-cell table:style-name="ce1070" table:formula="of:=[.AR24]*[.AS24]-[.AQ24]*[.AT24]" office:value-type="float" office:value="39" calcext:value-type="float">
            <text:p>39</text:p>
          </table:table-cell>
          <table:table-cell table:style-name="ce1070" table:formula="of:=[.AS24]" office:value-type="float" office:value="7" calcext:value-type="float">
            <text:p>7</text:p>
          </table:table-cell>
          <table:table-cell table:style-name="ce1101" table:formula="of:=GCD(ABS([.AW24]);ABS([.AS24]))" office:value-type="float" office:value="1" calcext:value-type="float">
            <text:p>1</text:p>
          </table:table-cell>
          <table:table-cell table:style-name="ce1097" table:formula="of:=([.AR24]*[.AS24]-[.AQ24]*[.AT24])/[.AS24]" office:value-type="float" office:value="5.57142857142857" calcext:value-type="float">
            <text:p>39/7 </text:p>
          </table:table-cell>
          <table:table-cell table:style-name="ce1070" table:formula="of:=RANK([.AP24];[.$AP$20:.$AP$43];0)" office:value-type="float" office:value="9" calcext:value-type="float">
            <text:p>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2" calcext:value-type="float">
            <text:p>-2</text:p>
          </table:table-cell>
          <table:table-cell office:value-type="string"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2" calcext:value-type="float">
            <text:p>2</text:p>
          </table:table-cell>
          <table:table-cell office:value-type="string" calcext:value-type="string">
            <text:p>)²</text:p>
          </table:table-cell>
          <table:table-cell office:value-type="string" calcext:value-type="string">
            <text:p>-</text:p>
          </table:table-cell>
          <table:table-cell table:formula="of:=[.F25]^2" office:value-type="float" office:value="4" calcext:value-type="float">
            <text:p>4</text:p>
          </table:table-cell>
          <table:table-cell office:value-type="string" calcext:value-type="string">
            <text:p>]</text:p>
          </table:table-cell>
          <table:table-cell table:formula="of:=IF([.$S$23]&lt;0;&quot;-&quot;;&quot;+&quot;)" office:value-type="string" office:string-value="+" calcext:value-type="string">
            <text:p>+</text:p>
          </table:table-cell>
          <table:table-cell table:formula="of:=ABS([.$S$23])" office:value-type="float" office:value="2" calcext:value-type="float">
            <text:p>2</text:p>
          </table:table-cell>
          <table:table-cell table:number-columns-repeated="4"/>
          <table:table-cell table:style-name="ce1047" table:number-columns-repeated="2"/>
          <table:table-cell table:number-columns-repeated="4"/>
          <table:table-cell table:style-name="ce884" table:formula="of:=IF(ISBLANK([$'2nd ° Seconde N1'.B9]);0;IF([$'2nd ° Seconde N1'.B9]=[.A25];1;-0.5))" office:value-type="float" office:value="0" calcext:value-type="float">
            <text:p>0</text:p>
          </table:table-cell>
          <table:table-cell table:style-name="ce884" table:formula="of:=IF(ISBLANK([$'2nd ° Seconde N1'.F9]);0;IF([$'2nd ° Seconde N1'.F9]=[.E25];1;-0.5))" office:value-type="float" office:value="0" calcext:value-type="float">
            <text:p>0</text:p>
          </table:table-cell>
          <table:table-cell table:style-name="ce884" table:formula="of:=IF(ISBLANK([$'2nd ° Seconde N1'.G9]);0;IF([$'2nd ° Seconde N1'.G9]=[.F25];1;-0.5))" office:value-type="float" office:value="0" calcext:value-type="float">
            <text:p>0</text:p>
          </table:table-cell>
          <table:table-cell table:style-name="ce884" table:formula="of:=IF(ISBLANK([$'2nd ° Seconde N1'.I9]);0;IF([$'2nd ° Seconde N1'.I9]=[.H25];1;-0.5))" office:value-type="float" office:value="0" calcext:value-type="float">
            <text:p>0</text:p>
          </table:table-cell>
          <table:table-cell table:style-name="ce884" table:formula="of:=IF(ISBLANK([$'2nd ° Seconde N1'.J9]);0;IF([$'2nd ° Seconde N1'.J9]=[.I25];1;-0.5))" office:value-type="float" office:value="0" calcext:value-type="float">
            <text:p>0</text:p>
          </table:table-cell>
          <table:table-cell table:style-name="ce884" table:formula="of:=IF(ISBLANK([$'2nd ° Seconde N1'.L9]);0;IF([$'2nd ° Seconde N1'.L9]=[.K25];1;-0.5))" office:value-type="float" office:value="0" calcext:value-type="float">
            <text:p>0</text:p>
          </table:table-cell>
          <table:table-cell table:style-name="ce884" table:formula="of:=IF(ISBLANK([$'2nd ° Seconde N1'.M9]);0;IF([$'2nd ° Seconde N1'.M9]=[.L25];1;-0.5))" office:value-type="float" office:value="0" calcext:value-type="float">
            <text:p>0</text:p>
          </table:table-cell>
          <table:table-cell table:style-name="ce884" table:formula="of:=SUM([.W25:.AC25])" office:value-type="float" office:value="0" calcext:value-type="float">
            <text:p>0</text:p>
          </table:table-cell>
          <table:table-cell table:style-name="ce884" office:value-type="float" office:value="7" calcext:value-type="float">
            <text:p>7</text:p>
          </table:table-cell>
          <table:table-cell/>
          <table:table-cell table:style-name="ce1093" office:value-type="float" office:value="7" calcext:value-type="float">
            <text:p>7</text:p>
          </table:table-cell>
          <table:table-cell table:style-name="ce884" office:value-type="float" office:value="0.221615449429667" calcext:value-type="float">
            <text:p>0,221615449429667</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25]);ABS([.AJ25]))" office:value-type="float" office:value="1" calcext:value-type="float">
            <text:p>1</text:p>
          </table:table-cell>
          <table:table-cell table:style-name="ce1098" table:formula="of:=-[.AJ25]/[.AI25]" office:value-type="float" office:value="-2.5" calcext:value-type="float">
            <text:p>- 5/2 </text:p>
          </table:table-cell>
          <table:table-cell table:style-name="ce1096" table:formula="of:=RANK([.AH25];[.$AH$20:.$AH$43];0)" office:value-type="float" office:value="19" calcext:value-type="float">
            <text:p>19</text:p>
          </table:table-cell>
          <table:table-cell/>
          <table:table-cell table:style-name="ce1093" office:value-type="float" office:value="7" calcext:value-type="float">
            <text:p>7</text:p>
          </table:table-cell>
          <table:table-cell table:style-name="ce884" office:value-type="float" office:value="0.252390886279006" calcext:value-type="float">
            <text:p>0,252390886279006</text:p>
          </table:table-cell>
          <table:table-cell table:style-name="ce1096" office:value-type="float" office:value="2" calcext:value-type="float">
            <text:p>2</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25]);ABS([.AS25]))" office:value-type="float" office:value="1" calcext:value-type="float">
            <text:p>1</text:p>
          </table:table-cell>
          <table:table-cell table:style-name="ce1098" table:formula="of:=-[.AS25]/[.AQ25]" office:value-type="float" office:value="-2.5" calcext:value-type="float">
            <text:p>- 5/2 </text:p>
          </table:table-cell>
          <table:table-cell table:style-name="ce1096" table:formula="of:=[.AR25]*[.AS25]-[.AQ25]*[.AT25]" office:value-type="float" office:value="21" calcext:value-type="float">
            <text:p>21</text:p>
          </table:table-cell>
          <table:table-cell table:style-name="ce1096" table:formula="of:=[.AS25]" office:value-type="float" office:value="5" calcext:value-type="float">
            <text:p>5</text:p>
          </table:table-cell>
          <table:table-cell table:style-name="ce1102" table:formula="of:=GCD(ABS([.AW25]);ABS([.AS25]))" office:value-type="float" office:value="1" calcext:value-type="float">
            <text:p>1</text:p>
          </table:table-cell>
          <table:table-cell table:style-name="ce1098" table:formula="of:=([.AR25]*[.AS25]-[.AQ25]*[.AT25])/[.AS25]" office:value-type="float" office:value="4.2" calcext:value-type="float">
            <text:p>21/5 </text:p>
          </table:table-cell>
          <table:table-cell table:style-name="ce1096" table:formula="of:=RANK([.AP25];[.$AP$20:.$AP$43];0)" office:value-type="float" office:value="19" calcext:value-type="float">
            <text:p>19</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2" calcext:value-type="float">
            <text:p>-2</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2" calcext:value-type="float">
            <text:p>2</text:p>
          </table:table-cell>
          <table:table-cell office:value-type="string" calcext:value-type="string">
            <text:p>)²</text:p>
          </table:table-cell>
          <table:table-cell table:style-name="ce678" table:formula="of:=IF([.Q23]&lt;0;&quot;+&quot;;&quot;-&quot;)" office:value-type="string" office:string-value="+" calcext:value-type="string">
            <text:p>+</text:p>
          </table:table-cell>
          <table:table-cell table:formula="of:=ABS([.$Q$23]*[.E26]^2)" office:value-type="float" office:value="8" calcext:value-type="float">
            <text:p>8</text:p>
          </table:table-cell>
          <table:table-cell table:formula="of:=IF([.$S$23]&lt;0;&quot;-&quot;;&quot;+&quot;)" office:value-type="string" office:string-value="+" calcext:value-type="string">
            <text:p>+</text:p>
          </table:table-cell>
          <table:table-cell table:formula="of:=ABS([.$S$23])" office:value-type="float" office:value="2" calcext:value-type="float">
            <text:p>2</text:p>
          </table:table-cell>
          <table:table-cell table:number-columns-repeated="12"/>
          <table:table-cell table:style-name="ce884" table:formula="of:=IF(ISBLANK([$'2nd ° Seconde N1'.B11]);0;IF([$'2nd ° Seconde N1'.B11]=[.A26];1;-0.5))" office:value-type="float" office:value="0" calcext:value-type="float">
            <text:p>0</text:p>
          </table:table-cell>
          <table:table-cell table:style-name="ce884" table:formula="of:=IF(ISBLANK([$'2nd ° Seconde N1'.E11]);0;IF([$'2nd ° Seconde N1'.E11]=[.D26];1;-0.5))" office:value-type="float" office:value="0" calcext:value-type="float">
            <text:p>0</text:p>
          </table:table-cell>
          <table:table-cell table:style-name="ce884" table:formula="of:=IF(ISBLANK([$'2nd ° Seconde N1'.F11]);0;IF([$'2nd ° Seconde N1'.F11]=[.E26];1;-0.5))" office:value-type="float" office:value="0" calcext:value-type="float">
            <text:p>0</text:p>
          </table:table-cell>
          <table:table-cell table:style-name="ce884" table:formula="of:=IF(ISBLANK([$'2nd ° Seconde N1'.H11]);0;IF([$'2nd ° Seconde N1'.H11]=[.G26];1;-0.5))" office:value-type="float" office:value="0" calcext:value-type="float">
            <text:p>0</text:p>
          </table:table-cell>
          <table:table-cell table:style-name="ce884" table:formula="of:=IF(ISBLANK([$'2nd ° Seconde N1'.I11]);0;IF([$'2nd ° Seconde N1'.I11]=[.H26];1;-0.5))" office:value-type="float" office:value="0" calcext:value-type="float">
            <text:p>0</text:p>
          </table:table-cell>
          <table:table-cell table:style-name="ce884" table:formula="of:=IF(ISBLANK([$'2nd ° Seconde N1'.J11]);0;IF([$'2nd ° Seconde N1'.J11]=[.I26];1;-0.5))" office:value-type="float" office:value="0" calcext:value-type="float">
            <text:p>0</text:p>
          </table:table-cell>
          <table:table-cell table:style-name="ce884" table:formula="of:=IF(ISBLANK([$'2nd ° Seconde N1'.K11]);0;IF([$'2nd ° Seconde N1'.K11]=[.J26];1;-0.5))" office:value-type="float" office:value="0" calcext:value-type="float">
            <text:p>0</text:p>
          </table:table-cell>
          <table:table-cell table:style-name="ce884" table:formula="of:=SUM([.W26:.AC26])" office:value-type="float" office:value="0" calcext:value-type="float">
            <text:p>0</text:p>
          </table:table-cell>
          <table:table-cell table:style-name="ce884" office:value-type="float" office:value="7" calcext:value-type="float">
            <text:p>7</text:p>
          </table:table-cell>
          <table:table-cell/>
          <table:table-cell table:style-name="ce1092" office:value-type="float" office:value="8" calcext:value-type="float">
            <text:p>8</text:p>
          </table:table-cell>
          <table:table-cell table:style-name="ce1070" office:value-type="float" office:value="0.799359544331505" calcext:value-type="float">
            <text:p>0,799359544331505</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table:formula="of:=GCD(ABS(2*[.AI26]);ABS([.AJ26]))" office:value-type="float" office:value="1" calcext:value-type="float">
            <text:p>1</text:p>
          </table:table-cell>
          <table:table-cell table:style-name="ce1097" table:formula="of:=-[.AJ26]/[.AI26]" office:value-type="float" office:value="-2.33333333333333" calcext:value-type="float">
            <text:p>- 7/3 </text:p>
          </table:table-cell>
          <table:table-cell table:style-name="ce1070" table:formula="of:=RANK([.AH26];[.$AH$20:.$AH$43];0)" office:value-type="float" office:value="8" calcext:value-type="float">
            <text:p>8</text:p>
          </table:table-cell>
          <table:table-cell/>
          <table:table-cell table:style-name="ce1092" office:value-type="float" office:value="8" calcext:value-type="float">
            <text:p>8</text:p>
          </table:table-cell>
          <table:table-cell table:style-name="ce1070" office:value-type="float" office:value="0.712361946922361" calcext:value-type="float">
            <text:p>0,71236194692236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070" office:value-type="float" office:value="7" calcext:value-type="float">
            <text:p>7</text:p>
          </table:table-cell>
          <table:table-cell table:style-name="ce1070" office:value-type="float" office:value="4" calcext:value-type="float">
            <text:p>4</text:p>
          </table:table-cell>
          <table:table-cell table:style-name="ce1101" table:formula="of:=GCD(ABS(2*[.AQ26]);ABS([.AS26]))" office:value-type="float" office:value="1" calcext:value-type="float">
            <text:p>1</text:p>
          </table:table-cell>
          <table:table-cell table:style-name="ce1097" table:formula="of:=-[.AS26]/[.AQ26]" office:value-type="float" office:value="-2.33333333333333" calcext:value-type="float">
            <text:p>- 7/3 </text:p>
          </table:table-cell>
          <table:table-cell table:style-name="ce1070" table:formula="of:=[.AR26]*[.AS26]-[.AQ26]*[.AT26]" office:value-type="float" office:value="-40" calcext:value-type="float">
            <text:p>-40</text:p>
          </table:table-cell>
          <table:table-cell table:style-name="ce1070" table:formula="of:=[.AS26]" office:value-type="float" office:value="7" calcext:value-type="float">
            <text:p>7</text:p>
          </table:table-cell>
          <table:table-cell table:style-name="ce1101" table:formula="of:=GCD(ABS([.AW26]);ABS([.AS26]))" office:value-type="float" office:value="1" calcext:value-type="float">
            <text:p>1</text:p>
          </table:table-cell>
          <table:table-cell table:style-name="ce1097" table:formula="of:=([.AR26]*[.AS26]-[.AQ26]*[.AT26])/[.AS26]" office:value-type="float" office:value="-5.71428571428571" calcext:value-type="float">
            <text:p>-40/7 </text:p>
          </table:table-cell>
          <table:table-cell table:style-name="ce1070" table:formula="of:=RANK([.AP26];[.$AP$20:.$AP$43];0)" office:value-type="float" office:value="8" calcext:value-type="float">
            <text:p>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23]=1;&quot;&quot;;IF([.Q23]=-1;&quot;-&quot;;[.Q23]))" office:value-type="float" office:value="-2" calcext:value-type="float">
            <text:p>-2</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formula="of:=IF([.$R$23]*-[.$Q$23]&lt;0;&quot;+&quot;;&quot;-&quot;)" office:value-type="string" office:string-value="-" calcext:value-type="string">
            <text:p>-</text:p>
          </table:table-cell>
          <table:table-cell table:formula="of:=ABS([.$R$23]/(2*[.$Q$23]))" office:value-type="float" office:value="2" calcext:value-type="float">
            <text:p>2</text:p>
          </table:table-cell>
          <table:table-cell office:value-type="string" calcext:value-type="string">
            <text:p>)²</text:p>
          </table:table-cell>
          <table:table-cell table:style-name="ce678" table:formula="of:=IF([.U23]&lt;0;&quot;-&quot;;&quot;+&quot;)" office:value-type="string" office:string-value="+" calcext:value-type="string">
            <text:p>+</text:p>
          </table:table-cell>
          <table:table-cell table:formula="of:=ABS([.U23])" office:value-type="float" office:value="10" calcext:value-type="float">
            <text:p>10</text:p>
          </table:table-cell>
          <table:table-cell table:number-columns-repeated="2"/>
          <table:table-cell table:style-name="ce677" table:number-columns-repeated="2"/>
          <table:table-cell table:number-columns-repeated="10"/>
          <table:table-cell table:style-name="ce884" table:formula="of:=IF(ISBLANK([$'2nd ° Seconde N1'.B13]);0;IF([$'2nd ° Seconde N1'.B13]=[.A27];1;-0.5))" office:value-type="float" office:value="0" calcext:value-type="float">
            <text:p>0</text:p>
          </table:table-cell>
          <table:table-cell table:style-name="ce884" table:formula="of:=IF(ISBLANK([$'2nd ° Seconde N1'.E13]);0;IF([$'2nd ° Seconde N1'.E13]=[.D27];1;-0.5))" office:value-type="float" office:value="0" calcext:value-type="float">
            <text:p>0</text:p>
          </table:table-cell>
          <table:table-cell table:style-name="ce884" table:formula="of:=IF(ISBLANK([$'2nd ° Seconde N1'.F13]);0;IF([$'2nd ° Seconde N1'.F13]=[.E27];1;-0.5))" office:value-type="float" office:value="0" calcext:value-type="float">
            <text:p>0</text:p>
          </table:table-cell>
          <table:table-cell table:style-name="ce884" table:formula="of:=IF(ISBLANK([$'2nd ° Seconde N1'.H13]);0;IF([$'2nd ° Seconde N1'.H13]=[.G27];1;-0.5))" office:value-type="float" office:value="0" calcext:value-type="float">
            <text:p>0</text:p>
          </table:table-cell>
          <table:table-cell table:style-name="ce884" table:formula="of:=IF(ISBLANK([$'2nd ° Seconde N1'.I13]);0;IF([$'2nd ° Seconde N1'.I13]=[.H27];1;-0.5))" office:value-type="float" office:value="0" calcext:value-type="float">
            <text:p>0</text:p>
          </table:table-cell>
          <table:table-cell table:number-columns-repeated="2"/>
          <table:table-cell table:style-name="ce884" table:formula="of:=SUM([.W27:.AC27])"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9" calcext:value-type="float">
            <text:p>9</text:p>
          </table:table-cell>
          <table:table-cell table:style-name="ce884" office:value-type="float" office:value="0.437377579447068" calcext:value-type="float">
            <text:p>0,437377579447068</text:p>
          </table:table-cell>
          <table:table-cell table:style-name="ce1096" table:formula="of:=[.AI26]+1" office:value-type="float" office:value="4" calcext:value-type="float">
            <text:p>4</text:p>
          </table:table-cell>
          <table:table-cell table:style-name="ce1096" office:value-type="float" office:value="1" calcext:value-type="float">
            <text:p>1</text:p>
          </table:table-cell>
          <table:table-cell table:style-name="ce1096" table:formula="of:=GCD(ABS(2*[.AI27]);ABS([.AJ27]))" office:value-type="float" office:value="1" calcext:value-type="float">
            <text:p>1</text:p>
          </table:table-cell>
          <table:table-cell table:style-name="ce1098" table:formula="of:=-[.AJ27]/[.AI27]" office:value-type="float" office:value="-0.25" calcext:value-type="float">
            <text:p>- 1/4 </text:p>
          </table:table-cell>
          <table:table-cell table:style-name="ce1096" table:formula="of:=RANK([.AH27];[.$AH$20:.$AH$43];0)" office:value-type="float" office:value="14" calcext:value-type="float">
            <text:p>14</text:p>
          </table:table-cell>
          <table:table-cell/>
          <table:table-cell table:style-name="ce1093" office:value-type="float" office:value="9" calcext:value-type="float">
            <text:p>9</text:p>
          </table:table-cell>
          <table:table-cell table:style-name="ce884" office:value-type="float" office:value="0.773401276440584" calcext:value-type="float">
            <text:p>0,77340127644058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2" calcext:value-type="float">
            <text:p>-2</text:p>
          </table:table-cell>
          <table:table-cell table:style-name="ce1102" table:formula="of:=GCD(ABS(2*[.AQ27]);ABS([.AS27]))" office:value-type="float" office:value="1" calcext:value-type="float">
            <text:p>1</text:p>
          </table:table-cell>
          <table:table-cell table:style-name="ce1098" table:formula="of:=-[.AS27]/[.AQ27]" office:value-type="float" office:value="-0.428571428571429" calcext:value-type="float">
            <text:p>- 3/7 </text:p>
          </table:table-cell>
          <table:table-cell table:style-name="ce1096" table:formula="of:=[.AR27]*[.AS27]-[.AQ27]*[.AT27]" office:value-type="float" office:value="-1" calcext:value-type="float">
            <text:p>-1</text:p>
          </table:table-cell>
          <table:table-cell table:style-name="ce1096" table:formula="of:=[.AS27]" office:value-type="float" office:value="3" calcext:value-type="float">
            <text:p>3</text:p>
          </table:table-cell>
          <table:table-cell table:style-name="ce1102" table:formula="of:=GCD(ABS([.AW27]);ABS([.AS27]))" office:value-type="float" office:value="1" calcext:value-type="float">
            <text:p>1</text:p>
          </table:table-cell>
          <table:table-cell table:style-name="ce1098" table:formula="of:=([.AR27]*[.AS27]-[.AQ27]*[.AT27])/[.AS27]" office:value-type="float" office:value="-0.333333333333333" calcext:value-type="float">
            <text:p>- 1/3 </text:p>
          </table:table-cell>
          <table:table-cell table:style-name="ce1096" table:formula="of:=RANK([.AP27];[.$AP$20:.$AP$43];0)" office:value-type="float" office:value="7" calcext:value-type="float">
            <text:p>7</text:p>
          </table:table-cell>
          <table:table-cell/>
          <table:table-cell table:style-name="ce1100"/>
          <table:table-cell table:style-name="ce675" table:number-columns-repeated="7"/>
          <table:table-cell table:style-name="ce1103"/>
          <table:table-cell table:style-name="ce675"/>
        </table:table-row>
        <table:table-row table:style-name="ro4">
          <table:table-cell table:number-columns-repeated="6"/>
          <table:table-cell table:style-name="ce678"/>
          <table:table-cell table:number-columns-repeated="3"/>
          <table:table-cell table:style-name="ce677" table:number-columns-repeated="2"/>
          <table:table-cell table:number-columns-repeated="10"/>
          <table:table-cell table:style-name="ce681" office:value-type="string" calcext:value-type="string">
            <text:p></text:p>
          </table:table-cell>
          <table:table-cell table:style-name="ce681" office:value-type="string" calcext:value-type="string">
            <text:p></text:p>
          </table:table-cell>
          <table:table-cell table:number-columns-repeated="5"/>
          <table:table-cell table:style-name="ce884" table:number-columns-repeated="2"/>
          <table:table-cell/>
          <table:table-cell table:style-name="ce1092" office:value-type="float" office:value="10" calcext:value-type="float">
            <text:p>10</text:p>
          </table:table-cell>
          <table:table-cell table:style-name="ce1070" office:value-type="float" office:value="0.716500174246578" calcext:value-type="float">
            <text:p>0,716500174246578</text:p>
          </table:table-cell>
          <table:table-cell table:style-name="ce1070" table:formula="of:=[.AI27]+1" office:value-type="float" office:value="5" calcext:value-type="float">
            <text:p>5</text:p>
          </table:table-cell>
          <table:table-cell table:style-name="ce1070" office:value-type="float" office:value="7" calcext:value-type="float">
            <text:p>7</text:p>
          </table:table-cell>
          <table:table-cell table:style-name="ce1070" table:formula="of:=GCD(ABS(2*[.AI28]);ABS([.AJ28]))" office:value-type="float" office:value="1" calcext:value-type="float">
            <text:p>1</text:p>
          </table:table-cell>
          <table:table-cell table:style-name="ce1097" table:formula="of:=-[.AJ28]/[.AI28]" office:value-type="float" office:value="-1.4" calcext:value-type="float">
            <text:p>- 7/5 </text:p>
          </table:table-cell>
          <table:table-cell table:style-name="ce1070" table:formula="of:=RANK([.AH28];[.$AH$20:.$AH$43];0)" office:value-type="float" office:value="10" calcext:value-type="float">
            <text:p>10</text:p>
          </table:table-cell>
          <table:table-cell/>
          <table:table-cell table:style-name="ce1092" office:value-type="float" office:value="10" calcext:value-type="float">
            <text:p>10</text:p>
          </table:table-cell>
          <table:table-cell table:style-name="ce1070" office:value-type="float" office:value="0.0929367454261293" calcext:value-type="float">
            <text:p>0,092936745426129</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101" table:formula="of:=GCD(ABS(2*[.AQ28]);ABS([.AS28]))" office:value-type="float" office:value="1" calcext:value-type="float">
            <text:p>1</text:p>
          </table:table-cell>
          <table:table-cell table:style-name="ce1097" table:formula="of:=-[.AS28]/[.AQ28]" office:value-type="float" office:value="-1.75" calcext:value-type="float">
            <text:p>- 7/4 </text:p>
          </table:table-cell>
          <table:table-cell table:style-name="ce1070" table:formula="of:=[.AR28]*[.AS28]-[.AQ28]*[.AT28]" office:value-type="float" office:value="-33" calcext:value-type="float">
            <text:p>-33</text:p>
          </table:table-cell>
          <table:table-cell table:style-name="ce1070" table:formula="of:=[.AS28]" office:value-type="float" office:value="7" calcext:value-type="float">
            <text:p>7</text:p>
          </table:table-cell>
          <table:table-cell table:style-name="ce1101" table:formula="of:=GCD(ABS([.AW28]);ABS([.AS28]))" office:value-type="float" office:value="1" calcext:value-type="float">
            <text:p>1</text:p>
          </table:table-cell>
          <table:table-cell table:style-name="ce1097" table:formula="of:=([.AR28]*[.AS28]-[.AQ28]*[.AT28])/[.AS28]" office:value-type="float" office:value="-4.71428571428571" calcext:value-type="float">
            <text:p>-33/7 </text:p>
          </table:table-cell>
          <table:table-cell table:style-name="ce1070" table:formula="of:=RANK([.AP28];[.$AP$20:.$AP$43];0)" office:value-type="float" office:value="22" calcext:value-type="float">
            <text:p>2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table-cell table:style-name="ce677"/>
          <table:table-cell table:number-columns-repeated="19"/>
          <table:table-cell table:style-name="ce884" table:formula="of:=IF(ISBLANK([$'2nd ° Seconde N1'.D15]);0;IF([$'2nd ° Seconde N1'.D15]=[.T23];1;-0.5))" office:value-type="float" office:value="0" calcext:value-type="float">
            <text:p>0</text:p>
          </table:table-cell>
          <table:table-cell table:style-name="ce884" table:formula="of:=IF(ISBLANK([$'2nd ° Seconde N1'.G15]);0;IF([$'2nd ° Seconde N1'.G15]=[.U23];1;-0.5))" office:value-type="float" office:value="0" calcext:value-type="float">
            <text:p>0</text:p>
          </table:table-cell>
          <table:table-cell table:number-columns-repeated="5"/>
          <table:table-cell table:style-name="ce884" table:formula="of:=SUM([.W29:.AC2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11" calcext:value-type="float">
            <text:p>11</text:p>
          </table:table-cell>
          <table:table-cell table:style-name="ce884" office:value-type="float" office:value="0.552377932003142" calcext:value-type="float">
            <text:p>0,552377932003142</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29]);ABS([.AJ29]))" office:value-type="float" office:value="1" calcext:value-type="float">
            <text:p>1</text:p>
          </table:table-cell>
          <table:table-cell table:style-name="ce1098" table:formula="of:=-[.AJ29]/[.AI29]" office:value-type="float" office:value="-0.166666666666667" calcext:value-type="float">
            <text:p>- 1/6 </text:p>
          </table:table-cell>
          <table:table-cell table:style-name="ce1096" table:formula="of:=RANK([.AH29];[.$AH$20:.$AH$43];0)" office:value-type="float" office:value="12" calcext:value-type="float">
            <text:p>12</text:p>
          </table:table-cell>
          <table:table-cell/>
          <table:table-cell table:style-name="ce1093" office:value-type="float" office:value="11" calcext:value-type="float">
            <text:p>11</text:p>
          </table:table-cell>
          <table:table-cell table:style-name="ce884" office:value-type="float" office:value="0.844550780932602" calcext:value-type="float">
            <text:p>0,844550780932602</text:p>
          </table:table-cell>
          <table:table-cell table:style-name="ce1096" office:value-type="float" office:value="6" calcext:value-type="float">
            <text:p>6</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102" table:formula="of:=GCD(ABS(2*[.AQ29]);ABS([.AS29]))" office:value-type="float" office:value="1" calcext:value-type="float">
            <text:p>1</text:p>
          </table:table-cell>
          <table:table-cell table:style-name="ce1098" table:formula="of:=-[.AS29]/[.AQ29]" office:value-type="float" office:value="1.16666666666667" calcext:value-type="float">
            <text:p><text:s/>7/6 </text:p>
          </table:table-cell>
          <table:table-cell table:style-name="ce1096" table:formula="of:=[.AR29]*[.AS29]-[.AQ29]*[.AT29]" office:value-type="float" office:value="2" calcext:value-type="float">
            <text:p>2</text:p>
          </table:table-cell>
          <table:table-cell table:style-name="ce1096" table:formula="of:=[.AS29]" office:value-type="float" office:value="-7" calcext:value-type="float">
            <text:p>-7</text:p>
          </table:table-cell>
          <table:table-cell table:style-name="ce1102" table:formula="of:=GCD(ABS([.AW29]);ABS([.AS29]))" office:value-type="float" office:value="1" calcext:value-type="float">
            <text:p>1</text:p>
          </table:table-cell>
          <table:table-cell table:style-name="ce1098" table:formula="of:=([.AR29]*[.AS29]-[.AQ29]*[.AT29])/[.AS29]" office:value-type="float" office:value="-0.285714285714286" calcext:value-type="float">
            <text:p>- 2/7 </text:p>
          </table:table-cell>
          <table:table-cell table:style-name="ce1096" table:formula="of:=RANK([.AP29];[.$AP$20:.$AP$43];0)" office:value-type="float" office:value="3" calcext:value-type="float">
            <text:p>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28"/>
          <table:table-cell table:style-name="ce1088" office:value-type="string" calcext:value-type="string">
            <text:p>Note</text:p>
          </table:table-cell>
          <table:table-cell table:style-name="ce1088" table:formula="of:=IF(20*SUM([.AD24:.AD29])/SUM([.AE24:.AE29])&lt;0;0;20*SUM([.AD24:.AD29])/SUM([.AE24:.AE29]))" office:value-type="float" office:value="0" calcext:value-type="float">
            <text:p>0</text:p>
          </table:table-cell>
          <table:table-cell/>
          <table:table-cell table:style-name="ce1092" office:value-type="float" office:value="12" calcext:value-type="float">
            <text:p>12</text:p>
          </table:table-cell>
          <table:table-cell table:style-name="ce1070" office:value-type="float" office:value="0.434482331501487" calcext:value-type="float">
            <text:p>0,43448233150148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table:formula="of:=GCD(ABS(2*[.AI30]);ABS([.AJ30]))" office:value-type="float" office:value="1" calcext:value-type="float">
            <text:p>1</text:p>
          </table:table-cell>
          <table:table-cell table:style-name="ce1097" table:formula="of:=-[.AJ30]/[.AI30]" office:value-type="float" office:value="-0.428571428571429" calcext:value-type="float">
            <text:p>- 3/7 </text:p>
          </table:table-cell>
          <table:table-cell table:style-name="ce1070" table:formula="of:=RANK([.AH30];[.$AH$20:.$AH$43];0)" office:value-type="float" office:value="15" calcext:value-type="float">
            <text:p>15</text:p>
          </table:table-cell>
          <table:table-cell/>
          <table:table-cell table:style-name="ce1092" office:value-type="float" office:value="12" calcext:value-type="float">
            <text:p>12</text:p>
          </table:table-cell>
          <table:table-cell table:style-name="ce1070" office:value-type="float" office:value="0.890291696747858" calcext:value-type="float">
            <text:p>0,890291696747858</text:p>
          </table:table-cell>
          <table:table-cell table:style-name="ce1070" office:value-type="float" office:value="7" calcext:value-type="float">
            <text:p>7</text:p>
          </table:table-cell>
          <table:table-cell table:style-name="ce1070" office:value-type="float" office:value="-7" calcext:value-type="float">
            <text:p>-7</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30]);ABS([.AS30]))" office:value-type="float" office:value="1" calcext:value-type="float">
            <text:p>1</text:p>
          </table:table-cell>
          <table:table-cell table:style-name="ce1097" table:formula="of:=-[.AS30]/[.AQ30]" office:value-type="float" office:value="-0.428571428571429" calcext:value-type="float">
            <text:p>- 3/7 </text:p>
          </table:table-cell>
          <table:table-cell table:style-name="ce1070" table:formula="of:=[.AR30]*[.AS30]-[.AQ30]*[.AT30]" office:value-type="float" office:value="-56" calcext:value-type="float">
            <text:p>-56</text:p>
          </table:table-cell>
          <table:table-cell table:style-name="ce1070" table:formula="of:=[.AS30]" office:value-type="float" office:value="3" calcext:value-type="float">
            <text:p>3</text:p>
          </table:table-cell>
          <table:table-cell table:style-name="ce1101" table:formula="of:=GCD(ABS([.AW30]);ABS([.AS30]))" office:value-type="float" office:value="1" calcext:value-type="float">
            <text:p>1</text:p>
          </table:table-cell>
          <table:table-cell table:style-name="ce1097" table:formula="of:=([.AR30]*[.AS30]-[.AQ30]*[.AT30])/[.AS30]" office:value-type="float" office:value="-18.6666666666667" calcext:value-type="float">
            <text:p>-56/3 </text:p>
          </table:table-cell>
          <table:table-cell table:style-name="ce1070" table:formula="of:=RANK([.AP30];[.$AP$20:.$AP$43];0)" office:value-type="float" office:value="1" calcext:value-type="float">
            <text:p>1</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31"/>
          <table:table-cell table:style-name="ce1093" office:value-type="float" office:value="13" calcext:value-type="float">
            <text:p>13</text:p>
          </table:table-cell>
          <table:table-cell table:style-name="ce884" office:value-type="float" office:value="0.998194377960483" calcext:value-type="float">
            <text:p>0,998194377960483</text:p>
          </table:table-cell>
          <table:table-cell table:style-name="ce884" office:value-type="float" office:value="-7" calcext:value-type="float">
            <text:p>-7</text:p>
          </table:table-cell>
          <table:table-cell table:style-name="ce1096" office:value-type="float" office:value="3" calcext:value-type="float">
            <text:p>3</text:p>
          </table:table-cell>
          <table:table-cell table:style-name="ce1096" table:formula="of:=GCD(ABS(2*[.AI31]);ABS([.AJ31]))" office:value-type="float" office:value="1" calcext:value-type="float">
            <text:p>1</text:p>
          </table:table-cell>
          <table:table-cell table:style-name="ce1098" table:formula="of:=-[.AJ31]/[.AI31]" office:value-type="float" office:value="0.428571428571429" calcext:value-type="float">
            <text:p><text:s/>3/7 </text:p>
          </table:table-cell>
          <table:table-cell table:style-name="ce1096" table:formula="of:=RANK([.AH31];[.$AH$20:.$AH$43];0)" office:value-type="float" office:value="1" calcext:value-type="float">
            <text:p>1</text:p>
          </table:table-cell>
          <table:table-cell/>
          <table:table-cell table:style-name="ce1093" office:value-type="float" office:value="13" calcext:value-type="float">
            <text:p>13</text:p>
          </table:table-cell>
          <table:table-cell table:style-name="ce884" office:value-type="float" office:value="0.873210134612076" calcext:value-type="float">
            <text:p>0,873210134612076</text:p>
          </table:table-cell>
          <table:table-cell table:style-name="ce884" office:value-type="float" office:value="-7" calcext:value-type="float">
            <text:p>-7</text:p>
          </table:table-cell>
          <table:table-cell table:style-name="ce884" office:value-type="float" office:value="-3" calcext:value-type="float">
            <text:p>-3</text:p>
          </table:table-cell>
          <table:table-cell table:style-name="ce1096" office:value-type="float" office:value="3" calcext:value-type="float">
            <text:p>3</text:p>
          </table:table-cell>
          <table:table-cell table:style-name="ce1096" office:value-type="float" office:value="4" calcext:value-type="float">
            <text:p>4</text:p>
          </table:table-cell>
          <table:table-cell table:style-name="ce1102" table:formula="of:=GCD(ABS(2*[.AQ31]);ABS([.AS31]))" office:value-type="float" office:value="1" calcext:value-type="float">
            <text:p>1</text:p>
          </table:table-cell>
          <table:table-cell table:style-name="ce1098" table:formula="of:=-[.AS31]/[.AQ31]" office:value-type="float" office:value="0.428571428571429" calcext:value-type="float">
            <text:p><text:s/>3/7 </text:p>
          </table:table-cell>
          <table:table-cell table:style-name="ce1096" table:formula="of:=[.AR31]*[.AS31]-[.AQ31]*[.AT31]" office:value-type="float" office:value="19" calcext:value-type="float">
            <text:p>19</text:p>
          </table:table-cell>
          <table:table-cell table:style-name="ce1096" table:formula="of:=[.AS31]" office:value-type="float" office:value="3" calcext:value-type="float">
            <text:p>3</text:p>
          </table:table-cell>
          <table:table-cell table:style-name="ce1102" table:formula="of:=GCD(ABS([.AW31]);ABS([.AS31]))" office:value-type="float" office:value="1" calcext:value-type="float">
            <text:p>1</text:p>
          </table:table-cell>
          <table:table-cell table:style-name="ce1098" table:formula="of:=([.AR31]*[.AS31]-[.AQ31]*[.AT31])/[.AS31]" office:value-type="float" office:value="6.33333333333333" calcext:value-type="float">
            <text:p>19/3 </text:p>
          </table:table-cell>
          <table:table-cell table:style-name="ce1096" table:formula="of:=RANK([.AP31];[.$AP$20:.$AP$43];0)" office:value-type="float" office:value="2" calcext:value-type="float">
            <text:p>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94" office:value-type="string" calcext:value-type="string" table:number-columns-spanned="31" table:number-rows-spanned="1">
            <text:p>Fonction polynôme du second degré niveau 2 Seconde</text:p>
          </table:table-cell>
          <table:covered-table-cell table:number-columns-repeated="15"/>
          <table:covered-table-cell table:number-columns-repeated="3" table:style-name="ce934"/>
          <table:covered-table-cell table:number-columns-repeated="2" table:style-name="ce955"/>
          <table:covered-table-cell table:number-columns-repeated="10"/>
          <table:table-cell/>
          <table:table-cell table:style-name="ce1092" office:value-type="float" office:value="14" calcext:value-type="float">
            <text:p>14</text:p>
          </table:table-cell>
          <table:table-cell table:style-name="ce1070" office:value-type="float" office:value="0.338759253774057" calcext:value-type="float">
            <text:p>0,338759253774057</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table:formula="of:=GCD(ABS(2*[.AI32]);ABS([.AJ32]))" office:value-type="float" office:value="1" calcext:value-type="float">
            <text:p>1</text:p>
          </table:table-cell>
          <table:table-cell table:style-name="ce1097" table:formula="of:=-[.AJ32]/[.AI32]" office:value-type="float" office:value="0.833333333333333" calcext:value-type="float">
            <text:p><text:s/>5/6 </text:p>
          </table:table-cell>
          <table:table-cell table:style-name="ce1070" table:formula="of:=RANK([.AH32];[.$AH$20:.$AH$43];0)" office:value-type="float" office:value="17" calcext:value-type="float">
            <text:p>17</text:p>
          </table:table-cell>
          <table:table-cell/>
          <table:table-cell table:style-name="ce1092" office:value-type="float" office:value="14" calcext:value-type="float">
            <text:p>14</text:p>
          </table:table-cell>
          <table:table-cell table:style-name="ce1070" office:value-type="float" office:value="0.824515074066701" calcext:value-type="float">
            <text:p>0,824515074066701</text:p>
          </table:table-cell>
          <table:table-cell table:style-name="ce1070" office:value-type="float" office:value="-6" calcext:value-type="float">
            <text:p>-6</text:p>
          </table:table-cell>
          <table:table-cell table:style-name="ce1070" office:value-type="float" office:value="-5" calcext:value-type="float">
            <text:p>-5</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101" table:formula="of:=GCD(ABS(2*[.AQ32]);ABS([.AS32]))" office:value-type="float" office:value="1" calcext:value-type="float">
            <text:p>1</text:p>
          </table:table-cell>
          <table:table-cell table:style-name="ce1097" table:formula="of:=-[.AS32]/[.AQ32]" office:value-type="float" office:value="0.833333333333333" calcext:value-type="float">
            <text:p><text:s/>5/6 </text:p>
          </table:table-cell>
          <table:table-cell table:style-name="ce1070" table:formula="of:=[.AR32]*[.AS32]-[.AQ32]*[.AT32]" office:value-type="float" office:value="-7" calcext:value-type="float">
            <text:p>-7</text:p>
          </table:table-cell>
          <table:table-cell table:style-name="ce1070" table:formula="of:=[.AS32]" office:value-type="float" office:value="5" calcext:value-type="float">
            <text:p>5</text:p>
          </table:table-cell>
          <table:table-cell table:style-name="ce1101" table:formula="of:=GCD(ABS([.AW32]);ABS([.AS32]))" office:value-type="float" office:value="1" calcext:value-type="float">
            <text:p>1</text:p>
          </table:table-cell>
          <table:table-cell table:style-name="ce1097" table:formula="of:=([.AR32]*[.AS32]-[.AQ32]*[.AT32])/[.AS32]" office:value-type="float" office:value="-1.4" calcext:value-type="float">
            <text:p>- 7/5 </text:p>
          </table:table-cell>
          <table:table-cell table:style-name="ce1070" table:formula="of:=RANK([.AP32];[.$AP$20:.$AP$43];0)" office:value-type="float" office:value="5" calcext:value-type="float">
            <text:p>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934" table:number-columns-repeated="3"/>
          <table:table-cell table:style-name="ce955" table:number-columns-repeated="2"/>
          <table:table-cell table:number-columns-repeated="11"/>
          <table:table-cell table:style-name="ce1093" office:value-type="float" office:value="15" calcext:value-type="float">
            <text:p>15</text:p>
          </table:table-cell>
          <table:table-cell table:style-name="ce884" office:value-type="float" office:value="0.316204535183117" calcext:value-type="float">
            <text:p>0,316204535183117</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096" table:formula="of:=GCD(ABS(2*[.AI33]);ABS([.AJ33]))" office:value-type="float" office:value="1" calcext:value-type="float">
            <text:p>1</text:p>
          </table:table-cell>
          <table:table-cell table:style-name="ce1098" table:formula="of:=-[.AJ33]/[.AI33]" office:value-type="float" office:value="1.4" calcext:value-type="float">
            <text:p><text:s/>7/5 </text:p>
          </table:table-cell>
          <table:table-cell table:style-name="ce1096" table:formula="of:=RANK([.AH33];[.$AH$20:.$AH$43];0)" office:value-type="float" office:value="18" calcext:value-type="float">
            <text:p>18</text:p>
          </table:table-cell>
          <table:table-cell/>
          <table:table-cell table:style-name="ce1093" office:value-type="float" office:value="15" calcext:value-type="float">
            <text:p>15</text:p>
          </table:table-cell>
          <table:table-cell table:style-name="ce884" office:value-type="float" office:value="0.816376605302929" calcext:value-type="float">
            <text:p>0,81637660530292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096" office:value-type="float" office:value="7" calcext:value-type="float">
            <text:p>7</text:p>
          </table:table-cell>
          <table:table-cell table:style-name="ce1096" office:value-type="float" office:value="4" calcext:value-type="float">
            <text:p>4</text:p>
          </table:table-cell>
          <table:table-cell table:style-name="ce1102" table:formula="of:=GCD(ABS(2*[.AQ33]);ABS([.AS33]))" office:value-type="float" office:value="1" calcext:value-type="float">
            <text:p>1</text:p>
          </table:table-cell>
          <table:table-cell table:style-name="ce1098" table:formula="of:=-[.AS33]/[.AQ33]" office:value-type="float" office:value="1.4" calcext:value-type="float">
            <text:p><text:s/>7/5 </text:p>
          </table:table-cell>
          <table:table-cell table:style-name="ce1096" table:formula="of:=[.AR33]*[.AS33]-[.AQ33]*[.AT33]" office:value-type="float" office:value="48" calcext:value-type="float">
            <text:p>48</text:p>
          </table:table-cell>
          <table:table-cell table:style-name="ce1096" table:formula="of:=[.AS33]" office:value-type="float" office:value="7" calcext:value-type="float">
            <text:p>7</text:p>
          </table:table-cell>
          <table:table-cell table:style-name="ce1102" table:formula="of:=GCD(ABS([.AW33]);ABS([.AS33]))" office:value-type="float" office:value="1" calcext:value-type="float">
            <text:p>1</text:p>
          </table:table-cell>
          <table:table-cell table:style-name="ce1098" table:formula="of:=([.AR33]*[.AS33]-[.AQ33]*[.AT33])/[.AS33]" office:value-type="float" office:value="6.85714285714286" calcext:value-type="float">
            <text:p>48/7 </text:p>
          </table:table-cell>
          <table:table-cell table:style-name="ce1096" table:formula="of:=RANK([.AP33];[.$AP$20:.$AP$43];0)" office:value-type="float" office:value="6" calcext:value-type="float">
            <text:p>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style-name="ce678" table:formula="of:=COM.MICROSOFT.CONCAT(IF([.Q35]=1;&quot;&quot;;IF([.Q35]=-1;&quot;- &quot;;[.Q35]));&quot; x²&quot;;IF([.R35]&lt;0;&quot; - &quot;;&quot; + &quot;);IF([.R35]=1;&quot;&quot;;IF([.R35]=-1;&quot;- &quot;;ABS([.R35])));&quot; x&quot;;IF([.S35]&lt;0;&quot; - &quot;;&quot; + &quot;);ABS([.S35]))" office:value-type="string" office:string-value="-4 x² +  x + 1" calcext:value-type="string" table:number-columns-spanned="5" table:number-rows-spanned="1">
            <text:p>-4 x² + <text:s/>x + 1</text:p>
          </table:table-cell>
          <table:covered-table-cell table:number-columns-repeated="4"/>
          <table:table-cell table:number-columns-repeated="5"/>
          <table:table-cell table:style-name="ce1092" office:value-type="float" office:value="16" calcext:value-type="float">
            <text:p>16</text:p>
          </table:table-cell>
          <table:table-cell table:style-name="ce1070" office:value-type="float" office:value="0.136635696381173" calcext:value-type="float">
            <text:p>0,136635696381173</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table:formula="of:=GCD(ABS(2*[.AI34]);ABS([.AJ34]))" office:value-type="float" office:value="1" calcext:value-type="float">
            <text:p>1</text:p>
          </table:table-cell>
          <table:table-cell table:style-name="ce1097" table:formula="of:=-[.AJ34]/[.AI34]" office:value-type="float" office:value="0.75" calcext:value-type="float">
            <text:p><text:s/>3/4 </text:p>
          </table:table-cell>
          <table:table-cell table:style-name="ce1070" table:formula="of:=RANK([.AH34];[.$AH$20:.$AH$43];0)" office:value-type="float" office:value="23" calcext:value-type="float">
            <text:p>23</text:p>
          </table:table-cell>
          <table:table-cell/>
          <table:table-cell table:style-name="ce1092" office:value-type="float" office:value="16" calcext:value-type="float">
            <text:p>16</text:p>
          </table:table-cell>
          <table:table-cell table:style-name="ce1070" office:value-type="float" office:value="0.351325321189902" calcext:value-type="float">
            <text:p>0,351325321189902</text:p>
          </table:table-cell>
          <table:table-cell table:style-name="ce1070" office:value-type="float" office:value="-4" calcext:value-type="float">
            <text:p>-4</text:p>
          </table:table-cell>
          <table:table-cell table:style-name="ce1070" office:value-type="float" office:value="1" calcext:value-type="float">
            <text:p>1</text:p>
          </table:table-cell>
          <table:table-cell table:style-name="ce1070" office:value-type="float" office:value="3" calcext:value-type="float">
            <text:p>3</text:p>
          </table:table-cell>
          <table:table-cell table:style-name="ce1070" office:value-type="float" office:value="4" calcext:value-type="float">
            <text:p>4</text:p>
          </table:table-cell>
          <table:table-cell table:style-name="ce1101" table:formula="of:=GCD(ABS(2*[.AQ34]);ABS([.AS34]))" office:value-type="float" office:value="1" calcext:value-type="float">
            <text:p>1</text:p>
          </table:table-cell>
          <table:table-cell table:style-name="ce1097" table:formula="of:=-[.AS34]/[.AQ34]" office:value-type="float" office:value="0.75" calcext:value-type="float">
            <text:p><text:s/>3/4 </text:p>
          </table:table-cell>
          <table:table-cell table:style-name="ce1070" table:formula="of:=[.AR34]*[.AS34]-[.AQ34]*[.AT34]" office:value-type="float" office:value="19" calcext:value-type="float">
            <text:p>19</text:p>
          </table:table-cell>
          <table:table-cell table:style-name="ce1070" table:formula="of:=[.AS34]" office:value-type="float" office:value="3" calcext:value-type="float">
            <text:p>3</text:p>
          </table:table-cell>
          <table:table-cell table:style-name="ce1101" table:formula="of:=GCD(ABS([.AW34]);ABS([.AS34]))" office:value-type="float" office:value="1" calcext:value-type="float">
            <text:p>1</text:p>
          </table:table-cell>
          <table:table-cell table:style-name="ce1097" table:formula="of:=([.AR34]*[.AS34]-[.AQ34]*[.AT34])/[.AS34]" office:value-type="float" office:value="6.33333333333333" calcext:value-type="float">
            <text:p>19/3 </text:p>
          </table:table-cell>
          <table:table-cell table:style-name="ce1070" table:formula="of:=RANK([.AP34];[.$AP$20:.$AP$43];0)" office:value-type="float" office:value="16" calcext:value-type="float">
            <text:p>16</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4" calcext:value-type="float">
            <text:p>-4</text:p>
          </table:table-cell>
          <table:table-cell table:formula="of:=&quot;x²&quot;" office:value-type="string" office:string-value="x²" calcext:value-type="string">
            <text:p>x²</text:p>
          </table:table-cell>
          <table:table-cell table:style-name="ce678" table:formula="of:=IF([.R35]&lt;0;&quot;-&quot;;&quot;+&quot;)" office:value-type="string" office:string-value="+" calcext:value-type="string">
            <text:p>+</text:p>
          </table:table-cell>
          <table:table-cell table:style-name="ce678" table:formula="of:=IF(ABS([.R35])=1;&quot;&quot;;ABS([.R35]))">
            <text:p/>
          </table:table-cell>
          <table:table-cell office:value-type="string" calcext:value-type="string">
            <text:p>x</text:p>
          </table:table-cell>
          <table:table-cell table:formula="of:=IF([.S35]&lt;0;&quot;-&quot;;&quot;+&quot;)" office:value-type="string" office:string-value="+" calcext:value-type="string">
            <text:p>+</text:p>
          </table:table-cell>
          <table:table-cell table:formula="of:=ABS([.S35])" office:value-type="float" office:value="1" calcext:value-type="float">
            <text:p>1</text:p>
          </table:table-cell>
          <table:table-cell table:number-columns-repeated="9"/>
          <table:table-cell table:style-name="ce884" table:formula="of:=INDEX([.AI20:.AI43];[.AM20])" office:value-type="float" office:value="-4" calcext:value-type="float">
            <text:p>-4</text:p>
          </table:table-cell>
          <table:table-cell table:style-name="ce884" table:formula="of:=INDEX([.AJ20:.AJ43];[.AM19])" office:value-type="float" office:value="1" calcext:value-type="float">
            <text:p>1</text:p>
          </table:table-cell>
          <table:table-cell table:style-name="ce884" office:value-type="float" office:value="1" calcext:value-type="float">
            <text:p>1</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table-cell table:style-name="ce1093" office:value-type="float" office:value="17" calcext:value-type="float">
            <text:p>17</text:p>
          </table:table-cell>
          <table:table-cell table:style-name="ce884" office:value-type="float" office:value="0.500469646822232" calcext:value-type="float">
            <text:p>0,500469646822232</text:p>
          </table:table-cell>
          <table:table-cell table:style-name="ce1096" office:value-type="float" office:value="-3" calcext:value-type="float">
            <text:p>-3</text:p>
          </table:table-cell>
          <table:table-cell table:style-name="ce1096" office:value-type="float" office:value="1" calcext:value-type="float">
            <text:p>1</text:p>
          </table:table-cell>
          <table:table-cell table:style-name="ce1096" table:formula="of:=GCD(ABS(2*[.AI35]);ABS([.AJ35]))" office:value-type="float" office:value="1" calcext:value-type="float">
            <text:p>1</text:p>
          </table:table-cell>
          <table:table-cell table:style-name="ce1098" table:formula="of:=-[.AJ35]/[.AI35]" office:value-type="float" office:value="0.333333333333333" calcext:value-type="float">
            <text:p><text:s/>1/3 </text:p>
          </table:table-cell>
          <table:table-cell table:style-name="ce1096" table:formula="of:=RANK([.AH35];[.$AH$20:.$AH$43];0)" office:value-type="float" office:value="13" calcext:value-type="float">
            <text:p>13</text:p>
          </table:table-cell>
          <table:table-cell/>
          <table:table-cell table:style-name="ce1093" office:value-type="float" office:value="17" calcext:value-type="float">
            <text:p>17</text:p>
          </table:table-cell>
          <table:table-cell table:style-name="ce884" office:value-type="float" office:value="0.0301630463217844" calcext:value-type="float">
            <text:p>0,030163046321784</text:p>
          </table:table-cell>
          <table:table-cell table:style-name="ce1096" office:value-type="float" office:value="2" calcext:value-type="float">
            <text:p>2</text:p>
          </table:table-cell>
          <table:table-cell table:style-name="ce1096" office:value-type="float" office:value="7" calcext:value-type="float">
            <text:p>7</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102" table:formula="of:=GCD(ABS(2*[.AQ35]);ABS([.AS35]))" office:value-type="float" office:value="1" calcext:value-type="float">
            <text:p>1</text:p>
          </table:table-cell>
          <table:table-cell table:style-name="ce1098" table:formula="of:=-[.AS35]/[.AQ35]" office:value-type="float" office:value="-2.5" calcext:value-type="float">
            <text:p>- 5/2 </text:p>
          </table:table-cell>
          <table:table-cell table:style-name="ce1096" table:formula="of:=[.AR35]*[.AS35]-[.AQ35]*[.AT35]" office:value-type="float" office:value="41" calcext:value-type="float">
            <text:p>41</text:p>
          </table:table-cell>
          <table:table-cell table:style-name="ce1096" table:formula="of:=[.AS35]" office:value-type="float" office:value="5" calcext:value-type="float">
            <text:p>5</text:p>
          </table:table-cell>
          <table:table-cell table:style-name="ce1102" table:formula="of:=GCD(ABS([.AW35]);ABS([.AS35]))" office:value-type="float" office:value="1" calcext:value-type="float">
            <text:p>1</text:p>
          </table:table-cell>
          <table:table-cell table:style-name="ce1098" table:formula="of:=([.AR35]*[.AS35]-[.AQ35]*[.AT35])/[.AS35]" office:value-type="float" office:value="8.2" calcext:value-type="float">
            <text:p>41/5 </text:p>
          </table:table-cell>
          <table:table-cell table:style-name="ce1096" table:formula="of:=RANK([.AP35];[.$AP$20:.$AP$43];0)" office:value-type="float" office:value="24" calcext:value-type="float">
            <text:p>24</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2"/>
          <table:table-cell table:style-name="ce937" office:value-type="string" calcext:value-type="string" table:number-columns-spanned="2" table:number-rows-spanned="1">
            <text:p></text:p>
          </table:table-cell>
          <table:covered-table-cell table:style-name="ce677"/>
          <table:table-cell table:style-name="ce937" office:value-type="string" calcext:value-type="string" table:number-columns-spanned="2" table:number-rows-spanned="1">
            <text:p></text:p>
          </table:table-cell>
          <table:covered-table-cell/>
          <table:table-cell/>
          <table:table-cell table:style-name="ce967" office:value-type="string" calcext:value-type="string" table:number-columns-spanned="1" table:number-rows-spanned="3">
            <text:p>L1</text:p>
          </table:table-cell>
          <table:table-cell table:style-name="ce884" table:number-columns-repeated="2"/>
          <table:table-cell table:style-name="ce884" table:formula="of:=IF(ISBLANK([$'2nd ° Seconde N2'.G7]);0;IF([$'2nd ° Seconde N2'.G7]=[.E37];1;-0.5))" office:value-type="float" office:value="0" calcext:value-type="float">
            <text:p>0</text:p>
          </table:table-cell>
          <table:table-cell table:style-name="ce884" table:number-columns-repeated="4"/>
          <table:table-cell table:style-name="ce884" table:formula="of:=SUM([.W36:.AC36])"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18" calcext:value-type="float">
            <text:p>18</text:p>
          </table:table-cell>
          <table:table-cell table:style-name="ce1070" office:value-type="float" office:value="0.209559552302541" calcext:value-type="float">
            <text:p>0,209559552302541</text:p>
          </table:table-cell>
          <table:table-cell table:style-name="ce1070" office:value-type="float" office:value="-2" calcext:value-type="float">
            <text:p>-2</text:p>
          </table:table-cell>
          <table:table-cell table:style-name="ce1070" office:value-type="float" office:value="1" calcext:value-type="float">
            <text:p>1</text:p>
          </table:table-cell>
          <table:table-cell table:style-name="ce1070" table:formula="of:=GCD(ABS(2*[.AI36]);ABS([.AJ36]))" office:value-type="float" office:value="1" calcext:value-type="float">
            <text:p>1</text:p>
          </table:table-cell>
          <table:table-cell table:style-name="ce1097" table:formula="of:=-[.AJ36]/[.AI36]" office:value-type="float" office:value="0.5" calcext:value-type="float">
            <text:p><text:s/>1/2 </text:p>
          </table:table-cell>
          <table:table-cell table:style-name="ce1070" table:formula="of:=RANK([.AH36];[.$AH$20:.$AH$43];0)" office:value-type="float" office:value="20" calcext:value-type="float">
            <text:p>20</text:p>
          </table:table-cell>
          <table:table-cell/>
          <table:table-cell table:style-name="ce1092" office:value-type="float" office:value="18" calcext:value-type="float">
            <text:p>18</text:p>
          </table:table-cell>
          <table:table-cell table:style-name="ce1070" office:value-type="float" office:value="0.464596039738687" calcext:value-type="float">
            <text:p>0,46459603973868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3" calcext:value-type="float">
            <text:p>3</text:p>
          </table:table-cell>
          <table:table-cell table:style-name="ce1070" office:value-type="float" office:value="-2" calcext:value-type="float">
            <text:p>-2</text:p>
          </table:table-cell>
          <table:table-cell table:style-name="ce1101" table:formula="of:=GCD(ABS(2*[.AQ36]);ABS([.AS36]))" office:value-type="float" office:value="1" calcext:value-type="float">
            <text:p>1</text:p>
          </table:table-cell>
          <table:table-cell table:style-name="ce1097" table:formula="of:=-[.AS36]/[.AQ36]" office:value-type="float" office:value="1.5" calcext:value-type="float">
            <text:p><text:s/>3/2 </text:p>
          </table:table-cell>
          <table:table-cell table:style-name="ce1070" table:formula="of:=[.AR36]*[.AS36]-[.AQ36]*[.AT36]" office:value-type="float" office:value="11" calcext:value-type="float">
            <text:p>11</text:p>
          </table:table-cell>
          <table:table-cell table:style-name="ce1070" table:formula="of:=[.AS36]" office:value-type="float" office:value="3" calcext:value-type="float">
            <text:p>3</text:p>
          </table:table-cell>
          <table:table-cell table:style-name="ce1101" table:formula="of:=GCD(ABS([.AW36]);ABS([.AS36]))" office:value-type="float" office:value="1" calcext:value-type="float">
            <text:p>1</text:p>
          </table:table-cell>
          <table:table-cell table:style-name="ce1097" table:formula="of:=([.AR36]*[.AS36]-[.AQ36]*[.AT36])/[.AS36]" office:value-type="float" office:value="3.66666666666667" calcext:value-type="float">
            <text:p>11/3 </text:p>
          </table:table-cell>
          <table:table-cell table:style-name="ce1070" table:formula="of:=RANK([.AP36];[.$AP$20:.$AP$43];0)" office:value-type="float" office:value="13" calcext:value-type="float">
            <text:p>1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7"/>
          <table:table-cell table:number-columns-repeated="4"/>
          <table:table-cell table:style-name="ce1049" table:formula="of:=-[.R35]/(2*[.Q35])" office:value-type="float" office:value="0.125" calcext:value-type="float" table:number-columns-spanned="2" table:number-rows-spanned="1">
            <text:p>1/8 <text:s text:c="3"/></text:p>
          </table:table-cell>
          <table:covered-table-cell table:style-name="ce677"/>
          <table:table-cell table:style-name="ce1049" table:formula="of:=[.Q35]*[.Q37]^2+[.R35]*[.Q37]+[.S35]" office:value-type="float" office:value="1.0625" calcext:value-type="float" table:number-columns-spanned="2" table:number-rows-spanned="1">
            <text:p>17/16 <text:s text:c="2"/></text:p>
          </table:table-cell>
          <table:covered-table-cell/>
          <table:table-cell/>
          <table:covered-table-cell/>
          <table:table-cell table:style-name="ce884" table:formula="of:=IF(ISBLANK([$'2nd ° Seconde N2'.B8]);0;IF([$'2nd ° Seconde N2'.B8]=[.A38];1;-0.5))" office:value-type="float" office:value="0" calcext:value-type="float">
            <text:p>0</text:p>
          </table:table-cell>
          <table:table-cell table:style-name="ce884" table:formula="of:=IF(ISBLANK([$'2nd ° Seconde N2'.F8]);0;IF([$'2nd ° Seconde N2'.F8]=[.D38];1;-0.5))" office:value-type="float" office:value="0" calcext:value-type="float">
            <text:p>0</text:p>
          </table:table-cell>
          <table:table-cell table:style-name="ce884"/>
          <table:table-cell table:style-name="ce884" table:formula="of:=IF(ISBLANK([$'2nd ° Seconde N2'.J8]);0;IF([$'2nd ° Seconde N2'.J8]=[.H38];1;-0.5))" office:value-type="float" office:value="0" calcext:value-type="float">
            <text:p>0</text:p>
          </table:table-cell>
          <table:table-cell table:style-name="ce884" table:formula="of:=IF(ISBLANK([$'2nd ° Seconde N2'.K8]);0;IF([$'2nd ° Seconde N2'.K8]=[.I38];1;-0.5))" office:value-type="float" office:value="0" calcext:value-type="float">
            <text:p>0</text:p>
          </table:table-cell>
          <table:table-cell table:style-name="ce884" table:number-columns-repeated="2"/>
          <table:table-cell table:style-name="ce884" table:formula="of:=SUM([.W37:.AC37])" office:value-type="float" office:value="0" calcext:value-type="float">
            <text:p>0</text:p>
          </table:table-cell>
          <table:table-cell table:style-name="ce884" office:value-type="float" office:value="4" calcext:value-type="float">
            <text:p>4</text:p>
          </table:table-cell>
          <table:table-cell/>
          <table:table-cell table:style-name="ce1093" office:value-type="float" office:value="19" calcext:value-type="float">
            <text:p>19</text:p>
          </table:table-cell>
          <table:table-cell table:style-name="ce884" office:value-type="float" office:value="0.372604036470243" calcext:value-type="float">
            <text:p>0,372604036470243</text:p>
          </table:table-cell>
          <table:table-cell table:style-name="ce1096" office:value-type="float" office:value="2" calcext:value-type="float">
            <text:p>2</text:p>
          </table:table-cell>
          <table:table-cell table:style-name="ce1096" office:value-type="float" office:value="5" calcext:value-type="float">
            <text:p>5</text:p>
          </table:table-cell>
          <table:table-cell table:style-name="ce1096" table:formula="of:=GCD(ABS(2*[.AI37]);ABS([.AJ37]))" office:value-type="float" office:value="1" calcext:value-type="float">
            <text:p>1</text:p>
          </table:table-cell>
          <table:table-cell table:style-name="ce1098" table:formula="of:=-[.AJ37]/[.AI37]" office:value-type="float" office:value="-2.5" calcext:value-type="float">
            <text:p>- 5/2 </text:p>
          </table:table-cell>
          <table:table-cell table:style-name="ce1096" table:formula="of:=RANK([.AH37];[.$AH$20:.$AH$43];0)" office:value-type="float" office:value="16" calcext:value-type="float">
            <text:p>16</text:p>
          </table:table-cell>
          <table:table-cell/>
          <table:table-cell table:style-name="ce1093" office:value-type="float" office:value="19" calcext:value-type="float">
            <text:p>19</text:p>
          </table:table-cell>
          <table:table-cell table:style-name="ce884" office:value-type="float" office:value="0.235665577915462" calcext:value-type="float">
            <text:p>0,235665577915462</text:p>
          </table:table-cell>
          <table:table-cell table:style-name="ce1096" office:value-type="float" office:value="2" calcext:value-type="float">
            <text:p>2</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office:value-type="float" office:value="-7" calcext:value-type="float">
            <text:p>-7</text:p>
          </table:table-cell>
          <table:table-cell table:style-name="ce1102" table:formula="of:=GCD(ABS(2*[.AQ37]);ABS([.AS37]))" office:value-type="float" office:value="1" calcext:value-type="float">
            <text:p>1</text:p>
          </table:table-cell>
          <table:table-cell table:style-name="ce1098" table:formula="of:=-[.AS37]/[.AQ37]" office:value-type="float" office:value="-2.5" calcext:value-type="float">
            <text:p>- 5/2 </text:p>
          </table:table-cell>
          <table:table-cell table:style-name="ce1096" table:formula="of:=[.AR37]*[.AS37]-[.AQ37]*[.AT37]" office:value-type="float" office:value="34" calcext:value-type="float">
            <text:p>34</text:p>
          </table:table-cell>
          <table:table-cell table:style-name="ce1096" table:formula="of:=[.AS37]" office:value-type="float" office:value="5" calcext:value-type="float">
            <text:p>5</text:p>
          </table:table-cell>
          <table:table-cell table:style-name="ce1102" table:formula="of:=GCD(ABS([.AW37]);ABS([.AS37]))" office:value-type="float" office:value="1" calcext:value-type="float">
            <text:p>1</text:p>
          </table:table-cell>
          <table:table-cell table:style-name="ce1098" table:formula="of:=([.AR37]*[.AS37]-[.AQ37]*[.AT37])/[.AS37]" office:value-type="float" office:value="6.8" calcext:value-type="float">
            <text:p>34/5 </text:p>
          </table:table-cell>
          <table:table-cell table:style-name="ce1096" table:formula="of:=RANK([.AP37];[.$AP$20:.$AP$43];0)" office:value-type="float" office:value="20" calcext:value-type="float">
            <text:p>2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style-name="ce678"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1" calcext:value-type="float">
            <text:p>1</text:p>
          </table:table-cell>
          <table:table-cell table:number-columns-repeated="3"/>
          <table:table-cell table:style-name="ce677" table:number-columns-repeated="2"/>
          <table:table-cell table:number-columns-repeated="7"/>
          <table:covered-table-cell/>
          <table:table-cell table:style-name="ce884" table:number-columns-repeated="2"/>
          <table:table-cell table:style-name="ce884" table:formula="of:=IF(ISBLANK([$'2nd ° Seconde N2'.G9]);0;IF([$'2nd ° Seconde N2'.G9]=[.E39];1;-0.5))" office:value-type="float" office:value="0" calcext:value-type="float">
            <text:p>0</text:p>
          </table:table-cell>
          <table:table-cell table:style-name="ce884" table:number-columns-repeated="4"/>
          <table:table-cell table:style-name="ce884" table:formula="of:=SUM([.W38:.AC38])" office:value-type="float" office:value="0" calcext:value-type="float">
            <text:p>0</text:p>
          </table:table-cell>
          <table:table-cell table:style-name="ce884" office:value-type="float" office:value="1" calcext:value-type="float">
            <text:p>1</text:p>
          </table:table-cell>
          <table:table-cell/>
          <table:table-cell table:style-name="ce1092" office:value-type="float" office:value="20" calcext:value-type="float">
            <text:p>20</text:p>
          </table:table-cell>
          <table:table-cell table:style-name="ce1070" office:value-type="float" office:value="0.964408290589679" calcext:value-type="float">
            <text:p>0,964408290589679</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070" table:formula="of:=GCD(ABS(2*[.AI38]);ABS([.AJ38]))" office:value-type="float" office:value="1" calcext:value-type="float">
            <text:p>1</text:p>
          </table:table-cell>
          <table:table-cell table:style-name="ce1097" table:formula="of:=-[.AJ38]/[.AI38]" office:value-type="float" office:value="-1.66666666666667" calcext:value-type="float">
            <text:p>- 5/3 </text:p>
          </table:table-cell>
          <table:table-cell table:style-name="ce1070" table:formula="of:=RANK([.AH38];[.$AH$20:.$AH$43];0)" office:value-type="float" office:value="2" calcext:value-type="float">
            <text:p>2</text:p>
          </table:table-cell>
          <table:table-cell/>
          <table:table-cell table:style-name="ce1092" office:value-type="float" office:value="20" calcext:value-type="float">
            <text:p>20</text:p>
          </table:table-cell>
          <table:table-cell table:style-name="ce1070" office:value-type="float" office:value="0.508528110712084" calcext:value-type="float">
            <text:p>0,508528110712084</text:p>
          </table:table-cell>
          <table:table-cell table:style-name="ce1070" office:value-type="float" office:value="3" calcext:value-type="float">
            <text:p>3</text:p>
          </table:table-cell>
          <table:table-cell table:style-name="ce1070" office:value-type="float" office:value="8" calcext:value-type="float">
            <text:p>8</text:p>
          </table:table-cell>
          <table:table-cell table:style-name="ce1070" office:value-type="float" office:value="5" calcext:value-type="float">
            <text:p>5</text:p>
          </table:table-cell>
          <table:table-cell table:style-name="ce1070" office:value-type="float" office:value="7" calcext:value-type="float">
            <text:p>7</text:p>
          </table:table-cell>
          <table:table-cell table:style-name="ce1101" table:formula="of:=GCD(ABS(2*[.AQ38]);ABS([.AS38]))" office:value-type="float" office:value="1" calcext:value-type="float">
            <text:p>1</text:p>
          </table:table-cell>
          <table:table-cell table:style-name="ce1097" table:formula="of:=-[.AS38]/[.AQ38]" office:value-type="float" office:value="-1.66666666666667" calcext:value-type="float">
            <text:p>- 5/3 </text:p>
          </table:table-cell>
          <table:table-cell table:style-name="ce1070" table:formula="of:=[.AR38]*[.AS38]-[.AQ38]*[.AT38]" office:value-type="float" office:value="19" calcext:value-type="float">
            <text:p>19</text:p>
          </table:table-cell>
          <table:table-cell table:style-name="ce1070" table:formula="of:=[.AS38]" office:value-type="float" office:value="5" calcext:value-type="float">
            <text:p>5</text:p>
          </table:table-cell>
          <table:table-cell table:style-name="ce1101" table:formula="of:=GCD(ABS([.AW38]);ABS([.AS38]))" office:value-type="float" office:value="1" calcext:value-type="float">
            <text:p>1</text:p>
          </table:table-cell>
          <table:table-cell table:style-name="ce1097" table:formula="of:=([.AR38]*[.AS38]-[.AQ38]*[.AT38])/[.AS38]" office:value-type="float" office:value="3.8" calcext:value-type="float">
            <text:p>19/5 </text:p>
          </table:table-cell>
          <table:table-cell table:style-name="ce1070" table:formula="of:=RANK([.AP38];[.$AP$20:.$AP$43];0)" office:value-type="float" office:value="12" calcext:value-type="float">
            <text:p>12</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Q35])"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G11]);0;IF([$'2nd ° Seconde N2'.G11]=[.F40];1;-0.5))" office:value-type="float" office:value="0" calcext:value-type="float">
            <text:p>0</text:p>
          </table:table-cell>
          <table:table-cell table:style-name="ce884"/>
          <table:table-cell table:style-name="ce884" table:formula="of:=IF(ISBLANK([$'2nd ° Seconde N2'.J11]);0;IF([$'2nd ° Seconde N2'.J11]=[.I40];1;-0.5))" office:value-type="float" office:value="0" calcext:value-type="float">
            <text:p>0</text:p>
          </table:table-cell>
          <table:table-cell table:style-name="ce884" table:number-columns-repeated="2"/>
          <table:table-cell table:style-name="ce884" table:formula="of:=SUM([.W39:.AC39])"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1" calcext:value-type="float">
            <text:p>21</text:p>
          </table:table-cell>
          <table:table-cell table:style-name="ce884" office:value-type="float" office:value="0.917434835427836" calcext:value-type="float">
            <text:p>0,917434835427836</text:p>
          </table:table-cell>
          <table:table-cell table:style-name="ce1096" table:formula="of:=[.AI38]+1" office:value-type="float" office:value="4" calcext:value-type="float">
            <text:p>4</text:p>
          </table:table-cell>
          <table:table-cell table:style-name="ce1096" office:value-type="float" office:value="3" calcext:value-type="float">
            <text:p>3</text:p>
          </table:table-cell>
          <table:table-cell table:style-name="ce1096" table:formula="of:=GCD(ABS(2*[.AI39]);ABS([.AJ39]))" office:value-type="float" office:value="1" calcext:value-type="float">
            <text:p>1</text:p>
          </table:table-cell>
          <table:table-cell table:style-name="ce1098" table:formula="of:=-[.AJ39]/[.AI39]" office:value-type="float" office:value="-0.75" calcext:value-type="float">
            <text:p>- 3/4 </text:p>
          </table:table-cell>
          <table:table-cell table:style-name="ce1096" table:formula="of:=RANK([.AH39];[.$AH$20:.$AH$43];0)" office:value-type="float" office:value="5" calcext:value-type="float">
            <text:p>5</text:p>
          </table:table-cell>
          <table:table-cell/>
          <table:table-cell table:style-name="ce1093" office:value-type="float" office:value="21" calcext:value-type="float">
            <text:p>21</text:p>
          </table:table-cell>
          <table:table-cell table:style-name="ce884" office:value-type="float" office:value="0.379730446982534" calcext:value-type="float">
            <text:p>0,379730446982534</text:p>
          </table:table-cell>
          <table:table-cell table:style-name="ce1096" table:formula="of:=[.AQ38]+1" office:value-type="float" office:value="4" calcext:value-type="float">
            <text:p>4</text:p>
          </table:table-cell>
          <table:table-cell table:style-name="ce1096" office:value-type="float" office:value="5" calcext:value-type="float">
            <text:p>5</text:p>
          </table:table-cell>
          <table:table-cell table:style-name="ce1096" office:value-type="float" office:value="3" calcext:value-type="float">
            <text:p>3</text:p>
          </table:table-cell>
          <table:table-cell table:style-name="ce1096" office:value-type="float" office:value="-5" calcext:value-type="float">
            <text:p>-5</text:p>
          </table:table-cell>
          <table:table-cell table:style-name="ce1102" table:formula="of:=GCD(ABS(2*[.AQ39]);ABS([.AS39]))" office:value-type="float" office:value="1" calcext:value-type="float">
            <text:p>1</text:p>
          </table:table-cell>
          <table:table-cell table:style-name="ce1098" table:formula="of:=-[.AS39]/[.AQ39]" office:value-type="float" office:value="-0.75" calcext:value-type="float">
            <text:p>- 3/4 </text:p>
          </table:table-cell>
          <table:table-cell table:style-name="ce1096" table:formula="of:=[.AR39]*[.AS39]-[.AQ39]*[.AT39]" office:value-type="float" office:value="35" calcext:value-type="float">
            <text:p>35</text:p>
          </table:table-cell>
          <table:table-cell table:style-name="ce1096" table:formula="of:=[.AS39]" office:value-type="float" office:value="3" calcext:value-type="float">
            <text:p>3</text:p>
          </table:table-cell>
          <table:table-cell table:style-name="ce1102" table:formula="of:=GCD(ABS([.AW39]);ABS([.AS39]))" office:value-type="float" office:value="1" calcext:value-type="float">
            <text:p>1</text:p>
          </table:table-cell>
          <table:table-cell table:style-name="ce1098" table:formula="of:=([.AR39]*[.AS39]-[.AQ39]*[.AT39])/[.AS39]" office:value-type="float" office:value="11.6666666666667" calcext:value-type="float">
            <text:p>35/3 </text:p>
          </table:table-cell>
          <table:table-cell table:style-name="ce1096" table:formula="of:=RANK([.AP39];[.$AP$20:.$AP$43];0)" office:value-type="float" office:value="15" calcext:value-type="float">
            <text:p>15</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6"/>
          <table:table-cell table:number-columns-repeated="6"/>
          <table:covered-table-cell/>
          <table:table-cell table:style-name="ce884" table:formula="of:=IF(ISBLANK([$'2nd ° Seconde N2'.B12]);0;IF([$'2nd ° Seconde N2'.B12]=[.A41];1;-0.5))" office:value-type="float" office:value="0" calcext:value-type="float">
            <text:p>0</text:p>
          </table:table-cell>
          <table:table-cell table:style-name="ce884" table:formula="of:=IF(ISBLANK([$'2nd ° Seconde N2'.F12]);0;IF([$'2nd ° Seconde N2'.F12]=[.E41];1;-0.5))" office:value-type="float" office:value="0" calcext:value-type="float">
            <text:p>0</text:p>
          </table:table-cell>
          <table:table-cell table:style-name="ce884" table:formula="of:=IF(ISBLANK([$'2nd ° Seconde N2'.I12]);0;IF([$'2nd ° Seconde N2'.I12]=[.H41];1;-0.5))" office:value-type="float" office:value="0" calcext:value-type="float">
            <text:p>0</text:p>
          </table:table-cell>
          <table:table-cell table:style-name="ce884" table:formula="of:=IF(ISBLANK([$'2nd ° Seconde N2'.L12]);0;IF([$'2nd ° Seconde N2'.L12]=[.K41];1;-0.5))" office:value-type="float" office:value="0" calcext:value-type="float">
            <text:p>0</text:p>
          </table:table-cell>
          <table:table-cell table:style-name="ce884" table:formula="of:=IF(ISBLANK([$'2nd ° Seconde N2'.M12]);0;IF([$'2nd ° Seconde N2'.M12]=[.L41];1;-0.5))" office:value-type="float" office:value="0" calcext:value-type="float">
            <text:p>0</text:p>
          </table:table-cell>
          <table:table-cell table:style-name="ce884" table:number-columns-repeated="2"/>
          <table:table-cell table:style-name="ce884" table:formula="of:=SUM([.W40:.AC40])" office:value-type="float" office:value="0" calcext:value-type="float">
            <text:p>0</text:p>
          </table:table-cell>
          <table:table-cell table:style-name="ce884" office:value-type="float" office:value="5" calcext:value-type="float">
            <text:p>5</text:p>
          </table:table-cell>
          <table:table-cell/>
          <table:table-cell table:style-name="ce1092" office:value-type="float" office:value="22" calcext:value-type="float">
            <text:p>22</text:p>
          </table:table-cell>
          <table:table-cell table:style-name="ce1070" office:value-type="float" office:value="0.649704633775932" calcext:value-type="float">
            <text:p>0,649704633775932</text:p>
          </table:table-cell>
          <table:table-cell table:style-name="ce1070" table:formula="of:=[.AI39]+1" office:value-type="float" office:value="5" calcext:value-type="float">
            <text:p>5</text:p>
          </table:table-cell>
          <table:table-cell table:style-name="ce1070" office:value-type="float" office:value="3" calcext:value-type="float">
            <text:p>3</text:p>
          </table:table-cell>
          <table:table-cell table:style-name="ce1070" table:formula="of:=GCD(ABS(2*[.AI40]);ABS([.AJ40]))" office:value-type="float" office:value="1" calcext:value-type="float">
            <text:p>1</text:p>
          </table:table-cell>
          <table:table-cell table:style-name="ce1097" table:formula="of:=-[.AJ40]/[.AI40]" office:value-type="float" office:value="-0.6" calcext:value-type="float">
            <text:p>- 3/5 </text:p>
          </table:table-cell>
          <table:table-cell table:style-name="ce1070" table:formula="of:=RANK([.AH40];[.$AH$20:.$AH$43];0)" office:value-type="float" office:value="11" calcext:value-type="float">
            <text:p>11</text:p>
          </table:table-cell>
          <table:table-cell/>
          <table:table-cell table:style-name="ce1092" office:value-type="float" office:value="22" calcext:value-type="float">
            <text:p>22</text:p>
          </table:table-cell>
          <table:table-cell table:style-name="ce1070" office:value-type="float" office:value="0.634063926863661" calcext:value-type="float">
            <text:p>0,634063926863661</text:p>
          </table:table-cell>
          <table:table-cell table:style-name="ce1070" table:formula="of:=[.AQ39]+1" office:value-type="float" office:value="5" calcext:value-type="float">
            <text:p>5</text:p>
          </table:table-cell>
          <table:table-cell table:style-name="ce1070" office:value-type="float" office:value="-4" calcext:value-type="float">
            <text:p>-4</text:p>
          </table:table-cell>
          <table:table-cell table:style-name="ce1070" office:value-type="float" office:value="3" calcext:value-type="float">
            <text:p>3</text:p>
          </table:table-cell>
          <table:table-cell table:style-name="ce1070" office:value-type="float" office:value="5" calcext:value-type="float">
            <text:p>5</text:p>
          </table:table-cell>
          <table:table-cell table:style-name="ce1101" table:formula="of:=GCD(ABS(2*[.AQ40]);ABS([.AS40]))" office:value-type="float" office:value="1" calcext:value-type="float">
            <text:p>1</text:p>
          </table:table-cell>
          <table:table-cell table:style-name="ce1097" table:formula="of:=-[.AS40]/[.AQ40]" office:value-type="float" office:value="-0.6" calcext:value-type="float">
            <text:p>- 3/5 </text:p>
          </table:table-cell>
          <table:table-cell table:style-name="ce1070" table:formula="of:=[.AR40]*[.AS40]-[.AQ40]*[.AT40]" office:value-type="float" office:value="-37" calcext:value-type="float">
            <text:p>-37</text:p>
          </table:table-cell>
          <table:table-cell table:style-name="ce1070" table:formula="of:=[.AS40]" office:value-type="float" office:value="3" calcext:value-type="float">
            <text:p>3</text:p>
          </table:table-cell>
          <table:table-cell table:style-name="ce1101" table:formula="of:=GCD(ABS([.AW40]);ABS([.AS40]))" office:value-type="float" office:value="1" calcext:value-type="float">
            <text:p>1</text:p>
          </table:table-cell>
          <table:table-cell table:style-name="ce1097" table:formula="of:=([.AR40]*[.AS40]-[.AQ40]*[.AT40])/[.AS40]" office:value-type="float" office:value="-12.3333333333333" calcext:value-type="float">
            <text:p>-37/3 </text:p>
          </table:table-cell>
          <table:table-cell table:style-name="ce1070" table:formula="of:=RANK([.AP40];[.$AP$20:.$AP$43];0)" office:value-type="float" office:value="10" calcext:value-type="float">
            <text:p>10</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8" table:formula="of:=IF([.Q35]=1;&quot;&quot;;IF([.Q35]=-1;&quot;-&quot;;[.Q35]))"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35]&lt;0;&quot;-&quot;;&quot;+&quot;)" office:value-type="string" office:string-value="+" calcext:value-type="string">
            <text:p>+</text:p>
          </table:table-cell>
          <table:table-cell table:formula="of:=ABS([.S35])" office:value-type="float" office:value="1" calcext:value-type="float">
            <text:p>1</text:p>
          </table:table-cell>
          <table:table-cell table:number-columns-repeated="9"/>
          <table:covered-table-cell/>
          <table:table-cell table:style-name="ce884" table:number-columns-repeated="2"/>
          <table:table-cell table:style-name="ce884" table:formula="of:=IF(ISBLANK([$'2nd ° Seconde N2'.G13]);0;IF([$'2nd ° Seconde N2'.G13]=[.F42];1;-0.5))" office:value-type="float" office:value="0" calcext:value-type="float">
            <text:p>0</text:p>
          </table:table-cell>
          <table:table-cell table:style-name="ce884"/>
          <table:table-cell table:style-name="ce884" table:formula="of:=IF(ISBLANK([$'2nd ° Seconde N2'.J13]);0;IF([$'2nd ° Seconde N2'.J13]=[.I42];1;-0.5))" office:value-type="float" office:value="0" calcext:value-type="float">
            <text:p>0</text:p>
          </table:table-cell>
          <table:table-cell table:style-name="ce884" table:number-columns-repeated="2"/>
          <table:table-cell table:style-name="ce884" table:formula="of:=SUM([.W41:.AC41])" office:value-type="float" office:value="0" calcext:value-type="float">
            <text:p>0</text:p>
          </table:table-cell>
          <table:table-cell table:style-name="ce884" office:value-type="float" office:value="2" calcext:value-type="float">
            <text:p>2</text:p>
          </table:table-cell>
          <table:table-cell/>
          <table:table-cell table:style-name="ce1093" office:value-type="float" office:value="23" calcext:value-type="float">
            <text:p>23</text:p>
          </table:table-cell>
          <table:table-cell table:style-name="ce884" office:value-type="float" office:value="0.867953216597748" calcext:value-type="float">
            <text:p>0,867953216597748</text:p>
          </table:table-cell>
          <table:table-cell table:style-name="ce1096" office:value-type="float" office:value="6" calcext:value-type="float">
            <text:p>6</text:p>
          </table:table-cell>
          <table:table-cell table:style-name="ce1096" office:value-type="float" office:value="1" calcext:value-type="float">
            <text:p>1</text:p>
          </table:table-cell>
          <table:table-cell table:style-name="ce1096" table:formula="of:=GCD(ABS(2*[.AI41]);ABS([.AJ41]))" office:value-type="float" office:value="1" calcext:value-type="float">
            <text:p>1</text:p>
          </table:table-cell>
          <table:table-cell table:style-name="ce1098" table:formula="of:=-[.AJ41]/[.AI41]" office:value-type="float" office:value="-0.166666666666667" calcext:value-type="float">
            <text:p>- 1/6 </text:p>
          </table:table-cell>
          <table:table-cell table:style-name="ce1096" table:formula="of:=RANK([.AH41];[.$AH$20:.$AH$43];0)" office:value-type="float" office:value="6" calcext:value-type="float">
            <text:p>6</text:p>
          </table:table-cell>
          <table:table-cell/>
          <table:table-cell table:style-name="ce1093" office:value-type="float" office:value="23" calcext:value-type="float">
            <text:p>23</text:p>
          </table:table-cell>
          <table:table-cell table:style-name="ce884" office:value-type="float" office:value="0.327434842041384" calcext:value-type="float">
            <text:p>0,327434842041384</text:p>
          </table:table-cell>
          <table:table-cell table:style-name="ce1096" office:value-type="float" office:value="6" calcext:value-type="float">
            <text:p>6</text:p>
          </table:table-cell>
          <table:table-cell table:style-name="ce1096" office:value-type="float" office:value="-9" calcext:value-type="float">
            <text:p>-9</text:p>
          </table:table-cell>
          <table:table-cell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1]);ABS([.AS41]))" office:value-type="float" office:value="1" calcext:value-type="float">
            <text:p>1</text:p>
          </table:table-cell>
          <table:table-cell table:style-name="ce1098" table:formula="of:=-[.AS41]/[.AQ41]" office:value-type="float" office:value="-0.833333333333333" calcext:value-type="float">
            <text:p>- 5/6 </text:p>
          </table:table-cell>
          <table:table-cell table:style-name="ce1096" table:formula="of:=[.AR41]*[.AS41]-[.AQ41]*[.AT41]" office:value-type="float" office:value="-69" calcext:value-type="float">
            <text:p>-69</text:p>
          </table:table-cell>
          <table:table-cell table:style-name="ce1096" table:formula="of:=[.AS41]" office:value-type="float" office:value="5" calcext:value-type="float">
            <text:p>5</text:p>
          </table:table-cell>
          <table:table-cell table:style-name="ce1102" table:formula="of:=GCD(ABS([.AW41]);ABS([.AS41]))" office:value-type="float" office:value="1" calcext:value-type="float">
            <text:p>1</text:p>
          </table:table-cell>
          <table:table-cell table:style-name="ce1098" table:formula="of:=([.AR41]*[.AS41]-[.AQ41]*[.AT41])/[.AS41]" office:value-type="float" office:value="-13.8" calcext:value-type="float">
            <text:p>-69/5 </text:p>
          </table:table-cell>
          <table:table-cell table:style-name="ce1096" table:formula="of:=RANK([.AP41];[.$AP$20:.$AP$43];0)" office:value-type="float" office:value="17" calcext:value-type="float">
            <text:p>17</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5"/>
          <table:table-cell table:style-name="ce739" table:formula="of:=2*ABS([.Q35])" office:value-type="float" office:value="8" calcext:value-type="float">
            <text:p>8</text:p>
          </table:table-cell>
          <table:table-cell table:style-name="ce677" table:number-columns-repeated="2"/>
          <table:table-cell table:style-name="ce739" table:formula="of:=ABS(4*[.Q35]^2)" office:value-type="float" office:value="64" calcext:value-type="float">
            <text:p>64</text:p>
          </table:table-cell>
          <table:table-cell table:style-name="ce677" table:number-columns-repeated="6"/>
          <table:table-cell table:number-columns-repeated="6"/>
          <table:table-cell table:style-name="ce967" office:value-type="string" calcext:value-type="string" table:number-columns-spanned="1" table:number-rows-spanned="3">
            <text:p>L3</text:p>
          </table:table-cell>
          <table:table-cell table:style-name="ce884" table:number-columns-repeated="2"/>
          <table:table-cell table:style-name="ce884" table:formula="of:=IF(ISBLANK([$'2nd ° Seconde N2'.F15]);0;IF([$'2nd ° Seconde N2'.F15]=[.E44];1;-0.5))" office:value-type="float" office:value="0" calcext:value-type="float">
            <text:p>0</text:p>
          </table:table-cell>
          <table:table-cell table:style-name="ce884"/>
          <table:table-cell table:style-name="ce884" table:formula="of:=IF(ISBLANK([$'2nd ° Seconde N2'.I15]);0;IF([$'2nd ° Seconde N2'.I15]=[.H44];1;-0.5))" office:value-type="float" office:value="0" calcext:value-type="float">
            <text:p>0</text:p>
          </table:table-cell>
          <table:table-cell table:style-name="ce884" table:number-columns-repeated="2"/>
          <table:table-cell table:style-name="ce884" table:formula="of:=SUM([.W42:.AC42])" office:value-type="float" office:value="0" calcext:value-type="float">
            <text:p>0</text:p>
          </table:table-cell>
          <table:table-cell table:style-name="ce884" office:value-type="float" office:value="2" calcext:value-type="float">
            <text:p>2</text:p>
          </table:table-cell>
          <table:table-cell/>
          <table:table-cell table:style-name="ce1092" office:value-type="float" office:value="24" calcext:value-type="float">
            <text:p>24</text:p>
          </table:table-cell>
          <table:table-cell table:style-name="ce1070" office:value-type="float" office:value="0.790921813875494" calcext:value-type="float">
            <text:p>0,790921813875494</text:p>
          </table:table-cell>
          <table:table-cell table:style-name="ce1070" office:value-type="float" office:value="7" calcext:value-type="float">
            <text:p>7</text:p>
          </table:table-cell>
          <table:table-cell table:style-name="ce1070" office:value-type="float" office:value="5" calcext:value-type="float">
            <text:p>5</text:p>
          </table:table-cell>
          <table:table-cell table:style-name="ce1070" table:formula="of:=GCD(ABS(2*[.AI42]);ABS([.AJ42]))" office:value-type="float" office:value="1" calcext:value-type="float">
            <text:p>1</text:p>
          </table:table-cell>
          <table:table-cell table:style-name="ce1097" table:formula="of:=-[.AJ42]/[.AI42]" office:value-type="float" office:value="-0.714285714285714" calcext:value-type="float">
            <text:p>- 5/7 </text:p>
          </table:table-cell>
          <table:table-cell table:style-name="ce1070" table:formula="of:=RANK([.AH42];[.$AH$20:.$AH$43];0)" office:value-type="float" office:value="9" calcext:value-type="float">
            <text:p>9</text:p>
          </table:table-cell>
          <table:table-cell/>
          <table:table-cell table:style-name="ce1092" office:value-type="float" office:value="24" calcext:value-type="float">
            <text:p>24</text:p>
          </table:table-cell>
          <table:table-cell table:style-name="ce1070" office:value-type="float" office:value="0.0482547273804554" calcext:value-type="float">
            <text:p>0,048254727380455</text:p>
          </table:table-cell>
          <table:table-cell table:style-name="ce1070" office:value-type="float" office:value="7" calcext:value-type="float">
            <text:p>7</text:p>
          </table:table-cell>
          <table:table-cell table:style-name="ce1070" office:value-type="float" office:value="2" calcext:value-type="float">
            <text:p>2</text:p>
          </table:table-cell>
          <table:table-cell table:style-name="ce1070" office:value-type="float" office:value="5" calcext:value-type="float">
            <text:p>5</text:p>
          </table:table-cell>
          <table:table-cell table:style-name="ce1070" office:value-type="float" office:value="-6" calcext:value-type="float">
            <text:p>-6</text:p>
          </table:table-cell>
          <table:table-cell table:style-name="ce1101" table:formula="of:=GCD(ABS(2*[.AQ42]);ABS([.AS42]))" office:value-type="float" office:value="1" calcext:value-type="float">
            <text:p>1</text:p>
          </table:table-cell>
          <table:table-cell table:style-name="ce1097" table:formula="of:=-[.AS42]/[.AQ42]" office:value-type="float" office:value="-0.714285714285714" calcext:value-type="float">
            <text:p>- 5/7 </text:p>
          </table:table-cell>
          <table:table-cell table:style-name="ce1070" table:formula="of:=[.AR42]*[.AS42]-[.AQ42]*[.AT42]" office:value-type="float" office:value="52" calcext:value-type="float">
            <text:p>52</text:p>
          </table:table-cell>
          <table:table-cell table:style-name="ce1070" table:formula="of:=[.AS42]" office:value-type="float" office:value="5" calcext:value-type="float">
            <text:p>5</text:p>
          </table:table-cell>
          <table:table-cell table:style-name="ce1101" table:formula="of:=GCD(ABS([.AW42]);ABS([.AS42]))" office:value-type="float" office:value="1" calcext:value-type="float">
            <text:p>1</text:p>
          </table:table-cell>
          <table:table-cell table:style-name="ce1097" table:formula="of:=([.AR42]*[.AS42]-[.AQ42]*[.AT42])/[.AS42]" office:value-type="float" office:value="10.4" calcext:value-type="float">
            <text:p>52/5 </text:p>
          </table:table-cell>
          <table:table-cell table:style-name="ce1070" table:formula="of:=RANK([.AP42];[.$AP$20:.$AP$43];0)" office:value-type="float" office:value="23" calcext:value-type="float">
            <text:p>23</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14"/>
          <table:table-cell table:number-columns-repeated="7"/>
          <table:covered-table-cell/>
          <table:table-cell table:style-name="ce884" table:formula="of:=IF(ISBLANK([$'2nd ° Seconde N2'.B16]);0;IF([$'2nd ° Seconde N2'.B16]=[.A45];1;-0.5))" office:value-type="float" office:value="0" calcext:value-type="float">
            <text:p>0</text:p>
          </table:table-cell>
          <table:table-cell table:style-name="ce884" table:formula="of:=IF(ISBLANK([$'2nd ° Seconde N2'.E16]);0;IF([$'2nd ° Seconde N2'.E16]=[.D45];1;-0.5))" office:value-type="float" office:value="0" calcext:value-type="float">
            <text:p>0</text:p>
          </table:table-cell>
          <table:table-cell table:style-name="ce884" table:formula="of:=IF(ISBLANK([$'2nd ° Seconde N2'.H16]);0;IF([$'2nd ° Seconde N2'.H16]=[.G45];1;-0.5))" office:value-type="float" office:value="0" calcext:value-type="float">
            <text:p>0</text:p>
          </table:table-cell>
          <table:table-cell table:style-name="ce884" table:formula="of:=IF(ISBLANK([$'2nd ° Seconde N2'.J16]);0;IF([$'2nd ° Seconde N2'.J16]=[.I45];1;-0.5))" office:value-type="float" office:value="0" calcext:value-type="float">
            <text:p>0</text:p>
          </table:table-cell>
          <table:table-cell table:style-name="ce884" table:formula="of:=IF(ISBLANK([$'2nd ° Seconde N2'.K16]);0;IF([$'2nd ° Seconde N2'.K16]=[.J45];1;-0.5))" office:value-type="float" office:value="0" calcext:value-type="float">
            <text:p>0</text:p>
          </table:table-cell>
          <table:table-cell table:style-name="ce884" table:number-columns-repeated="2"/>
          <table:table-cell table:style-name="ce884" table:formula="of:=SUM([.W43:.AC43])" office:value-type="float" office:value="0" calcext:value-type="float">
            <text:p>0</text:p>
          </table:table-cell>
          <table:table-cell table:style-name="ce884" office:value-type="float" office:value="5" calcext:value-type="float">
            <text:p>5</text:p>
          </table:table-cell>
          <table:table-cell/>
          <table:table-cell table:style-name="ce1093" office:value-type="float" office:value="25" calcext:value-type="float">
            <text:p>25</text:p>
          </table:table-cell>
          <table:table-cell table:style-name="ce884" office:value-type="float" office:value="0.188712018724055" calcext:value-type="float">
            <text:p>0,188712018724055</text:p>
          </table:table-cell>
          <table:table-cell table:style-name="ce1096" office:value-type="float" office:value="4" calcext:value-type="float">
            <text:p>4</text:p>
          </table:table-cell>
          <table:table-cell table:style-name="ce1096" office:value-type="float" office:value="5" calcext:value-type="float">
            <text:p>5</text:p>
          </table:table-cell>
          <table:table-cell table:style-name="ce1096" table:formula="of:=GCD(ABS(2*[.AI43]);ABS([.AJ43]))" office:value-type="float" office:value="1" calcext:value-type="float">
            <text:p>1</text:p>
          </table:table-cell>
          <table:table-cell table:style-name="ce1098" table:formula="of:=-[.AJ43]/[.AI43]" office:value-type="float" office:value="-1.25" calcext:value-type="float">
            <text:p>- 5/4 </text:p>
          </table:table-cell>
          <table:table-cell table:style-name="ce1096" table:formula="of:=RANK([.AH43];[.$AH$20:.$AH$43];0)" office:value-type="float" office:value="22" calcext:value-type="float">
            <text:p>22</text:p>
          </table:table-cell>
          <table:table-cell/>
          <table:table-cell table:style-name="ce1093" office:value-type="float" office:value="25" calcext:value-type="float">
            <text:p>25</text:p>
          </table:table-cell>
          <table:table-cell table:style-name="ce884" office:value-type="float" office:value="0.291384400524042" calcext:value-type="float">
            <text:p>0,291384400524042</text:p>
          </table:table-cell>
          <table:table-cell table:style-name="ce1096" office:value-type="float" office:value="4" calcext:value-type="float">
            <text:p>4</text:p>
          </table:table-cell>
          <table:table-cell table:number-columns-repeated="2" table:style-name="ce1096" office:value-type="float" office:value="5" calcext:value-type="float">
            <text:p>5</text:p>
          </table:table-cell>
          <table:table-cell table:style-name="ce1096" office:value-type="float" office:value="4" calcext:value-type="float">
            <text:p>4</text:p>
          </table:table-cell>
          <table:table-cell table:style-name="ce1102" table:formula="of:=GCD(ABS(2*[.AQ43]);ABS([.AS43]))" office:value-type="float" office:value="1" calcext:value-type="float">
            <text:p>1</text:p>
          </table:table-cell>
          <table:table-cell table:style-name="ce1098" table:formula="of:=-[.AS43]/[.AQ43]" office:value-type="float" office:value="-1.25" calcext:value-type="float">
            <text:p>- 5/4 </text:p>
          </table:table-cell>
          <table:table-cell table:style-name="ce1096" table:formula="of:=[.AR43]*[.AS43]-[.AQ43]*[.AT43]" office:value-type="float" office:value="9" calcext:value-type="float">
            <text:p>9</text:p>
          </table:table-cell>
          <table:table-cell table:style-name="ce1096" table:formula="of:=[.AS43]" office:value-type="float" office:value="5" calcext:value-type="float">
            <text:p>5</text:p>
          </table:table-cell>
          <table:table-cell table:style-name="ce1102" table:formula="of:=GCD(ABS([.AW43]);ABS([.AS43]))" office:value-type="float" office:value="1" calcext:value-type="float">
            <text:p>1</text:p>
          </table:table-cell>
          <table:table-cell table:style-name="ce1098" table:formula="of:=([.AR43]*[.AS43]-[.AQ43]*[.AT43])/[.AS43]" office:value-type="float" office:value="1.8" calcext:value-type="float">
            <text:p><text:s/>9/5 </text:p>
          </table:table-cell>
          <table:table-cell table:style-name="ce1096" table:formula="of:=RANK([.AP43];[.$AP$20:.$AP$43];0)" office:value-type="float" office:value="18" calcext:value-type="float">
            <text:p>18</text:p>
          </table:table-cell>
          <table:table-cell/>
          <table:table-cell table:style-name="ce1100"/>
          <table:table-cell table:style-name="ce675" table:number-columns-repeated="7"/>
          <table:table-cell table:style-name="ce1103"/>
          <table:table-cell table:style-name="ce675"/>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R35])^2" office:value-type="float" office:value="1" calcext:value-type="float">
            <text:p>1</text:p>
          </table:table-cell>
          <table:table-cell table:style-name="ce677" table:number-columns-repeated="13"/>
          <table:covered-table-cell table:style-name="ce677"/>
          <table:table-cell table:style-name="ce884" table:number-columns-repeated="2"/>
          <table:table-cell table:style-name="ce884" table:formula="of:=IF(ISBLANK([$'2nd ° Seconde N2'.F17]);0;IF([$'2nd ° Seconde N2'.F17]=[.E46];1;-0.5))" office:value-type="float" office:value="0" calcext:value-type="float">
            <text:p>0</text:p>
          </table:table-cell>
          <table:table-cell table:style-name="ce884"/>
          <table:table-cell table:style-name="ce884" table:formula="of:=IF(ISBLANK([$'2nd ° Seconde N2'.I17]);0;IF([$'2nd ° Seconde N2'.I17]=[.H46];1;-0.5))" office:value-type="float" office:value="0" calcext:value-type="float">
            <text:p>0</text:p>
          </table:table-cell>
          <table:table-cell table:style-name="ce884" table:number-columns-repeated="2"/>
          <table:table-cell table:style-name="ce884" table:formula="of:=SUM([.W44:.AC4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Q35]&lt;0;&quot;+&quot;;&quot;-&quot;)" office:value-type="string" office:string-value="+" calcext:value-type="string">
            <text:p>+</text:p>
          </table:table-cell>
          <table:table-cell table:style-name="ce760" office:value-type="string" calcext:value-type="string">
            <text:p>---</text:p>
          </table:table-cell>
          <table:table-cell table:style-name="ce739" table:formula="of:=IF([.S35]&lt;0;&quot;-&quot;;&quot;+&quot;)" office:value-type="string" office:string-value="+" calcext:value-type="string">
            <text:p>+</text:p>
          </table:table-cell>
          <table:table-cell table:style-name="ce739" table:formula="of:=ABS([.S35])" office:value-type="float" office:value="1" calcext:value-type="float">
            <text:p>1</text:p>
          </table:table-cell>
          <table:table-cell table:number-columns-repeated="2"/>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F19]);0;IF([$'2nd ° Seconde N2'.F19]=[.E48];1;-0.5))" office:value-type="float" office:value="0" calcext:value-type="float">
            <text:p>0</text:p>
          </table:table-cell>
          <table:table-cell table:style-name="ce884"/>
          <table:table-cell table:style-name="ce884" table:formula="of:=IF(ISBLANK([$'2nd ° Seconde N2'.I19]);0;IF([$'2nd ° Seconde N2'.I19]=[.H48];1;-0.5))" office:value-type="float" office:value="0" calcext:value-type="float">
            <text:p>0</text:p>
          </table:table-cell>
          <table:table-cell table:style-name="ce884" table:number-columns-repeated="2"/>
          <table:table-cell table:style-name="ce884" table:formula="of:=SUM([.W45:.AC4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13"/>
          <table:covered-table-cell table:style-name="ce677"/>
          <table:table-cell table:style-name="ce884" table:formula="of:=IF(ISBLANK([$'2nd ° Seconde N2'.B20]);0;IF([$'2nd ° Seconde N2'.B20]=[.A49];1;-0.5))" office:value-type="float" office:value="0" calcext:value-type="float">
            <text:p>0</text:p>
          </table:table-cell>
          <table:table-cell table:style-name="ce884" table:formula="of:=IF(ISBLANK([$'2nd ° Seconde N2'.E20]);0;IF([$'2nd ° Seconde N2'.E20]=[.D49];1;-0.5))" office:value-type="float" office:value="0" calcext:value-type="float">
            <text:p>0</text:p>
          </table:table-cell>
          <table:table-cell table:style-name="ce884" table:formula="of:=IF(ISBLANK([$'2nd ° Seconde N2'.H20]);0;IF([$'2nd ° Seconde N2'.H20]=[.G49];1;-0.5))" office:value-type="float" office:value="0" calcext:value-type="float">
            <text:p>0</text:p>
          </table:table-cell>
          <table:table-cell table:style-name="ce884" table:number-columns-repeated="4"/>
          <table:table-cell table:style-name="ce884" table:formula="of:=SUM([.W46:.AC4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F21]);0;IF([$'2nd ° Seconde N2'.F21]=[.E50];1;-0.5))" office:value-type="float" office:value="0" calcext:value-type="float">
            <text:p>0</text:p>
          </table:table-cell>
          <table:table-cell table:style-name="ce884"/>
          <table:table-cell table:style-name="ce884" table:formula="of:=IF(ISBLANK([$'2nd ° Seconde N2'.I21]);0;IF([$'2nd ° Seconde N2'.I21]=[.H50];1;-0.5))" office:value-type="float" office:value="0" calcext:value-type="float">
            <text:p>0</text:p>
          </table:table-cell>
          <table:table-cell table:style-name="ce884" table:number-columns-repeated="2"/>
          <table:table-cell table:style-name="ce884" table:formula="of:=SUM([.W47:.AC4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35])" office:value-type="float" office:value="1" calcext:value-type="float">
            <text:p>1</text:p>
          </table:table-cell>
          <table:table-cell table:style-name="ce677" table:number-columns-repeated="2"/>
          <table:table-cell table:style-name="ce739" table:formula="of:=ABS([.S37])*ABS(4*[.Q35]^2/[.Q35])" office:value-type="float" office:value="17" calcext:value-type="float">
            <text:p>17</text:p>
          </table:table-cell>
          <table:table-cell table:style-name="ce677" table:number-columns-repeated="13"/>
          <table:table-cell table:style-name="ce967" office:value-type="string" calcext:value-type="string" table:number-columns-spanned="1" table:number-rows-spanned="3">
            <text:p>L5</text:p>
          </table:table-cell>
          <table:table-cell table:style-name="ce884"/>
          <table:table-cell table:style-name="ce884" table:formula="of:=IF(ISBLANK([$'2nd ° Seconde N2'.E23]);0;IF([$'2nd ° Seconde N2'.E23]=[.D52];1;-0.5))" office:value-type="float" office:value="0" calcext:value-type="float">
            <text:p>0</text:p>
          </table:table-cell>
          <table:table-cell table:style-name="ce884"/>
          <table:table-cell table:style-name="ce884" table:formula="of:=IF(ISBLANK([$'2nd ° Seconde N2'.I23]);0;IF([$'2nd ° Seconde N2'.I23]=[.H52];1;-0.5))" office:value-type="float" office:value="0" calcext:value-type="float">
            <text:p>0</text:p>
          </table:table-cell>
          <table:table-cell table:style-name="ce884" table:number-columns-repeated="3"/>
          <table:table-cell table:style-name="ce884" table:formula="of:=SUM([.W48:.AC4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35]=1;&quot;&quot;;IF([.Q35]=-1;&quot;-&quot;;[.Q35]))"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35]*-[.R35]&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style-name="ce678" table:formula="of:=IF([.S37]&lt;0;&quot;-&quot;;&quot;+&quot;)" office:value-type="string" office:string-value="+" calcext:value-type="string">
            <text:p>+</text:p>
          </table:table-cell>
          <table:table-cell table:style-name="ce760" office:value-type="string" calcext:value-type="string">
            <text:p>---</text:p>
          </table:table-cell>
          <table:table-cell table:style-name="ce739"/>
          <table:table-cell table:style-name="ce677"/>
          <table:table-cell table:number-columns-repeated="2"/>
          <table:table-cell table:style-name="ce677"/>
          <table:table-cell/>
          <table:table-cell table:style-name="ce677" table:number-columns-repeated="7"/>
          <table:covered-table-cell table:style-name="ce677"/>
          <table:table-cell table:style-name="ce884" table:formula="of:=IF([$'2nd ° Seconde N2'.D24]=[.C53];1;-0.5)" office:value-type="float" office:value="1" calcext:value-type="float">
            <text:p>1</text:p>
          </table:table-cell>
          <table:table-cell table:style-name="ce884"/>
          <table:table-cell table:style-name="ce884" table:formula="of:=IF([$'2nd ° Seconde N2'.H24]=[.G53];1;-0.5)" office:value-type="float" office:value="1" calcext:value-type="float">
            <text:p>1</text:p>
          </table:table-cell>
          <table:table-cell table:style-name="ce884" table:number-columns-repeated="4"/>
          <table:table-cell table:style-name="ce884" table:formula="of:=SUM([.W49:.AC49])" office:value-type="float" office:value="2" calcext:value-type="float">
            <text:p>2</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35])" office:value-type="float" office:value="8" calcext:value-type="float">
            <text:p>8</text:p>
          </table:table-cell>
          <table:table-cell table:style-name="ce677" table:number-columns-repeated="2"/>
          <table:table-cell table:style-name="ce739" table:formula="of:=ABS(4*[.Q35]^2/[.Q35])"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E25]);0;IF([$'2nd ° Seconde N2'.E25]=[.D54];1;-0.5))" office:value-type="float" office:value="0" calcext:value-type="float">
            <text:p>0</text:p>
          </table:table-cell>
          <table:table-cell table:style-name="ce884"/>
          <table:table-cell table:style-name="ce884" table:formula="of:=IF(ISBLANK([$'2nd ° Seconde N2'.I25]);0;IF([$'2nd ° Seconde N2'.I25]=[.H54];1;-0.5))" office:value-type="float" office:value="0" calcext:value-type="float">
            <text:p>0</text:p>
          </table:table-cell>
          <table:table-cell table:style-name="ce884" table:number-columns-repeated="3"/>
          <table:table-cell table:style-name="ce884" table:formula="of:=SUM([.W50:.AC5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36:.AD50])" office:value-type="float" office:value="2" calcext:value-type="float">
            <text:p>2</text:p>
          </table:table-cell>
          <table:table-cell table:style-name="ce884" table:formula="of:=SUM([.AE36:.AE50])" office:value-type="float" office:value="37" calcext:value-type="float">
            <text:p>37</text:p>
          </table:table-cell>
          <table:table-cell table:number-columns-repeated="33"/>
        </table:table-row>
        <table:table-row table:style-name="ro4">
          <table:table-cell table:style-name="ce680"/>
          <table:table-cell table:style-name="ce709"/>
          <table:table-cell table:style-name="ce773"/>
          <table:table-cell table:style-name="ce740" table:formula="of:=[.E48]" office:value-type="float" office:value="1" calcext:value-type="float">
            <text:p>1</text:p>
          </table:table-cell>
          <table:table-cell table:style-name="ce709"/>
          <table:table-cell table:style-name="ce680"/>
          <table:table-cell table:style-name="ce709"/>
          <table:table-cell table:style-name="ce740" table:formula="of:=[.H48]" office:value-type="float" office:value="17" calcext:value-type="float">
            <text:p>17</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36:.AD50])/SUM([.AE36:.AE50])&lt;0;0;20*SUM([.AD36:.AD50])/SUM([.AE36:.AE50]))" office:value-type="float" office:value="1.08108108108108" calcext:value-type="float">
            <text:p>1,08108108108108</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37]&lt;0;&quot;-&quot;;&quot;&quot;)">
            <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49]=&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773"/>
          <table:table-cell table:style-name="ce740" table:formula="of:=[.E50]" office:value-type="float" office:value="8" calcext:value-type="float">
            <text:p>8</text:p>
          </table:table-cell>
          <table:table-cell table:style-name="ce709"/>
          <table:table-cell table:style-name="ce680"/>
          <table:table-cell table:style-name="ce709"/>
          <table:table-cell table:style-name="ce740" table:formula="of:=[.H50]" office:value-type="float" office:value="16" calcext:value-type="float">
            <text:p>16</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table-cell table:style-name="ce694"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59]=-1;&quot;-&quot;;IF([.Y59]=1;&quot;&quot;;[.Y59]))" office:value-type="string" office:string-value="-" calcext:value-type="string">
            <text:p>-</text:p>
          </table:table-cell>
          <table:table-cell office:value-type="string" calcext:value-type="string">
            <text:p>x</text:p>
          </table:table-cell>
          <table:table-cell table:formula="of:=IF([.Z59]&lt;0;&quot; - &quot;;&quot; + &quot;)" office:value-type="string" office:string-value=" - " calcext:value-type="string">
            <text:p><text:s/>- </text:p>
          </table:table-cell>
          <table:table-cell table:formula="of:=ABS([.Z59])" office:value-type="float" office:value="2" calcext:value-type="float">
            <text:p>2</text:p>
          </table:table-cell>
          <table:table-cell/>
          <table:table-cell table:style-name="ce677" table:number-columns-repeated="16"/>
          <table:table-cell/>
          <table:table-cell table:formula="of:=COM.MICROSOFT.CONCAT(IF([.Y59]=-1;&quot;-&quot;;IF([.Y59]=1;&quot;&quot;;[.Y59]));&quot; x&quot;;IF([.Z59]&lt;0;&quot; - &quot;;&quot; + &quot;);ABS([.Z59]))" office:value-type="string" office:string-value="- x - 2" calcext:value-type="string">
            <text:p>- x - 2</text:p>
          </table:table-cell>
          <table:table-cell/>
          <table:table-cell table:style-name="ce884" office:value-type="float" office:value="-1" calcext:value-type="float">
            <text:p>-1</text:p>
          </table:table-cell>
          <table:table-cell table:style-name="ce884" office:value-type="float" office:value="-2" calcext:value-type="float">
            <text:p>-2</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61]=-1;&quot;-&quot;;IF([.Y61]=1;&quot;&quot;;[.Y61]))">
            <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table:table-cell table:style-name="ce677" table:number-columns-repeated="12"/>
          <table:table-cell table:number-columns-repeated="5"/>
          <table:table-cell table:formula="of:=COM.MICROSOFT.CONCAT(IF([.Y61]=-1;&quot;-&quot;;IF([.Y61]=1;&quot;&quot;;[.Y61]));&quot; x&quot;;IF([.Z61]&lt;0;&quot; - &quot;;&quot; + &quot;);ABS([.Z61]))" office:value-type="string" office:string-value=" x - 2" calcext:value-type="string">
            <text:p><text:s/>x - 2</text:p>
          </table:table-cell>
          <table:table-cell/>
          <table:table-cell table:style-name="ce884" office:value-type="float" office:value="1" calcext:value-type="float">
            <text:p>1</text:p>
          </table:table-cell>
          <table:table-cell table:style-name="ce884" office:value-type="float" office:value="-2" calcext:value-type="float">
            <text:p>-2</text:p>
          </table:table-cell>
          <table:table-cell table:number-columns-repeated="38"/>
        </table:table-row>
        <table:table-row table:style-name="ro4">
          <table:table-cell table:number-columns-repeated="15"/>
          <table:table-cell table:style-name="ce677" table:number-columns-repeated="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style-name="ce678" table:formula="of:=IF([.Y63]=-1;&quot;-&quot;;IF([.Y63]=1;&quot;&quot;;[.Y63]))" office:value-type="string" office:string-value="-" calcext:value-type="string">
            <text:p>-</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formula="of:=IF([.Y59]*[.Z61]&lt;0;&quot;+&quot;;&quot;-&quot;)" office:value-type="string" office:string-value="-" calcext:value-type="string">
            <text:p>-</text:p>
          </table:table-cell>
          <table:table-cell table:formula="of:=ABS([.Y59]*[.Z61])" office:value-type="float" office:value="2" calcext:value-type="float">
            <text:p>2</text:p>
          </table:table-cell>
          <table:table-cell table:formula="of:=IF([.Z59]&lt;0;&quot;-&quot;;&quot;+&quot;)" office:value-type="string" office:string-value="-" calcext:value-type="string">
            <text:p>-</text:p>
          </table:table-cell>
          <table:table-cell table:formula="of:=ABS([.Z59])" office:value-type="float" office:value="2" calcext:value-type="float">
            <text:p>2</text:p>
          </table:table-cell>
          <table:table-cell table:number-columns-repeated="3"/>
          <table:table-cell table:style-name="ce677" table:number-columns-repeated="2"/>
          <table:table-cell table:number-columns-repeated="8"/>
          <table:table-cell table:style-name="ce884" table:formula="of:=[.Y59]/[.Y61]" office:value-type="float" office:value="-1" calcext:value-type="float">
            <text:p>-1</text:p>
          </table:table-cell>
          <table:table-cell table:style-name="ce884" table:formula="of:=([.Z59]*[.Y61]-[.Y59]*[.Z61])/[.Y61]" office:value-type="float" office:value="-4" calcext:value-type="float">
            <text:p>-4</text:p>
          </table:table-cell>
          <table:table-cell table:number-columns-repeated="38"/>
        </table:table-row>
        <table:table-row table:style-name="ro4">
          <table:table-cell office:value-type="string" calcext:value-type="string">
            <text:p>=</text:p>
          </table:table-cell>
          <table:table-cell office:value-type="string" calcext:value-type="string" table:number-columns-spanned="10" table:number-rows-spanned="1">
            <text:p>------------------------------------------</text:p>
          </table:table-cell>
          <table:covered-table-cell table:number-columns-repeated="8"/>
          <table:covered-table-cell table:style-name="ce677"/>
          <table:table-cell table:number-columns-repeated="5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number-columns-repeated="2"/>
          <table:table-cell table:style-name="ce677"/>
          <table:table-cell table:number-columns-repeated="11"/>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number-columns-repeated="21"/>
          <table:table-cell table:style-name="ce967" office:value-type="string" calcext:value-type="string" table:number-columns-spanned="1" table:number-rows-spanned="2">
            <text:p>L1</text:p>
          </table:table-cell>
          <table:table-cell table:style-name="ce1070" table:formula="of:=IF(ISBLANK([$'Homographique N1'.B8]);0;IF([$'Homographique N1'.B8]=[.B63];1;-0.5))" office:value-type="float" office:value="0" calcext:value-type="float">
            <text:p>0</text:p>
          </table:table-cell>
          <table:table-cell table:style-name="ce1070" table:formula="of:=IF(ISBLANK([$'Homographique N1'.E8]);0;IF([$'Homographique N1'.E8]=[.E63];1;-0.5))" office:value-type="float" office:value="0" calcext:value-type="float">
            <text:p>0</text:p>
          </table:table-cell>
          <table:table-cell table:style-name="ce1070" table:formula="of:=IF(ISBLANK([$'Homographique N1'.F8]);0;IF([$'Homographique N1'.F8]=[.F63];1;-0.5))" office:value-type="float" office:value="0" calcext:value-type="float">
            <text:p>0</text:p>
          </table:table-cell>
          <table:table-cell table:style-name="ce1070" table:formula="of:=IF(ISBLANK([$'Homographique N1'.H8]);0;IF([$'Homographique N1'.H8]=[.H63];1;-0.5))" office:value-type="float" office:value="0" calcext:value-type="float">
            <text:p>0</text:p>
          </table:table-cell>
          <table:table-cell table:style-name="ce1070" table:formula="of:=IF(ISBLANK([$'Homographique N1'.I8]);0;IF([$'Homographique N1'.I8]=[.I63];1;-0.5))" office:value-type="float" office:value="0" calcext:value-type="float">
            <text:p>0</text:p>
          </table:table-cell>
          <table:table-cell table:style-name="ce1070" table:formula="of:=IF(ISBLANK([$'Homographique N1'.J8]);0;IF([$'Homographique N1'.J8]=[.J63];1;-0.5))" office:value-type="float" office:value="0" calcext:value-type="float">
            <text:p>0</text:p>
          </table:table-cell>
          <table:table-cell table:style-name="ce1070" table:formula="of:=IF(ISBLANK([$'Homographique N1'.K8]);0;IF([$'Homographique N1'.K8]=[.K63];1;-0.5))" office:value-type="float" office:value="0" calcext:value-type="float">
            <text:p>0</text:p>
          </table:table-cell>
          <table:table-cell table:style-name="ce1070" table:formula="of:=SUM([.W66:.AC66])" office:value-type="float" office:value="0" calcext:value-type="float">
            <text:p>0</text:p>
          </table:table-cell>
          <table:table-cell table:style-name="ce1070" office:value-type="float" office:value="7" calcext:value-type="float">
            <text:p>7</text:p>
          </table:table-cell>
          <table:table-cell table:number-columns-repeated="33"/>
        </table:table-row>
        <table:table-row table:style-name="ro4">
          <table:table-cell/>
          <table:table-cell table:style-name="ce678" table:formula="of:=IF([.Y63]=-1;&quot;-&quot;;IF([.Y63]=1;&quot;&quot;;[.Y63]))" office:value-type="string" office:string-value="-" calcext:value-type="string">
            <text:p>-</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formula="of:=IF([.Z63]&lt;0;&quot;-&quot;;&quot;+&quot;)" office:value-type="string" office:string-value="-" calcext:value-type="string">
            <text:p>-</text:p>
          </table:table-cell>
          <table:table-cell table:formula="of:=ABS([.Z63])" office:value-type="float" office:value="4" calcext:value-type="float">
            <text:p>4</text:p>
          </table:table-cell>
          <table:table-cell table:number-columns-repeated="12"/>
          <table:covered-table-cell table:style-name="ce967"/>
          <table:table-cell table:style-name="ce1070" table:formula="of:=IF(ISBLANK([$'Homographique N1'.F10]);0;IF([$'Homographique N1'.F10]=[.F65];1;-0.5))" office:value-type="float" office:value="0" calcext:value-type="float">
            <text:p>0</text:p>
          </table:table-cell>
          <table:table-cell table:style-name="ce1070" table:formula="of:=IF(ISBLANK([$'Homographique N1'.G10]);0;IF([$'Homographique N1'.G10]=[.G65];1;-0.5))" office:value-type="float" office:value="0" calcext:value-type="float">
            <text:p>0</text:p>
          </table:table-cell>
          <table:table-cell table:style-name="ce1070" table:number-columns-repeated="5"/>
          <table:table-cell table:style-name="ce1070" table:formula="of:=SUM([.W67:.AC6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8" table:number-rows-spanned="1">
            <text:p>-----------------------------------</text:p>
          </table:table-cell>
          <table:covered-table-cell table:number-columns-repeated="7"/>
          <table:table-cell/>
          <table:table-cell table:style-name="ce677"/>
          <table:table-cell table:number-columns-repeated="10"/>
          <table:table-cell table:style-name="ce884" office:value-type="string" calcext:value-type="string" table:number-columns-spanned="1" table:number-rows-spanned="2">
            <text:p>L2</text:p>
          </table:table-cell>
          <table:table-cell table:style-name="ce884" table:formula="of:=IF(ISBLANK([$'Homographique N1'.B12]);0;IF([$'Homographique N1'.B12]=[.B67];1;-0.5))" office:value-type="float" office:value="0" calcext:value-type="float">
            <text:p>0</text:p>
          </table:table-cell>
          <table:table-cell table:style-name="ce884" table:formula="of:=IF(ISBLANK([$'Homographique N1'.E12]);0;IF([$'Homographique N1'.E12]=[.E67];1;-0.5))" office:value-type="float" office:value="0" calcext:value-type="float">
            <text:p>0</text:p>
          </table:table-cell>
          <table:table-cell table:style-name="ce884" table:formula="of:=IF(ISBLANK([$'Homographique N1'.F12]);0;IF([$'Homographique N1'.F12]=[.F67];1;-0.5))" office:value-type="float" office:value="0" calcext:value-type="float">
            <text:p>0</text:p>
          </table:table-cell>
          <table:table-cell table:style-name="ce884" table:formula="of:=IF(ISBLANK([$'Homographique N1'.H12]);0;IF([$'Homographique N1'.H12]=[.H67];1;-0.5))" office:value-type="float" office:value="0" calcext:value-type="float">
            <text:p>0</text:p>
          </table:table-cell>
          <table:table-cell table:style-name="ce884" table:formula="of:=IF(ISBLANK([$'Homographique N1'.I12]);0;IF([$'Homographique N1'.I12]=[.I67];1;-0.5))" office:value-type="float" office:value="0" calcext:value-type="float">
            <text:p>0</text:p>
          </table:table-cell>
          <table:table-cell table:style-name="ce884" table:number-columns-repeated="2"/>
          <table:table-cell table:style-name="ce884" table:formula="of:=SUM([.W68:.AC68])"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number-columns-repeated="2"/>
          <table:table-cell table:style-name="ce677"/>
          <table:table-cell table:number-columns-repeated="10"/>
          <table:covered-table-cell table:style-name="ce884"/>
          <table:table-cell table:style-name="ce884" table:formula="of:=IF(ISBLANK([$'Homographique N1'.F14]);0;IF([$'Homographique N1'.F14]=[.F69];1;-0.5))" office:value-type="float" office:value="0" calcext:value-type="float">
            <text:p>0</text:p>
          </table:table-cell>
          <table:table-cell table:style-name="ce884" table:formula="of:=IF(ISBLANK([$'Homographique N1'.G14]);0;IF([$'Homographique N1'.G14]=[.G69];1;-0.5))" office:value-type="float" office:value="0" calcext:value-type="float">
            <text:p>0</text:p>
          </table:table-cell>
          <table:table-cell table:style-name="ce884" table:number-columns-repeated="5"/>
          <table:table-cell table:style-name="ce884" table:formula="of:=SUM([.W69:.AC6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21"/>
          <table:table-cell table:style-name="ce967" office:value-type="string" calcext:value-type="string" table:number-columns-spanned="1" table:number-rows-spanned="3">
            <text:p>L3</text:p>
          </table:table-cell>
          <table:table-cell table:style-name="ce1070" table:formula="of:=IF(ISBLANK([$'Homographique N1'.B16]);0;IF([$'Homographique N1'.B16]=[.B71];1;-0.5))" office:value-type="float" office:value="0" calcext:value-type="float">
            <text:p>0</text:p>
          </table:table-cell>
          <table:table-cell table:style-name="ce1070" table:formula="of:=IF(ISBLANK([$'Homographique N1'.E16]);0;IF([$'Homographique N1'.E16]=[.E71];1;-0.5))" office:value-type="float" office:value="0" calcext:value-type="float">
            <text:p>0</text:p>
          </table:table-cell>
          <table:table-cell table:style-name="ce1070" table:formula="of:=IF(ISBLANK([$'Homographique N1'.F16]);0;IF([$'Homographique N1'.F16]=[.F71];1;-0.5))" office:value-type="float" office:value="0" calcext:value-type="float">
            <text:p>0</text:p>
          </table:table-cell>
          <table:table-cell table:style-name="ce1070" table:formula="of:=IF(ISBLANK([$'Homographique N1'.K16]);0;IF([$'Homographique N1'.K16]=[.J71];1;-0.5))" office:value-type="float" office:value="0" calcext:value-type="float">
            <text:p>0</text:p>
          </table:table-cell>
          <table:table-cell table:style-name="ce1070" table:number-columns-repeated="3"/>
          <table:table-cell table:style-name="ce1070" table:formula="of:=SUM([.W70:.AC70])"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table-cell table:style-name="ce678" table:formula="of:=IF([.Y63]=-1;&quot;-&quot;;IF([.Y63]=1;&quot;&quot;;[.Y63]))" office:value-type="string" office:string-value="-" calcext:value-type="string">
            <text:p>-</text:p>
          </table:table-cell>
          <table:table-cell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number-columns-repeated="2"/>
          <table:table-cell table:formula="of:=ABS([.Z63])" office:value-type="float" office:value="4" calcext:value-type="float" table:number-columns-spanned="7" table:number-rows-spanned="1">
            <text:p>4</text:p>
          </table:table-cell>
          <table:covered-table-cell table:number-columns-repeated="6"/>
          <table:table-cell table:number-columns-repeated="5"/>
          <table:covered-table-cell table:style-name="ce1071"/>
          <table:table-cell table:style-name="ce1070" table:formula="of:=IF(ISBLANK([$'Homographique N1'.H17]);0;IF([$'Homographique N1'.H17]=[.I72];1;-0.5))" office:value-type="float" office:value="0" calcext:value-type="float">
            <text:p>0</text:p>
          </table:table-cell>
          <table:table-cell table:style-name="ce1070" table:number-columns-repeated="6"/>
          <table:table-cell table:style-name="ce1070" table:formula="of:=SUM([.W71:.AC71])" office:value-type="float" office:value="0" calcext:value-type="float">
            <text:p>0</text:p>
          </table:table-cell>
          <table:table-cell table:style-name="ce1070" office:value-type="float" office:value="1" calcext:value-type="float">
            <text:p>1</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7" table:number-rows-spanned="1">
            <text:p>-------------------------------</text:p>
          </table:table-cell>
          <table:covered-table-cell table:number-columns-repeated="6"/>
          <table:table-cell table:formula="of:=IF([.Z63]&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6"/>
          <table:table-cell table:number-columns-repeated="5"/>
          <table:covered-table-cell table:style-name="ce1071"/>
          <table:table-cell table:style-name="ce1070" table:formula="of:=IF(ISBLANK([$'Homographique N1'.E18]);0;IF([$'Homographique N1'.E18]=[.E73];1;-0.5))" office:value-type="float" office:value="0" calcext:value-type="float">
            <text:p>0</text:p>
          </table:table-cell>
          <table:table-cell table:style-name="ce1070" table:formula="of:=IF(ISBLANK([$'Homographique N1'.F18]);0;IF([$'Homographique N1'.F18]=[.F73];1;-0.5))" office:value-type="float" office:value="0" calcext:value-type="float">
            <text:p>0</text:p>
          </table:table-cell>
          <table:table-cell table:style-name="ce1070" table:formula="of:=IF(ISBLANK([$'Homographique N1'.K18]);0;IF([$'Homographique N1'.K18]=[.M73];1;-0.5))" office:value-type="float" office:value="0" calcext:value-type="float">
            <text:p>0</text:p>
          </table:table-cell>
          <table:table-cell table:style-name="ce1070" table:formula="of:=IF(ISBLANK([$'Homographique N1'.L18]);0;IF([$'Homographique N1'.L18]=[.N73];1;-0.5))" office:value-type="float" office:value="0" calcext:value-type="float">
            <text:p>0</text:p>
          </table:table-cell>
          <table:table-cell table:style-name="ce1070" table:number-columns-repeated="3"/>
          <table:table-cell table:style-name="ce1070" table:formula="of:=SUM([.W72:.AC72])" office:value-type="float" office:value="0" calcext:value-type="float">
            <text:p>0</text:p>
          </table:table-cell>
          <table:table-cell table:style-name="ce1070" office:value-type="float" office:value="4" calcext:value-type="float">
            <text:p>4</text:p>
          </table:table-cell>
          <table:table-cell table:number-columns-repeated="33"/>
        </table:table-row>
        <table:table-row table:style-name="ro4">
          <table:table-cell table:style-name="ce677"/>
          <table:table-cell/>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number-columns-repeated="3"/>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number-columns-repeated="6"/>
          <table:table-cell table:style-name="ce884" office:value-type="string" calcext:value-type="string" table:number-columns-spanned="1" table:number-rows-spanned="3">
            <text:p>L3</text:p>
          </table:table-cell>
          <table:table-cell table:style-name="ce1077" table:formula="of:=IF(ISBLANK([$'Homographique N1'.F20]);0;IF([$'Homographique N1'.F20]=[.D75];1;-0.5))" office:value-type="float" office:value="0" calcext:value-type="float">
            <text:p>0</text:p>
          </table:table-cell>
          <table:table-cell table:style-name="ce884" table:number-columns-repeated="6"/>
          <table:table-cell table:style-name="ce884" table:formula="of:=SUM([.W73:.AC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number-columns-repeated="21"/>
          <table:covered-table-cell/>
          <table:table-cell table:style-name="ce1077" table:formula="of:=IF(ISBLANK([$'Homographique N1'.B21]);0;IF([$'Homographique N1'.B21]=[.B76];1;-0.5))" office:value-type="float" office:value="0" calcext:value-type="float">
            <text:p>0</text:p>
          </table:table-cell>
          <table:table-cell table:style-name="ce1077" table:formula="of:=IF(ISBLANK([$'Homographique N1'.C21]);0;IF([$'Homographique N1'.C21]=[.C76];1;-0.5))" office:value-type="float" office:value="0" calcext:value-type="float">
            <text:p>0</text:p>
          </table:table-cell>
          <table:table-cell table:style-name="ce1077"/>
          <table:table-cell table:style-name="ce884" table:number-columns-repeated="4"/>
          <table:table-cell table:style-name="ce884" table:formula="of:=SUM([.W74:.AC7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formula="of:=ABS([.Z63])" office:value-type="float" office:value="4" calcext:value-type="float" table:number-columns-spanned="5" table:number-rows-spanned="1">
            <text:p>4</text:p>
          </table:table-cell>
          <table:covered-table-cell table:number-columns-repeated="4"/>
          <table:table-cell table:number-columns-repeated="13"/>
          <table:covered-table-cell/>
          <table:table-cell table:style-name="ce1077" table:formula="of:=IF(ISBLANK([$'Homographique N1'.F22]);0;IF([$'Homographique N1'.F22]=[.F77];1;-0.5))" office:value-type="float" office:value="0" calcext:value-type="float">
            <text:p>0</text:p>
          </table:table-cell>
          <table:table-cell table:style-name="ce1077" table:formula="of:=IF(ISBLANK([$'Homographique N1'.G22]);0;IF([$'Homographique N1'.G22]=[.G77];1;-0.5))" office:value-type="float" office:value="0" calcext:value-type="float">
            <text:p>0</text:p>
          </table:table-cell>
          <table:table-cell table:style-name="ce884" table:number-columns-repeated="5"/>
          <table:table-cell table:style-name="ce884" table:formula="of:=SUM([.W75:.AC7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formula="of:=[.Y63]" office:value-type="float" office:value="-1" calcext:value-type="float">
            <text:p>-1</text:p>
          </table:table-cell>
          <table:table-cell table:formula="of:=IF([.Z63]&lt;0;&quot;-&quot;;&quot;+&quot;)" office:value-type="string" office:string-value="-" calcext:value-type="string">
            <text:p>-</text:p>
          </table:table-cell>
          <table:table-cell office:value-type="string" calcext:value-type="string" table:number-columns-spanned="5" table:number-rows-spanned="1">
            <text:p>-----------------------</text:p>
          </table:table-cell>
          <table:covered-table-cell table:number-columns-repeated="4"/>
          <table:table-cell table:number-columns-repeated="13"/>
          <table:table-cell table:style-name="ce1070" office:value-type="string" calcext:value-type="string">
            <text:p>L4</text:p>
          </table:table-cell>
          <table:table-cell table:style-name="ce1070" table:formula="of:=IF(ISBLANK([$'Homographique N1'.C24]);0;IF([$'Homographique N1'.C24]=[.Y63];1;-0.5))" office:value-type="float" office:value="0" calcext:value-type="float">
            <text:p>0</text:p>
          </table:table-cell>
          <table:table-cell table:style-name="ce1070" table:formula="of:=IF(ISBLANK([$'Homographique N1'.F24]);0;IF([$'Homographique N1'.F24]=[.Z63];1;-0.5))" office:value-type="float" office:value="0" calcext:value-type="float">
            <text:p>0</text:p>
          </table:table-cell>
          <table:table-cell table:style-name="ce1070" table:number-columns-repeated="5"/>
          <table:table-cell table:style-name="ce1070" table:formula="of:=SUM([.W76:.AC76])"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style-name="ce677"/>
          <table:table-cell table:number-columns-repeated="2"/>
          <table:table-cell table:style-name="ce678" office:value-type="string" calcext:value-type="string">
            <text:p>(</text:p>
          </table:table-cell>
          <table:table-cell office:value-type="string" calcext:value-type="string">
            <text:p>x</text:p>
          </table:table-cell>
          <table:table-cell table:formula="of:=IF([.Z61]&lt;0;&quot;-&quot;;&quot;+&quot;)" office:value-type="string" office:string-value="-" calcext:value-type="string">
            <text:p>-</text:p>
          </table:table-cell>
          <table:table-cell table:formula="of:=ABS([.Z61])" office:value-type="float" office:value="2" calcext:value-type="float">
            <text:p>2</text:p>
          </table:table-cell>
          <table:table-cell office:value-type="string" calcext:value-type="string">
            <text:p>)</text:p>
          </table:table-cell>
          <table:table-cell table:number-columns-repeated="14"/>
          <table:table-cell table:style-name="ce1047" table:number-columns-repeated="7"/>
          <table:table-cell table:style-name="ce1088" office:value-type="string" calcext:value-type="string">
            <text:p>Note</text:p>
          </table:table-cell>
          <table:table-cell table:style-name="ce1088" table:formula="of:=IF(20*SUM([.AD66:.AD76])/SUM([.AE66:.AE76])&lt;0;0;20*SUM([.AD66:.AD76])/SUM([.AE66:.AE76]))" office:value-type="float" office:value="0" calcext:value-type="float">
            <text:p>0</text:p>
          </table:table-cell>
          <table:table-cell table:number-columns-repeated="33"/>
        </table:table-row>
        <table:table-row table:style-name="ro4">
          <table:table-cell table:number-columns-repeated="64"/>
        </table:table-row>
        <table:table-row table:style-name="ro4">
          <table:table-cell table:style-name="ce694" office:value-type="string" calcext:value-type="string" table:number-columns-spanned="31" table:number-rows-spanned="1">
            <text:p>Fonction homographique niveau 1</text:p>
          </table:table-cell>
          <table:covered-table-cell table:number-columns-repeated="30"/>
          <table:table-cell table:number-columns-repeated="33"/>
        </table:table-row>
        <table:table-row table:style-name="ro4">
          <table:table-cell table:number-columns-repeated="64"/>
        </table:table-row>
        <table:table-row table:style-name="ro4">
          <table:table-cell table:number-columns-repeated="16"/>
          <table:table-cell table:style-name="ce677" table:number-columns-repeated="5"/>
          <table:table-cell table:number-columns-repeated="3"/>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style-name="ce678" table:formula="of:=IF([.Y82]=-1;&quot;-&quot;;IF([.Y82]=1;&quot;&quot;;[.Y82]))" office:value-type="float" office:value="7" calcext:value-type="float">
            <text:p>7</text:p>
          </table:table-cell>
          <table:table-cell office:value-type="string" calcext:value-type="string">
            <text:p>x</text:p>
          </table:table-cell>
          <table:table-cell table:style-name="ce678" table:formula="of:=IF([.Z82]&lt;0;&quot; - &quot;;&quot; + &quot;)" office:value-type="string" office:string-value=" - " calcext:value-type="string">
            <text:p><text:s/>- </text:p>
          </table:table-cell>
          <table:table-cell table:formula="of:=ABS([.Z82])" office:value-type="float" office:value="7" calcext:value-type="float">
            <text:p>7</text:p>
          </table:table-cell>
          <table:table-cell/>
          <table:table-cell table:style-name="ce677" table:number-columns-repeated="16"/>
          <table:table-cell/>
          <table:table-cell table:style-name="ce678" table:formula="of:=COM.MICROSOFT.CONCAT(IF([.Y82]=-1;&quot;-&quot;;IF([.Y82]=1;&quot;&quot;;[.Y82]));&quot; x&quot;;IF([.Z82]&lt;0;&quot; - &quot;;&quot; + &quot;);ABS([.Z82]))" office:value-type="string" office:string-value="7 x - 7" calcext:value-type="string">
            <text:p>7 x - 7</text:p>
          </table:table-cell>
          <table:table-cell/>
          <table:table-cell table:style-name="ce884" table:formula="of:=INDEX([.AQ20:.AQ43];[.BA20])" office:value-type="float" office:value="7" calcext:value-type="float">
            <text:p>7</text:p>
          </table:table-cell>
          <table:table-cell table:style-name="ce884" table:formula="of:=INDEX([.AR20:.AR43];[.BA20])" office:value-type="float" office:value="-7" calcext:value-type="float">
            <text:p>-7</text:p>
          </table:table-cell>
          <table:table-cell table:number-columns-repeated="38"/>
        </table:table-row>
        <table:table-row table:style-name="ro4">
          <table:table-cell office:value-type="string" calcext:value-type="string" table:number-columns-spanned="4" table:number-rows-spanned="1">
            <text:p>-----------------</text:p>
          </table:table-cell>
          <table:covered-table-cell table:number-columns-repeated="3"/>
          <table:table-cell office:value-type="string" calcext:value-type="string">
            <text:p>=</text:p>
          </table:table-cell>
          <table:table-cell table:style-name="ce677" table:number-columns-repeated="12"/>
          <table:table-cell table:number-columns-repeated="5"/>
          <table:table-cell office:value-type="string" calcext:value-type="string">
            <text:p>----------</text:p>
          </table:table-cell>
          <table:table-cell/>
          <table:table-cell table:style-name="ce1046" office:value-type="string" calcext:value-type="string">
            <text:p>c</text:p>
          </table:table-cell>
          <table:table-cell table:style-name="ce1046" office:value-type="string" calcext:value-type="string">
            <text:p>d</text:p>
          </table:table-cell>
          <table:table-cell table:number-columns-repeated="38"/>
        </table:table-row>
        <table:table-row table:style-name="ro4">
          <table:table-cell table:style-name="ce678"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table:table-cell table:style-name="ce677" table:number-columns-repeated="12"/>
          <table:table-cell table:number-columns-repeated="5"/>
          <table:table-cell table:style-name="ce678" table:formula="of:=COM.MICROSOFT.CONCAT(IF([.Y84]=-1;&quot;-&quot;;IF([.Y84]=1;&quot;&quot;;[.Y84]));&quot; x&quot;;IF([.Z84]&lt;0;&quot; - &quot;;&quot; + &quot;);ABS([.Z84]))" office:value-type="string" office:string-value="3 x + 5" calcext:value-type="string">
            <text:p>3 x + 5</text:p>
          </table:table-cell>
          <table:table-cell/>
          <table:table-cell table:style-name="ce884" table:formula="of:=INDEX([.AS20:.AS43];[.BA20])" office:value-type="float" office:value="3" calcext:value-type="float">
            <text:p>3</text:p>
          </table:table-cell>
          <table:table-cell table:style-name="ce884" table:formula="of:=INDEX([.AT20:.AT43];[.BA20])" office:value-type="float" office:value="5" calcext:value-type="float">
            <text:p>5</text:p>
          </table:table-cell>
          <table:table-cell table:number-columns-repeated="38"/>
        </table:table-row>
        <table:table-row table:style-name="ro4">
          <table:table-cell table:style-name="ce678"/>
          <table:table-cell table:number-columns-repeated="4"/>
          <table:table-cell table:style-name="ce677" table:number-columns-repeated="12"/>
          <table:table-cell table:number-columns-repeated="7"/>
          <table:table-cell table:style-name="ce1046" office:value-type="string" calcext:value-type="string">
            <text:p>A</text:p>
          </table:table-cell>
          <table:table-cell table:style-name="ce1046" office:value-type="string" calcext:value-type="string">
            <text:p>B</text:p>
          </table:table-cell>
          <table:table-cell table:number-columns-repeated="38"/>
        </table:table-row>
        <table:table-row table:style-name="ro4">
          <table:table-cell/>
          <table:table-cell table:formula="of:=[.Y82]" office:value-type="float" office:value="7" calcext:value-type="float">
            <text:p>7</text:p>
          </table:table-cell>
          <table:table-cell table:number-columns-repeated="3"/>
          <table:table-cell table:style-name="ce677" table:number-columns-repeated="4"/>
          <table:table-cell table:style-name="ce739" table:formula="of:=ABS([.Y82]*[.Z84])" office:value-type="float" office:value="35" calcext:value-type="float">
            <text:p>35</text:p>
          </table:table-cell>
          <table:table-cell table:style-name="ce677" table:number-columns-repeated="7"/>
          <table:table-cell table:number-columns-repeated="7"/>
          <table:table-cell table:style-name="ce1085" table:formula="of:=[.Y82]/[.Y84]" office:value-type="float" office:value="2.33333333333333" calcext:value-type="float">
            <text:p>7/3 <text:s text:c="3"/></text:p>
          </table:table-cell>
          <table:table-cell table:style-name="ce1085" table:formula="of:=([.Z82]*[.Y84]-[.Y82]*[.Z84])/[.Y84]" office:value-type="float" office:value="-18.6666666666667" calcext:value-type="float">
            <text:p>-56/3 <text:s text:c="3"/></text:p>
          </table:table-cell>
          <table:table-cell table:number-columns-repeated="38"/>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style-name="ce678" table:formula="of:=IF([.Y82]*[.Z84]&lt;0;&quot;+&quot;;&quot;-&quot;)" office:value-type="string" office:string-value="-" calcext:value-type="string">
            <text:p>-</text:p>
          </table:table-cell>
          <table:table-cell office:value-type="string" calcext:value-type="string">
            <text:p>----</text:p>
          </table:table-cell>
          <table:table-cell table:style-name="ce678" table:formula="of:=IF([.Z82]&lt;0;&quot;-&quot;;&quot;+&quot;)" office:value-type="string" office:string-value="-" calcext:value-type="string">
            <text:p>-</text:p>
          </table:table-cell>
          <table:table-cell table:formula="of:=ABS([.Z82])" office:value-type="float" office:value="7" calcext:value-type="float">
            <text:p>7</text:p>
          </table:table-cell>
          <table:table-cell table:number-columns-repeated="3"/>
          <table:table-cell table:style-name="ce677" table:number-columns-repeated="2"/>
          <table:table-cell table:number-columns-repeated="47"/>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4"/>
          <table:table-cell table:style-name="ce677" table:number-columns-repeated="2"/>
          <table:table-cell table:number-columns-repeated="6"/>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56"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11" table:number-rows-spanned="1">
            <text:p>----------------------------------------------------------</text:p>
          </table:table-cell>
          <table:covered-table-cell table:number-columns-repeated="8"/>
          <table:covered-table-cell table:style-name="ce677"/>
          <table:covered-table-cell/>
          <table:table-cell table:number-columns-repeated="9"/>
          <table:table-cell table:style-name="ce967" office:value-type="string" calcext:value-type="string" table:number-columns-spanned="1" table:number-rows-spanned="4">
            <text:p>L1</text:p>
          </table:table-cell>
          <table:table-cell table:style-name="ce1070" table:formula="of:=IF(ISBLANK([$'Homographique N2'.B8]);0;IF([$'Homographique N2'.B8]=[.B86];1;-0.5))" office:value-type="float" office:value="0" calcext:value-type="float">
            <text:p>0</text:p>
          </table:table-cell>
          <table:table-cell table:style-name="ce1070" table:number-columns-repeated="3"/>
          <table:table-cell table:style-name="ce1070" table:formula="of:=IF(ISBLANK([$'Homographique N2'.J8]);0;IF([$'Homographique N2'.J8]=[.J86];1;-0.5))" office:value-type="float" office:value="0" calcext:value-type="float">
            <text:p>0</text:p>
          </table:table-cell>
          <table:table-cell table:style-name="ce1070" table:number-columns-repeated="2"/>
          <table:table-cell table:style-name="ce1070" table:formula="of:=SUM([.W89:.AC89])"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table-cell table:style-name="ce677"/>
          <table:table-cell table:number-columns-repeated="10"/>
          <table:covered-table-cell table:style-name="ce967"/>
          <table:table-cell table:style-name="ce1070"/>
          <table:table-cell table:style-name="ce1070" table:formula="of:=IF(ISBLANK([$'Homographique N2'.D9]);0;IF([$'Homographique N2'.D9]=[.D87];1;-0.5))" office:value-type="float" office:value="0" calcext:value-type="float">
            <text:p>0</text:p>
          </table:table-cell>
          <table:table-cell table:style-name="ce1070" table:formula="of:=IF(ISBLANK([$'Homographique N2'.F9]);0;IF([$'Homographique N2'.F9]=[.F87];1;-0.5))" office:value-type="float" office:value="0" calcext:value-type="float">
            <text:p>0</text:p>
          </table:table-cell>
          <table:table-cell table:style-name="ce1070" table:formula="of:=IF(ISBLANK([$'Homographique N2'.G9]);0;IF([$'Homographique N2'.G9]=[.G87];1;-0.5))" office:value-type="float" office:value="0" calcext:value-type="float">
            <text:p>0</text:p>
          </table:table-cell>
          <table:table-cell table:style-name="ce1070" table:formula="of:=IF(ISBLANK([$'Homographique N2'.I9]);0;IF([$'Homographique N2'.I9]=[.I87];1;-0.5))" office:value-type="float" office:value="0" calcext:value-type="float">
            <text:p>0</text:p>
          </table:table-cell>
          <table:table-cell table:style-name="ce1070" table:formula="of:=IF(ISBLANK([$'Homographique N2'.K9]);0;IF([$'Homographique N2'.K9]=[.K87];1;-0.5))" office:value-type="float" office:value="0" calcext:value-type="float">
            <text:p>0</text:p>
          </table:table-cell>
          <table:table-cell table:style-name="ce1070" table:formula="of:=IF(ISBLANK([$'Homographique N2'.L9]);0;IF([$'Homographique N2'.L9]=[.L87];1;-0.5))" office:value-type="float" office:value="0" calcext:value-type="float">
            <text:p>0</text:p>
          </table:table-cell>
          <table:table-cell table:style-name="ce1070" table:formula="of:=SUM([.W90:.AC90])" office:value-type="float" office:value="0" calcext:value-type="float">
            <text:p>0</text:p>
          </table:table-cell>
          <table:table-cell table:style-name="ce1070" office:value-type="float" office:value="6" calcext:value-type="float">
            <text:p>6</text:p>
          </table:table-cell>
          <table:table-cell table:number-columns-repeated="33"/>
        </table:table-row>
        <table:table-row table:style-name="ro4">
          <table:table-cell table:number-columns-repeated="3"/>
          <table:table-cell table:style-name="ce678"/>
          <table:table-cell table:number-columns-repeated="6"/>
          <table:table-cell table:style-name="ce677"/>
          <table:table-cell table:number-columns-repeated="10"/>
          <table:covered-table-cell table:style-name="ce773"/>
          <table:table-cell table:style-name="ce1070" table:formula="of:=IF(ISBLANK([$'Homographique N2'.B10]);0;IF([$'Homographique N2'.B10]=[.B88];1;-0.5))" office:value-type="float" office:value="0" calcext:value-type="float">
            <text:p>0</text:p>
          </table:table-cell>
          <table:table-cell table:style-name="ce1070" table:number-columns-repeated="3"/>
          <table:table-cell table:style-name="ce1070" table:formula="of:=IF(ISBLANK([$'Homographique N2'.J10]);0;IF([$'Homographique N2'.J10]=[.J88];1;-0.5))" office:value-type="float" office:value="0" calcext:value-type="float">
            <text:p>0</text:p>
          </table:table-cell>
          <table:table-cell table:style-name="ce1070" table:number-columns-repeated="2"/>
          <table:table-cell table:style-name="ce1070" table:formula="of:=SUM([.W91:.AC91])"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table-cell table:formula="of:=[.Y82]" office:value-type="float" office:value="7" calcext:value-type="float">
            <text:p>7</text:p>
          </table:table-cell>
          <table:table-cell table:number-columns-repeated="3"/>
          <table:table-cell table:style-name="ce677" table:number-columns-repeated="4"/>
          <table:table-cell table:style-name="ce739" table:formula="of:=ABS(-[.Y82]*[.Z84]+[.Z82]*[.Y84])" office:value-type="float" office:value="56" calcext:value-type="float">
            <text:p>56</text:p>
          </table:table-cell>
          <table:table-cell table:style-name="ce677" table:number-columns-repeated="2"/>
          <table:table-cell table:number-columns-repeated="9"/>
          <table:covered-table-cell table:style-name="ce773"/>
          <table:table-cell table:style-name="ce1070" table:number-columns-repeated="2"/>
          <table:table-cell table:style-name="ce1070" table:formula="of:=IF(ISBLANK([$'Homographique N2'.E12]);0;IF([$'Homographique N2'.E12]=[.E90];1;-0.5))" office:value-type="float" office:value="0" calcext:value-type="float">
            <text:p>0</text:p>
          </table:table-cell>
          <table:table-cell table:style-name="ce1070"/>
          <table:table-cell table:style-name="ce1070" table:formula="of:=IF(ISBLANK([$'Homographique N2'.G12]);0;IF([$'Homographique N2'.G12]=[.G90];1;-0.5))" office:value-type="float" office:value="0" calcext:value-type="float">
            <text:p>0</text:p>
          </table:table-cell>
          <table:table-cell table:style-name="ce1070" table:formula="of:=IF(ISBLANK([$'Homographique N2'.H12]);0;IF([$'Homographique N2'.H12]=[.H90];1;-0.5))" office:value-type="float" office:value="0" calcext:value-type="float">
            <text:p>0</text:p>
          </table:table-cell>
          <table:table-cell table:style-name="ce1070"/>
          <table:table-cell table:style-name="ce1070" table:formula="of:=SUM([.W92:.AC92])" office:value-type="float" office:value="0" calcext:value-type="float">
            <text:p>0</text:p>
          </table:table-cell>
          <table:table-cell table:style-name="ce1070" office:value-type="float" office:value="3" calcext:value-type="float">
            <text:p>3</text:p>
          </table:table-cell>
          <table:table-cell table:number-columns-repeated="33"/>
        </table:table-row>
        <table:table-row table:style-name="ro4">
          <table:table-cell/>
          <table:table-cell office:value-type="string" calcext:value-type="string">
            <text:p>----</text:p>
          </table:table-cell>
          <table:table-cell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11"/>
          <table:table-cell table:style-name="ce884" office:value-type="string" calcext:value-type="string" table:number-columns-spanned="1" table:number-rows-spanned="4">
            <text:p>L2</text:p>
          </table:table-cell>
          <table:table-cell table:style-name="ce884" table:formula="of:=IF(ISBLANK([$'Homographique N2'.B14]);0;IF([$'Homographique N2'.B14]=[.B92];1;-0.5))" office:value-type="float" office:value="0" calcext:value-type="float">
            <text:p>0</text:p>
          </table:table-cell>
          <table:table-cell table:style-name="ce884" table:number-columns-repeated="3"/>
          <table:table-cell table:style-name="ce884" table:formula="of:=IF(ISBLANK([$'Homographique N2'.J14]);0;IF([$'Homographique N2'.J14]=[.J92];1;-0.5))" office:value-type="float" office:value="0" calcext:value-type="float">
            <text:p>0</text:p>
          </table:table-cell>
          <table:table-cell table:style-name="ce884" table:number-columns-repeated="2"/>
          <table:table-cell table:style-name="ce884" table:formula="of:=SUM([.W93:.AC93])"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table-cell table:style-name="ce678" table:formula="of:=[.Y84]" office:value-type="float" office:value="3" calcext:value-type="float">
            <text:p>3</text:p>
          </table:table-cell>
          <table:table-cell table:number-columns-repeated="7"/>
          <table:table-cell table:formula="of:=[.Y84]" office:value-type="float" office:value="3" calcext:value-type="float">
            <text:p>3</text:p>
          </table:table-cell>
          <table:table-cell table:number-columns-repeated="11"/>
          <table:covered-table-cell table:style-name="ce884"/>
          <table:table-cell table:style-name="ce884"/>
          <table:table-cell table:style-name="ce884" table:formula="of:=IF(ISBLANK([$'Homographique N2'.D15]);0;IF([$'Homographique N2'.D15]=[.D93];1;-0.5))" office:value-type="float" office:value="0" calcext:value-type="float">
            <text:p>0</text:p>
          </table:table-cell>
          <table:table-cell table:style-name="ce884" table:formula="of:=IF(ISBLANK([$'Homographique N2'.F15]);0;IF([$'Homographique N2'.F15]=[.F93];1;-0.5))" office:value-type="float" office:value="0" calcext:value-type="float">
            <text:p>0</text:p>
          </table:table-cell>
          <table:table-cell table:style-name="ce884" table:formula="of:=IF(ISBLANK([$'Homographique N2'.G15]);0;IF([$'Homographique N2'.G15]=[.G93];1;-0.5))" office:value-type="float" office:value="0" calcext:value-type="float">
            <text:p>0</text:p>
          </table:table-cell>
          <table:table-cell table:style-name="ce884" table:formula="of:=IF(ISBLANK([$'Homographique N2'.I15]);0;IF([$'Homographique N2'.I15]=[.I93];1;-0.5))" office:value-type="float" office:value="0" calcext:value-type="float">
            <text:p>0</text:p>
          </table:table-cell>
          <table:table-cell table:style-name="ce884" table:number-columns-repeated="2"/>
          <table:table-cell table:style-name="ce884" table:formula="of:=SUM([.W94:.AC9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office:value-type="string" calcext:value-type="string">
            <text:p>=</text:p>
          </table:table-cell>
          <table:table-cell office:value-type="string" calcext:value-type="string" table:number-columns-spanned="9" table:number-rows-spanned="1">
            <text:p>-----------------------------------------------</text:p>
          </table:table-cell>
          <table:covered-table-cell table:number-columns-repeated="8"/>
          <table:table-cell table:style-name="ce677"/>
          <table:table-cell table:number-columns-repeated="10"/>
          <table:covered-table-cell table:style-name="ce773"/>
          <table:table-cell table:style-name="ce884" table:formula="of:=IF(ISBLANK([$'Homographique N2'.B16]);0;IF([$'Homographique N2'.B16]=[.B94];1;-0.5))" office:value-type="float" office:value="0" calcext:value-type="float">
            <text:p>0</text:p>
          </table:table-cell>
          <table:table-cell table:style-name="ce884" table:number-columns-repeated="3"/>
          <table:table-cell table:style-name="ce884" table:formula="of:=IF(ISBLANK([$'Homographique N2'.J16]);0;IF([$'Homographique N2'.J16]=[.J94];1;-0.5))" office:value-type="float" office:value="0" calcext:value-type="float">
            <text:p>0</text:p>
          </table:table-cell>
          <table:table-cell table:style-name="ce884" table:number-columns-repeated="2"/>
          <table:table-cell table:style-name="ce884" table:formula="of:=SUM([.W95:.AC9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3"/>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table-cell table:style-name="ce677"/>
          <table:table-cell table:number-columns-repeated="10"/>
          <table:covered-table-cell table:style-name="ce773"/>
          <table:table-cell table:style-name="ce884" table:number-columns-repeated="2"/>
          <table:table-cell table:style-name="ce884" table:formula="of:=IF(ISBLANK([$'Homographique N2'.E18]);0;IF([$'Homographique N2'.E18]=[.E96];1;-0.5))" office:value-type="float" office:value="0" calcext:value-type="float">
            <text:p>0</text:p>
          </table:table-cell>
          <table:table-cell table:style-name="ce884"/>
          <table:table-cell table:style-name="ce884" table:formula="of:=IF(ISBLANK([$'Homographique N2'.G18]);0;IF([$'Homographique N2'.G18]=[.G96];1;-0.5))" office:value-type="float" office:value="0" calcext:value-type="float">
            <text:p>0</text:p>
          </table:table-cell>
          <table:table-cell table:style-name="ce884" table:formula="of:=IF(ISBLANK([$'Homographique N2'.H18]);0;IF([$'Homographique N2'.H18]=[.H96];1;-0.5))" office:value-type="float" office:value="0" calcext:value-type="float">
            <text:p>0</text:p>
          </table:table-cell>
          <table:table-cell table:style-name="ce884"/>
          <table:table-cell table:style-name="ce884" table:formula="of:=SUM([.W96:.AC96])"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number-columns-repeated="2"/>
          <table:table-cell table:style-name="ce773" table:number-columns-repeated="2"/>
          <table:table-cell table:style-name="ce677"/>
          <table:table-cell table:number-columns-repeated="16"/>
          <table:table-cell table:style-name="ce967" office:value-type="string" calcext:value-type="string" table:number-columns-spanned="1" table:number-rows-spanned="3">
            <text:p>L3</text:p>
          </table:table-cell>
          <table:table-cell table:style-name="ce1070"/>
          <table:table-cell table:style-name="ce1070" table:formula="of:=IF(ISBLANK([$'Homographique N2'.C20]);0;IF([$'Homographique N2'.C20]=[.C98];1;-0.5))" office:value-type="float" office:value="0" calcext:value-type="float">
            <text:p>0</text:p>
          </table:table-cell>
          <table:table-cell table:style-name="ce1070" table:number-columns-repeated="2"/>
          <table:table-cell table:style-name="ce1070" table:formula="of:=IF(ISBLANK([$'Homographique N2'.H20]);0;IF([$'Homographique N2'.H20]=[.H98];1;-0.5))" office:value-type="float" office:value="0" calcext:value-type="float">
            <text:p>0</text:p>
          </table:table-cell>
          <table:table-cell table:style-name="ce1070" table:number-columns-repeated="2"/>
          <table:table-cell table:style-name="ce1070" table:formula="of:=SUM([.W97:.AC97])" office:value-type="float" office:value="0" calcext:value-type="float">
            <text:p>0</text:p>
          </table:table-cell>
          <table:table-cell table:style-name="ce1070"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7" calcext:value-type="float">
            <text:p>7</text:p>
          </table:table-cell>
          <table:table-cell table:style-name="ce773" table:number-columns-repeated="2"/>
          <table:table-cell table:number-columns-repeated="2"/>
          <table:table-cell table:formula="of:=ABS(-[.Y82]*[.Z84]+[.Z82]*[.Y84])" office:value-type="float" office:value="56" calcext:value-type="float">
            <text:p>56</text:p>
          </table:table-cell>
          <table:table-cell table:number-columns-repeated="13"/>
          <table:covered-table-cell table:style-name="ce1071"/>
          <table:table-cell table:style-name="ce1078" table:formula="of:=IF([$'Homographique N2'.B21]=[.B99];1;-0.5)" office:value-type="float" office:value="1" calcext:value-type="float">
            <text:p>1</text:p>
          </table:table-cell>
          <table:table-cell table:style-name="ce1070"/>
          <table:table-cell table:style-name="ce1070" table:formula="of:=IF(ISBLANK([$'Homographique N2'.D21]);0;IF([$'Homographique N2'.D21]=[.D99];1;-0.5))" office:value-type="float" office:value="0" calcext:value-type="float">
            <text:p>0</text:p>
          </table:table-cell>
          <table:table-cell table:style-name="ce1070" table:number-columns-repeated="4"/>
          <table:table-cell table:style-name="ce1070" table:formula="of:=SUM([.W98:.AC98])" office:value-type="float" office:value="1" calcext:value-type="float">
            <text:p>1</text:p>
          </table:table-cell>
          <table:table-cell table:style-name="ce1070" office:value-type="float" office:value="2" calcext:value-type="float">
            <text:p>2</text:p>
          </table:table-cell>
          <table:table-cell table:number-columns-repeated="33"/>
        </table:table-row>
        <table:table-row table:style-name="ro4">
          <table:table-cell office:value-type="string" calcext:value-type="string">
            <text:p>=</text:p>
          </table:table-cell>
          <table:table-cell table:style-name="ce678" table:formula="of:=IF([.Y82]&lt;0;&quot;-&quot;;&quot;&quot;)">
            <text:p/>
          </table:table-cell>
          <table:table-cell office:value-type="string" calcext:value-type="string">
            <text:p>----</text:p>
          </table:table-cell>
          <table:table-cell table:style-name="ce678" table:formula="of:=IF(-[.Y82]*[.Z84]+[.Z82]*[.Y84]&lt;0;&quot;-&quot;;&quot;+&quot;)" office:value-type="string" office:string-value="-" calcext:value-type="string">
            <text:p>-</text:p>
          </table:table-cell>
          <table:table-cell office:value-type="string" calcext:value-type="string" table:number-columns-spanned="7" table:number-rows-spanned="1">
            <text:p>-------------------------------------</text:p>
          </table:table-cell>
          <table:covered-table-cell table:number-columns-repeated="5"/>
          <table:covered-table-cell table:style-name="ce789"/>
          <table:table-cell table:style-name="ce677"/>
          <table:table-cell table:number-columns-repeated="9"/>
          <table:covered-table-cell table:style-name="ce1071"/>
          <table:table-cell table:style-name="ce1070"/>
          <table:table-cell table:style-name="ce1070" table:formula="of:=IF(ISBLANK([$'Homographique N2'.C22]);0;IF([$'Homographique N2'.C22]=[.C100];1;-0.5))" office:value-type="float" office:value="0" calcext:value-type="float">
            <text:p>0</text:p>
          </table:table-cell>
          <table:table-cell table:style-name="ce1070"/>
          <table:table-cell table:style-name="ce1070" table:formula="of:=IF(ISBLANK([$'Homographique N2'.E22]);0;IF([$'Homographique N2'.E22]=[.E100];1;-0.5))" office:value-type="float" office:value="0" calcext:value-type="float">
            <text:p>0</text:p>
          </table:table-cell>
          <table:table-cell table:style-name="ce1070" table:formula="of:=IF(ISBLANK([$'Homographique N2'.G22]);0;IF([$'Homographique N2'.G22]=[.G100];1;-0.5))" office:value-type="float" office:value="0" calcext:value-type="float">
            <text:p>0</text:p>
          </table:table-cell>
          <table:table-cell table:style-name="ce1070" table:formula="of:=IF(ISBLANK([$'Homographique N2'.I22]);0;IF([$'Homographique N2'.I22]=[.I100];1;-0.5))" office:value-type="float" office:value="0" calcext:value-type="float">
            <text:p>0</text:p>
          </table:table-cell>
          <table:table-cell table:style-name="ce1070" table:formula="of:=IF(ISBLANK([$'Homographique N2'.J22]);0;IF([$'Homographique N2'.J22]=[.J100];1;-0.5))" office:value-type="float" office:value="0" calcext:value-type="float">
            <text:p>0</text:p>
          </table:table-cell>
          <table:table-cell table:style-name="ce1070" table:formula="of:=SUM([.W99:.AC99])" office:value-type="float" office:value="0" calcext:value-type="float">
            <text:p>0</text:p>
          </table:table-cell>
          <table:table-cell table:style-name="ce1070" office:value-type="float" office:value="5" calcext:value-type="float">
            <text:p>5</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style-name="ce678"/>
          <table:table-cell table:formula="of:=[.Y84]" office:value-type="float" office:value="3" calcext:value-type="float">
            <text:p>3</text:p>
          </table:table-cell>
          <table:table-cell table:style-name="ce678" office:value-type="string" calcext:value-type="string">
            <text:p>(</text:p>
          </table:table-cell>
          <table:table-cell table:formula="of:=IF([.Y84]=-1;&quot;-&quot;;IF([.Y84]=1;&quot;&quot;;[.Y84]))" office:value-type="float" office:value="3" calcext:value-type="float">
            <text:p>3</text:p>
          </table:table-cell>
          <table:table-cell office:value-type="string" calcext:value-type="string">
            <text:p>x</text:p>
          </table:table-cell>
          <table:table-cell table:style-name="ce678" table:formula="of:=IF([.Z84]&lt;0;&quot;-&quot;;&quot;+&quot;)" office:value-type="string" office:string-value="+" calcext:value-type="string">
            <text:p>+</text:p>
          </table:table-cell>
          <table:table-cell table:formula="of:=ABS([.Z84])" office:value-type="float" office:value="5" calcext:value-type="float">
            <text:p>5</text:p>
          </table:table-cell>
          <table:table-cell office:value-type="string" calcext:value-type="string">
            <text:p>)</text:p>
          </table:table-cell>
          <table:table-cell table:number-columns-repeated="10"/>
          <table:table-cell table:style-name="ce884" office:value-type="string" calcext:value-type="string" table:number-columns-spanned="1" table:number-rows-spanned="3">
            <text:p>L4</text:p>
          </table:table-cell>
          <table:table-cell table:style-name="ce1077"/>
          <table:table-cell table:style-name="ce1077" table:formula="of:=IF(ISBLANK([$'Homographique N2'.D24]);0;IF([$'Homographique N2'.D24]=[.C102];1;-0.5))" office:value-type="float" office:value="0" calcext:value-type="float">
            <text:p>0</text:p>
          </table:table-cell>
          <table:table-cell table:style-name="ce884" table:number-columns-repeated="3"/>
          <table:table-cell table:style-name="ce1077" table:formula="of:=IF(ISBLANK([$'Homographique N2'.H24]);0;IF([$'Homographique N2'.H24]=[.G102];1;-0.5))" office:value-type="float" office:value="0" calcext:value-type="float">
            <text:p>0</text:p>
          </table:table-cell>
          <table:table-cell table:style-name="ce884"/>
          <table:table-cell table:style-name="ce884" table:formula="of:=SUM([.W100:.AC100])"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number-columns-repeated="4"/>
          <table:table-cell table:style-name="ce678"/>
          <table:table-cell table:number-columns-repeated="6"/>
          <table:table-cell table:style-name="ce677"/>
          <table:table-cell table:number-columns-repeated="9"/>
          <table:covered-table-cell/>
          <table:table-cell table:style-name="ce1077" table:formula="of:=IF([$'Homographique N2'.C25]=[.B103];1;-0.5)" office:value-type="float" office:value="1" calcext:value-type="float">
            <text:p>1</text:p>
          </table:table-cell>
          <table:table-cell table:style-name="ce1077" table:number-columns-repeated="2"/>
          <table:table-cell table:style-name="ce884"/>
          <table:table-cell table:style-name="ce1077" table:formula="of:=IF([$'Homographique N2'.G25]=[.F103];1;-0.5)" office:value-type="float" office:value="-0.5" calcext:value-type="float">
            <text:p>-0,5</text:p>
          </table:table-cell>
          <table:table-cell table:style-name="ce884" table:number-columns-repeated="2"/>
          <table:table-cell table:style-name="ce884" table:formula="of:=SUM([.W101:.AC101])" office:value-type="float" office:value="0.5" calcext:value-type="float">
            <text:p>0,5</text:p>
          </table:table-cell>
          <table:table-cell table:style-name="ce884" office:value-type="float" office:value="2" calcext:value-type="float">
            <text:p>2</text:p>
          </table:table-cell>
          <table:table-cell table:number-columns-repeated="33"/>
        </table:table-row>
        <table:table-row table:style-name="ro4">
          <table:table-cell table:number-columns-repeated="2"/>
          <table:table-cell table:formula="of:=ABS([.Y82])" office:value-type="float" office:value="7" calcext:value-type="float">
            <text:p>7</text:p>
          </table:table-cell>
          <table:table-cell/>
          <table:table-cell table:style-name="ce678"/>
          <table:table-cell/>
          <table:table-cell table:formula="of:=ABS(-[.Y82]*[.Z84]+[.Z82]*[.Y84])" office:value-type="float" office:value="56" calcext:value-type="float">
            <text:p>56</text:p>
          </table:table-cell>
          <table:table-cell table:number-columns-repeated="4"/>
          <table:table-cell table:style-name="ce677"/>
          <table:table-cell table:number-columns-repeated="9"/>
          <table:covered-table-cell/>
          <table:table-cell table:style-name="ce1077"/>
          <table:table-cell table:style-name="ce1077" table:formula="of:=IF(ISBLANK([$'Homographique N2'.D26]);0;IF([$'Homographique N2'.D26]=[.C104];1;-0.5))" office:value-type="float" office:value="0" calcext:value-type="float">
            <text:p>0</text:p>
          </table:table-cell>
          <table:table-cell table:style-name="ce884" table:number-columns-repeated="3"/>
          <table:table-cell table:style-name="ce1077" table:formula="of:=IF(ISBLANK([$'Homographique N2'.H26]);0;IF([$'Homographique N2'.H26]=[.G104];1;-0.5))" office:value-type="float" office:value="0" calcext:value-type="float">
            <text:p>0</text:p>
          </table:table-cell>
          <table:table-cell table:style-name="ce884"/>
          <table:table-cell table:style-name="ce884" table:formula="of:=SUM([.W102:.AC10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82" office:value-type="string" calcext:value-type="string">
            <text:p>A =</text:p>
          </table:table-cell>
          <table:table-cell table:style-name="ce678" table:formula="of:=IF([.Y82]&lt;0;&quot;-&quot;;&quot;&quot;)">
            <text:p/>
          </table:table-cell>
          <table:table-cell office:value-type="string" calcext:value-type="string">
            <text:p>----</text:p>
          </table:table-cell>
          <table:table-cell table:style-name="ce773"/>
          <table:table-cell table:style-name="ce761" office:value-type="string" calcext:value-type="string">
            <text:p><text:span text:style-name="T31">B</text:span><text:span text:style-name="T32"> =</text:span></text:p>
          </table:table-cell>
          <table:table-cell table:style-name="ce678" table:formula="of:=IF(-[.Y82]*[.Z84]+[.Z82]*[.Y84]&lt;0;&quot;-&quot;;&quot;&quot;)" office:value-type="string" office:string-value="-" calcext:value-type="string">
            <text:p>-</text:p>
          </table:table-cell>
          <table:table-cell office:value-type="string" calcext:value-type="string">
            <text:p>----</text:p>
          </table:table-cell>
          <table:table-cell table:number-columns-repeated="22"/>
          <table:table-cell table:style-name="ce1088" office:value-type="string" calcext:value-type="string">
            <text:p>Note</text:p>
          </table:table-cell>
          <table:table-cell table:style-name="ce1088" table:formula="of:=IF(20*SUM([.AD89:.AD102])/SUM([.AE89:.AE102])&lt;0;0;20*SUM([.AD89:.AD102])/SUM([.AE89:.AE102]))" office:value-type="float" office:value="0.769230769230769" calcext:value-type="float">
            <text:p>0,769230769230769</text:p>
          </table:table-cell>
          <table:table-cell table:number-columns-repeated="33"/>
        </table:table-row>
        <table:table-row table:style-name="ro4">
          <table:table-cell table:number-columns-repeated="2"/>
          <table:table-cell table:style-name="ce678" table:formula="of:=[.Y84]" office:value-type="float" office:value="3" calcext:value-type="float">
            <text:p>3</text:p>
          </table:table-cell>
          <table:table-cell table:number-columns-repeated="3"/>
          <table:table-cell table:style-name="ce678" table:formula="of:=[.Y84]" office:value-type="float" office:value="3" calcext:value-type="float">
            <text:p>3</text:p>
          </table:table-cell>
          <table:table-cell table:number-columns-repeated="57"/>
        </table:table-row>
        <table:table-row table:style-name="ro4" table:number-rows-repeated="2">
          <table:table-cell table:number-columns-repeated="64"/>
        </table:table-row>
        <table:table-row table:style-name="ro4">
          <table:table-cell table:style-name="ce694" office:value-type="string" calcext:value-type="string" table:number-columns-spanned="31" table:number-rows-spanned="1">
            <text:p>Valeur absolue</text:p>
          </table:table-cell>
          <table:covered-table-cell table:number-columns-repeated="30"/>
          <table:table-cell table:number-columns-repeated="33"/>
        </table:table-row>
        <table:table-row table:style-name="ro4">
          <table:table-cell table:number-columns-repeated="64"/>
        </table:table-row>
        <table:table-row table:style-name="ro4">
          <table:table-cell table:style-name="ce683" office:value-type="string" calcext:value-type="string" table:number-columns-spanned="18" table:number-rows-spanned="1">
            <text:p>Equation</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52" office:value-type="string" calcext:value-type="string">
            <text:p>Rang</text:p>
          </table:table-cell>
          <table:table-cell table:style-name="ce752" table:number-columns-spanned="6" table:number-rows-spanned="1"/>
          <table:covered-table-cell table:number-columns-repeated="5" table:style-name="ce752"/>
          <table:table-cell table:style-name="ce796" office:value-type="string" calcext:value-type="string">
            <text:p>O</text:p>
          </table:table-cell>
          <table:table-cell table:style-name="ce752" office:value-type="string" calcext:value-type="string" table:number-columns-spanned="4" table:number-rows-spanned="1">
            <text:p>Concaténation</text:p>
          </table:table-cell>
          <table:covered-table-cell table:number-columns-repeated="2" table:style-name="ce752"/>
          <table:covered-table-cell table:style-name="ce789"/>
          <table:table-cell table:style-name="ce752" office:value-type="string" calcext:value-type="string" table:number-columns-spanned="5" table:number-rows-spanned="1">
            <text:p>Résultat</text:p>
          </table:table-cell>
          <table:covered-table-cell table:style-name="ce789"/>
          <table:covered-table-cell table:number-columns-repeated="3"/>
          <table:table-cell table:style-name="ce752" office:value-type="string" calcext:value-type="string">
            <text:p>choix</text:p>
          </table:table-cell>
          <table:table-cell table:style-name="ce773"/>
          <table:table-cell table:number-columns-repeated="45"/>
        </table:table-row>
        <table:table-row table:style-name="ro4">
          <table:table-cell table:style-name="ce685" office:value-type="float" office:value="0.188249201025746" calcext:value-type="float">
            <text:p>0,188249201025746</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6" calcext:value-type="float">
            <text:p>6</text:p>
          </table:table-cell>
          <table:table-cell table:style-name="ce685" table:number-columns-repeated="3"/>
          <table:table-cell table:style-name="ce685" office:value-type="float" office:value="0" calcext:value-type="float">
            <text:p>0</text:p>
          </table:table-cell>
          <table:table-cell table:style-name="ce685" table:formula="of:=COM.MICROSOFT.CONCAT([.B112:.D112])" office:value-type="string" office:string-value="|x| = 6" calcext:value-type="string" table:number-columns-spanned="4" table:number-rows-spanned="1">
            <text:p>|x| = 6</text:p>
          </table:table-cell>
          <table:covered-table-cell table:number-columns-repeated="3" table:style-name="ce685"/>
          <table:table-cell table:style-name="ce1017" office:value-type="string" calcext:value-type="string">
            <text:p>{</text:p>
          </table:table-cell>
          <table:table-cell table:style-name="ce1017" table:formula="of:=-[.D112]" office:value-type="float" office:value="-6" calcext:value-type="float">
            <text:p>-6</text:p>
          </table:table-cell>
          <table:table-cell table:style-name="ce1017" office:value-type="string" calcext:value-type="string">
            <text:p>;</text:p>
          </table:table-cell>
          <table:table-cell table:style-name="ce1017" table:formula="of:=[.D112]" office:value-type="float" office:value="6" calcext:value-type="float">
            <text:p>6</text:p>
          </table:table-cell>
          <table:table-cell table:style-name="ce1017" office:value-type="string" calcext:value-type="string">
            <text:p>}</text:p>
          </table:table-cell>
          <table:table-cell table:style-name="ce685" table:formula="of:=RANK([.A112];[.$A$112:.$A$117];0)" office:value-type="float" office:value="6" calcext:value-type="float">
            <text:p>6</text:p>
          </table:table-cell>
          <table:table-cell table:style-name="ce1059" office:value-type="float" office:value="1" calcext:value-type="float">
            <text:p>1</text:p>
          </table:table-cell>
          <table:table-cell table:number-columns-repeated="45"/>
        </table:table-row>
        <table:table-row table:style-name="ro4">
          <table:table-cell table:style-name="ce685" office:value-type="float" office:value="0.313886412139404" calcext:value-type="float">
            <text:p>0,31388641213940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14" calcext:value-type="float">
            <text:p>14</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1" calcext:value-type="float">
            <text:p>11</text:p>
          </table:table-cell>
          <table:table-cell table:style-name="ce685" table:formula="of:=[.D113]" office:value-type="float" office:value="14" calcext:value-type="float">
            <text:p>14</text:p>
          </table:table-cell>
          <table:table-cell table:style-name="ce685" table:formula="of:=COM.MICROSOFT.CONCAT([.B113:.G113])" office:value-type="string" office:string-value="|x - 14| = 11" calcext:value-type="string" table:number-columns-spanned="4" table:number-rows-spanned="1">
            <text:p>|x - 14| = 11</text:p>
          </table:table-cell>
          <table:covered-table-cell table:number-columns-repeated="3" table:style-name="ce685"/>
          <table:table-cell table:style-name="ce1017" office:value-type="string" calcext:value-type="string">
            <text:p>{</text:p>
          </table:table-cell>
          <table:table-cell table:style-name="ce1017" table:formula="of:=[.D113]-[.G113]" office:value-type="float" office:value="3" calcext:value-type="float">
            <text:p>3</text:p>
          </table:table-cell>
          <table:table-cell table:style-name="ce1017" office:value-type="string" calcext:value-type="string">
            <text:p>;</text:p>
          </table:table-cell>
          <table:table-cell table:style-name="ce1017" table:formula="of:=[.D113]+[.G113]" office:value-type="float" office:value="25" calcext:value-type="float">
            <text:p>25</text:p>
          </table:table-cell>
          <table:table-cell table:style-name="ce1017" office:value-type="string" calcext:value-type="string">
            <text:p>}</text:p>
          </table:table-cell>
          <table:table-cell table:style-name="ce685" table:formula="of:=RANK([.A113];[.$A$112:.$A$117];0)" office:value-type="float" office:value="5" calcext:value-type="float">
            <text:p>5</text:p>
          </table:table-cell>
          <table:table-cell table:style-name="ce1059" office:value-type="float" office:value="2" calcext:value-type="float">
            <text:p>2</text:p>
          </table:table-cell>
          <table:table-cell table:number-columns-repeated="45"/>
        </table:table-row>
        <table:table-row table:style-name="ro4">
          <table:table-cell table:style-name="ce685" office:value-type="float" office:value="0.907350132607794" calcext:value-type="float">
            <text:p>0,90735013260779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3" calcext:value-type="float">
            <text:p>3</text:p>
          </table:table-cell>
          <table:table-cell table:style-name="ce685" office:value-type="string" calcext:value-type="string">
            <text:p>|</text:p>
          </table:table-cell>
          <table:table-cell table:style-name="ce685" office:value-type="string" calcext:value-type="string">
            <text:p><text:s/>= </text:p>
          </table:table-cell>
          <table:table-cell table:style-name="ce685" office:value-type="float" office:value="12" calcext:value-type="float">
            <text:p>12</text:p>
          </table:table-cell>
          <table:table-cell table:style-name="ce685" table:formula="of:=-[.D114]" office:value-type="float" office:value="-3" calcext:value-type="float">
            <text:p>-3</text:p>
          </table:table-cell>
          <table:table-cell table:style-name="ce685" table:formula="of:=COM.MICROSOFT.CONCAT([.B114:.G114])" office:value-type="string" office:string-value="|x + 3| = 12" calcext:value-type="string" table:number-columns-spanned="4" table:number-rows-spanned="1">
            <text:p>|x + 3| = 12</text:p>
          </table:table-cell>
          <table:covered-table-cell table:number-columns-repeated="3" table:style-name="ce685"/>
          <table:table-cell table:style-name="ce1017" office:value-type="string" calcext:value-type="string">
            <text:p>{</text:p>
          </table:table-cell>
          <table:table-cell table:style-name="ce1017" table:formula="of:=-[.D114]-[.G114]" office:value-type="float" office:value="-15" calcext:value-type="float">
            <text:p>-15</text:p>
          </table:table-cell>
          <table:table-cell table:style-name="ce1017" office:value-type="string" calcext:value-type="string">
            <text:p>;</text:p>
          </table:table-cell>
          <table:table-cell table:style-name="ce1017" table:formula="of:=-[.D114]+[.G114]" office:value-type="float" office:value="9" calcext:value-type="float">
            <text:p>9</text:p>
          </table:table-cell>
          <table:table-cell table:style-name="ce1017" office:value-type="string" calcext:value-type="string">
            <text:p>}</text:p>
          </table:table-cell>
          <table:table-cell table:style-name="ce685" table:formula="of:=RANK([.A114];[.$A$112:.$A$117];0)" office:value-type="float" office:value="2" calcext:value-type="float">
            <text:p>2</text:p>
          </table:table-cell>
          <table:table-cell table:style-name="ce1059" office:value-type="float" office:value="3" calcext:value-type="float">
            <text:p>3</text:p>
          </table:table-cell>
          <table:table-cell table:number-columns-repeated="45"/>
        </table:table-row>
        <table:table-row table:style-name="ro4">
          <table:table-cell table:style-name="ce685" office:value-type="float" office:value="0.695673547775051" calcext:value-type="float">
            <text:p>0,695673547775051</text:p>
          </table:table-cell>
          <table:table-cell table:style-name="ce685" office:value-type="string" calcext:value-type="string">
            <text:p>|</text:p>
          </table:table-cell>
          <table:table-cell table:style-name="ce685" office:value-type="float" office:value="15" calcext:value-type="float">
            <text:p>15</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6" calcext:value-type="float">
            <text:p>6</text:p>
          </table:table-cell>
          <table:table-cell table:style-name="ce685" table:formula="of:=[.C115]" office:value-type="float" office:value="15" calcext:value-type="float">
            <text:p>15</text:p>
          </table:table-cell>
          <table:table-cell table:style-name="ce685" table:formula="of:=COM.MICROSOFT.CONCAT([.B115:.G115])" office:value-type="string" office:string-value="|15 - x| = 6" calcext:value-type="string" table:number-columns-spanned="4" table:number-rows-spanned="1">
            <text:p>|15 - x| = 6</text:p>
          </table:table-cell>
          <table:covered-table-cell table:number-columns-repeated="3" table:style-name="ce685"/>
          <table:table-cell table:style-name="ce1017" office:value-type="string" calcext:value-type="string">
            <text:p>{</text:p>
          </table:table-cell>
          <table:table-cell table:style-name="ce1017" table:formula="of:=[.C115]-[.G115]" office:value-type="float" office:value="9" calcext:value-type="float">
            <text:p>9</text:p>
          </table:table-cell>
          <table:table-cell table:style-name="ce1017" office:value-type="string" calcext:value-type="string">
            <text:p>;</text:p>
          </table:table-cell>
          <table:table-cell table:style-name="ce1017" table:formula="of:=[.C115]+[.G115]" office:value-type="float" office:value="21" calcext:value-type="float">
            <text:p>21</text:p>
          </table:table-cell>
          <table:table-cell table:style-name="ce1017" office:value-type="string" calcext:value-type="string">
            <text:p>}</text:p>
          </table:table-cell>
          <table:table-cell table:style-name="ce685" table:formula="of:=RANK([.A115];[.$A$112:.$A$117];0)" office:value-type="float" office:value="3" calcext:value-type="float">
            <text:p>3</text:p>
          </table:table-cell>
          <table:table-cell table:style-name="ce1059" office:value-type="float" office:value="4" calcext:value-type="float">
            <text:p>4</text:p>
          </table:table-cell>
          <table:table-cell table:number-columns-repeated="45"/>
        </table:table-row>
        <table:table-row table:style-name="ro4">
          <table:table-cell table:style-name="ce685" office:value-type="float" office:value="0.998343660126558" calcext:value-type="float">
            <text:p>0,998343660126558</text:p>
          </table:table-cell>
          <table:table-cell table:style-name="ce685" office:value-type="string" calcext:value-type="string">
            <text:p>|</text:p>
          </table:table-cell>
          <table:table-cell table:style-name="ce685" office:value-type="float" office:value="1" calcext:value-type="float">
            <text:p>1</text:p>
          </table:table-cell>
          <table:table-cell table:style-name="ce685" office:value-type="string" calcext:value-type="string">
            <text:p><text:s/>+ </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2" calcext:value-type="float">
            <text:p>2</text:p>
          </table:table-cell>
          <table:table-cell table:style-name="ce685" table:formula="of:=-[.C116]" office:value-type="float" office:value="-1" calcext:value-type="float">
            <text:p>-1</text:p>
          </table:table-cell>
          <table:table-cell table:style-name="ce685" table:formula="of:=COM.MICROSOFT.CONCAT([.B116:.G116])" office:value-type="string" office:string-value="|1 + x| = 2" calcext:value-type="string" table:number-columns-spanned="4" table:number-rows-spanned="1">
            <text:p>|1 + x| = 2</text:p>
          </table:table-cell>
          <table:covered-table-cell table:number-columns-repeated="3" table:style-name="ce685"/>
          <table:table-cell table:style-name="ce1017" office:value-type="string" calcext:value-type="string">
            <text:p>{</text:p>
          </table:table-cell>
          <table:table-cell table:style-name="ce1017" table:formula="of:=-[.C116]-[.G116]" office:value-type="float" office:value="-3" calcext:value-type="float">
            <text:p>-3</text:p>
          </table:table-cell>
          <table:table-cell table:style-name="ce1017" office:value-type="string" calcext:value-type="string">
            <text:p>;</text:p>
          </table:table-cell>
          <table:table-cell table:style-name="ce1017" table:formula="of:=-[.C116]+[.G116]" office:value-type="float" office:value="1" calcext:value-type="float">
            <text:p>1</text:p>
          </table:table-cell>
          <table:table-cell table:style-name="ce1017" office:value-type="string" calcext:value-type="string">
            <text:p>}</text:p>
          </table:table-cell>
          <table:table-cell table:style-name="ce685" table:formula="of:=RANK([.A116];[.$A$112:.$A$117];0)" office:value-type="float" office:value="1" calcext:value-type="float">
            <text:p>1</text:p>
          </table:table-cell>
          <table:table-cell table:style-name="ce1059" office:value-type="float" office:value="5" calcext:value-type="float">
            <text:p>5</text:p>
          </table:table-cell>
          <table:table-cell table:number-columns-repeated="45"/>
        </table:table-row>
        <table:table-row table:style-name="ro4">
          <table:table-cell table:style-name="ce685" office:value-type="float" office:value="0.657011456791554" calcext:value-type="float">
            <text:p>0,657011456791554</text:p>
          </table:table-cell>
          <table:table-cell table:style-name="ce685" office:value-type="string" calcext:value-type="string">
            <text:p>|x|</text:p>
          </table:table-cell>
          <table:table-cell table:style-name="ce685" office:value-type="string" calcext:value-type="string">
            <text:p><text:s/>= </text:p>
          </table:table-cell>
          <table:table-cell table:style-name="ce685" office:value-type="float" office:value="-9" calcext:value-type="float">
            <text:p>-9</text:p>
          </table:table-cell>
          <table:table-cell table:style-name="ce685" table:number-columns-repeated="3"/>
          <table:table-cell table:style-name="ce685" office:value-type="float" office:value="0" calcext:value-type="float">
            <text:p>0</text:p>
          </table:table-cell>
          <table:table-cell table:style-name="ce685" table:formula="of:=COM.MICROSOFT.CONCAT([.B117:.G117])" office:value-type="string" office:string-value="|x| = -9" calcext:value-type="string" table:number-columns-spanned="4" table:number-rows-spanned="1">
            <text:p>|x| = -9</text:p>
          </table:table-cell>
          <table:covered-table-cell table:number-columns-repeated="3" table:style-name="ce685"/>
          <table:table-cell table:style-name="ce1018" office:value-type="string" calcext:value-type="string">
            <text:p>Ø</text:p>
          </table:table-cell>
          <table:table-cell table:style-name="ce1017" table:number-columns-repeated="4"/>
          <table:table-cell table:style-name="ce685" table:formula="of:=RANK([.A117];[.$A$112:.$A$117];0)" office:value-type="float" office:value="4" calcext:value-type="float">
            <text:p>4</text:p>
          </table:table-cell>
          <table:table-cell table:style-name="ce1059" office:value-type="float" office:value="6" calcext:value-type="float">
            <text:p>6</text:p>
          </table:table-cell>
          <table:table-cell table:number-columns-repeated="45"/>
        </table:table-row>
        <table:table-row table:style-name="ro4">
          <table:table-cell table:number-columns-repeated="64"/>
        </table:table-row>
        <table:table-row table:style-name="ro4">
          <table:table-cell table:style-name="ce683" office:value-type="string" calcext:value-type="string" table:number-columns-spanned="18" table:number-rows-spanned="1">
            <text:p>Inéquation 1</text:p>
          </table:table-cell>
          <table:covered-table-cell table:number-columns-repeated="17"/>
          <table:table-cell table:number-columns-repeated="46"/>
        </table:table-row>
        <table:table-row table:style-name="ro4">
          <table:table-cell table:number-columns-repeated="64"/>
        </table:table-row>
        <table:table-row table:style-name="ro4">
          <table:table-cell table:style-name="ce752" office:value-type="string" calcext:value-type="string">
            <text:p>Rang</text:p>
          </table:table-cell>
          <table:table-cell table:style-name="ce752" table:number-columns-repeated="3"/>
          <table:table-cell table:style-name="ce752"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52" office:value-type="string" calcext:value-type="string" table:number-columns-spanned="4" table:number-rows-spanned="1">
            <text:p>Concaténation</text:p>
          </table:table-cell>
          <table:covered-table-cell table:number-columns-repeated="3" table:style-name="ce752"/>
          <table:table-cell table:style-name="ce752"/>
          <table:table-cell table:style-name="ce752" office:value-type="string" calcext:value-type="string">
            <text:p>Hachure</text:p>
          </table:table-cell>
          <table:table-cell table:style-name="ce752"/>
          <table:table-cell table:style-name="ce752" office:value-type="string" calcext:value-type="string" table:number-columns-spanned="4" table:number-rows-spanned="1">
            <text:p>Calcul</text:p>
          </table:table-cell>
          <table:covered-table-cell table:number-columns-repeated="2" table:style-name="ce752"/>
          <table:covered-table-cell table:style-name="ce789"/>
          <table:table-cell table:style-name="ce752" office:value-type="string" calcext:value-type="string" table:number-columns-spanned="5" table:number-rows-spanned="1">
            <text:p>Résultat</text:p>
          </table:table-cell>
          <table:covered-table-cell table:style-name="ce789"/>
          <table:covered-table-cell table:number-columns-repeated="3"/>
          <table:table-cell table:style-name="ce752" office:value-type="string" calcext:value-type="string">
            <text:p>choix</text:p>
          </table:table-cell>
          <table:table-cell table:style-name="ce773"/>
          <table:table-cell/>
          <table:table-cell table:style-name="ce773"/>
          <table:table-cell table:number-columns-repeated="37"/>
        </table:table-row>
        <table:table-row table:style-name="ro4">
          <table:table-cell table:style-name="ce686" office:value-type="float" office:value="0.566261282525809" calcext:value-type="float">
            <text:p>0,566261282525809</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4" calcext:value-type="float">
            <text:p>4</text:p>
          </table:table-cell>
          <table:table-cell table:style-name="ce686" table:formula="of:=-[.G122]" office:value-type="float" office:value="-4" calcext:value-type="float">
            <text:p>-4</text:p>
          </table:table-cell>
          <table:table-cell table:style-name="ce797" office:value-type="float" office:value="0" calcext:value-type="float">
            <text:p>0</text:p>
          </table:table-cell>
          <table:table-cell table:style-name="ce686" table:formula="of:=[.D122]" office:value-type="float" office:value="4" calcext:value-type="float">
            <text:p>4</text:p>
          </table:table-cell>
          <table:table-cell table:style-name="ce686" table:formula="of:=COM.MICROSOFT.CONCAT([.B122];[.C122];[.D122])" office:value-type="string" office:string-value="|x| &lt; 4" calcext:value-type="string" table:number-columns-spanned="4" table:number-rows-spanned="1">
            <text:p>|x| &lt; 4</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2]" office:value-type="float" office:value="-4" calcext:value-type="float">
            <text:p>-4</text:p>
          </table:table-cell>
          <table:table-cell table:style-name="ce797" office:value-type="string" calcext:value-type="string">
            <text:p>;</text:p>
          </table:table-cell>
          <table:table-cell table:style-name="ce797" table:formula="of:=[.D122]" office:value-type="float" office:value="4" calcext:value-type="float">
            <text:p>4</text:p>
          </table:table-cell>
          <table:table-cell table:style-name="ce797" office:value-type="string" calcext:value-type="string">
            <text:p>[</text:p>
          </table:table-cell>
          <table:table-cell table:style-name="ce797" table:number-columns-repeated="6"/>
          <table:table-cell table:style-name="ce686" table:formula="of:=RANK([.A122];[.$A$122:.$A$127];0)" office:value-type="float" office:value="4" calcext:value-type="float">
            <text:p>4</text:p>
          </table:table-cell>
          <table:table-cell table:style-name="ce1059" office:value-type="float" office:value="1" calcext:value-type="float">
            <text:p>1</text:p>
          </table:table-cell>
          <table:table-cell/>
          <table:table-cell table:style-name="ce773"/>
          <table:table-cell table:number-columns-repeated="37"/>
        </table:table-row>
        <table:table-row table:style-name="ro4">
          <table:table-cell table:style-name="ce686" office:value-type="float" office:value="0.156719217820409" calcext:value-type="float">
            <text:p>0,156719217820409</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3" calcext:value-type="float">
            <text:p>3</text:p>
          </table:table-cell>
          <table:table-cell table:style-name="ce686" table:formula="of:=-[.G123]" office:value-type="float" office:value="-3" calcext:value-type="float">
            <text:p>-3</text:p>
          </table:table-cell>
          <table:table-cell table:style-name="ce797" office:value-type="float" office:value="0" calcext:value-type="float">
            <text:p>0</text:p>
          </table:table-cell>
          <table:table-cell table:style-name="ce686" table:formula="of:=[.D123]" office:value-type="float" office:value="3" calcext:value-type="float">
            <text:p>3</text:p>
          </table:table-cell>
          <table:table-cell table:style-name="ce686" table:formula="of:=COM.MICROSOFT.CONCAT([.B123];[.C123];[.D123])" office:value-type="string" office:string-value="|x| &gt; 3" calcext:value-type="string" table:number-columns-spanned="4" table:number-rows-spanned="1">
            <text:p>|x| &gt; 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3]" office:value-type="float" office:value="-3" calcext:value-type="float">
            <text:p>-3</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3]" office:value-type="float" office:value="3" calcext:value-type="float">
            <text:p>3</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3];[.$A$122:.$A$127];0)" office:value-type="float" office:value="6" calcext:value-type="float">
            <text:p>6</text:p>
          </table:table-cell>
          <table:table-cell table:style-name="ce1059" office:value-type="float" office:value="2" calcext:value-type="float">
            <text:p>2</text:p>
          </table:table-cell>
          <table:table-cell/>
          <table:table-cell table:style-name="ce773"/>
          <table:table-cell table:number-columns-repeated="37"/>
        </table:table-row>
        <table:table-row table:style-name="ro4">
          <table:table-cell table:style-name="ce686" office:value-type="float" office:value="0.848432811079248" calcext:value-type="float">
            <text:p>0,848432811079248</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15" calcext:value-type="float">
            <text:p>15</text:p>
          </table:table-cell>
          <table:table-cell table:style-name="ce686" table:formula="of:=-[.G124]" office:value-type="float" office:value="-15" calcext:value-type="float">
            <text:p>-15</text:p>
          </table:table-cell>
          <table:table-cell table:style-name="ce797" office:value-type="float" office:value="0" calcext:value-type="float">
            <text:p>0</text:p>
          </table:table-cell>
          <table:table-cell table:style-name="ce686" table:formula="of:=[.D124]" office:value-type="float" office:value="15" calcext:value-type="float">
            <text:p>15</text:p>
          </table:table-cell>
          <table:table-cell table:style-name="ce686" table:formula="of:=COM.MICROSOFT.CONCAT([.B124];[.C124];[.D124])" office:value-type="string" office:string-value="|x| ≤ 15" calcext:value-type="string" table:number-columns-spanned="4" table:number-rows-spanned="1">
            <text:p>|x| ≤ 15</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E</text:p>
          </table:table-cell>
          <table:table-cell table:style-name="ce797" table:formula="of:=-[.D124]" office:value-type="float" office:value="-15" calcext:value-type="float">
            <text:p>-15</text:p>
          </table:table-cell>
          <table:table-cell table:style-name="ce797" office:value-type="string" calcext:value-type="string">
            <text:p>;</text:p>
          </table:table-cell>
          <table:table-cell table:style-name="ce797" table:formula="of:=[.D124]" office:value-type="float" office:value="15" calcext:value-type="float">
            <text:p>15</text:p>
          </table:table-cell>
          <table:table-cell table:style-name="ce797" office:value-type="string" calcext:value-type="string">
            <text:p>]</text:p>
          </table:table-cell>
          <table:table-cell table:style-name="ce797" table:number-columns-repeated="6"/>
          <table:table-cell table:style-name="ce686" table:formula="of:=RANK([.A124];[.$A$122:.$A$127];0)" office:value-type="float" office:value="1" calcext:value-type="float">
            <text:p>1</text:p>
          </table:table-cell>
          <table:table-cell table:style-name="ce1059" office:value-type="float" office:value="3" calcext:value-type="float">
            <text:p>3</text:p>
          </table:table-cell>
          <table:table-cell/>
          <table:table-cell table:style-name="ce773"/>
          <table:table-cell table:number-columns-repeated="37"/>
        </table:table-row>
        <table:table-row table:style-name="ro4">
          <table:table-cell table:style-name="ce686" office:value-type="float" office:value="0.477097841189346" calcext:value-type="float">
            <text:p>0,477097841189346</text:p>
          </table:table-cell>
          <table:table-cell table:style-name="ce686" office:value-type="string" calcext:value-type="string">
            <text:p>|x|</text:p>
          </table:table-cell>
          <table:table-cell table:style-name="ce686" office:value-type="string" calcext:value-type="string">
            <text:p><text:s/>≥ </text:p>
          </table:table-cell>
          <table:table-cell table:style-name="ce686" office:value-type="float" office:value="3" calcext:value-type="float">
            <text:p>3</text:p>
          </table:table-cell>
          <table:table-cell table:style-name="ce686" table:formula="of:=-[.G125]" office:value-type="float" office:value="-3" calcext:value-type="float">
            <text:p>-3</text:p>
          </table:table-cell>
          <table:table-cell table:style-name="ce797" office:value-type="float" office:value="0" calcext:value-type="float">
            <text:p>0</text:p>
          </table:table-cell>
          <table:table-cell table:style-name="ce686" table:formula="of:=[.D125]" office:value-type="float" office:value="3" calcext:value-type="float">
            <text:p>3</text:p>
          </table:table-cell>
          <table:table-cell table:style-name="ce686" table:formula="of:=COM.MICROSOFT.CONCAT([.B125];[.C125];[.D125])" office:value-type="string" office:string-value="|x| ≥ 3" calcext:value-type="string" table:number-columns-spanned="4" table:number-rows-spanned="1">
            <text:p>|x| ≥ 3</text:p>
          </table:table-cell>
          <table:covered-table-cell table:number-columns-repeated="3" table:style-name="ce686"/>
          <table:table-cell table:style-name="ce797" office:value-type="string" calcext:value-type="string">
            <text:p>]</text:p>
          </table:table-cell>
          <table:table-cell table:style-name="ce686" office:value-type="string" calcext:value-type="string">
            <text:p>I</text:p>
          </table:table-cell>
          <table:table-cell table:style-name="ce1024" office:value-type="string" calcext:value-type="string">
            <text:p>-∞</text:p>
          </table:table-cell>
          <table:table-cell table:style-name="ce797" office:value-type="string" calcext:value-type="string">
            <text:p>;</text:p>
          </table:table-cell>
          <table:table-cell table:style-name="ce797" table:formula="of:=-[.D125]" office:value-type="float" office:value="-3" calcext:value-type="float">
            <text:p>-3</text:p>
          </table:table-cell>
          <table:table-cell table:style-name="ce797" office:value-type="string" calcext:value-type="string">
            <text:p>]</text:p>
          </table:table-cell>
          <table:table-cell table:style-name="ce1053" table:formula="of:=&quot;&quot;" office:value-type="string" office:string-value="" calcext:value-type="string">
            <text:p></text:p>
          </table:table-cell>
          <table:table-cell table:style-name="ce797" office:value-type="string" calcext:value-type="string">
            <text:p>[</text:p>
          </table:table-cell>
          <table:table-cell table:style-name="ce797" table:formula="of:=[.D125]" office:value-type="float" office:value="3" calcext:value-type="float">
            <text:p>3</text:p>
          </table:table-cell>
          <table:table-cell table:style-name="ce797" office:value-type="string" calcext:value-type="string">
            <text:p>;</text:p>
          </table:table-cell>
          <table:table-cell table:style-name="ce1024" office:value-type="string" calcext:value-type="string">
            <text:p>+∞</text:p>
          </table:table-cell>
          <table:table-cell table:style-name="ce1024" office:value-type="string" calcext:value-type="string">
            <text:p>[</text:p>
          </table:table-cell>
          <table:table-cell table:style-name="ce686" table:formula="of:=RANK([.A125];[.$A$122:.$A$127];0)" office:value-type="float" office:value="5" calcext:value-type="float">
            <text:p>5</text:p>
          </table:table-cell>
          <table:table-cell table:style-name="ce1059" office:value-type="float" office:value="4" calcext:value-type="float">
            <text:p>4</text:p>
          </table:table-cell>
          <table:table-cell/>
          <table:table-cell table:style-name="ce773"/>
          <table:table-cell table:number-columns-repeated="37"/>
        </table:table-row>
        <table:table-row table:style-name="ro4">
          <table:table-cell table:style-name="ce686" office:value-type="float" office:value="0.598482114704976" calcext:value-type="float">
            <text:p>0,598482114704976</text:p>
          </table:table-cell>
          <table:table-cell table:style-name="ce686" office:value-type="string" calcext:value-type="string">
            <text:p>|x|</text:p>
          </table:table-cell>
          <table:table-cell table:style-name="ce686" office:value-type="string" calcext:value-type="string">
            <text:p><text:s/>&lt; </text:p>
          </table:table-cell>
          <table:table-cell table:style-name="ce686" office:value-type="float" office:value="-1" calcext:value-type="float">
            <text:p>-1</text:p>
          </table:table-cell>
          <table:table-cell table:style-name="ce686"/>
          <table:table-cell table:style-name="ce808" office:value-type="float" office:value="0" calcext:value-type="float">
            <text:p>0</text:p>
          </table:table-cell>
          <table:table-cell table:style-name="ce686"/>
          <table:table-cell table:style-name="ce686" table:formula="of:=COM.MICROSOFT.CONCAT([.B126];[.C126];[.D126])" office:value-type="string" office:string-value="|x| &lt; -1" calcext:value-type="string" table:number-columns-spanned="4" table:number-rows-spanned="1">
            <text:p>|x| &lt; -1</text:p>
          </table:table-cell>
          <table:covered-table-cell table:number-columns-repeated="3" table:style-name="ce686"/>
          <table:table-cell table:style-name="ce808" office:value-type="string" calcext:value-type="string">
            <text:p>Ø</text:p>
          </table:table-cell>
          <table:table-cell table:style-name="ce686" office:value-type="string" calcext:value-type="string">
            <text:p>T</text:p>
          </table:table-cell>
          <table:table-cell table:style-name="ce797" table:number-columns-repeated="10"/>
          <table:table-cell table:style-name="ce686" table:formula="of:=RANK([.A126];[.$A$122:.$A$127];0)" office:value-type="float" office:value="3" calcext:value-type="float">
            <text:p>3</text:p>
          </table:table-cell>
          <table:table-cell table:style-name="ce1059" office:value-type="float" office:value="5" calcext:value-type="float">
            <text:p>5</text:p>
          </table:table-cell>
          <table:table-cell/>
          <table:table-cell table:style-name="ce773"/>
          <table:table-cell table:number-columns-repeated="37"/>
        </table:table-row>
        <table:table-row table:style-name="ro4">
          <table:table-cell table:style-name="ce686" office:value-type="float" office:value="0.625284587119306" calcext:value-type="float">
            <text:p>0,625284587119306</text:p>
          </table:table-cell>
          <table:table-cell table:style-name="ce686" office:value-type="string" calcext:value-type="string">
            <text:p>|x|</text:p>
          </table:table-cell>
          <table:table-cell table:style-name="ce686" office:value-type="string" calcext:value-type="string">
            <text:p><text:s/>&gt; </text:p>
          </table:table-cell>
          <table:table-cell table:style-name="ce686" office:value-type="float" office:value="-7" calcext:value-type="float">
            <text:p>-7</text:p>
          </table:table-cell>
          <table:table-cell table:style-name="ce686"/>
          <table:table-cell table:style-name="ce797" office:value-type="float" office:value="0" calcext:value-type="float">
            <text:p>0</text:p>
          </table:table-cell>
          <table:table-cell table:style-name="ce686"/>
          <table:table-cell table:style-name="ce686" table:formula="of:=COM.MICROSOFT.CONCAT([.B127];[.C127];[.D127])" office:value-type="string" office:string-value="|x| &gt; -7" calcext:value-type="string" table:number-columns-spanned="4" table:number-rows-spanned="1">
            <text:p>|x| &gt; -7</text:p>
          </table:table-cell>
          <table:covered-table-cell table:number-columns-repeated="3" table:style-name="ce686"/>
          <table:table-cell table:style-name="ce797" office:value-type="string" calcext:value-type="string">
            <text:p>IR</text:p>
          </table:table-cell>
          <table:table-cell table:style-name="ce686" office:value-type="string" calcext:value-type="string">
            <text:p>R</text:p>
          </table:table-cell>
          <table:table-cell table:style-name="ce1024"/>
          <table:table-cell table:style-name="ce797" table:number-columns-repeated="3"/>
          <table:table-cell table:style-name="ce1053"/>
          <table:table-cell table:style-name="ce797" table:number-columns-repeated="3"/>
          <table:table-cell table:style-name="ce1024" table:number-columns-repeated="2"/>
          <table:table-cell table:style-name="ce686" table:formula="of:=RANK([.A127];[.$A$122:.$A$127];0)" office:value-type="float" office:value="2" calcext:value-type="float">
            <text:p>2</text:p>
          </table:table-cell>
          <table:table-cell table:style-name="ce1059" office:value-type="float" office:value="6" calcext:value-type="float">
            <text:p>6</text:p>
          </table:table-cell>
          <table:table-cell/>
          <table:table-cell table:style-name="ce773"/>
          <table:table-cell table:number-columns-repeated="37"/>
        </table:table-row>
        <table:table-row table:style-name="ro4">
          <table:table-cell table:style-name="ce752" office:value-type="string" calcext:value-type="string">
            <text:p>Rang</text:p>
          </table:table-cell>
          <table:table-cell table:style-name="ce752" table:number-columns-repeated="6"/>
          <table:table-cell table:style-name="ce752" office:value-type="string" calcext:value-type="string" table:number-columns-spanned="4" table:number-rows-spanned="1">
            <text:p>Concaténation</text:p>
          </table:table-cell>
          <table:covered-table-cell table:number-columns-repeated="3" table:style-name="ce752"/>
          <table:table-cell table:style-name="ce752"/>
          <table:table-cell table:style-name="ce752" office:value-type="string" calcext:value-type="string">
            <text:p>Hachure</text:p>
          </table:table-cell>
          <table:table-cell table:style-name="ce752" office:value-type="string" calcext:value-type="string">
            <text:p><text:span text:style-name="T7">M</text:span>₁</text:p>
          </table:table-cell>
          <table:table-cell table:style-name="ce796" office:value-type="string" calcext:value-type="string">
            <text:p>O</text:p>
          </table:table-cell>
          <table:table-cell table:style-name="ce796" office:value-type="string" calcext:value-type="string">
            <text:p>M<text:span text:style-name="T30">₂</text:span></text:p>
          </table:table-cell>
          <table:table-cell table:style-name="ce752"/>
          <table:table-cell table:style-name="ce752" office:value-type="string" calcext:value-type="string" table:number-columns-spanned="4" table:number-rows-spanned="1">
            <text:p>Calcul</text:p>
          </table:table-cell>
          <table:covered-table-cell table:number-columns-repeated="2" table:style-name="ce752"/>
          <table:covered-table-cell table:style-name="ce789"/>
          <table:table-cell table:style-name="ce752" office:value-type="string" calcext:value-type="string" table:number-columns-spanned="5" table:number-rows-spanned="1">
            <text:p>Résultat</text:p>
          </table:table-cell>
          <table:covered-table-cell table:style-name="ce789"/>
          <table:covered-table-cell table:number-columns-repeated="3"/>
          <table:table-cell table:style-name="ce752" office:value-type="string" calcext:value-type="string">
            <text:p>choix</text:p>
          </table:table-cell>
          <table:table-cell table:style-name="ce1059"/>
          <table:table-cell table:number-columns-repeated="36"/>
        </table:table-row>
        <table:table-row table:style-name="ro4">
          <table:table-cell table:style-name="ce687" office:value-type="float" office:value="0.0110545676057794" calcext:value-type="float">
            <text:p>0,011054567605779</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8" calcext:value-type="float">
            <text:p>8</text:p>
          </table:table-cell>
          <table:table-cell table:style-name="ce687" table:formula="of:=COM.MICROSOFT.CONCAT([.B129:.G129])" office:value-type="string" office:string-value="|x - 8| &lt; 8" calcext:value-type="string" table:number-columns-spanned="4" table:number-rows-spanned="1">
            <text:p>|x - 8| &lt; 8</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29]-[.G129]" office:value-type="float" office:value="0" calcext:value-type="float">
            <text:p>0</text:p>
          </table:table-cell>
          <table:table-cell table:style-name="ce1011" table:formula="of:=[.D129]" office:value-type="float" office:value="8" calcext:value-type="float">
            <text:p>8</text:p>
          </table:table-cell>
          <table:table-cell table:style-name="ce1011" table:formula="of:=[.O129]+[.G129]" office:value-type="float" office:value="16" calcext:value-type="float">
            <text:p>16</text:p>
          </table:table-cell>
          <table:table-cell table:style-name="ce1011" table:formula="of:=[.D129]-[.G129]" office:value-type="float" office:value="0" calcext:value-type="float">
            <text:p>0</text:p>
          </table:table-cell>
          <table:table-cell table:style-name="ce1011" office:value-type="string" calcext:value-type="string">
            <text:p>;</text:p>
          </table:table-cell>
          <table:table-cell table:style-name="ce1011" table:formula="of:=[.D129]+[.G129]" office:value-type="float" office:value="16" calcext:value-type="float">
            <text:p>16</text:p>
          </table:table-cell>
          <table:table-cell table:style-name="ce1011" office:value-type="string" calcext:value-type="string">
            <text:p>[</text:p>
          </table:table-cell>
          <table:table-cell table:style-name="ce1011" table:number-columns-repeated="6"/>
          <table:table-cell table:style-name="ce687" table:formula="of:=RANK([.A129];[.$A$129:.$A$140];0)" office:value-type="float" office:value="12" calcext:value-type="float">
            <text:p>12</text:p>
          </table:table-cell>
          <table:table-cell table:style-name="ce1059" office:value-type="float" office:value="1" calcext:value-type="float">
            <text:p>1</text:p>
          </table:table-cell>
          <table:table-cell table:number-columns-repeated="36"/>
        </table:table-row>
        <table:table-row table:style-name="ro4">
          <table:table-cell table:style-name="ce687" office:value-type="float" office:value="0.975294778499078" calcext:value-type="float">
            <text:p>0,97529477849907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4" calcext:value-type="float">
            <text:p>14</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table:formula="of:=COM.MICROSOFT.CONCAT([.B130:.G130])" office:value-type="string" office:string-value="|x - 14| ≤ 8" calcext:value-type="string" table:number-columns-spanned="4" table:number-rows-spanned="1">
            <text:p>|x - 14| ≤ 8</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0]-[.G130]" office:value-type="float" office:value="6" calcext:value-type="float">
            <text:p>6</text:p>
          </table:table-cell>
          <table:table-cell table:style-name="ce1011" table:formula="of:=[.D130]" office:value-type="float" office:value="14" calcext:value-type="float">
            <text:p>14</text:p>
          </table:table-cell>
          <table:table-cell table:style-name="ce1011" table:formula="of:=[.O130]+[.G130]" office:value-type="float" office:value="22" calcext:value-type="float">
            <text:p>22</text:p>
          </table:table-cell>
          <table:table-cell table:style-name="ce1011" table:formula="of:=[.D130]-[.G130]" office:value-type="float" office:value="6" calcext:value-type="float">
            <text:p>6</text:p>
          </table:table-cell>
          <table:table-cell table:style-name="ce1011" office:value-type="string" calcext:value-type="string">
            <text:p>;</text:p>
          </table:table-cell>
          <table:table-cell table:style-name="ce1011" table:formula="of:=[.D130]+[.G130]" office:value-type="float" office:value="22" calcext:value-type="float">
            <text:p>22</text:p>
          </table:table-cell>
          <table:table-cell table:style-name="ce1011" office:value-type="string" calcext:value-type="string">
            <text:p>]</text:p>
          </table:table-cell>
          <table:table-cell table:style-name="ce1011" table:number-columns-repeated="6"/>
          <table:table-cell table:style-name="ce687" table:formula="of:=RANK([.A130];[.$A$129:.$A$140];0)" office:value-type="float" office:value="1" calcext:value-type="float">
            <text:p>1</text:p>
          </table:table-cell>
          <table:table-cell table:style-name="ce1059" office:value-type="float" office:value="2" calcext:value-type="float">
            <text:p>2</text:p>
          </table:table-cell>
          <table:table-cell table:number-columns-repeated="36"/>
        </table:table-row>
        <table:table-row table:style-name="ro4">
          <table:table-cell table:style-name="ce687" office:value-type="float" office:value="0.184539222038501" calcext:value-type="float">
            <text:p>0,18453922203850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2" calcext:value-type="float">
            <text:p>12</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1" calcext:value-type="float">
            <text:p>11</text:p>
          </table:table-cell>
          <table:table-cell table:style-name="ce687" table:formula="of:=COM.MICROSOFT.CONCAT([.B131:.G131])" office:value-type="string" office:string-value="|x + 12| &lt; 11" calcext:value-type="string" table:number-columns-spanned="4" table:number-rows-spanned="1">
            <text:p>|x + 12| &lt; 1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1]-[.G131]" office:value-type="float" office:value="-23" calcext:value-type="float">
            <text:p>-23</text:p>
          </table:table-cell>
          <table:table-cell table:style-name="ce1011" table:formula="of:=-[.D131]" office:value-type="float" office:value="-12" calcext:value-type="float">
            <text:p>-12</text:p>
          </table:table-cell>
          <table:table-cell table:style-name="ce1011" table:formula="of:=[.O131]+[.G131]" office:value-type="float" office:value="-1" calcext:value-type="float">
            <text:p>-1</text:p>
          </table:table-cell>
          <table:table-cell table:style-name="ce1011" table:formula="of:=-[.D131]-[.G131]" office:value-type="float" office:value="-23" calcext:value-type="float">
            <text:p>-23</text:p>
          </table:table-cell>
          <table:table-cell table:style-name="ce1011" office:value-type="string" calcext:value-type="string">
            <text:p>;</text:p>
          </table:table-cell>
          <table:table-cell table:style-name="ce1011" table:formula="of:=[.G131]-[.D131]" office:value-type="float" office:value="-1" calcext:value-type="float">
            <text:p>-1</text:p>
          </table:table-cell>
          <table:table-cell table:style-name="ce1011" office:value-type="string" calcext:value-type="string">
            <text:p>[</text:p>
          </table:table-cell>
          <table:table-cell table:style-name="ce1011" table:number-columns-repeated="6"/>
          <table:table-cell table:style-name="ce687" table:formula="of:=RANK([.A131];[.$A$129:.$A$140];0)" office:value-type="float" office:value="10" calcext:value-type="float">
            <text:p>10</text:p>
          </table:table-cell>
          <table:table-cell table:style-name="ce1059" office:value-type="float" office:value="3" calcext:value-type="float">
            <text:p>3</text:p>
          </table:table-cell>
          <table:table-cell table:number-columns-repeated="36"/>
        </table:table-row>
        <table:table-row table:style-name="ro4">
          <table:table-cell table:style-name="ce687" office:value-type="float" office:value="0.394909374037581" calcext:value-type="float">
            <text:p>0,394909374037581</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32:.G132])" office:value-type="string" office:string-value="|x + 9| ≤ 1" calcext:value-type="string" table:number-columns-spanned="4" table:number-rows-spanned="1">
            <text:p>|x + 9| ≤ 1</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E</text:p>
          </table:table-cell>
          <table:table-cell table:style-name="ce1011" table:formula="of:=[.O132]-[.G132]" office:value-type="float" office:value="-10" calcext:value-type="float">
            <text:p>-10</text:p>
          </table:table-cell>
          <table:table-cell table:style-name="ce1011" table:formula="of:=-[.D132]" office:value-type="float" office:value="-9" calcext:value-type="float">
            <text:p>-9</text:p>
          </table:table-cell>
          <table:table-cell table:style-name="ce1011" table:formula="of:=[.O132]+[.G132]" office:value-type="float" office:value="-8" calcext:value-type="float">
            <text:p>-8</text:p>
          </table:table-cell>
          <table:table-cell table:style-name="ce1011" table:formula="of:=-[.D132]-[.G132]" office:value-type="float" office:value="-10" calcext:value-type="float">
            <text:p>-10</text:p>
          </table:table-cell>
          <table:table-cell table:style-name="ce1011" office:value-type="string" calcext:value-type="string">
            <text:p>;</text:p>
          </table:table-cell>
          <table:table-cell table:style-name="ce1011" table:formula="of:=[.G132]-[.D132]" office:value-type="float" office:value="-8" calcext:value-type="float">
            <text:p>-8</text:p>
          </table:table-cell>
          <table:table-cell table:style-name="ce1011" office:value-type="string" calcext:value-type="string">
            <text:p>]</text:p>
          </table:table-cell>
          <table:table-cell table:style-name="ce1011" table:number-columns-repeated="6"/>
          <table:table-cell table:style-name="ce687" table:formula="of:=RANK([.A132];[.$A$129:.$A$140];0)" office:value-type="float" office:value="7" calcext:value-type="float">
            <text:p>7</text:p>
          </table:table-cell>
          <table:table-cell table:style-name="ce1059" office:value-type="float" office:value="4" calcext:value-type="float">
            <text:p>4</text:p>
          </table:table-cell>
          <table:table-cell table:number-columns-repeated="36"/>
        </table:table-row>
        <table:table-row table:style-name="ro4">
          <table:table-cell table:style-name="ce687" office:value-type="float" office:value="0.754280993851886" calcext:value-type="float">
            <text:p>0,754280993851886</text:p>
          </table:table-cell>
          <table:table-cell table:style-name="ce687" office:value-type="string" calcext:value-type="string">
            <text:p>|</text:p>
          </table:table-cell>
          <table:table-cell table:style-name="ce687" office:value-type="float" office:value="10" calcext:value-type="float">
            <text:p>10</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9" calcext:value-type="float">
            <text:p>9</text:p>
          </table:table-cell>
          <table:table-cell table:style-name="ce687" table:formula="of:=COM.MICROSOFT.CONCAT([.B133:.G133])" office:value-type="string" office:string-value="|10 - x| &gt; 9" calcext:value-type="string" table:number-columns-spanned="4" table:number-rows-spanned="1">
            <text:p>|10 - x| &gt;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3]-[.G133]" office:value-type="float" office:value="1" calcext:value-type="float">
            <text:p>1</text:p>
          </table:table-cell>
          <table:table-cell table:style-name="ce1011" table:formula="of:=[.C133]" office:value-type="float" office:value="10" calcext:value-type="float">
            <text:p>10</text:p>
          </table:table-cell>
          <table:table-cell table:style-name="ce1011" table:formula="of:=[.O133]+[.G133]" office:value-type="float" office:value="19" calcext:value-type="float">
            <text:p>19</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3]-[.G133]" office:value-type="float" office:value="1" calcext:value-type="float">
            <text:p>1</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3]+[.C133]" office:value-type="float" office:value="19" calcext:value-type="float">
            <text:p>19</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3];[.$A$129:.$A$140];0)" office:value-type="float" office:value="4" calcext:value-type="float">
            <text:p>4</text:p>
          </table:table-cell>
          <table:table-cell table:style-name="ce1059" office:value-type="float" office:value="5" calcext:value-type="float">
            <text:p>5</text:p>
          </table:table-cell>
          <table:table-cell table:number-columns-repeated="36"/>
        </table:table-row>
        <table:table-row table:style-name="ro4">
          <table:table-cell table:style-name="ce687" office:value-type="float" office:value="0.304269196825812" calcext:value-type="float">
            <text:p>0,304269196825812</text:p>
          </table:table-cell>
          <table:table-cell table:style-name="ce687" office:value-type="string" calcext:value-type="string">
            <text:p>|</text:p>
          </table:table-cell>
          <table:table-cell table:style-name="ce687" office:value-type="float" office:value="10" calcext:value-type="float">
            <text:p>10</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3" calcext:value-type="float">
            <text:p>13</text:p>
          </table:table-cell>
          <table:table-cell table:style-name="ce687" table:formula="of:=COM.MICROSOFT.CONCAT([.B134:.G134])" office:value-type="string" office:string-value="|10 - x| ≥ 13" calcext:value-type="string" table:number-columns-spanned="4" table:number-rows-spanned="1">
            <text:p>|10 - x| ≥ 13</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4]-[.G134]" office:value-type="float" office:value="-3" calcext:value-type="float">
            <text:p>-3</text:p>
          </table:table-cell>
          <table:table-cell table:style-name="ce1011" table:formula="of:=[.C134]" office:value-type="float" office:value="10" calcext:value-type="float">
            <text:p>10</text:p>
          </table:table-cell>
          <table:table-cell table:style-name="ce1011" table:formula="of:=[.O134]+[.G134]" office:value-type="float" office:value="23" calcext:value-type="float">
            <text:p>23</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C134]-[.G134]" office:value-type="float" office:value="-3" calcext:value-type="float">
            <text:p>-3</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4]+[.C134]" office:value-type="float" office:value="23" calcext:value-type="float">
            <text:p>23</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4];[.$A$129:.$A$140];0)" office:value-type="float" office:value="8" calcext:value-type="float">
            <text:p>8</text:p>
          </table:table-cell>
          <table:table-cell table:style-name="ce1059" office:value-type="float" office:value="6" calcext:value-type="float">
            <text:p>6</text:p>
          </table:table-cell>
          <table:table-cell table:number-columns-repeated="36"/>
        </table:table-row>
        <table:table-row table:style-name="ro4">
          <table:table-cell table:style-name="ce687" office:value-type="float" office:value="0.619839307919945" calcext:value-type="float">
            <text:p>0,619839307919945</text:p>
          </table:table-cell>
          <table:table-cell table:style-name="ce687" office:value-type="string" calcext:value-type="string">
            <text:p>|</text:p>
          </table:table-cell>
          <table:table-cell table:style-name="ce687" office:value-type="float" office:value="1" calcext:value-type="float">
            <text:p>1</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gt; </text:p>
          </table:table-cell>
          <table:table-cell table:style-name="ce687" office:value-type="float" office:value="10" calcext:value-type="float">
            <text:p>10</text:p>
          </table:table-cell>
          <table:table-cell table:style-name="ce687" table:formula="of:=COM.MICROSOFT.CONCAT([.B135:.G135])" office:value-type="string" office:string-value="|1 + x| &gt; 10" calcext:value-type="string" table:number-columns-spanned="4" table:number-rows-spanned="1">
            <text:p>|1 + x| &gt; 10</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5]-[.G135]" office:value-type="float" office:value="-11" calcext:value-type="float">
            <text:p>-11</text:p>
          </table:table-cell>
          <table:table-cell table:style-name="ce1011" table:formula="of:=-[.C135]" office:value-type="float" office:value="-1" calcext:value-type="float">
            <text:p>-1</text:p>
          </table:table-cell>
          <table:table-cell table:style-name="ce1011" table:formula="of:=[.O135]+[.G135]" office:value-type="float" office:value="9" calcext:value-type="float">
            <text:p>9</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5]-[.C135]" office:value-type="float" office:value="-11" calcext:value-type="float">
            <text:p>-11</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5]-[.C135]" office:value-type="float" office:value="9" calcext:value-type="float">
            <text:p>9</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5];[.$A$129:.$A$140];0)" office:value-type="float" office:value="5" calcext:value-type="float">
            <text:p>5</text:p>
          </table:table-cell>
          <table:table-cell table:style-name="ce1059" office:value-type="float" office:value="7" calcext:value-type="float">
            <text:p>7</text:p>
          </table:table-cell>
          <table:table-cell table:number-columns-repeated="36"/>
        </table:table-row>
        <table:table-row table:style-name="ro4">
          <table:table-cell table:style-name="ce687" office:value-type="float" office:value="0.886146024674824" calcext:value-type="float">
            <text:p>0,886146024674824</text:p>
          </table:table-cell>
          <table:table-cell table:style-name="ce687" office:value-type="string" calcext:value-type="string">
            <text:p>|</text:p>
          </table:table-cell>
          <table:table-cell table:style-name="ce687" office:value-type="float" office:value="1" calcext:value-type="float">
            <text:p>1</text:p>
          </table:table-cell>
          <table:table-cell table:style-name="ce687" office:value-type="string" calcext:value-type="string">
            <text:p><text:s/>+ </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9" calcext:value-type="float">
            <text:p>9</text:p>
          </table:table-cell>
          <table:table-cell table:style-name="ce687" table:formula="of:=COM.MICROSOFT.CONCAT([.B136:.G136])" office:value-type="string" office:string-value="|1 + x| ≥ 9" calcext:value-type="string" table:number-columns-spanned="4" table:number-rows-spanned="1">
            <text:p>|1 + x| ≥ 9</text:p>
          </table:table-cell>
          <table:covered-table-cell table:number-columns-repeated="3" table:style-name="ce687"/>
          <table:table-cell table:style-name="ce1011" office:value-type="string" calcext:value-type="string">
            <text:p>]</text:p>
          </table:table-cell>
          <table:table-cell table:style-name="ce1011" office:value-type="string" calcext:value-type="string">
            <text:p>I</text:p>
          </table:table-cell>
          <table:table-cell table:style-name="ce1011" table:formula="of:=[.O136]-[.G136]" office:value-type="float" office:value="-10" calcext:value-type="float">
            <text:p>-10</text:p>
          </table:table-cell>
          <table:table-cell table:style-name="ce1011" table:formula="of:=-[.C136]" office:value-type="float" office:value="-1" calcext:value-type="float">
            <text:p>-1</text:p>
          </table:table-cell>
          <table:table-cell table:style-name="ce1011" table:formula="of:=[.O136]+[.G136]" office:value-type="float" office:value="8" calcext:value-type="float">
            <text:p>8</text:p>
          </table:table-cell>
          <table:table-cell table:style-name="ce1050" office:value-type="string" calcext:value-type="string">
            <text:p>-∞</text:p>
          </table:table-cell>
          <table:table-cell table:style-name="ce1011" office:value-type="string" calcext:value-type="string">
            <text:p>;</text:p>
          </table:table-cell>
          <table:table-cell table:style-name="ce1011" table:formula="of:=-[.G136]-[.C136]" office:value-type="float" office:value="-10" calcext:value-type="float">
            <text:p>-10</text:p>
          </table:table-cell>
          <table:table-cell table:style-name="ce1011" office:value-type="string" calcext:value-type="string">
            <text:p>]</text:p>
          </table:table-cell>
          <table:table-cell table:style-name="ce1067" table:formula="of:=&quot;&quot;" office:value-type="string" office:string-value="" calcext:value-type="string">
            <text:p></text:p>
          </table:table-cell>
          <table:table-cell table:style-name="ce1011" office:value-type="string" calcext:value-type="string">
            <text:p>[</text:p>
          </table:table-cell>
          <table:table-cell table:style-name="ce1011" table:formula="of:=[.G136]-[.C136]" office:value-type="float" office:value="8" calcext:value-type="float">
            <text:p>8</text:p>
          </table:table-cell>
          <table:table-cell table:style-name="ce1011" office:value-type="string" calcext:value-type="string">
            <text:p>;</text:p>
          </table:table-cell>
          <table:table-cell table:style-name="ce1050" office:value-type="string" calcext:value-type="string">
            <text:p>+∞</text:p>
          </table:table-cell>
          <table:table-cell table:style-name="ce1011" office:value-type="string" calcext:value-type="string">
            <text:p>[</text:p>
          </table:table-cell>
          <table:table-cell table:style-name="ce687" table:formula="of:=RANK([.A136];[.$A$129:.$A$140];0)" office:value-type="float" office:value="2" calcext:value-type="float">
            <text:p>2</text:p>
          </table:table-cell>
          <table:table-cell table:style-name="ce1059" office:value-type="float" office:value="8" calcext:value-type="float">
            <text:p>8</text:p>
          </table:table-cell>
          <table:table-cell table:number-columns-repeated="36"/>
        </table:table-row>
        <table:table-row table:style-name="ro4">
          <table:table-cell table:style-name="ce687" office:value-type="float" office:value="0.12385212198957" calcext:value-type="float">
            <text:p>0,12385212198957</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lt; </text:p>
          </table:table-cell>
          <table:table-cell table:style-name="ce687" office:value-type="float" office:value="-12" calcext:value-type="float">
            <text:p>-12</text:p>
          </table:table-cell>
          <table:table-cell table:style-name="ce687" table:formula="of:=COM.MICROSOFT.CONCAT([.B137:.G137])" office:value-type="string" office:string-value="|x - 8| &lt; -12" calcext:value-type="string" table:number-columns-spanned="4" table:number-rows-spanned="1">
            <text:p>|x - 8| &lt; -12</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7]" office:value-type="float" office:value="8" calcext:value-type="float">
            <text:p>8</text:p>
          </table:table-cell>
          <table:table-cell table:style-name="ce1011" table:number-columns-repeated="11"/>
          <table:table-cell table:style-name="ce687" table:formula="of:=RANK([.A137];[.$A$129:.$A$140];0)" office:value-type="float" office:value="11" calcext:value-type="float">
            <text:p>11</text:p>
          </table:table-cell>
          <table:table-cell table:style-name="ce1059" office:value-type="float" office:value="9" calcext:value-type="float">
            <text:p>9</text:p>
          </table:table-cell>
          <table:table-cell table:number-columns-repeated="36"/>
        </table:table-row>
        <table:table-row table:style-name="ro4">
          <table:table-cell table:style-name="ce687" office:value-type="float" office:value="0.865682276758695" calcext:value-type="float">
            <text:p>0,865682276758695</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8" calcext:value-type="float">
            <text:p>8</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table:formula="of:=COM.MICROSOFT.CONCAT([.B138:.G138])" office:value-type="string" office:string-value="|x - 8| ≤ -1" calcext:value-type="string" table:number-columns-spanned="4" table:number-rows-spanned="1">
            <text:p>|x - 8| ≤ -1</text:p>
          </table:table-cell>
          <table:covered-table-cell table:number-columns-repeated="3" table:style-name="ce687"/>
          <table:table-cell table:style-name="ce1012" office:value-type="string" calcext:value-type="string">
            <text:p>Ø</text:p>
          </table:table-cell>
          <table:table-cell table:style-name="ce1012" office:value-type="string" calcext:value-type="string">
            <text:p>T</text:p>
          </table:table-cell>
          <table:table-cell table:style-name="ce1011"/>
          <table:table-cell table:style-name="ce1012" table:formula="of:=[.D138]" office:value-type="float" office:value="8" calcext:value-type="float">
            <text:p>8</text:p>
          </table:table-cell>
          <table:table-cell table:style-name="ce1011" table:number-columns-repeated="11"/>
          <table:table-cell table:style-name="ce687" table:formula="of:=RANK([.A138];[.$A$129:.$A$140];0)" office:value-type="float" office:value="3" calcext:value-type="float">
            <text:p>3</text:p>
          </table:table-cell>
          <table:table-cell table:style-name="ce1059" office:value-type="float" office:value="10" calcext:value-type="float">
            <text:p>10</text:p>
          </table:table-cell>
          <table:table-cell table:number-columns-repeated="36"/>
        </table:table-row>
        <table:table-row table:style-name="ro4">
          <table:table-cell table:style-name="ce687" office:value-type="float" office:value="0.619495844168098" calcext:value-type="float">
            <text:p>0,619495844168098</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 calcext:value-type="float">
            <text:p>1</text:p>
          </table:table-cell>
          <table:table-cell table:style-name="ce687" office:value-type="string" calcext:value-type="string">
            <text:p>|</text:p>
          </table:table-cell>
          <table:table-cell table:style-name="ce687" office:value-type="string" calcext:value-type="string">
            <text:p><text:s/>&gt; </text:p>
          </table:table-cell>
          <table:table-cell table:style-name="ce687" office:value-type="float" office:value="-14" calcext:value-type="float">
            <text:p>-14</text:p>
          </table:table-cell>
          <table:table-cell table:style-name="ce687" table:formula="of:=COM.MICROSOFT.CONCAT([.B139:.G139])" office:value-type="string" office:string-value="|x + 1| &gt; -14" calcext:value-type="string" table:number-columns-spanned="4" table:number-rows-spanned="1">
            <text:p>|x + 1| &gt; -14</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39]" office:value-type="float" office:value="-1" calcext:value-type="float">
            <text:p>-1</text:p>
          </table:table-cell>
          <table:table-cell table:style-name="ce1011" table:number-columns-repeated="11"/>
          <table:table-cell table:style-name="ce687" table:formula="of:=RANK([.A139];[.$A$129:.$A$140];0)" office:value-type="float" office:value="6" calcext:value-type="float">
            <text:p>6</text:p>
          </table:table-cell>
          <table:table-cell table:style-name="ce1059" office:value-type="float" office:value="11" calcext:value-type="float">
            <text:p>11</text:p>
          </table:table-cell>
          <table:table-cell table:number-columns-repeated="36"/>
        </table:table-row>
        <table:table-row table:style-name="ro4">
          <table:table-cell table:style-name="ce687" office:value-type="float" office:value="0.283075095209654" calcext:value-type="float">
            <text:p>0,283075095209654</text:p>
          </table:table-cell>
          <table:table-cell table:style-name="ce687" office:value-type="string" calcext:value-type="string">
            <text:p>|x</text:p>
          </table:table-cell>
          <table:table-cell table:style-name="ce687" office:value-type="string" calcext:value-type="string">
            <text:p><text:s/>+ </text:p>
          </table:table-cell>
          <table:table-cell table:style-name="ce687" office:value-type="float" office:value="15" calcext:value-type="float">
            <text:p>15</text:p>
          </table:table-cell>
          <table:table-cell table:style-name="ce687" office:value-type="string" calcext:value-type="string">
            <text:p>|</text:p>
          </table:table-cell>
          <table:table-cell table:style-name="ce687" office:value-type="string" calcext:value-type="string">
            <text:p><text:s/>≥ </text:p>
          </table:table-cell>
          <table:table-cell table:style-name="ce687" office:value-type="float" office:value="-10" calcext:value-type="float">
            <text:p>-10</text:p>
          </table:table-cell>
          <table:table-cell table:style-name="ce687" table:formula="of:=COM.MICROSOFT.CONCAT([.B140:.G140])" office:value-type="string" office:string-value="|x + 15| ≥ -10" calcext:value-type="string" table:number-columns-spanned="4" table:number-rows-spanned="1">
            <text:p>|x + 15| ≥ -10</text:p>
          </table:table-cell>
          <table:covered-table-cell table:number-columns-repeated="3" table:style-name="ce687"/>
          <table:table-cell table:style-name="ce1011" office:value-type="string" calcext:value-type="string">
            <text:p>IR</text:p>
          </table:table-cell>
          <table:table-cell table:style-name="ce1011" office:value-type="string" calcext:value-type="string">
            <text:p>R</text:p>
          </table:table-cell>
          <table:table-cell table:style-name="ce1011"/>
          <table:table-cell table:style-name="ce1011" table:formula="of:=-[.D140]" office:value-type="float" office:value="-15" calcext:value-type="float">
            <text:p>-15</text:p>
          </table:table-cell>
          <table:table-cell table:style-name="ce1011"/>
          <table:table-cell table:style-name="ce1050"/>
          <table:table-cell table:style-name="ce1011" table:number-columns-repeated="3"/>
          <table:table-cell table:style-name="ce1067"/>
          <table:table-cell table:style-name="ce1011" table:number-columns-repeated="3"/>
          <table:table-cell table:style-name="ce1050" table:number-columns-repeated="2"/>
          <table:table-cell table:style-name="ce687" table:formula="of:=RANK([.A140];[.$A$129:.$A$140];0)" office:value-type="float" office:value="9" calcext:value-type="float">
            <text:p>9</text:p>
          </table:table-cell>
          <table:table-cell table:style-name="ce1059" office:value-type="float" office:value="12" calcext:value-type="float">
            <text:p>12</text:p>
          </table:table-cell>
          <table:table-cell table:number-columns-repeated="36"/>
        </table:table-row>
        <table:table-row table:style-name="ro11">
          <table:table-cell table:number-columns-repeated="64"/>
        </table:table-row>
        <table:table-row table:style-name="ro11">
          <table:table-cell table:style-name="ce758" office:value-type="string" calcext:value-type="string" table:number-columns-spanned="5" table:number-rows-spanned="1">
            <text:p>Ensemble solution de l’équation :</text:p>
          </table:table-cell>
          <table:covered-table-cell table:style-name="ce711"/>
          <table:covered-table-cell table:style-name="ce713"/>
          <table:covered-table-cell table:style-name="ce741"/>
          <table:covered-table-cell table:style-name="ce764"/>
          <table:table-cell table:style-name="ce810" table:formula="of:=INDEX([$Données.$I$112:$Données.$I$117];[$Données.R112])" office:value-type="string" office:string-value="|x| = -9" calcext:value-type="string" table:number-columns-spanned="3" table:number-rows-spanned="1">
            <text:p>|x| = -9</text:p>
          </table:table-cell>
          <table:covered-table-cell table:style-name="ce881"/>
          <table:covered-table-cell table:style-name="ce960"/>
          <table:table-cell table:style-name="ce996" office:value-type="string" calcext:value-type="string">
            <text:p><text:span text:style-name="T7">M</text:span>₁</text:p>
          </table:table-cell>
          <table:table-cell table:style-name="ce1001" table:formula="of:=IF([.J143]=0;&quot;O&quot;;&quot;A&quot;)" office:value-type="string" office:string-value="O" calcext:value-type="string">
            <text:p>O</text:p>
          </table:table-cell>
          <table:table-cell table:style-name="ce996" office:value-type="string" calcext:value-type="string">
            <text:p>M₂</text:p>
          </table:table-cell>
          <table:table-cell table:style-name="ce996" office:value-type="string" calcext:value-type="string">
            <text:p>Dist</text:p>
          </table:table-cell>
          <table:table-cell table:style-name="ce884" office:value-type="string" calcext:value-type="string">
            <text:p>pt</text:p>
          </table:table-cell>
          <table:table-cell table:style-name="ce1025" office:value-type="string" calcext:value-type="string" table:number-columns-spanned="3" table:number-rows-spanned="1">
            <text:p>Max points</text:p>
          </table:table-cell>
          <table:covered-table-cell table:style-name="ce1034"/>
          <table:covered-table-cell table:style-name="ce1041"/>
          <table:table-cell table:style-name="ce773" table:number-columns-repeated="2"/>
          <table:table-cell table:number-columns-repeated="46"/>
        </table:table-row>
        <table:table-row table:style-name="ro11">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2" table:formula="of:=IF(INDEX([$Données.M$112:$Données.M$117];[$Données.$R$112])=&quot;&quot;;&quot;&quot;;INDEX([$Données.M$112:$Données.M$117];[$Données.$R$112]))" office:value-type="string" office:string-value="Ø" calcext:value-type="string">
            <text:p>Ø</text:p>
          </table:table-cell>
          <table:table-cell table:style-name="ce768" table:formula="of:=IF(INDEX([$Données.N$112:$Données.N$117];[$Données.$R$112])=&quot;&quot;;&quot;&quot;;INDEX([$Données.N$112:$Données.N$117];[$Données.$R$112]))">
            <text:p/>
          </table:table-cell>
          <table:table-cell table:style-name="ce812" table:formula="of:=IF(INDEX([$Données.O$112:$Données.O$117];[$Données.$R$112])=&quot;&quot;;&quot;&quot;;INDEX([$Données.O$112:$Données.O$117];[$Données.$R$112]))">
            <text:p/>
          </table:table-cell>
          <table:table-cell table:style-name="ce768" table:formula="of:=IF(INDEX([$Données.P$112:$Données.P$117];[$Données.$R$112])=&quot;&quot;;&quot;&quot;;INDEX([$Données.P$112:$Données.P$117];[$Données.$R$112]))">
            <text:p/>
          </table:table-cell>
          <table:table-cell table:style-name="ce961" table:formula="of:=IF(INDEX([$Données.Q$112:$Données.Q$117];[$Données.$R$112])=&quot;&quot;;&quot;&quot;;INDEX([$Données.Q$112:$Données.Q$117];[$Données.$R$112]))">
            <text:p/>
          </table:table-cell>
          <table:table-cell table:style-name="ce997" table:formula="of:=IF(INDEX([$Données.N$112:$Données.N$117];[$Données.$R$112])=&quot;&quot;;&quot;&quot;;INDEX([$Données.N$112:$Données.N$117];[$Données.$R$112]))">
            <text:p/>
          </table:table-cell>
          <table:table-cell table:style-name="ce997" table:formula="of:=IF(INDEX([$Données.H$112:$Données.H$117];[$Données.$R$112])=&quot;&quot;;&quot;&quot;;INDEX([$Données.H$112:$Données.H$117];[$Données.$R$112]))" office:value-type="float" office:value="0" calcext:value-type="float">
            <text:p>0</text:p>
          </table:table-cell>
          <table:table-cell table:style-name="ce997" table:formula="of:=IF(INDEX([$Données.P$112:$Données.P$117];[$Données.$R$112])=&quot;&quot;;&quot;&quot;;INDEX([$Données.P$112:$Données.P$117];[$Données.$R$112]))">
            <text:p/>
          </table:table-cell>
          <table:table-cell table:style-name="ce997" table:formula="of:=IF([.K143]=&quot;&quot;;&quot;&quot;;[.K143]-[.J143])">
            <text:p/>
          </table:table-cell>
          <table:table-cell table:style-name="ce884" table:formula="of:=5-COUNTBLANK([.D143:.H143])+4-COUNTBLANK([.I143:.K143])" office:value-type="float" office:value="3" calcext:value-type="float">
            <text:p>3</text:p>
          </table:table-cell>
          <table:table-cell table:style-name="ce1026" table:formula="of:=SUM([.M143];[.W146];[.W149])" office:value-type="float" office:value="22" calcext:value-type="float" table:number-columns-spanned="3" table:number-rows-spanned="1">
            <text:p>22</text:p>
          </table:table-cell>
          <table:covered-table-cell table:style-name="ce1035"/>
          <table:covered-table-cell table:style-name="ce1042"/>
          <table:table-cell table:style-name="ce773" table:number-columns-repeated="2"/>
          <table:table-cell table:number-columns-repeated="46"/>
        </table:table-row>
        <table:table-row table:style-name="ro11">
          <table:table-cell table:style-name="ce680" table:number-columns-repeated="8"/>
          <table:table-cell table:style-name="ce793" table:number-columns-repeated="6"/>
          <table:table-cell table:number-columns-repeated="50"/>
        </table:table-row>
        <table:table-row table:style-name="ro11">
          <table:table-cell table:style-name="ce758" office:value-type="string" calcext:value-type="string" table:number-columns-spanned="6" table:number-rows-spanned="1">
            <text:p>Ensemble solution de l’inéquation :</text:p>
          </table:table-cell>
          <table:covered-table-cell table:number-columns-repeated="2" table:style-name="ce713"/>
          <table:covered-table-cell table:style-name="ce743"/>
          <table:covered-table-cell table:style-name="ce764"/>
          <table:covered-table-cell table:style-name="ce826"/>
          <table:table-cell table:style-name="ce864" table:formula="of:=INDEX([$Données.$H$122:$Données.$H$127];[$Données.X122])" office:value-type="string" office:string-value="|x| ≥ 3" calcext:value-type="string" table:number-columns-spanned="4" table:number-rows-spanned="1">
            <text:p>|x| ≥ 3</text:p>
          </table:table-cell>
          <table:covered-table-cell table:number-columns-repeated="2" table:style-name="ce745"/>
          <table:covered-table-cell table:style-name="ce741"/>
          <table:table-cell table:style-name="ce1003"/>
          <table:table-cell table:style-name="ce864"/>
          <table:table-cell table:style-name="ce1019"/>
          <table:table-cell table:style-name="ce1027"/>
          <table:table-cell table:style-name="ce996" office:value-type="string" calcext:value-type="string">
            <text:p>Hac</text:p>
          </table:table-cell>
          <table:table-cell table:style-name="ce996" office:value-type="string" calcext:value-type="string">
            <text:p><text:span text:style-name="T7">M</text:span>₁</text:p>
          </table:table-cell>
          <table:table-cell table:style-name="ce996" office:value-type="string" calcext:value-type="string">
            <text:p>Hac</text:p>
          </table:table-cell>
          <table:table-cell table:style-name="ce1001" table:formula="of:=IF([.R146]=0;&quot;O&quot;;&quot;A&quot;)" office:value-type="string" office:string-value="O" calcext:value-type="string">
            <text:p>O</text:p>
          </table:table-cell>
          <table:table-cell table:style-name="ce996" office:value-type="string" calcext:value-type="string">
            <text:p>Hac</text:p>
          </table:table-cell>
          <table:table-cell table:style-name="ce1001" office:value-type="string" calcext:value-type="string">
            <text:p>M₂</text:p>
          </table:table-cell>
          <table:table-cell table:style-name="ce996" office:value-type="string" calcext:value-type="string">
            <text:p>Hac</text:p>
          </table:table-cell>
          <table:table-cell table:style-name="ce996" office:value-type="string" calcext:value-type="string">
            <text:p>Dist</text:p>
          </table:table-cell>
          <table:table-cell table:style-name="ce884" office:value-type="string" calcext:value-type="string">
            <text:p>pt</text:p>
          </table:table-cell>
          <table:table-cell table:number-columns-repeated="41"/>
        </table:table-row>
        <table:table-row table:style-name="ro11">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INDEX([$Données.N$122:$Données.N$127];[$Données.$X$122])=&quot;&quot;;&quot;&quot;;INDEX([$Données.N$122:$Données.N$127];[$Données.$X$122]))" office:value-type="string" office:string-value="-∞" calcext:value-type="string">
            <text:p>-∞</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3" calcext:value-type="float">
            <text:p>-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998" table:formula="of:=IF(INDEX([$Données.R$122:$Données.R$127];[$Données.$X$122])=&quot;&quot;;&quot;&quot;;INDEX([$Données.R$122:$Données.R$127];[$Données.$X$122]))" office:value-type="string" office:string-value="" calcext:value-type="string">
            <text:p></text:p>
          </table:table-cell>
          <table:table-cell table:style-name="ce776" table:formula="of:=IF(INDEX([$Données.S$122:$Données.S$127];[$Données.$X$122])=&quot;&quot;;&quot;&quot;;INDEX([$Données.S$122:$Données.S$127];[$Données.$X$122]))" office:value-type="string" office:string-value="[" calcext:value-type="string">
            <text:p>[</text:p>
          </table:table-cell>
          <table:table-cell table:style-name="ce769" table:formula="of:=IF(INDEX([$Données.T$122:$Données.T$127];[$Données.$X$122])=&quot;&quot;;&quot;&quot;;INDEX([$Données.T$122:$Données.T$127];[$Données.$X$122]))" office:value-type="float" office:value="3" calcext:value-type="float">
            <text:p>3</text:p>
          </table:table-cell>
          <table:table-cell table:style-name="ce776" table:formula="of:=IF(INDEX([$Données.U$122:$Données.U$127];[$Données.$X$122])=&quot;&quot;;&quot;&quot;;INDEX([$Données.U$122:$Données.U$127];[$Données.$X$122]))" office:value-type="string" office:string-value=";" calcext:value-type="string">
            <text:p>;</text:p>
          </table:table-cell>
          <table:table-cell table:style-name="ce776" table:formula="of:=IF(INDEX([$Données.V$122:$Données.V$127];[$Données.$X$122])=&quot;&quot;;&quot;&quot;;INDEX([$Données.V$122:$Données.V$127];[$Données.$X$122]))" office:value-type="string" office:string-value="+∞" calcext:value-type="string">
            <text:p>+∞</text:p>
          </table:table-cell>
          <table:table-cell table:style-name="ce1028" table:formula="of:=IF(INDEX([$Données.W$122:$Données.W$127];[$Données.$X$122])=&quot;&quot;;&quot;&quot;;INDEX([$Données.W$122:$Données.W$127];[$Données.$X$122]))" office:value-type="string" office:string-value="[" calcext:value-type="string">
            <text:p>[</text:p>
          </table:table-cell>
          <table:table-cell table:style-name="ce996" table:formula="of:=IF(OR(INDEX([$Données.M$122:$Données.M$127];[$Données.$X$122])=&quot;I&quot;;INDEX([$Données.M$122:$Données.M$127];[$Données.$X$122])=&quot;R&quot;);&quot;&quot;;&quot;///////////&quot;)">
            <text:p/>
          </table:table-cell>
          <table:table-cell table:style-name="ce997" table:formula="of:=IF(INDEX([$Données.E$122:$Données.E$127];[$Données.$X$122])=&quot;&quot;;&quot;&quot;;INDEX([$Données.E$122:$Données.E$127];[$Données.$X$122]))" office:value-type="float" office:value="-3" calcext:value-type="float">
            <text:p>-3</text:p>
          </table:table-cell>
          <table:table-cell table:style-name="ce996" table:formula="of:=IF(OR(INDEX([$Données.M$122:$Données.M$127];[$Données.$X$122])=&quot;I&quot;;INDEX([$Données.M$122:$Données.M$127];[$Données.$X$122])=&quot;T&quot;);&quot;///////////&quot;;&quot;&quot;)" office:value-type="string" office:string-value="///////////" calcext:value-type="string">
            <text:p>///////////</text:p>
          </table:table-cell>
          <table:table-cell table:style-name="ce997" table:formula="of:=IF(INDEX([$Données.F$122:$Données.F$127];[$Données.$X$122])=&quot;&quot;;&quot;&quot;;INDEX([$Données.F$122:$Données.F$127];[$Données.$X$122]))" office:value-type="float" office:value="0" calcext:value-type="float">
            <text:p>0</text:p>
          </table:table-cell>
          <table:table-cell table:style-name="ce996" table:formula="of:=IF(OR(INDEX([$Données.M$122:$Données.M$127];[$Données.$X$122])=&quot;I&quot;;INDEX([$Données.M$122:$Données.M$127];[$Données.$X$122])=&quot;T&quot;);&quot;///////////&quot;;&quot;&quot;)" office:value-type="string" office:string-value="///////////" calcext:value-type="string">
            <text:p>///////////</text:p>
          </table:table-cell>
          <table:table-cell table:style-name="ce997" table:formula="of:=IF(INDEX([$Données.G$122:$Données.G$127];[$Données.$X$122])=&quot;&quot;;&quot;&quot;;INDEX([$Données.G$122:$Données.G$127];[$Données.$X$122]))" office:value-type="float" office:value="3" calcext:value-type="float">
            <text:p>3</text:p>
          </table:table-cell>
          <table:table-cell table:style-name="ce996" table:formula="of:=IF(OR(INDEX([$Données.M$122:$Données.M$127];[$Données.$X$122])=&quot;I&quot;;INDEX([$Données.M$122:$Données.M$127];[$Données.$X$122])=&quot;R&quot;);&quot;&quot;;&quot;///////////&quot;)">
            <text:p/>
          </table:table-cell>
          <table:table-cell table:style-name="ce997" table:formula="of:=IF(OR(INDEX([$Données.M$122:$Données.M$127];[$Données.$X$122])=&quot;R&quot;;INDEX([$Données.M$122:$Données.M$127];[$Données.$X$122])=&quot;T&quot;);&quot;&quot;;[.T146]-[.R146])" office:value-type="float" office:value="3" calcext:value-type="float">
            <text:p>3</text:p>
          </table:table-cell>
          <table:table-cell table:style-name="ce884" table:formula="of:=11-COUNTBLANK([.D146:.N146])+7-COUNTBLANK([.O146:.U146])" office:value-type="float" office:value="16" calcext:value-type="float">
            <text:p>16</text:p>
          </table:table-cell>
          <table:table-cell table:number-columns-repeated="41"/>
        </table:table-row>
        <table:table-row table:style-name="ro11">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4" table:formula="of:=IF(INDEX([$Données.L$122:$Données.L$127];[$Données.$X$122])=&quot;&quot;;&quot;&quot;;INDEX([$Données.L$122:$Données.L$127];[$Données.$X$122]))" office:value-type="string" office:string-value="]" calcext:value-type="string">
            <text:p>]</text:p>
          </table:table-cell>
          <table:table-cell table:style-name="ce769" table:formula="of:=IF([.E146]=&quot;-∞&quot;;&quot;-infini&quot;;[.E146])" office:value-type="string" office:string-value="-infini" calcext:value-type="string">
            <text:p>-infini</text:p>
          </table:table-cell>
          <table:table-cell table:style-name="ce776" table:formula="of:=IF(INDEX([$Données.O$122:$Données.O$127];[$Données.$X$122])=&quot;&quot;;&quot;&quot;;INDEX([$Données.O$122:$Données.O$127];[$Données.$X$122]))" office:value-type="string" office:string-value=";" calcext:value-type="string">
            <text:p>;</text:p>
          </table:table-cell>
          <table:table-cell table:style-name="ce769" table:formula="of:=IF(INDEX([$Données.P$122:$Données.P$127];[$Données.$X$122])=&quot;&quot;;&quot;&quot;;INDEX([$Données.P$122:$Données.P$127];[$Données.$X$122]))" office:value-type="float" office:value="-3" calcext:value-type="float">
            <text:p>-3</text:p>
          </table:table-cell>
          <table:table-cell table:style-name="ce776" table:formula="of:=IF(INDEX([$Données.Q$122:$Données.Q$127];[$Données.$X$122])=&quot;&quot;;&quot;&quot;;INDEX([$Données.Q$122:$Données.Q$127];[$Données.$X$122]))" office:value-type="string" office:string-value="]" calcext:value-type="string">
            <text:p>]</text:p>
          </table:table-cell>
          <table:table-cell table:style-name="ce776" table:formula="of:=IF([.I146]=&quot;&quot;;&quot;ou&quot;;[.I146])" office:value-type="string" office:string-value="ou" calcext:value-type="string">
            <text:p>ou</text:p>
          </table:table-cell>
          <table:table-cell table:style-name="ce776" table:formula="of:=IF(INDEX([$Données.S$122:$Données.S$127];[$Données.$X$122])=&quot;&quot;;&quot;&quot;;INDEX([$Données.S$122:$Données.S$127];[$Données.$X$122]))" office:value-type="string" office:string-value="[" calcext:value-type="string">
            <text:p>[</text:p>
          </table:table-cell>
          <table:table-cell table:style-name="ce769" table:formula="of:=IF(INDEX([$Données.T$122:$Données.T$127];[$Données.$X$122])=&quot;&quot;;&quot;&quot;;INDEX([$Données.T$122:$Données.T$127];[$Données.$X$122]))" office:value-type="float" office:value="3" calcext:value-type="float">
            <text:p>3</text:p>
          </table:table-cell>
          <table:table-cell table:style-name="ce776" table:formula="of:=IF(INDEX([$Données.U$122:$Données.U$127];[$Données.$X$122])=&quot;&quot;;&quot;&quot;;INDEX([$Données.U$122:$Données.U$127];[$Données.$X$122]))" office:value-type="string" office:string-value=";" calcext:value-type="string">
            <text:p>;</text:p>
          </table:table-cell>
          <table:table-cell table:style-name="ce776" table:formula="of:=IF([.M146]=&quot;+∞&quot;;&quot;+infini&quot;;[.M146])" office:value-type="string" office:string-value="+infini" calcext:value-type="string">
            <text:p>+infini</text:p>
          </table:table-cell>
          <table:table-cell table:style-name="ce1028" table:formula="of:=IF(INDEX([$Données.W$122:$Données.W$127];[$Données.$X$122])=&quot;&quot;;&quot;&quot;;INDEX([$Données.W$122:$Données.W$127];[$Données.$X$122]))" office:value-type="string" office:string-value="[" calcext:value-type="string">
            <text:p>[</text:p>
          </table:table-cell>
          <table:table-cell table:style-name="ce996" table:formula="of:=IF(MID([.O146];1;1)=&quot;/&quot;;&quot;/&quot;;&quot;&quot;)">
            <text:p/>
          </table:table-cell>
          <table:table-cell/>
          <table:table-cell table:style-name="ce996" table:formula="of:=IF(MID([.Q146];1;1)=&quot;/&quot;;&quot;/&quot;;&quot;&quot;)" office:value-type="string" office:string-value="/" calcext:value-type="string">
            <text:p>/</text:p>
          </table:table-cell>
          <table:table-cell/>
          <table:table-cell table:style-name="ce996" table:formula="of:=IF(MID([.S146];1;1)=&quot;/&quot;;&quot;/&quot;;&quot;&quot;)" office:value-type="string" office:string-value="/" calcext:value-type="string">
            <text:p>/</text:p>
          </table:table-cell>
          <table:table-cell/>
          <table:table-cell table:style-name="ce996" table:formula="of:=IF(MID([.U146];1;1)=&quot;/&quot;;&quot;/&quot;;&quot;&quot;)">
            <text:p/>
          </table:table-cell>
          <table:table-cell table:number-columns-repeated="43"/>
        </table:table-row>
        <table:table-row table:style-name="ro11">
          <table:table-cell table:style-name="ce758" office:value-type="string" calcext:value-type="string" table:number-columns-spanned="6" table:number-rows-spanned="1">
            <text:p>Ensemble solution de l’inéquation :</text:p>
          </table:table-cell>
          <table:covered-table-cell table:number-columns-repeated="2" table:style-name="ce713"/>
          <table:covered-table-cell table:style-name="ce745"/>
          <table:covered-table-cell table:style-name="ce764"/>
          <table:covered-table-cell table:style-name="ce811"/>
          <table:table-cell table:style-name="ce864" table:formula="of:=INDEX([$Données.$H$129:$Données.$H$140];[$Données.AA129])" office:value-type="string" office:string-value="|x + 15| ≥ -10" calcext:value-type="string" table:number-columns-spanned="4" table:number-rows-spanned="1">
            <text:p>|x + 15| ≥ -10</text:p>
          </table:table-cell>
          <table:covered-table-cell table:number-columns-repeated="2" table:style-name="ce745"/>
          <table:covered-table-cell table:style-name="ce741"/>
          <table:table-cell table:style-name="ce1003"/>
          <table:table-cell table:style-name="ce864"/>
          <table:table-cell table:style-name="ce1019"/>
          <table:table-cell table:style-name="ce1027"/>
          <table:table-cell table:style-name="ce1036" office:value-type="string" calcext:value-type="string">
            <text:p>Hac</text:p>
          </table:table-cell>
          <table:table-cell table:style-name="ce1036" office:value-type="string" calcext:value-type="string">
            <text:p><text:span text:style-name="T7">M</text:span>₁</text:p>
          </table:table-cell>
          <table:table-cell table:style-name="ce1036" office:value-type="string" calcext:value-type="string">
            <text:p>Hac</text:p>
          </table:table-cell>
          <table:table-cell table:style-name="ce1054" table:formula="of:=IF([.R149]=0;&quot;O&quot;;&quot;A&quot;)" office:value-type="string" office:string-value="A" calcext:value-type="string">
            <text:p>A</text:p>
          </table:table-cell>
          <table:table-cell table:style-name="ce1036" office:value-type="string" calcext:value-type="string">
            <text:p>Hac</text:p>
          </table:table-cell>
          <table:table-cell table:style-name="ce1063" office:value-type="string" calcext:value-type="string">
            <text:p>M₂</text:p>
          </table:table-cell>
          <table:table-cell table:style-name="ce1036" office:value-type="string" calcext:value-type="string">
            <text:p>Hac</text:p>
          </table:table-cell>
          <table:table-cell table:style-name="ce1036" office:value-type="string" calcext:value-type="string">
            <text:p>Dist</text:p>
          </table:table-cell>
          <table:table-cell table:style-name="ce884" office:value-type="string" calcext:value-type="string">
            <text:p>pt</text:p>
          </table:table-cell>
          <table:table-cell table:number-columns-repeated="2"/>
          <table:table-cell office:value-type="string" calcext:value-type="string">
            <text:p>SI(STXT($'|x|'.E16;1;1)="/";1;-0,5)</text:p>
          </table:table-cell>
          <table:table-cell table:number-columns-repeated="38"/>
        </table:table-row>
        <table:table-row table:style-name="ro11">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4" table:formula="of:=IF(INDEX([$Données.L$129:$Données.L$140];[$Données.$AA$129])=&quot;&quot;;&quot;&quot;;INDEX([$Données.L$129:$Données.L$140];[$Données.$AA$129]))" office:value-type="string" office:string-value="IR" calcext:value-type="string">
            <text:p>IR</text:p>
          </table:table-cell>
          <table:table-cell table:style-name="ce776" table:formula="of:=IF(INDEX([$Données.Q$129:$Données.Q$140];[$Données.$AA$129])=&quot;&quot;;&quot;&quot;;INDEX([$Données.Q$129:$Données.Q$140];[$Données.$AA$129]))">
            <text:p/>
          </table:table-cell>
          <table:table-cell table:style-name="ce776" table:formula="of:=IF(INDEX([$Données.R$129:$Données.R$140];[$Données.$AA$129])=&quot;&quot;;&quot;&quot;;INDEX([$Données.R$129:$Données.R$140];[$Données.$AA$129]))">
            <text:p/>
          </table:table-cell>
          <table:table-cell table:style-name="ce776" table:formula="of:=IF(INDEX([$Données.S$129:$Données.S$140];[$Données.$AA$129])=&quot;&quot;;&quot;&quot;;INDEX([$Données.S$129:$Données.S$140];[$Données.$AA$129]))">
            <text:p/>
          </table:table-cell>
          <table:table-cell table:style-name="ce776" table:formula="of:=IF(INDEX([$Données.T$129:$Données.T$140];[$Données.$AA$129])=&quot;&quot;;&quot;&quot;;INDEX([$Données.T$129:$Données.T$140];[$Données.$AA$129]))">
            <text:p/>
          </table:table-cell>
          <table:table-cell table:style-name="ce998" table:formula="of:=IF(INDEX([$Données.U$129:$Données.U$140];[$Données.$AA$129])=&quot;&quot;;&quot;&quot;;INDEX([$Données.U$129:$Données.U$140];[$Données.$AA$129]))">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NDEX([$Données.Y$129:$Données.Y$140];[$Données.$AA$129]))">
            <text:p/>
          </table:table-cell>
          <table:table-cell table:style-name="ce1028" table:formula="of:=IF(INDEX([$Données.Z$129:$Données.Z$140];[$Données.$AA$129])=&quot;&quot;;&quot;&quot;;INDEX([$Données.Z$129:$Données.Z$140];[$Données.$AA$129]))">
            <text:p/>
          </table:table-cell>
          <table:table-cell table:style-name="ce1036" table:formula="of:=IF(OR(INDEX([$Données.M$129:$Données.M$140];[$Données.$AA$129])=&quot;I&quot;;INDEX([$Données.M$129:$Données.M$140];[$Données.$AA$129])=&quot;R&quot;);&quot;&quot;;&quot;///////////&quot;)">
            <text:p/>
          </table:table-cell>
          <table:table-cell table:style-name="ce1043" table:formula="of:=IF(INDEX([$Données.N$129:$Données.N$140];[$Données.$AA$129])=&quot;&quot;;&quot;&quot;;INDEX([$Données.N$129:$Données.N$140];[$Données.$AA$129]))">
            <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O$129:$Données.O$140];[$Données.$AA$129])=&quot;&quot;;&quot;&quot;;INDEX([$Données.O$129:$Données.O$140];[$Données.$AA$129]))" office:value-type="float" office:value="-15" calcext:value-type="float">
            <text:p>-15</text:p>
          </table:table-cell>
          <table:table-cell table:style-name="ce1036" table:formula="of:=IF(OR(INDEX([$Données.M$129:$Données.M$140];[$Données.$AA$129])=&quot;I&quot;;INDEX([$Données.M$129:$Données.M$140];[$Données.$AA$129])=&quot;T&quot;);&quot;///////////&quot;;&quot;&quot;)">
            <text:p/>
          </table:table-cell>
          <table:table-cell table:style-name="ce1043" table:formula="of:=IF(INDEX([$Données.P$129:$Données.P$140];[$Données.$AA$129])=&quot;&quot;;&quot;&quot;;INDEX([$Données.P$129:$Données.P$140];[$Données.$AA$129]))">
            <text:p/>
          </table:table-cell>
          <table:table-cell table:style-name="ce1036" table:formula="of:=IF(OR(INDEX([$Données.M$129:$Données.M$140];[$Données.$AA$129])=&quot;I&quot;;INDEX([$Données.M$129:$Données.M$140];[$Données.$AA$129])=&quot;R&quot;);&quot;&quot;;&quot;///////////&quot;)">
            <text:p/>
          </table:table-cell>
          <table:table-cell table:style-name="ce1043" table:formula="of:=IF(OR(INDEX([$Données.M$129:$Données.M$140];[$Données.$AA$129])=&quot;R&quot;;INDEX([$Données.M$129:$Données.M$140];[$Données.$AA$129])=&quot;T&quot;);&quot;&quot;;[.T149]-[.R149])">
            <text:p/>
          </table:table-cell>
          <table:table-cell table:style-name="ce884" table:formula="of:=11-COUNTBLANK([.D149:.N149])+8-COUNTBLANK([.O149:.U149])" office:value-type="float" office:value="3" calcext:value-type="float">
            <text:p>3</text:p>
          </table:table-cell>
          <table:table-cell table:number-columns-repeated="41"/>
        </table:table-row>
        <table:table-row table:style-name="ro11">
          <table:table-cell table:style-name="ce759" office:value-type="string" calcext:value-type="string" table:number-columns-spanned="3" table:number-rows-spanned="1">
            <text:p>Réponse</text:p>
          </table:table-cell>
          <table:covered-table-cell table:style-name="ce793"/>
          <table:covered-table-cell table:style-name="ce811"/>
          <table:table-cell table:style-name="ce744" table:formula="of:=IF(INDEX([$Données.L$129:$Données.L$140];[$Données.$AA$129])=&quot;&quot;;&quot;&quot;;INDEX([$Données.L$129:$Données.L$140];[$Données.$AA$129]))" office:value-type="string" office:string-value="IR" calcext:value-type="string">
            <text:p>IR</text:p>
          </table:table-cell>
          <table:table-cell table:style-name="ce769" table:formula="of:=IF(INDEX([$Données.Q$129:$Données.Q$140];[$Données.$AA$129])=&quot;&quot;;&quot;&quot;;IF(INDEX([$Données.Q$129:$Données.Q$140];[$Données.$AA$129])=&quot;-∞&quot;;&quot;-infini&quot;;INDEX([$Données.Q$129:$Données.Q$140];[$Données.$AA$129])))">
            <text:p/>
          </table:table-cell>
          <table:table-cell table:style-name="ce776" table:formula="of:=IF(INDEX([$Données.R$129:$Données.R$140];[$Données.$AA$129])=&quot;&quot;;&quot;&quot;;INDEX([$Données.R$129:$Données.R$140];[$Données.$AA$129]))">
            <text:p/>
          </table:table-cell>
          <table:table-cell table:style-name="ce776" table:formula="of:=IF(INDEX([$Données.S$129:$Données.S$140];[$Données.$AA$129])=&quot;&quot;;&quot;&quot;;INDEX([$Données.S$129:$Données.S$140];[$Données.$AA$129]))">
            <text:p/>
          </table:table-cell>
          <table:table-cell table:style-name="ce776" table:formula="of:=IF(INDEX([$Données.T$129:$Données.T$140];[$Données.$AA$129])=&quot;&quot;;&quot;&quot;;INDEX([$Données.T$129:$Données.T$140];[$Données.$AA$129]))">
            <text:p/>
          </table:table-cell>
          <table:table-cell table:style-name="ce776" table:formula="of:=IF(INDEX([$Données.U$129:$Données.U$140];[$Données.$AA$129])=&quot;&quot;;&quot;&quot;;&quot;ou&quot;)">
            <text:p/>
          </table:table-cell>
          <table:table-cell table:style-name="ce776" table:formula="of:=IF(INDEX([$Données.V$129:$Données.V$140];[$Données.$AA$129])=&quot;&quot;;&quot;&quot;;INDEX([$Données.V$129:$Données.V$140];[$Données.$AA$129]))">
            <text:p/>
          </table:table-cell>
          <table:table-cell table:style-name="ce776" table:formula="of:=IF(INDEX([$Données.W$129:$Données.W$140];[$Données.$AA$129])=&quot;&quot;;&quot;&quot;;INDEX([$Données.W$129:$Données.W$140];[$Données.$AA$129]))">
            <text:p/>
          </table:table-cell>
          <table:table-cell table:style-name="ce776" table:formula="of:=IF(INDEX([$Données.X$129:$Données.X$140];[$Données.$AA$129])=&quot;&quot;;&quot;&quot;;INDEX([$Données.X$129:$Données.X$140];[$Données.$AA$129]))">
            <text:p/>
          </table:table-cell>
          <table:table-cell table:style-name="ce776" table:formula="of:=IF(INDEX([$Données.Y$129:$Données.Y$140];[$Données.$AA$129])=&quot;&quot;;&quot;&quot;;IF(INDEX([$Données.Y$129:$Données.Y$140];[$Données.$AA$129])=&quot;+∞&quot;;&quot;+infini&quot;;INDEX([$Données.Y$129:$Données.Y$140];[$Données.$AA$129])))">
            <text:p/>
          </table:table-cell>
          <table:table-cell table:style-name="ce1028" table:formula="of:=IF(INDEX([$Données.Z$129:$Données.Z$140];[$Données.$AA$129])=&quot;&quot;;&quot;&quot;;INDEX([$Données.Z$129:$Données.Z$140];[$Données.$AA$129]))">
            <text:p/>
          </table:table-cell>
          <table:table-cell table:style-name="ce1037" table:formula="of:=IF(MID([.O149];1;1)=&quot;/&quot;;&quot;/&quot;;&quot;&quot;)">
            <text:p/>
          </table:table-cell>
          <table:table-cell table:style-name="ce695"/>
          <table:table-cell table:style-name="ce1037" table:formula="of:=IF(MID([.Q149];1;1)=&quot;/&quot;;&quot;/&quot;;&quot;&quot;)">
            <text:p/>
          </table:table-cell>
          <table:table-cell table:style-name="ce672"/>
          <table:table-cell table:style-name="ce1037" table:formula="of:=IF(MID([.S149];1;1)=&quot;/&quot;;&quot;/&quot;;&quot;&quot;)">
            <text:p/>
          </table:table-cell>
          <table:table-cell table:style-name="ce695"/>
          <table:table-cell table:style-name="ce1037" table:formula="of:=IF(MID([.U149];1;1)=&quot;/&quot;;&quot;/&quot;;&quot;&quot;)">
            <text:p/>
          </table:table-cell>
          <table:table-cell table:number-columns-repeated="43"/>
        </table:table-row>
        <table:table-row table:style-name="ro4">
          <table:table-cell table:style-name="ce765" office:value-type="string" calcext:value-type="string" table:number-columns-spanned="20" table:number-rows-spanned="1">
            <text:p>Tableau points Equation et inéquations</text:p>
          </table:table-cell>
          <table:covered-table-cell table:style-name="ce793"/>
          <table:covered-table-cell table:style-name="ce816"/>
          <table:covered-table-cell table:number-columns-repeated="4"/>
          <table:covered-table-cell table:number-columns-repeated="5" table:style-name="ce677"/>
          <table:covered-table-cell table:number-columns-repeated="2" table:style-name="ce789"/>
          <table:covered-table-cell/>
          <table:covered-table-cell table:number-columns-repeated="3" table:style-name="ce789"/>
          <table:covered-table-cell table:number-columns-repeated="2"/>
          <table:table-cell table:style-name="ce1068" office:value-type="string" calcext:value-type="string">
            <text:p>Note</text:p>
          </table:table-cell>
          <table:table-cell table:style-name="ce967" office:value-type="string" calcext:value-type="string" table:number-columns-spanned="2" table:number-rows-spanned="1">
            <text:p>Note</text:p>
          </table:table-cell>
          <table:covered-table-cell/>
          <table:table-cell table:number-columns-repeated="41"/>
        </table:table-row>
        <table:table-row table:style-name="ro4">
          <table:table-cell table:style-name="ce691" table:formula="of:=[.F142]" office:value-type="string" office:string-value="|x| = -9" calcext:value-type="string">
            <text:p>|x| = -9</text:p>
          </table:table-cell>
          <table:table-cell table:style-name="ce714" table:formula="of:=IF(ISBLANK([$'|x|'.E5]);0;IF([.D143]=[$'|x|'.E5];1;-0.5))" office:value-type="float" office:value="0" calcext:value-type="float">
            <text:p>0</text:p>
          </table:table-cell>
          <table:table-cell table:style-name="ce714" table:formula="of:=IF(ISBLANK([$'|x|'.F5]);0;IF([.E143]=[$'|x|'.F5];1;-0.5))" office:value-type="float" office:value="0" calcext:value-type="float">
            <text:p>0</text:p>
          </table:table-cell>
          <table:table-cell table:style-name="ce714" table:formula="of:=IF(ISBLANK([$'|x|'.G5]);0;IF([.F143]=[$'|x|'.G5];1;-0.5))" office:value-type="float" office:value="0" calcext:value-type="float">
            <text:p>0</text:p>
          </table:table-cell>
          <table:table-cell table:style-name="ce714" table:formula="of:=IF(ISBLANK([$'|x|'.H5]);0;IF([.G143]=[$'|x|'.H5];1;-0.5))" office:value-type="float" office:value="0" calcext:value-type="float">
            <text:p>0</text:p>
          </table:table-cell>
          <table:table-cell table:style-name="ce714" table:formula="of:=IF(ISBLANK([$'|x|'.I5]);0;IF([.H143]=[$'|x|'.I5];1;-0.5))" office:value-type="float" office:value="0" calcext:value-type="float">
            <text:p>0</text:p>
          </table:table-cell>
          <table:table-cell table:style-name="ce866" table:formula="of:=IF(ISBLANK([$'|x|'.P4]);0;IF([.J142]=[$'|x|'.P4];1;-0.5))" office:value-type="float" office:value="0" calcext:value-type="float">
            <text:p>0</text:p>
          </table:table-cell>
          <table:table-cell table:style-name="ce866" table:formula="of:=IF(ISBLANK([$'|x|'.N6]);0;IF([.I143]=[$'|x|'.N6];1;-0.5))" office:value-type="float" office:value="0" calcext:value-type="float">
            <text:p>0</text:p>
          </table:table-cell>
          <table:table-cell table:style-name="ce866" table:formula="of:=IF(ISBLANK([$'|x|'.P6]);0;IF([.J143]=[$'|x|'.P6];1;-0.5))" office:value-type="float" office:value="0" calcext:value-type="float">
            <text:p>0</text:p>
          </table:table-cell>
          <table:table-cell table:style-name="ce866" table:formula="of:=IF(ISBLANK([$'|x|'.R6]);0;IF([.K143]=[$'|x|'.R6];1;-0.5))" office:value-type="float" office:value="0" calcext:value-type="float">
            <text:p>0</text:p>
          </table:table-cell>
          <table:table-cell table:style-name="ce884" table:number-columns-repeated="7"/>
          <table:table-cell table:style-name="ce1055"/>
          <table:table-cell table:style-name="ce884" table:number-columns-repeated="2"/>
          <table:table-cell table:style-name="ce1069" table:formula="of:=SUM([.B152:.T152])" office:value-type="float" office:value="0" calcext:value-type="float">
            <text:p>0</text:p>
          </table:table-cell>
          <table:table-cell table:style-name="ce1072" table:formula="of:=IF(20*SUM([.U152];[.U153];[.U154])/[.N143]&lt;0;0;20*SUM([.U152];[.U153];[.U154])/[.N143])" office:value-type="float" office:value="0" calcext:value-type="float" table:number-columns-spanned="2" table:number-rows-spanned="1">
            <text:p>0,00</text:p>
          </table:table-cell>
          <table:covered-table-cell/>
          <table:table-cell table:number-columns-repeated="3"/>
          <table:table-cell table:style-name="ce1086"/>
          <table:table-cell table:number-columns-repeated="37"/>
        </table:table-row>
        <table:table-row table:style-name="ro4">
          <table:table-cell table:style-name="ce692" table:formula="of:=[.G145]" office:value-type="string" office:string-value="|x| ≥ 3" calcext:value-type="string">
            <text:p>|x| ≥ 3</text:p>
          </table:table-cell>
          <table:table-cell table:style-name="ce714" table:formula="of:=IF(ISBLANK([$'|x|'.E12]);0;IF([.D147]=[$'|x|'.E12];1;-0.5))" office:value-type="float" office:value="0" calcext:value-type="float">
            <text:p>0</text:p>
          </table:table-cell>
          <table:table-cell table:style-name="ce714" table:formula="of:=IF(ISBLANK([$'|x|'.F12]);0;IF([.E147]=[$'|x|'.F12];1;-0.5))" office:value-type="float" office:value="0" calcext:value-type="float">
            <text:p>0</text:p>
          </table:table-cell>
          <table:table-cell table:style-name="ce714" table:formula="of:=IF(ISBLANK([$'|x|'.G12]);0;IF([.F147]=[$'|x|'.G12];1;-0.5))" office:value-type="float" office:value="0" calcext:value-type="float">
            <text:p>0</text:p>
          </table:table-cell>
          <table:table-cell table:style-name="ce714" table:formula="of:=IF(ISBLANK([$'|x|'.H12]);0;IF([.G147]=[$'|x|'.H12];1;-0.5))" office:value-type="float" office:value="0" calcext:value-type="float">
            <text:p>0</text:p>
          </table:table-cell>
          <table:table-cell table:style-name="ce714" table:formula="of:=IF(ISBLANK([$'|x|'.I12]);0;IF([.H147]=[$'|x|'.I12];1;-0.5))" office:value-type="float" office:value="0" calcext:value-type="float">
            <text:p>0</text:p>
          </table:table-cell>
          <table:table-cell table:style-name="ce714" table:formula="of:=IF(ISBLANK([$'|x|'.J12]);0;IF([.I147]=[$'|x|'.J12];1;-0.5))" office:value-type="float" office:value="0" calcext:value-type="float">
            <text:p>0</text:p>
          </table:table-cell>
          <table:table-cell table:style-name="ce714" table:formula="of:=IF(ISBLANK([$'|x|'.K12]);0;IF([.J147]=[$'|x|'.K12];1;-0.5))" office:value-type="float" office:value="0" calcext:value-type="float">
            <text:p>0</text:p>
          </table:table-cell>
          <table:table-cell table:style-name="ce714" table:formula="of:=IF(ISBLANK([$'|x|'.L12]);0;IF([.K147]=[$'|x|'.L12];1;-0.5))" office:value-type="float" office:value="0" calcext:value-type="float">
            <text:p>0</text:p>
          </table:table-cell>
          <table:table-cell table:style-name="ce714" table:formula="of:=IF(ISBLANK([$'|x|'.M12]);0;IF([.L147]=[$'|x|'.M12];1;-0.5))" office:value-type="float" office:value="0" calcext:value-type="float">
            <text:p>0</text:p>
          </table:table-cell>
          <table:table-cell table:style-name="ce714" table:formula="of:=IF(ISBLANK([$'|x|'.N12]);0;IF([.M147]=[$'|x|'.N12];1;-0.5))" office:value-type="float" office:value="0" calcext:value-type="float">
            <text:p>0</text:p>
          </table:table-cell>
          <table:table-cell table:style-name="ce714" table:formula="of:=IF(ISBLANK([$'|x|'.O12]);0;IF([.N147]=[$'|x|'.O12];1;-0.5))" office:value-type="float" office:value="0" calcext:value-type="float">
            <text:p>0</text:p>
          </table:table-cell>
          <table:table-cell table:style-name="ce908" table:formula="of:=IF(ISBLANK([$'|x|'.H15]);0;IF([.R145]=[$'|x|'.H15];1;-0.5))" office:value-type="float" office:value="0" calcext:value-type="float">
            <text:p>0</text:p>
          </table:table-cell>
          <table:table-cell table:style-name="ce908" table:formula="of:=IF(ISBLANK([$'|x|'.E16]);0;IF([.O147]=MID([$'|x|'.E16];1;1);1;-0.5))" office:value-type="float" office:value="0" calcext:value-type="float">
            <text:p>0</text:p>
          </table:table-cell>
          <table:table-cell table:style-name="ce908" table:formula="of:=IF(ISBLANK([$'|x|'.F17]);0;IF([.P146]=[$'|x|'.F17];1;-0.5))" office:value-type="float" office:value="0" calcext:value-type="float">
            <text:p>0</text:p>
          </table:table-cell>
          <table:table-cell table:style-name="ce908" table:formula="of:=IF(ISBLANK([$'|x|'.G16]);0;IF([.Q147]=MID([$'|x|'.G16];1;1);1;-0.5))" office:value-type="float" office:value="0" calcext:value-type="float">
            <text:p>0</text:p>
          </table:table-cell>
          <table:table-cell table:style-name="ce908" table:formula="of:=IF(ISBLANK([$'|x|'.H17]);0;IF([.R146]=[$'|x|'.H17];1;-0.5))" office:value-type="float" office:value="0" calcext:value-type="float">
            <text:p>0</text:p>
          </table:table-cell>
          <table:table-cell table:style-name="ce908" table:formula="of:=IF(ISBLANK([$'|x|'.J17]);0;IF([.T146]=[$'|x|'.J17];1;-0.5))" office:value-type="float" office:value="0" calcext:value-type="float">
            <text:p>0</text:p>
          </table:table-cell>
          <table:table-cell table:style-name="ce908" table:formula="of:=IF(ISBLANK([$'|x|'.K16]);0;IF([.U147]=MID([$'|x|'.K16];1;1);1;-0.5))" office:value-type="float" office:value="0" calcext:value-type="float">
            <text:p>0</text:p>
          </table:table-cell>
          <table:table-cell table:style-name="ce1077"/>
          <table:table-cell table:style-name="ce1069" table:formula="of:=SUM([.B153:.T153])" office:value-type="float" office:value="0" calcext:value-type="float">
            <text:p>0</text:p>
          </table:table-cell>
          <table:table-cell table:style-name="ce773"/>
          <table:table-cell table:number-columns-repeated="42"/>
        </table:table-row>
        <table:table-row table:style-name="ro4">
          <table:table-cell table:style-name="ce693" table:formula="of:=[.G148]" office:value-type="string" office:string-value="|x + 15| ≥ -10" calcext:value-type="string">
            <text:p>|x + 15| ≥ -10</text:p>
          </table:table-cell>
          <table:table-cell table:style-name="ce714" table:formula="of:=IF(ISBLANK([$'|x|'.E23]);0;IF([.D150]=[$'|x|'.E23];1;-0.5))" office:value-type="float" office:value="0" calcext:value-type="float">
            <text:p>0</text:p>
          </table:table-cell>
          <table:table-cell table:style-name="ce714" table:formula="of:=IF(ISBLANK([$'|x|'.F23]);0;IF([.E150]=[$'|x|'.F23];1;-0.5))" office:value-type="float" office:value="0" calcext:value-type="float">
            <text:p>0</text:p>
          </table:table-cell>
          <table:table-cell table:style-name="ce714" table:formula="of:=IF(ISBLANK([$'|x|'.G23]);0;IF([.F150]=[$'|x|'.G23];1;-0.5))" office:value-type="float" office:value="0" calcext:value-type="float">
            <text:p>0</text:p>
          </table:table-cell>
          <table:table-cell table:style-name="ce714" table:formula="of:=IF(ISBLANK([$'|x|'.H23]);0;IF([.G150]=[$'|x|'.H23];1;-0.5))" office:value-type="float" office:value="0" calcext:value-type="float">
            <text:p>0</text:p>
          </table:table-cell>
          <table:table-cell table:style-name="ce714" table:formula="of:=IF(ISBLANK([$'|x|'.I23]);0;IF([.H150]=[$'|x|'.I23];1;-0.5))" office:value-type="float" office:value="0" calcext:value-type="float">
            <text:p>0</text:p>
          </table:table-cell>
          <table:table-cell table:style-name="ce714" table:formula="of:=IF(ISBLANK([$'|x|'.J23]);0;IF([.I150]=[$'|x|'.J23];1;-0.5))" office:value-type="float" office:value="0" calcext:value-type="float">
            <text:p>0</text:p>
          </table:table-cell>
          <table:table-cell table:style-name="ce714" table:formula="of:=IF(ISBLANK([$'|x|'.K23]);0;IF([.J150]=[$'|x|'.K23];1;-0.5))" office:value-type="float" office:value="0" calcext:value-type="float">
            <text:p>0</text:p>
          </table:table-cell>
          <table:table-cell table:style-name="ce714" table:formula="of:=IF(ISBLANK([$'|x|'.L23]);0;IF([.K150]=[$'|x|'.L23];1;-0.5))" office:value-type="float" office:value="0" calcext:value-type="float">
            <text:p>0</text:p>
          </table:table-cell>
          <table:table-cell table:style-name="ce714" table:formula="of:=IF(ISBLANK([$'|x|'.M23]);0;IF([.L150]=[$'|x|'.M23];1;-0.5))" office:value-type="float" office:value="0" calcext:value-type="float">
            <text:p>0</text:p>
          </table:table-cell>
          <table:table-cell table:style-name="ce714" table:formula="of:=IF(ISBLANK([$'|x|'.N23]);0;IF([.M150]=[$'|x|'.N23];1;-0.5))" office:value-type="float" office:value="0" calcext:value-type="float">
            <text:p>0</text:p>
          </table:table-cell>
          <table:table-cell table:style-name="ce714" table:formula="of:=IF(ISBLANK([$'|x|'.O23]);0;IF([.N150]=[$'|x|'.O23];1;-0.5))" office:value-type="float" office:value="0" calcext:value-type="float">
            <text:p>0</text:p>
          </table:table-cell>
          <table:table-cell table:style-name="ce908" table:formula="of:=IF(ISBLANK([$'|x|'.H26]);0;IF([.R148]=[$'|x|'.H26];1;-0.5))" office:value-type="float" office:value="0" calcext:value-type="float">
            <text:p>0</text:p>
          </table:table-cell>
          <table:table-cell table:style-name="ce908" table:formula="of:=IF(ISBLANK([$'|x|'.E27]);0;IF([.O150]=MID([$'|x|'.E27];1;1);1;-0.5))" office:value-type="float" office:value="0" calcext:value-type="float">
            <text:p>0</text:p>
          </table:table-cell>
          <table:table-cell table:style-name="ce908" table:formula="of:=IF(ISBLANK([$'|x|'.F28]);0;IF([.P149]=[$'|x|'.F28];1;-0.5))" office:value-type="float" office:value="0" calcext:value-type="float">
            <text:p>0</text:p>
          </table:table-cell>
          <table:table-cell table:style-name="ce908" table:formula="of:=IF(ISBLANK([$'|x|'.G27]);0;IF([.Q150]=MID([$'|x|'.G27];1;1);1;-0.5))" office:value-type="float" office:value="0" calcext:value-type="float">
            <text:p>0</text:p>
          </table:table-cell>
          <table:table-cell table:style-name="ce908" table:formula="of:=IF(ISBLANK([$'|x|'.H28]);0;IF([.R149]=[$'|x|'.H28];1;-0.5))" office:value-type="float" office:value="0" calcext:value-type="float">
            <text:p>0</text:p>
          </table:table-cell>
          <table:table-cell table:style-name="ce908" table:formula="of:=IF(ISBLANK([$'|x|'.J28]);0;IF([.T149]=[$'|x|'.J28];1;-0.5))" office:value-type="float" office:value="0" calcext:value-type="float">
            <text:p>0</text:p>
          </table:table-cell>
          <table:table-cell table:style-name="ce908" table:formula="of:=IF(ISBLANK([$'|x|'.K27]);0;IF([.U150]=MID([$'|x|'.K27];1;1);1;-0.5))" office:value-type="float" office:value="0" calcext:value-type="float">
            <text:p>0</text:p>
          </table:table-cell>
          <table:table-cell table:style-name="ce1077"/>
          <table:table-cell table:style-name="ce1069" table:formula="of:=SUM([.B154:.T154])" office:value-type="float" office:value="0" calcext:value-type="float">
            <text:p>0</text:p>
          </table:table-cell>
          <table:table-cell table:number-columns-repeated="43"/>
        </table:table-row>
        <table:table-row table:style-name="ro4">
          <table:table-cell table:number-columns-repeated="64"/>
        </table:table-row>
        <table:table-row table:style-name="ro4">
          <table:table-cell table:style-name="ce694" office:value-type="string" calcext:value-type="string" table:number-columns-spanned="33" table:number-rows-spanned="1">
            <text:p>Fonction polynôme du second degré niveau 1 Première G</text:p>
          </table:table-cell>
          <table:covered-table-cell table:number-columns-repeated="15"/>
          <table:covered-table-cell table:number-columns-repeated="3" table:style-name="ce934"/>
          <table:covered-table-cell table:number-columns-repeated="2" table:style-name="ce955"/>
          <table:covered-table-cell table:number-columns-repeated="12"/>
          <table:table-cell table:number-columns-repeated="31"/>
        </table:table-row>
        <table:table-row table:style-name="ro4">
          <table:table-cell table:style-name="ce677"/>
          <table:table-cell table:number-columns-repeated="3"/>
          <table:table-cell office:value-type="string" calcext:value-type="string">
            <text:p><text:span text:style-name="T34">SI(</text:span><text:span text:style-name="T35">$R$142</text:span><text:span text:style-name="T34">*-</text:span><text:span text:style-name="T36">$Q$142</text:span><text:span text:style-name="T34">&lt;0;"+";"-")</text:span></text:p>
          </table:table-cell>
          <table:table-cell table:number-columns-repeated="11"/>
          <table:table-cell table:style-name="ce934" table:number-columns-repeated="3"/>
          <table:table-cell table:style-name="ce95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1064" office:value-type="string" calcext:value-type="string">
            <text:p>S</text:p>
          </table:table-cell>
          <table:table-cell table:style-name="ce1064" office:value-type="string" calcext:value-type="string">
            <text:p>P</text:p>
          </table:table-cell>
          <table:table-cell/>
          <table:table-cell table:style-name="ce678" table:formula="of:=COM.MICROSOFT.CONCAT(IF([.Q159]=1;&quot;&quot;;IF([.Q159]=-1;&quot;- &quot;;[.Q159]));&quot; x²&quot;;IF([.R159]&lt;0;&quot; - &quot;;&quot; + &quot;);ABS([.R159]);&quot; x&quot;;IF([.S159]&lt;0;&quot; - &quot;;&quot; + &quot;);ABS([.S159]);&quot; = 0&quot;)" office:value-type="string" office:string-value="-5 x² - 50 x + 120 = 0" calcext:value-type="string" table:number-columns-spanned="5" table:number-rows-spanned="1">
            <text:p>-5 x² - 50 x + 120 = 0</text:p>
          </table:table-cell>
          <table:covered-table-cell table:number-columns-repeated="4"/>
          <table:table-cell table:number-columns-repeated="37"/>
        </table:table-row>
        <table:table-row table:style-name="ro4">
          <table:table-cell table:style-name="ce678" table:formula="of:=IF([.Q159]=1;&quot;&quot;;IF([.Q159]=-1;&quot;-&quot;;[.Q159]))" office:value-type="float" office:value="-5" calcext:value-type="float">
            <text:p>-5</text:p>
          </table:table-cell>
          <table:table-cell table:formula="of:=&quot;x²&quot;" office:value-type="string" office:string-value="x²" calcext:value-type="string">
            <text:p>x²</text:p>
          </table:table-cell>
          <table:table-cell table:style-name="ce678" table:formula="of:=IF([.R159]&lt;0;&quot;-&quot;;&quot;+&quot;)" office:value-type="string" office:string-value="-" calcext:value-type="string">
            <text:p>-</text:p>
          </table:table-cell>
          <table:table-cell table:formula="of:=ABS([.R159])" office:value-type="float" office:value="50" calcext:value-type="float">
            <text:p>50</text:p>
          </table:table-cell>
          <table:table-cell office:value-type="string" calcext:value-type="string">
            <text:p>x</text:p>
          </table:table-cell>
          <table:table-cell table:style-name="ce678" table:formula="of:=IF([.S159]&lt;0;&quot;-&quot;;&quot;+&quot;)" office:value-type="string" office:string-value="+" calcext:value-type="string">
            <text:p>+</text:p>
          </table:table-cell>
          <table:table-cell table:formula="of:=ABS([.S159])" office:value-type="float" office:value="120" calcext:value-type="float">
            <text:p>120</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office:value-type="float" office:value="-5" calcext:value-type="float">
            <text:p>-5</text:p>
          </table:table-cell>
          <table:table-cell table:style-name="ce884" table:formula="of:=-[.Q159]*[.T159]" office:value-type="float" office:value="-50" calcext:value-type="float">
            <text:p>-50</text:p>
          </table:table-cell>
          <table:table-cell table:style-name="ce884" table:formula="of:=[.Q159]*[.U159]" office:value-type="float" office:value="120" calcext:value-type="float">
            <text:p>120</text:p>
          </table:table-cell>
          <table:table-cell table:style-name="ce884" table:formula="of:=[.R161]+[.S161]" office:value-type="float" office:value="-10" calcext:value-type="float">
            <text:p>-10</text:p>
          </table:table-cell>
          <table:table-cell table:style-name="ce884" table:formula="of:=[.R161]*[.S161]" office:value-type="float" office:value="-24" calcext:value-type="float">
            <text:p>-24</text:p>
          </table:table-cell>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75" office:value-type="float" office:value="8" calcext:value-type="float">
            <text:p>8</text:p>
          </table:table-cell>
          <table:table-cell table:style-name="ce1075" office:value-type="float" office:value="9" calcext:value-type="float">
            <text:p>9</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1"/>
        </table:table-row>
        <table:table-row table:style-name="ro12">
          <table:table-cell table:style-name="ce678" table:formula="of:=[.A159]" office:value-type="float" office:value="-5" calcext:value-type="float">
            <text:p>-5</text:p>
          </table:table-cell>
          <table:table-cell table:formula="of:=&quot;(&quot;" office:value-type="string" office:string-value="(" calcext:value-type="string">
            <text:p>(</text:p>
          </table:table-cell>
          <table:table-cell table:formula="of:=&quot;x²&quot;" office:value-type="string" office:string-value="x²" calcext:value-type="string">
            <text:p>x²</text:p>
          </table:table-cell>
          <table:table-cell table:style-name="ce678" table:formula="of:=IF([.$R$159]*-[.$Q$159]&lt;0;&quot;+&quot;;&quot;-&quot;)" office:value-type="string" office:string-value="+" calcext:value-type="string">
            <text:p>+</text:p>
          </table:table-cell>
          <table:table-cell table:formula="of:=ABS([.$R$159]/[.$Q$159])" office:value-type="float" office:value="10" calcext:value-type="float">
            <text:p>10</text:p>
          </table:table-cell>
          <table:table-cell office:value-type="string" calcext:value-type="string">
            <text:p>x</text:p>
          </table:table-cell>
          <table:table-cell table:style-name="ce678" table:formula="of:=IF([.$S$159]*-[.$Q$159]&lt;0;&quot;+&quot;;&quot;-&quot;)" office:value-type="string" office:string-value="-" calcext:value-type="string">
            <text:p>-</text:p>
          </table:table-cell>
          <table:table-cell table:formula="of:=ABS([.$S$159])/ABS([.$Q$159])" office:value-type="float" office:value="24" calcext:value-type="float">
            <text:p>24</text:p>
          </table:table-cell>
          <table:table-cell office:value-type="string"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3" table:number-columns-repeated="3"/>
          <table:table-cell table:number-columns-repeated="3"/>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style-name="ce1064" office:value-type="string" calcext:value-type="string">
            <text:p>Δ</text:p>
          </table:table-cell>
          <table:table-cell table:number-columns-repeated="2"/>
          <table:table-cell table:style-name="ce884" table:formula="of:=IF(ISBLANK([$'2nd ° Première G N1'.A7]);0;IF([$'2nd ° Première G N1'.A7]=[.A160];1;-0.5))" office:value-type="float" office:value="0" calcext:value-type="float">
            <text:p>0</text:p>
          </table:table-cell>
          <table:table-cell table:style-name="ce884" table:formula="of:=IF(ISBLANK([$'2nd ° Première G N1'.D7]);0;IF([$'2nd ° Première G N1'.D7]=[.D160];1;-0.5))" office:value-type="float" office:value="0" calcext:value-type="float">
            <text:p>0</text:p>
          </table:table-cell>
          <table:table-cell table:style-name="ce884" table:formula="of:=IF(ISBLANK([$'2nd ° Première G N1'.E7]);0;IF([$'2nd ° Première G N1'.E7]=[.E160];1;-0.5))" office:value-type="float" office:value="0" calcext:value-type="float">
            <text:p>0</text:p>
          </table:table-cell>
          <table:table-cell table:style-name="ce884" table:formula="of:=IF(ISBLANK([$'2nd ° Première G N1'.G7]);0;IF([$'2nd ° Première G N1'.G7]=[.G160];1;-0.5))" office:value-type="float" office:value="0" calcext:value-type="float">
            <text:p>0</text:p>
          </table:table-cell>
          <table:table-cell table:style-name="ce884" table:formula="of:=IF(ISBLANK([$'2nd ° Première G N1'.H7]);0;IF([$'2nd ° Première G N1'.H7]=[.H160];1;-0.5))" office:value-type="float" office:value="0" calcext:value-type="float">
            <text:p>0</text:p>
          </table:table-cell>
          <table:table-cell table:style-name="ce1047" table:number-columns-repeated="4"/>
          <table:table-cell table:style-name="ce884" table:formula="of:=SUM([.W160:.AE160])"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0]"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D160]" office:value-type="string" office:string-value="+" calcext:value-type="string">
            <text:p>+</text:p>
          </table:table-cell>
          <table:table-cell table:formula="of:=[.E160]/2" office:value-type="float" office:value="5" calcext:value-type="float">
            <text:p>5</text:p>
          </table:table-cell>
          <table:table-cell office:value-type="string" calcext:value-type="string">
            <text:p>)²</text:p>
          </table:table-cell>
          <table:table-cell office:value-type="string" calcext:value-type="string">
            <text:p>-</text:p>
          </table:table-cell>
          <table:table-cell table:formula="of:=[.F161]^2" office:value-type="float" office:value="25" calcext:value-type="float">
            <text:p>25</text:p>
          </table:table-cell>
          <table:table-cell table:style-name="ce678" table:formula="of:=[.G160]" office:value-type="string" office:string-value="-" calcext:value-type="string">
            <text:p>-</text:p>
          </table:table-cell>
          <table:table-cell table:formula="of:=[.H160]" office:value-type="float" office:value="24" calcext:value-type="float">
            <text:p>24</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3" table:number-columns-repeated="3"/>
          <table:table-cell table:style-name="ce1057" table:formula="of:=MIN([.R163:.S163])" office:value-type="float" office:value="-12" calcext:value-type="float">
            <text:p>-12</text:p>
          </table:table-cell>
          <table:table-cell table:style-name="ce1057" table:formula="of:=MAX([.R163:.S163])" office:value-type="float" office:value="2" calcext:value-type="float">
            <text:p>2</text:p>
          </table:table-cell>
          <table:table-cell table:style-name="ce884" table:formula="of:=[.R159]^2-4*[.Q159]*[.S159]" office:value-type="float" office:value="4900" calcext:value-type="float">
            <text:p>4900</text:p>
          </table:table-cell>
          <table:table-cell table:number-columns-repeated="2"/>
          <table:table-cell table:style-name="ce884" table:formula="of:=IF(ISBLANK([$'2nd ° Première G N1'.A9]);0;IF([$'2nd ° Première G N1'.A9]=[.A161];1;-0.5))" office:value-type="float" office:value="0" calcext:value-type="float">
            <text:p>0</text:p>
          </table:table-cell>
          <table:table-cell table:style-name="ce884" table:formula="of:=IF(ISBLANK([$'2nd ° Première G N1'.E9]);0;IF([$'2nd ° Première G N1'.E9]=[.E161];1;-0.5))" office:value-type="float" office:value="0" calcext:value-type="float">
            <text:p>0</text:p>
          </table:table-cell>
          <table:table-cell table:style-name="ce884" table:formula="of:=IF(ISBLANK([$'2nd ° Première G N1'.F9]);0;IF([$'2nd ° Première G N1'.F9]=[.F161];1;-0.5))" office:value-type="float" office:value="0" calcext:value-type="float">
            <text:p>0</text:p>
          </table:table-cell>
          <table:table-cell table:style-name="ce884" table:formula="of:=IF(ISBLANK([$'2nd ° Première G N1'.H9]);0;IF([$'2nd ° Première G N1'.H9]=[.H161];1;-0.5))" office:value-type="float" office:value="0" calcext:value-type="float">
            <text:p>0</text:p>
          </table:table-cell>
          <table:table-cell table:style-name="ce884" table:formula="of:=IF(ISBLANK([$'2nd ° Première G N1'.I9]);0;IF([$'2nd ° Première G N1'.I9]=[.I161];1;-0.5))" office:value-type="float" office:value="0" calcext:value-type="float">
            <text:p>0</text:p>
          </table:table-cell>
          <table:table-cell table:style-name="ce884" table:formula="of:=IF(ISBLANK([$'2nd ° Première G N1'.J9]);0;IF([$'2nd ° Première G N1'.J9]=[.J161];1;-0.5))" office:value-type="float" office:value="0" calcext:value-type="float">
            <text:p>0</text:p>
          </table:table-cell>
          <table:table-cell table:style-name="ce884" table:formula="of:=IF(ISBLANK([$'2nd ° Première G N1'.K9]);0;IF([$'2nd ° Première G N1'.K9]=[.K161];1;-0.5))" office:value-type="float" office:value="0" calcext:value-type="float">
            <text:p>0</text:p>
          </table:table-cell>
          <table:table-cell table:style-name="ce884" table:number-columns-repeated="2"/>
          <table:table-cell table:style-name="ce884" table:formula="of:=SUM([.W161:.AE161])" office:value-type="float" office:value="0" calcext:value-type="float">
            <text:p>0</text:p>
          </table:table-cell>
          <table:table-cell table:style-name="ce884" office:value-type="float" office:value="7" calcext:value-type="float">
            <text:p>7</text:p>
          </table:table-cell>
          <table:table-cell table:number-columns-repeated="31"/>
        </table:table-row>
        <table:table-row table:style-name="ro12">
          <table:table-cell table:style-name="ce678" table:formula="of:=[.A161]"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E161]" office:value-type="string" office:string-value="+" calcext:value-type="string">
            <text:p>+</text:p>
          </table:table-cell>
          <table:table-cell table:formula="of:=[.F161]" office:value-type="float" office:value="5" calcext:value-type="float">
            <text:p>5</text:p>
          </table:table-cell>
          <table:table-cell office:value-type="string" calcext:value-type="string">
            <text:p>)²</text:p>
          </table:table-cell>
          <table:table-cell office:value-type="string" calcext:value-type="string">
            <text:p>-</text:p>
          </table:table-cell>
          <table:table-cell table:formula="of:=ABS([.T161]/(4*[.Q159]^2))" office:value-type="float" office:value="49" calcext:value-type="float">
            <text:p>49</text:p>
          </table:table-cell>
          <table:table-cell table:style-name="ce678" office:value-type="string" calcext:value-type="string">
            <text:p>)</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style-name="ce773" table:number-columns-repeated="4"/>
          <table:table-cell table:style-name="ce1056" office:value-type="string" calcext:value-type="string">
            <text:p>x<text:span text:style-name="T33">1</text:span></text:p>
          </table:table-cell>
          <table:table-cell table:style-name="ce1056" office:value-type="string" calcext:value-type="string">
            <text:p>x<text:span text:style-name="T33">2</text:span></text:p>
          </table:table-cell>
          <table:table-cell table:number-columns-repeated="3"/>
          <table:table-cell table:style-name="ce884" table:formula="of:=IF(ISBLANK([$'2nd ° Première G N1'.A11]);0;IF([$'2nd ° Première G N1'.A11]=[.A162];1;-0.5))" office:value-type="float" office:value="0" calcext:value-type="float">
            <text:p>0</text:p>
          </table:table-cell>
          <table:table-cell table:style-name="ce1081" table:formula="of:=IF(ISBLANK([$'2nd ° Première G N1'.E11]);0;IF([$'2nd ° Première G N1'.E11]=[.E162];1;-0.5))" office:value-type="float" office:value="0" calcext:value-type="float">
            <text:p>0</text:p>
          </table:table-cell>
          <table:table-cell table:style-name="ce1081" table:formula="of:=IF(ISBLANK([$'2nd ° Première G N1'.F11]);0;IF([$'2nd ° Première G N1'.F11]=[.F162];1;-0.5))" office:value-type="float" office:value="0" calcext:value-type="float">
            <text:p>0</text:p>
          </table:table-cell>
          <table:table-cell table:style-name="ce1081" table:formula="of:=IF(ISBLANK([$'2nd ° Première G N1'.H11]);0;IF([$'2nd ° Première G N1'.H11]=[.H162];1;-0.5))" office:value-type="float" office:value="0" calcext:value-type="float">
            <text:p>0</text:p>
          </table:table-cell>
          <table:table-cell table:style-name="ce1081" table:formula="of:=IF(ISBLANK([$'2nd ° Première G N1'.I11]);0;IF([$'2nd ° Première G N1'.I11]=[.I162];1;-0.5))" office:value-type="float" office:value="0" calcext:value-type="float">
            <text:p>0</text:p>
          </table:table-cell>
          <table:table-cell table:style-name="ce1081" table:number-columns-repeated="4"/>
          <table:table-cell table:style-name="ce884" table:formula="of:=SUM([.W162:.AE162])"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1]" office:value-type="float" office:value="-5" calcext:value-type="float">
            <text:p>-5</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5" calcext:value-type="float">
            <text:p>5</text:p>
          </table:table-cell>
          <table:table-cell office:value-type="string" calcext:value-type="string">
            <text:p>)²</text:p>
          </table:table-cell>
          <table:table-cell office:value-type="string" calcext:value-type="string">
            <text:p>-</text:p>
          </table:table-cell>
          <table:table-cell table:formula="of:=ABS(SQRT([.T161])/(2*[.Q159]))" office:value-type="float" office:value="7" calcext:value-type="float">
            <text:p>7</text:p>
          </table:table-cell>
          <table:table-cell table:style-name="ce1002" table:formula="of:=&quot;²&quot;" office:value-type="string" office:string-value="²" calcext:value-type="string">
            <text:p>²</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3"/>
          <table:table-cell table:style-name="ce1047"/>
          <table:table-cell table:style-name="ce884" office:value-type="float" office:value="2" calcext:value-type="float">
            <text:p>2</text:p>
          </table:table-cell>
          <table:table-cell table:style-name="ce884" office:value-type="float" office:value="-12" calcext:value-type="float">
            <text:p>-12</text:p>
          </table:table-cell>
          <table:table-cell table:number-columns-repeated="3"/>
          <table:table-cell table:style-name="ce884" table:formula="of:=IF(ISBLANK([$'2nd ° Première G N1'.A13]);0;IF([$'2nd ° Première G N1'.A13]=[.A163];1;-0.5))" office:value-type="float" office:value="0" calcext:value-type="float">
            <text:p>0</text:p>
          </table:table-cell>
          <table:table-cell table:style-name="ce1081" table:formula="of:=IF(ISBLANK([$'2nd ° Première G N1'.E13]);0;IF([$'2nd ° Première G N1'.E13]=[.E163];1;-0.5))" office:value-type="float" office:value="0" calcext:value-type="float">
            <text:p>0</text:p>
          </table:table-cell>
          <table:table-cell table:style-name="ce1081" table:formula="of:=IF(ISBLANK([$'2nd ° Première G N1'.F13]);0;IF([$'2nd ° Première G N1'.F13]=[.F163];1;-0.5))" office:value-type="float" office:value="0" calcext:value-type="float">
            <text:p>0</text:p>
          </table:table-cell>
          <table:table-cell table:style-name="ce1081" table:formula="of:=IF(ISBLANK([$'2nd ° Première G N1'.H13]);0;IF([$'2nd ° Première G N1'.H13]=[.H163];1;-0.5))" office:value-type="float" office:value="0" calcext:value-type="float">
            <text:p>0</text:p>
          </table:table-cell>
          <table:table-cell table:style-name="ce1081" table:formula="of:=IF(ISBLANK([$'2nd ° Première G N1'.I13]);0;IF([$'2nd ° Première G N1'.I13]=[.I163];1;-0.5))" office:value-type="float" office:value="0" calcext:value-type="float">
            <text:p>0</text:p>
          </table:table-cell>
          <table:table-cell table:number-columns-repeated="4"/>
          <table:table-cell table:style-name="ce884" table:formula="of:=SUM([.W163:.AE163])"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4">
          <table:table-cell table:style-name="ce678" table:formula="of:=[.A163]"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5" calcext:value-type="float">
            <text:p>5</text:p>
          </table:table-cell>
          <table:table-cell table:formula="of:=&quot;-&quot;" office:value-type="string" office:string-value="-" calcext:value-type="string">
            <text:p>-</text:p>
          </table:table-cell>
          <table:table-cell table:formula="of:=[.I163]" office:value-type="float" office:value="7" calcext:value-type="float">
            <text:p>7</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R$159]*-[.$Q$159]&lt;0;&quot;+&quot;;&quot;-&quot;)" office:value-type="string" office:string-value="+" calcext:value-type="string">
            <text:p>+</text:p>
          </table:table-cell>
          <table:table-cell table:formula="of:=ABS([.$R$159]/(2*[.$Q$159]))" office:value-type="float" office:value="5" calcext:value-type="float">
            <text:p>5</text:p>
          </table:table-cell>
          <table:table-cell table:formula="of:=&quot;+&quot;" office:value-type="string" office:string-value="+" calcext:value-type="string">
            <text:p>+</text:p>
          </table:table-cell>
          <table:table-cell table:formula="of:=[.I163]" office:value-type="float" office:value="7" calcext:value-type="float">
            <text:p>7</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5"/>
          <table:table-cell table:style-name="ce884" table:formula="of:=IF(ISBLANK([$'2nd ° Première G N1'.A15]);0;IF([$'2nd ° Première G N1'.A15]=[.A164];1;-0.5))" office:value-type="float" office:value="0" calcext:value-type="float">
            <text:p>0</text:p>
          </table:table-cell>
          <table:table-cell table:style-name="ce1081" table:formula="of:=IF(ISBLANK([$'2nd ° Première G N1'.D15]);0;IF([$'2nd ° Première G N1'.D15]=[.D164];1;-0.5))" office:value-type="float" office:value="0" calcext:value-type="float">
            <text:p>0</text:p>
          </table:table-cell>
          <table:table-cell table:style-name="ce1081" table:formula="of:=IF(ISBLANK([$'2nd ° Première G N1'.E15]);0;IF([$'2nd ° Première G N1'.E15]=[.E164];1;-0.5))" office:value-type="float" office:value="0" calcext:value-type="float">
            <text:p>0</text:p>
          </table:table-cell>
          <table:table-cell table:style-name="ce1081" table:formula="of:=IF(ISBLANK([$'2nd ° Première G N1'.F15]);0;IF([$'2nd ° Première G N1'.F15]=[.F164];1;-0.5))" office:value-type="float" office:value="0" calcext:value-type="float">
            <text:p>0</text:p>
          </table:table-cell>
          <table:table-cell table:style-name="ce1081" table:formula="of:=IF(ISBLANK([$'2nd ° Première G N1'.G15]);0;IF([$'2nd ° Première G N1'.G15]=[.G164];1;-0.5))" office:value-type="float" office:value="0" calcext:value-type="float">
            <text:p>0</text:p>
          </table:table-cell>
          <table:table-cell table:style-name="ce1081" table:formula="of:=IF(ISBLANK([$'2nd ° Première G N1'.K15]);0;IF([$'2nd ° Première G N1'.K15]=[.K164];1;-0.5))" office:value-type="float" office:value="0" calcext:value-type="float">
            <text:p>0</text:p>
          </table:table-cell>
          <table:table-cell table:style-name="ce1081" table:formula="of:=IF(ISBLANK([$'2nd ° Première G N1'.L15]);0;IF([$'2nd ° Première G N1'.L15]=[.L164];1;-0.5))" office:value-type="float" office:value="0" calcext:value-type="float">
            <text:p>0</text:p>
          </table:table-cell>
          <table:table-cell table:style-name="ce1081" table:formula="of:=IF(ISBLANK([$'2nd ° Première G N1'.M15]);0;IF([$'2nd ° Première G N1'.M15]=[.M164];1;-0.5))" office:value-type="float" office:value="0" calcext:value-type="float">
            <text:p>0</text:p>
          </table:table-cell>
          <table:table-cell table:style-name="ce1081" table:formula="of:=IF(ISBLANK([$'2nd ° Première G N1'.N15]);0;IF([$'2nd ° Première G N1'.N15]=[.N164];1;-0.5))" office:value-type="float" office:value="0" calcext:value-type="float">
            <text:p>0</text:p>
          </table:table-cell>
          <table:table-cell table:style-name="ce884" table:formula="of:=SUM([.W164:.AE164])" office:value-type="float" office:value="0" calcext:value-type="float">
            <text:p>0</text:p>
          </table:table-cell>
          <table:table-cell table:style-name="ce884" office:value-type="float" office:value="9" calcext:value-type="float">
            <text:p>9</text:p>
          </table:table-cell>
          <table:table-cell table:number-columns-repeated="31"/>
        </table:table-row>
        <table:table-row table:style-name="ro4">
          <table:table-cell table:style-name="ce678" table:formula="of:=[.A164]" office:value-type="float" office:value="-5" calcext:value-type="float">
            <text:p>-5</text:p>
          </table:table-cell>
          <table:table-cell table:formula="of:=&quot;(&quot;"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2" calcext:value-type="float">
            <text:p>2</text:p>
          </table:table-cell>
          <table:table-cell table:formula="of:=&quot;)&quot;" office:value-type="string" office:string-value=")" calcext:value-type="string">
            <text:p>)</text:p>
          </table:table-cell>
          <table:table-cell table:formula="of:=[.I164]" office:value-type="string" office:string-value="(" calcext:value-type="string">
            <text:p>(</text:p>
          </table:table-cell>
          <table:table-cell table:formula="of:=&quot;x&quot;" office:value-type="string" office:string-value="x" calcext:value-type="string">
            <text:p>x</text:p>
          </table:table-cell>
          <table:table-cell table:style-name="ce678" table:formula="of:=IF((IF([.$R$159]*-[.$Q$159]&lt;0;1;-1)*ABS([.$R$159]/(2*[.$Q$159]))+[.I163])&lt;0;&quot;-&quot;;&quot;+&quot;)" office:value-type="string" office:string-value="+" calcext:value-type="string">
            <text:p>+</text:p>
          </table:table-cell>
          <table:table-cell table:formula="of:=ABS(IF([.$R$159]*-[.$Q$159]&lt;0;1;-1)*ABS([.$R$159]/(2*[.$Q$159]))+[.I163])" office:value-type="float" office:value="12" calcext:value-type="float">
            <text:p>12</text:p>
          </table:table-cell>
          <table:table-cell table:formula="of:=&quot;)&quot;" office:value-type="string" office:string-value=")" calcext:value-type="string">
            <text:p>)</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773" table:number-columns-repeated="3"/>
          <table:table-cell table:number-columns-repeated="5"/>
          <table:table-cell table:style-name="ce884" table:formula="of:=IF(ISBLANK([$'2nd ° Première G N1'.A17]);0;IF([$'2nd ° Première G N1'.A17]=[.A165];1;-0.5))" office:value-type="float" office:value="0" calcext:value-type="float">
            <text:p>0</text:p>
          </table:table-cell>
          <table:table-cell table:style-name="ce1081" table:formula="of:=IF(ISBLANK([$'2nd ° Première G N1'.D17]);0;IF([$'2nd ° Première G N1'.D17]=[.D165];1;-0.5))" office:value-type="float" office:value="0" calcext:value-type="float">
            <text:p>0</text:p>
          </table:table-cell>
          <table:table-cell table:style-name="ce1081" table:formula="of:=IF(ISBLANK([$'2nd ° Première G N1'.E17]);0;IF([$'2nd ° Première G N1'.E17]=[.E165];1;-0.5))" office:value-type="float" office:value="0" calcext:value-type="float">
            <text:p>0</text:p>
          </table:table-cell>
          <table:table-cell table:style-name="ce1081" table:formula="of:=IF(ISBLANK([$'2nd ° Première G N1'.I17]);0;IF([$'2nd ° Première G N1'.I17]=[.I165];1;-0.5))" office:value-type="float" office:value="0" calcext:value-type="float">
            <text:p>0</text:p>
          </table:table-cell>
          <table:table-cell table:style-name="ce1081" table:formula="of:=IF(ISBLANK([$'2nd ° Première G N1'.J17]);0;IF([$'2nd ° Première G N1'.J17]=[.J165];1;-0.5))" office:value-type="float" office:value="0" calcext:value-type="float">
            <text:p>0</text:p>
          </table:table-cell>
          <table:table-cell table:number-columns-repeated="4"/>
          <table:table-cell table:style-name="ce884" table:formula="of:=SUM([.W165:.AE165])" office:value-type="float" office:value="0" calcext:value-type="float">
            <text:p>0</text:p>
          </table:table-cell>
          <table:table-cell table:style-name="ce884" office:value-type="float" office:value="5" calcext:value-type="float">
            <text:p>5</text:p>
          </table:table-cell>
          <table:table-cell table:number-columns-repeated="31"/>
        </table:table-row>
        <table:table-row table:style-name="ro12">
          <table:table-cell office:value-type="string" calcext:value-type="string">
            <text:p>x<text:span text:style-name="T33">1</text:span></text:p>
          </table:table-cell>
          <table:table-cell table:formula="of:=&quot;=&quot;" office:value-type="string" office:string-value="=" calcext:value-type="string">
            <text:p>=</text:p>
          </table:table-cell>
          <table:table-cell table:formula="of:=[.R161]" office:value-type="float" office:value="-12" calcext:value-type="float">
            <text:p>-12</text:p>
          </table:table-cell>
          <table:table-cell/>
          <table:table-cell office:value-type="string" calcext:value-type="string">
            <text:p>x<text:span text:style-name="T33">2</text:span></text:p>
          </table:table-cell>
          <table:table-cell table:formula="of:=&quot;=&quot;" office:value-type="string" office:string-value="=" calcext:value-type="string">
            <text:p>=</text:p>
          </table:table-cell>
          <table:table-cell table:formula="of:=[.S161]" office:value-type="float" office:value="2" calcext:value-type="float">
            <text:p>2</text:p>
          </table:table-cell>
          <table:table-cell table:number-columns-repeated="15"/>
          <table:table-cell table:style-name="ce884" table:formula="of:=IF(ISBLANK([$'2nd ° Première G N1'.C19]);0;IF([$'2nd ° Première G N1'.C19]=[.C166];1;-0.5))" office:value-type="float" office:value="0" calcext:value-type="float">
            <text:p>0</text:p>
          </table:table-cell>
          <table:table-cell table:style-name="ce884" table:formula="of:=IF(ISBLANK([$'2nd ° Première G N1'.F19]);0;IF([$'2nd ° Première G N1'.F19]=[.G166];1;-0.5))" office:value-type="float" office:value="0" calcext:value-type="float">
            <text:p>0</text:p>
          </table:table-cell>
          <table:table-cell table:number-columns-repeated="7"/>
          <table:table-cell table:style-name="ce884" table:formula="of:=SUM([.W166:.AE166])" office:value-type="float" office:value="0" calcext:value-type="float">
            <text:p>0</text:p>
          </table:table-cell>
          <table:table-cell table:style-name="ce884" office:value-type="float" office:value="2" calcext:value-type="float">
            <text:p>2</text:p>
          </table:table-cell>
          <table:table-cell table:number-columns-repeated="31"/>
        </table:table-row>
        <table:table-row table:style-name="ro4">
          <table:table-cell table:style-name="ce677"/>
          <table:table-cell table:number-columns-repeated="30"/>
          <table:table-cell table:style-name="ce1088" office:value-type="string" calcext:value-type="string">
            <text:p>Note</text:p>
          </table:table-cell>
          <table:table-cell table:style-name="ce1088" table:formula="of:=IF(20*SUM([.AF160:.AF166])/SUM([.AG160:.AG166])&lt;0;0;20*SUM([.AF160:.AF166])/SUM([.AG160:.AG166]))" office:value-type="float" office:value="0" calcext:value-type="float">
            <text:p>0</text:p>
          </table:table-cell>
          <table:table-cell table:number-columns-repeated="31"/>
        </table:table-row>
        <table:table-row table:style-name="ro4">
          <table:table-cell table:style-name="ce677"/>
          <table:table-cell table:number-columns-repeated="63"/>
        </table:table-row>
        <table:table-row table:style-name="ro4">
          <table:table-cell table:style-name="ce694" office:value-type="string" calcext:value-type="string" table:number-columns-spanned="31" table:number-rows-spanned="1">
            <text:p>Fonction polynôme du second degré niveau 2 Première G</text:p>
          </table:table-cell>
          <table:covered-table-cell table:number-columns-repeated="15"/>
          <table:covered-table-cell table:number-columns-repeated="3" table:style-name="ce934"/>
          <table:covered-table-cell table:number-columns-repeated="2" table:style-name="ce955"/>
          <table:covered-table-cell table:number-columns-repeated="10"/>
          <table:table-cell table:number-columns-repeated="33"/>
        </table:table-row>
        <table:table-row table:style-name="ro4">
          <table:table-cell table:style-name="ce677"/>
          <table:table-cell table:number-columns-repeated="15"/>
          <table:table-cell table:style-name="ce934" table:number-columns-repeated="3"/>
          <table:table-cell table:style-name="ce955" table:number-columns-repeated="2"/>
          <table:table-cell table:number-columns-repeated="43"/>
        </table:table-row>
        <table:table-row table:style-name="ro4">
          <table:table-cell table:style-name="ce677"/>
          <table:table-cell table:number-columns-repeated="15"/>
          <table:table-cell table:style-name="ce1046" office:value-type="string" calcext:value-type="string">
            <text:p>a</text:p>
          </table:table-cell>
          <table:table-cell table:style-name="ce1046" office:value-type="string" calcext:value-type="string">
            <text:p>b</text:p>
          </table:table-cell>
          <table:table-cell table:style-name="ce1046" office:value-type="string" calcext:value-type="string">
            <text:p>c</text:p>
          </table:table-cell>
          <table:table-cell table:style-name="ce677" table:number-columns-repeated="2"/>
          <table:table-cell/>
          <table:table-cell table:formula="of:=COM.MICROSOFT.CONCAT(IF([.Q172]=1;&quot;&quot;;IF([.Q172]=-1;&quot;- &quot;;[.Q172]));&quot; x²&quot;;IF([.R172]&lt;0;&quot; - &quot;;&quot; + &quot;);IF([.R172]=1;&quot;&quot;;IF([.R172]=-1;&quot;- &quot;;ABS([.R172])));&quot; x&quot;;IF([.S172]&lt;0;&quot; - &quot;;&quot; + &quot;);ABS([.S172]);&quot; = 0&quot;)" office:value-type="string" office:string-value="-4 x² + 3 x + 9 = 0" calcext:value-type="string" table:number-columns-spanned="5" table:number-rows-spanned="1">
            <text:p>-4 x² + 3 x + 9 = 0</text:p>
          </table:table-cell>
          <table:covered-table-cell table:number-columns-repeated="4"/>
          <table:table-cell table:number-columns-repeated="37"/>
        </table:table-row>
        <table:table-row table:style-name="ro4">
          <table:table-cell table:style-name="ce678" table:formula="of:=IF([.Q172]=1;&quot;&quot;;IF([.Q172]=-1;&quot;-&quot;;[.Q172]))" office:value-type="float" office:value="-4" calcext:value-type="float">
            <text:p>-4</text:p>
          </table:table-cell>
          <table:table-cell table:formula="of:=&quot;x²&quot;" office:value-type="string" office:string-value="x²" calcext:value-type="string">
            <text:p>x²</text:p>
          </table:table-cell>
          <table:table-cell table:formula="of:=IF([.R172]&lt;0;&quot;-&quot;;&quot;+&quot;)" office:value-type="string" office:string-value="+" calcext:value-type="string">
            <text:p>+</text:p>
          </table:table-cell>
          <table:table-cell table:style-name="ce678" table:formula="of:=IF(ABS([.R172])=1;&quot;&quot;;ABS([.R172]))" office:value-type="float" office:value="3" calcext:value-type="float">
            <text:p>3</text:p>
          </table:table-cell>
          <table:table-cell office:value-type="string" calcext:value-type="string">
            <text:p>x</text:p>
          </table:table-cell>
          <table:table-cell table:formula="of:=IF([.S172]&lt;0;&quot;-&quot;;&quot;+&quot;)" office:value-type="string" office:string-value="+" calcext:value-type="string">
            <text:p>+</text:p>
          </table:table-cell>
          <table:table-cell table:formula="of:=ABS([.S172])" office:value-type="float" office:value="9" calcext:value-type="float">
            <text:p>9</text:p>
          </table:table-cell>
          <table:table-cell table:formula="of:=&quot;=&quot;" office:value-type="string" office:string-value="=" calcext:value-type="string">
            <text:p>=</text:p>
          </table:table-cell>
          <table:table-cell office:value-type="float" office:value="0" calcext:value-type="float">
            <text:p>0</text:p>
          </table:table-cell>
          <table:table-cell table:number-columns-repeated="7"/>
          <table:table-cell table:style-name="ce884" table:formula="of:=INDEX([.AI20:.AI43];[.AM20])" office:value-type="float" office:value="-4" calcext:value-type="float">
            <text:p>-4</text:p>
          </table:table-cell>
          <table:table-cell table:style-name="ce884" table:formula="of:=INDEX([.AJ20:.AJ43];[.AM20])" office:value-type="float" office:value="3" calcext:value-type="float">
            <text:p>3</text:p>
          </table:table-cell>
          <table:table-cell table:style-name="ce884" office:value-type="float" office:value="9" calcext:value-type="float">
            <text:p>9</text:p>
          </table:table-cell>
          <table:table-cell table:style-name="ce1047"/>
          <table:table-cell table:style-name="ce677"/>
          <table:table-cell/>
          <table:table-cell table:style-name="ce1075" office:value-type="float" office:value="1" calcext:value-type="float">
            <text:p>1</text:p>
          </table:table-cell>
          <table:table-cell table:style-name="ce1075" office:value-type="float" office:value="2" calcext:value-type="float">
            <text:p>2</text:p>
          </table:table-cell>
          <table:table-cell table:style-name="ce1075" office:value-type="float" office:value="3" calcext:value-type="float">
            <text:p>3</text:p>
          </table:table-cell>
          <table:table-cell table:style-name="ce1075" office:value-type="float" office:value="4" calcext:value-type="float">
            <text:p>4</text:p>
          </table:table-cell>
          <table:table-cell table:style-name="ce1075" office:value-type="float" office:value="5" calcext:value-type="float">
            <text:p>5</text:p>
          </table:table-cell>
          <table:table-cell table:style-name="ce1075" office:value-type="float" office:value="6" calcext:value-type="float">
            <text:p>6</text:p>
          </table:table-cell>
          <table:table-cell table:style-name="ce1075" office:value-type="float" office:value="7" calcext:value-type="float">
            <text:p>7</text:p>
          </table:table-cell>
          <table:table-cell table:style-name="ce1087" office:value-type="string" calcext:value-type="string">
            <text:p></text:p>
          </table:table-cell>
          <table:table-cell table:style-name="ce1056" office:value-type="string" calcext:value-type="string">
            <text:p>Total</text:p>
          </table:table-cell>
          <table:table-cell table:number-columns-repeated="33"/>
        </table:table-row>
        <table:table-row table:style-name="ro4">
          <table:table-cell table:style-name="ce677" table:number-columns-repeated="14"/>
          <table:table-cell table:number-columns-repeated="2"/>
          <table:table-cell table:style-name="ce937" office:value-type="string" calcext:value-type="string" table:number-columns-spanned="2" table:number-rows-spanned="1">
            <text:p></text:p>
          </table:table-cell>
          <table:covered-table-cell table:style-name="ce677"/>
          <table:table-cell table:style-name="ce937" office:value-type="string" calcext:value-type="string" table:number-columns-spanned="2" table:number-rows-spanned="1">
            <text:p></text:p>
          </table:table-cell>
          <table:covered-table-cell/>
          <table:table-cell/>
          <table:table-cell table:style-name="ce967" office:value-type="string" calcext:value-type="string" table:number-columns-spanned="1" table:number-rows-spanned="3">
            <text:p>L1</text:p>
          </table:table-cell>
          <table:table-cell table:style-name="ce884" table:number-columns-repeated="2"/>
          <table:table-cell table:style-name="ce884" table:formula="of:=IF(ISBLANK([$'2nd ° Seconde N2'.F144]);0;IF([$'2nd ° Seconde N2'.F144]=[.E174];1;-0.5))" office:value-type="float" office:value="0" calcext:value-type="float">
            <text:p>0</text:p>
          </table:table-cell>
          <table:table-cell table:style-name="ce884" table:number-columns-repeated="4"/>
          <table:table-cell table:style-name="ce884" table:formula="of:=SUM([.W173:.AC173])"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R172])" office:value-type="float" office:value="3" calcext:value-type="float">
            <text:p>3</text:p>
          </table:table-cell>
          <table:table-cell table:style-name="ce677" table:number-columns-repeated="7"/>
          <table:table-cell table:number-columns-repeated="4"/>
          <table:table-cell table:style-name="ce1049" table:formula="of:=-[.R172]/(2*[.Q172])" office:value-type="float" office:value="0.375" calcext:value-type="float" table:number-columns-spanned="2" table:number-rows-spanned="1">
            <text:p>3/8 <text:s text:c="3"/></text:p>
          </table:table-cell>
          <table:covered-table-cell table:style-name="ce677"/>
          <table:table-cell table:style-name="ce1049" table:formula="of:=[.Q172]*[.Q174]^2+[.R172]*[.Q174]+[.S172]" office:value-type="float" office:value="9.5625" calcext:value-type="float" table:number-columns-spanned="2" table:number-rows-spanned="1">
            <text:p>153/16 <text:s text:c="2"/></text:p>
          </table:table-cell>
          <table:covered-table-cell/>
          <table:table-cell/>
          <table:covered-table-cell/>
          <table:table-cell table:style-name="ce884" table:formula="of:=IF(ISBLANK([$'2nd ° Seconde N2'.A145]);0;IF([$'2nd ° Seconde N2'.A145]=[.A175];1;-0.5))" office:value-type="float" office:value="0" calcext:value-type="float">
            <text:p>0</text:p>
          </table:table-cell>
          <table:table-cell table:style-name="ce884" table:formula="of:=IF(ISBLANK([$'2nd ° Seconde N2'.E145]);0;IF([$'2nd ° Seconde N2'.E145]=[.D175];1;-0.5))" office:value-type="float" office:value="0" calcext:value-type="float">
            <text:p>0</text:p>
          </table:table-cell>
          <table:table-cell table:style-name="ce884"/>
          <table:table-cell table:style-name="ce884" table:formula="of:=IF(ISBLANK([$'2nd ° Seconde N2'.I145]);0;IF([$'2nd ° Seconde N2'.I145]=[.H175];1;-0.5))" office:value-type="float" office:value="0" calcext:value-type="float">
            <text:p>0</text:p>
          </table:table-cell>
          <table:table-cell table:style-name="ce884" table:formula="of:=IF(ISBLANK([$'2nd ° Seconde N2'.J145]);0;IF([$'2nd ° Seconde N2'.J145]=[.I175];1;-0.5))" office:value-type="float" office:value="0" calcext:value-type="float">
            <text:p>0</text:p>
          </table:table-cell>
          <table:table-cell table:style-name="ce884" table:number-columns-repeated="2"/>
          <table:table-cell table:style-name="ce884" table:formula="of:=SUM([.W174:.AC174])" office:value-type="float" office:value="0" calcext:value-type="float">
            <text:p>0</text:p>
          </table:table-cell>
          <table:table-cell table:style-name="ce884" office:value-type="float" office:value="4" calcext:value-type="float">
            <text:p>4</text:p>
          </table:table-cell>
          <table:table-cell table:number-columns-repeated="33"/>
        </table:table-row>
        <table:table-row table:style-name="ro4">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²&quot;" office:value-type="string" office:string-value="x²" calcext:value-type="string">
            <text:p>x²</text:p>
          </table:table-cell>
          <table:table-cell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x</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9" calcext:value-type="float">
            <text:p>9</text:p>
          </table:table-cell>
          <table:table-cell table:formula="of:=&quot;=&quot;" office:value-type="string" office:string-value="=" calcext:value-type="string">
            <text:p>=</text:p>
          </table:table-cell>
          <table:table-cell office:value-type="float" office:value="0" calcext:value-type="float">
            <text:p>0</text:p>
          </table:table-cell>
          <table:table-cell/>
          <table:table-cell table:style-name="ce677" table:number-columns-repeated="2"/>
          <table:table-cell table:number-columns-repeated="7"/>
          <table:covered-table-cell/>
          <table:table-cell table:style-name="ce884" table:number-columns-repeated="2"/>
          <table:table-cell table:style-name="ce884" table:formula="of:=IF(ISBLANK([$'2nd ° Seconde N2'.F146]);0;IF([$'2nd ° Seconde N2'.F146]=[.E176];1;-0.5))" office:value-type="float" office:value="0" calcext:value-type="float">
            <text:p>0</text:p>
          </table:table-cell>
          <table:table-cell table:style-name="ce884" table:number-columns-repeated="4"/>
          <table:table-cell table:style-name="ce884" table:formula="of:=SUM([.W175:.AC175])" office:value-type="float" office:value="0" calcext:value-type="float">
            <text:p>0</text:p>
          </table:table-cell>
          <table:table-cell table:style-name="ce884" office:value-type="float" office:value="1" calcext:value-type="float">
            <text:p>1</text:p>
          </table:table-cell>
          <table:table-cell table:number-columns-repeated="33"/>
        </table:table-row>
        <table:table-row table:style-name="ro4">
          <table:table-cell table:style-name="ce677" table:number-columns-repeated="4"/>
          <table:table-cell table:style-name="ce739" table:formula="of:=ABS([.Q172])" office:value-type="float" office:value="4" calcext:value-type="float">
            <text:p>4</text:p>
          </table:table-cell>
          <table:table-cell table:style-name="ce677" table:number-columns-repeated="9"/>
          <table:table-cell table:number-columns-repeated="7"/>
          <table:table-cell table:style-name="ce884" office:value-type="string" calcext:value-type="string" table:number-columns-spanned="1" table:number-rows-spanned="3">
            <text:p>L2</text:p>
          </table:table-cell>
          <table:table-cell table:style-name="ce884" table:number-columns-repeated="2"/>
          <table:table-cell table:style-name="ce884" table:formula="of:=IF(ISBLANK([$'2nd ° Seconde N2'.F148]);0;IF([$'2nd ° Seconde N2'.F148]=[.F177];1;-0.5))" office:value-type="float" office:value="0" calcext:value-type="float">
            <text:p>0</text:p>
          </table:table-cell>
          <table:table-cell table:style-name="ce884"/>
          <table:table-cell table:style-name="ce884" table:formula="of:=IF(ISBLANK([$'2nd ° Seconde N2'.I148]);0;IF([$'2nd ° Seconde N2'.I148]=[.I177];1;-0.5))" office:value-type="float" office:value="0" calcext:value-type="float">
            <text:p>0</text:p>
          </table:table-cell>
          <table:table-cell table:style-name="ce884" table:number-columns-repeated="2"/>
          <table:table-cell table:style-name="ce884" table:formula="of:=SUM([.W176:.AC176])"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ABS([.R172])" office:value-type="float" office:value="3" calcext:value-type="float">
            <text:p>3</text:p>
          </table:table-cell>
          <table:table-cell table:style-name="ce677" table:number-columns-repeated="2"/>
          <table:table-cell table:style-name="ce739" table:formula="of:=ABS([.R172])^2" office:value-type="float" office:value="9" calcext:value-type="float">
            <text:p>9</text:p>
          </table:table-cell>
          <table:table-cell table:style-name="ce677" table:number-columns-repeated="6"/>
          <table:table-cell table:number-columns-repeated="6"/>
          <table:covered-table-cell/>
          <table:table-cell table:style-name="ce884" table:formula="of:=IF(ISBLANK([$'2nd ° Seconde N2'.A149]);0;IF([$'2nd ° Seconde N2'.A149]=[.A178];1;-0.5))" office:value-type="float" office:value="0" calcext:value-type="float">
            <text:p>0</text:p>
          </table:table-cell>
          <table:table-cell table:style-name="ce884" table:formula="of:=IF(ISBLANK([$'2nd ° Seconde N2'.E149]);0;IF([$'2nd ° Seconde N2'.E149]=[.E178];1;-0.5))" office:value-type="float" office:value="0" calcext:value-type="float">
            <text:p>0</text:p>
          </table:table-cell>
          <table:table-cell table:style-name="ce884" table:formula="of:=IF(ISBLANK([$'2nd ° Seconde N2'.H149]);0;IF([$'2nd ° Seconde N2'.H149]=[.H178];1;-0.5))" office:value-type="float" office:value="0" calcext:value-type="float">
            <text:p>0</text:p>
          </table:table-cell>
          <table:table-cell table:style-name="ce884" table:formula="of:=IF(ISBLANK([$'2nd ° Seconde N2'.K149]);0;IF([$'2nd ° Seconde N2'.K149]=[.K178];1;-0.5))" office:value-type="float" office:value="0" calcext:value-type="float">
            <text:p>0</text:p>
          </table:table-cell>
          <table:table-cell table:style-name="ce884" table:formula="of:=IF(ISBLANK([$'2nd ° Seconde N2'.L149]);0;IF([$'2nd ° Seconde N2'.L149]=[.L178];1;-0.5))" office:value-type="float" office:value="0" calcext:value-type="float">
            <text:p>0</text:p>
          </table:table-cell>
          <table:table-cell table:style-name="ce884" table:number-columns-repeated="2"/>
          <table:table-cell table:style-name="ce884" table:formula="of:=SUM([.W177:.AC177])"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8" table:formula="of:=IF([.Q172]=1;&quot;&quot;;IF([.Q172]=-1;&quot;-&quot;;[.Q172]))" office:value-type="float" office:value="-4" calcext:value-type="float">
            <text:p>-4</text:p>
          </table:table-cell>
          <table:table-cell office:value-type="string" calcext:value-type="string">
            <text:p>[</text:p>
          </table:table-cell>
          <table:table-cell office:value-type="string" calcext:value-type="string">
            <text:p>(</text:p>
          </table:table-cell>
          <table:table-cell office:value-type="string"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office:value-type="string" calcext:value-type="string">
            <text:p>-</text:p>
          </table:table-cell>
          <table:table-cell table:style-name="ce760" office:value-type="string" calcext:value-type="string">
            <text:p>---</text:p>
          </table:table-cell>
          <table:table-cell office:value-type="string" calcext:value-type="string">
            <text:p>]</text:p>
          </table:table-cell>
          <table:table-cell table:formula="of:=IF([.S172]&lt;0;&quot;-&quot;;&quot;+&quot;)" office:value-type="string" office:string-value="+" calcext:value-type="string">
            <text:p>+</text:p>
          </table:table-cell>
          <table:table-cell table:formula="of:=ABS([.S172])"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table:number-columns-repeated="7"/>
          <table:covered-table-cell/>
          <table:table-cell table:style-name="ce884" table:number-columns-repeated="2"/>
          <table:table-cell table:style-name="ce884" table:formula="of:=IF(ISBLANK([$'2nd ° Seconde N2'.F150]);0;IF([$'2nd ° Seconde N2'.F150]=[.F179];1;-0.5))" office:value-type="float" office:value="0" calcext:value-type="float">
            <text:p>0</text:p>
          </table:table-cell>
          <table:table-cell table:style-name="ce884"/>
          <table:table-cell table:style-name="ce884" table:formula="of:=IF(ISBLANK([$'2nd ° Seconde N2'.I150]);0;IF([$'2nd ° Seconde N2'.I150]=[.I179];1;-0.5))" office:value-type="float" office:value="0" calcext:value-type="float">
            <text:p>0</text:p>
          </table:table-cell>
          <table:table-cell table:style-name="ce884" table:number-columns-repeated="2"/>
          <table:table-cell table:style-name="ce884" table:formula="of:=SUM([.W178:.AC178])"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5"/>
          <table:table-cell table:style-name="ce739" table:formula="of:=2*ABS([.Q172])" office:value-type="float" office:value="8" calcext:value-type="float">
            <text:p>8</text:p>
          </table:table-cell>
          <table:table-cell table:style-name="ce677" table:number-columns-repeated="2"/>
          <table:table-cell table:style-name="ce739" table:formula="of:=ABS(4*[.Q172]^2)" office:value-type="float" office:value="64" calcext:value-type="float">
            <text:p>64</text:p>
          </table:table-cell>
          <table:table-cell table:style-name="ce677" table:number-columns-repeated="6"/>
          <table:table-cell table:number-columns-repeated="6"/>
          <table:table-cell table:style-name="ce967" office:value-type="string" calcext:value-type="string" table:number-columns-spanned="1" table:number-rows-spanned="3">
            <text:p>L3</text:p>
          </table:table-cell>
          <table:table-cell table:style-name="ce884" table:number-columns-repeated="2"/>
          <table:table-cell table:style-name="ce884" table:formula="of:=IF(ISBLANK([$'2nd ° Seconde N2'.E152]);0;IF([$'2nd ° Seconde N2'.E152]=[.E181];1;-0.5))" office:value-type="float" office:value="0" calcext:value-type="float">
            <text:p>0</text:p>
          </table:table-cell>
          <table:table-cell table:style-name="ce884"/>
          <table:table-cell table:style-name="ce884" table:formula="of:=IF(ISBLANK([$'2nd ° Seconde N2'.H152]);0;IF([$'2nd ° Seconde N2'.H152]=[.H181];1;-0.5))" office:value-type="float" office:value="0" calcext:value-type="float">
            <text:p>0</text:p>
          </table:table-cell>
          <table:table-cell table:style-name="ce884" table:number-columns-repeated="2"/>
          <table:table-cell table:style-name="ce884" table:formula="of:=SUM([.W179:.AC179])"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14"/>
          <table:table-cell table:number-columns-repeated="7"/>
          <table:covered-table-cell/>
          <table:table-cell table:style-name="ce884" table:formula="of:=IF(ISBLANK([$'2nd ° Seconde N2'.A153]);0;IF([$'2nd ° Seconde N2'.A153]=[.A182];1;-0.5))" office:value-type="float" office:value="0" calcext:value-type="float">
            <text:p>0</text:p>
          </table:table-cell>
          <table:table-cell table:style-name="ce884" table:formula="of:=IF(ISBLANK([$'2nd ° Seconde N2'.D153]);0;IF([$'2nd ° Seconde N2'.D153]=[.D182];1;-0.5))" office:value-type="float" office:value="0" calcext:value-type="float">
            <text:p>0</text:p>
          </table:table-cell>
          <table:table-cell table:style-name="ce884" table:formula="of:=IF(ISBLANK([$'2nd ° Seconde N2'.G153]);0;IF([$'2nd ° Seconde N2'.G153]=[.G182];1;-0.5))" office:value-type="float" office:value="0" calcext:value-type="float">
            <text:p>0</text:p>
          </table:table-cell>
          <table:table-cell table:style-name="ce884" table:formula="of:=IF(ISBLANK([$'2nd ° Seconde N2'.I153]);0;IF([$'2nd ° Seconde N2'.I153]=[.I182];1;-0.5))" office:value-type="float" office:value="0" calcext:value-type="float">
            <text:p>0</text:p>
          </table:table-cell>
          <table:table-cell table:style-name="ce884" table:formula="of:=IF(ISBLANK([$'2nd ° Seconde N2'.J153]);0;IF([$'2nd ° Seconde N2'.J153]=[.J182];1;-0.5))" office:value-type="float" office:value="0" calcext:value-type="float">
            <text:p>0</text:p>
          </table:table-cell>
          <table:table-cell table:style-name="ce884" table:number-columns-repeated="2"/>
          <table:table-cell table:style-name="ce884" table:formula="of:=SUM([.W180:.AC180])" office:value-type="float" office:value="0" calcext:value-type="float">
            <text:p>0</text:p>
          </table:table-cell>
          <table:table-cell table:style-name="ce884" office:value-type="float" office:value="5" calcext:value-type="float">
            <text:p>5</text:p>
          </table:table-cell>
          <table:table-cell table:number-columns-repeated="33"/>
        </table:table-row>
        <table:table-row table:style-name="ro4">
          <table:table-cell table:style-name="ce677" table:number-columns-repeated="4"/>
          <table:table-cell table:style-name="ce739" table:formula="of:=ABS([.R172])" office:value-type="float" office:value="3" calcext:value-type="float">
            <text:p>3</text:p>
          </table:table-cell>
          <table:table-cell table:style-name="ce677" table:number-columns-repeated="2"/>
          <table:table-cell table:style-name="ce739" table:formula="of:=ABS([.R172])^2" office:value-type="float" office:value="9" calcext:value-type="float">
            <text:p>9</text:p>
          </table:table-cell>
          <table:table-cell table:style-name="ce677" table:number-columns-repeated="13"/>
          <table:covered-table-cell table:style-name="ce677"/>
          <table:table-cell table:style-name="ce884" table:number-columns-repeated="2"/>
          <table:table-cell table:style-name="ce884" table:formula="of:=IF(ISBLANK([$'2nd ° Seconde N2'.E154]);0;IF([$'2nd ° Seconde N2'.E154]=[.E183];1;-0.5))" office:value-type="float" office:value="0" calcext:value-type="float">
            <text:p>0</text:p>
          </table:table-cell>
          <table:table-cell table:style-name="ce884"/>
          <table:table-cell table:style-name="ce884" table:formula="of:=IF(ISBLANK([$'2nd ° Seconde N2'.H154]);0;IF([$'2nd ° Seconde N2'.H154]=[.H183];1;-0.5))" office:value-type="float" office:value="0" calcext:value-type="float">
            <text:p>0</text:p>
          </table:table-cell>
          <table:table-cell table:style-name="ce884" table:number-columns-repeated="2"/>
          <table:table-cell table:style-name="ce884" table:formula="of:=SUM([.W181:.AC181])"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Q172]&lt;0;&quot;+&quot;;&quot;-&quot;)" office:value-type="string" office:string-value="+" calcext:value-type="string">
            <text:p>+</text:p>
          </table:table-cell>
          <table:table-cell table:style-name="ce760" office:value-type="string" calcext:value-type="string">
            <text:p>---</text:p>
          </table:table-cell>
          <table:table-cell table:style-name="ce739" table:formula="of:=IF([.S172]&lt;0;&quot;-&quot;;&quot;+&quot;)" office:value-type="string" office:string-value="+" calcext:value-type="string">
            <text:p>+</text:p>
          </table:table-cell>
          <table:table-cell table:style-name="ce739" table:formula="of:=ABS([.S172])" office:value-type="float" office:value="9" calcext:value-type="float">
            <text:p>9</text:p>
          </table:table-cell>
          <table:table-cell office:value-type="string" calcext:value-type="string">
            <text:p>=</text:p>
          </table:table-cell>
          <table:table-cell office:value-type="float" office:value="0" calcext:value-type="float">
            <text:p>0</text:p>
          </table:table-cell>
          <table:table-cell table:style-name="ce677" table:number-columns-repeated="9"/>
          <table:table-cell table:style-name="ce884" office:value-type="string" calcext:value-type="string" table:number-columns-spanned="1" table:number-rows-spanned="3">
            <text:p>L4</text:p>
          </table:table-cell>
          <table:table-cell table:style-name="ce884" table:number-columns-repeated="2"/>
          <table:table-cell table:style-name="ce884" table:formula="of:=IF(ISBLANK([$'2nd ° Seconde N2'.E156]);0;IF([$'2nd ° Seconde N2'.E156]=[.E185];1;-0.5))" office:value-type="float" office:value="0" calcext:value-type="float">
            <text:p>0</text:p>
          </table:table-cell>
          <table:table-cell table:style-name="ce884"/>
          <table:table-cell table:style-name="ce884" table:formula="of:=IF(ISBLANK([$'2nd ° Seconde N2'.H156]);0;IF([$'2nd ° Seconde N2'.H156]=[.H185];1;-0.5))" office:value-type="float" office:value="0" calcext:value-type="float">
            <text:p>0</text:p>
          </table:table-cell>
          <table:table-cell table:style-name="ce884" table:number-columns-repeated="2"/>
          <table:table-cell table:style-name="ce884" table:formula="of:=SUM([.W182:.AC182])"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13"/>
          <table:covered-table-cell table:style-name="ce677"/>
          <table:table-cell table:style-name="ce884" table:formula="of:=IF(ISBLANK([$'2nd ° Seconde N2'.A157]);0;IF([$'2nd ° Seconde N2'.A157]=[.A186];1;-0.5))" office:value-type="float" office:value="0" calcext:value-type="float">
            <text:p>0</text:p>
          </table:table-cell>
          <table:table-cell table:style-name="ce884" table:formula="of:=IF(ISBLANK([$'2nd ° Seconde N2'.D157]);0;IF([$'2nd ° Seconde N2'.D157]=[.D186];1;-0.5))" office:value-type="float" office:value="0" calcext:value-type="float">
            <text:p>0</text:p>
          </table:table-cell>
          <table:table-cell table:style-name="ce884" table:formula="of:=IF(ISBLANK([$'2nd ° Seconde N2'.G157]);0;IF([$'2nd ° Seconde N2'.G157]=[.G186];1;-0.5))" office:value-type="float" office:value="0" calcext:value-type="float">
            <text:p>0</text:p>
          </table:table-cell>
          <table:table-cell table:style-name="ce884" table:number-columns-repeated="4"/>
          <table:table-cell table:style-name="ce884" table:formula="of:=SUM([.W183:.AC183])" office:value-type="float" office:value="0" calcext:value-type="float">
            <text:p>0</text:p>
          </table:table-cell>
          <table:table-cell table:style-name="ce884" office:value-type="float" office:value="3" calcext:value-type="float">
            <text:p>3</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7"/>
          <table:covered-table-cell table:style-name="ce677"/>
          <table:table-cell table:style-name="ce884" table:number-columns-repeated="2"/>
          <table:table-cell table:style-name="ce884" table:formula="of:=IF(ISBLANK([$'2nd ° Seconde N2'.E158]);0;IF([$'2nd ° Seconde N2'.E158]=[.E187];1;-0.5))" office:value-type="float" office:value="0" calcext:value-type="float">
            <text:p>0</text:p>
          </table:table-cell>
          <table:table-cell table:style-name="ce884"/>
          <table:table-cell table:style-name="ce884" table:formula="of:=IF(ISBLANK([$'2nd ° Seconde N2'.H158]);0;IF([$'2nd ° Seconde N2'.H158]=[.H187];1;-0.5))" office:value-type="float" office:value="0" calcext:value-type="float">
            <text:p>0</text:p>
          </table:table-cell>
          <table:table-cell table:style-name="ce884" table:number-columns-repeated="2"/>
          <table:table-cell table:style-name="ce884" table:formula="of:=SUM([.W184:.AC184])"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ABS([.R172])" office:value-type="float" office:value="3" calcext:value-type="float">
            <text:p>3</text:p>
          </table:table-cell>
          <table:table-cell table:style-name="ce677" table:number-columns-repeated="2"/>
          <table:table-cell table:style-name="ce739" table:formula="of:=ABS([.S174])*ABS(4*[.Q172]^2/[.Q172])" office:value-type="float" office:value="153" calcext:value-type="float">
            <text:p>153</text:p>
          </table:table-cell>
          <table:table-cell table:style-name="ce677" table:number-columns-repeated="13"/>
          <table:table-cell table:style-name="ce967" office:value-type="string" calcext:value-type="string" table:number-columns-spanned="1" table:number-rows-spanned="3">
            <text:p>L5</text:p>
          </table:table-cell>
          <table:table-cell table:style-name="ce884"/>
          <table:table-cell table:style-name="ce884" table:formula="of:=IF(ISBLANK([$'2nd ° Seconde N2'.D160]);0;IF([$'2nd ° Seconde N2'.D160]=[.D189];1;-0.5))" office:value-type="float" office:value="0" calcext:value-type="float">
            <text:p>0</text:p>
          </table:table-cell>
          <table:table-cell table:style-name="ce884"/>
          <table:table-cell table:style-name="ce884" table:formula="of:=IF(ISBLANK([$'2nd ° Seconde N2'.H160]);0;IF([$'2nd ° Seconde N2'.H160]=[.H189];1;-0.5))" office:value-type="float" office:value="0" calcext:value-type="float">
            <text:p>0</text:p>
          </table:table-cell>
          <table:table-cell table:style-name="ce884" table:number-columns-repeated="3"/>
          <table:table-cell table:style-name="ce884" table:formula="of:=SUM([.W185:.AC185])"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formula="of:=IF([.Q172]=1;&quot;&quot;;IF([.Q172]=-1;&quot;-&quot;;[.Q172]))" office:value-type="float" office:value="-4" calcext:value-type="float">
            <text:p>-4</text:p>
          </table:table-cell>
          <table:table-cell office:value-type="string" calcext:value-type="string">
            <text:p>(</text:p>
          </table:table-cell>
          <table:table-cell table:formula="of:=&quot;x&quot;" office:value-type="string" office:string-value="x" calcext:value-type="string">
            <text:p>x</text:p>
          </table:table-cell>
          <table:table-cell table:style-name="ce739" table:formula="of:=IF([.Q172]*-[.R172]&lt;0;&quot;+&quot;;&quot;-&quot;)" office:value-type="string" office:string-value="-" calcext:value-type="string">
            <text:p>-</text:p>
          </table:table-cell>
          <table:table-cell table:style-name="ce760" office:value-type="string" calcext:value-type="string">
            <text:p>---</text:p>
          </table:table-cell>
          <table:table-cell office:value-type="string" calcext:value-type="string">
            <text:p>)²</text:p>
          </table:table-cell>
          <table:table-cell table:formula="of:=IF([.S174]&lt;0;&quot;-&quot;;&quot;+&quot;)" office:value-type="string" office:string-value="+" calcext:value-type="string">
            <text:p>+</text:p>
          </table:table-cell>
          <table:table-cell table:style-name="ce760" office:value-type="string" calcext:value-type="string">
            <text:p>---</text:p>
          </table:table-cell>
          <table:table-cell table:style-name="ce739" office:value-type="string" calcext:value-type="string">
            <text:p>=</text:p>
          </table:table-cell>
          <table:table-cell table:style-name="ce677" table:formula="of:=ABS([.S176])" office:value-type="float" office:value="0" calcext:value-type="float">
            <text:p>0</text:p>
          </table:table-cell>
          <table:table-cell table:number-columns-repeated="2"/>
          <table:table-cell table:style-name="ce677"/>
          <table:table-cell/>
          <table:table-cell table:style-name="ce677" table:number-columns-repeated="7"/>
          <table:covered-table-cell table:style-name="ce677"/>
          <table:table-cell table:style-name="ce884" table:formula="of:=IF([$'2nd ° Seconde N2'.C161]=[.C190];1;-0.5)" office:value-type="float" office:value="1" calcext:value-type="float">
            <text:p>1</text:p>
          </table:table-cell>
          <table:table-cell table:style-name="ce884"/>
          <table:table-cell table:style-name="ce884" table:formula="of:=IF([$'2nd ° Seconde N2'.G161]=[.G190];1;-0.5)" office:value-type="float" office:value="1" calcext:value-type="float">
            <text:p>1</text:p>
          </table:table-cell>
          <table:table-cell table:style-name="ce884" table:number-columns-repeated="4"/>
          <table:table-cell table:style-name="ce884" table:formula="of:=SUM([.W186:.AC186])" office:value-type="float" office:value="2" calcext:value-type="float">
            <text:p>2</text:p>
          </table:table-cell>
          <table:table-cell table:style-name="ce884" office:value-type="float" office:value="2" calcext:value-type="float">
            <text:p>2</text:p>
          </table:table-cell>
          <table:table-cell table:number-columns-repeated="33"/>
        </table:table-row>
        <table:table-row table:style-name="ro4">
          <table:table-cell table:style-name="ce677" table:number-columns-repeated="4"/>
          <table:table-cell table:style-name="ce739" table:formula="of:=2*ABS([.Q172])" office:value-type="float" office:value="8" calcext:value-type="float">
            <text:p>8</text:p>
          </table:table-cell>
          <table:table-cell table:style-name="ce677" table:number-columns-repeated="2"/>
          <table:table-cell table:style-name="ce739" table:formula="of:=ABS(4*[.Q172]^2/[.Q172])" office:value-type="float" office:value="16" calcext:value-type="float">
            <text:p>16</text:p>
          </table:table-cell>
          <table:table-cell table:style-name="ce677" table:number-columns-repeated="5"/>
          <table:table-cell/>
          <table:table-cell table:style-name="ce677" table:number-columns-repeated="7"/>
          <table:covered-table-cell table:style-name="ce677"/>
          <table:table-cell table:style-name="ce884"/>
          <table:table-cell table:style-name="ce884" table:formula="of:=IF(ISBLANK([$'2nd ° Seconde N2'.D162]);0;IF([$'2nd ° Seconde N2'.D162]=[.D191];1;-0.5))" office:value-type="float" office:value="0" calcext:value-type="float">
            <text:p>0</text:p>
          </table:table-cell>
          <table:table-cell table:style-name="ce884"/>
          <table:table-cell table:style-name="ce884" table:formula="of:=IF(ISBLANK([$'2nd ° Seconde N2'.H162]);0;IF([$'2nd ° Seconde N2'.H162]=[.H191];1;-0.5))" office:value-type="float" office:value="0" calcext:value-type="float">
            <text:p>0</text:p>
          </table:table-cell>
          <table:table-cell table:style-name="ce884" table:number-columns-repeated="3"/>
          <table:table-cell table:style-name="ce884" table:formula="of:=SUM([.W187:.AC187])" office:value-type="float" office:value="0" calcext:value-type="float">
            <text:p>0</text:p>
          </table:table-cell>
          <table:table-cell table:style-name="ce884" office:value-type="float" office:value="2" calcext:value-type="float">
            <text:p>2</text:p>
          </table:table-cell>
          <table:table-cell table:number-columns-repeated="33"/>
        </table:table-row>
        <table:table-row table:style-name="ro4">
          <table:table-cell table:style-name="ce678"/>
          <table:table-cell table:number-columns-repeated="5"/>
          <table:table-cell table:style-name="ce678"/>
          <table:table-cell table:number-columns-repeated="3"/>
          <table:table-cell table:style-name="ce677" table:number-columns-repeated="2"/>
          <table:table-cell table:number-columns-repeated="2"/>
          <table:table-cell table:style-name="ce677" table:number-columns-repeated="8"/>
          <table:table-cell table:style-name="ce1076" table:number-columns-repeated="2"/>
          <table:table-cell table:style-name="ce677" table:number-columns-repeated="5"/>
          <table:table-cell table:style-name="ce884" table:formula="of:=SUM([.AD173:.AD187])" office:value-type="float" office:value="2" calcext:value-type="float">
            <text:p>2</text:p>
          </table:table-cell>
          <table:table-cell table:style-name="ce884" table:formula="of:=SUM([.AE173:.AE187])" office:value-type="float" office:value="37" calcext:value-type="float">
            <text:p>37</text:p>
          </table:table-cell>
          <table:table-cell table:number-columns-repeated="33"/>
        </table:table-row>
        <table:table-row table:style-name="ro4">
          <table:table-cell table:style-name="ce680"/>
          <table:table-cell table:style-name="ce709"/>
          <table:table-cell table:style-name="ce773"/>
          <table:table-cell table:style-name="ce740" table:formula="of:=[.E185]" office:value-type="float" office:value="3" calcext:value-type="float">
            <text:p>3</text:p>
          </table:table-cell>
          <table:table-cell table:style-name="ce709"/>
          <table:table-cell table:style-name="ce680"/>
          <table:table-cell table:style-name="ce709"/>
          <table:table-cell table:style-name="ce740" table:formula="of:=[.H185]" office:value-type="float" office:value="153" calcext:value-type="float">
            <text:p>153</text:p>
          </table:table-cell>
          <table:table-cell table:style-name="ce677" table:number-columns-repeated="14"/>
          <table:table-cell table:style-name="ce675" table:number-columns-repeated="2"/>
          <table:table-cell table:style-name="ce677" table:number-columns-repeated="5"/>
          <table:table-cell table:style-name="ce1088" office:value-type="string" calcext:value-type="string">
            <text:p>Note</text:p>
          </table:table-cell>
          <table:table-cell table:style-name="ce1088" table:formula="of:=IF(20*SUM([.AD173:.AD187])/SUM([.AE173:.AE187])&lt;0;0;20*SUM([.AD173:.AD187])/SUM([.AE173:.AE187]))" office:value-type="float" office:value="1.08108108108108" calcext:value-type="float">
            <text:p>1,08108108108108</text:p>
          </table:table-cell>
          <table:table-cell table:number-columns-repeated="33"/>
        </table:table-row>
        <table:table-row table:style-name="ro4">
          <table:table-cell table:style-name="ce681" office:value-type="string" calcext:value-type="string">
            <text:p></text:p>
          </table:table-cell>
          <table:table-cell table:style-name="ce710" office:value-type="string" calcext:value-type="string">
            <text:p>=</text:p>
          </table:table-cell>
          <table:table-cell table:style-name="ce723" table:formula="of:=IF([.Q174]&lt;0;&quot;-&quot;;&quot;&quot;)">
            <text:p/>
          </table:table-cell>
          <table:table-cell table:style-name="ce740" table:formula="of:=&quot;-----&quot;" office:value-type="string" office:string-value="-----" calcext:value-type="string">
            <text:p>-----</text:p>
          </table:table-cell>
          <table:table-cell table:style-name="ce709"/>
          <table:table-cell table:style-name="ce681" office:value-type="string" calcext:value-type="string">
            <text:p></text:p>
          </table:table-cell>
          <table:table-cell table:style-name="ce723" table:formula="of:=IF([.G186]=&quot;-&quot;;&quot;-&quot;;&quot;&quot;)">
            <text:p/>
          </table:table-cell>
          <table:table-cell table:style-name="ce740" table:formula="of:=&quot;------&quot;" office:value-type="string" office:string-value="------" calcext:value-type="string">
            <text:p>------</text:p>
          </table:table-cell>
          <table:table-cell table:style-name="ce677" table:number-columns-repeated="11"/>
          <table:table-cell table:style-name="ce1062"/>
          <table:table-cell table:style-name="ce677" table:number-columns-repeated="11"/>
          <table:table-cell table:number-columns-repeated="33"/>
        </table:table-row>
        <table:table-row table:style-name="ro4">
          <table:table-cell table:style-name="ce680"/>
          <table:table-cell table:style-name="ce709"/>
          <table:table-cell table:style-name="ce773"/>
          <table:table-cell table:style-name="ce740" table:formula="of:=[.E187]" office:value-type="float" office:value="8" calcext:value-type="float">
            <text:p>8</text:p>
          </table:table-cell>
          <table:table-cell table:style-name="ce709"/>
          <table:table-cell table:style-name="ce680"/>
          <table:table-cell table:style-name="ce709"/>
          <table:table-cell table:style-name="ce740" table:formula="of:=[.H187]" office:value-type="float" office:value="16" calcext:value-type="float">
            <text:p>16</text:p>
          </table:table-cell>
          <table:table-cell table:style-name="ce677" table:number-columns-repeated="23"/>
          <table:table-cell table:number-columns-repeated="33"/>
        </table:table-row>
        <table:table-row table:style-name="ro4">
          <table:table-cell table:style-name="ce677" table:number-columns-repeated="31"/>
          <table:table-cell table:number-columns-repeated="33"/>
        </table:table-row>
        <table:table-row table:style-name="ro4" table:number-rows-repeated="1048383">
          <table:table-cell table:number-columns-repeated="64"/>
        </table:table-row>
        <table:table-row table:style-name="ro4">
          <table:table-cell table:number-columns-repeated="64"/>
        </table:table-row>
        <calcext:conditional-formats>
          <calcext:conditional-format calcext:target-range-address="Données.D150:Données.N150 Données.D146:Données.N147 Données.D149:Données.D150 Données.E149:Données.N149">
            <calcext:condition calcext:apply-style-name="FAUX" calcext:value="formula-is(IF(#REF!=1))" calcext:base-cell-address="Données.D146"/>
            <calcext:condition calcext:apply-style-name="VRAI" calcext:value="formula-is(IF(#REF!=0))" calcext:base-cell-address="Données.D146"/>
          </calcext:conditional-format>
        </calcext:conditional-formats>
      </table:table>
      <table:table table:name="Synthèse" table:style-name="ta10" table:protected="true" table:protection-key="/CqIXhHcKjLpFzQpCojLofXzk58=" table:protection-key-digest-algorithm="http://www.w3.org/2000/09/xmldsig#sha1" table:print="false">
        <loext:table-protection loext:select-unprotected-cells="true"/>
        <office:forms form:automatic-focus="false" form:apply-design-mode="false"/>
        <table:table-column table:style-name="co48" table:default-cell-style-name="ce1107"/>
        <table:table-column table:style-name="co49" table:default-cell-style-name="ce1107"/>
        <table:table-column table:style-name="co50" table:default-cell-style-name="ce1107"/>
        <table:table-column table:style-name="co51" table:default-cell-style-name="ce1107"/>
        <table:table-column table:style-name="co52" table:default-cell-style-name="ce1107"/>
        <table:table-column table:style-name="co53" table:default-cell-style-name="ce1107"/>
        <table:table-column table:style-name="co1" table:default-cell-style-name="ce1107"/>
        <table:table-column table:style-name="co54" table:default-cell-style-name="ce1107"/>
        <table:table-column table:style-name="co1" table:number-columns-repeated="56" table:default-cell-style-name="ce1107"/>
        <table:table-row table:style-name="ro13">
          <table:table-cell table:style-name="ce1135" table:formula="of:=IF([.$G$1];&quot;Niveau&quot;;&quot;&quot;)" office:value-type="string" office:string-value="Niveau" calcext:value-type="string" table:number-columns-spanned="2" table:number-rows-spanned="1">
            <text:p>Niveau</text:p>
          </table:table-cell>
          <table:covered-table-cell/>
          <table:table-cell table:style-name="ce1110" table:formula="of:=IF([.$G$1];&quot;Notes&quot;;&quot;&quot;)" office:value-type="string" office:string-value="Notes" calcext:value-type="string">
            <text:p>Notes</text:p>
          </table:table-cell>
          <table:table-cell table:style-name="ce1110" table:formula="of:=IF([.$G$1];&quot;Faît&quot;;&quot;&quot;)" office:value-type="string" office:string-value="Faît" calcext:value-type="string">
            <text:p>Faît</text:p>
          </table:table-cell>
          <table:table-cell table:style-name="ce1110" table:formula="of:=IF([.$G$1];&quot;Coefficient&quot;;&quot;&quot;)" office:value-type="string" office:string-value="Coefficient" calcext:value-type="string">
            <text:p>Coefficient</text:p>
          </table:table-cell>
          <table:table-cell table:style-name="ce1164"/>
          <table:table-cell table:style-name="ce1170" table:formula="of:=IF([.A14]=[.B100];1;0)" office:value-type="float" office:value="1" calcext:value-type="float">
            <text:p>1</text:p>
          </table:table-cell>
          <table:table-cell table:style-name="ce1125" table:formula="of:=IF([.$G$1];&quot;Note&quot;;&quot;&quot;)" office:value-type="string" office:string-value="Note" calcext:value-type="string" table:number-columns-spanned="2" table:number-rows-spanned="2">
            <text:p>Note</text:p>
          </table:table-cell>
          <table:covered-table-cell table:style-name="ce1173"/>
          <table:table-cell table:number-columns-repeated="55"/>
        </table:table-row>
        <table:table-row table:style-name="ro13">
          <table:table-cell table:style-name="ce1136" table:formula="of:=IF([.$G$1];&quot;1&quot;;&quot;&quot;)" office:value-type="string" office:string-value="1" calcext:value-type="string">
            <text:p>1</text:p>
          </table:table-cell>
          <table:table-cell table:style-name="ce1136" table:formula="of:=IF([.$G$1];&quot;Inéquation-intervalle&quot;;&quot;&quot;)" office:value-type="string" office:string-value="Inéquation-intervalle" calcext:value-type="string">
            <text:p>Inéquation-intervalle</text:p>
          </table:table-cell>
          <table:table-cell table:style-name="ce1147" table:formula="of:=IF([.$G$1];IF([$Données.BB6]&lt;0;0;[$Données.BB6]);&quot;&quot;)" office:value-type="float" office:value="0" calcext:value-type="float">
            <text:p>0,00</text:p>
          </table:table-cell>
          <table:table-cell table:style-name="ce1160" table:formula="of:=IF([.$G$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quot;Oui&quot;;&quot;Non&quot;);&quot;&quot;)" office:value-type="string" office:string-value="Non" calcext:value-type="string">
            <text:p>Non</text:p>
          </table:table-cell>
          <table:table-cell table:style-name="ce1136" table:formula="of:=IF([.$G$1];IF(OR(COUNTA([$'Inéquation-intervalle'.D5:$'Inéquation-intervalle'.H5])&lt;&gt;0;COUNTA([$'Inéquation-intervalle'.D8];[$'Inéquation-intervalle'.F8];[$'Inéquation-intervalle'.H8];[$'Inéquation-intervalle'.F9])&lt;&gt;0;COUNTA([$'Inéquation-intervalle'.D14:$'Inéquation-intervalle'.H14])&lt;&gt;0;COUNTA([$'Inéquation-intervalle'.D18:$'Inéquation-intervalle'.F18])&lt;&gt;0;COUNTA([$'Inéquation-intervalle'.D21:$'Inéquation-intervalle'.H21];[$'Inéquation-intervalle'.E22];[$'Inéquation-intervalle'.G22])&lt;&gt;0;COUNTA([$'Inéquation-intervalle'.N5:$'Inéquation-intervalle'.R5])&lt;&gt;0;COUNTA([$'Inéquation-intervalle'.N8:$'Inéquation-intervalle'.R8])&lt;&gt;0;COUNTA([$'Inéquation-intervalle'.N12:$'Inéquation-intervalle'.R12])&lt;&gt;0;COUNTA([$'Inéquation-intervalle'.N16:$'Inéquation-intervalle'.X16])&lt;&gt;0;COUNTA([$'Inéquation-intervalle'.N19:$'Inéquation-intervalle'.R19];[$'Inéquation-intervalle'.O20];[$'Inéquation-intervalle'.Q20])&lt;&gt;0;COUNTA([$'Inéquation-intervalle'.N25:$'Inéquation-intervalle'.R25])&lt;&gt;0);1;0);&quot;&quot;)" office:value-type="float" office:value="0" calcext:value-type="float">
            <text:p>0</text:p>
          </table:table-cell>
          <table:table-cell table:style-name="ce1164"/>
          <table:table-cell/>
          <table:covered-table-cell table:style-name="ce1110"/>
          <table:covered-table-cell table:style-name="ce1174"/>
          <table:table-cell table:number-columns-repeated="55"/>
        </table:table-row>
        <table:table-row table:style-name="ro13">
          <table:table-cell table:style-name="ce1137" table:formula="of:=IF([.$G$1];&quot;2&quot;;&quot;&quot;)" office:value-type="string" office:string-value="2" calcext:value-type="string">
            <text:p>2</text:p>
          </table:table-cell>
          <table:table-cell table:style-name="ce1137" table:formula="of:=IF([.$G$1];&quot;|x|&quot;;&quot;&quot;)" office:value-type="string" office:string-value="|x|" calcext:value-type="string">
            <text:p>|x|</text:p>
          </table:table-cell>
          <table:table-cell table:style-name="ce1150" table:formula="of:=IF([.$G$1];IF([$Données.V152]&lt;0;0;[$Données.V152]);&quot;&quot;)" office:value-type="float" office:value="0" calcext:value-type="float">
            <text:p>0,00</text:p>
          </table:table-cell>
          <table:table-cell table:style-name="ce1161" table:formula="of:=IF([.$G$1];IF(OR(COUNTA([$'|x|'.E5:$'|x|'.I5])&lt;&gt;0;COUNTA([$'|x|'.P4];[$'|x|'.N6];[$'|x|'.P6];[$'|x|'.R6])&lt;&gt;0;COUNTA([$'|x|'.E12:$'|x|'.O12])&lt;&gt;0;COUNTA([$'|x|'.H15];[$'|x|'.E16];[$'|x|'.G16];[$'|x|'.K16];[$'|x|'.F17];[$'|x|'.H17];[$'|x|'.J17])&lt;&gt;0;COUNTA([$'|x|'.E23:$'|x|'.O23])&lt;&gt;0;COUNTA([$'|x|'.H26];[$'|x|'.E27];[$'|x|'.G27];[$'|x|'.K27];[$'|x|'.F28];[$'|x|'.H28];[$'|x|'.J28])&lt;&gt;0);&quot;Oui&quot;;&quot;Non&quot;);&quot;&quot;)" office:value-type="string" office:string-value="Non" calcext:value-type="string">
            <text:p>Non</text:p>
          </table:table-cell>
          <table:table-cell table:style-name="ce1137" table:formula="of:=IF([.$G$1];IF(OR(COUNTA([$'|x|'.E5:$'|x|'.I5])&lt;&gt;0;COUNTA([$'|x|'.P4];[$'|x|'.N6];[$'|x|'.P6];[$'|x|'.R6])&lt;&gt;0;COUNTA([$'|x|'.E12:$'|x|'.O12])&lt;&gt;0;COUNTA([$'|x|'.H15];[$'|x|'.E16];[$'|x|'.G16];[$'|x|'.K16];[$'|x|'.F17];[$'|x|'.H17];[$'|x|'.J17])&lt;&gt;0;COUNTA([$'|x|'.E23:$'|x|'.O23])&lt;&gt;0;COUNTA([$'|x|'.H26];[$'|x|'.E27];[$'|x|'.G27];[$'|x|'.K27];[$'|x|'.F28];[$'|x|'.H28];[$'|x|'.J28])&lt;&gt;0);1;0);&quot;&quot;)" office:value-type="float" office:value="0" calcext:value-type="float">
            <text:p>0</text:p>
          </table:table-cell>
          <table:table-cell table:number-columns-repeated="2"/>
          <table:table-cell table:style-name="ce1172" table:formula="of:=IF([.$G$1];IF(SUM([.E2:.E9])=0;0;ROUND(2*SUMPRODUCT([.C2:.C9];[.E2:.E9])/SUM([.E2:.E9]);0)/2);&quot;&quot;)" office:value-type="float" office:value="0" calcext:value-type="float" table:number-columns-spanned="1" table:number-rows-spanned="2">
            <text:p>0</text:p>
          </table:table-cell>
          <table:table-cell table:style-name="ce1125" table:formula="of:=IF([.$G$1];&quot;/20&quot;;&quot;&quot;)" office:value-type="string" office:string-value="/20" calcext:value-type="string" table:number-columns-spanned="1" table:number-rows-spanned="2">
            <text:p>/20</text:p>
          </table:table-cell>
          <table:table-cell table:number-columns-repeated="55"/>
        </table:table-row>
        <table:table-row table:style-name="ro13">
          <table:table-cell table:style-name="ce1136" table:formula="of:=IF([.$G$1];&quot;3&quot;;&quot;&quot;)" office:value-type="string" office:string-value="3" calcext:value-type="string">
            <text:p>3</text:p>
          </table:table-cell>
          <table:table-cell table:style-name="ce1136" table:formula="of:=IF([.$G$1];&quot;2nd ° Seconde N1&quot;;&quot;&quot;)" office:value-type="string" office:string-value="2nd ° Seconde N1" calcext:value-type="string">
            <text:p>2nd ° Seconde N1</text:p>
          </table:table-cell>
          <table:table-cell table:style-name="ce1147" table:formula="of:=IF([.$G$1];IF([$Données.AE30]&lt;0;0;[$Données.AE30]);&quot;&quot;)" office:value-type="float" office:value="0" calcext:value-type="float">
            <text:p>0,00</text:p>
          </table:table-cell>
          <table:table-cell table:style-name="ce1160"/>
          <table:table-cell table:style-name="ce1136"/>
          <table:table-cell table:style-name="ce1165"/>
          <table:table-cell/>
          <table:covered-table-cell table:style-name="ce198"/>
          <table:covered-table-cell table:style-name="ce212"/>
          <table:table-cell table:number-columns-repeated="55"/>
        </table:table-row>
        <table:table-row table:style-name="ro13">
          <table:table-cell table:style-name="ce1137" table:formula="of:=IF([.$G$1];&quot;4&quot;;&quot;&quot;)" office:value-type="string" office:string-value="4" calcext:value-type="string">
            <text:p>4</text:p>
          </table:table-cell>
          <table:table-cell table:style-name="ce1137" table:formula="of:=IF([.$G$1];&quot;2nd ° Seconde N2&quot;;&quot;&quot;)" office:value-type="string" office:string-value="2nd ° Seconde N2" calcext:value-type="string">
            <text:p>2nd ° Seconde N2</text:p>
          </table:table-cell>
          <table:table-cell table:style-name="ce1150" table:formula="of:=IF([.$G$1];IF([$Données.AE52]&lt;0;0;[$Données.AE52]);&quot;&quot;)" office:value-type="float" office:value="1.08108108108108" calcext:value-type="float">
            <text:p>1,08</text:p>
          </table:table-cell>
          <table:table-cell table:style-name="ce1161"/>
          <table:table-cell table:style-name="ce1137"/>
          <table:table-cell table:style-name="ce1165"/>
          <table:table-cell table:number-columns-repeated="2"/>
          <table:table-cell table:style-name="ce1175"/>
          <table:table-cell table:number-columns-repeated="55"/>
        </table:table-row>
        <table:table-row table:style-name="ro13">
          <table:table-cell table:style-name="ce1136" table:formula="of:=IF([.$G$1];&quot;5&quot;;&quot;&quot;)" office:value-type="string" office:string-value="5" calcext:value-type="string">
            <text:p>5</text:p>
          </table:table-cell>
          <table:table-cell table:style-name="ce1136" table:formula="of:=IF([.$G$1];&quot;Homographique N1&quot;;&quot;&quot;)" office:value-type="string" office:string-value="Homographique N1" calcext:value-type="string">
            <text:p>Homographique N1</text:p>
          </table:table-cell>
          <table:table-cell table:style-name="ce1147" table:formula="of:=IF([.$G$1];IF([$Données.AE77]&lt;0;0;[$Données.AE77]);&quot;&quot;)" office:value-type="float" office:value="0" calcext:value-type="float">
            <text:p>0,00</text:p>
          </table:table-cell>
          <table:table-cell table:style-name="ce1160"/>
          <table:table-cell table:style-name="ce1136"/>
          <table:table-cell table:style-name="ce1165"/>
          <table:table-cell table:number-columns-repeated="2"/>
          <table:table-cell table:style-name="ce1175"/>
          <table:table-cell table:number-columns-repeated="55"/>
        </table:table-row>
        <table:table-row table:style-name="ro13">
          <table:table-cell table:style-name="ce1137" table:formula="of:=IF([.$G$1];&quot;6&quot;;&quot;&quot;)" office:value-type="string" office:string-value="6" calcext:value-type="string">
            <text:p>6</text:p>
          </table:table-cell>
          <table:table-cell table:style-name="ce1137" table:formula="of:=IF([.$G$1];&quot;Homographique N2&quot;;&quot;&quot;)" office:value-type="string" office:string-value="Homographique N2" calcext:value-type="string">
            <text:p>Homographique N2</text:p>
          </table:table-cell>
          <table:table-cell table:style-name="ce1150" table:formula="of:=IF([.$G$1];IF([$Données.AE103]&lt;0;0;[$Données.AE103]);&quot;&quot;)" office:value-type="float" office:value="0.769230769230769" calcext:value-type="float">
            <text:p>0,77</text:p>
          </table:table-cell>
          <table:table-cell table:style-name="ce1161"/>
          <table:table-cell table:style-name="ce1137"/>
          <table:table-cell table:style-name="ce1165"/>
          <table:table-cell table:number-columns-repeated="58"/>
        </table:table-row>
        <table:table-row table:style-name="ro13">
          <table:table-cell table:style-name="ce1136" table:formula="of:=IF([.$G$1];&quot;7&quot;;&quot;&quot;)" office:value-type="string" office:string-value="7" calcext:value-type="string">
            <text:p>7</text:p>
          </table:table-cell>
          <table:table-cell table:style-name="ce1136" table:formula="of:=IF([.$G$1];&quot;2nd ° Première G N1&quot;;&quot;&quot;)" office:value-type="string" office:string-value="2nd ° Première G N1" calcext:value-type="string">
            <text:p>2nd ° Première G N1</text:p>
          </table:table-cell>
          <table:table-cell table:style-name="ce1147" table:formula="of:=IF([.$G$1];IF([$Données.AG167]&lt;0;0;[$Données.AG167]);&quot;&quot;)" office:value-type="float" office:value="0" calcext:value-type="float">
            <text:p>0,00</text:p>
          </table:table-cell>
          <table:table-cell table:style-name="ce1160"/>
          <table:table-cell table:style-name="ce1136"/>
          <table:table-cell table:style-name="ce1166"/>
          <table:table-cell table:style-name="ce1169" table:number-columns-repeated="58"/>
        </table:table-row>
        <table:table-row table:style-name="ro13">
          <table:table-cell table:style-name="ce1137" table:formula="of:=IF([.$G$1];&quot;8&quot;;&quot;&quot;)" office:value-type="string" office:string-value="8" calcext:value-type="string">
            <text:p>8</text:p>
          </table:table-cell>
          <table:table-cell table:style-name="ce1137" table:formula="of:=IF([.$G$1];&quot;2nd ° Première G N2&quot;;&quot;&quot;)" office:value-type="string" office:string-value="2nd ° Première G N2" calcext:value-type="string">
            <text:p>2nd ° Première G N2</text:p>
          </table:table-cell>
          <table:table-cell table:style-name="ce1150"/>
          <table:table-cell table:style-name="ce1161"/>
          <table:table-cell table:style-name="ce1137"/>
          <table:table-cell table:style-name="ce1167"/>
          <table:table-cell table:style-name="ce1169" table:number-columns-repeated="58"/>
        </table:table-row>
        <table:table-row table:style-name="ro13">
          <table:table-cell table:style-name="ce1138" table:number-columns-repeated="2"/>
          <table:table-cell table:style-name="ce1156"/>
          <table:table-cell table:style-name="ce1163"/>
          <table:table-cell table:style-name="ce1138"/>
          <table:table-cell table:style-name="ce1167"/>
          <table:table-cell table:style-name="ce1169" table:number-columns-repeated="58"/>
        </table:table-row>
        <table:table-row table:style-name="ro13">
          <table:table-cell table:style-name="Default"/>
          <table:table-cell table:style-name="ce1138"/>
          <table:table-cell table:style-name="ce1157"/>
          <table:table-cell table:style-name="ce1163"/>
          <table:table-cell table:style-name="ce1138"/>
          <table:table-cell table:style-name="ce1169" table:number-columns-repeated="59"/>
        </table:table-row>
        <table:table-row table:style-name="ro13">
          <table:table-cell table:style-name="ce1138" table:number-columns-repeated="2"/>
          <table:table-cell table:style-name="ce1157"/>
          <table:table-cell table:style-name="ce1163"/>
          <table:table-cell table:style-name="ce1138"/>
          <table:table-cell table:style-name="ce1169" table:number-columns-repeated="59"/>
        </table:table-row>
        <table:table-row table:style-name="ro14">
          <table:table-cell table:number-columns-repeated="64"/>
        </table:table-row>
        <table:table-row table:style-name="ro14">
          <table:table-cell table:style-name="ce1140" office:value-type="string" calcext:value-type="string" table:number-columns-spanned="5" table:number-rows-spanned="2">
            <text:p>KELLER Stéphane</text:p>
          </table:table-cell>
          <table:covered-table-cell table:number-columns-repeated="4"/>
          <table:table-cell table:number-columns-repeated="59"/>
        </table:table-row>
        <table:table-row table:style-name="ro14">
          <table:covered-table-cell table:number-columns-repeated="5"/>
          <table:table-cell table:number-columns-repeated="59"/>
        </table:table-row>
        <table:table-row table:style-name="ro14">
          <table:table-cell table:number-columns-repeated="64"/>
        </table:table-row>
        <table:table-row table:style-name="ro14">
          <table:table-cell table:number-columns-repeated="2"/>
          <table:table-cell table:style-name="ce1158"/>
          <table:table-cell table:number-columns-repeated="61"/>
        </table:table-row>
        <table:table-row table:style-name="ro14">
          <table:table-cell table:number-columns-repeated="64"/>
        </table:table-row>
        <table:table-row table:style-name="ro14">
          <table:table-cell table:style-name="Default" table:number-columns-repeated="2"/>
          <table:table-cell table:number-columns-repeated="62"/>
        </table:table-row>
        <table:table-row table:style-name="ro14" table:number-rows-repeated="80">
          <table:table-cell table:number-columns-repeated="64"/>
        </table:table-row>
        <table:table-row table:style-name="ro14">
          <table:table-cell table:style-name="ce1141" office:value-type="string" calcext:value-type="string">
            <text:p>MDP :</text:p>
          </table:table-cell>
          <table:table-cell table:style-name="ce1141" office:value-type="string" calcext:value-type="string">
            <text:p>KELLER Stéphane</text:p>
          </table:table-cell>
          <table:table-cell table:number-columns-repeated="62"/>
        </table:table-row>
        <table:table-row table:style-name="ro14" table:number-rows-repeated="1048475">
          <table:table-cell table:number-columns-repeated="64"/>
        </table:table-row>
        <table:table-row table:style-name="ro14">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ymbol" svg:font-family="Symbol" style:font-family-generic="roman" style:font-pitch="variable" style:font-charset="x-symbol"/>
    <style:font-face style:name="Comic Sans MS1" svg:font-family="'Comic Sans MS'"/>
    <style:font-face style:name="Symbol1" svg:font-family="Symbol"/>
    <style:font-face style:name="Times New Roman3" svg:font-family="'Times New Roma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Gras"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fraction number:min-numerator-digits="2" loext:max-numerator-digits="2" number:min-denominator-digits="2" number:max-denominator-value="99"/>
    </number:number-style>
    <number:currency-style style:name="N109P0" style:volatile="true">
      <number:number number:decimal-places="2" number: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9P0"/>
    </number:currency-style>
    <number:currency-style style:name="N110">
      <number:number number:decimal-places="0" number:min-decimal-places="0" number:min-integer-digits="0">
        <number:embedded-text number:position="1"> /</number:embedded-text>
      </number:number>
      <number:currency-symbol number:language="fr" number:country="FR">PI</number:currency-symbol>
    </number:currency-style>
    <number:currency-style style:name="N111">
      <number:number number:decimal-places="0" number:min-decimal-places="0" number:min-integer-digits="0"/>
      <number:text> </number:text>
      <number:currency-symbol>/20</number:currency-symbol>
    </number:currency-style>
    <number:number-style style:name="N112">
      <number:fraction number:min-numerator-digits="1" loext:max-numerator-digits="1" number:min-denominator-digits="1" number:max-denominator-value="9"/>
    </number:number-style>
    <number:number-style style:name="N113">
      <number:text>M</number:text>
      <number:number number:decimal-places="0" number:min-decimal-places="0" number:min-integer-digits="0"/>
    </number:number-style>
    <number:number-style style:name="N114">
      <number:number number:decimal-places="10" number:min-decimal-places="10" number:min-integer-digits="1"/>
    </number:number-style>
    <number:number-style style:name="N115">
      <number:number number:decimal-places="9" number:min-decimal-places="9" number:min-integer-digits="1"/>
    </number:number-style>
    <number:number-style style:name="N116">
      <number:number number:decimal-places="8" number:min-decimal-places="8" number:min-integer-digits="1"/>
    </number:number-style>
    <number:number-style style:name="N117">
      <number:number number:decimal-places="7" number:min-decimal-places="7" number:min-integer-digits="1"/>
    </number:number-style>
    <number:number-style style:name="N118">
      <number:number number:decimal-places="6" number:min-decimal-places="6" number:min-integer-digits="1"/>
    </number:number-style>
    <number:number-style style:name="N119">
      <number:number number:decimal-places="5" number:min-decimal-places="5" number:min-integer-digits="1"/>
    </number:number-style>
    <number:number-style style:name="N120">
      <number:number number:decimal-places="4" number:min-decimal-places="4" number:min-integer-digits="1"/>
    </number:number-style>
    <number:number-style style:name="N121">
      <number:number number:decimal-places="3" number:min-decimal-places="3" number:min-integer-digits="1"/>
    </number:number-style>
    <number:number-style style:name="N122">
      <number:number number:decimal-places="1" number:min-decimal-places="1" number:min-integer-digits="1"/>
    </number:number-style>
    <number:currency-style style:name="N124P0" style:volatile="true">
      <number:number number:decimal-places="0" number:min-decimal-places="0" number:min-integer-digits="1"/>
      <number:text> </number:text>
      <number:currency-symbol>/20</number:currency-symbol>
    </number:currency-style>
    <number:currency-style style:name="N124">
      <number:text>-</number:text>
      <number:number number:decimal-places="0" number:min-decimal-places="0" number:min-integer-digits="1"/>
      <number:text> </number:text>
      <number:currency-symbol>/20</number:currency-symbol>
      <style:map style:condition="value()&gt;=0" style:apply-style-name="N124P0"/>
    </number:currency-style>
    <number:number-style style:name="N125">
      <number:number number:decimal-places="0" number:min-decimal-places="0" number:min-integer-digits="0"/>
      <number:text> / 3</number:text>
    </number:number-style>
    <number:currency-style style:name="N127P0" style:volatile="true">
      <number:number number:decimal-places="1" number:min-decimal-places="1" number:min-integer-digits="1"/>
      <number:text> </number:text>
      <number:currency-symbol>/20</number:currency-symbol>
    </number:currency-style>
    <number:currency-style style:name="N127">
      <number:text>-</number:text>
      <number:number number:decimal-places="1" number:min-decimal-places="1" number:min-integer-digits="1"/>
      <number:text> </number:text>
      <number:currency-symbol>/20</number:currency-symbol>
      <style:map style:condition="value()&gt;=0" style:apply-style-name="N127P0"/>
    </number:currency-style>
    <number:currency-style style:name="N129P0" style:volatile="true">
      <number:number number:decimal-places="2" number:min-decimal-places="2" number:min-integer-digits="1"/>
      <number:text> </number:text>
      <number:currency-symbol>/20</number:currency-symbol>
    </number:currency-style>
    <number:currency-style style:name="N129">
      <number:text>-</number:text>
      <number:number number:decimal-places="2" number:min-decimal-places="2" number:min-integer-digits="1"/>
      <number:text> </number:text>
      <number:currency-symbol>/20</number:currency-symbol>
      <style:map style:condition="value()&gt;=0" style:apply-style-name="N129P0"/>
    </number:currency-style>
    <number:currency-style style:name="N131P0" style:volatile="true">
      <number:number number:decimal-places="0" number:min-decimal-places="0" number:min-integer-digits="2"/>
      <number:text> </number:text>
      <number:currency-symbol>/20</number:currency-symbol>
    </number:currency-style>
    <number:currency-style style:name="N131">
      <number:text>-</number:text>
      <number:number number:decimal-places="0" number:min-decimal-places="0" number:min-integer-digits="2"/>
      <number:text> </number:text>
      <number:currency-symbol>/20</number:currency-symbol>
      <style:map style:condition="value()&gt;=0" style:apply-style-name="N131P0"/>
    </number:currency-style>
    <number:number-style style:name="N132">
      <number:number number:decimal-places="0" number:min-decimal-places="0" number:min-integer-digits="2"/>
    </number:number-style>
    <number:currency-style style:name="N134P0" style:volatile="true">
      <number:number number:decimal-places="1" number:min-decimal-places="1" number:min-integer-digits="2"/>
      <number:text> </number:text>
      <number:currency-symbol>/20</number:currency-symbol>
    </number:currency-style>
    <number:currency-style style:name="N134">
      <number:text>-</number:text>
      <number:number number:decimal-places="1" number:min-decimal-places="1" number:min-integer-digits="2"/>
      <number:text> </number:text>
      <number:currency-symbol>/20</number:currency-symbol>
      <style:map style:condition="value()&gt;=0" style:apply-style-name="N134P0"/>
    </number:currency-style>
    <number:currency-style style:name="N136P0" style:volatile="true">
      <number:number number:decimal-places="1" number:min-decimal-places="1" number:min-integer-digits="0"/>
      <number:text> </number:text>
      <number:currency-symbol>/20</number:currency-symbol>
    </number:currency-style>
    <number:currency-style style:name="N136">
      <number:text>-</number:text>
      <number:number number:decimal-places="1" number:min-decimal-places="1" number:min-integer-digits="0"/>
      <number:text> </number:text>
      <number:currency-symbol>/20</number:currency-symbol>
      <style:map style:condition="value()&gt;=0" style:apply-style-name="N136P0"/>
    </number:currency-style>
    <number:currency-style style:name="N138P0" style:volatile="true">
      <number:number number:decimal-places="1" number:min-decimal-places="0" number:min-integer-digits="0" number:decimal-replacement=""/>
      <number:text> </number:text>
      <number:currency-symbol>/20</number:currency-symbol>
    </number:currency-style>
    <number:currency-style style:name="N138">
      <number:text>-</number:text>
      <number:number number:decimal-places="1" number:min-decimal-places="0" number:min-integer-digits="0" number:decimal-replacement=""/>
      <number:text> </number:text>
      <number:currency-symbol>/20</number:currency-symbol>
      <style:map style:condition="value()&gt;=0" style:apply-style-name="N138P0"/>
    </number:currency-style>
    <number:currency-style style:name="N139">
      <number:number number:decimal-places="1" number:min-decimal-places="0" number:min-integer-digits="1" number:decimal-replacement=""/>
      <number:text> </number:text>
      <number:currency-symbol>/20</number:currency-symbol>
    </number:currency-style>
    <number:currency-style style:name="N140P0" style:volatile="true">
      <number:number number:decimal-places="1" number:min-decimal-places="0" number:min-integer-digits="1" number:decimal-replacement=""/>
      <number:text> </number:text>
      <number:currency-symbol>/20</number:currency-symbol>
    </number:currency-style>
    <number:currency-style style:name="N140">
      <number:text>-</number:text>
      <number:number number:decimal-places="1" number:min-decimal-places="0" number:min-integer-digits="1" number:decimal-replacement=""/>
      <number:text> </number:text>
      <number:currency-symbol>/20</number:currency-symbol>
      <style:map style:condition="value()&gt;=0" style:apply-style-name="N140P0"/>
    </number:currency-style>
    <number:number-style style:name="N141">
      <number:number number:decimal-places="1" number:min-decimal-places="0" number:min-integer-digits="1" number:decimal-replacement=""/>
    </number:number-style>
    <number:number-style style:name="N142">
      <number:fraction number:min-integer-digits="0" number:min-numerator-digits="2" loext:max-numerator-digits="2" number:min-denominator-digits="1" number:max-denominator-value="9"/>
    </number:number-style>
    <number:number-style style:name="N143">
      <number:number number:decimal-places="13" number:min-decimal-places="13" number:min-integer-digits="1"/>
    </number:number-style>
    <number:number-style style:name="N144">
      <number:number number:decimal-places="12" number:min-decimal-places="12" number:min-integer-digits="1"/>
    </number:number-style>
    <number:number-style style:name="N145">
      <number:number number:decimal-places="11" number:min-decimal-places="11" number:min-integer-digits="1"/>
    </number:number-style>
    <number:number-style style:name="N146">
      <number:number number:decimal-places="2" number:min-decimal-places="0" number:min-integer-digits="1" number:decimal-replacement=""/>
    </number:number-style>
    <number:number-style style:name="N147">
      <number:fraction number:min-integer-digits="0" number:min-numerator-digits="1" loext:max-numerator-digits="1" number:min-denominator-digits="1" number:max-denominator-value="9"/>
    </number:number-style>
    <number:number-style style:name="N148">
      <number:number number:decimal-places="0" number:min-decimal-places="0" number:min-integer-digits="0"/>
    </number:number-style>
    <number:number-style style:name="N149">
      <number:number number:decimal-places="1" number:min-decimal-places="1" number:min-integer-digits="0"/>
    </number:number-style>
    <number:number-style style:name="N150">
      <number:number number:decimal-places="3" number:min-decimal-places="0" number:min-integer-digits="1" number:decimal-replacement=""/>
    </number:number-style>
    <number:number-style style:name="N151">
      <number:number number:decimal-places="6" number:min-decimal-places="0" number:min-integer-digits="1" number:decimal-replacement=""/>
    </number:number-style>
    <number:number-style style:name="N152">
      <number:number number:decimal-places="14" number:min-decimal-places="14" number:min-integer-digits="1"/>
    </number:number-style>
    <number:number-style style:name="N153">
      <number:scientific-number number:decimal-places="2" number:min-decimal-places="0" number:min-integer-digits="1" number:min-exponent-digits="2" number:exponent-interval="1" number:forced-exponent-sign="true"/>
    </number:number-style>
    <number:number-style style:name="N154">
      <number:number number:decimal-places="9" number:min-decimal-places="0" number:min-integer-digits="1" number:decimal-replacement="" number:grouping="true"/>
    </number:number-style>
    <number:number-style style:name="N155">
      <number:number number:decimal-places="2" number:min-decimal-places="0" number:min-integer-digits="0" number:decimal-replacement="" number:grouping="true"/>
    </number:number-style>
    <number:number-style style:name="N156">
      <number:number number:decimal-places="2" number:min-decimal-places="0" number:min-integer-digits="1" number:decimal-replacement="" number:grouping="true"/>
    </number:number-style>
    <number:number-style style:name="N157">
      <number:scientific-number number:decimal-places="2" number:min-decimal-places="0" number:min-integer-digits="1" number:min-exponent-digits="1" number:exponent-interval="1" number:forced-exponent-sign="true"/>
    </number:number-style>
    <number:number-style style:name="N158">
      <number:number number:decimal-places="3" number:min-decimal-places="0" number:min-integer-digits="0" number:decimal-replacement="" number:grouping="true"/>
    </number:number-style>
    <number:number-style style:name="N159">
      <number:number number:decimal-places="3" number:min-decimal-places="0" number:min-integer-digits="1" number:decimal-replacement="" number:grouping="true"/>
    </number:number-style>
    <number:number-style style:name="N160">
      <number:number number:decimal-places="9" number:min-decimal-places="0" number:min-integer-digits="4" number:decimal-replacement="" number:grouping="true"/>
    </number:number-style>
    <number:number-style style:name="N161">
      <number:scientific-number number:decimal-places="8" number:min-decimal-places="0" number:min-integer-digits="1" number:min-exponent-digits="2" number:exponent-interval="1" number:forced-exponent-sign="true"/>
    </number:number-style>
    <number:number-style style:name="N162">
      <number:number number:decimal-places="12" number:min-decimal-places="0" number:min-integer-digits="1" number:decimal-replacement=""/>
    </number:number-style>
    <number:number-style style:name="N163">
      <number:number number:decimal-places="12" number:min-decimal-places="12" number:min-integer-digits="1" number:grouping="true"/>
    </number:number-style>
    <number:number-style style:name="N164">
      <number:fraction number:min-numerator-digits="6" loext:max-numerator-digits="6" number:min-denominator-digits="6" number:max-denominator-value="999999"/>
    </number:number-style>
    <number:number-style style:name="N165">
      <number:fraction number:min-numerator-digits="3" loext:max-numerator-digits="6" number:min-denominator-digits="6" number:max-denominator-value="999999"/>
    </number:number-style>
    <number:number-style style:name="N166">
      <number:fraction number:min-numerator-digits="1" loext:max-numerator-digits="6" number:min-denominator-digits="6" number:max-denominator-value="999999"/>
    </number:number-style>
    <number:number-style style:name="N167">
      <number:fraction number:min-numerator-digits="1" loext:max-numerator-digits="6" number:min-denominator-digits="2" number:max-denominator-value="99"/>
    </number:number-style>
    <number:number-style style:name="N168">
      <number:fraction number:min-numerator-digits="1" loext:max-numerator-digits="6" number:min-denominator-digits="5" number:max-denominator-value="99999"/>
    </number:number-style>
    <number:number-style style:name="N169">
      <number:fraction number:min-numerator-digits="1" loext:max-numerator-digits="6" number:min-denominator-digits="1" number:max-denominator-value="999999"/>
    </number:number-style>
    <number:number-style style:name="N170">
      <number:fraction number:min-integer-digits="0" number:min-numerator-digits="1" loext:max-numerator-digits="6" number:min-denominator-digits="1" number:max-denominator-value="9"/>
    </number:number-style>
    <number:number-style style:name="N171">
      <number:fraction number:min-numerator-digits="1" loext:max-numerator-digits="6" number:min-denominator-digits="7" number:max-denominator-value="9999999"/>
    </number:number-style>
    <number:number-style style:name="N172">
      <number:fraction number:min-numerator-digits="1" loext:max-numerator-digits="7" number:min-denominator-digits="6" number:max-denominator-value="999999"/>
    </number:number-style>
    <number:percentage-style style:name="N173">
      <number:number number:decimal-places="0" number:min-decimal-places="0" number:min-integer-digits="1"/>
      <number:text>%</number:text>
    </number:percentage-style>
    <number:number-style style:name="N174">
      <number:number number:decimal-places="1" number:min-decimal-places="1" number:min-integer-digits="1" number:grouping="true"/>
    </number:number-style>
    <number:number-style style:name="N175">
      <number:number number:decimal-places="3" number:min-decimal-places="3" number:min-integer-digits="1" number:grouping="true"/>
    </number:number-style>
    <number:number-style style:name="N176">
      <number:number number:decimal-places="4" number:min-decimal-places="4" number:min-integer-digits="1" number:grouping="true"/>
    </number:number-style>
    <number:number-style style:name="N177">
      <number:fraction number:min-numerator-digits="1" loext:max-numerator-digits="4" number:min-denominator-digits="5" number:max-denominator-value="99999"/>
    </number:number-style>
    <number:number-style style:name="N178">
      <number:fraction number:min-numerator-digits="1" loext:max-numerator-digits="5" number:min-denominator-digits="5" number:max-denominator-value="99999"/>
    </number:number-style>
    <number:percentage-style style:name="N179">
      <number:number number:decimal-places="1" number:min-decimal-places="1" number:min-integer-digits="1"/>
      <number:text>%</number:text>
    </number:percentage-style>
    <number:number-style style:name="N180">
      <number:number number:decimal-places="1" number:min-decimal-places="1" number:min-integer-digits="1" number:display-factor="1000"/>
      <number:text>%</number:text>
    </number:number-style>
    <number:number-style style:name="N181">
      <number:number number:decimal-places="1" number:min-decimal-places="1" number:min-integer-digits="1"/>
      <number:text> %</number:text>
    </number:number-style>
    <number:number-style style:name="N182">
      <number:number number:decimal-places="0" number:min-decimal-places="0" number:min-integer-digits="1"/>
      <number:text> %</number:text>
    </number:number-style>
    <number:percentage-style style:name="N183">
      <number:number number:decimal-places="0" number:min-decimal-places="0" number:min-integer-digits="1" number:display-factor="1000"/>
      <number:text>%</number:text>
    </number:percentage-style>
    <number:percentage-style style:name="N184">
      <number:number number:decimal-places="3" number:min-decimal-places="3" number:min-integer-digits="1"/>
      <number:text>%</number:text>
    </number:percentage-style>
    <number:percentage-style style:name="N185">
      <number:number number:decimal-places="4" number:min-decimal-places="4" number:min-integer-digits="1"/>
      <number:text>%</number:text>
    </number:percentage-style>
    <number:percentage-style style:name="N186">
      <number:number number:decimal-places="2" number:min-decimal-places="2" number:min-integer-digits="1"/>
      <number:text>%</number:text>
    </number:percentage-style>
    <number:number-style style:name="N187">
      <number:fraction number:min-integer-digits="0" number:min-numerator-digits="2" loext:max-numerator-digits="2" number:min-denominator-digits="2" number:max-denominator-value="99"/>
    </number:number-style>
    <number:number-style style:name="N188">
      <number:fraction number:min-numerator-digits="3" loext:max-numerator-digits="3" number:min-denominator-digits="3" number:max-denominator-value="999"/>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28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28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FAUX" style:family="table-cell" style:parent-style-name="Default">
      <style:text-properties fo:color="#009900"/>
    </style:style>
    <style:style style:name="VRAI" style:family="table-cell" style:parent-style-name="Default">
      <style:text-properties fo:color="#ff3333"/>
    </style:style>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Extrémités_20_de_20_flèche_20_1" draw:display-name="Extrémités de flèche 1" svg:viewBox="0 0 200 200" svg:d="M200 100c0 18-4 34-13 50-10 16-21 27-37 37-16 9-32 13-50 13s-34-4-50-13c-16-10-27-21-37-37-9-16-13-32-13-50s4-34 13-50c10-16 21-27 37-37 16-9 32-13 50-13s34 4 50 13c16 10 27 21 37 37 9 16 13 32 13 50z"/>
    <draw:marker draw:name="Extrémités_20_de_20_flèche_20_2" draw:display-name="Extrémités de flèche 2" svg:viewBox="0 0 20 30" svg:d="M10 0l-10 30h20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01">00/00/0000</text:date>, <text:time style:data-style-name="N2" text:time-value="09:10:10.82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1-19T14:34:48.409000000</meta:creation-date>
    <dc:date>2021-12-01T09:10:55.891000000</dc:date>
    <meta:editing-duration>P2DT9H52M45S</meta:editing-duration>
    <meta:editing-cycles>767</meta:editing-cycles>
    <meta:generator>LibreOffice/7.1.6.2$Windows_x86 LibreOffice_project/0e133318fcee89abacd6a7d077e292f1145735c3</meta:generator>
    <meta:document-statistic meta:table-count="11" meta:cell-count="3546" meta:object-count="80"/>
  </office:meta>
</office:document-meta>
</file>

<file path=Basic/Standard/RAZ.xml><?xml version="1.0" encoding="utf-8"?>
<!DOCTYPE module  PUBLIC '-//OpenOffice.org//DTD OfficeDocument 1.0//EN'  'module.dtd'>
<script:module xmlns:script="http://openoffice.org/2000/script" script:name="RAZ" script:language="StarBasic" script:moduleType="normal">REM  *****  BASIC  *****

Sub Main

End Sub

rem purge nombres saisis tous niveaux
Sub RAZ_Niveaux()
	Dim Feuille as Object, Plage1 as Object, Plage2 as Object, Plage3 as Object
	Dim Plage4 as Object, Plage5 as Object, Plage6 as Object, Plage7 as Object
	Dim Plage8 as Object, Plage9 as Object, Plage10 as Object

	rem purge nombres saisis Inéquation-intervalle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rem purge nombres saisis |x|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rem purge nombres saisis 2nd ° Seconde N1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rem purge nombres 2nd ° Seconde N2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rem purge nombres saisis Homographique N1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rem purge nombres saisis Homographique N2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rem purge nombres saisis 2nd ° Première G N1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purge nombres saisis Inéquation-intervalle
Sub RAZ_Inequation_intervalle()
	Dim Feuille as Object, Plage1 as Object, Plage2 as Object, Plage3 as Object
	Dim Plage4 as Object, Plage5 as Object, Plage6 as Object, Plage7 as Object
	Dim Plage8 as Object, Plage9 as Object, Plage10 as Object
	Feuille = thisComponent.Sheets.getByName("Inéquation-intervalle") 'Accès dans ce classeur à une feuille par son nom
	Plage1 = Feuille.getCellRangeByName("D5:H5") 'Accès dans cette feuille à une plage par son nom
	Plage2 = Feuille.getCellRangeByName("D14:H14") 'Accès dans cette feuille à une plage par son nom
	Plage3 = Feuille.getCellRangeByName("D18:F18") 'Accès dans cette feuille à une plage par son nom
	Plage4 = Feuille.getCellRangeByName("D21:H21") 'Accès dans cette feuille à une plage par son nom
	Plage5 = Feuille.getCellRangeByName("N5:R5") 'Accès dans cette feuille à une plage par son nom
	Plage6 = Feuille.getCellRangeByName("N8:R8") 'Accès dans cette feuille à une plage par son nom
	Plage7 = Feuille.getCellRangeByName("N12:R12") 'Accès dans cette feuille à une plage par son nom
	Plage8 = Feuille.getCellRangeByName("N16:X16") 'Accès dans cette feuille à une plage par son nom
	Plage9 = Feuille.getCellRangeByName("N19:R19") 'Accès dans cette feuille à une plage par son nom
	Plage10 = Feuille.getCellRangeByName("N25:R25") 'Accès dans cette feuille à une plage par son nom

	Plage1.clearContents(5) 'Efface plage avec format nombre + texte
	Plage2.clearContents(5) 'Efface plage avec format nombre + texte
	Plage3.clearContents(5) 'Efface plage avec format nombre + texte
	Plage4.clearContents(5) 'Efface plage avec format nombre + texte
	Plage5.clearContents(5) 'Efface plage avec format nombre + texte
	Plage6.clearContents(5) 'Efface plage avec format nombre + texte
	Plage7.clearContents(5) 'Efface plage avec format nombre + texte
	Plage8.clearContents(5) 'Efface plage avec format nombre + texte
	Plage9.clearContents(5) 'Efface plage avec format nombre + texte
	Plage10.clearContents(5) 'Efface plage avec format nombre + texte

	Feuille.GetCellRangeByName("D8").String = ""
	Feuille.GetCellRangeByName("F8").String = ""
	Feuille.GetCellRangeByName("H8").String = ""
	Feuille.GetCellRangeByName("F9").String = ""
	Feuille.GetCellRangeByName("E22").String = ""
	Feuille.GetCellRangeByName("G22").String = ""
	Feuille.GetCellRangeByName("O20").String = ""
	Feuille.GetCellRangeByName("Q20").String = ""
End Sub

rem purge nombres saisis |x|
Sub RAZ_Abs_x()
	Dim Feuille as Object, Plage1 as Object, Plage2 as Object, Plage3 as Object
	Feuille = thisComponent.Sheets.getByName("|x|") 'Accès dans ce classeur à une feuille par son nom
	Plage1 = Feuille.getCellRangeByName("E5:I5") 'Accès dans cette feuille à une plage par son nom
	Plage2 = Feuille.getCellRangeByName("E12:O12") 'Accès dans cette feuille à une plage par son nom
	Plage3 = Feuille.getCellRangeByName("E23:O23") 'Accès dans cette feuille à une plage par son nom
	Plage1.clearContents(5) 'Efface plage avec format nombre + texte
	Plage2.clearContents(5) 'Efface plage avec format nombre + texte
	Plage3.clearContents(5) 'Efface plage avec format nombre + texte

	Feuille.GetCellRangeByName("P4").String = ""
	Feuille.GetCellRangeByName("N6").String = ""
	Feuille.GetCellRangeByName("P6").String = ""
	Feuille.GetCellRangeByName("R6").String = ""

	Feuille.GetCellRangeByName("H15").String = ""
	Feuille.GetCellRangeByName("E16").String = ""
	Feuille.GetCellRangeByName("G16").String = ""
	Feuille.GetCellRangeByName("K16").String = ""
	Feuille.GetCellRangeByName("F17").String = ""
	Feuille.GetCellRangeByName("H17").String = ""
	Feuille.GetCellRangeByName("J17").String = ""

	Feuille.GetCellRangeByName("H26").String = ""
	Feuille.GetCellRangeByName("E27").String = ""
	Feuille.GetCellRangeByName("G27").String = ""
	Feuille.GetCellRangeByName("K27").String = ""
	Feuille.GetCellRangeByName("F28").String = ""
	Feuille.GetCellRangeByName("H28").String = ""
	Feuille.GetCellRangeByName("J28").String = ""
End Sub

rem purge nombres saisis 2nd ° Seconde N1
Sub RAZ_2nd_Seconde_N1()
	Dim Feuille as Object
	Feuille = thisComponent.Sheets.getByName("2nd ° Seconde N1")
	Feuille.GetCellRangeByName("B7").String = ""
	Feuille.GetCellRangeByName("E7").String = ""
	Feuille.GetCellRangeByName("F7").String = ""
	Feuille.GetCellRangeByName("I7").String = ""
	Feuille.GetCellRangeByName("J7").String = ""

	Feuille.GetCellRangeByName("B9").String = ""
	Feuille.GetCellRangeByName("F9").String = ""
	Feuille.GetCellRangeByName("G9").String = ""
	Feuille.GetCellRangeByName("I9").String = ""
	Feuille.GetCellRangeByName("J9").String = ""
	Feuille.GetCellRangeByName("L9").String = ""
	Feuille.GetCellRangeByName("M9").String = ""

	Feuille.GetCellRangeByName("B11").String = ""
	Feuille.GetCellRangeByName("E11").String = ""
	Feuille.GetCellRangeByName("F11").String = ""
	Feuille.GetCellRangeByName("H11").String = ""
	Feuille.GetCellRangeByName("I11").String = ""
	Feuille.GetCellRangeByName("J11").String = ""
	Feuille.GetCellRangeByName("K11").String = ""

	Feuille.GetCellRangeByName("B13").String = ""
	Feuille.GetCellRangeByName("E13").String = ""
	Feuille.GetCellRangeByName("F13").String = ""
	Feuille.GetCellRangeByName("H13").String = ""
	Feuille.GetCellRangeByName("I13").String = ""

	Feuille.GetCellRangeByName("D15").String = ""
	Feuille.GetCellRangeByName("G15").String = ""	
End Sub

rem purge nombres 2nd ° Seconde N2
Sub RAZ_2nd_Seconde_N2()
	Dim Feuille as Object
	Feuille = thisComponent.Sheets.getByName("2nd ° Seconde N2")
	Feuille.GetCellRangeByName("G7").String = ""
	Feuille.GetCellRangeByName("B8").String = ""
	Feuille.GetCellRangeByName("F8").String = ""
	Feuille.GetCellRangeByName("J8").String = ""
	Feuille.GetCellRangeByName("K8").String = ""
	Feuille.GetCellRangeByName("G9").String = ""

	Feuille.GetCellRangeByName("G11").String = ""
	Feuille.GetCellRangeByName("J11").String = ""
	Feuille.GetCellRangeByName("B12").String = ""
	Feuille.GetCellRangeByName("F12").String = ""
	Feuille.GetCellRangeByName("I12").String = ""
	Feuille.GetCellRangeByName("L12").String = ""
	Feuille.GetCellRangeByName("M12").String = ""
	Feuille.GetCellRangeByName("G13").String = ""
	Feuille.GetCellRangeByName("J13").String = ""

	Feuille.GetCellRangeByName("F15").String = ""
	Feuille.GetCellRangeByName("I15").String = ""
	Feuille.GetCellRangeByName("B16").String = ""
	Feuille.GetCellRangeByName("E16").String = ""
	Feuille.GetCellRangeByName("H16").String = ""
	Feuille.GetCellRangeByName("J16").String = ""
	Feuille.GetCellRangeByName("K16").String = ""
	Feuille.GetCellRangeByName("F17").String = ""
	Feuille.GetCellRangeByName("I17").String = ""

	Feuille.GetCellRangeByName("F19").String = ""
	Feuille.GetCellRangeByName("I19").String = ""
	Feuille.GetCellRangeByName("B20").String = ""
	Feuille.GetCellRangeByName("E20").String = ""
	Feuille.GetCellRangeByName("H20").String = ""
	Feuille.GetCellRangeByName("F21").String = ""
	Feuille.GetCellRangeByName("I21").String = ""

	Feuille.GetCellRangeByName("E23").String = ""
	Feuille.GetCellRangeByName("I23").String = ""
	Feuille.GetCellRangeByName("D24").String = ""
	Feuille.GetCellRangeByName("H24").String = ""
	Feuille.GetCellRangeByName("E25").String = ""
	Feuille.GetCellRangeByName("I25").String = ""
End Sub

rem purge nombres saisis Homographique N1
Sub RAZ_Homographique_N1()
	Dim Feuille as Object
	Feuille = thisComponent.Sheets.getByName("Homographique N1")
	Feuille.GetCellRangeByName("B8").String = ""
	Feuille.GetCellRangeByName("E8").String = ""
	Feuille.GetCellRangeByName("F8").String = ""
	Feuille.GetCellRangeByName("H8").String = ""
	Feuille.GetCellRangeByName("I8").String = ""
	Feuille.GetCellRangeByName("J8").String = ""
	Feuille.GetCellRangeByName("K8").String = ""
	Feuille.GetCellRangeByName("F10").String = ""
	Feuille.GetCellRangeByName("G10").String = ""

	Feuille.GetCellRangeByName("B12").String = ""
	Feuille.GetCellRangeByName("E12").String = ""
	Feuille.GetCellRangeByName("F12").String = ""
	Feuille.GetCellRangeByName("H12").String = ""
	Feuille.GetCellRangeByName("I12").String = ""
	Feuille.GetCellRangeByName("F14").String = ""
	Feuille.GetCellRangeByName("G14").String = ""

	Feuille.GetCellRangeByName("B16").String = ""
	Feuille.GetCellRangeByName("E16").String = ""
	Feuille.GetCellRangeByName("F16").String = ""
	Feuille.GetCellRangeByName("K16").String = ""
	Feuille.GetCellRangeByName("H17").String = ""
	Feuille.GetCellRangeByName("E18").String = ""
	Feuille.GetCellRangeByName("F18").String = ""
	Feuille.GetCellRangeByName("K18").String = ""
	Feuille.GetCellRangeByName("L18").String = ""

	Feuille.GetCellRangeByName("F20").String = ""
	Feuille.GetCellRangeByName("B21").String = ""
	Feuille.GetCellRangeByName("C21").String = ""
	Feuille.GetCellRangeByName("F22").String = ""
	Feuille.GetCellRangeByName("G22").String = ""

	Feuille.GetCellRangeByName("C24").String = ""
	Feuille.GetCellRangeByName("F24").String = ""
End Sub

rem purge nombres saisis Homographique N2
Sub RAZ_Homographique_N2()
	Dim Feuille as Object
	Feuille = thisComponent.Sheets.getByName("Homographique N2")
	Feuille.GetCellRangeByName("B8").String = ""
	Feuille.GetCellRangeByName("J8").String = ""
	Feuille.GetCellRangeByName("D9").String = ""
	Feuille.GetCellRangeByName("F9").String = ""
	Feuille.GetCellRangeByName("G9").String = ""
	Feuille.GetCellRangeByName("I9").String = ""
	Feuille.GetCellRangeByName("K9").String = ""
	Feuille.GetCellRangeByName("L9").String = ""
	Feuille.GetCellRangeByName("B10").String = ""
	Feuille.GetCellRangeByName("J10").String = ""
	Feuille.GetCellRangeByName("E12").String = ""
	Feuille.GetCellRangeByName("G12").String = ""
	Feuille.GetCellRangeByName("H12").String = ""
	
	Feuille.GetCellRangeByName("B14").String = ""
	Feuille.GetCellRangeByName("J14").String = ""
	Feuille.GetCellRangeByName("D15").String = ""
	Feuille.GetCellRangeByName("F15").String = ""
	Feuille.GetCellRangeByName("G15").String = ""
	Feuille.GetCellRangeByName("I15").String = ""
	Feuille.GetCellRangeByName("B16").String = ""
	Feuille.GetCellRangeByName("J16").String = ""
	Feuille.GetCellRangeByName("E18").String = ""
	Feuille.GetCellRangeByName("G18").String = ""
	Feuille.GetCellRangeByName("H18").String = ""

	Feuille.GetCellRangeByName("C20").String = ""
	Feuille.GetCellRangeByName("H20").String = ""
	Feuille.GetCellRangeByName("B21").String = ""
	Feuille.GetCellRangeByName("D21").String = ""
	Feuille.GetCellRangeByName("C22").String = ""
	Feuille.GetCellRangeByName("E22").String = ""
	Feuille.GetCellRangeByName("G22").String = ""
	Feuille.GetCellRangeByName("I22").String = ""
	Feuille.GetCellRangeByName("J22").String = ""

	Feuille.GetCellRangeByName("D24").String = ""
	Feuille.GetCellRangeByName("H24").String = ""
	Feuille.GetCellRangeByName("C25").String = ""
	Feuille.GetCellRangeByName("G25").String = ""
	Feuille.GetCellRangeByName("D26").String = ""
	Feuille.GetCellRangeByName("H26").String = ""
End Sub

rem purge nombres saisis 2nd ° Première G N1
Sub RAZ_2nd_Premiere_G_N1()
	Dim Feuille as Object
	Feuille = thisComponent.Sheets.getByName("2nd ° Première G N1")
	Feuille.GetCellRangeByName("A7").String = ""
	Feuille.GetCellRangeByName("D7").String = ""
	Feuille.GetCellRangeByName("E7").String = ""
	Feuille.GetCellRangeByName("G7").String = ""
	Feuille.GetCellRangeByName("H7").String = ""
	
	Feuille.GetCellRangeByName("A9").String = ""
	Feuille.GetCellRangeByName("E9").String = ""
	Feuille.GetCellRangeByName("F9").String = ""
	Feuille.GetCellRangeByName("H9").String = ""
	Feuille.GetCellRangeByName("I9").String = ""
	Feuille.GetCellRangeByName("J9").String = ""
	Feuille.GetCellRangeByName("K9").String = ""

	Feuille.GetCellRangeByName("A11").String = ""
	Feuille.GetCellRangeByName("E11").String = ""
	Feuille.GetCellRangeByName("F11").String = ""
	Feuille.GetCellRangeByName("H11").String = ""
	Feuille.GetCellRangeByName("I11").String = ""
	
	Feuille.GetCellRangeByName("A13").String = ""
	Feuille.GetCellRangeByName("E13").String = ""
	Feuille.GetCellRangeByName("F13").String = ""
	Feuille.GetCellRangeByName("H13").String = ""
	Feuille.GetCellRangeByName("I13").String = ""

	Feuille.GetCellRangeByName("A15").String = ""
	Feuille.GetCellRangeByName("D15").String = ""
	Feuille.GetCellRangeByName("E15").String = ""
	Feuille.GetCellRangeByName("F15").String = ""
	Feuille.GetCellRangeByName("G15").String = ""
	Feuille.GetCellRangeByName("K15").String = ""
	Feuille.GetCellRangeByName("L15").String = ""
	Feuille.GetCellRangeByName("M15").String = ""
	Feuille.GetCellRangeByName("N15").String = ""

	Feuille.GetCellRangeByName("A17").String = ""
	Feuille.GetCellRangeByName("D17").String = ""
	Feuille.GetCellRangeByName("E17").String = ""
	Feuille.GetCellRangeByName("I17").String = ""
	Feuille.GetCellRangeByName("J17").String = ""
	
	Feuille.GetCellRangeByName("C19").String = ""
	Feuille.GetCellRangeByName("F19").String = ""
End Sub

rem génération nombres aléatoires tous niveaux

PUBLIC Function SK_Alea(Min As Integer,Max As Integer)
'fonctionne dans l'environnement Office, quelle que soit l'application soffice ouverte.
Dim FnIntegree As Object
    FnIntegree= CreateUnoService("com.sun.star.sheet.FunctionAccess")
    SK_Alea=FnIntegree.CallFunction("ALEA.ENTRE.BORNES",array(Min,Max))  
End Function    

Sub Zone_Alea_All()
	Dim Feuille as Object
	Feuille = thisComponent.Sheets.getByName("Données")
	Feuille.GetCellRangeByName("F3").value = SK_Alea(1,4)
	Feuille.GetCellRangeByName("G3").value = SK_Alea(1,4)
	For i = 7 To 25
			Feuille.GetCellByPosition(i,2).value = SK_Alea(1,2)
	Next i
	Feuille.GetCellRangeByName("D7").value = SK_Alea(-15,15)
	Feuille.GetCellRangeByName("D8").value = SK_Alea(-15,15)
	Feuille.GetCellRangeByName("H9").value = SK_Alea(-15,15)
	Feuille.GetCellRangeByName("H10").value = SK_Alea(-15,15)
	Feuille.GetCellRangeByName("B11").value = SK_Alea(-15,15)
	Feuille.GetCellRangeByName("F11").value = Feuille.GetCellRangeByName("B11").value+SK_Alea(1,15)
	Feuille.GetCellRangeByName("E12").value = SK_Alea(-15,5)
	Feuille.GetCellRangeByName("G12").value = Feuille.GetCellRangeByName("E12").value+SK_Alea(1,15)
	Feuille.GetCellRangeByName("B13").value = SK_Alea(-15,15)
	Feuille.GetCellRangeByName("F13").value = Feuille.GetCellRangeByName("B13").value+SK_Alea(1,15)
	Feuille.GetCellRangeByName("B14").value = SK_Alea(-15,15)
	Feuille.GetCellRangeByName("H14").value = Feuille.GetCellRangeByName("B14").value+SK_Alea(1,15)
	Feuille.GetCellRangeByName("B15").value = SK_Alea(-15,15)
	Feuille.GetCellRangeByName("H15").value = Feuille.GetCellRangeByName("B15").value+SK_Alea(1,15)
	Feuille.GetCellRangeByName("G16").value = SK_Alea(-15,15)
	Feuille.GetCellRangeByName("K16").value = Feuille.GetCellRangeByName("G16").value+SK_Alea(1,15)
	Feuille.GetCellRangeByName("B17").value = SK_Alea(-15,15)
	Feuille.GetCellRangeByName("H17").value = Feuille.GetCellRangeByName("B17").value+SK_Alea(1,15)

	For i = 20 to 43
		Feuille.GetCellRangeByName("AH" &amp; i).value = RND()
		Feuille.GetCellRangeByName("AP" &amp; i).value = RND()
	Next i

	If SK_Alea(1,2)=1 Then 
		Feuille.GetCellRangeByName("Q23").value = SK_Alea(1,6)
		Else Feuille.GetCellRangeByName("Q23").value = SK_Alea(-6,-1)
	End If
	If SK_Alea(1,2)=1 Then 
		Feuille.GetCellRangeByName("S23").value = SK_Alea(1,10)
		Else Feuille.GetCellRangeByName("S23").value = SK_Alea(-10,-1)
	End If
	If SK_Alea(1,2)=1 Then 
		Feuille.GetCellRangeByName("T23").value = SK_Alea(1,6)
		Else Feuille.GetCellRangeByName("T23").value = SK_Alea(-6,-1)
	End If
	
	If SK_Alea(1,2)=1 Then 
		Feuille.GetCellRangeByName("S35").value = SK_Alea(1,10)
		Else Feuille.GetCellRangeByName("S35").value = SK_Alea(-10,-1)
	End If

	If SK_Alea(1,2)=1 Then 
		Feuille.GetCellRangeByName("Y59").value = SK_Alea(1,6)
		Else Feuille.GetCellRangeByName("Y59").value = SK_Alea(-6,-1)
	End If
	If SK_Alea(1,2)=1 Then 
		Feuille.GetCellRangeByName("Z59").value = SK_Alea(1,6)
		Else Feuille.GetCellRangeByName("Z59").value = SK_Alea(-6,-1)
	End If
	If SK_Alea(1,2)=1 Then 
		Feuille.GetCellRangeByName("Z61").value = SK_Alea(1,6)
		Else Feuille.GetCellRangeByName("Z61").value = SK_Alea(-6,-1)
	End If
	
	For i = 112 to 117
		Feuille.GetCellRangeByName("A" &amp; i).value = RND()
	Next i
	Feuille.GetCellRangeByName("D112").value = SK_Alea(1,15)
	Feuille.GetCellRangeByName("D113").value = SK_Alea(1,15)
	Feuille.GetCellRangeByName("D114").value = SK_Alea(1,15)
	Feuille.GetCellRangeByName("C115").value = SK_Alea(1,15)
	Feuille.GetCellRangeByName("C116").value = SK_Alea(1,15)
	Feuille.GetCellRangeByName("D117").value = SK_Alea(-10,-1)
	For i = 113 to 116
		Feuille.GetCellRangeByName("G" &amp; i).value = SK_Alea(1,15)
	Next i


	For i = 122 to 127
		Feuille.GetCellRangeByName("A" &amp; i).value = RND()
	Next i
	For i = 129 to 140
		Feuille.GetCellRangeByName("A" &amp; i).value = RND()
	Next i
	For i = 129 to 136
		Feuille.GetCellRangeByName("G" &amp; i).value = SK_Alea(1,15)
	Next i
	For i = 137 to 140
		Feuille.GetCellRangeByName("G" &amp; i).value = SK_Alea(-15,-1)
	Next i

	Feuille.GetCellRangeByName("D122").value = SK_Alea(1,15)
	Feuille.GetCellRangeByName("D123").value = SK_Alea(1,15)
	Feuille.GetCellRangeByName("D124").value = SK_Alea(1,15)
	Feuille.GetCellRangeByName("D125").value = SK_Alea(1,15)
	Feuille.GetCellRangeByName("D126").value = SK_Alea(-10,-1)
	Feuille.GetCellRangeByName("D127").value = SK_Alea(-10,-1)
	Feuille.GetCellRangeByName("D129").value = SK_Alea(1,15)
	Feuille.GetCellRangeByName("D130").value = SK_Alea(1,15)
	Feuille.GetCellRangeByName("D131").value = SK_Alea(1,15)
	Feuille.GetCellRangeByName("D132").value = SK_Alea(1,15)
	Feuille.GetCellRangeByName("C133").value = SK_Alea(1,15)
	Feuille.GetCellRangeByName("C134").value = SK_Alea(1,15)
	Feuille.GetCellRangeByName("C135").value = SK_Alea(1,15)
	Feuille.GetCellRangeByName("C136").value = SK_Alea(1,15)
	Feuille.GetCellRangeByName("D137").value = SK_Alea(1,15)
	Feuille.GetCellRangeByName("D138").value = SK_Alea(1,15)
	Feuille.GetCellRangeByName("D139").value = SK_Alea(1,15)
	Feuille.GetCellRangeByName("D140").value = SK_Alea(1,15)

	If SK_Alea(1,2)=1 Then 
		Feuille.GetCellRangeByName("Q159").value = SK_Alea(1,6)
		Else Feuille.GetCellRangeByName("Q159").value = SK_Alea(-6,-1)
	End If
	If SK_Alea(1,2)=1 Then 
		Feuille.GetCellRangeByName("R163").value = 2*SK_Alea(1,5)
		Else Feuille.GetCellRangeByName("R163").value = -2*SK_Alea(1,5)
	End If
	If SK_Alea(1,2)=1 Then 
		Feuille.GetCellRangeByName("S163").value = 2*SK_Alea(6,9)
		Else Feuille.GetCellRangeByName("S163").value = -2*SK_Alea(6,9)
	End If

	If SK_Alea(1,2)=1 Then 
		Feuille.GetCellRangeByName("S172").value = SK_Alea(1,10)
		Else Feuille.GetCellRangeByName("S172").value = SK_Alea(-10,-1)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AZ"/>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